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27.75pt"/>
    </style:style>
    <style:style style:name="co5" style:family="table-column">
      <style:table-column-properties fo:break-before="auto" style:column-width="33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71.91pt" svg:y="0pt">
            <draw:object draw:notify-on-update-of-ranges="Sheet1.E1:Sheet1.E1 Sheet1.E2:Sheet1.E1002 Sheet1.H1:Sheet1.H1 Sheet1.H2:Sheet1.H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Vdt</text:p>
          </table:table-cell>
          <table:table-cell office:value-type="string" calcext:value-type="string">
            <text:p>V for Plot</text:p>
          </table:table-cell>
        </table:table-row>
        <table:table-row table:style-name="ro1">
          <table:table-cell/>
          <table:table-cell table:style-name="ce1" office:value-type="string" calcext:value-type="string">
            <text:p>V_rest</text:p>
          </table:table-cell>
          <table:table-cell table:style-name="ce3" office:value-type="float" office:value="-65" calcext:value-type="float">
            <text:p>-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table:formula="of:=([.$C$5]-([.F2]-[.$C$2]))/[.$C$6]" office:value-type="float" office:value="2.8" calcext:value-type="float">
            <text:p>2.8</text:p>
          </table:table-cell>
          <table:table-cell table:formula="of:=IF([.F2]&lt;[.$C$3];[.F2];20)" office:value-type="float" office:value="-65" calcext:value-type="float">
            <text:p>-65</text:p>
          </table:table-cell>
        </table:table-row>
        <table:table-row table:style-name="ro1">
          <table:table-cell/>
          <table:table-cell table:style-name="ce1" office:value-type="string" calcext:value-type="string">
            <text:p>V_thre</text:p>
          </table:table-cell>
          <table:table-cell table:style-name="ce3" office:value-type="float" office:value="-40" calcext:value-type="float">
            <text:p>-40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IF([.F2]&gt;[.$C$3];[.$C$4];[.F2]+0.1*[.G2])" office:value-type="float" office:value="-64.72" calcext:value-type="float">
            <text:p>-64.72</text:p>
          </table:table-cell>
          <table:table-cell table:formula="of:=([.$C$5]-([.F3]-[.$C$2]))/[.$C$6]" office:value-type="float" office:value="2.772" calcext:value-type="float">
            <text:p>2.772</text:p>
          </table:table-cell>
          <table:table-cell table:formula="of:=IF([.F3]&lt;[.$C$3];[.F3];20)" office:value-type="float" office:value="-64.72" calcext:value-type="float">
            <text:p>-64.72</text:p>
          </table:table-cell>
        </table:table-row>
        <table:table-row table:style-name="ro1">
          <table:table-cell/>
          <table:table-cell table:style-name="ce1" office:value-type="string" calcext:value-type="string">
            <text:p>V_reset</text:p>
          </table:table-cell>
          <table:table-cell table:style-name="ce3" office:value-type="float" office:value="-70" calcext:value-type="float">
            <text:p>-7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IF([.F3]&gt;[.$C$3];[.$C$4];[.F3]+0.1*[.G3])" office:value-type="float" office:value="-64.4428" calcext:value-type="float">
            <text:p>-64.4428</text:p>
          </table:table-cell>
          <table:table-cell table:formula="of:=([.$C$5]-([.F4]-[.$C$2]))/[.$C$6]" office:value-type="float" office:value="2.74428" calcext:value-type="float">
            <text:p>2.74428</text:p>
          </table:table-cell>
          <table:table-cell table:formula="of:=IF([.F4]&lt;[.$C$3];[.F4];20)" office:value-type="float" office:value="-64.4428" calcext:value-type="float">
            <text:p>-64.4428</text:p>
          </table:table-cell>
        </table:table-row>
        <table:table-row table:style-name="ro1">
          <table:table-cell/>
          <table:table-cell table:style-name="ce1" office:value-type="string" calcext:value-type="string">
            <text:p>I*R</text:p>
          </table:table-cell>
          <table:table-cell table:style-name="ce3" office:value-type="float" office:value="28" calcext:value-type="float">
            <text:p>28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IF([.F4]&gt;[.$C$3];[.$C$4];[.F4]+0.1*[.G4])" office:value-type="float" office:value="-64.168372" calcext:value-type="float">
            <text:p>-64.168372</text:p>
          </table:table-cell>
          <table:table-cell table:formula="of:=([.$C$5]-([.F5]-[.$C$2]))/[.$C$6]" office:value-type="float" office:value="2.7168372" calcext:value-type="float">
            <text:p>2.7168372</text:p>
          </table:table-cell>
          <table:table-cell table:formula="of:=IF([.F5]&lt;[.$C$3];[.F5];20)" office:value-type="float" office:value="-64.168372" calcext:value-type="float">
            <text:p>-64.168372</text:p>
          </table:table-cell>
        </table:table-row>
        <table:table-row table:style-name="ro1">
          <table:table-cell/>
          <table:table-cell table:style-name="ce1" office:value-type="string" calcext:value-type="string">
            <text:p>R*C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IF([.F5]&gt;[.$C$3];[.$C$4];[.F5]+0.1*[.G5])" office:value-type="float" office:value="-63.89668828" calcext:value-type="float">
            <text:p>-63.89668828</text:p>
          </table:table-cell>
          <table:table-cell table:formula="of:=([.$C$5]-([.F6]-[.$C$2]))/[.$C$6]" office:value-type="float" office:value="2.689668828" calcext:value-type="float">
            <text:p>2.689668828</text:p>
          </table:table-cell>
          <table:table-cell table:formula="of:=IF([.F6]&lt;[.$C$3];[.F6];20)" office:value-type="float" office:value="-63.89668828" calcext:value-type="float">
            <text:p>-63.89668828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formula="of:=IF([.F6]&gt;[.$C$3];[.$C$4];[.F6]+0.1*[.G6])" office:value-type="float" office:value="-63.6277213972" calcext:value-type="float">
            <text:p>-63.6277213972</text:p>
          </table:table-cell>
          <table:table-cell table:formula="of:=([.$C$5]-([.F7]-[.$C$2]))/[.$C$6]" office:value-type="float" office:value="2.66277213972" calcext:value-type="float">
            <text:p>2.66277213972</text:p>
          </table:table-cell>
          <table:table-cell table:formula="of:=IF([.F7]&lt;[.$C$3];[.F7];20)" office:value-type="float" office:value="-63.6277213972" calcext:value-type="float">
            <text:p>-63.6277213972</text:p>
          </table:table-cell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formula="of:=IF([.F7]&gt;[.$C$3];[.$C$4];[.F7]+0.1*[.G7])" office:value-type="float" office:value="-63.361444183228" calcext:value-type="float">
            <text:p>-63.361444183228</text:p>
          </table:table-cell>
          <table:table-cell table:formula="of:=([.$C$5]-([.F8]-[.$C$2]))/[.$C$6]" office:value-type="float" office:value="2.6361444183228" calcext:value-type="float">
            <text:p>2.6361444183228</text:p>
          </table:table-cell>
          <table:table-cell table:formula="of:=IF([.F8]&lt;[.$C$3];[.F8];20)" office:value-type="float" office:value="-63.361444183228" calcext:value-type="float">
            <text:p>-63.361444183228</text:p>
          </table:table-cell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formula="of:=IF([.F8]&gt;[.$C$3];[.$C$4];[.F8]+0.1*[.G8])" office:value-type="float" office:value="-63.0978297413957" calcext:value-type="float">
            <text:p>-63.0978297413957</text:p>
          </table:table-cell>
          <table:table-cell table:formula="of:=([.$C$5]-([.F9]-[.$C$2]))/[.$C$6]" office:value-type="float" office:value="2.60978297413957" calcext:value-type="float">
            <text:p>2.60978297413957</text:p>
          </table:table-cell>
          <table:table-cell table:formula="of:=IF([.F9]&lt;[.$C$3];[.F9];20)" office:value-type="float" office:value="-63.0978297413957" calcext:value-type="float">
            <text:p>-63.0978297413957</text:p>
          </table:table-cell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formula="of:=IF([.F9]&gt;[.$C$3];[.$C$4];[.F9]+0.1*[.G9])" office:value-type="float" office:value="-62.8368514439818" calcext:value-type="float">
            <text:p>-62.8368514439818</text:p>
          </table:table-cell>
          <table:table-cell table:formula="of:=([.$C$5]-([.F10]-[.$C$2]))/[.$C$6]" office:value-type="float" office:value="2.58368514439818" calcext:value-type="float">
            <text:p>2.58368514439818</text:p>
          </table:table-cell>
          <table:table-cell table:formula="of:=IF([.F10]&lt;[.$C$3];[.F10];20)" office:value-type="float" office:value="-62.8368514439818" calcext:value-type="float">
            <text:p>-62.8368514439818</text:p>
          </table:table-cell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table:formula="of:=IF([.F10]&gt;[.$C$3];[.$C$4];[.F10]+0.1*[.G10])" office:value-type="float" office:value="-62.578482929542" calcext:value-type="float">
            <text:p>-62.578482929542</text:p>
          </table:table-cell>
          <table:table-cell table:formula="of:=([.$C$5]-([.F11]-[.$C$2]))/[.$C$6]" office:value-type="float" office:value="2.55784829295419" calcext:value-type="float">
            <text:p>2.55784829295419</text:p>
          </table:table-cell>
          <table:table-cell table:formula="of:=IF([.F11]&lt;[.$C$3];[.F11];20)" office:value-type="float" office:value="-62.578482929542" calcext:value-type="float">
            <text:p>-62.578482929542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IF([.F11]&gt;[.$C$3];[.$C$4];[.F11]+0.1*[.G11])" office:value-type="float" office:value="-62.3226981002465" calcext:value-type="float">
            <text:p>-62.3226981002465</text:p>
          </table:table-cell>
          <table:table-cell table:formula="of:=([.$C$5]-([.F12]-[.$C$2]))/[.$C$6]" office:value-type="float" office:value="2.53226981002465" calcext:value-type="float">
            <text:p>2.53226981002465</text:p>
          </table:table-cell>
          <table:table-cell table:formula="of:=IF([.F12]&lt;[.$C$3];[.F12];20)" office:value-type="float" office:value="-62.3226981002465" calcext:value-type="float">
            <text:p>-62.3226981002465</text:p>
          </table:table-cell>
        </table:table-row>
        <table:table-row table:style-name="ro1">
          <table:table-cell table:number-columns-repeated="4"/>
          <table:table-cell office:value-type="float" office:value="1.1" calcext:value-type="float">
            <text:p>1.1</text:p>
          </table:table-cell>
          <table:table-cell table:formula="of:=IF([.F12]&gt;[.$C$3];[.$C$4];[.F12]+0.1*[.G12])" office:value-type="float" office:value="-62.0694711192441" calcext:value-type="float">
            <text:p>-62.0694711192441</text:p>
          </table:table-cell>
          <table:table-cell table:formula="of:=([.$C$5]-([.F13]-[.$C$2]))/[.$C$6]" office:value-type="float" office:value="2.50694711192441" calcext:value-type="float">
            <text:p>2.50694711192441</text:p>
          </table:table-cell>
          <table:table-cell table:formula="of:=IF([.F13]&lt;[.$C$3];[.F13];20)" office:value-type="float" office:value="-62.0694711192441" calcext:value-type="float">
            <text:p>-62.0694711192441</text:p>
          </table:table-cell>
        </table:table-row>
        <table:table-row table:style-name="ro1">
          <table:table-cell table:number-columns-repeated="4"/>
          <table:table-cell office:value-type="float" office:value="1.2" calcext:value-type="float">
            <text:p>1.2</text:p>
          </table:table-cell>
          <table:table-cell table:formula="of:=IF([.F13]&gt;[.$C$3];[.$C$4];[.F13]+0.1*[.G13])" office:value-type="float" office:value="-61.8187764080516" calcext:value-type="float">
            <text:p>-61.8187764080516</text:p>
          </table:table-cell>
          <table:table-cell table:formula="of:=([.$C$5]-([.F14]-[.$C$2]))/[.$C$6]" office:value-type="float" office:value="2.48187764080516" calcext:value-type="float">
            <text:p>2.48187764080516</text:p>
          </table:table-cell>
          <table:table-cell table:formula="of:=IF([.F14]&lt;[.$C$3];[.F14];20)" office:value-type="float" office:value="-61.8187764080516" calcext:value-type="float">
            <text:p>-61.8187764080516</text:p>
          </table:table-cell>
        </table:table-row>
        <table:table-row table:style-name="ro1">
          <table:table-cell table:number-columns-repeated="4"/>
          <table:table-cell office:value-type="float" office:value="1.3" calcext:value-type="float">
            <text:p>1.3</text:p>
          </table:table-cell>
          <table:table-cell table:formula="of:=IF([.F14]&gt;[.$C$3];[.$C$4];[.F14]+0.1*[.G14])" office:value-type="float" office:value="-61.5705886439711" calcext:value-type="float">
            <text:p>-61.5705886439711</text:p>
          </table:table-cell>
          <table:table-cell table:formula="of:=([.$C$5]-([.F15]-[.$C$2]))/[.$C$6]" office:value-type="float" office:value="2.45705886439711" calcext:value-type="float">
            <text:p>2.45705886439711</text:p>
          </table:table-cell>
          <table:table-cell table:formula="of:=IF([.F15]&lt;[.$C$3];[.F15];20)" office:value-type="float" office:value="-61.5705886439711" calcext:value-type="float">
            <text:p>-61.5705886439711</text:p>
          </table:table-cell>
        </table:table-row>
        <table:table-row table:style-name="ro1">
          <table:table-cell table:number-columns-repeated="4"/>
          <table:table-cell office:value-type="float" office:value="1.4" calcext:value-type="float">
            <text:p>1.4</text:p>
          </table:table-cell>
          <table:table-cell table:formula="of:=IF([.F15]&gt;[.$C$3];[.$C$4];[.F15]+0.1*[.G15])" office:value-type="float" office:value="-61.3248827575314" calcext:value-type="float">
            <text:p>-61.3248827575314</text:p>
          </table:table-cell>
          <table:table-cell table:formula="of:=([.$C$5]-([.F16]-[.$C$2]))/[.$C$6]" office:value-type="float" office:value="2.43248827575314" calcext:value-type="float">
            <text:p>2.43248827575314</text:p>
          </table:table-cell>
          <table:table-cell table:formula="of:=IF([.F16]&lt;[.$C$3];[.F16];20)" office:value-type="float" office:value="-61.3248827575314" calcext:value-type="float">
            <text:p>-61.3248827575314</text:p>
          </table:table-cell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table:formula="of:=IF([.F16]&gt;[.$C$3];[.$C$4];[.F16]+0.1*[.G16])" office:value-type="float" office:value="-61.0816339299561" calcext:value-type="float">
            <text:p>-61.0816339299561</text:p>
          </table:table-cell>
          <table:table-cell table:formula="of:=([.$C$5]-([.F17]-[.$C$2]))/[.$C$6]" office:value-type="float" office:value="2.40816339299561" calcext:value-type="float">
            <text:p>2.40816339299561</text:p>
          </table:table-cell>
          <table:table-cell table:formula="of:=IF([.F17]&lt;[.$C$3];[.F17];20)" office:value-type="float" office:value="-61.0816339299561" calcext:value-type="float">
            <text:p>-61.0816339299561</text:p>
          </table:table-cell>
        </table:table-row>
        <table:table-row table:style-name="ro1">
          <table:table-cell table:number-columns-repeated="4"/>
          <table:table-cell office:value-type="float" office:value="1.6" calcext:value-type="float">
            <text:p>1.6</text:p>
          </table:table-cell>
          <table:table-cell table:formula="of:=IF([.F17]&gt;[.$C$3];[.$C$4];[.F17]+0.1*[.G17])" office:value-type="float" office:value="-60.8408175906565" calcext:value-type="float">
            <text:p>-60.8408175906565</text:p>
          </table:table-cell>
          <table:table-cell table:formula="of:=([.$C$5]-([.F18]-[.$C$2]))/[.$C$6]" office:value-type="float" office:value="2.38408175906565" calcext:value-type="float">
            <text:p>2.38408175906565</text:p>
          </table:table-cell>
          <table:table-cell table:formula="of:=IF([.F18]&lt;[.$C$3];[.F18];20)" office:value-type="float" office:value="-60.8408175906565" calcext:value-type="float">
            <text:p>-60.8408175906565</text:p>
          </table:table-cell>
        </table:table-row>
        <table:table-row table:style-name="ro1">
          <table:table-cell table:number-columns-repeated="4"/>
          <table:table-cell office:value-type="float" office:value="1.7" calcext:value-type="float">
            <text:p>1.7</text:p>
          </table:table-cell>
          <table:table-cell table:formula="of:=IF([.F18]&gt;[.$C$3];[.$C$4];[.F18]+0.1*[.G18])" office:value-type="float" office:value="-60.60240941475" calcext:value-type="float">
            <text:p>-60.60240941475</text:p>
          </table:table-cell>
          <table:table-cell table:formula="of:=([.$C$5]-([.F19]-[.$C$2]))/[.$C$6]" office:value-type="float" office:value="2.360240941475" calcext:value-type="float">
            <text:p>2.360240941475</text:p>
          </table:table-cell>
          <table:table-cell table:formula="of:=IF([.F19]&lt;[.$C$3];[.F19];20)" office:value-type="float" office:value="-60.60240941475" calcext:value-type="float">
            <text:p>-60.60240941475</text:p>
          </table:table-cell>
        </table:table-row>
        <table:table-row table:style-name="ro1">
          <table:table-cell table:number-columns-repeated="4"/>
          <table:table-cell office:value-type="float" office:value="1.8" calcext:value-type="float">
            <text:p>1.8</text:p>
          </table:table-cell>
          <table:table-cell table:formula="of:=IF([.F19]&gt;[.$C$3];[.$C$4];[.F19]+0.1*[.G19])" office:value-type="float" office:value="-60.3663853206025" calcext:value-type="float">
            <text:p>-60.3663853206025</text:p>
          </table:table-cell>
          <table:table-cell table:formula="of:=([.$C$5]-([.F20]-[.$C$2]))/[.$C$6]" office:value-type="float" office:value="2.33663853206025" calcext:value-type="float">
            <text:p>2.33663853206025</text:p>
          </table:table-cell>
          <table:table-cell table:formula="of:=IF([.F20]&lt;[.$C$3];[.F20];20)" office:value-type="float" office:value="-60.3663853206025" calcext:value-type="float">
            <text:p>-60.3663853206025</text:p>
          </table:table-cell>
        </table:table-row>
        <table:table-row table:style-name="ro1">
          <table:table-cell table:number-columns-repeated="4"/>
          <table:table-cell office:value-type="float" office:value="1.9" calcext:value-type="float">
            <text:p>1.9</text:p>
          </table:table-cell>
          <table:table-cell table:formula="of:=IF([.F20]&gt;[.$C$3];[.$C$4];[.F20]+0.1*[.G20])" office:value-type="float" office:value="-60.1327214673964" calcext:value-type="float">
            <text:p>-60.1327214673964</text:p>
          </table:table-cell>
          <table:table-cell table:formula="of:=([.$C$5]-([.F21]-[.$C$2]))/[.$C$6]" office:value-type="float" office:value="2.31327214673964" calcext:value-type="float">
            <text:p>2.31327214673964</text:p>
          </table:table-cell>
          <table:table-cell table:formula="of:=IF([.F21]&lt;[.$C$3];[.F21];20)" office:value-type="float" office:value="-60.1327214673964" calcext:value-type="float">
            <text:p>-60.132721467396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IF([.F21]&gt;[.$C$3];[.$C$4];[.F21]+0.1*[.G21])" office:value-type="float" office:value="-59.9013942527225" calcext:value-type="float">
            <text:p>-59.9013942527225</text:p>
          </table:table-cell>
          <table:table-cell table:formula="of:=([.$C$5]-([.F22]-[.$C$2]))/[.$C$6]" office:value-type="float" office:value="2.29013942527225" calcext:value-type="float">
            <text:p>2.29013942527225</text:p>
          </table:table-cell>
          <table:table-cell table:formula="of:=IF([.F22]&lt;[.$C$3];[.F22];20)" office:value-type="float" office:value="-59.9013942527225" calcext:value-type="float">
            <text:p>-59.9013942527225</text:p>
          </table:table-cell>
        </table:table-row>
        <table:table-row table:style-name="ro1">
          <table:table-cell table:number-columns-repeated="4"/>
          <table:table-cell office:value-type="float" office:value="2.1" calcext:value-type="float">
            <text:p>2.1</text:p>
          </table:table-cell>
          <table:table-cell table:formula="of:=IF([.F22]&gt;[.$C$3];[.$C$4];[.F22]+0.1*[.G22])" office:value-type="float" office:value="-59.6723803101952" calcext:value-type="float">
            <text:p>-59.6723803101952</text:p>
          </table:table-cell>
          <table:table-cell table:formula="of:=([.$C$5]-([.F23]-[.$C$2]))/[.$C$6]" office:value-type="float" office:value="2.26723803101952" calcext:value-type="float">
            <text:p>2.26723803101952</text:p>
          </table:table-cell>
          <table:table-cell table:formula="of:=IF([.F23]&lt;[.$C$3];[.F23];20)" office:value-type="float" office:value="-59.6723803101952" calcext:value-type="float">
            <text:p>-59.6723803101952</text:p>
          </table:table-cell>
        </table:table-row>
        <table:table-row table:style-name="ro1">
          <table:table-cell table:number-columns-repeated="4"/>
          <table:table-cell office:value-type="float" office:value="2.2" calcext:value-type="float">
            <text:p>2.2</text:p>
          </table:table-cell>
          <table:table-cell table:formula="of:=IF([.F23]&gt;[.$C$3];[.$C$4];[.F23]+0.1*[.G23])" office:value-type="float" office:value="-59.4456565070933" calcext:value-type="float">
            <text:p>-59.4456565070933</text:p>
          </table:table-cell>
          <table:table-cell table:formula="of:=([.$C$5]-([.F24]-[.$C$2]))/[.$C$6]" office:value-type="float" office:value="2.24456565070933" calcext:value-type="float">
            <text:p>2.24456565070933</text:p>
          </table:table-cell>
          <table:table-cell table:formula="of:=IF([.F24]&lt;[.$C$3];[.F24];20)" office:value-type="float" office:value="-59.4456565070933" calcext:value-type="float">
            <text:p>-59.4456565070933</text:p>
          </table:table-cell>
        </table:table-row>
        <table:table-row table:style-name="ro1">
          <table:table-cell table:number-columns-repeated="4"/>
          <table:table-cell office:value-type="float" office:value="2.3" calcext:value-type="float">
            <text:p>2.3</text:p>
          </table:table-cell>
          <table:table-cell table:formula="of:=IF([.F24]&gt;[.$C$3];[.$C$4];[.F24]+0.1*[.G24])" office:value-type="float" office:value="-59.2211999420224" calcext:value-type="float">
            <text:p>-59.2211999420224</text:p>
          </table:table-cell>
          <table:table-cell table:formula="of:=([.$C$5]-([.F25]-[.$C$2]))/[.$C$6]" office:value-type="float" office:value="2.22211999420224" calcext:value-type="float">
            <text:p>2.22211999420224</text:p>
          </table:table-cell>
          <table:table-cell table:formula="of:=IF([.F25]&lt;[.$C$3];[.F25];20)" office:value-type="float" office:value="-59.2211999420224" calcext:value-type="float">
            <text:p>-59.2211999420224</text:p>
          </table:table-cell>
        </table:table-row>
        <table:table-row table:style-name="ro1">
          <table:table-cell table:number-columns-repeated="4"/>
          <table:table-cell office:value-type="float" office:value="2.4" calcext:value-type="float">
            <text:p>2.4</text:p>
          </table:table-cell>
          <table:table-cell table:formula="of:=IF([.F25]&gt;[.$C$3];[.$C$4];[.F25]+0.1*[.G25])" office:value-type="float" office:value="-58.9989879426021" calcext:value-type="float">
            <text:p>-58.9989879426021</text:p>
          </table:table-cell>
          <table:table-cell table:formula="of:=([.$C$5]-([.F26]-[.$C$2]))/[.$C$6]" office:value-type="float" office:value="2.19989879426021" calcext:value-type="float">
            <text:p>2.19989879426021</text:p>
          </table:table-cell>
          <table:table-cell table:formula="of:=IF([.F26]&lt;[.$C$3];[.F26];20)" office:value-type="float" office:value="-58.9989879426021" calcext:value-type="float">
            <text:p>-58.9989879426021</text:p>
          </table:table-cell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table:formula="of:=IF([.F26]&gt;[.$C$3];[.$C$4];[.F26]+0.1*[.G26])" office:value-type="float" office:value="-58.7789980631761" calcext:value-type="float">
            <text:p>-58.7789980631761</text:p>
          </table:table-cell>
          <table:table-cell table:formula="of:=([.$C$5]-([.F27]-[.$C$2]))/[.$C$6]" office:value-type="float" office:value="2.17789980631761" calcext:value-type="float">
            <text:p>2.17789980631761</text:p>
          </table:table-cell>
          <table:table-cell table:formula="of:=IF([.F27]&lt;[.$C$3];[.F27];20)" office:value-type="float" office:value="-58.7789980631761" calcext:value-type="float">
            <text:p>-58.7789980631761</text:p>
          </table:table-cell>
        </table:table-row>
        <table:table-row table:style-name="ro1">
          <table:table-cell table:number-columns-repeated="4"/>
          <table:table-cell office:value-type="float" office:value="2.6" calcext:value-type="float">
            <text:p>2.6</text:p>
          </table:table-cell>
          <table:table-cell table:formula="of:=IF([.F27]&gt;[.$C$3];[.$C$4];[.F27]+0.1*[.G27])" office:value-type="float" office:value="-58.5612080825443" calcext:value-type="float">
            <text:p>-58.5612080825443</text:p>
          </table:table-cell>
          <table:table-cell table:formula="of:=([.$C$5]-([.F28]-[.$C$2]))/[.$C$6]" office:value-type="float" office:value="2.15612080825443" calcext:value-type="float">
            <text:p>2.15612080825443</text:p>
          </table:table-cell>
          <table:table-cell table:formula="of:=IF([.F28]&lt;[.$C$3];[.F28];20)" office:value-type="float" office:value="-58.5612080825443" calcext:value-type="float">
            <text:p>-58.5612080825443</text:p>
          </table:table-cell>
        </table:table-row>
        <table:table-row table:style-name="ro1">
          <table:table-cell table:number-columns-repeated="4"/>
          <table:table-cell office:value-type="float" office:value="2.7" calcext:value-type="float">
            <text:p>2.7</text:p>
          </table:table-cell>
          <table:table-cell table:formula="of:=IF([.F28]&gt;[.$C$3];[.$C$4];[.F28]+0.1*[.G28])" office:value-type="float" office:value="-58.3455960017189" calcext:value-type="float">
            <text:p>-58.3455960017189</text:p>
          </table:table-cell>
          <table:table-cell table:formula="of:=([.$C$5]-([.F29]-[.$C$2]))/[.$C$6]" office:value-type="float" office:value="2.13455960017189" calcext:value-type="float">
            <text:p>2.13455960017189</text:p>
          </table:table-cell>
          <table:table-cell table:formula="of:=IF([.F29]&lt;[.$C$3];[.F29];20)" office:value-type="float" office:value="-58.3455960017189" calcext:value-type="float">
            <text:p>-58.3455960017189</text:p>
          </table:table-cell>
        </table:table-row>
        <table:table-row table:style-name="ro1">
          <table:table-cell table:number-columns-repeated="4"/>
          <table:table-cell office:value-type="float" office:value="2.8" calcext:value-type="float">
            <text:p>2.8</text:p>
          </table:table-cell>
          <table:table-cell table:formula="of:=IF([.F29]&gt;[.$C$3];[.$C$4];[.F29]+0.1*[.G29])" office:value-type="float" office:value="-58.1321400417017" calcext:value-type="float">
            <text:p>-58.1321400417017</text:p>
          </table:table-cell>
          <table:table-cell table:formula="of:=([.$C$5]-([.F30]-[.$C$2]))/[.$C$6]" office:value-type="float" office:value="2.11321400417017" calcext:value-type="float">
            <text:p>2.11321400417017</text:p>
          </table:table-cell>
          <table:table-cell table:formula="of:=IF([.F30]&lt;[.$C$3];[.F30];20)" office:value-type="float" office:value="-58.1321400417017" calcext:value-type="float">
            <text:p>-58.1321400417017</text:p>
          </table:table-cell>
        </table:table-row>
        <table:table-row table:style-name="ro1">
          <table:table-cell table:number-columns-repeated="4"/>
          <table:table-cell office:value-type="float" office:value="2.9" calcext:value-type="float">
            <text:p>2.9</text:p>
          </table:table-cell>
          <table:table-cell table:formula="of:=IF([.F30]&gt;[.$C$3];[.$C$4];[.F30]+0.1*[.G30])" office:value-type="float" office:value="-57.9208186412847" calcext:value-type="float">
            <text:p>-57.9208186412847</text:p>
          </table:table-cell>
          <table:table-cell table:formula="of:=([.$C$5]-([.F31]-[.$C$2]))/[.$C$6]" office:value-type="float" office:value="2.09208186412847" calcext:value-type="float">
            <text:p>2.09208186412847</text:p>
          </table:table-cell>
          <table:table-cell table:formula="of:=IF([.F31]&lt;[.$C$3];[.F31];20)" office:value-type="float" office:value="-57.9208186412847" calcext:value-type="float">
            <text:p>-57.9208186412847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IF([.F31]&gt;[.$C$3];[.$C$4];[.F31]+0.1*[.G31])" office:value-type="float" office:value="-57.7116104548719" calcext:value-type="float">
            <text:p>-57.7116104548719</text:p>
          </table:table-cell>
          <table:table-cell table:formula="of:=([.$C$5]-([.F32]-[.$C$2]))/[.$C$6]" office:value-type="float" office:value="2.07116104548718" calcext:value-type="float">
            <text:p>2.07116104548718</text:p>
          </table:table-cell>
          <table:table-cell table:formula="of:=IF([.F32]&lt;[.$C$3];[.F32];20)" office:value-type="float" office:value="-57.7116104548719" calcext:value-type="float">
            <text:p>-57.7116104548719</text:p>
          </table:table-cell>
        </table:table-row>
        <table:table-row table:style-name="ro1">
          <table:table-cell table:number-columns-repeated="4"/>
          <table:table-cell office:value-type="float" office:value="3.1" calcext:value-type="float">
            <text:p>3.1</text:p>
          </table:table-cell>
          <table:table-cell table:formula="of:=IF([.F32]&gt;[.$C$3];[.$C$4];[.F32]+0.1*[.G32])" office:value-type="float" office:value="-57.5044943503231" calcext:value-type="float">
            <text:p>-57.5044943503231</text:p>
          </table:table-cell>
          <table:table-cell table:formula="of:=([.$C$5]-([.F33]-[.$C$2]))/[.$C$6]" office:value-type="float" office:value="2.05044943503231" calcext:value-type="float">
            <text:p>2.05044943503231</text:p>
          </table:table-cell>
          <table:table-cell table:formula="of:=IF([.F33]&lt;[.$C$3];[.F33];20)" office:value-type="float" office:value="-57.5044943503231" calcext:value-type="float">
            <text:p>-57.5044943503231</text:p>
          </table:table-cell>
        </table:table-row>
        <table:table-row table:style-name="ro1">
          <table:table-cell table:number-columns-repeated="4"/>
          <table:table-cell office:value-type="float" office:value="3.2" calcext:value-type="float">
            <text:p>3.2</text:p>
          </table:table-cell>
          <table:table-cell table:formula="of:=IF([.F33]&gt;[.$C$3];[.$C$4];[.F33]+0.1*[.G33])" office:value-type="float" office:value="-57.2994494068199" calcext:value-type="float">
            <text:p>-57.2994494068199</text:p>
          </table:table-cell>
          <table:table-cell table:formula="of:=([.$C$5]-([.F34]-[.$C$2]))/[.$C$6]" office:value-type="float" office:value="2.02994494068199" calcext:value-type="float">
            <text:p>2.02994494068199</text:p>
          </table:table-cell>
          <table:table-cell table:formula="of:=IF([.F34]&lt;[.$C$3];[.F34];20)" office:value-type="float" office:value="-57.2994494068199" calcext:value-type="float">
            <text:p>-57.2994494068199</text:p>
          </table:table-cell>
        </table:table-row>
        <table:table-row table:style-name="ro1">
          <table:table-cell table:number-columns-repeated="4"/>
          <table:table-cell office:value-type="float" office:value="3.3" calcext:value-type="float">
            <text:p>3.3</text:p>
          </table:table-cell>
          <table:table-cell table:formula="of:=IF([.F34]&gt;[.$C$3];[.$C$4];[.F34]+0.1*[.G34])" office:value-type="float" office:value="-57.0964549127517" calcext:value-type="float">
            <text:p>-57.0964549127517</text:p>
          </table:table-cell>
          <table:table-cell table:formula="of:=([.$C$5]-([.F35]-[.$C$2]))/[.$C$6]" office:value-type="float" office:value="2.00964549127517" calcext:value-type="float">
            <text:p>2.00964549127517</text:p>
          </table:table-cell>
          <table:table-cell table:formula="of:=IF([.F35]&lt;[.$C$3];[.F35];20)" office:value-type="float" office:value="-57.0964549127517" calcext:value-type="float">
            <text:p>-57.0964549127517</text:p>
          </table:table-cell>
        </table:table-row>
        <table:table-row table:style-name="ro1">
          <table:table-cell table:number-columns-repeated="4"/>
          <table:table-cell office:value-type="float" office:value="3.4" calcext:value-type="float">
            <text:p>3.4</text:p>
          </table:table-cell>
          <table:table-cell table:formula="of:=IF([.F35]&gt;[.$C$3];[.$C$4];[.F35]+0.1*[.G35])" office:value-type="float" office:value="-56.8954903636242" calcext:value-type="float">
            <text:p>-56.8954903636242</text:p>
          </table:table-cell>
          <table:table-cell table:formula="of:=([.$C$5]-([.F36]-[.$C$2]))/[.$C$6]" office:value-type="float" office:value="1.98954903636242" calcext:value-type="float">
            <text:p>1.98954903636242</text:p>
          </table:table-cell>
          <table:table-cell table:formula="of:=IF([.F36]&lt;[.$C$3];[.F36];20)" office:value-type="float" office:value="-56.8954903636242" calcext:value-type="float">
            <text:p>-56.8954903636242</text:p>
          </table:table-cell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table:formula="of:=IF([.F36]&gt;[.$C$3];[.$C$4];[.F36]+0.1*[.G36])" office:value-type="float" office:value="-56.6965354599879" calcext:value-type="float">
            <text:p>-56.6965354599879</text:p>
          </table:table-cell>
          <table:table-cell table:formula="of:=([.$C$5]-([.F37]-[.$C$2]))/[.$C$6]" office:value-type="float" office:value="1.96965354599879" calcext:value-type="float">
            <text:p>1.96965354599879</text:p>
          </table:table-cell>
          <table:table-cell table:formula="of:=IF([.F37]&lt;[.$C$3];[.F37];20)" office:value-type="float" office:value="-56.6965354599879" calcext:value-type="float">
            <text:p>-56.6965354599879</text:p>
          </table:table-cell>
        </table:table-row>
        <table:table-row table:style-name="ro1">
          <table:table-cell table:number-columns-repeated="4"/>
          <table:table-cell office:value-type="float" office:value="3.6" calcext:value-type="float">
            <text:p>3.6</text:p>
          </table:table-cell>
          <table:table-cell table:formula="of:=IF([.F37]&gt;[.$C$3];[.$C$4];[.F37]+0.1*[.G37])" office:value-type="float" office:value="-56.4995701053881" calcext:value-type="float">
            <text:p>-56.4995701053881</text:p>
          </table:table-cell>
          <table:table-cell table:formula="of:=([.$C$5]-([.F38]-[.$C$2]))/[.$C$6]" office:value-type="float" office:value="1.94995701053881" calcext:value-type="float">
            <text:p>1.94995701053881</text:p>
          </table:table-cell>
          <table:table-cell table:formula="of:=IF([.F38]&lt;[.$C$3];[.F38];20)" office:value-type="float" office:value="-56.4995701053881" calcext:value-type="float">
            <text:p>-56.4995701053881</text:p>
          </table:table-cell>
        </table:table-row>
        <table:table-row table:style-name="ro1">
          <table:table-cell table:number-columns-repeated="4"/>
          <table:table-cell office:value-type="float" office:value="3.7" calcext:value-type="float">
            <text:p>3.7</text:p>
          </table:table-cell>
          <table:table-cell table:formula="of:=IF([.F38]&gt;[.$C$3];[.$C$4];[.F38]+0.1*[.G38])" office:value-type="float" office:value="-56.3045744043342" calcext:value-type="float">
            <text:p>-56.3045744043342</text:p>
          </table:table-cell>
          <table:table-cell table:formula="of:=([.$C$5]-([.F39]-[.$C$2]))/[.$C$6]" office:value-type="float" office:value="1.93045744043342" calcext:value-type="float">
            <text:p>1.93045744043342</text:p>
          </table:table-cell>
          <table:table-cell table:formula="of:=IF([.F39]&lt;[.$C$3];[.F39];20)" office:value-type="float" office:value="-56.3045744043342" calcext:value-type="float">
            <text:p>-56.3045744043342</text:p>
          </table:table-cell>
        </table:table-row>
        <table:table-row table:style-name="ro1">
          <table:table-cell table:number-columns-repeated="4"/>
          <table:table-cell office:value-type="float" office:value="3.8" calcext:value-type="float">
            <text:p>3.8</text:p>
          </table:table-cell>
          <table:table-cell table:formula="of:=IF([.F39]&gt;[.$C$3];[.$C$4];[.F39]+0.1*[.G39])" office:value-type="float" office:value="-56.1115286602908" calcext:value-type="float">
            <text:p>-56.1115286602908</text:p>
          </table:table-cell>
          <table:table-cell table:formula="of:=([.$C$5]-([.F40]-[.$C$2]))/[.$C$6]" office:value-type="float" office:value="1.91115286602908" calcext:value-type="float">
            <text:p>1.91115286602908</text:p>
          </table:table-cell>
          <table:table-cell table:formula="of:=IF([.F40]&lt;[.$C$3];[.F40];20)" office:value-type="float" office:value="-56.1115286602908" calcext:value-type="float">
            <text:p>-56.1115286602908</text:p>
          </table:table-cell>
        </table:table-row>
        <table:table-row table:style-name="ro1">
          <table:table-cell table:number-columns-repeated="4"/>
          <table:table-cell office:value-type="float" office:value="3.9" calcext:value-type="float">
            <text:p>3.9</text:p>
          </table:table-cell>
          <table:table-cell table:formula="of:=IF([.F40]&gt;[.$C$3];[.$C$4];[.F40]+0.1*[.G40])" office:value-type="float" office:value="-55.9204133736879" calcext:value-type="float">
            <text:p>-55.9204133736879</text:p>
          </table:table-cell>
          <table:table-cell table:formula="of:=([.$C$5]-([.F41]-[.$C$2]))/[.$C$6]" office:value-type="float" office:value="1.89204133736879" calcext:value-type="float">
            <text:p>1.89204133736879</text:p>
          </table:table-cell>
          <table:table-cell table:formula="of:=IF([.F41]&lt;[.$C$3];[.F41];20)" office:value-type="float" office:value="-55.9204133736879" calcext:value-type="float">
            <text:p>-55.9204133736879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IF([.F41]&gt;[.$C$3];[.$C$4];[.F41]+0.1*[.G41])" office:value-type="float" office:value="-55.731209239951" calcext:value-type="float">
            <text:p>-55.731209239951</text:p>
          </table:table-cell>
          <table:table-cell table:formula="of:=([.$C$5]-([.F42]-[.$C$2]))/[.$C$6]" office:value-type="float" office:value="1.8731209239951" calcext:value-type="float">
            <text:p>1.8731209239951</text:p>
          </table:table-cell>
          <table:table-cell table:formula="of:=IF([.F42]&lt;[.$C$3];[.F42];20)" office:value-type="float" office:value="-55.731209239951" calcext:value-type="float">
            <text:p>-55.731209239951</text:p>
          </table:table-cell>
        </table:table-row>
        <table:table-row table:style-name="ro1">
          <table:table-cell table:number-columns-repeated="4"/>
          <table:table-cell office:value-type="float" office:value="4.1" calcext:value-type="float">
            <text:p>4.1</text:p>
          </table:table-cell>
          <table:table-cell table:formula="of:=IF([.F42]&gt;[.$C$3];[.$C$4];[.F42]+0.1*[.G42])" office:value-type="float" office:value="-55.5438971475515" calcext:value-type="float">
            <text:p>-55.5438971475515</text:p>
          </table:table-cell>
          <table:table-cell table:formula="of:=([.$C$5]-([.F43]-[.$C$2]))/[.$C$6]" office:value-type="float" office:value="1.85438971475515" calcext:value-type="float">
            <text:p>1.85438971475515</text:p>
          </table:table-cell>
          <table:table-cell table:formula="of:=IF([.F43]&lt;[.$C$3];[.F43];20)" office:value-type="float" office:value="-55.5438971475515" calcext:value-type="float">
            <text:p>-55.5438971475515</text:p>
          </table:table-cell>
        </table:table-row>
        <table:table-row table:style-name="ro1">
          <table:table-cell table:number-columns-repeated="4"/>
          <table:table-cell office:value-type="float" office:value="4.2" calcext:value-type="float">
            <text:p>4.2</text:p>
          </table:table-cell>
          <table:table-cell table:formula="of:=IF([.F43]&gt;[.$C$3];[.$C$4];[.F43]+0.1*[.G43])" office:value-type="float" office:value="-55.358458176076" calcext:value-type="float">
            <text:p>-55.358458176076</text:p>
          </table:table-cell>
          <table:table-cell table:formula="of:=([.$C$5]-([.F44]-[.$C$2]))/[.$C$6]" office:value-type="float" office:value="1.8358458176076" calcext:value-type="float">
            <text:p>1.8358458176076</text:p>
          </table:table-cell>
          <table:table-cell table:formula="of:=IF([.F44]&lt;[.$C$3];[.F44];20)" office:value-type="float" office:value="-55.358458176076" calcext:value-type="float">
            <text:p>-55.358458176076</text:p>
          </table:table-cell>
        </table:table-row>
        <table:table-row table:style-name="ro1">
          <table:table-cell table:number-columns-repeated="4"/>
          <table:table-cell office:value-type="float" office:value="4.3" calcext:value-type="float">
            <text:p>4.3</text:p>
          </table:table-cell>
          <table:table-cell table:formula="of:=IF([.F44]&gt;[.$C$3];[.$C$4];[.F44]+0.1*[.G44])" office:value-type="float" office:value="-55.1748735943153" calcext:value-type="float">
            <text:p>-55.1748735943153</text:p>
          </table:table-cell>
          <table:table-cell table:formula="of:=([.$C$5]-([.F45]-[.$C$2]))/[.$C$6]" office:value-type="float" office:value="1.81748735943153" calcext:value-type="float">
            <text:p>1.81748735943153</text:p>
          </table:table-cell>
          <table:table-cell table:formula="of:=IF([.F45]&lt;[.$C$3];[.F45];20)" office:value-type="float" office:value="-55.1748735943153" calcext:value-type="float">
            <text:p>-55.1748735943153</text:p>
          </table:table-cell>
        </table:table-row>
        <table:table-row table:style-name="ro1">
          <table:table-cell table:number-columns-repeated="4"/>
          <table:table-cell office:value-type="float" office:value="4.4" calcext:value-type="float">
            <text:p>4.4</text:p>
          </table:table-cell>
          <table:table-cell table:formula="of:=IF([.F45]&gt;[.$C$3];[.$C$4];[.F45]+0.1*[.G45])" office:value-type="float" office:value="-54.9931248583721" calcext:value-type="float">
            <text:p>-54.9931248583721</text:p>
          </table:table-cell>
          <table:table-cell table:formula="of:=([.$C$5]-([.F46]-[.$C$2]))/[.$C$6]" office:value-type="float" office:value="1.79931248583721" calcext:value-type="float">
            <text:p>1.79931248583721</text:p>
          </table:table-cell>
          <table:table-cell table:formula="of:=IF([.F46]&lt;[.$C$3];[.F46];20)" office:value-type="float" office:value="-54.9931248583721" calcext:value-type="float">
            <text:p>-54.9931248583721</text:p>
          </table:table-cell>
        </table:table-row>
        <table:table-row table:style-name="ro1">
          <table:table-cell table:number-columns-repeated="4"/>
          <table:table-cell office:value-type="float" office:value="4.5" calcext:value-type="float">
            <text:p>4.5</text:p>
          </table:table-cell>
          <table:table-cell table:formula="of:=IF([.F46]&gt;[.$C$3];[.$C$4];[.F46]+0.1*[.G46])" office:value-type="float" office:value="-54.8131936097884" calcext:value-type="float">
            <text:p>-54.8131936097884</text:p>
          </table:table-cell>
          <table:table-cell table:formula="of:=([.$C$5]-([.F47]-[.$C$2]))/[.$C$6]" office:value-type="float" office:value="1.78131936097884" calcext:value-type="float">
            <text:p>1.78131936097884</text:p>
          </table:table-cell>
          <table:table-cell table:formula="of:=IF([.F47]&lt;[.$C$3];[.F47];20)" office:value-type="float" office:value="-54.8131936097884" calcext:value-type="float">
            <text:p>-54.8131936097884</text:p>
          </table:table-cell>
        </table:table-row>
        <table:table-row table:style-name="ro1">
          <table:table-cell table:number-columns-repeated="4"/>
          <table:table-cell office:value-type="float" office:value="4.6" calcext:value-type="float">
            <text:p>4.6</text:p>
          </table:table-cell>
          <table:table-cell table:formula="of:=IF([.F47]&gt;[.$C$3];[.$C$4];[.F47]+0.1*[.G47])" office:value-type="float" office:value="-54.6350616736905" calcext:value-type="float">
            <text:p>-54.6350616736905</text:p>
          </table:table-cell>
          <table:table-cell table:formula="of:=([.$C$5]-([.F48]-[.$C$2]))/[.$C$6]" office:value-type="float" office:value="1.76350616736905" calcext:value-type="float">
            <text:p>1.76350616736905</text:p>
          </table:table-cell>
          <table:table-cell table:formula="of:=IF([.F48]&lt;[.$C$3];[.F48];20)" office:value-type="float" office:value="-54.6350616736905" calcext:value-type="float">
            <text:p>-54.6350616736905</text:p>
          </table:table-cell>
        </table:table-row>
        <table:table-row table:style-name="ro1">
          <table:table-cell table:number-columns-repeated="4"/>
          <table:table-cell office:value-type="float" office:value="4.7" calcext:value-type="float">
            <text:p>4.7</text:p>
          </table:table-cell>
          <table:table-cell table:formula="of:=IF([.F48]&gt;[.$C$3];[.$C$4];[.F48]+0.1*[.G48])" office:value-type="float" office:value="-54.4587110569536" calcext:value-type="float">
            <text:p>-54.4587110569536</text:p>
          </table:table-cell>
          <table:table-cell table:formula="of:=([.$C$5]-([.F49]-[.$C$2]))/[.$C$6]" office:value-type="float" office:value="1.74587110569536" calcext:value-type="float">
            <text:p>1.74587110569536</text:p>
          </table:table-cell>
          <table:table-cell table:formula="of:=IF([.F49]&lt;[.$C$3];[.F49];20)" office:value-type="float" office:value="-54.4587110569536" calcext:value-type="float">
            <text:p>-54.4587110569536</text:p>
          </table:table-cell>
        </table:table-row>
        <table:table-row table:style-name="ro1">
          <table:table-cell table:number-columns-repeated="4"/>
          <table:table-cell office:value-type="float" office:value="4.8" calcext:value-type="float">
            <text:p>4.8</text:p>
          </table:table-cell>
          <table:table-cell table:formula="of:=IF([.F49]&gt;[.$C$3];[.$C$4];[.F49]+0.1*[.G49])" office:value-type="float" office:value="-54.2841239463841" calcext:value-type="float">
            <text:p>-54.2841239463841</text:p>
          </table:table-cell>
          <table:table-cell table:formula="of:=([.$C$5]-([.F50]-[.$C$2]))/[.$C$6]" office:value-type="float" office:value="1.72841239463841" calcext:value-type="float">
            <text:p>1.72841239463841</text:p>
          </table:table-cell>
          <table:table-cell table:formula="of:=IF([.F50]&lt;[.$C$3];[.F50];20)" office:value-type="float" office:value="-54.2841239463841" calcext:value-type="float">
            <text:p>-54.2841239463841</text:p>
          </table:table-cell>
        </table:table-row>
        <table:table-row table:style-name="ro1">
          <table:table-cell table:number-columns-repeated="4"/>
          <table:table-cell office:value-type="float" office:value="4.9" calcext:value-type="float">
            <text:p>4.9</text:p>
          </table:table-cell>
          <table:table-cell table:formula="of:=IF([.F50]&gt;[.$C$3];[.$C$4];[.F50]+0.1*[.G50])" office:value-type="float" office:value="-54.1112827069202" calcext:value-type="float">
            <text:p>-54.1112827069202</text:p>
          </table:table-cell>
          <table:table-cell table:formula="of:=([.$C$5]-([.F51]-[.$C$2]))/[.$C$6]" office:value-type="float" office:value="1.71112827069202" calcext:value-type="float">
            <text:p>1.71112827069202</text:p>
          </table:table-cell>
          <table:table-cell table:formula="of:=IF([.F51]&lt;[.$C$3];[.F51];20)" office:value-type="float" office:value="-54.1112827069202" calcext:value-type="float">
            <text:p>-54.1112827069202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F51]&gt;[.$C$3];[.$C$4];[.F51]+0.1*[.G51])" office:value-type="float" office:value="-53.940169879851" calcext:value-type="float">
            <text:p>-53.940169879851</text:p>
          </table:table-cell>
          <table:table-cell table:formula="of:=([.$C$5]-([.F52]-[.$C$2]))/[.$C$6]" office:value-type="float" office:value="1.6940169879851" calcext:value-type="float">
            <text:p>1.6940169879851</text:p>
          </table:table-cell>
          <table:table-cell table:formula="of:=IF([.F52]&lt;[.$C$3];[.F52];20)" office:value-type="float" office:value="-53.940169879851" calcext:value-type="float">
            <text:p>-53.940169879851</text:p>
          </table:table-cell>
        </table:table-row>
        <table:table-row table:style-name="ro1">
          <table:table-cell table:number-columns-repeated="4"/>
          <table:table-cell office:value-type="float" office:value="5.1" calcext:value-type="float">
            <text:p>5.1</text:p>
          </table:table-cell>
          <table:table-cell table:formula="of:=IF([.F52]&gt;[.$C$3];[.$C$4];[.F52]+0.1*[.G52])" office:value-type="float" office:value="-53.7707681810525" calcext:value-type="float">
            <text:p>-53.7707681810525</text:p>
          </table:table-cell>
          <table:table-cell table:formula="of:=([.$C$5]-([.F53]-[.$C$2]))/[.$C$6]" office:value-type="float" office:value="1.67707681810525" calcext:value-type="float">
            <text:p>1.67707681810525</text:p>
          </table:table-cell>
          <table:table-cell table:formula="of:=IF([.F53]&lt;[.$C$3];[.F53];20)" office:value-type="float" office:value="-53.7707681810525" calcext:value-type="float">
            <text:p>-53.7707681810525</text:p>
          </table:table-cell>
        </table:table-row>
        <table:table-row table:style-name="ro1">
          <table:table-cell table:number-columns-repeated="4"/>
          <table:table-cell office:value-type="float" office:value="5.2" calcext:value-type="float">
            <text:p>5.2</text:p>
          </table:table-cell>
          <table:table-cell table:formula="of:=IF([.F53]&gt;[.$C$3];[.$C$4];[.F53]+0.1*[.G53])" office:value-type="float" office:value="-53.603060499242" calcext:value-type="float">
            <text:p>-53.603060499242</text:p>
          </table:table-cell>
          <table:table-cell table:formula="of:=([.$C$5]-([.F54]-[.$C$2]))/[.$C$6]" office:value-type="float" office:value="1.6603060499242" calcext:value-type="float">
            <text:p>1.6603060499242</text:p>
          </table:table-cell>
          <table:table-cell table:formula="of:=IF([.F54]&lt;[.$C$3];[.F54];20)" office:value-type="float" office:value="-53.603060499242" calcext:value-type="float">
            <text:p>-53.603060499242</text:p>
          </table:table-cell>
        </table:table-row>
        <table:table-row table:style-name="ro1">
          <table:table-cell table:number-columns-repeated="4"/>
          <table:table-cell office:value-type="float" office:value="5.3" calcext:value-type="float">
            <text:p>5.3</text:p>
          </table:table-cell>
          <table:table-cell table:formula="of:=IF([.F54]&gt;[.$C$3];[.$C$4];[.F54]+0.1*[.G54])" office:value-type="float" office:value="-53.4370298942496" calcext:value-type="float">
            <text:p>-53.4370298942496</text:p>
          </table:table-cell>
          <table:table-cell table:formula="of:=([.$C$5]-([.F55]-[.$C$2]))/[.$C$6]" office:value-type="float" office:value="1.64370298942496" calcext:value-type="float">
            <text:p>1.64370298942496</text:p>
          </table:table-cell>
          <table:table-cell table:formula="of:=IF([.F55]&lt;[.$C$3];[.F55];20)" office:value-type="float" office:value="-53.4370298942496" calcext:value-type="float">
            <text:p>-53.4370298942496</text:p>
          </table:table-cell>
        </table:table-row>
        <table:table-row table:style-name="ro1">
          <table:table-cell table:number-columns-repeated="4"/>
          <table:table-cell office:value-type="float" office:value="5.4" calcext:value-type="float">
            <text:p>5.4</text:p>
          </table:table-cell>
          <table:table-cell table:formula="of:=IF([.F55]&gt;[.$C$3];[.$C$4];[.F55]+0.1*[.G55])" office:value-type="float" office:value="-53.2726595953071" calcext:value-type="float">
            <text:p>-53.2726595953071</text:p>
          </table:table-cell>
          <table:table-cell table:formula="of:=([.$C$5]-([.F56]-[.$C$2]))/[.$C$6]" office:value-type="float" office:value="1.62726595953071" calcext:value-type="float">
            <text:p>1.62726595953071</text:p>
          </table:table-cell>
          <table:table-cell table:formula="of:=IF([.F56]&lt;[.$C$3];[.F56];20)" office:value-type="float" office:value="-53.2726595953071" calcext:value-type="float">
            <text:p>-53.2726595953071</text:p>
          </table:table-cell>
        </table:table-row>
        <table:table-row table:style-name="ro1">
          <table:table-cell table:number-columns-repeated="4"/>
          <table:table-cell office:value-type="float" office:value="5.5" calcext:value-type="float">
            <text:p>5.5</text:p>
          </table:table-cell>
          <table:table-cell table:formula="of:=IF([.F56]&gt;[.$C$3];[.$C$4];[.F56]+0.1*[.G56])" office:value-type="float" office:value="-53.109932999354" calcext:value-type="float">
            <text:p>-53.109932999354</text:p>
          </table:table-cell>
          <table:table-cell table:formula="of:=([.$C$5]-([.F57]-[.$C$2]))/[.$C$6]" office:value-type="float" office:value="1.6109932999354" calcext:value-type="float">
            <text:p>1.6109932999354</text:p>
          </table:table-cell>
          <table:table-cell table:formula="of:=IF([.F57]&lt;[.$C$3];[.F57];20)" office:value-type="float" office:value="-53.109932999354" calcext:value-type="float">
            <text:p>-53.109932999354</text:p>
          </table:table-cell>
        </table:table-row>
        <table:table-row table:style-name="ro1">
          <table:table-cell table:number-columns-repeated="4"/>
          <table:table-cell office:value-type="float" office:value="5.6" calcext:value-type="float">
            <text:p>5.6</text:p>
          </table:table-cell>
          <table:table-cell table:formula="of:=IF([.F57]&gt;[.$C$3];[.$C$4];[.F57]+0.1*[.G57])" office:value-type="float" office:value="-52.9488336693605" calcext:value-type="float">
            <text:p>-52.9488336693605</text:p>
          </table:table-cell>
          <table:table-cell table:formula="of:=([.$C$5]-([.F58]-[.$C$2]))/[.$C$6]" office:value-type="float" office:value="1.59488336693605" calcext:value-type="float">
            <text:p>1.59488336693605</text:p>
          </table:table-cell>
          <table:table-cell table:formula="of:=IF([.F58]&lt;[.$C$3];[.F58];20)" office:value-type="float" office:value="-52.9488336693605" calcext:value-type="float">
            <text:p>-52.9488336693605</text:p>
          </table:table-cell>
        </table:table-row>
        <table:table-row table:style-name="ro1">
          <table:table-cell table:number-columns-repeated="4"/>
          <table:table-cell office:value-type="float" office:value="5.7" calcext:value-type="float">
            <text:p>5.7</text:p>
          </table:table-cell>
          <table:table-cell table:formula="of:=IF([.F58]&gt;[.$C$3];[.$C$4];[.F58]+0.1*[.G58])" office:value-type="float" office:value="-52.7893453326669" calcext:value-type="float">
            <text:p>-52.7893453326669</text:p>
          </table:table-cell>
          <table:table-cell table:formula="of:=([.$C$5]-([.F59]-[.$C$2]))/[.$C$6]" office:value-type="float" office:value="1.57893453326669" calcext:value-type="float">
            <text:p>1.57893453326669</text:p>
          </table:table-cell>
          <table:table-cell table:formula="of:=IF([.F59]&lt;[.$C$3];[.F59];20)" office:value-type="float" office:value="-52.7893453326669" calcext:value-type="float">
            <text:p>-52.7893453326669</text:p>
          </table:table-cell>
        </table:table-row>
        <table:table-row table:style-name="ro1">
          <table:table-cell table:number-columns-repeated="4"/>
          <table:table-cell office:value-type="float" office:value="5.8" calcext:value-type="float">
            <text:p>5.8</text:p>
          </table:table-cell>
          <table:table-cell table:formula="of:=IF([.F59]&gt;[.$C$3];[.$C$4];[.F59]+0.1*[.G59])" office:value-type="float" office:value="-52.6314518793402" calcext:value-type="float">
            <text:p>-52.6314518793402</text:p>
          </table:table-cell>
          <table:table-cell table:formula="of:=([.$C$5]-([.F60]-[.$C$2]))/[.$C$6]" office:value-type="float" office:value="1.56314518793402" calcext:value-type="float">
            <text:p>1.56314518793402</text:p>
          </table:table-cell>
          <table:table-cell table:formula="of:=IF([.F60]&lt;[.$C$3];[.F60];20)" office:value-type="float" office:value="-52.6314518793402" calcext:value-type="float">
            <text:p>-52.6314518793402</text:p>
          </table:table-cell>
        </table:table-row>
        <table:table-row table:style-name="ro1">
          <table:table-cell table:number-columns-repeated="4"/>
          <table:table-cell office:value-type="float" office:value="5.9" calcext:value-type="float">
            <text:p>5.9</text:p>
          </table:table-cell>
          <table:table-cell table:formula="of:=IF([.F60]&gt;[.$C$3];[.$C$4];[.F60]+0.1*[.G60])" office:value-type="float" office:value="-52.4751373605468" calcext:value-type="float">
            <text:p>-52.4751373605468</text:p>
          </table:table-cell>
          <table:table-cell table:formula="of:=([.$C$5]-([.F61]-[.$C$2]))/[.$C$6]" office:value-type="float" office:value="1.54751373605468" calcext:value-type="float">
            <text:p>1.54751373605468</text:p>
          </table:table-cell>
          <table:table-cell table:formula="of:=IF([.F61]&lt;[.$C$3];[.F61];20)" office:value-type="float" office:value="-52.4751373605468" calcext:value-type="float">
            <text:p>-52.4751373605468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IF([.F61]&gt;[.$C$3];[.$C$4];[.F61]+0.1*[.G61])" office:value-type="float" office:value="-52.3203859869413" calcext:value-type="float">
            <text:p>-52.3203859869413</text:p>
          </table:table-cell>
          <table:table-cell table:formula="of:=([.$C$5]-([.F62]-[.$C$2]))/[.$C$6]" office:value-type="float" office:value="1.53203859869413" calcext:value-type="float">
            <text:p>1.53203859869413</text:p>
          </table:table-cell>
          <table:table-cell table:formula="of:=IF([.F62]&lt;[.$C$3];[.F62];20)" office:value-type="float" office:value="-52.3203859869413" calcext:value-type="float">
            <text:p>-52.3203859869413</text:p>
          </table:table-cell>
        </table:table-row>
        <table:table-row table:style-name="ro1">
          <table:table-cell table:number-columns-repeated="4"/>
          <table:table-cell office:value-type="float" office:value="6.1" calcext:value-type="float">
            <text:p>6.1</text:p>
          </table:table-cell>
          <table:table-cell table:formula="of:=IF([.F62]&gt;[.$C$3];[.$C$4];[.F62]+0.1*[.G62])" office:value-type="float" office:value="-52.1671821270719" calcext:value-type="float">
            <text:p>-52.1671821270719</text:p>
          </table:table-cell>
          <table:table-cell table:formula="of:=([.$C$5]-([.F63]-[.$C$2]))/[.$C$6]" office:value-type="float" office:value="1.51671821270719" calcext:value-type="float">
            <text:p>1.51671821270719</text:p>
          </table:table-cell>
          <table:table-cell table:formula="of:=IF([.F63]&lt;[.$C$3];[.F63];20)" office:value-type="float" office:value="-52.1671821270719" calcext:value-type="float">
            <text:p>-52.1671821270719</text:p>
          </table:table-cell>
        </table:table-row>
        <table:table-row table:style-name="ro1">
          <table:table-cell table:number-columns-repeated="4"/>
          <table:table-cell office:value-type="float" office:value="6.2" calcext:value-type="float">
            <text:p>6.2</text:p>
          </table:table-cell>
          <table:table-cell table:formula="of:=IF([.F63]&gt;[.$C$3];[.$C$4];[.F63]+0.1*[.G63])" office:value-type="float" office:value="-52.0155103058012" calcext:value-type="float">
            <text:p>-52.0155103058012</text:p>
          </table:table-cell>
          <table:table-cell table:formula="of:=([.$C$5]-([.F64]-[.$C$2]))/[.$C$6]" office:value-type="float" office:value="1.50155103058012" calcext:value-type="float">
            <text:p>1.50155103058012</text:p>
          </table:table-cell>
          <table:table-cell table:formula="of:=IF([.F64]&lt;[.$C$3];[.F64];20)" office:value-type="float" office:value="-52.0155103058012" calcext:value-type="float">
            <text:p>-52.0155103058012</text:p>
          </table:table-cell>
        </table:table-row>
        <table:table-row table:style-name="ro1">
          <table:table-cell table:number-columns-repeated="4"/>
          <table:table-cell office:value-type="float" office:value="6.3" calcext:value-type="float">
            <text:p>6.3</text:p>
          </table:table-cell>
          <table:table-cell table:formula="of:=IF([.F64]&gt;[.$C$3];[.$C$4];[.F64]+0.1*[.G64])" office:value-type="float" office:value="-51.8653552027432" calcext:value-type="float">
            <text:p>-51.8653552027432</text:p>
          </table:table-cell>
          <table:table-cell table:formula="of:=([.$C$5]-([.F65]-[.$C$2]))/[.$C$6]" office:value-type="float" office:value="1.48653552027432" calcext:value-type="float">
            <text:p>1.48653552027432</text:p>
          </table:table-cell>
          <table:table-cell table:formula="of:=IF([.F65]&lt;[.$C$3];[.F65];20)" office:value-type="float" office:value="-51.8653552027432" calcext:value-type="float">
            <text:p>-51.8653552027432</text:p>
          </table:table-cell>
        </table:table-row>
        <table:table-row table:style-name="ro1">
          <table:table-cell table:number-columns-repeated="4"/>
          <table:table-cell office:value-type="float" office:value="6.4" calcext:value-type="float">
            <text:p>6.4</text:p>
          </table:table-cell>
          <table:table-cell table:formula="of:=IF([.F65]&gt;[.$C$3];[.$C$4];[.F65]+0.1*[.G65])" office:value-type="float" office:value="-51.7167016507157" calcext:value-type="float">
            <text:p>-51.7167016507157</text:p>
          </table:table-cell>
          <table:table-cell table:formula="of:=([.$C$5]-([.F66]-[.$C$2]))/[.$C$6]" office:value-type="float" office:value="1.47167016507157" calcext:value-type="float">
            <text:p>1.47167016507157</text:p>
          </table:table-cell>
          <table:table-cell table:formula="of:=IF([.F66]&lt;[.$C$3];[.F66];20)" office:value-type="float" office:value="-51.7167016507157" calcext:value-type="float">
            <text:p>-51.7167016507157</text:p>
          </table:table-cell>
        </table:table-row>
        <table:table-row table:style-name="ro1">
          <table:table-cell table:number-columns-repeated="4"/>
          <table:table-cell office:value-type="float" office:value="6.5" calcext:value-type="float">
            <text:p>6.5</text:p>
          </table:table-cell>
          <table:table-cell table:formula="of:=IF([.F66]&gt;[.$C$3];[.$C$4];[.F66]+0.1*[.G66])" office:value-type="float" office:value="-51.5695346342086" calcext:value-type="float">
            <text:p>-51.5695346342086</text:p>
          </table:table-cell>
          <table:table-cell table:formula="of:=([.$C$5]-([.F67]-[.$C$2]))/[.$C$6]" office:value-type="float" office:value="1.45695346342086" calcext:value-type="float">
            <text:p>1.45695346342086</text:p>
          </table:table-cell>
          <table:table-cell table:formula="of:=IF([.F67]&lt;[.$C$3];[.F67];20)" office:value-type="float" office:value="-51.5695346342086" calcext:value-type="float">
            <text:p>-51.5695346342086</text:p>
          </table:table-cell>
        </table:table-row>
        <table:table-row table:style-name="ro1">
          <table:table-cell table:number-columns-repeated="4"/>
          <table:table-cell office:value-type="float" office:value="6.6" calcext:value-type="float">
            <text:p>6.6</text:p>
          </table:table-cell>
          <table:table-cell table:formula="of:=IF([.F67]&gt;[.$C$3];[.$C$4];[.F67]+0.1*[.G67])" office:value-type="float" office:value="-51.4238392878665" calcext:value-type="float">
            <text:p>-51.4238392878665</text:p>
          </table:table-cell>
          <table:table-cell table:formula="of:=([.$C$5]-([.F68]-[.$C$2]))/[.$C$6]" office:value-type="float" office:value="1.44238392878665" calcext:value-type="float">
            <text:p>1.44238392878665</text:p>
          </table:table-cell>
          <table:table-cell table:formula="of:=IF([.F68]&lt;[.$C$3];[.F68];20)" office:value-type="float" office:value="-51.4238392878665" calcext:value-type="float">
            <text:p>-51.4238392878665</text:p>
          </table:table-cell>
        </table:table-row>
        <table:table-row table:style-name="ro1">
          <table:table-cell table:number-columns-repeated="4"/>
          <table:table-cell office:value-type="float" office:value="6.7" calcext:value-type="float">
            <text:p>6.7</text:p>
          </table:table-cell>
          <table:table-cell table:formula="of:=IF([.F68]&gt;[.$C$3];[.$C$4];[.F68]+0.1*[.G68])" office:value-type="float" office:value="-51.2796008949878" calcext:value-type="float">
            <text:p>-51.2796008949878</text:p>
          </table:table-cell>
          <table:table-cell table:formula="of:=([.$C$5]-([.F69]-[.$C$2]))/[.$C$6]" office:value-type="float" office:value="1.42796008949878" calcext:value-type="float">
            <text:p>1.42796008949878</text:p>
          </table:table-cell>
          <table:table-cell table:formula="of:=IF([.F69]&lt;[.$C$3];[.F69];20)" office:value-type="float" office:value="-51.2796008949878" calcext:value-type="float">
            <text:p>-51.2796008949878</text:p>
          </table:table-cell>
        </table:table-row>
        <table:table-row table:style-name="ro1">
          <table:table-cell table:number-columns-repeated="4"/>
          <table:table-cell office:value-type="float" office:value="6.8" calcext:value-type="float">
            <text:p>6.8</text:p>
          </table:table-cell>
          <table:table-cell table:formula="of:=IF([.F69]&gt;[.$C$3];[.$C$4];[.F69]+0.1*[.G69])" office:value-type="float" office:value="-51.136804886038" calcext:value-type="float">
            <text:p>-51.136804886038</text:p>
          </table:table-cell>
          <table:table-cell table:formula="of:=([.$C$5]-([.F70]-[.$C$2]))/[.$C$6]" office:value-type="float" office:value="1.4136804886038" calcext:value-type="float">
            <text:p>1.4136804886038</text:p>
          </table:table-cell>
          <table:table-cell table:formula="of:=IF([.F70]&lt;[.$C$3];[.F70];20)" office:value-type="float" office:value="-51.136804886038" calcext:value-type="float">
            <text:p>-51.136804886038</text:p>
          </table:table-cell>
        </table:table-row>
        <table:table-row table:style-name="ro1">
          <table:table-cell table:number-columns-repeated="4"/>
          <table:table-cell office:value-type="float" office:value="6.9" calcext:value-type="float">
            <text:p>6.9</text:p>
          </table:table-cell>
          <table:table-cell table:formula="of:=IF([.F70]&gt;[.$C$3];[.$C$4];[.F70]+0.1*[.G70])" office:value-type="float" office:value="-50.9954368371776" calcext:value-type="float">
            <text:p>-50.9954368371776</text:p>
          </table:table-cell>
          <table:table-cell table:formula="of:=([.$C$5]-([.F71]-[.$C$2]))/[.$C$6]" office:value-type="float" office:value="1.39954368371776" calcext:value-type="float">
            <text:p>1.39954368371776</text:p>
          </table:table-cell>
          <table:table-cell table:formula="of:=IF([.F71]&lt;[.$C$3];[.F71];20)" office:value-type="float" office:value="-50.9954368371776" calcext:value-type="float">
            <text:p>-50.9954368371776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F71]&gt;[.$C$3];[.$C$4];[.F71]+0.1*[.G71])" office:value-type="float" office:value="-50.8554824688058" calcext:value-type="float">
            <text:p>-50.8554824688058</text:p>
          </table:table-cell>
          <table:table-cell table:formula="of:=([.$C$5]-([.F72]-[.$C$2]))/[.$C$6]" office:value-type="float" office:value="1.38554824688058" calcext:value-type="float">
            <text:p>1.38554824688058</text:p>
          </table:table-cell>
          <table:table-cell table:formula="of:=IF([.F72]&lt;[.$C$3];[.F72];20)" office:value-type="float" office:value="-50.8554824688058" calcext:value-type="float">
            <text:p>-50.8554824688058</text:p>
          </table:table-cell>
        </table:table-row>
        <table:table-row table:style-name="ro1">
          <table:table-cell table:number-columns-repeated="4"/>
          <table:table-cell office:value-type="float" office:value="7.1" calcext:value-type="float">
            <text:p>7.1</text:p>
          </table:table-cell>
          <table:table-cell table:formula="of:=IF([.F72]&gt;[.$C$3];[.$C$4];[.F72]+0.1*[.G72])" office:value-type="float" office:value="-50.7169276441177" calcext:value-type="float">
            <text:p>-50.7169276441177</text:p>
          </table:table-cell>
          <table:table-cell table:formula="of:=([.$C$5]-([.F73]-[.$C$2]))/[.$C$6]" office:value-type="float" office:value="1.37169276441177" calcext:value-type="float">
            <text:p>1.37169276441177</text:p>
          </table:table-cell>
          <table:table-cell table:formula="of:=IF([.F73]&lt;[.$C$3];[.F73];20)" office:value-type="float" office:value="-50.7169276441177" calcext:value-type="float">
            <text:p>-50.7169276441177</text:p>
          </table:table-cell>
        </table:table-row>
        <table:table-row table:style-name="ro1">
          <table:table-cell table:number-columns-repeated="4"/>
          <table:table-cell office:value-type="float" office:value="7.2" calcext:value-type="float">
            <text:p>7.2</text:p>
          </table:table-cell>
          <table:table-cell table:formula="of:=IF([.F73]&gt;[.$C$3];[.$C$4];[.F73]+0.1*[.G73])" office:value-type="float" office:value="-50.5797583676766" calcext:value-type="float">
            <text:p>-50.5797583676766</text:p>
          </table:table-cell>
          <table:table-cell table:formula="of:=([.$C$5]-([.F74]-[.$C$2]))/[.$C$6]" office:value-type="float" office:value="1.35797583676766" calcext:value-type="float">
            <text:p>1.35797583676766</text:p>
          </table:table-cell>
          <table:table-cell table:formula="of:=IF([.F74]&lt;[.$C$3];[.F74];20)" office:value-type="float" office:value="-50.5797583676766" calcext:value-type="float">
            <text:p>-50.5797583676766</text:p>
          </table:table-cell>
        </table:table-row>
        <table:table-row table:style-name="ro1">
          <table:table-cell table:number-columns-repeated="4"/>
          <table:table-cell office:value-type="float" office:value="7.3" calcext:value-type="float">
            <text:p>7.3</text:p>
          </table:table-cell>
          <table:table-cell table:formula="of:=IF([.F74]&gt;[.$C$3];[.$C$4];[.F74]+0.1*[.G74])" office:value-type="float" office:value="-50.4439607839998" calcext:value-type="float">
            <text:p>-50.4439607839998</text:p>
          </table:table-cell>
          <table:table-cell table:formula="of:=([.$C$5]-([.F75]-[.$C$2]))/[.$C$6]" office:value-type="float" office:value="1.34439607839998" calcext:value-type="float">
            <text:p>1.34439607839998</text:p>
          </table:table-cell>
          <table:table-cell table:formula="of:=IF([.F75]&lt;[.$C$3];[.F75];20)" office:value-type="float" office:value="-50.4439607839998" calcext:value-type="float">
            <text:p>-50.4439607839998</text:p>
          </table:table-cell>
        </table:table-row>
        <table:table-row table:style-name="ro1">
          <table:table-cell table:number-columns-repeated="4"/>
          <table:table-cell office:value-type="float" office:value="7.4" calcext:value-type="float">
            <text:p>7.4</text:p>
          </table:table-cell>
          <table:table-cell table:formula="of:=IF([.F75]&gt;[.$C$3];[.$C$4];[.F75]+0.1*[.G75])" office:value-type="float" office:value="-50.3095211761598" calcext:value-type="float">
            <text:p>-50.3095211761598</text:p>
          </table:table-cell>
          <table:table-cell table:formula="of:=([.$C$5]-([.F76]-[.$C$2]))/[.$C$6]" office:value-type="float" office:value="1.33095211761598" calcext:value-type="float">
            <text:p>1.33095211761598</text:p>
          </table:table-cell>
          <table:table-cell table:formula="of:=IF([.F76]&lt;[.$C$3];[.F76];20)" office:value-type="float" office:value="-50.3095211761598" calcext:value-type="float">
            <text:p>-50.3095211761598</text:p>
          </table:table-cell>
        </table:table-row>
        <table:table-row table:style-name="ro1">
          <table:table-cell table:number-columns-repeated="4"/>
          <table:table-cell office:value-type="float" office:value="7.5" calcext:value-type="float">
            <text:p>7.5</text:p>
          </table:table-cell>
          <table:table-cell table:formula="of:=IF([.F76]&gt;[.$C$3];[.$C$4];[.F76]+0.1*[.G76])" office:value-type="float" office:value="-50.1764259643982" calcext:value-type="float">
            <text:p>-50.1764259643982</text:p>
          </table:table-cell>
          <table:table-cell table:formula="of:=([.$C$5]-([.F77]-[.$C$2]))/[.$C$6]" office:value-type="float" office:value="1.31764259643982" calcext:value-type="float">
            <text:p>1.31764259643982</text:p>
          </table:table-cell>
          <table:table-cell table:formula="of:=IF([.F77]&lt;[.$C$3];[.F77];20)" office:value-type="float" office:value="-50.1764259643982" calcext:value-type="float">
            <text:p>-50.1764259643982</text:p>
          </table:table-cell>
        </table:table-row>
        <table:table-row table:style-name="ro1">
          <table:table-cell table:number-columns-repeated="4"/>
          <table:table-cell office:value-type="float" office:value="7.6" calcext:value-type="float">
            <text:p>7.6</text:p>
          </table:table-cell>
          <table:table-cell table:formula="of:=IF([.F77]&gt;[.$C$3];[.$C$4];[.F77]+0.1*[.G77])" office:value-type="float" office:value="-50.0446617047542" calcext:value-type="float">
            <text:p>-50.0446617047542</text:p>
          </table:table-cell>
          <table:table-cell table:formula="of:=([.$C$5]-([.F78]-[.$C$2]))/[.$C$6]" office:value-type="float" office:value="1.30446617047542" calcext:value-type="float">
            <text:p>1.30446617047542</text:p>
          </table:table-cell>
          <table:table-cell table:formula="of:=IF([.F78]&lt;[.$C$3];[.F78];20)" office:value-type="float" office:value="-50.0446617047542" calcext:value-type="float">
            <text:p>-50.0446617047542</text:p>
          </table:table-cell>
        </table:table-row>
        <table:table-row table:style-name="ro1">
          <table:table-cell table:number-columns-repeated="4"/>
          <table:table-cell office:value-type="float" office:value="7.7" calcext:value-type="float">
            <text:p>7.7</text:p>
          </table:table-cell>
          <table:table-cell table:formula="of:=IF([.F78]&gt;[.$C$3];[.$C$4];[.F78]+0.1*[.G78])" office:value-type="float" office:value="-49.9142150877067" calcext:value-type="float">
            <text:p>-49.9142150877067</text:p>
          </table:table-cell>
          <table:table-cell table:formula="of:=([.$C$5]-([.F79]-[.$C$2]))/[.$C$6]" office:value-type="float" office:value="1.29142150877067" calcext:value-type="float">
            <text:p>1.29142150877067</text:p>
          </table:table-cell>
          <table:table-cell table:formula="of:=IF([.F79]&lt;[.$C$3];[.F79];20)" office:value-type="float" office:value="-49.9142150877067" calcext:value-type="float">
            <text:p>-49.9142150877067</text:p>
          </table:table-cell>
        </table:table-row>
        <table:table-row table:style-name="ro1">
          <table:table-cell table:number-columns-repeated="4"/>
          <table:table-cell office:value-type="float" office:value="7.8" calcext:value-type="float">
            <text:p>7.8</text:p>
          </table:table-cell>
          <table:table-cell table:formula="of:=IF([.F79]&gt;[.$C$3];[.$C$4];[.F79]+0.1*[.G79])" office:value-type="float" office:value="-49.7850729368296" calcext:value-type="float">
            <text:p>-49.7850729368296</text:p>
          </table:table-cell>
          <table:table-cell table:formula="of:=([.$C$5]-([.F80]-[.$C$2]))/[.$C$6]" office:value-type="float" office:value="1.27850729368296" calcext:value-type="float">
            <text:p>1.27850729368296</text:p>
          </table:table-cell>
          <table:table-cell table:formula="of:=IF([.F80]&lt;[.$C$3];[.F80];20)" office:value-type="float" office:value="-49.7850729368296" calcext:value-type="float">
            <text:p>-49.7850729368296</text:p>
          </table:table-cell>
        </table:table-row>
        <table:table-row table:style-name="ro1">
          <table:table-cell table:number-columns-repeated="4"/>
          <table:table-cell office:value-type="float" office:value="7.9" calcext:value-type="float">
            <text:p>7.9</text:p>
          </table:table-cell>
          <table:table-cell table:formula="of:=IF([.F80]&gt;[.$C$3];[.$C$4];[.F80]+0.1*[.G80])" office:value-type="float" office:value="-49.6572222074613" calcext:value-type="float">
            <text:p>-49.6572222074613</text:p>
          </table:table-cell>
          <table:table-cell table:formula="of:=([.$C$5]-([.F81]-[.$C$2]))/[.$C$6]" office:value-type="float" office:value="1.26572222074613" calcext:value-type="float">
            <text:p>1.26572222074613</text:p>
          </table:table-cell>
          <table:table-cell table:formula="of:=IF([.F81]&lt;[.$C$3];[.F81];20)" office:value-type="float" office:value="-49.6572222074613" calcext:value-type="float">
            <text:p>-49.6572222074613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F81]&gt;[.$C$3];[.$C$4];[.F81]+0.1*[.G81])" office:value-type="float" office:value="-49.5306499853867" calcext:value-type="float">
            <text:p>-49.5306499853867</text:p>
          </table:table-cell>
          <table:table-cell table:formula="of:=([.$C$5]-([.F82]-[.$C$2]))/[.$C$6]" office:value-type="float" office:value="1.25306499853867" calcext:value-type="float">
            <text:p>1.25306499853867</text:p>
          </table:table-cell>
          <table:table-cell table:formula="of:=IF([.F82]&lt;[.$C$3];[.F82];20)" office:value-type="float" office:value="-49.5306499853867" calcext:value-type="float">
            <text:p>-49.5306499853867</text:p>
          </table:table-cell>
        </table:table-row>
        <table:table-row table:style-name="ro1">
          <table:table-cell table:number-columns-repeated="4"/>
          <table:table-cell office:value-type="float" office:value="8.1" calcext:value-type="float">
            <text:p>8.1</text:p>
          </table:table-cell>
          <table:table-cell table:formula="of:=IF([.F82]&gt;[.$C$3];[.$C$4];[.F82]+0.1*[.G82])" office:value-type="float" office:value="-49.4053434855328" calcext:value-type="float">
            <text:p>-49.4053434855328</text:p>
          </table:table-cell>
          <table:table-cell table:formula="of:=([.$C$5]-([.F83]-[.$C$2]))/[.$C$6]" office:value-type="float" office:value="1.24053434855328" calcext:value-type="float">
            <text:p>1.24053434855328</text:p>
          </table:table-cell>
          <table:table-cell table:formula="of:=IF([.F83]&lt;[.$C$3];[.F83];20)" office:value-type="float" office:value="-49.4053434855328" calcext:value-type="float">
            <text:p>-49.4053434855328</text:p>
          </table:table-cell>
        </table:table-row>
        <table:table-row table:style-name="ro1">
          <table:table-cell table:number-columns-repeated="4"/>
          <table:table-cell office:value-type="float" office:value="8.2" calcext:value-type="float">
            <text:p>8.2</text:p>
          </table:table-cell>
          <table:table-cell table:formula="of:=IF([.F83]&gt;[.$C$3];[.$C$4];[.F83]+0.1*[.G83])" office:value-type="float" office:value="-49.2812900506775" calcext:value-type="float">
            <text:p>-49.2812900506775</text:p>
          </table:table-cell>
          <table:table-cell table:formula="of:=([.$C$5]-([.F84]-[.$C$2]))/[.$C$6]" office:value-type="float" office:value="1.22812900506775" calcext:value-type="float">
            <text:p>1.22812900506775</text:p>
          </table:table-cell>
          <table:table-cell table:formula="of:=IF([.F84]&lt;[.$C$3];[.F84];20)" office:value-type="float" office:value="-49.2812900506775" calcext:value-type="float">
            <text:p>-49.2812900506775</text:p>
          </table:table-cell>
        </table:table-row>
        <table:table-row table:style-name="ro1">
          <table:table-cell table:number-columns-repeated="4"/>
          <table:table-cell office:value-type="float" office:value="8.3" calcext:value-type="float">
            <text:p>8.3</text:p>
          </table:table-cell>
          <table:table-cell table:formula="of:=IF([.F84]&gt;[.$C$3];[.$C$4];[.F84]+0.1*[.G84])" office:value-type="float" office:value="-49.1584771501707" calcext:value-type="float">
            <text:p>-49.1584771501707</text:p>
          </table:table-cell>
          <table:table-cell table:formula="of:=([.$C$5]-([.F85]-[.$C$2]))/[.$C$6]" office:value-type="float" office:value="1.21584771501707" calcext:value-type="float">
            <text:p>1.21584771501707</text:p>
          </table:table-cell>
          <table:table-cell table:formula="of:=IF([.F85]&lt;[.$C$3];[.F85];20)" office:value-type="float" office:value="-49.1584771501707" calcext:value-type="float">
            <text:p>-49.1584771501707</text:p>
          </table:table-cell>
        </table:table-row>
        <table:table-row table:style-name="ro1">
          <table:table-cell table:number-columns-repeated="4"/>
          <table:table-cell office:value-type="float" office:value="8.4" calcext:value-type="float">
            <text:p>8.4</text:p>
          </table:table-cell>
          <table:table-cell table:formula="of:=IF([.F85]&gt;[.$C$3];[.$C$4];[.F85]+0.1*[.G85])" office:value-type="float" office:value="-49.036892378669" calcext:value-type="float">
            <text:p>-49.036892378669</text:p>
          </table:table-cell>
          <table:table-cell table:formula="of:=([.$C$5]-([.F86]-[.$C$2]))/[.$C$6]" office:value-type="float" office:value="1.2036892378669" calcext:value-type="float">
            <text:p>1.2036892378669</text:p>
          </table:table-cell>
          <table:table-cell table:formula="of:=IF([.F86]&lt;[.$C$3];[.F86];20)" office:value-type="float" office:value="-49.036892378669" calcext:value-type="float">
            <text:p>-49.036892378669</text:p>
          </table:table-cell>
        </table:table-row>
        <table:table-row table:style-name="ro1">
          <table:table-cell table:number-columns-repeated="4"/>
          <table:table-cell office:value-type="float" office:value="8.5" calcext:value-type="float">
            <text:p>8.5</text:p>
          </table:table-cell>
          <table:table-cell table:formula="of:=IF([.F86]&gt;[.$C$3];[.$C$4];[.F86]+0.1*[.G86])" office:value-type="float" office:value="-48.9165234548823" calcext:value-type="float">
            <text:p>-48.9165234548823</text:p>
          </table:table-cell>
          <table:table-cell table:formula="of:=([.$C$5]-([.F87]-[.$C$2]))/[.$C$6]" office:value-type="float" office:value="1.19165234548823" calcext:value-type="float">
            <text:p>1.19165234548823</text:p>
          </table:table-cell>
          <table:table-cell table:formula="of:=IF([.F87]&lt;[.$C$3];[.F87];20)" office:value-type="float" office:value="-48.9165234548823" calcext:value-type="float">
            <text:p>-48.9165234548823</text:p>
          </table:table-cell>
        </table:table-row>
        <table:table-row table:style-name="ro1">
          <table:table-cell table:number-columns-repeated="4"/>
          <table:table-cell office:value-type="float" office:value="8.6" calcext:value-type="float">
            <text:p>8.6</text:p>
          </table:table-cell>
          <table:table-cell table:formula="of:=IF([.F87]&gt;[.$C$3];[.$C$4];[.F87]+0.1*[.G87])" office:value-type="float" office:value="-48.7973582203335" calcext:value-type="float">
            <text:p>-48.7973582203335</text:p>
          </table:table-cell>
          <table:table-cell table:formula="of:=([.$C$5]-([.F88]-[.$C$2]))/[.$C$6]" office:value-type="float" office:value="1.17973582203335" calcext:value-type="float">
            <text:p>1.17973582203335</text:p>
          </table:table-cell>
          <table:table-cell table:formula="of:=IF([.F88]&lt;[.$C$3];[.F88];20)" office:value-type="float" office:value="-48.7973582203335" calcext:value-type="float">
            <text:p>-48.7973582203335</text:p>
          </table:table-cell>
        </table:table-row>
        <table:table-row table:style-name="ro1">
          <table:table-cell table:number-columns-repeated="4"/>
          <table:table-cell office:value-type="float" office:value="8.7" calcext:value-type="float">
            <text:p>8.7</text:p>
          </table:table-cell>
          <table:table-cell table:formula="of:=IF([.F88]&gt;[.$C$3];[.$C$4];[.F88]+0.1*[.G88])" office:value-type="float" office:value="-48.6793846381302" calcext:value-type="float">
            <text:p>-48.6793846381302</text:p>
          </table:table-cell>
          <table:table-cell table:formula="of:=([.$C$5]-([.F89]-[.$C$2]))/[.$C$6]" office:value-type="float" office:value="1.16793846381302" calcext:value-type="float">
            <text:p>1.16793846381302</text:p>
          </table:table-cell>
          <table:table-cell table:formula="of:=IF([.F89]&lt;[.$C$3];[.F89];20)" office:value-type="float" office:value="-48.6793846381302" calcext:value-type="float">
            <text:p>-48.6793846381302</text:p>
          </table:table-cell>
        </table:table-row>
        <table:table-row table:style-name="ro1">
          <table:table-cell table:number-columns-repeated="4"/>
          <table:table-cell office:value-type="float" office:value="8.8" calcext:value-type="float">
            <text:p>8.8</text:p>
          </table:table-cell>
          <table:table-cell table:formula="of:=IF([.F89]&gt;[.$C$3];[.$C$4];[.F89]+0.1*[.G89])" office:value-type="float" office:value="-48.5625907917489" calcext:value-type="float">
            <text:p>-48.5625907917489</text:p>
          </table:table-cell>
          <table:table-cell table:formula="of:=([.$C$5]-([.F90]-[.$C$2]))/[.$C$6]" office:value-type="float" office:value="1.15625907917489" calcext:value-type="float">
            <text:p>1.15625907917489</text:p>
          </table:table-cell>
          <table:table-cell table:formula="of:=IF([.F90]&lt;[.$C$3];[.F90];20)" office:value-type="float" office:value="-48.5625907917489" calcext:value-type="float">
            <text:p>-48.5625907917489</text:p>
          </table:table-cell>
        </table:table-row>
        <table:table-row table:style-name="ro1">
          <table:table-cell table:number-columns-repeated="4"/>
          <table:table-cell office:value-type="float" office:value="8.9" calcext:value-type="float">
            <text:p>8.9</text:p>
          </table:table-cell>
          <table:table-cell table:formula="of:=IF([.F90]&gt;[.$C$3];[.$C$4];[.F90]+0.1*[.G90])" office:value-type="float" office:value="-48.4469648838314" calcext:value-type="float">
            <text:p>-48.4469648838314</text:p>
          </table:table-cell>
          <table:table-cell table:formula="of:=([.$C$5]-([.F91]-[.$C$2]))/[.$C$6]" office:value-type="float" office:value="1.14469648838314" calcext:value-type="float">
            <text:p>1.14469648838314</text:p>
          </table:table-cell>
          <table:table-cell table:formula="of:=IF([.F91]&lt;[.$C$3];[.F91];20)" office:value-type="float" office:value="-48.4469648838314" calcext:value-type="float">
            <text:p>-48.4469648838314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IF([.F91]&gt;[.$C$3];[.$C$4];[.F91]+0.1*[.G91])" office:value-type="float" office:value="-48.3324952349931" calcext:value-type="float">
            <text:p>-48.3324952349931</text:p>
          </table:table-cell>
          <table:table-cell table:formula="of:=([.$C$5]-([.F92]-[.$C$2]))/[.$C$6]" office:value-type="float" office:value="1.13324952349931" calcext:value-type="float">
            <text:p>1.13324952349931</text:p>
          </table:table-cell>
          <table:table-cell table:formula="of:=IF([.F92]&lt;[.$C$3];[.F92];20)" office:value-type="float" office:value="-48.3324952349931" calcext:value-type="float">
            <text:p>-48.3324952349931</text:p>
          </table:table-cell>
        </table:table-row>
        <table:table-row table:style-name="ro1">
          <table:table-cell table:number-columns-repeated="4"/>
          <table:table-cell office:value-type="float" office:value="9.1" calcext:value-type="float">
            <text:p>9.1</text:p>
          </table:table-cell>
          <table:table-cell table:formula="of:=IF([.F92]&gt;[.$C$3];[.$C$4];[.F92]+0.1*[.G92])" office:value-type="float" office:value="-48.2191702826431" calcext:value-type="float">
            <text:p>-48.2191702826431</text:p>
          </table:table-cell>
          <table:table-cell table:formula="of:=([.$C$5]-([.F93]-[.$C$2]))/[.$C$6]" office:value-type="float" office:value="1.12191702826431" calcext:value-type="float">
            <text:p>1.12191702826431</text:p>
          </table:table-cell>
          <table:table-cell table:formula="of:=IF([.F93]&lt;[.$C$3];[.F93];20)" office:value-type="float" office:value="-48.2191702826431" calcext:value-type="float">
            <text:p>-48.2191702826431</text:p>
          </table:table-cell>
        </table:table-row>
        <table:table-row table:style-name="ro1">
          <table:table-cell table:number-columns-repeated="4"/>
          <table:table-cell office:value-type="float" office:value="9.2" calcext:value-type="float">
            <text:p>9.2</text:p>
          </table:table-cell>
          <table:table-cell table:formula="of:=IF([.F93]&gt;[.$C$3];[.$C$4];[.F93]+0.1*[.G93])" office:value-type="float" office:value="-48.1069785798167" calcext:value-type="float">
            <text:p>-48.1069785798167</text:p>
          </table:table-cell>
          <table:table-cell table:formula="of:=([.$C$5]-([.F94]-[.$C$2]))/[.$C$6]" office:value-type="float" office:value="1.11069785798167" calcext:value-type="float">
            <text:p>1.11069785798167</text:p>
          </table:table-cell>
          <table:table-cell table:formula="of:=IF([.F94]&lt;[.$C$3];[.F94];20)" office:value-type="float" office:value="-48.1069785798167" calcext:value-type="float">
            <text:p>-48.1069785798167</text:p>
          </table:table-cell>
        </table:table-row>
        <table:table-row table:style-name="ro1">
          <table:table-cell table:number-columns-repeated="4"/>
          <table:table-cell office:value-type="float" office:value="9.3" calcext:value-type="float">
            <text:p>9.3</text:p>
          </table:table-cell>
          <table:table-cell table:formula="of:=IF([.F94]&gt;[.$C$3];[.$C$4];[.F94]+0.1*[.G94])" office:value-type="float" office:value="-47.9959087940186" calcext:value-type="float">
            <text:p>-47.9959087940186</text:p>
          </table:table-cell>
          <table:table-cell table:formula="of:=([.$C$5]-([.F95]-[.$C$2]))/[.$C$6]" office:value-type="float" office:value="1.09959087940185" calcext:value-type="float">
            <text:p>1.09959087940185</text:p>
          </table:table-cell>
          <table:table-cell table:formula="of:=IF([.F95]&lt;[.$C$3];[.F95];20)" office:value-type="float" office:value="-47.9959087940186" calcext:value-type="float">
            <text:p>-47.9959087940186</text:p>
          </table:table-cell>
        </table:table-row>
        <table:table-row table:style-name="ro1">
          <table:table-cell table:number-columns-repeated="4"/>
          <table:table-cell office:value-type="float" office:value="9.4" calcext:value-type="float">
            <text:p>9.4</text:p>
          </table:table-cell>
          <table:table-cell table:formula="of:=IF([.F95]&gt;[.$C$3];[.$C$4];[.F95]+0.1*[.G95])" office:value-type="float" office:value="-47.8859497060784" calcext:value-type="float">
            <text:p>-47.8859497060784</text:p>
          </table:table-cell>
          <table:table-cell table:formula="of:=([.$C$5]-([.F96]-[.$C$2]))/[.$C$6]" office:value-type="float" office:value="1.08859497060784" calcext:value-type="float">
            <text:p>1.08859497060784</text:p>
          </table:table-cell>
          <table:table-cell table:formula="of:=IF([.F96]&lt;[.$C$3];[.F96];20)" office:value-type="float" office:value="-47.8859497060784" calcext:value-type="float">
            <text:p>-47.8859497060784</text:p>
          </table:table-cell>
        </table:table-row>
        <table:table-row table:style-name="ro1">
          <table:table-cell table:number-columns-repeated="4"/>
          <table:table-cell office:value-type="float" office:value="9.5" calcext:value-type="float">
            <text:p>9.5</text:p>
          </table:table-cell>
          <table:table-cell table:formula="of:=IF([.F96]&gt;[.$C$3];[.$C$4];[.F96]+0.1*[.G96])" office:value-type="float" office:value="-47.7770902090176" calcext:value-type="float">
            <text:p>-47.7770902090176</text:p>
          </table:table-cell>
          <table:table-cell table:formula="of:=([.$C$5]-([.F97]-[.$C$2]))/[.$C$6]" office:value-type="float" office:value="1.07770902090176" calcext:value-type="float">
            <text:p>1.07770902090176</text:p>
          </table:table-cell>
          <table:table-cell table:formula="of:=IF([.F97]&lt;[.$C$3];[.F97];20)" office:value-type="float" office:value="-47.7770902090176" calcext:value-type="float">
            <text:p>-47.7770902090176</text:p>
          </table:table-cell>
        </table:table-row>
        <table:table-row table:style-name="ro1">
          <table:table-cell table:number-columns-repeated="4"/>
          <table:table-cell office:value-type="float" office:value="9.6" calcext:value-type="float">
            <text:p>9.6</text:p>
          </table:table-cell>
          <table:table-cell table:formula="of:=IF([.F97]&gt;[.$C$3];[.$C$4];[.F97]+0.1*[.G97])" office:value-type="float" office:value="-47.6693193069274" calcext:value-type="float">
            <text:p>-47.6693193069274</text:p>
          </table:table-cell>
          <table:table-cell table:formula="of:=([.$C$5]-([.F98]-[.$C$2]))/[.$C$6]" office:value-type="float" office:value="1.06693193069274" calcext:value-type="float">
            <text:p>1.06693193069274</text:p>
          </table:table-cell>
          <table:table-cell table:formula="of:=IF([.F98]&lt;[.$C$3];[.F98];20)" office:value-type="float" office:value="-47.6693193069274" calcext:value-type="float">
            <text:p>-47.6693193069274</text:p>
          </table:table-cell>
        </table:table-row>
        <table:table-row table:style-name="ro1">
          <table:table-cell table:number-columns-repeated="4"/>
          <table:table-cell office:value-type="float" office:value="9.7" calcext:value-type="float">
            <text:p>9.7</text:p>
          </table:table-cell>
          <table:table-cell table:formula="of:=IF([.F98]&gt;[.$C$3];[.$C$4];[.F98]+0.1*[.G98])" office:value-type="float" office:value="-47.5626261138581" calcext:value-type="float">
            <text:p>-47.5626261138581</text:p>
          </table:table-cell>
          <table:table-cell table:formula="of:=([.$C$5]-([.F99]-[.$C$2]))/[.$C$6]" office:value-type="float" office:value="1.05626261138581" calcext:value-type="float">
            <text:p>1.05626261138581</text:p>
          </table:table-cell>
          <table:table-cell table:formula="of:=IF([.F99]&lt;[.$C$3];[.F99];20)" office:value-type="float" office:value="-47.5626261138581" calcext:value-type="float">
            <text:p>-47.5626261138581</text:p>
          </table:table-cell>
        </table:table-row>
        <table:table-row table:style-name="ro1">
          <table:table-cell table:number-columns-repeated="4"/>
          <table:table-cell office:value-type="float" office:value="9.8" calcext:value-type="float">
            <text:p>9.8</text:p>
          </table:table-cell>
          <table:table-cell table:formula="of:=IF([.F99]&gt;[.$C$3];[.$C$4];[.F99]+0.1*[.G99])" office:value-type="float" office:value="-47.4569998527196" calcext:value-type="float">
            <text:p>-47.4569998527196</text:p>
          </table:table-cell>
          <table:table-cell table:formula="of:=([.$C$5]-([.F100]-[.$C$2]))/[.$C$6]" office:value-type="float" office:value="1.04569998527195" calcext:value-type="float">
            <text:p>1.04569998527195</text:p>
          </table:table-cell>
          <table:table-cell table:formula="of:=IF([.F100]&lt;[.$C$3];[.F100];20)" office:value-type="float" office:value="-47.4569998527196" calcext:value-type="float">
            <text:p>-47.4569998527196</text:p>
          </table:table-cell>
        </table:table-row>
        <table:table-row table:style-name="ro1">
          <table:table-cell table:number-columns-repeated="4"/>
          <table:table-cell office:value-type="float" office:value="9.9" calcext:value-type="float">
            <text:p>9.9</text:p>
          </table:table-cell>
          <table:table-cell table:formula="of:=IF([.F100]&gt;[.$C$3];[.$C$4];[.F100]+0.1*[.G100])" office:value-type="float" office:value="-47.3524298541924" calcext:value-type="float">
            <text:p>-47.3524298541924</text:p>
          </table:table-cell>
          <table:table-cell table:formula="of:=([.$C$5]-([.F101]-[.$C$2]))/[.$C$6]" office:value-type="float" office:value="1.03524298541924" calcext:value-type="float">
            <text:p>1.03524298541924</text:p>
          </table:table-cell>
          <table:table-cell table:formula="of:=IF([.F101]&lt;[.$C$3];[.F101];20)" office:value-type="float" office:value="-47.3524298541924" calcext:value-type="float">
            <text:p>-47.3524298541924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F101]&gt;[.$C$3];[.$C$4];[.F101]+0.1*[.G101])" office:value-type="float" office:value="-47.2489055556504" calcext:value-type="float">
            <text:p>-47.2489055556504</text:p>
          </table:table-cell>
          <table:table-cell table:formula="of:=([.$C$5]-([.F102]-[.$C$2]))/[.$C$6]" office:value-type="float" office:value="1.02489055556504" calcext:value-type="float">
            <text:p>1.02489055556504</text:p>
          </table:table-cell>
          <table:table-cell table:formula="of:=IF([.F102]&lt;[.$C$3];[.F102];20)" office:value-type="float" office:value="-47.2489055556504" calcext:value-type="float">
            <text:p>-47.2489055556504</text:p>
          </table:table-cell>
        </table:table-row>
        <table:table-row table:style-name="ro1">
          <table:table-cell table:number-columns-repeated="4"/>
          <table:table-cell office:value-type="float" office:value="10.1" calcext:value-type="float">
            <text:p>10.1</text:p>
          </table:table-cell>
          <table:table-cell table:formula="of:=IF([.F102]&gt;[.$C$3];[.$C$4];[.F102]+0.1*[.G102])" office:value-type="float" office:value="-47.1464165000939" calcext:value-type="float">
            <text:p>-47.1464165000939</text:p>
          </table:table-cell>
          <table:table-cell table:formula="of:=([.$C$5]-([.F103]-[.$C$2]))/[.$C$6]" office:value-type="float" office:value="1.01464165000939" calcext:value-type="float">
            <text:p>1.01464165000939</text:p>
          </table:table-cell>
          <table:table-cell table:formula="of:=IF([.F103]&lt;[.$C$3];[.F103];20)" office:value-type="float" office:value="-47.1464165000939" calcext:value-type="float">
            <text:p>-47.1464165000939</text:p>
          </table:table-cell>
        </table:table-row>
        <table:table-row table:style-name="ro1">
          <table:table-cell table:number-columns-repeated="4"/>
          <table:table-cell office:value-type="float" office:value="10.2" calcext:value-type="float">
            <text:p>10.2</text:p>
          </table:table-cell>
          <table:table-cell table:formula="of:=IF([.F103]&gt;[.$C$3];[.$C$4];[.F103]+0.1*[.G103])" office:value-type="float" office:value="-47.044952335093" calcext:value-type="float">
            <text:p>-47.044952335093</text:p>
          </table:table-cell>
          <table:table-cell table:formula="of:=([.$C$5]-([.F104]-[.$C$2]))/[.$C$6]" office:value-type="float" office:value="1.0044952335093" calcext:value-type="float">
            <text:p>1.0044952335093</text:p>
          </table:table-cell>
          <table:table-cell table:formula="of:=IF([.F104]&lt;[.$C$3];[.F104];20)" office:value-type="float" office:value="-47.044952335093" calcext:value-type="float">
            <text:p>-47.044952335093</text:p>
          </table:table-cell>
        </table:table-row>
        <table:table-row table:style-name="ro1">
          <table:table-cell table:number-columns-repeated="4"/>
          <table:table-cell office:value-type="float" office:value="10.3" calcext:value-type="float">
            <text:p>10.3</text:p>
          </table:table-cell>
          <table:table-cell table:formula="of:=IF([.F104]&gt;[.$C$3];[.$C$4];[.F104]+0.1*[.G104])" office:value-type="float" office:value="-46.9445028117421" calcext:value-type="float">
            <text:p>-46.9445028117421</text:p>
          </table:table-cell>
          <table:table-cell table:formula="of:=([.$C$5]-([.F105]-[.$C$2]))/[.$C$6]" office:value-type="float" office:value="0.994450281174206" calcext:value-type="float">
            <text:p>0.994450281174206</text:p>
          </table:table-cell>
          <table:table-cell table:formula="of:=IF([.F105]&lt;[.$C$3];[.F105];20)" office:value-type="float" office:value="-46.9445028117421" calcext:value-type="float">
            <text:p>-46.9445028117421</text:p>
          </table:table-cell>
        </table:table-row>
        <table:table-row table:style-name="ro1">
          <table:table-cell table:number-columns-repeated="4"/>
          <table:table-cell office:value-type="float" office:value="10.4" calcext:value-type="float">
            <text:p>10.4</text:p>
          </table:table-cell>
          <table:table-cell table:formula="of:=IF([.F105]&gt;[.$C$3];[.$C$4];[.F105]+0.1*[.G105])" office:value-type="float" office:value="-46.8450577836246" calcext:value-type="float">
            <text:p>-46.8450577836246</text:p>
          </table:table-cell>
          <table:table-cell table:formula="of:=([.$C$5]-([.F106]-[.$C$2]))/[.$C$6]" office:value-type="float" office:value="0.984505778362463" calcext:value-type="float">
            <text:p>0.984505778362463</text:p>
          </table:table-cell>
          <table:table-cell table:formula="of:=IF([.F106]&lt;[.$C$3];[.F106];20)" office:value-type="float" office:value="-46.8450577836246" calcext:value-type="float">
            <text:p>-46.8450577836246</text:p>
          </table:table-cell>
        </table:table-row>
        <table:table-row table:style-name="ro1">
          <table:table-cell table:number-columns-repeated="4"/>
          <table:table-cell office:value-type="float" office:value="10.5" calcext:value-type="float">
            <text:p>10.5</text:p>
          </table:table-cell>
          <table:table-cell table:formula="of:=IF([.F106]&gt;[.$C$3];[.$C$4];[.F106]+0.1*[.G106])" office:value-type="float" office:value="-46.7466072057884" calcext:value-type="float">
            <text:p>-46.7466072057884</text:p>
          </table:table-cell>
          <table:table-cell table:formula="of:=([.$C$5]-([.F107]-[.$C$2]))/[.$C$6]" office:value-type="float" office:value="0.974660720578839" calcext:value-type="float">
            <text:p>0.974660720578839</text:p>
          </table:table-cell>
          <table:table-cell table:formula="of:=IF([.F107]&lt;[.$C$3];[.F107];20)" office:value-type="float" office:value="-46.7466072057884" calcext:value-type="float">
            <text:p>-46.7466072057884</text:p>
          </table:table-cell>
        </table:table-row>
        <table:table-row table:style-name="ro1">
          <table:table-cell table:number-columns-repeated="4"/>
          <table:table-cell office:value-type="float" office:value="10.6" calcext:value-type="float">
            <text:p>10.6</text:p>
          </table:table-cell>
          <table:table-cell table:formula="of:=IF([.F107]&gt;[.$C$3];[.$C$4];[.F107]+0.1*[.G107])" office:value-type="float" office:value="-46.6491411337305" calcext:value-type="float">
            <text:p>-46.6491411337305</text:p>
          </table:table-cell>
          <table:table-cell table:formula="of:=([.$C$5]-([.F108]-[.$C$2]))/[.$C$6]" office:value-type="float" office:value="0.96491411337305" calcext:value-type="float">
            <text:p>0.96491411337305</text:p>
          </table:table-cell>
          <table:table-cell table:formula="of:=IF([.F108]&lt;[.$C$3];[.F108];20)" office:value-type="float" office:value="-46.6491411337305" calcext:value-type="float">
            <text:p>-46.6491411337305</text:p>
          </table:table-cell>
        </table:table-row>
        <table:table-row table:style-name="ro1">
          <table:table-cell table:number-columns-repeated="4"/>
          <table:table-cell office:value-type="float" office:value="10.7" calcext:value-type="float">
            <text:p>10.7</text:p>
          </table:table-cell>
          <table:table-cell table:formula="of:=IF([.F108]&gt;[.$C$3];[.$C$4];[.F108]+0.1*[.G108])" office:value-type="float" office:value="-46.5526497223932" calcext:value-type="float">
            <text:p>-46.5526497223932</text:p>
          </table:table-cell>
          <table:table-cell table:formula="of:=([.$C$5]-([.F109]-[.$C$2]))/[.$C$6]" office:value-type="float" office:value="0.95526497223932" calcext:value-type="float">
            <text:p>0.95526497223932</text:p>
          </table:table-cell>
          <table:table-cell table:formula="of:=IF([.F109]&lt;[.$C$3];[.F109];20)" office:value-type="float" office:value="-46.5526497223932" calcext:value-type="float">
            <text:p>-46.5526497223932</text:p>
          </table:table-cell>
        </table:table-row>
        <table:table-row table:style-name="ro1">
          <table:table-cell table:number-columns-repeated="4"/>
          <table:table-cell office:value-type="float" office:value="10.8" calcext:value-type="float">
            <text:p>10.8</text:p>
          </table:table-cell>
          <table:table-cell table:formula="of:=IF([.F109]&gt;[.$C$3];[.$C$4];[.F109]+0.1*[.G109])" office:value-type="float" office:value="-46.4571232251693" calcext:value-type="float">
            <text:p>-46.4571232251693</text:p>
          </table:table-cell>
          <table:table-cell table:formula="of:=([.$C$5]-([.F110]-[.$C$2]))/[.$C$6]" office:value-type="float" office:value="0.945712322516927" calcext:value-type="float">
            <text:p>0.945712322516927</text:p>
          </table:table-cell>
          <table:table-cell table:formula="of:=IF([.F110]&lt;[.$C$3];[.F110];20)" office:value-type="float" office:value="-46.4571232251693" calcext:value-type="float">
            <text:p>-46.4571232251693</text:p>
          </table:table-cell>
        </table:table-row>
        <table:table-row table:style-name="ro1">
          <table:table-cell table:number-columns-repeated="4"/>
          <table:table-cell office:value-type="float" office:value="10.9" calcext:value-type="float">
            <text:p>10.9</text:p>
          </table:table-cell>
          <table:table-cell table:formula="of:=IF([.F110]&gt;[.$C$3];[.$C$4];[.F110]+0.1*[.G110])" office:value-type="float" office:value="-46.3625519929176" calcext:value-type="float">
            <text:p>-46.3625519929176</text:p>
          </table:table-cell>
          <table:table-cell table:formula="of:=([.$C$5]-([.F111]-[.$C$2]))/[.$C$6]" office:value-type="float" office:value="0.936255199291757" calcext:value-type="float">
            <text:p>0.936255199291757</text:p>
          </table:table-cell>
          <table:table-cell table:formula="of:=IF([.F111]&lt;[.$C$3];[.F111];20)" office:value-type="float" office:value="-46.3625519929176" calcext:value-type="float">
            <text:p>-46.3625519929176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F111]&gt;[.$C$3];[.$C$4];[.F111]+0.1*[.G111])" office:value-type="float" office:value="-46.2689264729884" calcext:value-type="float">
            <text:p>-46.2689264729884</text:p>
          </table:table-cell>
          <table:table-cell table:formula="of:=([.$C$5]-([.F112]-[.$C$2]))/[.$C$6]" office:value-type="float" office:value="0.92689264729884" calcext:value-type="float">
            <text:p>0.92689264729884</text:p>
          </table:table-cell>
          <table:table-cell table:formula="of:=IF([.F112]&lt;[.$C$3];[.F112];20)" office:value-type="float" office:value="-46.2689264729884" calcext:value-type="float">
            <text:p>-46.2689264729884</text:p>
          </table:table-cell>
        </table:table-row>
        <table:table-row table:style-name="ro1">
          <table:table-cell table:number-columns-repeated="4"/>
          <table:table-cell office:value-type="float" office:value="11.1" calcext:value-type="float">
            <text:p>11.1</text:p>
          </table:table-cell>
          <table:table-cell table:formula="of:=IF([.F112]&gt;[.$C$3];[.$C$4];[.F112]+0.1*[.G112])" office:value-type="float" office:value="-46.1762372082585" calcext:value-type="float">
            <text:p>-46.1762372082585</text:p>
          </table:table-cell>
          <table:table-cell table:formula="of:=([.$C$5]-([.F113]-[.$C$2]))/[.$C$6]" office:value-type="float" office:value="0.917623720825851" calcext:value-type="float">
            <text:p>0.917623720825851</text:p>
          </table:table-cell>
          <table:table-cell table:formula="of:=IF([.F113]&lt;[.$C$3];[.F113];20)" office:value-type="float" office:value="-46.1762372082585" calcext:value-type="float">
            <text:p>-46.1762372082585</text:p>
          </table:table-cell>
        </table:table-row>
        <table:table-row table:style-name="ro1">
          <table:table-cell table:number-columns-repeated="4"/>
          <table:table-cell office:value-type="float" office:value="11.2" calcext:value-type="float">
            <text:p>11.2</text:p>
          </table:table-cell>
          <table:table-cell table:formula="of:=IF([.F113]&gt;[.$C$3];[.$C$4];[.F113]+0.1*[.G113])" office:value-type="float" office:value="-46.0844748361759" calcext:value-type="float">
            <text:p>-46.0844748361759</text:p>
          </table:table-cell>
          <table:table-cell table:formula="of:=([.$C$5]-([.F114]-[.$C$2]))/[.$C$6]" office:value-type="float" office:value="0.908447483617593" calcext:value-type="float">
            <text:p>0.908447483617593</text:p>
          </table:table-cell>
          <table:table-cell table:formula="of:=IF([.F114]&lt;[.$C$3];[.F114];20)" office:value-type="float" office:value="-46.0844748361759" calcext:value-type="float">
            <text:p>-46.0844748361759</text:p>
          </table:table-cell>
        </table:table-row>
        <table:table-row table:style-name="ro1">
          <table:table-cell table:number-columns-repeated="4"/>
          <table:table-cell office:value-type="float" office:value="11.3" calcext:value-type="float">
            <text:p>11.3</text:p>
          </table:table-cell>
          <table:table-cell table:formula="of:=IF([.F114]&gt;[.$C$3];[.$C$4];[.F114]+0.1*[.G114])" office:value-type="float" office:value="-45.9936300878142" calcext:value-type="float">
            <text:p>-45.9936300878142</text:p>
          </table:table-cell>
          <table:table-cell table:formula="of:=([.$C$5]-([.F115]-[.$C$2]))/[.$C$6]" office:value-type="float" office:value="0.899363008781417" calcext:value-type="float">
            <text:p>0.899363008781417</text:p>
          </table:table-cell>
          <table:table-cell table:formula="of:=IF([.F115]&lt;[.$C$3];[.F115];20)" office:value-type="float" office:value="-45.9936300878142" calcext:value-type="float">
            <text:p>-45.9936300878142</text:p>
          </table:table-cell>
        </table:table-row>
        <table:table-row table:style-name="ro1">
          <table:table-cell table:number-columns-repeated="4"/>
          <table:table-cell office:value-type="float" office:value="11.4" calcext:value-type="float">
            <text:p>11.4</text:p>
          </table:table-cell>
          <table:table-cell table:formula="of:=IF([.F115]&gt;[.$C$3];[.$C$4];[.F115]+0.1*[.G115])" office:value-type="float" office:value="-45.903693786936" calcext:value-type="float">
            <text:p>-45.903693786936</text:p>
          </table:table-cell>
          <table:table-cell table:formula="of:=([.$C$5]-([.F116]-[.$C$2]))/[.$C$6]" office:value-type="float" office:value="0.890369378693602" calcext:value-type="float">
            <text:p>0.890369378693602</text:p>
          </table:table-cell>
          <table:table-cell table:formula="of:=IF([.F116]&lt;[.$C$3];[.F116];20)" office:value-type="float" office:value="-45.903693786936" calcext:value-type="float">
            <text:p>-45.903693786936</text:p>
          </table:table-cell>
        </table:table-row>
        <table:table-row table:style-name="ro1">
          <table:table-cell table:number-columns-repeated="4"/>
          <table:table-cell office:value-type="float" office:value="11.5" calcext:value-type="float">
            <text:p>11.5</text:p>
          </table:table-cell>
          <table:table-cell table:formula="of:=IF([.F116]&gt;[.$C$3];[.$C$4];[.F116]+0.1*[.G116])" office:value-type="float" office:value="-45.8146568490667" calcext:value-type="float">
            <text:p>-45.8146568490667</text:p>
          </table:table-cell>
          <table:table-cell table:formula="of:=([.$C$5]-([.F117]-[.$C$2]))/[.$C$6]" office:value-type="float" office:value="0.881465684906667" calcext:value-type="float">
            <text:p>0.881465684906667</text:p>
          </table:table-cell>
          <table:table-cell table:formula="of:=IF([.F117]&lt;[.$C$3];[.F117];20)" office:value-type="float" office:value="-45.8146568490667" calcext:value-type="float">
            <text:p>-45.8146568490667</text:p>
          </table:table-cell>
        </table:table-row>
        <table:table-row table:style-name="ro1">
          <table:table-cell table:number-columns-repeated="4"/>
          <table:table-cell office:value-type="float" office:value="11.6" calcext:value-type="float">
            <text:p>11.6</text:p>
          </table:table-cell>
          <table:table-cell table:formula="of:=IF([.F117]&gt;[.$C$3];[.$C$4];[.F117]+0.1*[.G117])" office:value-type="float" office:value="-45.726510280576" calcext:value-type="float">
            <text:p>-45.726510280576</text:p>
          </table:table-cell>
          <table:table-cell table:formula="of:=([.$C$5]-([.F118]-[.$C$2]))/[.$C$6]" office:value-type="float" office:value="0.8726510280576" calcext:value-type="float">
            <text:p>0.8726510280576</text:p>
          </table:table-cell>
          <table:table-cell table:formula="of:=IF([.F118]&lt;[.$C$3];[.F118];20)" office:value-type="float" office:value="-45.726510280576" calcext:value-type="float">
            <text:p>-45.726510280576</text:p>
          </table:table-cell>
        </table:table-row>
        <table:table-row table:style-name="ro1">
          <table:table-cell table:number-columns-repeated="4"/>
          <table:table-cell office:value-type="float" office:value="11.7" calcext:value-type="float">
            <text:p>11.7</text:p>
          </table:table-cell>
          <table:table-cell table:formula="of:=IF([.F118]&gt;[.$C$3];[.$C$4];[.F118]+0.1*[.G118])" office:value-type="float" office:value="-45.6392451777702" calcext:value-type="float">
            <text:p>-45.6392451777702</text:p>
          </table:table-cell>
          <table:table-cell table:formula="of:=([.$C$5]-([.F119]-[.$C$2]))/[.$C$6]" office:value-type="float" office:value="0.863924517777024" calcext:value-type="float">
            <text:p>0.863924517777024</text:p>
          </table:table-cell>
          <table:table-cell table:formula="of:=IF([.F119]&lt;[.$C$3];[.F119];20)" office:value-type="float" office:value="-45.6392451777702" calcext:value-type="float">
            <text:p>-45.6392451777702</text:p>
          </table:table-cell>
        </table:table-row>
        <table:table-row table:style-name="ro1">
          <table:table-cell table:number-columns-repeated="4"/>
          <table:table-cell office:value-type="float" office:value="11.8" calcext:value-type="float">
            <text:p>11.8</text:p>
          </table:table-cell>
          <table:table-cell table:formula="of:=IF([.F119]&gt;[.$C$3];[.$C$4];[.F119]+0.1*[.G119])" office:value-type="float" office:value="-45.5528527259925" calcext:value-type="float">
            <text:p>-45.5528527259925</text:p>
          </table:table-cell>
          <table:table-cell table:formula="of:=([.$C$5]-([.F120]-[.$C$2]))/[.$C$6]" office:value-type="float" office:value="0.855285272599254" calcext:value-type="float">
            <text:p>0.855285272599254</text:p>
          </table:table-cell>
          <table:table-cell table:formula="of:=IF([.F120]&lt;[.$C$3];[.F120];20)" office:value-type="float" office:value="-45.5528527259925" calcext:value-type="float">
            <text:p>-45.5528527259925</text:p>
          </table:table-cell>
        </table:table-row>
        <table:table-row table:style-name="ro1">
          <table:table-cell table:number-columns-repeated="4"/>
          <table:table-cell office:value-type="float" office:value="11.9" calcext:value-type="float">
            <text:p>11.9</text:p>
          </table:table-cell>
          <table:table-cell table:formula="of:=IF([.F120]&gt;[.$C$3];[.$C$4];[.F120]+0.1*[.G120])" office:value-type="float" office:value="-45.4673241987326" calcext:value-type="float">
            <text:p>-45.4673241987326</text:p>
          </table:table-cell>
          <table:table-cell table:formula="of:=([.$C$5]-([.F121]-[.$C$2]))/[.$C$6]" office:value-type="float" office:value="0.846732419873261" calcext:value-type="float">
            <text:p>0.846732419873261</text:p>
          </table:table-cell>
          <table:table-cell table:formula="of:=IF([.F121]&lt;[.$C$3];[.F121];20)" office:value-type="float" office:value="-45.4673241987326" calcext:value-type="float">
            <text:p>-45.4673241987326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IF([.F121]&gt;[.$C$3];[.$C$4];[.F121]+0.1*[.G121])" office:value-type="float" office:value="-45.3826509567453" calcext:value-type="float">
            <text:p>-45.3826509567453</text:p>
          </table:table-cell>
          <table:table-cell table:formula="of:=([.$C$5]-([.F122]-[.$C$2]))/[.$C$6]" office:value-type="float" office:value="0.838265095674529" calcext:value-type="float">
            <text:p>0.838265095674529</text:p>
          </table:table-cell>
          <table:table-cell table:formula="of:=IF([.F122]&lt;[.$C$3];[.F122];20)" office:value-type="float" office:value="-45.3826509567453" calcext:value-type="float">
            <text:p>-45.3826509567453</text:p>
          </table:table-cell>
        </table:table-row>
        <table:table-row table:style-name="ro1">
          <table:table-cell table:number-columns-repeated="4"/>
          <table:table-cell office:value-type="float" office:value="12.1" calcext:value-type="float">
            <text:p>12.1</text:p>
          </table:table-cell>
          <table:table-cell table:formula="of:=IF([.F122]&gt;[.$C$3];[.$C$4];[.F122]+0.1*[.G122])" office:value-type="float" office:value="-45.2988244471778" calcext:value-type="float">
            <text:p>-45.2988244471778</text:p>
          </table:table-cell>
          <table:table-cell table:formula="of:=([.$C$5]-([.F123]-[.$C$2]))/[.$C$6]" office:value-type="float" office:value="0.829882444717784" calcext:value-type="float">
            <text:p>0.829882444717784</text:p>
          </table:table-cell>
          <table:table-cell table:formula="of:=IF([.F123]&lt;[.$C$3];[.F123];20)" office:value-type="float" office:value="-45.2988244471778" calcext:value-type="float">
            <text:p>-45.2988244471778</text:p>
          </table:table-cell>
        </table:table-row>
        <table:table-row table:style-name="ro1">
          <table:table-cell table:number-columns-repeated="4"/>
          <table:table-cell office:value-type="float" office:value="12.2" calcext:value-type="float">
            <text:p>12.2</text:p>
          </table:table-cell>
          <table:table-cell table:formula="of:=IF([.F123]&gt;[.$C$3];[.$C$4];[.F123]+0.1*[.G123])" office:value-type="float" office:value="-45.2158362027061" calcext:value-type="float">
            <text:p>-45.2158362027061</text:p>
          </table:table-cell>
          <table:table-cell table:formula="of:=([.$C$5]-([.F124]-[.$C$2]))/[.$C$6]" office:value-type="float" office:value="0.821583620270606" calcext:value-type="float">
            <text:p>0.821583620270606</text:p>
          </table:table-cell>
          <table:table-cell table:formula="of:=IF([.F124]&lt;[.$C$3];[.F124];20)" office:value-type="float" office:value="-45.2158362027061" calcext:value-type="float">
            <text:p>-45.2158362027061</text:p>
          </table:table-cell>
        </table:table-row>
        <table:table-row table:style-name="ro1">
          <table:table-cell table:number-columns-repeated="4"/>
          <table:table-cell office:value-type="float" office:value="12.3" calcext:value-type="float">
            <text:p>12.3</text:p>
          </table:table-cell>
          <table:table-cell table:formula="of:=IF([.F124]&gt;[.$C$3];[.$C$4];[.F124]+0.1*[.G124])" office:value-type="float" office:value="-45.133677840679" calcext:value-type="float">
            <text:p>-45.133677840679</text:p>
          </table:table-cell>
          <table:table-cell table:formula="of:=([.$C$5]-([.F125]-[.$C$2]))/[.$C$6]" office:value-type="float" office:value="0.8133677840679" calcext:value-type="float">
            <text:p>0.8133677840679</text:p>
          </table:table-cell>
          <table:table-cell table:formula="of:=IF([.F125]&lt;[.$C$3];[.F125];20)" office:value-type="float" office:value="-45.133677840679" calcext:value-type="float">
            <text:p>-45.133677840679</text:p>
          </table:table-cell>
        </table:table-row>
        <table:table-row table:style-name="ro1">
          <table:table-cell table:number-columns-repeated="4"/>
          <table:table-cell office:value-type="float" office:value="12.4" calcext:value-type="float">
            <text:p>12.4</text:p>
          </table:table-cell>
          <table:table-cell table:formula="of:=IF([.F125]&gt;[.$C$3];[.$C$4];[.F125]+0.1*[.G125])" office:value-type="float" office:value="-45.0523410622722" calcext:value-type="float">
            <text:p>-45.0523410622722</text:p>
          </table:table-cell>
          <table:table-cell table:formula="of:=([.$C$5]-([.F126]-[.$C$2]))/[.$C$6]" office:value-type="float" office:value="0.805234106227221" calcext:value-type="float">
            <text:p>0.805234106227221</text:p>
          </table:table-cell>
          <table:table-cell table:formula="of:=IF([.F126]&lt;[.$C$3];[.F126];20)" office:value-type="float" office:value="-45.0523410622722" calcext:value-type="float">
            <text:p>-45.0523410622722</text:p>
          </table:table-cell>
        </table:table-row>
        <table:table-row table:style-name="ro1">
          <table:table-cell table:number-columns-repeated="4"/>
          <table:table-cell office:value-type="float" office:value="12.5" calcext:value-type="float">
            <text:p>12.5</text:p>
          </table:table-cell>
          <table:table-cell table:formula="of:=IF([.F126]&gt;[.$C$3];[.$C$4];[.F126]+0.1*[.G126])" office:value-type="float" office:value="-44.9718176516495" calcext:value-type="float">
            <text:p>-44.9718176516495</text:p>
          </table:table-cell>
          <table:table-cell table:formula="of:=([.$C$5]-([.F127]-[.$C$2]))/[.$C$6]" office:value-type="float" office:value="0.797181765164948" calcext:value-type="float">
            <text:p>0.797181765164948</text:p>
          </table:table-cell>
          <table:table-cell table:formula="of:=IF([.F127]&lt;[.$C$3];[.F127];20)" office:value-type="float" office:value="-44.9718176516495" calcext:value-type="float">
            <text:p>-44.9718176516495</text:p>
          </table:table-cell>
        </table:table-row>
        <table:table-row table:style-name="ro1">
          <table:table-cell table:number-columns-repeated="4"/>
          <table:table-cell office:value-type="float" office:value="12.6" calcext:value-type="float">
            <text:p>12.6</text:p>
          </table:table-cell>
          <table:table-cell table:formula="of:=IF([.F127]&gt;[.$C$3];[.$C$4];[.F127]+0.1*[.G127])" office:value-type="float" office:value="-44.892099475133" calcext:value-type="float">
            <text:p>-44.892099475133</text:p>
          </table:table-cell>
          <table:table-cell table:formula="of:=([.$C$5]-([.F128]-[.$C$2]))/[.$C$6]" office:value-type="float" office:value="0.789209947513299" calcext:value-type="float">
            <text:p>0.789209947513299</text:p>
          </table:table-cell>
          <table:table-cell table:formula="of:=IF([.F128]&lt;[.$C$3];[.F128];20)" office:value-type="float" office:value="-44.892099475133" calcext:value-type="float">
            <text:p>-44.892099475133</text:p>
          </table:table-cell>
        </table:table-row>
        <table:table-row table:style-name="ro1">
          <table:table-cell table:number-columns-repeated="4"/>
          <table:table-cell office:value-type="float" office:value="12.7" calcext:value-type="float">
            <text:p>12.7</text:p>
          </table:table-cell>
          <table:table-cell table:formula="of:=IF([.F128]&gt;[.$C$3];[.$C$4];[.F128]+0.1*[.G128])" office:value-type="float" office:value="-44.8131784803817" calcext:value-type="float">
            <text:p>-44.8131784803817</text:p>
          </table:table-cell>
          <table:table-cell table:formula="of:=([.$C$5]-([.F129]-[.$C$2]))/[.$C$6]" office:value-type="float" office:value="0.781317848038166" calcext:value-type="float">
            <text:p>0.781317848038166</text:p>
          </table:table-cell>
          <table:table-cell table:formula="of:=IF([.F129]&lt;[.$C$3];[.F129];20)" office:value-type="float" office:value="-44.8131784803817" calcext:value-type="float">
            <text:p>-44.8131784803817</text:p>
          </table:table-cell>
        </table:table-row>
        <table:table-row table:style-name="ro1">
          <table:table-cell table:number-columns-repeated="4"/>
          <table:table-cell office:value-type="float" office:value="12.8" calcext:value-type="float">
            <text:p>12.8</text:p>
          </table:table-cell>
          <table:table-cell table:formula="of:=IF([.F129]&gt;[.$C$3];[.$C$4];[.F129]+0.1*[.G129])" office:value-type="float" office:value="-44.7350466955778" calcext:value-type="float">
            <text:p>-44.7350466955778</text:p>
          </table:table-cell>
          <table:table-cell table:formula="of:=([.$C$5]-([.F130]-[.$C$2]))/[.$C$6]" office:value-type="float" office:value="0.773504669557784" calcext:value-type="float">
            <text:p>0.773504669557784</text:p>
          </table:table-cell>
          <table:table-cell table:formula="of:=IF([.F130]&lt;[.$C$3];[.F130];20)" office:value-type="float" office:value="-44.7350466955778" calcext:value-type="float">
            <text:p>-44.7350466955778</text:p>
          </table:table-cell>
        </table:table-row>
        <table:table-row table:style-name="ro1">
          <table:table-cell table:number-columns-repeated="4"/>
          <table:table-cell office:value-type="float" office:value="12.9" calcext:value-type="float">
            <text:p>12.9</text:p>
          </table:table-cell>
          <table:table-cell table:formula="of:=IF([.F130]&gt;[.$C$3];[.$C$4];[.F130]+0.1*[.G130])" office:value-type="float" office:value="-44.6576962286221" calcext:value-type="float">
            <text:p>-44.6576962286221</text:p>
          </table:table-cell>
          <table:table-cell table:formula="of:=([.$C$5]-([.F131]-[.$C$2]))/[.$C$6]" office:value-type="float" office:value="0.765769622862207" calcext:value-type="float">
            <text:p>0.765769622862207</text:p>
          </table:table-cell>
          <table:table-cell table:formula="of:=IF([.F131]&lt;[.$C$3];[.F131];20)" office:value-type="float" office:value="-44.6576962286221" calcext:value-type="float">
            <text:p>-44.6576962286221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IF([.F131]&gt;[.$C$3];[.$C$4];[.F131]+0.1*[.G131])" office:value-type="float" office:value="-44.5811192663359" calcext:value-type="float">
            <text:p>-44.5811192663359</text:p>
          </table:table-cell>
          <table:table-cell table:formula="of:=([.$C$5]-([.F132]-[.$C$2]))/[.$C$6]" office:value-type="float" office:value="0.758111926633585" calcext:value-type="float">
            <text:p>0.758111926633585</text:p>
          </table:table-cell>
          <table:table-cell table:formula="of:=IF([.F132]&lt;[.$C$3];[.F132];20)" office:value-type="float" office:value="-44.5811192663359" calcext:value-type="float">
            <text:p>-44.5811192663359</text:p>
          </table:table-cell>
        </table:table-row>
        <table:table-row table:style-name="ro1">
          <table:table-cell table:number-columns-repeated="4"/>
          <table:table-cell office:value-type="float" office:value="13.1" calcext:value-type="float">
            <text:p>13.1</text:p>
          </table:table-cell>
          <table:table-cell table:formula="of:=IF([.F132]&gt;[.$C$3];[.$C$4];[.F132]+0.1*[.G132])" office:value-type="float" office:value="-44.5053080736725" calcext:value-type="float">
            <text:p>-44.5053080736725</text:p>
          </table:table-cell>
          <table:table-cell table:formula="of:=([.$C$5]-([.F133]-[.$C$2]))/[.$C$6]" office:value-type="float" office:value="0.750530807367249" calcext:value-type="float">
            <text:p>0.750530807367249</text:p>
          </table:table-cell>
          <table:table-cell table:formula="of:=IF([.F133]&lt;[.$C$3];[.F133];20)" office:value-type="float" office:value="-44.5053080736725" calcext:value-type="float">
            <text:p>-44.5053080736725</text:p>
          </table:table-cell>
        </table:table-row>
        <table:table-row table:style-name="ro1">
          <table:table-cell table:number-columns-repeated="4"/>
          <table:table-cell office:value-type="float" office:value="13.2" calcext:value-type="float">
            <text:p>13.2</text:p>
          </table:table-cell>
          <table:table-cell table:formula="of:=IF([.F133]&gt;[.$C$3];[.$C$4];[.F133]+0.1*[.G133])" office:value-type="float" office:value="-44.4302549929358" calcext:value-type="float">
            <text:p>-44.4302549929358</text:p>
          </table:table-cell>
          <table:table-cell table:formula="of:=([.$C$5]-([.F134]-[.$C$2]))/[.$C$6]" office:value-type="float" office:value="0.743025499293577" calcext:value-type="float">
            <text:p>0.743025499293577</text:p>
          </table:table-cell>
          <table:table-cell table:formula="of:=IF([.F134]&lt;[.$C$3];[.F134];20)" office:value-type="float" office:value="-44.4302549929358" calcext:value-type="float">
            <text:p>-44.4302549929358</text:p>
          </table:table-cell>
        </table:table-row>
        <table:table-row table:style-name="ro1">
          <table:table-cell table:number-columns-repeated="4"/>
          <table:table-cell office:value-type="float" office:value="13.3" calcext:value-type="float">
            <text:p>13.3</text:p>
          </table:table-cell>
          <table:table-cell table:formula="of:=IF([.F134]&gt;[.$C$3];[.$C$4];[.F134]+0.1*[.G134])" office:value-type="float" office:value="-44.3559524430064" calcext:value-type="float">
            <text:p>-44.3559524430064</text:p>
          </table:table-cell>
          <table:table-cell table:formula="of:=([.$C$5]-([.F135]-[.$C$2]))/[.$C$6]" office:value-type="float" office:value="0.735595244300641" calcext:value-type="float">
            <text:p>0.735595244300641</text:p>
          </table:table-cell>
          <table:table-cell table:formula="of:=IF([.F135]&lt;[.$C$3];[.F135];20)" office:value-type="float" office:value="-44.3559524430064" calcext:value-type="float">
            <text:p>-44.3559524430064</text:p>
          </table:table-cell>
        </table:table-row>
        <table:table-row table:style-name="ro1">
          <table:table-cell table:number-columns-repeated="4"/>
          <table:table-cell office:value-type="float" office:value="13.4" calcext:value-type="float">
            <text:p>13.4</text:p>
          </table:table-cell>
          <table:table-cell table:formula="of:=IF([.F135]&gt;[.$C$3];[.$C$4];[.F135]+0.1*[.G135])" office:value-type="float" office:value="-44.2823929185763" calcext:value-type="float">
            <text:p>-44.2823929185763</text:p>
          </table:table-cell>
          <table:table-cell table:formula="of:=([.$C$5]-([.F136]-[.$C$2]))/[.$C$6]" office:value-type="float" office:value="0.728239291857634" calcext:value-type="float">
            <text:p>0.728239291857634</text:p>
          </table:table-cell>
          <table:table-cell table:formula="of:=IF([.F136]&lt;[.$C$3];[.F136];20)" office:value-type="float" office:value="-44.2823929185763" calcext:value-type="float">
            <text:p>-44.2823929185763</text:p>
          </table:table-cell>
        </table:table-row>
        <table:table-row table:style-name="ro1">
          <table:table-cell table:number-columns-repeated="4"/>
          <table:table-cell office:value-type="float" office:value="13.5" calcext:value-type="float">
            <text:p>13.5</text:p>
          </table:table-cell>
          <table:table-cell table:formula="of:=IF([.F136]&gt;[.$C$3];[.$C$4];[.F136]+0.1*[.G136])" office:value-type="float" office:value="-44.2095689893906" calcext:value-type="float">
            <text:p>-44.2095689893906</text:p>
          </table:table-cell>
          <table:table-cell table:formula="of:=([.$C$5]-([.F137]-[.$C$2]))/[.$C$6]" office:value-type="float" office:value="0.720956898939058" calcext:value-type="float">
            <text:p>0.720956898939058</text:p>
          </table:table-cell>
          <table:table-cell table:formula="of:=IF([.F137]&lt;[.$C$3];[.F137];20)" office:value-type="float" office:value="-44.2095689893906" calcext:value-type="float">
            <text:p>-44.2095689893906</text:p>
          </table:table-cell>
        </table:table-row>
        <table:table-row table:style-name="ro1">
          <table:table-cell table:number-columns-repeated="4"/>
          <table:table-cell office:value-type="float" office:value="13.6" calcext:value-type="float">
            <text:p>13.6</text:p>
          </table:table-cell>
          <table:table-cell table:formula="of:=IF([.F137]&gt;[.$C$3];[.$C$4];[.F137]+0.1*[.G137])" office:value-type="float" office:value="-44.1374732994967" calcext:value-type="float">
            <text:p>-44.1374732994967</text:p>
          </table:table-cell>
          <table:table-cell table:formula="of:=([.$C$5]-([.F138]-[.$C$2]))/[.$C$6]" office:value-type="float" office:value="0.713747329949667" calcext:value-type="float">
            <text:p>0.713747329949667</text:p>
          </table:table-cell>
          <table:table-cell table:formula="of:=IF([.F138]&lt;[.$C$3];[.F138];20)" office:value-type="float" office:value="-44.1374732994967" calcext:value-type="float">
            <text:p>-44.1374732994967</text:p>
          </table:table-cell>
        </table:table-row>
        <table:table-row table:style-name="ro1">
          <table:table-cell table:number-columns-repeated="4"/>
          <table:table-cell office:value-type="float" office:value="13.7" calcext:value-type="float">
            <text:p>13.7</text:p>
          </table:table-cell>
          <table:table-cell table:formula="of:=IF([.F138]&gt;[.$C$3];[.$C$4];[.F138]+0.1*[.G138])" office:value-type="float" office:value="-44.0660985665017" calcext:value-type="float">
            <text:p>-44.0660985665017</text:p>
          </table:table-cell>
          <table:table-cell table:formula="of:=([.$C$5]-([.F139]-[.$C$2]))/[.$C$6]" office:value-type="float" office:value="0.70660985665017" calcext:value-type="float">
            <text:p>0.70660985665017</text:p>
          </table:table-cell>
          <table:table-cell table:formula="of:=IF([.F139]&lt;[.$C$3];[.F139];20)" office:value-type="float" office:value="-44.0660985665017" calcext:value-type="float">
            <text:p>-44.0660985665017</text:p>
          </table:table-cell>
        </table:table-row>
        <table:table-row table:style-name="ro1">
          <table:table-cell table:number-columns-repeated="4"/>
          <table:table-cell office:value-type="float" office:value="13.8" calcext:value-type="float">
            <text:p>13.8</text:p>
          </table:table-cell>
          <table:table-cell table:formula="of:=IF([.F139]&gt;[.$C$3];[.$C$4];[.F139]+0.1*[.G139])" office:value-type="float" office:value="-43.9954375808367" calcext:value-type="float">
            <text:p>-43.9954375808367</text:p>
          </table:table-cell>
          <table:table-cell table:formula="of:=([.$C$5]-([.F140]-[.$C$2]))/[.$C$6]" office:value-type="float" office:value="0.699543758083669" calcext:value-type="float">
            <text:p>0.699543758083669</text:p>
          </table:table-cell>
          <table:table-cell table:formula="of:=IF([.F140]&lt;[.$C$3];[.F140];20)" office:value-type="float" office:value="-43.9954375808367" calcext:value-type="float">
            <text:p>-43.9954375808367</text:p>
          </table:table-cell>
        </table:table-row>
        <table:table-row table:style-name="ro1">
          <table:table-cell table:number-columns-repeated="4"/>
          <table:table-cell office:value-type="float" office:value="13.9" calcext:value-type="float">
            <text:p>13.9</text:p>
          </table:table-cell>
          <table:table-cell table:formula="of:=IF([.F140]&gt;[.$C$3];[.$C$4];[.F140]+0.1*[.G140])" office:value-type="float" office:value="-43.9254832050283" calcext:value-type="float">
            <text:p>-43.9254832050283</text:p>
          </table:table-cell>
          <table:table-cell table:formula="of:=([.$C$5]-([.F141]-[.$C$2]))/[.$C$6]" office:value-type="float" office:value="0.692548320502832" calcext:value-type="float">
            <text:p>0.692548320502832</text:p>
          </table:table-cell>
          <table:table-cell table:formula="of:=IF([.F141]&lt;[.$C$3];[.F141];20)" office:value-type="float" office:value="-43.9254832050283" calcext:value-type="float">
            <text:p>-43.925483205028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IF([.F141]&gt;[.$C$3];[.$C$4];[.F141]+0.1*[.G141])" office:value-type="float" office:value="-43.856228372978" calcext:value-type="float">
            <text:p>-43.856228372978</text:p>
          </table:table-cell>
          <table:table-cell table:formula="of:=([.$C$5]-([.F142]-[.$C$2]))/[.$C$6]" office:value-type="float" office:value="0.685622837297804" calcext:value-type="float">
            <text:p>0.685622837297804</text:p>
          </table:table-cell>
          <table:table-cell table:formula="of:=IF([.F142]&lt;[.$C$3];[.F142];20)" office:value-type="float" office:value="-43.856228372978" calcext:value-type="float">
            <text:p>-43.856228372978</text:p>
          </table:table-cell>
        </table:table-row>
        <table:table-row table:style-name="ro1">
          <table:table-cell table:number-columns-repeated="4"/>
          <table:table-cell office:value-type="float" office:value="14.1" calcext:value-type="float">
            <text:p>14.1</text:p>
          </table:table-cell>
          <table:table-cell table:formula="of:=IF([.F142]&gt;[.$C$3];[.$C$4];[.F142]+0.1*[.G142])" office:value-type="float" office:value="-43.7876660892483" calcext:value-type="float">
            <text:p>-43.7876660892483</text:p>
          </table:table-cell>
          <table:table-cell table:formula="of:=([.$C$5]-([.F143]-[.$C$2]))/[.$C$6]" office:value-type="float" office:value="0.678766608924825" calcext:value-type="float">
            <text:p>0.678766608924825</text:p>
          </table:table-cell>
          <table:table-cell table:formula="of:=IF([.F143]&lt;[.$C$3];[.F143];20)" office:value-type="float" office:value="-43.7876660892483" calcext:value-type="float">
            <text:p>-43.7876660892483</text:p>
          </table:table-cell>
        </table:table-row>
        <table:table-row table:style-name="ro1">
          <table:table-cell table:number-columns-repeated="4"/>
          <table:table-cell office:value-type="float" office:value="14.2" calcext:value-type="float">
            <text:p>14.2</text:p>
          </table:table-cell>
          <table:table-cell table:formula="of:=IF([.F143]&gt;[.$C$3];[.$C$4];[.F143]+0.1*[.G143])" office:value-type="float" office:value="-43.7197894283558" calcext:value-type="float">
            <text:p>-43.7197894283558</text:p>
          </table:table-cell>
          <table:table-cell table:formula="of:=([.$C$5]-([.F144]-[.$C$2]))/[.$C$6]" office:value-type="float" office:value="0.671978942835577" calcext:value-type="float">
            <text:p>0.671978942835577</text:p>
          </table:table-cell>
          <table:table-cell table:formula="of:=IF([.F144]&lt;[.$C$3];[.F144];20)" office:value-type="float" office:value="-43.7197894283558" calcext:value-type="float">
            <text:p>-43.7197894283558</text:p>
          </table:table-cell>
        </table:table-row>
        <table:table-row table:style-name="ro1">
          <table:table-cell table:number-columns-repeated="4"/>
          <table:table-cell office:value-type="float" office:value="14.3" calcext:value-type="float">
            <text:p>14.3</text:p>
          </table:table-cell>
          <table:table-cell table:formula="of:=IF([.F144]&gt;[.$C$3];[.$C$4];[.F144]+0.1*[.G144])" office:value-type="float" office:value="-43.6525915340722" calcext:value-type="float">
            <text:p>-43.6525915340722</text:p>
          </table:table-cell>
          <table:table-cell table:formula="of:=([.$C$5]-([.F145]-[.$C$2]))/[.$C$6]" office:value-type="float" office:value="0.665259153407222" calcext:value-type="float">
            <text:p>0.665259153407222</text:p>
          </table:table-cell>
          <table:table-cell table:formula="of:=IF([.F145]&lt;[.$C$3];[.F145];20)" office:value-type="float" office:value="-43.6525915340722" calcext:value-type="float">
            <text:p>-43.6525915340722</text:p>
          </table:table-cell>
        </table:table-row>
        <table:table-row table:style-name="ro1">
          <table:table-cell table:number-columns-repeated="4"/>
          <table:table-cell office:value-type="float" office:value="14.4" calcext:value-type="float">
            <text:p>14.4</text:p>
          </table:table-cell>
          <table:table-cell table:formula="of:=IF([.F145]&gt;[.$C$3];[.$C$4];[.F145]+0.1*[.G145])" office:value-type="float" office:value="-43.5860656187315" calcext:value-type="float">
            <text:p>-43.5860656187315</text:p>
          </table:table-cell>
          <table:table-cell table:formula="of:=([.$C$5]-([.F146]-[.$C$2]))/[.$C$6]" office:value-type="float" office:value="0.65860656187315" calcext:value-type="float">
            <text:p>0.65860656187315</text:p>
          </table:table-cell>
          <table:table-cell table:formula="of:=IF([.F146]&lt;[.$C$3];[.F146];20)" office:value-type="float" office:value="-43.5860656187315" calcext:value-type="float">
            <text:p>-43.5860656187315</text:p>
          </table:table-cell>
        </table:table-row>
        <table:table-row table:style-name="ro1">
          <table:table-cell table:number-columns-repeated="4"/>
          <table:table-cell office:value-type="float" office:value="14.5" calcext:value-type="float">
            <text:p>14.5</text:p>
          </table:table-cell>
          <table:table-cell table:formula="of:=IF([.F146]&gt;[.$C$3];[.$C$4];[.F146]+0.1*[.G146])" office:value-type="float" office:value="-43.5202049625442" calcext:value-type="float">
            <text:p>-43.5202049625442</text:p>
          </table:table-cell>
          <table:table-cell table:formula="of:=([.$C$5]-([.F147]-[.$C$2]))/[.$C$6]" office:value-type="float" office:value="0.652020496254418" calcext:value-type="float">
            <text:p>0.652020496254418</text:p>
          </table:table-cell>
          <table:table-cell table:formula="of:=IF([.F147]&lt;[.$C$3];[.F147];20)" office:value-type="float" office:value="-43.5202049625442" calcext:value-type="float">
            <text:p>-43.5202049625442</text:p>
          </table:table-cell>
        </table:table-row>
        <table:table-row table:style-name="ro1">
          <table:table-cell table:number-columns-repeated="4"/>
          <table:table-cell office:value-type="float" office:value="14.6" calcext:value-type="float">
            <text:p>14.6</text:p>
          </table:table-cell>
          <table:table-cell table:formula="of:=IF([.F147]&gt;[.$C$3];[.$C$4];[.F147]+0.1*[.G147])" office:value-type="float" office:value="-43.4550029129187" calcext:value-type="float">
            <text:p>-43.4550029129187</text:p>
          </table:table-cell>
          <table:table-cell table:formula="of:=([.$C$5]-([.F148]-[.$C$2]))/[.$C$6]" office:value-type="float" office:value="0.645500291291874" calcext:value-type="float">
            <text:p>0.645500291291874</text:p>
          </table:table-cell>
          <table:table-cell table:formula="of:=IF([.F148]&lt;[.$C$3];[.F148];20)" office:value-type="float" office:value="-43.4550029129187" calcext:value-type="float">
            <text:p>-43.4550029129187</text:p>
          </table:table-cell>
        </table:table-row>
        <table:table-row table:style-name="ro1">
          <table:table-cell table:number-columns-repeated="4"/>
          <table:table-cell office:value-type="float" office:value="14.7" calcext:value-type="float">
            <text:p>14.7</text:p>
          </table:table-cell>
          <table:table-cell table:formula="of:=IF([.F148]&gt;[.$C$3];[.$C$4];[.F148]+0.1*[.G148])" office:value-type="float" office:value="-43.3904528837896" calcext:value-type="float">
            <text:p>-43.3904528837896</text:p>
          </table:table-cell>
          <table:table-cell table:formula="of:=([.$C$5]-([.F149]-[.$C$2]))/[.$C$6]" office:value-type="float" office:value="0.639045288378956" calcext:value-type="float">
            <text:p>0.639045288378956</text:p>
          </table:table-cell>
          <table:table-cell table:formula="of:=IF([.F149]&lt;[.$C$3];[.F149];20)" office:value-type="float" office:value="-43.3904528837896" calcext:value-type="float">
            <text:p>-43.3904528837896</text:p>
          </table:table-cell>
        </table:table-row>
        <table:table-row table:style-name="ro1">
          <table:table-cell table:number-columns-repeated="4"/>
          <table:table-cell office:value-type="float" office:value="14.8" calcext:value-type="float">
            <text:p>14.8</text:p>
          </table:table-cell>
          <table:table-cell table:formula="of:=IF([.F149]&gt;[.$C$3];[.$C$4];[.F149]+0.1*[.G149])" office:value-type="float" office:value="-43.3265483549517" calcext:value-type="float">
            <text:p>-43.3265483549517</text:p>
          </table:table-cell>
          <table:table-cell table:formula="of:=([.$C$5]-([.F150]-[.$C$2]))/[.$C$6]" office:value-type="float" office:value="0.632654835495166" calcext:value-type="float">
            <text:p>0.632654835495166</text:p>
          </table:table-cell>
          <table:table-cell table:formula="of:=IF([.F150]&lt;[.$C$3];[.F150];20)" office:value-type="float" office:value="-43.3265483549517" calcext:value-type="float">
            <text:p>-43.3265483549517</text:p>
          </table:table-cell>
        </table:table-row>
        <table:table-row table:style-name="ro1">
          <table:table-cell table:number-columns-repeated="4"/>
          <table:table-cell office:value-type="float" office:value="14.9" calcext:value-type="float">
            <text:p>14.9</text:p>
          </table:table-cell>
          <table:table-cell table:formula="of:=IF([.F150]&gt;[.$C$3];[.$C$4];[.F150]+0.1*[.G150])" office:value-type="float" office:value="-43.2632828714022" calcext:value-type="float">
            <text:p>-43.2632828714022</text:p>
          </table:table-cell>
          <table:table-cell table:formula="of:=([.$C$5]-([.F151]-[.$C$2]))/[.$C$6]" office:value-type="float" office:value="0.626328287140215" calcext:value-type="float">
            <text:p>0.626328287140215</text:p>
          </table:table-cell>
          <table:table-cell table:formula="of:=IF([.F151]&lt;[.$C$3];[.F151];20)" office:value-type="float" office:value="-43.2632828714022" calcext:value-type="float">
            <text:p>-43.2632828714022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IF([.F151]&gt;[.$C$3];[.$C$4];[.F151]+0.1*[.G151])" office:value-type="float" office:value="-43.2006500426881" calcext:value-type="float">
            <text:p>-43.2006500426881</text:p>
          </table:table-cell>
          <table:table-cell table:formula="of:=([.$C$5]-([.F152]-[.$C$2]))/[.$C$6]" office:value-type="float" office:value="0.620065004268812" calcext:value-type="float">
            <text:p>0.620065004268812</text:p>
          </table:table-cell>
          <table:table-cell table:formula="of:=IF([.F152]&lt;[.$C$3];[.F152];20)" office:value-type="float" office:value="-43.2006500426881" calcext:value-type="float">
            <text:p>-43.2006500426881</text:p>
          </table:table-cell>
        </table:table-row>
        <table:table-row table:style-name="ro1">
          <table:table-cell table:number-columns-repeated="4"/>
          <table:table-cell office:value-type="float" office:value="15.1" calcext:value-type="float">
            <text:p>15.1</text:p>
          </table:table-cell>
          <table:table-cell table:formula="of:=IF([.F152]&gt;[.$C$3];[.$C$4];[.F152]+0.1*[.G152])" office:value-type="float" office:value="-43.1386435422612" calcext:value-type="float">
            <text:p>-43.1386435422612</text:p>
          </table:table-cell>
          <table:table-cell table:formula="of:=([.$C$5]-([.F153]-[.$C$2]))/[.$C$6]" office:value-type="float" office:value="0.613864354226124" calcext:value-type="float">
            <text:p>0.613864354226124</text:p>
          </table:table-cell>
          <table:table-cell table:formula="of:=IF([.F153]&lt;[.$C$3];[.F153];20)" office:value-type="float" office:value="-43.1386435422612" calcext:value-type="float">
            <text:p>-43.1386435422612</text:p>
          </table:table-cell>
        </table:table-row>
        <table:table-row table:style-name="ro1">
          <table:table-cell table:number-columns-repeated="4"/>
          <table:table-cell office:value-type="float" office:value="15.2" calcext:value-type="float">
            <text:p>15.2</text:p>
          </table:table-cell>
          <table:table-cell table:formula="of:=IF([.F153]&gt;[.$C$3];[.$C$4];[.F153]+0.1*[.G153])" office:value-type="float" office:value="-43.0772571068386" calcext:value-type="float">
            <text:p>-43.0772571068386</text:p>
          </table:table-cell>
          <table:table-cell table:formula="of:=([.$C$5]-([.F154]-[.$C$2]))/[.$C$6]" office:value-type="float" office:value="0.607725710683863" calcext:value-type="float">
            <text:p>0.607725710683863</text:p>
          </table:table-cell>
          <table:table-cell table:formula="of:=IF([.F154]&lt;[.$C$3];[.F154];20)" office:value-type="float" office:value="-43.0772571068386" calcext:value-type="float">
            <text:p>-43.0772571068386</text:p>
          </table:table-cell>
        </table:table-row>
        <table:table-row table:style-name="ro1">
          <table:table-cell table:number-columns-repeated="4"/>
          <table:table-cell office:value-type="float" office:value="15.3" calcext:value-type="float">
            <text:p>15.3</text:p>
          </table:table-cell>
          <table:table-cell table:formula="of:=IF([.F154]&gt;[.$C$3];[.$C$4];[.F154]+0.1*[.G154])" office:value-type="float" office:value="-43.0164845357703" calcext:value-type="float">
            <text:p>-43.0164845357703</text:p>
          </table:table-cell>
          <table:table-cell table:formula="of:=([.$C$5]-([.F155]-[.$C$2]))/[.$C$6]" office:value-type="float" office:value="0.601648453577025" calcext:value-type="float">
            <text:p>0.601648453577025</text:p>
          </table:table-cell>
          <table:table-cell table:formula="of:=IF([.F155]&lt;[.$C$3];[.F155];20)" office:value-type="float" office:value="-43.0164845357703" calcext:value-type="float">
            <text:p>-43.0164845357703</text:p>
          </table:table-cell>
        </table:table-row>
        <table:table-row table:style-name="ro1">
          <table:table-cell table:number-columns-repeated="4"/>
          <table:table-cell office:value-type="float" office:value="15.4" calcext:value-type="float">
            <text:p>15.4</text:p>
          </table:table-cell>
          <table:table-cell table:formula="of:=IF([.F155]&gt;[.$C$3];[.$C$4];[.F155]+0.1*[.G155])" office:value-type="float" office:value="-42.9563196904125" calcext:value-type="float">
            <text:p>-42.9563196904125</text:p>
          </table:table-cell>
          <table:table-cell table:formula="of:=([.$C$5]-([.F156]-[.$C$2]))/[.$C$6]" office:value-type="float" office:value="0.595631969041254" calcext:value-type="float">
            <text:p>0.595631969041254</text:p>
          </table:table-cell>
          <table:table-cell table:formula="of:=IF([.F156]&lt;[.$C$3];[.F156];20)" office:value-type="float" office:value="-42.9563196904125" calcext:value-type="float">
            <text:p>-42.9563196904125</text:p>
          </table:table-cell>
        </table:table-row>
        <table:table-row table:style-name="ro1">
          <table:table-cell table:number-columns-repeated="4"/>
          <table:table-cell office:value-type="float" office:value="15.5" calcext:value-type="float">
            <text:p>15.5</text:p>
          </table:table-cell>
          <table:table-cell table:formula="of:=IF([.F156]&gt;[.$C$3];[.$C$4];[.F156]+0.1*[.G156])" office:value-type="float" office:value="-42.8967564935084" calcext:value-type="float">
            <text:p>-42.8967564935084</text:p>
          </table:table-cell>
          <table:table-cell table:formula="of:=([.$C$5]-([.F157]-[.$C$2]))/[.$C$6]" office:value-type="float" office:value="0.589675649350842" calcext:value-type="float">
            <text:p>0.589675649350842</text:p>
          </table:table-cell>
          <table:table-cell table:formula="of:=IF([.F157]&lt;[.$C$3];[.F157];20)" office:value-type="float" office:value="-42.8967564935084" calcext:value-type="float">
            <text:p>-42.8967564935084</text:p>
          </table:table-cell>
        </table:table-row>
        <table:table-row table:style-name="ro1">
          <table:table-cell table:number-columns-repeated="4"/>
          <table:table-cell office:value-type="float" office:value="15.6" calcext:value-type="float">
            <text:p>15.6</text:p>
          </table:table-cell>
          <table:table-cell table:formula="of:=IF([.F157]&gt;[.$C$3];[.$C$4];[.F157]+0.1*[.G157])" office:value-type="float" office:value="-42.8377889285733" calcext:value-type="float">
            <text:p>-42.8377889285733</text:p>
          </table:table-cell>
          <table:table-cell table:formula="of:=([.$C$5]-([.F158]-[.$C$2]))/[.$C$6]" office:value-type="float" office:value="0.583778892857334" calcext:value-type="float">
            <text:p>0.583778892857334</text:p>
          </table:table-cell>
          <table:table-cell table:formula="of:=IF([.F158]&lt;[.$C$3];[.F158];20)" office:value-type="float" office:value="-42.8377889285733" calcext:value-type="float">
            <text:p>-42.8377889285733</text:p>
          </table:table-cell>
        </table:table-row>
        <table:table-row table:style-name="ro1">
          <table:table-cell table:number-columns-repeated="4"/>
          <table:table-cell office:value-type="float" office:value="15.7" calcext:value-type="float">
            <text:p>15.7</text:p>
          </table:table-cell>
          <table:table-cell table:formula="of:=IF([.F158]&gt;[.$C$3];[.$C$4];[.F158]+0.1*[.G158])" office:value-type="float" office:value="-42.7794110392876" calcext:value-type="float">
            <text:p>-42.7794110392876</text:p>
          </table:table-cell>
          <table:table-cell table:formula="of:=([.$C$5]-([.F159]-[.$C$2]))/[.$C$6]" office:value-type="float" office:value="0.57794110392876" calcext:value-type="float">
            <text:p>0.57794110392876</text:p>
          </table:table-cell>
          <table:table-cell table:formula="of:=IF([.F159]&lt;[.$C$3];[.F159];20)" office:value-type="float" office:value="-42.7794110392876" calcext:value-type="float">
            <text:p>-42.7794110392876</text:p>
          </table:table-cell>
        </table:table-row>
        <table:table-row table:style-name="ro1">
          <table:table-cell table:number-columns-repeated="4"/>
          <table:table-cell office:value-type="float" office:value="15.8" calcext:value-type="float">
            <text:p>15.8</text:p>
          </table:table-cell>
          <table:table-cell table:formula="of:=IF([.F159]&gt;[.$C$3];[.$C$4];[.F159]+0.1*[.G159])" office:value-type="float" office:value="-42.7216169288947" calcext:value-type="float">
            <text:p>-42.7216169288947</text:p>
          </table:table-cell>
          <table:table-cell table:formula="of:=([.$C$5]-([.F160]-[.$C$2]))/[.$C$6]" office:value-type="float" office:value="0.572161692889473" calcext:value-type="float">
            <text:p>0.572161692889473</text:p>
          </table:table-cell>
          <table:table-cell table:formula="of:=IF([.F160]&lt;[.$C$3];[.F160];20)" office:value-type="float" office:value="-42.7216169288947" calcext:value-type="float">
            <text:p>-42.7216169288947</text:p>
          </table:table-cell>
        </table:table-row>
        <table:table-row table:style-name="ro1">
          <table:table-cell table:number-columns-repeated="4"/>
          <table:table-cell office:value-type="float" office:value="15.9" calcext:value-type="float">
            <text:p>15.9</text:p>
          </table:table-cell>
          <table:table-cell table:formula="of:=IF([.F160]&gt;[.$C$3];[.$C$4];[.F160]+0.1*[.G160])" office:value-type="float" office:value="-42.6644007596058" calcext:value-type="float">
            <text:p>-42.6644007596058</text:p>
          </table:table-cell>
          <table:table-cell table:formula="of:=([.$C$5]-([.F161]-[.$C$2]))/[.$C$6]" office:value-type="float" office:value="0.566440075960578" calcext:value-type="float">
            <text:p>0.566440075960578</text:p>
          </table:table-cell>
          <table:table-cell table:formula="of:=IF([.F161]&lt;[.$C$3];[.F161];20)" office:value-type="float" office:value="-42.6644007596058" calcext:value-type="float">
            <text:p>-42.6644007596058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IF([.F161]&gt;[.$C$3];[.$C$4];[.F161]+0.1*[.G161])" office:value-type="float" office:value="-42.6077567520097" calcext:value-type="float">
            <text:p>-42.6077567520097</text:p>
          </table:table-cell>
          <table:table-cell table:formula="of:=([.$C$5]-([.F162]-[.$C$2]))/[.$C$6]" office:value-type="float" office:value="0.560775675200972" calcext:value-type="float">
            <text:p>0.560775675200972</text:p>
          </table:table-cell>
          <table:table-cell table:formula="of:=IF([.F162]&lt;[.$C$3];[.F162];20)" office:value-type="float" office:value="-42.6077567520097" calcext:value-type="float">
            <text:p>-42.6077567520097</text:p>
          </table:table-cell>
        </table:table-row>
        <table:table-row table:style-name="ro1">
          <table:table-cell table:number-columns-repeated="4"/>
          <table:table-cell office:value-type="float" office:value="16.1" calcext:value-type="float">
            <text:p>16.1</text:p>
          </table:table-cell>
          <table:table-cell table:formula="of:=IF([.F162]&gt;[.$C$3];[.$C$4];[.F162]+0.1*[.G162])" office:value-type="float" office:value="-42.5516791844896" calcext:value-type="float">
            <text:p>-42.5516791844896</text:p>
          </table:table-cell>
          <table:table-cell table:formula="of:=([.$C$5]-([.F163]-[.$C$2]))/[.$C$6]" office:value-type="float" office:value="0.555167918448962" calcext:value-type="float">
            <text:p>0.555167918448962</text:p>
          </table:table-cell>
          <table:table-cell table:formula="of:=IF([.F163]&lt;[.$C$3];[.F163];20)" office:value-type="float" office:value="-42.5516791844896" calcext:value-type="float">
            <text:p>-42.5516791844896</text:p>
          </table:table-cell>
        </table:table-row>
        <table:table-row table:style-name="ro1">
          <table:table-cell table:number-columns-repeated="4"/>
          <table:table-cell office:value-type="float" office:value="16.2" calcext:value-type="float">
            <text:p>16.2</text:p>
          </table:table-cell>
          <table:table-cell table:formula="of:=IF([.F163]&gt;[.$C$3];[.$C$4];[.F163]+0.1*[.G163])" office:value-type="float" office:value="-42.4961623926447" calcext:value-type="float">
            <text:p>-42.4961623926447</text:p>
          </table:table-cell>
          <table:table-cell table:formula="of:=([.$C$5]-([.F164]-[.$C$2]))/[.$C$6]" office:value-type="float" office:value="0.549616239264473" calcext:value-type="float">
            <text:p>0.549616239264473</text:p>
          </table:table-cell>
          <table:table-cell table:formula="of:=IF([.F164]&lt;[.$C$3];[.F164];20)" office:value-type="float" office:value="-42.4961623926447" calcext:value-type="float">
            <text:p>-42.4961623926447</text:p>
          </table:table-cell>
        </table:table-row>
        <table:table-row table:style-name="ro1">
          <table:table-cell table:number-columns-repeated="4"/>
          <table:table-cell office:value-type="float" office:value="16.3" calcext:value-type="float">
            <text:p>16.3</text:p>
          </table:table-cell>
          <table:table-cell table:formula="of:=IF([.F164]&gt;[.$C$3];[.$C$4];[.F164]+0.1*[.G164])" office:value-type="float" office:value="-42.4412007687183" calcext:value-type="float">
            <text:p>-42.4412007687183</text:p>
          </table:table-cell>
          <table:table-cell table:formula="of:=([.$C$5]-([.F165]-[.$C$2]))/[.$C$6]" office:value-type="float" office:value="0.544120076871828" calcext:value-type="float">
            <text:p>0.544120076871828</text:p>
          </table:table-cell>
          <table:table-cell table:formula="of:=IF([.F165]&lt;[.$C$3];[.F165];20)" office:value-type="float" office:value="-42.4412007687183" calcext:value-type="float">
            <text:p>-42.4412007687183</text:p>
          </table:table-cell>
        </table:table-row>
        <table:table-row table:style-name="ro1">
          <table:table-cell table:number-columns-repeated="4"/>
          <table:table-cell office:value-type="float" office:value="16.4" calcext:value-type="float">
            <text:p>16.4</text:p>
          </table:table-cell>
          <table:table-cell table:formula="of:=IF([.F165]&gt;[.$C$3];[.$C$4];[.F165]+0.1*[.G165])" office:value-type="float" office:value="-42.3867887610311" calcext:value-type="float">
            <text:p>-42.3867887610311</text:p>
          </table:table-cell>
          <table:table-cell table:formula="of:=([.$C$5]-([.F166]-[.$C$2]))/[.$C$6]" office:value-type="float" office:value="0.53867887610311" calcext:value-type="float">
            <text:p>0.53867887610311</text:p>
          </table:table-cell>
          <table:table-cell table:formula="of:=IF([.F166]&lt;[.$C$3];[.F166];20)" office:value-type="float" office:value="-42.3867887610311" calcext:value-type="float">
            <text:p>-42.3867887610311</text:p>
          </table:table-cell>
        </table:table-row>
        <table:table-row table:style-name="ro1">
          <table:table-cell table:number-columns-repeated="4"/>
          <table:table-cell office:value-type="float" office:value="16.5" calcext:value-type="float">
            <text:p>16.5</text:p>
          </table:table-cell>
          <table:table-cell table:formula="of:=IF([.F166]&gt;[.$C$3];[.$C$4];[.F166]+0.1*[.G166])" office:value-type="float" office:value="-42.3329208734208" calcext:value-type="float">
            <text:p>-42.3329208734208</text:p>
          </table:table-cell>
          <table:table-cell table:formula="of:=([.$C$5]-([.F167]-[.$C$2]))/[.$C$6]" office:value-type="float" office:value="0.533292087342079" calcext:value-type="float">
            <text:p>0.533292087342079</text:p>
          </table:table-cell>
          <table:table-cell table:formula="of:=IF([.F167]&lt;[.$C$3];[.F167];20)" office:value-type="float" office:value="-42.3329208734208" calcext:value-type="float">
            <text:p>-42.3329208734208</text:p>
          </table:table-cell>
        </table:table-row>
        <table:table-row table:style-name="ro1">
          <table:table-cell table:number-columns-repeated="4"/>
          <table:table-cell office:value-type="float" office:value="16.6" calcext:value-type="float">
            <text:p>16.6</text:p>
          </table:table-cell>
          <table:table-cell table:formula="of:=IF([.F167]&gt;[.$C$3];[.$C$4];[.F167]+0.1*[.G167])" office:value-type="float" office:value="-42.2795916646866" calcext:value-type="float">
            <text:p>-42.2795916646866</text:p>
          </table:table-cell>
          <table:table-cell table:formula="of:=([.$C$5]-([.F168]-[.$C$2]))/[.$C$6]" office:value-type="float" office:value="0.527959166468659" calcext:value-type="float">
            <text:p>0.527959166468659</text:p>
          </table:table-cell>
          <table:table-cell table:formula="of:=IF([.F168]&lt;[.$C$3];[.F168];20)" office:value-type="float" office:value="-42.2795916646866" calcext:value-type="float">
            <text:p>-42.2795916646866</text:p>
          </table:table-cell>
        </table:table-row>
        <table:table-row table:style-name="ro1">
          <table:table-cell table:number-columns-repeated="4"/>
          <table:table-cell office:value-type="float" office:value="16.7" calcext:value-type="float">
            <text:p>16.7</text:p>
          </table:table-cell>
          <table:table-cell table:formula="of:=IF([.F168]&gt;[.$C$3];[.$C$4];[.F168]+0.1*[.G168])" office:value-type="float" office:value="-42.2267957480397" calcext:value-type="float">
            <text:p>-42.2267957480397</text:p>
          </table:table-cell>
          <table:table-cell table:formula="of:=([.$C$5]-([.F169]-[.$C$2]))/[.$C$6]" office:value-type="float" office:value="0.522679574803972" calcext:value-type="float">
            <text:p>0.522679574803972</text:p>
          </table:table-cell>
          <table:table-cell table:formula="of:=IF([.F169]&lt;[.$C$3];[.F169];20)" office:value-type="float" office:value="-42.2267957480397" calcext:value-type="float">
            <text:p>-42.2267957480397</text:p>
          </table:table-cell>
        </table:table-row>
        <table:table-row table:style-name="ro1">
          <table:table-cell table:number-columns-repeated="4"/>
          <table:table-cell office:value-type="float" office:value="16.8" calcext:value-type="float">
            <text:p>16.8</text:p>
          </table:table-cell>
          <table:table-cell table:formula="of:=IF([.F169]&gt;[.$C$3];[.$C$4];[.F169]+0.1*[.G169])" office:value-type="float" office:value="-42.1745277905593" calcext:value-type="float">
            <text:p>-42.1745277905593</text:p>
          </table:table-cell>
          <table:table-cell table:formula="of:=([.$C$5]-([.F170]-[.$C$2]))/[.$C$6]" office:value-type="float" office:value="0.517452779055932" calcext:value-type="float">
            <text:p>0.517452779055932</text:p>
          </table:table-cell>
          <table:table-cell table:formula="of:=IF([.F170]&lt;[.$C$3];[.F170];20)" office:value-type="float" office:value="-42.1745277905593" calcext:value-type="float">
            <text:p>-42.1745277905593</text:p>
          </table:table-cell>
        </table:table-row>
        <table:table-row table:style-name="ro1">
          <table:table-cell table:number-columns-repeated="4"/>
          <table:table-cell office:value-type="float" office:value="16.9" calcext:value-type="float">
            <text:p>16.9</text:p>
          </table:table-cell>
          <table:table-cell table:formula="of:=IF([.F170]&gt;[.$C$3];[.$C$4];[.F170]+0.1*[.G170])" office:value-type="float" office:value="-42.1227825126537" calcext:value-type="float">
            <text:p>-42.1227825126537</text:p>
          </table:table-cell>
          <table:table-cell table:formula="of:=([.$C$5]-([.F171]-[.$C$2]))/[.$C$6]" office:value-type="float" office:value="0.512278251265373" calcext:value-type="float">
            <text:p>0.512278251265373</text:p>
          </table:table-cell>
          <table:table-cell table:formula="of:=IF([.F171]&lt;[.$C$3];[.F171];20)" office:value-type="float" office:value="-42.1227825126537" calcext:value-type="float">
            <text:p>-42.1227825126537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IF([.F171]&gt;[.$C$3];[.$C$4];[.F171]+0.1*[.G171])" office:value-type="float" office:value="-42.0715546875272" calcext:value-type="float">
            <text:p>-42.0715546875272</text:p>
          </table:table-cell>
          <table:table-cell table:formula="of:=([.$C$5]-([.F172]-[.$C$2]))/[.$C$6]" office:value-type="float" office:value="0.507155468752719" calcext:value-type="float">
            <text:p>0.507155468752719</text:p>
          </table:table-cell>
          <table:table-cell table:formula="of:=IF([.F172]&lt;[.$C$3];[.F172];20)" office:value-type="float" office:value="-42.0715546875272" calcext:value-type="float">
            <text:p>-42.0715546875272</text:p>
          </table:table-cell>
        </table:table-row>
        <table:table-row table:style-name="ro1">
          <table:table-cell table:number-columns-repeated="4"/>
          <table:table-cell office:value-type="float" office:value="17.1" calcext:value-type="float">
            <text:p>17.1</text:p>
          </table:table-cell>
          <table:table-cell table:formula="of:=IF([.F172]&gt;[.$C$3];[.$C$4];[.F172]+0.1*[.G172])" office:value-type="float" office:value="-42.0208391406519" calcext:value-type="float">
            <text:p>-42.0208391406519</text:p>
          </table:table-cell>
          <table:table-cell table:formula="of:=([.$C$5]-([.F173]-[.$C$2]))/[.$C$6]" office:value-type="float" office:value="0.502083914065192" calcext:value-type="float">
            <text:p>0.502083914065192</text:p>
          </table:table-cell>
          <table:table-cell table:formula="of:=IF([.F173]&lt;[.$C$3];[.F173];20)" office:value-type="float" office:value="-42.0208391406519" calcext:value-type="float">
            <text:p>-42.0208391406519</text:p>
          </table:table-cell>
        </table:table-row>
        <table:table-row table:style-name="ro1">
          <table:table-cell table:number-columns-repeated="4"/>
          <table:table-cell office:value-type="float" office:value="17.2" calcext:value-type="float">
            <text:p>17.2</text:p>
          </table:table-cell>
          <table:table-cell table:formula="of:=IF([.F173]&gt;[.$C$3];[.$C$4];[.F173]+0.1*[.G173])" office:value-type="float" office:value="-41.9706307492454" calcext:value-type="float">
            <text:p>-41.9706307492454</text:p>
          </table:table-cell>
          <table:table-cell table:formula="of:=([.$C$5]-([.F174]-[.$C$2]))/[.$C$6]" office:value-type="float" office:value="0.497063074924539" calcext:value-type="float">
            <text:p>0.497063074924539</text:p>
          </table:table-cell>
          <table:table-cell table:formula="of:=IF([.F174]&lt;[.$C$3];[.F174];20)" office:value-type="float" office:value="-41.9706307492454" calcext:value-type="float">
            <text:p>-41.9706307492454</text:p>
          </table:table-cell>
        </table:table-row>
        <table:table-row table:style-name="ro1">
          <table:table-cell table:number-columns-repeated="4"/>
          <table:table-cell office:value-type="float" office:value="17.3" calcext:value-type="float">
            <text:p>17.3</text:p>
          </table:table-cell>
          <table:table-cell table:formula="of:=IF([.F174]&gt;[.$C$3];[.$C$4];[.F174]+0.1*[.G174])" office:value-type="float" office:value="-41.9209244417529" calcext:value-type="float">
            <text:p>-41.9209244417529</text:p>
          </table:table-cell>
          <table:table-cell table:formula="of:=([.$C$5]-([.F175]-[.$C$2]))/[.$C$6]" office:value-type="float" office:value="0.492092444175294" calcext:value-type="float">
            <text:p>0.492092444175294</text:p>
          </table:table-cell>
          <table:table-cell table:formula="of:=IF([.F175]&lt;[.$C$3];[.F175];20)" office:value-type="float" office:value="-41.9209244417529" calcext:value-type="float">
            <text:p>-41.9209244417529</text:p>
          </table:table-cell>
        </table:table-row>
        <table:table-row table:style-name="ro1">
          <table:table-cell table:number-columns-repeated="4"/>
          <table:table-cell office:value-type="float" office:value="17.4" calcext:value-type="float">
            <text:p>17.4</text:p>
          </table:table-cell>
          <table:table-cell table:formula="of:=IF([.F175]&gt;[.$C$3];[.$C$4];[.F175]+0.1*[.G175])" office:value-type="float" office:value="-41.8717151973354" calcext:value-type="float">
            <text:p>-41.8717151973354</text:p>
          </table:table-cell>
          <table:table-cell table:formula="of:=([.$C$5]-([.F176]-[.$C$2]))/[.$C$6]" office:value-type="float" office:value="0.487171519733541" calcext:value-type="float">
            <text:p>0.487171519733541</text:p>
          </table:table-cell>
          <table:table-cell table:formula="of:=IF([.F176]&lt;[.$C$3];[.F176];20)" office:value-type="float" office:value="-41.8717151973354" calcext:value-type="float">
            <text:p>-41.8717151973354</text:p>
          </table:table-cell>
        </table:table-row>
        <table:table-row table:style-name="ro1">
          <table:table-cell table:number-columns-repeated="4"/>
          <table:table-cell office:value-type="float" office:value="17.5" calcext:value-type="float">
            <text:p>17.5</text:p>
          </table:table-cell>
          <table:table-cell table:formula="of:=IF([.F176]&gt;[.$C$3];[.$C$4];[.F176]+0.1*[.G176])" office:value-type="float" office:value="-41.8229980453621" calcext:value-type="float">
            <text:p>-41.8229980453621</text:p>
          </table:table-cell>
          <table:table-cell table:formula="of:=([.$C$5]-([.F177]-[.$C$2]))/[.$C$6]" office:value-type="float" office:value="0.482299804536205" calcext:value-type="float">
            <text:p>0.482299804536205</text:p>
          </table:table-cell>
          <table:table-cell table:formula="of:=IF([.F177]&lt;[.$C$3];[.F177];20)" office:value-type="float" office:value="-41.8229980453621" calcext:value-type="float">
            <text:p>-41.8229980453621</text:p>
          </table:table-cell>
        </table:table-row>
        <table:table-row table:style-name="ro1">
          <table:table-cell table:number-columns-repeated="4"/>
          <table:table-cell office:value-type="float" office:value="17.6" calcext:value-type="float">
            <text:p>17.6</text:p>
          </table:table-cell>
          <table:table-cell table:formula="of:=IF([.F177]&gt;[.$C$3];[.$C$4];[.F177]+0.1*[.G177])" office:value-type="float" office:value="-41.7747680649084" calcext:value-type="float">
            <text:p>-41.7747680649084</text:p>
          </table:table-cell>
          <table:table-cell table:formula="of:=([.$C$5]-([.F178]-[.$C$2]))/[.$C$6]" office:value-type="float" office:value="0.477476806490843" calcext:value-type="float">
            <text:p>0.477476806490843</text:p>
          </table:table-cell>
          <table:table-cell table:formula="of:=IF([.F178]&lt;[.$C$3];[.F178];20)" office:value-type="float" office:value="-41.7747680649084" calcext:value-type="float">
            <text:p>-41.7747680649084</text:p>
          </table:table-cell>
        </table:table-row>
        <table:table-row table:style-name="ro1">
          <table:table-cell table:number-columns-repeated="4"/>
          <table:table-cell office:value-type="float" office:value="17.7" calcext:value-type="float">
            <text:p>17.7</text:p>
          </table:table-cell>
          <table:table-cell table:formula="of:=IF([.F178]&gt;[.$C$3];[.$C$4];[.F178]+0.1*[.G178])" office:value-type="float" office:value="-41.7270203842593" calcext:value-type="float">
            <text:p>-41.7270203842593</text:p>
          </table:table-cell>
          <table:table-cell table:formula="of:=([.$C$5]-([.F179]-[.$C$2]))/[.$C$6]" office:value-type="float" office:value="0.472702038425935" calcext:value-type="float">
            <text:p>0.472702038425935</text:p>
          </table:table-cell>
          <table:table-cell table:formula="of:=IF([.F179]&lt;[.$C$3];[.F179];20)" office:value-type="float" office:value="-41.7270203842593" calcext:value-type="float">
            <text:p>-41.7270203842593</text:p>
          </table:table-cell>
        </table:table-row>
        <table:table-row table:style-name="ro1">
          <table:table-cell table:number-columns-repeated="4"/>
          <table:table-cell office:value-type="float" office:value="17.8" calcext:value-type="float">
            <text:p>17.8</text:p>
          </table:table-cell>
          <table:table-cell table:formula="of:=IF([.F179]&gt;[.$C$3];[.$C$4];[.F179]+0.1*[.G179])" office:value-type="float" office:value="-41.6797501804168" calcext:value-type="float">
            <text:p>-41.6797501804168</text:p>
          </table:table-cell>
          <table:table-cell table:formula="of:=([.$C$5]-([.F180]-[.$C$2]))/[.$C$6]" office:value-type="float" office:value="0.467975018041675" calcext:value-type="float">
            <text:p>0.467975018041675</text:p>
          </table:table-cell>
          <table:table-cell table:formula="of:=IF([.F180]&lt;[.$C$3];[.F180];20)" office:value-type="float" office:value="-41.6797501804168" calcext:value-type="float">
            <text:p>-41.6797501804168</text:p>
          </table:table-cell>
        </table:table-row>
        <table:table-row table:style-name="ro1">
          <table:table-cell table:number-columns-repeated="4"/>
          <table:table-cell office:value-type="float" office:value="17.9" calcext:value-type="float">
            <text:p>17.9</text:p>
          </table:table-cell>
          <table:table-cell table:formula="of:=IF([.F180]&gt;[.$C$3];[.$C$4];[.F180]+0.1*[.G180])" office:value-type="float" office:value="-41.6329526786126" calcext:value-type="float">
            <text:p>-41.6329526786126</text:p>
          </table:table-cell>
          <table:table-cell table:formula="of:=([.$C$5]-([.F181]-[.$C$2]))/[.$C$6]" office:value-type="float" office:value="0.463295267861259" calcext:value-type="float">
            <text:p>0.463295267861259</text:p>
          </table:table-cell>
          <table:table-cell table:formula="of:=IF([.F181]&lt;[.$C$3];[.F181];20)" office:value-type="float" office:value="-41.6329526786126" calcext:value-type="float">
            <text:p>-41.6329526786126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IF([.F181]&gt;[.$C$3];[.$C$4];[.F181]+0.1*[.G181])" office:value-type="float" office:value="-41.5866231518265" calcext:value-type="float">
            <text:p>-41.5866231518265</text:p>
          </table:table-cell>
          <table:table-cell table:formula="of:=([.$C$5]-([.F182]-[.$C$2]))/[.$C$6]" office:value-type="float" office:value="0.458662315182647" calcext:value-type="float">
            <text:p>0.458662315182647</text:p>
          </table:table-cell>
          <table:table-cell table:formula="of:=IF([.F182]&lt;[.$C$3];[.F182];20)" office:value-type="float" office:value="-41.5866231518265" calcext:value-type="float">
            <text:p>-41.5866231518265</text:p>
          </table:table-cell>
        </table:table-row>
        <table:table-row table:style-name="ro1">
          <table:table-cell table:number-columns-repeated="4"/>
          <table:table-cell office:value-type="float" office:value="18.1" calcext:value-type="float">
            <text:p>18.1</text:p>
          </table:table-cell>
          <table:table-cell table:formula="of:=IF([.F182]&gt;[.$C$3];[.$C$4];[.F182]+0.1*[.G182])" office:value-type="float" office:value="-41.5407569203082" calcext:value-type="float">
            <text:p>-41.5407569203082</text:p>
          </table:table-cell>
          <table:table-cell table:formula="of:=([.$C$5]-([.F183]-[.$C$2]))/[.$C$6]" office:value-type="float" office:value="0.45407569203082" calcext:value-type="float">
            <text:p>0.45407569203082</text:p>
          </table:table-cell>
          <table:table-cell table:formula="of:=IF([.F183]&lt;[.$C$3];[.F183];20)" office:value-type="float" office:value="-41.5407569203082" calcext:value-type="float">
            <text:p>-41.5407569203082</text:p>
          </table:table-cell>
        </table:table-row>
        <table:table-row table:style-name="ro1">
          <table:table-cell table:number-columns-repeated="4"/>
          <table:table-cell office:value-type="float" office:value="18.2" calcext:value-type="float">
            <text:p>18.2</text:p>
          </table:table-cell>
          <table:table-cell table:formula="of:=IF([.F183]&gt;[.$C$3];[.$C$4];[.F183]+0.1*[.G183])" office:value-type="float" office:value="-41.4953493511051" calcext:value-type="float">
            <text:p>-41.4953493511051</text:p>
          </table:table-cell>
          <table:table-cell table:formula="of:=([.$C$5]-([.F184]-[.$C$2]))/[.$C$6]" office:value-type="float" office:value="0.449534935110512" calcext:value-type="float">
            <text:p>0.449534935110512</text:p>
          </table:table-cell>
          <table:table-cell table:formula="of:=IF([.F184]&lt;[.$C$3];[.F184];20)" office:value-type="float" office:value="-41.4953493511051" calcext:value-type="float">
            <text:p>-41.4953493511051</text:p>
          </table:table-cell>
        </table:table-row>
        <table:table-row table:style-name="ro1">
          <table:table-cell table:number-columns-repeated="4"/>
          <table:table-cell office:value-type="float" office:value="18.3" calcext:value-type="float">
            <text:p>18.3</text:p>
          </table:table-cell>
          <table:table-cell table:formula="of:=IF([.F184]&gt;[.$C$3];[.$C$4];[.F184]+0.1*[.G184])" office:value-type="float" office:value="-41.4503958575941" calcext:value-type="float">
            <text:p>-41.4503958575941</text:p>
          </table:table-cell>
          <table:table-cell table:formula="of:=([.$C$5]-([.F185]-[.$C$2]))/[.$C$6]" office:value-type="float" office:value="0.445039585759407" calcext:value-type="float">
            <text:p>0.445039585759407</text:p>
          </table:table-cell>
          <table:table-cell table:formula="of:=IF([.F185]&lt;[.$C$3];[.F185];20)" office:value-type="float" office:value="-41.4503958575941" calcext:value-type="float">
            <text:p>-41.4503958575941</text:p>
          </table:table-cell>
        </table:table-row>
        <table:table-row table:style-name="ro1">
          <table:table-cell table:number-columns-repeated="4"/>
          <table:table-cell office:value-type="float" office:value="18.4" calcext:value-type="float">
            <text:p>18.4</text:p>
          </table:table-cell>
          <table:table-cell table:formula="of:=IF([.F185]&gt;[.$C$3];[.$C$4];[.F185]+0.1*[.G185])" office:value-type="float" office:value="-41.4058918990181" calcext:value-type="float">
            <text:p>-41.4058918990181</text:p>
          </table:table-cell>
          <table:table-cell table:formula="of:=([.$C$5]-([.F186]-[.$C$2]))/[.$C$6]" office:value-type="float" office:value="0.440589189901813" calcext:value-type="float">
            <text:p>0.440589189901813</text:p>
          </table:table-cell>
          <table:table-cell table:formula="of:=IF([.F186]&lt;[.$C$3];[.F186];20)" office:value-type="float" office:value="-41.4058918990181" calcext:value-type="float">
            <text:p>-41.4058918990181</text:p>
          </table:table-cell>
        </table:table-row>
        <table:table-row table:style-name="ro1">
          <table:table-cell table:number-columns-repeated="4"/>
          <table:table-cell office:value-type="float" office:value="18.5" calcext:value-type="float">
            <text:p>18.5</text:p>
          </table:table-cell>
          <table:table-cell table:formula="of:=IF([.F186]&gt;[.$C$3];[.$C$4];[.F186]+0.1*[.G186])" office:value-type="float" office:value="-41.361832980028" calcext:value-type="float">
            <text:p>-41.361832980028</text:p>
          </table:table-cell>
          <table:table-cell table:formula="of:=([.$C$5]-([.F187]-[.$C$2]))/[.$C$6]" office:value-type="float" office:value="0.436183298002795" calcext:value-type="float">
            <text:p>0.436183298002795</text:p>
          </table:table-cell>
          <table:table-cell table:formula="of:=IF([.F187]&lt;[.$C$3];[.F187];20)" office:value-type="float" office:value="-41.361832980028" calcext:value-type="float">
            <text:p>-41.361832980028</text:p>
          </table:table-cell>
        </table:table-row>
        <table:table-row table:style-name="ro1">
          <table:table-cell table:number-columns-repeated="4"/>
          <table:table-cell office:value-type="float" office:value="18.6" calcext:value-type="float">
            <text:p>18.6</text:p>
          </table:table-cell>
          <table:table-cell table:formula="of:=IF([.F187]&gt;[.$C$3];[.$C$4];[.F187]+0.1*[.G187])" office:value-type="float" office:value="-41.3182146502277" calcext:value-type="float">
            <text:p>-41.3182146502277</text:p>
          </table:table-cell>
          <table:table-cell table:formula="of:=([.$C$5]-([.F188]-[.$C$2]))/[.$C$6]" office:value-type="float" office:value="0.431821465022767" calcext:value-type="float">
            <text:p>0.431821465022767</text:p>
          </table:table-cell>
          <table:table-cell table:formula="of:=IF([.F188]&lt;[.$C$3];[.F188];20)" office:value-type="float" office:value="-41.3182146502277" calcext:value-type="float">
            <text:p>-41.3182146502277</text:p>
          </table:table-cell>
        </table:table-row>
        <table:table-row table:style-name="ro1">
          <table:table-cell table:number-columns-repeated="4"/>
          <table:table-cell office:value-type="float" office:value="18.7" calcext:value-type="float">
            <text:p>18.7</text:p>
          </table:table-cell>
          <table:table-cell table:formula="of:=IF([.F188]&gt;[.$C$3];[.$C$4];[.F188]+0.1*[.G188])" office:value-type="float" office:value="-41.2750325037254" calcext:value-type="float">
            <text:p>-41.2750325037254</text:p>
          </table:table-cell>
          <table:table-cell table:formula="of:=([.$C$5]-([.F189]-[.$C$2]))/[.$C$6]" office:value-type="float" office:value="0.427503250372539" calcext:value-type="float">
            <text:p>0.427503250372539</text:p>
          </table:table-cell>
          <table:table-cell table:formula="of:=IF([.F189]&lt;[.$C$3];[.F189];20)" office:value-type="float" office:value="-41.2750325037254" calcext:value-type="float">
            <text:p>-41.2750325037254</text:p>
          </table:table-cell>
        </table:table-row>
        <table:table-row table:style-name="ro1">
          <table:table-cell table:number-columns-repeated="4"/>
          <table:table-cell office:value-type="float" office:value="18.8" calcext:value-type="float">
            <text:p>18.8</text:p>
          </table:table-cell>
          <table:table-cell table:formula="of:=IF([.F189]&gt;[.$C$3];[.$C$4];[.F189]+0.1*[.G189])" office:value-type="float" office:value="-41.2322821786881" calcext:value-type="float">
            <text:p>-41.2322821786881</text:p>
          </table:table-cell>
          <table:table-cell table:formula="of:=([.$C$5]-([.F190]-[.$C$2]))/[.$C$6]" office:value-type="float" office:value="0.423228217868814" calcext:value-type="float">
            <text:p>0.423228217868814</text:p>
          </table:table-cell>
          <table:table-cell table:formula="of:=IF([.F190]&lt;[.$C$3];[.F190];20)" office:value-type="float" office:value="-41.2322821786881" calcext:value-type="float">
            <text:p>-41.2322821786881</text:p>
          </table:table-cell>
        </table:table-row>
        <table:table-row table:style-name="ro1">
          <table:table-cell table:number-columns-repeated="4"/>
          <table:table-cell office:value-type="float" office:value="18.9" calcext:value-type="float">
            <text:p>18.9</text:p>
          </table:table-cell>
          <table:table-cell table:formula="of:=IF([.F190]&gt;[.$C$3];[.$C$4];[.F190]+0.1*[.G190])" office:value-type="float" office:value="-41.1899593569013" calcext:value-type="float">
            <text:p>-41.1899593569013</text:p>
          </table:table-cell>
          <table:table-cell table:formula="of:=([.$C$5]-([.F191]-[.$C$2]))/[.$C$6]" office:value-type="float" office:value="0.418995935690125" calcext:value-type="float">
            <text:p>0.418995935690125</text:p>
          </table:table-cell>
          <table:table-cell table:formula="of:=IF([.F191]&lt;[.$C$3];[.F191];20)" office:value-type="float" office:value="-41.1899593569013" calcext:value-type="float">
            <text:p>-41.1899593569013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IF([.F191]&gt;[.$C$3];[.$C$4];[.F191]+0.1*[.G191])" office:value-type="float" office:value="-41.1480597633322" calcext:value-type="float">
            <text:p>-41.1480597633322</text:p>
          </table:table-cell>
          <table:table-cell table:formula="of:=([.$C$5]-([.F192]-[.$C$2]))/[.$C$6]" office:value-type="float" office:value="0.414805976333224" calcext:value-type="float">
            <text:p>0.414805976333224</text:p>
          </table:table-cell>
          <table:table-cell table:formula="of:=IF([.F192]&lt;[.$C$3];[.F192];20)" office:value-type="float" office:value="-41.1480597633322" calcext:value-type="float">
            <text:p>-41.1480597633322</text:p>
          </table:table-cell>
        </table:table-row>
        <table:table-row table:style-name="ro1">
          <table:table-cell table:number-columns-repeated="4"/>
          <table:table-cell office:value-type="float" office:value="19.1" calcext:value-type="float">
            <text:p>19.1</text:p>
          </table:table-cell>
          <table:table-cell table:formula="of:=IF([.F192]&gt;[.$C$3];[.$C$4];[.F192]+0.1*[.G192])" office:value-type="float" office:value="-41.1065791656989" calcext:value-type="float">
            <text:p>-41.1065791656989</text:p>
          </table:table-cell>
          <table:table-cell table:formula="of:=([.$C$5]-([.F193]-[.$C$2]))/[.$C$6]" office:value-type="float" office:value="0.410657916569892" calcext:value-type="float">
            <text:p>0.410657916569892</text:p>
          </table:table-cell>
          <table:table-cell table:formula="of:=IF([.F193]&lt;[.$C$3];[.F193];20)" office:value-type="float" office:value="-41.1065791656989" calcext:value-type="float">
            <text:p>-41.1065791656989</text:p>
          </table:table-cell>
        </table:table-row>
        <table:table-row table:style-name="ro1">
          <table:table-cell table:number-columns-repeated="4"/>
          <table:table-cell office:value-type="float" office:value="19.2" calcext:value-type="float">
            <text:p>19.2</text:p>
          </table:table-cell>
          <table:table-cell table:formula="of:=IF([.F193]&gt;[.$C$3];[.$C$4];[.F193]+0.1*[.G193])" office:value-type="float" office:value="-41.0655133740419" calcext:value-type="float">
            <text:p>-41.0655133740419</text:p>
          </table:table-cell>
          <table:table-cell table:formula="of:=([.$C$5]-([.F194]-[.$C$2]))/[.$C$6]" office:value-type="float" office:value="0.406551337404193" calcext:value-type="float">
            <text:p>0.406551337404193</text:p>
          </table:table-cell>
          <table:table-cell table:formula="of:=IF([.F194]&lt;[.$C$3];[.F194];20)" office:value-type="float" office:value="-41.0655133740419" calcext:value-type="float">
            <text:p>-41.0655133740419</text:p>
          </table:table-cell>
        </table:table-row>
        <table:table-row table:style-name="ro1">
          <table:table-cell table:number-columns-repeated="4"/>
          <table:table-cell office:value-type="float" office:value="19.3" calcext:value-type="float">
            <text:p>19.3</text:p>
          </table:table-cell>
          <table:table-cell table:formula="of:=IF([.F194]&gt;[.$C$3];[.$C$4];[.F194]+0.1*[.G194])" office:value-type="float" office:value="-41.0248582403015" calcext:value-type="float">
            <text:p>-41.0248582403015</text:p>
          </table:table-cell>
          <table:table-cell table:formula="of:=([.$C$5]-([.F195]-[.$C$2]))/[.$C$6]" office:value-type="float" office:value="0.402485824030151" calcext:value-type="float">
            <text:p>0.402485824030151</text:p>
          </table:table-cell>
          <table:table-cell table:formula="of:=IF([.F195]&lt;[.$C$3];[.F195];20)" office:value-type="float" office:value="-41.0248582403015" calcext:value-type="float">
            <text:p>-41.0248582403015</text:p>
          </table:table-cell>
        </table:table-row>
        <table:table-row table:style-name="ro1">
          <table:table-cell table:number-columns-repeated="4"/>
          <table:table-cell office:value-type="float" office:value="19.4" calcext:value-type="float">
            <text:p>19.4</text:p>
          </table:table-cell>
          <table:table-cell table:formula="of:=IF([.F195]&gt;[.$C$3];[.$C$4];[.F195]+0.1*[.G195])" office:value-type="float" office:value="-40.9846096578985" calcext:value-type="float">
            <text:p>-40.9846096578985</text:p>
          </table:table-cell>
          <table:table-cell table:formula="of:=([.$C$5]-([.F196]-[.$C$2]))/[.$C$6]" office:value-type="float" office:value="0.398460965789849" calcext:value-type="float">
            <text:p>0.398460965789849</text:p>
          </table:table-cell>
          <table:table-cell table:formula="of:=IF([.F196]&lt;[.$C$3];[.F196];20)" office:value-type="float" office:value="-40.9846096578985" calcext:value-type="float">
            <text:p>-40.9846096578985</text:p>
          </table:table-cell>
        </table:table-row>
        <table:table-row table:style-name="ro1">
          <table:table-cell table:number-columns-repeated="4"/>
          <table:table-cell office:value-type="float" office:value="19.5" calcext:value-type="float">
            <text:p>19.5</text:p>
          </table:table-cell>
          <table:table-cell table:formula="of:=IF([.F196]&gt;[.$C$3];[.$C$4];[.F196]+0.1*[.G196])" office:value-type="float" office:value="-40.9447635613195" calcext:value-type="float">
            <text:p>-40.9447635613195</text:p>
          </table:table-cell>
          <table:table-cell table:formula="of:=([.$C$5]-([.F197]-[.$C$2]))/[.$C$6]" office:value-type="float" office:value="0.39447635613195" calcext:value-type="float">
            <text:p>0.39447635613195</text:p>
          </table:table-cell>
          <table:table-cell table:formula="of:=IF([.F197]&lt;[.$C$3];[.F197];20)" office:value-type="float" office:value="-40.9447635613195" calcext:value-type="float">
            <text:p>-40.9447635613195</text:p>
          </table:table-cell>
        </table:table-row>
        <table:table-row table:style-name="ro1">
          <table:table-cell table:number-columns-repeated="4"/>
          <table:table-cell office:value-type="float" office:value="19.6" calcext:value-type="float">
            <text:p>19.6</text:p>
          </table:table-cell>
          <table:table-cell table:formula="of:=IF([.F197]&gt;[.$C$3];[.$C$4];[.F197]+0.1*[.G197])" office:value-type="float" office:value="-40.9053159257063" calcext:value-type="float">
            <text:p>-40.9053159257063</text:p>
          </table:table-cell>
          <table:table-cell table:formula="of:=([.$C$5]-([.F198]-[.$C$2]))/[.$C$6]" office:value-type="float" office:value="0.390531592570631" calcext:value-type="float">
            <text:p>0.390531592570631</text:p>
          </table:table-cell>
          <table:table-cell table:formula="of:=IF([.F198]&lt;[.$C$3];[.F198];20)" office:value-type="float" office:value="-40.9053159257063" calcext:value-type="float">
            <text:p>-40.9053159257063</text:p>
          </table:table-cell>
        </table:table-row>
        <table:table-row table:style-name="ro1">
          <table:table-cell table:number-columns-repeated="4"/>
          <table:table-cell office:value-type="float" office:value="19.7" calcext:value-type="float">
            <text:p>19.7</text:p>
          </table:table-cell>
          <table:table-cell table:formula="of:=IF([.F198]&gt;[.$C$3];[.$C$4];[.F198]+0.1*[.G198])" office:value-type="float" office:value="-40.8662627664492" calcext:value-type="float">
            <text:p>-40.8662627664492</text:p>
          </table:table-cell>
          <table:table-cell table:formula="of:=([.$C$5]-([.F199]-[.$C$2]))/[.$C$6]" office:value-type="float" office:value="0.386626276644925" calcext:value-type="float">
            <text:p>0.386626276644925</text:p>
          </table:table-cell>
          <table:table-cell table:formula="of:=IF([.F199]&lt;[.$C$3];[.F199];20)" office:value-type="float" office:value="-40.8662627664492" calcext:value-type="float">
            <text:p>-40.8662627664492</text:p>
          </table:table-cell>
        </table:table-row>
        <table:table-row table:style-name="ro1">
          <table:table-cell table:number-columns-repeated="4"/>
          <table:table-cell office:value-type="float" office:value="19.8" calcext:value-type="float">
            <text:p>19.8</text:p>
          </table:table-cell>
          <table:table-cell table:formula="of:=IF([.F199]&gt;[.$C$3];[.$C$4];[.F199]+0.1*[.G199])" office:value-type="float" office:value="-40.8276001387848" calcext:value-type="float">
            <text:p>-40.8276001387848</text:p>
          </table:table-cell>
          <table:table-cell table:formula="of:=([.$C$5]-([.F200]-[.$C$2]))/[.$C$6]" office:value-type="float" office:value="0.382760013878475" calcext:value-type="float">
            <text:p>0.382760013878475</text:p>
          </table:table-cell>
          <table:table-cell table:formula="of:=IF([.F200]&lt;[.$C$3];[.F200];20)" office:value-type="float" office:value="-40.8276001387848" calcext:value-type="float">
            <text:p>-40.8276001387848</text:p>
          </table:table-cell>
        </table:table-row>
        <table:table-row table:style-name="ro1">
          <table:table-cell table:number-columns-repeated="4"/>
          <table:table-cell office:value-type="float" office:value="19.9" calcext:value-type="float">
            <text:p>19.9</text:p>
          </table:table-cell>
          <table:table-cell table:formula="of:=IF([.F200]&gt;[.$C$3];[.$C$4];[.F200]+0.1*[.G200])" office:value-type="float" office:value="-40.7893241373969" calcext:value-type="float">
            <text:p>-40.7893241373969</text:p>
          </table:table-cell>
          <table:table-cell table:formula="of:=([.$C$5]-([.F201]-[.$C$2]))/[.$C$6]" office:value-type="float" office:value="0.37893241373969" calcext:value-type="float">
            <text:p>0.37893241373969</text:p>
          </table:table-cell>
          <table:table-cell table:formula="of:=IF([.F201]&lt;[.$C$3];[.F201];20)" office:value-type="float" office:value="-40.7893241373969" calcext:value-type="float">
            <text:p>-40.7893241373969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F201]&gt;[.$C$3];[.$C$4];[.F201]+0.1*[.G201])" office:value-type="float" office:value="-40.7514308960229" calcext:value-type="float">
            <text:p>-40.7514308960229</text:p>
          </table:table-cell>
          <table:table-cell table:formula="of:=([.$C$5]-([.F202]-[.$C$2]))/[.$C$6]" office:value-type="float" office:value="0.375143089602293" calcext:value-type="float">
            <text:p>0.375143089602293</text:p>
          </table:table-cell>
          <table:table-cell table:formula="of:=IF([.F202]&lt;[.$C$3];[.F202];20)" office:value-type="float" office:value="-40.7514308960229" calcext:value-type="float">
            <text:p>-40.7514308960229</text:p>
          </table:table-cell>
        </table:table-row>
        <table:table-row table:style-name="ro1">
          <table:table-cell table:number-columns-repeated="4"/>
          <table:table-cell office:value-type="float" office:value="20.1" calcext:value-type="float">
            <text:p>20.1</text:p>
          </table:table-cell>
          <table:table-cell table:formula="of:=IF([.F202]&gt;[.$C$3];[.$C$4];[.F202]+0.1*[.G202])" office:value-type="float" office:value="-40.7139165870627" calcext:value-type="float">
            <text:p>-40.7139165870627</text:p>
          </table:table-cell>
          <table:table-cell table:formula="of:=([.$C$5]-([.F203]-[.$C$2]))/[.$C$6]" office:value-type="float" office:value="0.371391658706271" calcext:value-type="float">
            <text:p>0.371391658706271</text:p>
          </table:table-cell>
          <table:table-cell table:formula="of:=IF([.F203]&lt;[.$C$3];[.F203];20)" office:value-type="float" office:value="-40.7139165870627" calcext:value-type="float">
            <text:p>-40.7139165870627</text:p>
          </table:table-cell>
        </table:table-row>
        <table:table-row table:style-name="ro1">
          <table:table-cell table:number-columns-repeated="4"/>
          <table:table-cell office:value-type="float" office:value="20.2" calcext:value-type="float">
            <text:p>20.2</text:p>
          </table:table-cell>
          <table:table-cell table:formula="of:=IF([.F203]&gt;[.$C$3];[.$C$4];[.F203]+0.1*[.G203])" office:value-type="float" office:value="-40.6767774211921" calcext:value-type="float">
            <text:p>-40.6767774211921</text:p>
          </table:table-cell>
          <table:table-cell table:formula="of:=([.$C$5]-([.F204]-[.$C$2]))/[.$C$6]" office:value-type="float" office:value="0.367677742119208" calcext:value-type="float">
            <text:p>0.367677742119208</text:p>
          </table:table-cell>
          <table:table-cell table:formula="of:=IF([.F204]&lt;[.$C$3];[.F204];20)" office:value-type="float" office:value="-40.6767774211921" calcext:value-type="float">
            <text:p>-40.6767774211921</text:p>
          </table:table-cell>
        </table:table-row>
        <table:table-row table:style-name="ro1">
          <table:table-cell table:number-columns-repeated="4"/>
          <table:table-cell office:value-type="float" office:value="20.3" calcext:value-type="float">
            <text:p>20.3</text:p>
          </table:table-cell>
          <table:table-cell table:formula="of:=IF([.F204]&gt;[.$C$3];[.$C$4];[.F204]+0.1*[.G204])" office:value-type="float" office:value="-40.6400096469802" calcext:value-type="float">
            <text:p>-40.6400096469802</text:p>
          </table:table-cell>
          <table:table-cell table:formula="of:=([.$C$5]-([.F205]-[.$C$2]))/[.$C$6]" office:value-type="float" office:value="0.364000964698015" calcext:value-type="float">
            <text:p>0.364000964698015</text:p>
          </table:table-cell>
          <table:table-cell table:formula="of:=IF([.F205]&lt;[.$C$3];[.F205];20)" office:value-type="float" office:value="-40.6400096469802" calcext:value-type="float">
            <text:p>-40.6400096469802</text:p>
          </table:table-cell>
        </table:table-row>
        <table:table-row table:style-name="ro1">
          <table:table-cell table:number-columns-repeated="4"/>
          <table:table-cell office:value-type="float" office:value="20.4" calcext:value-type="float">
            <text:p>20.4</text:p>
          </table:table-cell>
          <table:table-cell table:formula="of:=IF([.F205]&gt;[.$C$3];[.$C$4];[.F205]+0.1*[.G205])" office:value-type="float" office:value="-40.6036095505104" calcext:value-type="float">
            <text:p>-40.6036095505104</text:p>
          </table:table-cell>
          <table:table-cell table:formula="of:=([.$C$5]-([.F206]-[.$C$2]))/[.$C$6]" office:value-type="float" office:value="0.360360955051035" calcext:value-type="float">
            <text:p>0.360360955051035</text:p>
          </table:table-cell>
          <table:table-cell table:formula="of:=IF([.F206]&lt;[.$C$3];[.F206];20)" office:value-type="float" office:value="-40.6036095505104" calcext:value-type="float">
            <text:p>-40.6036095505104</text:p>
          </table:table-cell>
        </table:table-row>
        <table:table-row table:style-name="ro1">
          <table:table-cell table:number-columns-repeated="4"/>
          <table:table-cell office:value-type="float" office:value="20.5" calcext:value-type="float">
            <text:p>20.5</text:p>
          </table:table-cell>
          <table:table-cell table:formula="of:=IF([.F206]&gt;[.$C$3];[.$C$4];[.F206]+0.1*[.G206])" office:value-type="float" office:value="-40.5675734550052" calcext:value-type="float">
            <text:p>-40.5675734550052</text:p>
          </table:table-cell>
          <table:table-cell table:formula="of:=([.$C$5]-([.F207]-[.$C$2]))/[.$C$6]" office:value-type="float" office:value="0.356757345500524" calcext:value-type="float">
            <text:p>0.356757345500524</text:p>
          </table:table-cell>
          <table:table-cell table:formula="of:=IF([.F207]&lt;[.$C$3];[.F207];20)" office:value-type="float" office:value="-40.5675734550052" calcext:value-type="float">
            <text:p>-40.5675734550052</text:p>
          </table:table-cell>
        </table:table-row>
        <table:table-row table:style-name="ro1">
          <table:table-cell table:number-columns-repeated="4"/>
          <table:table-cell office:value-type="float" office:value="20.6" calcext:value-type="float">
            <text:p>20.6</text:p>
          </table:table-cell>
          <table:table-cell table:formula="of:=IF([.F207]&gt;[.$C$3];[.$C$4];[.F207]+0.1*[.G207])" office:value-type="float" office:value="-40.5318977204552" calcext:value-type="float">
            <text:p>-40.5318977204552</text:p>
          </table:table-cell>
          <table:table-cell table:formula="of:=([.$C$5]-([.F208]-[.$C$2]))/[.$C$6]" office:value-type="float" office:value="0.353189772045519" calcext:value-type="float">
            <text:p>0.353189772045519</text:p>
          </table:table-cell>
          <table:table-cell table:formula="of:=IF([.F208]&lt;[.$C$3];[.F208];20)" office:value-type="float" office:value="-40.5318977204552" calcext:value-type="float">
            <text:p>-40.5318977204552</text:p>
          </table:table-cell>
        </table:table-row>
        <table:table-row table:style-name="ro1">
          <table:table-cell table:number-columns-repeated="4"/>
          <table:table-cell office:value-type="float" office:value="20.7" calcext:value-type="float">
            <text:p>20.7</text:p>
          </table:table-cell>
          <table:table-cell table:formula="of:=IF([.F208]&gt;[.$C$3];[.$C$4];[.F208]+0.1*[.G208])" office:value-type="float" office:value="-40.4965787432506" calcext:value-type="float">
            <text:p>-40.4965787432506</text:p>
          </table:table-cell>
          <table:table-cell table:formula="of:=([.$C$5]-([.F209]-[.$C$2]))/[.$C$6]" office:value-type="float" office:value="0.349657874325064" calcext:value-type="float">
            <text:p>0.349657874325064</text:p>
          </table:table-cell>
          <table:table-cell table:formula="of:=IF([.F209]&lt;[.$C$3];[.F209];20)" office:value-type="float" office:value="-40.4965787432506" calcext:value-type="float">
            <text:p>-40.4965787432506</text:p>
          </table:table-cell>
        </table:table-row>
        <table:table-row table:style-name="ro1">
          <table:table-cell table:number-columns-repeated="4"/>
          <table:table-cell office:value-type="float" office:value="20.8" calcext:value-type="float">
            <text:p>20.8</text:p>
          </table:table-cell>
          <table:table-cell table:formula="of:=IF([.F209]&gt;[.$C$3];[.$C$4];[.F209]+0.1*[.G209])" office:value-type="float" office:value="-40.4616129558181" calcext:value-type="float">
            <text:p>-40.4616129558181</text:p>
          </table:table-cell>
          <table:table-cell table:formula="of:=([.$C$5]-([.F210]-[.$C$2]))/[.$C$6]" office:value-type="float" office:value="0.346161295581813" calcext:value-type="float">
            <text:p>0.346161295581813</text:p>
          </table:table-cell>
          <table:table-cell table:formula="of:=IF([.F210]&lt;[.$C$3];[.F210];20)" office:value-type="float" office:value="-40.4616129558181" calcext:value-type="float">
            <text:p>-40.4616129558181</text:p>
          </table:table-cell>
        </table:table-row>
        <table:table-row table:style-name="ro1">
          <table:table-cell table:number-columns-repeated="4"/>
          <table:table-cell office:value-type="float" office:value="20.9" calcext:value-type="float">
            <text:p>20.9</text:p>
          </table:table-cell>
          <table:table-cell table:formula="of:=IF([.F210]&gt;[.$C$3];[.$C$4];[.F210]+0.1*[.G210])" office:value-type="float" office:value="-40.42699682626" calcext:value-type="float">
            <text:p>-40.42699682626</text:p>
          </table:table-cell>
          <table:table-cell table:formula="of:=([.$C$5]-([.F211]-[.$C$2]))/[.$C$6]" office:value-type="float" office:value="0.342699682625995" calcext:value-type="float">
            <text:p>0.342699682625995</text:p>
          </table:table-cell>
          <table:table-cell table:formula="of:=IF([.F211]&lt;[.$C$3];[.F211];20)" office:value-type="float" office:value="-40.42699682626" calcext:value-type="float">
            <text:p>-40.42699682626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IF([.F211]&gt;[.$C$3];[.$C$4];[.F211]+0.1*[.G211])" office:value-type="float" office:value="-40.3927268579974" calcext:value-type="float">
            <text:p>-40.3927268579974</text:p>
          </table:table-cell>
          <table:table-cell table:formula="of:=([.$C$5]-([.F212]-[.$C$2]))/[.$C$6]" office:value-type="float" office:value="0.339272685799735" calcext:value-type="float">
            <text:p>0.339272685799735</text:p>
          </table:table-cell>
          <table:table-cell table:formula="of:=IF([.F212]&lt;[.$C$3];[.F212];20)" office:value-type="float" office:value="-40.3927268579974" calcext:value-type="float">
            <text:p>-40.3927268579974</text:p>
          </table:table-cell>
        </table:table-row>
        <table:table-row table:style-name="ro1">
          <table:table-cell table:number-columns-repeated="4"/>
          <table:table-cell office:value-type="float" office:value="21.1" calcext:value-type="float">
            <text:p>21.1</text:p>
          </table:table-cell>
          <table:table-cell table:formula="of:=IF([.F212]&gt;[.$C$3];[.$C$4];[.F212]+0.1*[.G212])" office:value-type="float" office:value="-40.3587995894174" calcext:value-type="float">
            <text:p>-40.3587995894174</text:p>
          </table:table-cell>
          <table:table-cell table:formula="of:=([.$C$5]-([.F213]-[.$C$2]))/[.$C$6]" office:value-type="float" office:value="0.335879958941738" calcext:value-type="float">
            <text:p>0.335879958941738</text:p>
          </table:table-cell>
          <table:table-cell table:formula="of:=IF([.F213]&lt;[.$C$3];[.F213];20)" office:value-type="float" office:value="-40.3587995894174" calcext:value-type="float">
            <text:p>-40.3587995894174</text:p>
          </table:table-cell>
        </table:table-row>
        <table:table-row table:style-name="ro1">
          <table:table-cell table:number-columns-repeated="4"/>
          <table:table-cell office:value-type="float" office:value="21.2" calcext:value-type="float">
            <text:p>21.2</text:p>
          </table:table-cell>
          <table:table-cell table:formula="of:=IF([.F213]&gt;[.$C$3];[.$C$4];[.F213]+0.1*[.G213])" office:value-type="float" office:value="-40.3252115935232" calcext:value-type="float">
            <text:p>-40.3252115935232</text:p>
          </table:table-cell>
          <table:table-cell table:formula="of:=([.$C$5]-([.F214]-[.$C$2]))/[.$C$6]" office:value-type="float" office:value="0.332521159352321" calcext:value-type="float">
            <text:p>0.332521159352321</text:p>
          </table:table-cell>
          <table:table-cell table:formula="of:=IF([.F214]&lt;[.$C$3];[.F214];20)" office:value-type="float" office:value="-40.3252115935232" calcext:value-type="float">
            <text:p>-40.3252115935232</text:p>
          </table:table-cell>
        </table:table-row>
        <table:table-row table:style-name="ro1">
          <table:table-cell table:number-columns-repeated="4"/>
          <table:table-cell office:value-type="float" office:value="21.3" calcext:value-type="float">
            <text:p>21.3</text:p>
          </table:table-cell>
          <table:table-cell table:formula="of:=IF([.F214]&gt;[.$C$3];[.$C$4];[.F214]+0.1*[.G214])" office:value-type="float" office:value="-40.291959477588" calcext:value-type="float">
            <text:p>-40.291959477588</text:p>
          </table:table-cell>
          <table:table-cell table:formula="of:=([.$C$5]-([.F215]-[.$C$2]))/[.$C$6]" office:value-type="float" office:value="0.329195947758797" calcext:value-type="float">
            <text:p>0.329195947758797</text:p>
          </table:table-cell>
          <table:table-cell table:formula="of:=IF([.F215]&lt;[.$C$3];[.F215];20)" office:value-type="float" office:value="-40.291959477588" calcext:value-type="float">
            <text:p>-40.291959477588</text:p>
          </table:table-cell>
        </table:table-row>
        <table:table-row table:style-name="ro1">
          <table:table-cell table:number-columns-repeated="4"/>
          <table:table-cell office:value-type="float" office:value="21.4" calcext:value-type="float">
            <text:p>21.4</text:p>
          </table:table-cell>
          <table:table-cell table:formula="of:=IF([.F215]&gt;[.$C$3];[.$C$4];[.F215]+0.1*[.G215])" office:value-type="float" office:value="-40.2590398828121" calcext:value-type="float">
            <text:p>-40.2590398828121</text:p>
          </table:table-cell>
          <table:table-cell table:formula="of:=([.$C$5]-([.F216]-[.$C$2]))/[.$C$6]" office:value-type="float" office:value="0.32590398828121" calcext:value-type="float">
            <text:p>0.32590398828121</text:p>
          </table:table-cell>
          <table:table-cell table:formula="of:=IF([.F216]&lt;[.$C$3];[.F216];20)" office:value-type="float" office:value="-40.2590398828121" calcext:value-type="float">
            <text:p>-40.2590398828121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  <table:table-cell table:formula="of:=IF([.F216]&gt;[.$C$3];[.$C$4];[.F216]+0.1*[.G216])" office:value-type="float" office:value="-40.226449483984" calcext:value-type="float">
            <text:p>-40.226449483984</text:p>
          </table:table-cell>
          <table:table-cell table:formula="of:=([.$C$5]-([.F217]-[.$C$2]))/[.$C$6]" office:value-type="float" office:value="0.322644948398398" calcext:value-type="float">
            <text:p>0.322644948398398</text:p>
          </table:table-cell>
          <table:table-cell table:formula="of:=IF([.F217]&lt;[.$C$3];[.F217];20)" office:value-type="float" office:value="-40.226449483984" calcext:value-type="float">
            <text:p>-40.226449483984</text:p>
          </table:table-cell>
        </table:table-row>
        <table:table-row table:style-name="ro1">
          <table:table-cell table:number-columns-repeated="4"/>
          <table:table-cell office:value-type="float" office:value="21.6" calcext:value-type="float">
            <text:p>21.6</text:p>
          </table:table-cell>
          <table:table-cell table:formula="of:=IF([.F217]&gt;[.$C$3];[.$C$4];[.F217]+0.1*[.G217])" office:value-type="float" office:value="-40.1941849891441" calcext:value-type="float">
            <text:p>-40.1941849891441</text:p>
          </table:table-cell>
          <table:table-cell table:formula="of:=([.$C$5]-([.F218]-[.$C$2]))/[.$C$6]" office:value-type="float" office:value="0.319418498914414" calcext:value-type="float">
            <text:p>0.319418498914414</text:p>
          </table:table-cell>
          <table:table-cell table:formula="of:=IF([.F218]&lt;[.$C$3];[.F218];20)" office:value-type="float" office:value="-40.1941849891441" calcext:value-type="float">
            <text:p>-40.1941849891441</text:p>
          </table:table-cell>
        </table:table-row>
        <table:table-row table:style-name="ro1">
          <table:table-cell table:number-columns-repeated="4"/>
          <table:table-cell office:value-type="float" office:value="21.7" calcext:value-type="float">
            <text:p>21.7</text:p>
          </table:table-cell>
          <table:table-cell table:formula="of:=IF([.F218]&gt;[.$C$3];[.$C$4];[.F218]+0.1*[.G218])" office:value-type="float" office:value="-40.1622431392527" calcext:value-type="float">
            <text:p>-40.1622431392527</text:p>
          </table:table-cell>
          <table:table-cell table:formula="of:=([.$C$5]-([.F219]-[.$C$2]))/[.$C$6]" office:value-type="float" office:value="0.31622431392527" calcext:value-type="float">
            <text:p>0.31622431392527</text:p>
          </table:table-cell>
          <table:table-cell table:formula="of:=IF([.F219]&lt;[.$C$3];[.F219];20)" office:value-type="float" office:value="-40.1622431392527" calcext:value-type="float">
            <text:p>-40.1622431392527</text:p>
          </table:table-cell>
        </table:table-row>
        <table:table-row table:style-name="ro1">
          <table:table-cell table:number-columns-repeated="4"/>
          <table:table-cell office:value-type="float" office:value="21.8" calcext:value-type="float">
            <text:p>21.8</text:p>
          </table:table-cell>
          <table:table-cell table:formula="of:=IF([.F219]&gt;[.$C$3];[.$C$4];[.F219]+0.1*[.G219])" office:value-type="float" office:value="-40.1306207078602" calcext:value-type="float">
            <text:p>-40.1306207078602</text:p>
          </table:table-cell>
          <table:table-cell table:formula="of:=([.$C$5]-([.F220]-[.$C$2]))/[.$C$6]" office:value-type="float" office:value="0.313062070786017" calcext:value-type="float">
            <text:p>0.313062070786017</text:p>
          </table:table-cell>
          <table:table-cell table:formula="of:=IF([.F220]&lt;[.$C$3];[.F220];20)" office:value-type="float" office:value="-40.1306207078602" calcext:value-type="float">
            <text:p>-40.1306207078602</text:p>
          </table:table-cell>
        </table:table-row>
        <table:table-row table:style-name="ro1">
          <table:table-cell table:number-columns-repeated="4"/>
          <table:table-cell office:value-type="float" office:value="21.9" calcext:value-type="float">
            <text:p>21.9</text:p>
          </table:table-cell>
          <table:table-cell table:formula="of:=IF([.F220]&gt;[.$C$3];[.$C$4];[.F220]+0.1*[.G220])" office:value-type="float" office:value="-40.0993145007816" calcext:value-type="float">
            <text:p>-40.0993145007816</text:p>
          </table:table-cell>
          <table:table-cell table:formula="of:=([.$C$5]-([.F221]-[.$C$2]))/[.$C$6]" office:value-type="float" office:value="0.309931450078157" calcext:value-type="float">
            <text:p>0.309931450078157</text:p>
          </table:table-cell>
          <table:table-cell table:formula="of:=IF([.F221]&lt;[.$C$3];[.F221];20)" office:value-type="float" office:value="-40.0993145007816" calcext:value-type="float">
            <text:p>-40.0993145007816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IF([.F221]&gt;[.$C$3];[.$C$4];[.F221]+0.1*[.G221])" office:value-type="float" office:value="-40.0683213557738" calcext:value-type="float">
            <text:p>-40.0683213557738</text:p>
          </table:table-cell>
          <table:table-cell table:formula="of:=([.$C$5]-([.F222]-[.$C$2]))/[.$C$6]" office:value-type="float" office:value="0.306832135577376" calcext:value-type="float">
            <text:p>0.306832135577376</text:p>
          </table:table-cell>
          <table:table-cell table:formula="of:=IF([.F222]&lt;[.$C$3];[.F222];20)" office:value-type="float" office:value="-40.0683213557738" calcext:value-type="float">
            <text:p>-40.0683213557738</text:p>
          </table:table-cell>
        </table:table-row>
        <table:table-row table:style-name="ro1">
          <table:table-cell table:number-columns-repeated="4"/>
          <table:table-cell office:value-type="float" office:value="22.1" calcext:value-type="float">
            <text:p>22.1</text:p>
          </table:table-cell>
          <table:table-cell table:formula="of:=IF([.F222]&gt;[.$C$3];[.$C$4];[.F222]+0.1*[.G222])" office:value-type="float" office:value="-40.037638142216" calcext:value-type="float">
            <text:p>-40.037638142216</text:p>
          </table:table-cell>
          <table:table-cell table:formula="of:=([.$C$5]-([.F223]-[.$C$2]))/[.$C$6]" office:value-type="float" office:value="0.303763814221602" calcext:value-type="float">
            <text:p>0.303763814221602</text:p>
          </table:table-cell>
          <table:table-cell table:formula="of:=IF([.F223]&lt;[.$C$3];[.F223];20)" office:value-type="float" office:value="-40.037638142216" calcext:value-type="float">
            <text:p>-40.037638142216</text:p>
          </table:table-cell>
        </table:table-row>
        <table:table-row table:style-name="ro1">
          <table:table-cell table:number-columns-repeated="4"/>
          <table:table-cell office:value-type="float" office:value="22.2" calcext:value-type="float">
            <text:p>22.2</text:p>
          </table:table-cell>
          <table:table-cell table:formula="of:=IF([.F223]&gt;[.$C$3];[.$C$4];[.F223]+0.1*[.G223])" office:value-type="float" office:value="-40.0072617607939" calcext:value-type="float">
            <text:p>-40.0072617607939</text:p>
          </table:table-cell>
          <table:table-cell table:formula="of:=([.$C$5]-([.F224]-[.$C$2]))/[.$C$6]" office:value-type="float" office:value="0.300726176079387" calcext:value-type="float">
            <text:p>0.300726176079387</text:p>
          </table:table-cell>
          <table:table-cell table:formula="of:=IF([.F224]&lt;[.$C$3];[.F224];20)" office:value-type="float" office:value="-40.0072617607939" calcext:value-type="float">
            <text:p>-40.0072617607939</text:p>
          </table:table-cell>
        </table:table-row>
        <table:table-row table:style-name="ro1">
          <table:table-cell table:number-columns-repeated="4"/>
          <table:table-cell office:value-type="float" office:value="22.3" calcext:value-type="float">
            <text:p>22.3</text:p>
          </table:table-cell>
          <table:table-cell table:formula="of:=IF([.F224]&gt;[.$C$3];[.$C$4];[.F224]+0.1*[.G224])" office:value-type="float" office:value="-39.9771891431859" calcext:value-type="float">
            <text:p>-39.9771891431859</text:p>
          </table:table-cell>
          <table:table-cell table:formula="of:=([.$C$5]-([.F225]-[.$C$2]))/[.$C$6]" office:value-type="float" office:value="0.297718914318592" calcext:value-type="float">
            <text:p>0.297718914318592</text:p>
          </table:table-cell>
          <table:table-cell table:formula="of:=IF([.F225]&lt;[.$C$3];[.F225];20)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float" office:value="22.4" calcext:value-type="float">
            <text:p>22.4</text:p>
          </table:table-cell>
          <table:table-cell table:formula="of:=IF([.F225]&gt;[.$C$3];[.$C$4];[.F225]+0.1*[.G225])" office:value-type="float" office:value="-70" calcext:value-type="float">
            <text:p>-70</text:p>
          </table:table-cell>
          <table:table-cell table:formula="of:=([.$C$5]-([.F226]-[.$C$2]))/[.$C$6]" office:value-type="float" office:value="3.3" calcext:value-type="float">
            <text:p>3.3</text:p>
          </table:table-cell>
          <table:table-cell table:formula="of:=IF([.F226]&lt;[.$C$3];[.F226];20)" office:value-type="float" office:value="-70" calcext:value-type="float">
            <text:p>-70</text:p>
          </table:table-cell>
        </table:table-row>
        <table:table-row table:style-name="ro1">
          <table:table-cell table:number-columns-repeated="4"/>
          <table:table-cell office:value-type="float" office:value="22.5" calcext:value-type="float">
            <text:p>22.5</text:p>
          </table:table-cell>
          <table:table-cell table:formula="of:=IF([.F226]&gt;[.$C$3];[.$C$4];[.F226]+0.1*[.G226])" office:value-type="float" office:value="-69.67" calcext:value-type="float">
            <text:p>-69.67</text:p>
          </table:table-cell>
          <table:table-cell table:formula="of:=([.$C$5]-([.F227]-[.$C$2]))/[.$C$6]" office:value-type="float" office:value="3.267" calcext:value-type="float">
            <text:p>3.267</text:p>
          </table:table-cell>
          <table:table-cell table:formula="of:=IF([.F227]&lt;[.$C$3];[.F227];20)" office:value-type="float" office:value="-69.67" calcext:value-type="float">
            <text:p>-69.67</text:p>
          </table:table-cell>
        </table:table-row>
        <table:table-row table:style-name="ro1">
          <table:table-cell table:number-columns-repeated="4"/>
          <table:table-cell office:value-type="float" office:value="22.6" calcext:value-type="float">
            <text:p>22.6</text:p>
          </table:table-cell>
          <table:table-cell table:formula="of:=IF([.F227]&gt;[.$C$3];[.$C$4];[.F227]+0.1*[.G227])" office:value-type="float" office:value="-69.3433" calcext:value-type="float">
            <text:p>-69.3433</text:p>
          </table:table-cell>
          <table:table-cell table:formula="of:=([.$C$5]-([.F228]-[.$C$2]))/[.$C$6]" office:value-type="float" office:value="3.23433" calcext:value-type="float">
            <text:p>3.23433</text:p>
          </table:table-cell>
          <table:table-cell table:formula="of:=IF([.F228]&lt;[.$C$3];[.F228];20)" office:value-type="float" office:value="-69.3433" calcext:value-type="float">
            <text:p>-69.3433</text:p>
          </table:table-cell>
        </table:table-row>
        <table:table-row table:style-name="ro1">
          <table:table-cell table:number-columns-repeated="4"/>
          <table:table-cell office:value-type="float" office:value="22.7" calcext:value-type="float">
            <text:p>22.7</text:p>
          </table:table-cell>
          <table:table-cell table:formula="of:=IF([.F228]&gt;[.$C$3];[.$C$4];[.F228]+0.1*[.G228])" office:value-type="float" office:value="-69.019867" calcext:value-type="float">
            <text:p>-69.019867</text:p>
          </table:table-cell>
          <table:table-cell table:formula="of:=([.$C$5]-([.F229]-[.$C$2]))/[.$C$6]" office:value-type="float" office:value="3.2019867" calcext:value-type="float">
            <text:p>3.2019867</text:p>
          </table:table-cell>
          <table:table-cell table:formula="of:=IF([.F229]&lt;[.$C$3];[.F229];20)" office:value-type="float" office:value="-69.019867" calcext:value-type="float">
            <text:p>-69.019867</text:p>
          </table:table-cell>
        </table:table-row>
        <table:table-row table:style-name="ro1">
          <table:table-cell table:number-columns-repeated="4"/>
          <table:table-cell office:value-type="float" office:value="22.8" calcext:value-type="float">
            <text:p>22.8</text:p>
          </table:table-cell>
          <table:table-cell table:formula="of:=IF([.F229]&gt;[.$C$3];[.$C$4];[.F229]+0.1*[.G229])" office:value-type="float" office:value="-68.69966833" calcext:value-type="float">
            <text:p>-68.69966833</text:p>
          </table:table-cell>
          <table:table-cell table:formula="of:=([.$C$5]-([.F230]-[.$C$2]))/[.$C$6]" office:value-type="float" office:value="3.169966833" calcext:value-type="float">
            <text:p>3.169966833</text:p>
          </table:table-cell>
          <table:table-cell table:formula="of:=IF([.F230]&lt;[.$C$3];[.F230];20)" office:value-type="float" office:value="-68.69966833" calcext:value-type="float">
            <text:p>-68.69966833</text:p>
          </table:table-cell>
        </table:table-row>
        <table:table-row table:style-name="ro1">
          <table:table-cell table:number-columns-repeated="4"/>
          <table:table-cell office:value-type="float" office:value="22.9" calcext:value-type="float">
            <text:p>22.9</text:p>
          </table:table-cell>
          <table:table-cell table:formula="of:=IF([.F230]&gt;[.$C$3];[.$C$4];[.F230]+0.1*[.G230])" office:value-type="float" office:value="-68.3826716467" calcext:value-type="float">
            <text:p>-68.3826716467</text:p>
          </table:table-cell>
          <table:table-cell table:formula="of:=([.$C$5]-([.F231]-[.$C$2]))/[.$C$6]" office:value-type="float" office:value="3.13826716467" calcext:value-type="float">
            <text:p>3.13826716467</text:p>
          </table:table-cell>
          <table:table-cell table:formula="of:=IF([.F231]&lt;[.$C$3];[.F231];20)" office:value-type="float" office:value="-68.3826716467" calcext:value-type="float">
            <text:p>-68.3826716467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IF([.F231]&gt;[.$C$3];[.$C$4];[.F231]+0.1*[.G231])" office:value-type="float" office:value="-68.068844930233" calcext:value-type="float">
            <text:p>-68.068844930233</text:p>
          </table:table-cell>
          <table:table-cell table:formula="of:=([.$C$5]-([.F232]-[.$C$2]))/[.$C$6]" office:value-type="float" office:value="3.1068844930233" calcext:value-type="float">
            <text:p>3.1068844930233</text:p>
          </table:table-cell>
          <table:table-cell table:formula="of:=IF([.F232]&lt;[.$C$3];[.F232];20)" office:value-type="float" office:value="-68.068844930233" calcext:value-type="float">
            <text:p>-68.068844930233</text:p>
          </table:table-cell>
        </table:table-row>
        <table:table-row table:style-name="ro1">
          <table:table-cell table:number-columns-repeated="4"/>
          <table:table-cell office:value-type="float" office:value="23.1" calcext:value-type="float">
            <text:p>23.1</text:p>
          </table:table-cell>
          <table:table-cell table:formula="of:=IF([.F232]&gt;[.$C$3];[.$C$4];[.F232]+0.1*[.G232])" office:value-type="float" office:value="-67.7581564809307" calcext:value-type="float">
            <text:p>-67.7581564809307</text:p>
          </table:table-cell>
          <table:table-cell table:formula="of:=([.$C$5]-([.F233]-[.$C$2]))/[.$C$6]" office:value-type="float" office:value="3.07581564809307" calcext:value-type="float">
            <text:p>3.07581564809307</text:p>
          </table:table-cell>
          <table:table-cell table:formula="of:=IF([.F233]&lt;[.$C$3];[.F233];20)" office:value-type="float" office:value="-67.7581564809307" calcext:value-type="float">
            <text:p>-67.7581564809307</text:p>
          </table:table-cell>
        </table:table-row>
        <table:table-row table:style-name="ro1">
          <table:table-cell table:number-columns-repeated="4"/>
          <table:table-cell office:value-type="float" office:value="23.2" calcext:value-type="float">
            <text:p>23.2</text:p>
          </table:table-cell>
          <table:table-cell table:formula="of:=IF([.F233]&gt;[.$C$3];[.$C$4];[.F233]+0.1*[.G233])" office:value-type="float" office:value="-67.4505749161214" calcext:value-type="float">
            <text:p>-67.4505749161214</text:p>
          </table:table-cell>
          <table:table-cell table:formula="of:=([.$C$5]-([.F234]-[.$C$2]))/[.$C$6]" office:value-type="float" office:value="3.04505749161214" calcext:value-type="float">
            <text:p>3.04505749161214</text:p>
          </table:table-cell>
          <table:table-cell table:formula="of:=IF([.F234]&lt;[.$C$3];[.F234];20)" office:value-type="float" office:value="-67.4505749161214" calcext:value-type="float">
            <text:p>-67.4505749161214</text:p>
          </table:table-cell>
        </table:table-row>
        <table:table-row table:style-name="ro1">
          <table:table-cell table:number-columns-repeated="4"/>
          <table:table-cell office:value-type="float" office:value="23.3" calcext:value-type="float">
            <text:p>23.3</text:p>
          </table:table-cell>
          <table:table-cell table:formula="of:=IF([.F234]&gt;[.$C$3];[.$C$4];[.F234]+0.1*[.G234])" office:value-type="float" office:value="-67.1460691669602" calcext:value-type="float">
            <text:p>-67.1460691669602</text:p>
          </table:table-cell>
          <table:table-cell table:formula="of:=([.$C$5]-([.F235]-[.$C$2]))/[.$C$6]" office:value-type="float" office:value="3.01460691669601" calcext:value-type="float">
            <text:p>3.01460691669601</text:p>
          </table:table-cell>
          <table:table-cell table:formula="of:=IF([.F235]&lt;[.$C$3];[.F235];20)" office:value-type="float" office:value="-67.1460691669602" calcext:value-type="float">
            <text:p>-67.1460691669602</text:p>
          </table:table-cell>
        </table:table-row>
        <table:table-row table:style-name="ro1">
          <table:table-cell table:number-columns-repeated="4"/>
          <table:table-cell office:value-type="float" office:value="23.4" calcext:value-type="float">
            <text:p>23.4</text:p>
          </table:table-cell>
          <table:table-cell table:formula="of:=IF([.F235]&gt;[.$C$3];[.$C$4];[.F235]+0.1*[.G235])" office:value-type="float" office:value="-66.8446084752905" calcext:value-type="float">
            <text:p>-66.8446084752905</text:p>
          </table:table-cell>
          <table:table-cell table:formula="of:=([.$C$5]-([.F236]-[.$C$2]))/[.$C$6]" office:value-type="float" office:value="2.98446084752905" calcext:value-type="float">
            <text:p>2.98446084752905</text:p>
          </table:table-cell>
          <table:table-cell table:formula="of:=IF([.F236]&lt;[.$C$3];[.F236];20)" office:value-type="float" office:value="-66.8446084752905" calcext:value-type="float">
            <text:p>-66.8446084752905</text:p>
          </table:table-cell>
        </table:table-row>
        <table:table-row table:style-name="ro1">
          <table:table-cell table:number-columns-repeated="4"/>
          <table:table-cell office:value-type="float" office:value="23.5" calcext:value-type="float">
            <text:p>23.5</text:p>
          </table:table-cell>
          <table:table-cell table:formula="of:=IF([.F236]&gt;[.$C$3];[.$C$4];[.F236]+0.1*[.G236])" office:value-type="float" office:value="-66.5461623905376" calcext:value-type="float">
            <text:p>-66.5461623905376</text:p>
          </table:table-cell>
          <table:table-cell table:formula="of:=([.$C$5]-([.F237]-[.$C$2]))/[.$C$6]" office:value-type="float" office:value="2.95461623905376" calcext:value-type="float">
            <text:p>2.95461623905376</text:p>
          </table:table-cell>
          <table:table-cell table:formula="of:=IF([.F237]&lt;[.$C$3];[.F237];20)" office:value-type="float" office:value="-66.5461623905376" calcext:value-type="float">
            <text:p>-66.5461623905376</text:p>
          </table:table-cell>
        </table:table-row>
        <table:table-row table:style-name="ro1">
          <table:table-cell table:number-columns-repeated="4"/>
          <table:table-cell office:value-type="float" office:value="23.6" calcext:value-type="float">
            <text:p>23.6</text:p>
          </table:table-cell>
          <table:table-cell table:formula="of:=IF([.F237]&gt;[.$C$3];[.$C$4];[.F237]+0.1*[.G237])" office:value-type="float" office:value="-66.2507007666323" calcext:value-type="float">
            <text:p>-66.2507007666323</text:p>
          </table:table-cell>
          <table:table-cell table:formula="of:=([.$C$5]-([.F238]-[.$C$2]))/[.$C$6]" office:value-type="float" office:value="2.92507007666322" calcext:value-type="float">
            <text:p>2.92507007666322</text:p>
          </table:table-cell>
          <table:table-cell table:formula="of:=IF([.F238]&lt;[.$C$3];[.F238];20)" office:value-type="float" office:value="-66.2507007666323" calcext:value-type="float">
            <text:p>-66.2507007666323</text:p>
          </table:table-cell>
        </table:table-row>
        <table:table-row table:style-name="ro1">
          <table:table-cell table:number-columns-repeated="4"/>
          <table:table-cell office:value-type="float" office:value="23.7" calcext:value-type="float">
            <text:p>23.7</text:p>
          </table:table-cell>
          <table:table-cell table:formula="of:=IF([.F238]&gt;[.$C$3];[.$C$4];[.F238]+0.1*[.G238])" office:value-type="float" office:value="-65.9581937589659" calcext:value-type="float">
            <text:p>-65.9581937589659</text:p>
          </table:table-cell>
          <table:table-cell table:formula="of:=([.$C$5]-([.F239]-[.$C$2]))/[.$C$6]" office:value-type="float" office:value="2.89581937589659" calcext:value-type="float">
            <text:p>2.89581937589659</text:p>
          </table:table-cell>
          <table:table-cell table:formula="of:=IF([.F239]&lt;[.$C$3];[.F239];20)" office:value-type="float" office:value="-65.9581937589659" calcext:value-type="float">
            <text:p>-65.9581937589659</text:p>
          </table:table-cell>
        </table:table-row>
        <table:table-row table:style-name="ro1">
          <table:table-cell table:number-columns-repeated="4"/>
          <table:table-cell office:value-type="float" office:value="23.8" calcext:value-type="float">
            <text:p>23.8</text:p>
          </table:table-cell>
          <table:table-cell table:formula="of:=IF([.F239]&gt;[.$C$3];[.$C$4];[.F239]+0.1*[.G239])" office:value-type="float" office:value="-65.6686118213763" calcext:value-type="float">
            <text:p>-65.6686118213763</text:p>
          </table:table-cell>
          <table:table-cell table:formula="of:=([.$C$5]-([.F240]-[.$C$2]))/[.$C$6]" office:value-type="float" office:value="2.86686118213763" calcext:value-type="float">
            <text:p>2.86686118213763</text:p>
          </table:table-cell>
          <table:table-cell table:formula="of:=IF([.F240]&lt;[.$C$3];[.F240];20)" office:value-type="float" office:value="-65.6686118213763" calcext:value-type="float">
            <text:p>-65.6686118213763</text:p>
          </table:table-cell>
        </table:table-row>
        <table:table-row table:style-name="ro1">
          <table:table-cell table:number-columns-repeated="4"/>
          <table:table-cell office:value-type="float" office:value="23.9" calcext:value-type="float">
            <text:p>23.9</text:p>
          </table:table-cell>
          <table:table-cell table:formula="of:=IF([.F240]&gt;[.$C$3];[.$C$4];[.F240]+0.1*[.G240])" office:value-type="float" office:value="-65.3819257031625" calcext:value-type="float">
            <text:p>-65.3819257031625</text:p>
          </table:table-cell>
          <table:table-cell table:formula="of:=([.$C$5]-([.F241]-[.$C$2]))/[.$C$6]" office:value-type="float" office:value="2.83819257031625" calcext:value-type="float">
            <text:p>2.83819257031625</text:p>
          </table:table-cell>
          <table:table-cell table:formula="of:=IF([.F241]&lt;[.$C$3];[.F241];20)" office:value-type="float" office:value="-65.3819257031625" calcext:value-type="float">
            <text:p>-65.3819257031625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IF([.F241]&gt;[.$C$3];[.$C$4];[.F241]+0.1*[.G241])" office:value-type="float" office:value="-65.0981064461309" calcext:value-type="float">
            <text:p>-65.0981064461309</text:p>
          </table:table-cell>
          <table:table-cell table:formula="of:=([.$C$5]-([.F242]-[.$C$2]))/[.$C$6]" office:value-type="float" office:value="2.80981064461309" calcext:value-type="float">
            <text:p>2.80981064461309</text:p>
          </table:table-cell>
          <table:table-cell table:formula="of:=IF([.F242]&lt;[.$C$3];[.F242];20)" office:value-type="float" office:value="-65.0981064461309" calcext:value-type="float">
            <text:p>-65.0981064461309</text:p>
          </table:table-cell>
        </table:table-row>
        <table:table-row table:style-name="ro1">
          <table:table-cell table:number-columns-repeated="4"/>
          <table:table-cell office:value-type="float" office:value="24.1" calcext:value-type="float">
            <text:p>24.1</text:p>
          </table:table-cell>
          <table:table-cell table:formula="of:=IF([.F242]&gt;[.$C$3];[.$C$4];[.F242]+0.1*[.G242])" office:value-type="float" office:value="-64.8171253816696" calcext:value-type="float">
            <text:p>-64.8171253816696</text:p>
          </table:table-cell>
          <table:table-cell table:formula="of:=([.$C$5]-([.F243]-[.$C$2]))/[.$C$6]" office:value-type="float" office:value="2.78171253816696" calcext:value-type="float">
            <text:p>2.78171253816696</text:p>
          </table:table-cell>
          <table:table-cell table:formula="of:=IF([.F243]&lt;[.$C$3];[.F243];20)" office:value-type="float" office:value="-64.8171253816696" calcext:value-type="float">
            <text:p>-64.8171253816696</text:p>
          </table:table-cell>
        </table:table-row>
        <table:table-row table:style-name="ro1">
          <table:table-cell table:number-columns-repeated="4"/>
          <table:table-cell office:value-type="float" office:value="24.2" calcext:value-type="float">
            <text:p>24.2</text:p>
          </table:table-cell>
          <table:table-cell table:formula="of:=IF([.F243]&gt;[.$C$3];[.$C$4];[.F243]+0.1*[.G243])" office:value-type="float" office:value="-64.5389541278529" calcext:value-type="float">
            <text:p>-64.5389541278529</text:p>
          </table:table-cell>
          <table:table-cell table:formula="of:=([.$C$5]-([.F244]-[.$C$2]))/[.$C$6]" office:value-type="float" office:value="2.75389541278529" calcext:value-type="float">
            <text:p>2.75389541278529</text:p>
          </table:table-cell>
          <table:table-cell table:formula="of:=IF([.F244]&lt;[.$C$3];[.F244];20)" office:value-type="float" office:value="-64.5389541278529" calcext:value-type="float">
            <text:p>-64.5389541278529</text:p>
          </table:table-cell>
        </table:table-row>
        <table:table-row table:style-name="ro1">
          <table:table-cell table:number-columns-repeated="4"/>
          <table:table-cell office:value-type="float" office:value="24.3" calcext:value-type="float">
            <text:p>24.3</text:p>
          </table:table-cell>
          <table:table-cell table:formula="of:=IF([.F244]&gt;[.$C$3];[.$C$4];[.F244]+0.1*[.G244])" office:value-type="float" office:value="-64.2635645865744" calcext:value-type="float">
            <text:p>-64.2635645865744</text:p>
          </table:table-cell>
          <table:table-cell table:formula="of:=([.$C$5]-([.F245]-[.$C$2]))/[.$C$6]" office:value-type="float" office:value="2.72635645865743" calcext:value-type="float">
            <text:p>2.72635645865743</text:p>
          </table:table-cell>
          <table:table-cell table:formula="of:=IF([.F245]&lt;[.$C$3];[.F245];20)" office:value-type="float" office:value="-64.2635645865744" calcext:value-type="float">
            <text:p>-64.2635645865744</text:p>
          </table:table-cell>
        </table:table-row>
        <table:table-row table:style-name="ro1">
          <table:table-cell table:number-columns-repeated="4"/>
          <table:table-cell office:value-type="float" office:value="24.4" calcext:value-type="float">
            <text:p>24.4</text:p>
          </table:table-cell>
          <table:table-cell table:formula="of:=IF([.F245]&gt;[.$C$3];[.$C$4];[.F245]+0.1*[.G245])" office:value-type="float" office:value="-63.9909289407086" calcext:value-type="float">
            <text:p>-63.9909289407086</text:p>
          </table:table-cell>
          <table:table-cell table:formula="of:=([.$C$5]-([.F246]-[.$C$2]))/[.$C$6]" office:value-type="float" office:value="2.69909289407086" calcext:value-type="float">
            <text:p>2.69909289407086</text:p>
          </table:table-cell>
          <table:table-cell table:formula="of:=IF([.F246]&lt;[.$C$3];[.F246];20)" office:value-type="float" office:value="-63.9909289407086" calcext:value-type="float">
            <text:p>-63.9909289407086</text:p>
          </table:table-cell>
        </table:table-row>
        <table:table-row table:style-name="ro1">
          <table:table-cell table:number-columns-repeated="4"/>
          <table:table-cell office:value-type="float" office:value="24.5" calcext:value-type="float">
            <text:p>24.5</text:p>
          </table:table-cell>
          <table:table-cell table:formula="of:=IF([.F246]&gt;[.$C$3];[.$C$4];[.F246]+0.1*[.G246])" office:value-type="float" office:value="-63.7210196513015" calcext:value-type="float">
            <text:p>-63.7210196513015</text:p>
          </table:table-cell>
          <table:table-cell table:formula="of:=([.$C$5]-([.F247]-[.$C$2]))/[.$C$6]" office:value-type="float" office:value="2.67210196513015" calcext:value-type="float">
            <text:p>2.67210196513015</text:p>
          </table:table-cell>
          <table:table-cell table:formula="of:=IF([.F247]&lt;[.$C$3];[.F247];20)" office:value-type="float" office:value="-63.7210196513015" calcext:value-type="float">
            <text:p>-63.7210196513015</text:p>
          </table:table-cell>
        </table:table-row>
        <table:table-row table:style-name="ro1">
          <table:table-cell table:number-columns-repeated="4"/>
          <table:table-cell office:value-type="float" office:value="24.6" calcext:value-type="float">
            <text:p>24.6</text:p>
          </table:table-cell>
          <table:table-cell table:formula="of:=IF([.F247]&gt;[.$C$3];[.$C$4];[.F247]+0.1*[.G247])" office:value-type="float" office:value="-63.4538094547885" calcext:value-type="float">
            <text:p>-63.4538094547885</text:p>
          </table:table-cell>
          <table:table-cell table:formula="of:=([.$C$5]-([.F248]-[.$C$2]))/[.$C$6]" office:value-type="float" office:value="2.64538094547885" calcext:value-type="float">
            <text:p>2.64538094547885</text:p>
          </table:table-cell>
          <table:table-cell table:formula="of:=IF([.F248]&lt;[.$C$3];[.F248];20)" office:value-type="float" office:value="-63.4538094547885" calcext:value-type="float">
            <text:p>-63.4538094547885</text:p>
          </table:table-cell>
        </table:table-row>
        <table:table-row table:style-name="ro1">
          <table:table-cell table:number-columns-repeated="4"/>
          <table:table-cell office:value-type="float" office:value="24.7" calcext:value-type="float">
            <text:p>24.7</text:p>
          </table:table-cell>
          <table:table-cell table:formula="of:=IF([.F248]&gt;[.$C$3];[.$C$4];[.F248]+0.1*[.G248])" office:value-type="float" office:value="-63.1892713602406" calcext:value-type="float">
            <text:p>-63.1892713602406</text:p>
          </table:table-cell>
          <table:table-cell table:formula="of:=([.$C$5]-([.F249]-[.$C$2]))/[.$C$6]" office:value-type="float" office:value="2.61892713602406" calcext:value-type="float">
            <text:p>2.61892713602406</text:p>
          </table:table-cell>
          <table:table-cell table:formula="of:=IF([.F249]&lt;[.$C$3];[.F249];20)" office:value-type="float" office:value="-63.1892713602406" calcext:value-type="float">
            <text:p>-63.1892713602406</text:p>
          </table:table-cell>
        </table:table-row>
        <table:table-row table:style-name="ro1">
          <table:table-cell table:number-columns-repeated="4"/>
          <table:table-cell office:value-type="float" office:value="24.8" calcext:value-type="float">
            <text:p>24.8</text:p>
          </table:table-cell>
          <table:table-cell table:formula="of:=IF([.F249]&gt;[.$C$3];[.$C$4];[.F249]+0.1*[.G249])" office:value-type="float" office:value="-62.9273786466382" calcext:value-type="float">
            <text:p>-62.9273786466382</text:p>
          </table:table-cell>
          <table:table-cell table:formula="of:=([.$C$5]-([.F250]-[.$C$2]))/[.$C$6]" office:value-type="float" office:value="2.59273786466382" calcext:value-type="float">
            <text:p>2.59273786466382</text:p>
          </table:table-cell>
          <table:table-cell table:formula="of:=IF([.F250]&lt;[.$C$3];[.F250];20)" office:value-type="float" office:value="-62.9273786466382" calcext:value-type="float">
            <text:p>-62.9273786466382</text:p>
          </table:table-cell>
        </table:table-row>
        <table:table-row table:style-name="ro1">
          <table:table-cell table:number-columns-repeated="4"/>
          <table:table-cell office:value-type="float" office:value="24.9" calcext:value-type="float">
            <text:p>24.9</text:p>
          </table:table-cell>
          <table:table-cell table:formula="of:=IF([.F250]&gt;[.$C$3];[.$C$4];[.F250]+0.1*[.G250])" office:value-type="float" office:value="-62.6681048601718" calcext:value-type="float">
            <text:p>-62.6681048601718</text:p>
          </table:table-cell>
          <table:table-cell table:formula="of:=([.$C$5]-([.F251]-[.$C$2]))/[.$C$6]" office:value-type="float" office:value="2.56681048601718" calcext:value-type="float">
            <text:p>2.56681048601718</text:p>
          </table:table-cell>
          <table:table-cell table:formula="of:=IF([.F251]&lt;[.$C$3];[.F251];20)" office:value-type="float" office:value="-62.6681048601718" calcext:value-type="float">
            <text:p>-62.6681048601718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IF([.F251]&gt;[.$C$3];[.$C$4];[.F251]+0.1*[.G251])" office:value-type="float" office:value="-62.4114238115701" calcext:value-type="float">
            <text:p>-62.4114238115701</text:p>
          </table:table-cell>
          <table:table-cell table:formula="of:=([.$C$5]-([.F252]-[.$C$2]))/[.$C$6]" office:value-type="float" office:value="2.54114238115701" calcext:value-type="float">
            <text:p>2.54114238115701</text:p>
          </table:table-cell>
          <table:table-cell table:formula="of:=IF([.F252]&lt;[.$C$3];[.F252];20)" office:value-type="float" office:value="-62.4114238115701" calcext:value-type="float">
            <text:p>-62.4114238115701</text:p>
          </table:table-cell>
        </table:table-row>
        <table:table-row table:style-name="ro1">
          <table:table-cell table:number-columns-repeated="4"/>
          <table:table-cell office:value-type="float" office:value="25.1" calcext:value-type="float">
            <text:p>25.1</text:p>
          </table:table-cell>
          <table:table-cell table:formula="of:=IF([.F252]&gt;[.$C$3];[.$C$4];[.F252]+0.1*[.G252])" office:value-type="float" office:value="-62.1573095734544" calcext:value-type="float">
            <text:p>-62.1573095734544</text:p>
          </table:table-cell>
          <table:table-cell table:formula="of:=([.$C$5]-([.F253]-[.$C$2]))/[.$C$6]" office:value-type="float" office:value="2.51573095734544" calcext:value-type="float">
            <text:p>2.51573095734544</text:p>
          </table:table-cell>
          <table:table-cell table:formula="of:=IF([.F253]&lt;[.$C$3];[.F253];20)" office:value-type="float" office:value="-62.1573095734544" calcext:value-type="float">
            <text:p>-62.1573095734544</text:p>
          </table:table-cell>
        </table:table-row>
        <table:table-row table:style-name="ro1">
          <table:table-cell table:number-columns-repeated="4"/>
          <table:table-cell office:value-type="float" office:value="25.2" calcext:value-type="float">
            <text:p>25.2</text:p>
          </table:table-cell>
          <table:table-cell table:formula="of:=IF([.F253]&gt;[.$C$3];[.$C$4];[.F253]+0.1*[.G253])" office:value-type="float" office:value="-61.9057364777199" calcext:value-type="float">
            <text:p>-61.9057364777199</text:p>
          </table:table-cell>
          <table:table-cell table:formula="of:=([.$C$5]-([.F254]-[.$C$2]))/[.$C$6]" office:value-type="float" office:value="2.49057364777199" calcext:value-type="float">
            <text:p>2.49057364777199</text:p>
          </table:table-cell>
          <table:table-cell table:formula="of:=IF([.F254]&lt;[.$C$3];[.F254];20)" office:value-type="float" office:value="-61.9057364777199" calcext:value-type="float">
            <text:p>-61.9057364777199</text:p>
          </table:table-cell>
        </table:table-row>
        <table:table-row table:style-name="ro1">
          <table:table-cell table:number-columns-repeated="4"/>
          <table:table-cell office:value-type="float" office:value="25.3" calcext:value-type="float">
            <text:p>25.3</text:p>
          </table:table-cell>
          <table:table-cell table:formula="of:=IF([.F254]&gt;[.$C$3];[.$C$4];[.F254]+0.1*[.G254])" office:value-type="float" office:value="-61.6566791129427" calcext:value-type="float">
            <text:p>-61.6566791129427</text:p>
          </table:table-cell>
          <table:table-cell table:formula="of:=([.$C$5]-([.F255]-[.$C$2]))/[.$C$6]" office:value-type="float" office:value="2.46566791129427" calcext:value-type="float">
            <text:p>2.46566791129427</text:p>
          </table:table-cell>
          <table:table-cell table:formula="of:=IF([.F255]&lt;[.$C$3];[.F255];20)" office:value-type="float" office:value="-61.6566791129427" calcext:value-type="float">
            <text:p>-61.6566791129427</text:p>
          </table:table-cell>
        </table:table-row>
        <table:table-row table:style-name="ro1">
          <table:table-cell table:number-columns-repeated="4"/>
          <table:table-cell office:value-type="float" office:value="25.4" calcext:value-type="float">
            <text:p>25.4</text:p>
          </table:table-cell>
          <table:table-cell table:formula="of:=IF([.F255]&gt;[.$C$3];[.$C$4];[.F255]+0.1*[.G255])" office:value-type="float" office:value="-61.4101123218132" calcext:value-type="float">
            <text:p>-61.4101123218132</text:p>
          </table:table-cell>
          <table:table-cell table:formula="of:=([.$C$5]-([.F256]-[.$C$2]))/[.$C$6]" office:value-type="float" office:value="2.44101123218132" calcext:value-type="float">
            <text:p>2.44101123218132</text:p>
          </table:table-cell>
          <table:table-cell table:formula="of:=IF([.F256]&lt;[.$C$3];[.F256];20)" office:value-type="float" office:value="-61.4101123218132" calcext:value-type="float">
            <text:p>-61.4101123218132</text:p>
          </table:table-cell>
        </table:table-row>
        <table:table-row table:style-name="ro1">
          <table:table-cell table:number-columns-repeated="4"/>
          <table:table-cell office:value-type="float" office:value="25.5" calcext:value-type="float">
            <text:p>25.5</text:p>
          </table:table-cell>
          <table:table-cell table:formula="of:=IF([.F256]&gt;[.$C$3];[.$C$4];[.F256]+0.1*[.G256])" office:value-type="float" office:value="-61.1660111985951" calcext:value-type="float">
            <text:p>-61.1660111985951</text:p>
          </table:table-cell>
          <table:table-cell table:formula="of:=([.$C$5]-([.F257]-[.$C$2]))/[.$C$6]" office:value-type="float" office:value="2.41660111985951" calcext:value-type="float">
            <text:p>2.41660111985951</text:p>
          </table:table-cell>
          <table:table-cell table:formula="of:=IF([.F257]&lt;[.$C$3];[.F257];20)" office:value-type="float" office:value="-61.1660111985951" calcext:value-type="float">
            <text:p>-61.1660111985951</text:p>
          </table:table-cell>
        </table:table-row>
        <table:table-row table:style-name="ro1">
          <table:table-cell table:number-columns-repeated="4"/>
          <table:table-cell office:value-type="float" office:value="25.6" calcext:value-type="float">
            <text:p>25.6</text:p>
          </table:table-cell>
          <table:table-cell table:formula="of:=IF([.F257]&gt;[.$C$3];[.$C$4];[.F257]+0.1*[.G257])" office:value-type="float" office:value="-60.9243510866092" calcext:value-type="float">
            <text:p>-60.9243510866092</text:p>
          </table:table-cell>
          <table:table-cell table:formula="of:=([.$C$5]-([.F258]-[.$C$2]))/[.$C$6]" office:value-type="float" office:value="2.39243510866092" calcext:value-type="float">
            <text:p>2.39243510866092</text:p>
          </table:table-cell>
          <table:table-cell table:formula="of:=IF([.F258]&lt;[.$C$3];[.F258];20)" office:value-type="float" office:value="-60.9243510866092" calcext:value-type="float">
            <text:p>-60.9243510866092</text:p>
          </table:table-cell>
        </table:table-row>
        <table:table-row table:style-name="ro1">
          <table:table-cell table:number-columns-repeated="4"/>
          <table:table-cell office:value-type="float" office:value="25.7" calcext:value-type="float">
            <text:p>25.7</text:p>
          </table:table-cell>
          <table:table-cell table:formula="of:=IF([.F258]&gt;[.$C$3];[.$C$4];[.F258]+0.1*[.G258])" office:value-type="float" office:value="-60.6851075757431" calcext:value-type="float">
            <text:p>-60.6851075757431</text:p>
          </table:table-cell>
          <table:table-cell table:formula="of:=([.$C$5]-([.F259]-[.$C$2]))/[.$C$6]" office:value-type="float" office:value="2.36851075757431" calcext:value-type="float">
            <text:p>2.36851075757431</text:p>
          </table:table-cell>
          <table:table-cell table:formula="of:=IF([.F259]&lt;[.$C$3];[.F259];20)" office:value-type="float" office:value="-60.6851075757431" calcext:value-type="float">
            <text:p>-60.6851075757431</text:p>
          </table:table-cell>
        </table:table-row>
        <table:table-row table:style-name="ro1">
          <table:table-cell table:number-columns-repeated="4"/>
          <table:table-cell office:value-type="float" office:value="25.8" calcext:value-type="float">
            <text:p>25.8</text:p>
          </table:table-cell>
          <table:table-cell table:formula="of:=IF([.F259]&gt;[.$C$3];[.$C$4];[.F259]+0.1*[.G259])" office:value-type="float" office:value="-60.4482564999856" calcext:value-type="float">
            <text:p>-60.4482564999856</text:p>
          </table:table-cell>
          <table:table-cell table:formula="of:=([.$C$5]-([.F260]-[.$C$2]))/[.$C$6]" office:value-type="float" office:value="2.34482564999856" calcext:value-type="float">
            <text:p>2.34482564999856</text:p>
          </table:table-cell>
          <table:table-cell table:formula="of:=IF([.F260]&lt;[.$C$3];[.F260];20)" office:value-type="float" office:value="-60.4482564999856" calcext:value-type="float">
            <text:p>-60.4482564999856</text:p>
          </table:table-cell>
        </table:table-row>
        <table:table-row table:style-name="ro1">
          <table:table-cell table:number-columns-repeated="4"/>
          <table:table-cell office:value-type="float" office:value="25.9" calcext:value-type="float">
            <text:p>25.9</text:p>
          </table:table-cell>
          <table:table-cell table:formula="of:=IF([.F260]&gt;[.$C$3];[.$C$4];[.F260]+0.1*[.G260])" office:value-type="float" office:value="-60.2137739349858" calcext:value-type="float">
            <text:p>-60.2137739349858</text:p>
          </table:table-cell>
          <table:table-cell table:formula="of:=([.$C$5]-([.F261]-[.$C$2]))/[.$C$6]" office:value-type="float" office:value="2.32137739349858" calcext:value-type="float">
            <text:p>2.32137739349858</text:p>
          </table:table-cell>
          <table:table-cell table:formula="of:=IF([.F261]&lt;[.$C$3];[.F261];20)" office:value-type="float" office:value="-60.2137739349858" calcext:value-type="float">
            <text:p>-60.2137739349858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IF([.F261]&gt;[.$C$3];[.$C$4];[.F261]+0.1*[.G261])" office:value-type="float" office:value="-59.9816361956359" calcext:value-type="float">
            <text:p>-59.9816361956359</text:p>
          </table:table-cell>
          <table:table-cell table:formula="of:=([.$C$5]-([.F262]-[.$C$2]))/[.$C$6]" office:value-type="float" office:value="2.29816361956359" calcext:value-type="float">
            <text:p>2.29816361956359</text:p>
          </table:table-cell>
          <table:table-cell table:formula="of:=IF([.F262]&lt;[.$C$3];[.F262];20)" office:value-type="float" office:value="-59.9816361956359" calcext:value-type="float">
            <text:p>-59.9816361956359</text:p>
          </table:table-cell>
        </table:table-row>
        <table:table-row table:style-name="ro1">
          <table:table-cell table:number-columns-repeated="4"/>
          <table:table-cell office:value-type="float" office:value="26.1" calcext:value-type="float">
            <text:p>26.1</text:p>
          </table:table-cell>
          <table:table-cell table:formula="of:=IF([.F262]&gt;[.$C$3];[.$C$4];[.F262]+0.1*[.G262])" office:value-type="float" office:value="-59.7518198336796" calcext:value-type="float">
            <text:p>-59.7518198336796</text:p>
          </table:table-cell>
          <table:table-cell table:formula="of:=([.$C$5]-([.F263]-[.$C$2]))/[.$C$6]" office:value-type="float" office:value="2.27518198336796" calcext:value-type="float">
            <text:p>2.27518198336796</text:p>
          </table:table-cell>
          <table:table-cell table:formula="of:=IF([.F263]&lt;[.$C$3];[.F263];20)" office:value-type="float" office:value="-59.7518198336796" calcext:value-type="float">
            <text:p>-59.7518198336796</text:p>
          </table:table-cell>
        </table:table-row>
        <table:table-row table:style-name="ro1">
          <table:table-cell table:number-columns-repeated="4"/>
          <table:table-cell office:value-type="float" office:value="26.2" calcext:value-type="float">
            <text:p>26.2</text:p>
          </table:table-cell>
          <table:table-cell table:formula="of:=IF([.F263]&gt;[.$C$3];[.$C$4];[.F263]+0.1*[.G263])" office:value-type="float" office:value="-59.5243016353428" calcext:value-type="float">
            <text:p>-59.5243016353428</text:p>
          </table:table-cell>
          <table:table-cell table:formula="of:=([.$C$5]-([.F264]-[.$C$2]))/[.$C$6]" office:value-type="float" office:value="2.25243016353428" calcext:value-type="float">
            <text:p>2.25243016353428</text:p>
          </table:table-cell>
          <table:table-cell table:formula="of:=IF([.F264]&lt;[.$C$3];[.F264];20)" office:value-type="float" office:value="-59.5243016353428" calcext:value-type="float">
            <text:p>-59.5243016353428</text:p>
          </table:table-cell>
        </table:table-row>
        <table:table-row table:style-name="ro1">
          <table:table-cell table:number-columns-repeated="4"/>
          <table:table-cell office:value-type="float" office:value="26.3" calcext:value-type="float">
            <text:p>26.3</text:p>
          </table:table-cell>
          <table:table-cell table:formula="of:=IF([.F264]&gt;[.$C$3];[.$C$4];[.F264]+0.1*[.G264])" office:value-type="float" office:value="-59.2990586189893" calcext:value-type="float">
            <text:p>-59.2990586189893</text:p>
          </table:table-cell>
          <table:table-cell table:formula="of:=([.$C$5]-([.F265]-[.$C$2]))/[.$C$6]" office:value-type="float" office:value="2.22990586189893" calcext:value-type="float">
            <text:p>2.22990586189893</text:p>
          </table:table-cell>
          <table:table-cell table:formula="of:=IF([.F265]&lt;[.$C$3];[.F265];20)" office:value-type="float" office:value="-59.2990586189893" calcext:value-type="float">
            <text:p>-59.2990586189893</text:p>
          </table:table-cell>
        </table:table-row>
        <table:table-row table:style-name="ro1">
          <table:table-cell table:number-columns-repeated="4"/>
          <table:table-cell office:value-type="float" office:value="26.4" calcext:value-type="float">
            <text:p>26.4</text:p>
          </table:table-cell>
          <table:table-cell table:formula="of:=IF([.F265]&gt;[.$C$3];[.$C$4];[.F265]+0.1*[.G265])" office:value-type="float" office:value="-59.0760680327995" calcext:value-type="float">
            <text:p>-59.0760680327995</text:p>
          </table:table-cell>
          <table:table-cell table:formula="of:=([.$C$5]-([.F266]-[.$C$2]))/[.$C$6]" office:value-type="float" office:value="2.20760680327994" calcext:value-type="float">
            <text:p>2.20760680327994</text:p>
          </table:table-cell>
          <table:table-cell table:formula="of:=IF([.F266]&lt;[.$C$3];[.F266];20)" office:value-type="float" office:value="-59.0760680327995" calcext:value-type="float">
            <text:p>-59.0760680327995</text:p>
          </table:table-cell>
        </table:table-row>
        <table:table-row table:style-name="ro1">
          <table:table-cell table:number-columns-repeated="4"/>
          <table:table-cell office:value-type="float" office:value="26.5" calcext:value-type="float">
            <text:p>26.5</text:p>
          </table:table-cell>
          <table:table-cell table:formula="of:=IF([.F266]&gt;[.$C$3];[.$C$4];[.F266]+0.1*[.G266])" office:value-type="float" office:value="-58.8553073524715" calcext:value-type="float">
            <text:p>-58.8553073524715</text:p>
          </table:table-cell>
          <table:table-cell table:formula="of:=([.$C$5]-([.F267]-[.$C$2]))/[.$C$6]" office:value-type="float" office:value="2.18553073524715" calcext:value-type="float">
            <text:p>2.18553073524715</text:p>
          </table:table-cell>
          <table:table-cell table:formula="of:=IF([.F267]&lt;[.$C$3];[.F267];20)" office:value-type="float" office:value="-58.8553073524715" calcext:value-type="float">
            <text:p>-58.8553073524715</text:p>
          </table:table-cell>
        </table:table-row>
        <table:table-row table:style-name="ro1">
          <table:table-cell table:number-columns-repeated="4"/>
          <table:table-cell office:value-type="float" office:value="26.6" calcext:value-type="float">
            <text:p>26.6</text:p>
          </table:table-cell>
          <table:table-cell table:formula="of:=IF([.F267]&gt;[.$C$3];[.$C$4];[.F267]+0.1*[.G267])" office:value-type="float" office:value="-58.6367542789467" calcext:value-type="float">
            <text:p>-58.6367542789467</text:p>
          </table:table-cell>
          <table:table-cell table:formula="of:=([.$C$5]-([.F268]-[.$C$2]))/[.$C$6]" office:value-type="float" office:value="2.16367542789467" calcext:value-type="float">
            <text:p>2.16367542789467</text:p>
          </table:table-cell>
          <table:table-cell table:formula="of:=IF([.F268]&lt;[.$C$3];[.F268];20)" office:value-type="float" office:value="-58.6367542789467" calcext:value-type="float">
            <text:p>-58.6367542789467</text:p>
          </table:table-cell>
        </table:table-row>
        <table:table-row table:style-name="ro1">
          <table:table-cell table:number-columns-repeated="4"/>
          <table:table-cell office:value-type="float" office:value="26.7" calcext:value-type="float">
            <text:p>26.7</text:p>
          </table:table-cell>
          <table:table-cell table:formula="of:=IF([.F268]&gt;[.$C$3];[.$C$4];[.F268]+0.1*[.G268])" office:value-type="float" office:value="-58.4203867361573" calcext:value-type="float">
            <text:p>-58.4203867361573</text:p>
          </table:table-cell>
          <table:table-cell table:formula="of:=([.$C$5]-([.F269]-[.$C$2]))/[.$C$6]" office:value-type="float" office:value="2.14203867361573" calcext:value-type="float">
            <text:p>2.14203867361573</text:p>
          </table:table-cell>
          <table:table-cell table:formula="of:=IF([.F269]&lt;[.$C$3];[.F269];20)" office:value-type="float" office:value="-58.4203867361573" calcext:value-type="float">
            <text:p>-58.4203867361573</text:p>
          </table:table-cell>
        </table:table-row>
        <table:table-row table:style-name="ro1">
          <table:table-cell table:number-columns-repeated="4"/>
          <table:table-cell office:value-type="float" office:value="26.8" calcext:value-type="float">
            <text:p>26.8</text:p>
          </table:table-cell>
          <table:table-cell table:formula="of:=IF([.F269]&gt;[.$C$3];[.$C$4];[.F269]+0.1*[.G269])" office:value-type="float" office:value="-58.2061828687957" calcext:value-type="float">
            <text:p>-58.2061828687957</text:p>
          </table:table-cell>
          <table:table-cell table:formula="of:=([.$C$5]-([.F270]-[.$C$2]))/[.$C$6]" office:value-type="float" office:value="2.12061828687957" calcext:value-type="float">
            <text:p>2.12061828687957</text:p>
          </table:table-cell>
          <table:table-cell table:formula="of:=IF([.F270]&lt;[.$C$3];[.F270];20)" office:value-type="float" office:value="-58.2061828687957" calcext:value-type="float">
            <text:p>-58.2061828687957</text:p>
          </table:table-cell>
        </table:table-row>
        <table:table-row table:style-name="ro1">
          <table:table-cell table:number-columns-repeated="4"/>
          <table:table-cell office:value-type="float" office:value="26.9" calcext:value-type="float">
            <text:p>26.9</text:p>
          </table:table-cell>
          <table:table-cell table:formula="of:=IF([.F270]&gt;[.$C$3];[.$C$4];[.F270]+0.1*[.G270])" office:value-type="float" office:value="-57.9941210401077" calcext:value-type="float">
            <text:p>-57.9941210401077</text:p>
          </table:table-cell>
          <table:table-cell table:formula="of:=([.$C$5]-([.F271]-[.$C$2]))/[.$C$6]" office:value-type="float" office:value="2.09941210401077" calcext:value-type="float">
            <text:p>2.09941210401077</text:p>
          </table:table-cell>
          <table:table-cell table:formula="of:=IF([.F271]&lt;[.$C$3];[.F271];20)" office:value-type="float" office:value="-57.9941210401077" calcext:value-type="float">
            <text:p>-57.994121040107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IF([.F271]&gt;[.$C$3];[.$C$4];[.F271]+0.1*[.G271])" office:value-type="float" office:value="-57.7841798297067" calcext:value-type="float">
            <text:p>-57.7841798297067</text:p>
          </table:table-cell>
          <table:table-cell table:formula="of:=([.$C$5]-([.F272]-[.$C$2]))/[.$C$6]" office:value-type="float" office:value="2.07841798297067" calcext:value-type="float">
            <text:p>2.07841798297067</text:p>
          </table:table-cell>
          <table:table-cell table:formula="of:=IF([.F272]&lt;[.$C$3];[.F272];20)" office:value-type="float" office:value="-57.7841798297067" calcext:value-type="float">
            <text:p>-57.7841798297067</text:p>
          </table:table-cell>
        </table:table-row>
        <table:table-row table:style-name="ro1">
          <table:table-cell table:number-columns-repeated="4"/>
          <table:table-cell office:value-type="float" office:value="27.1" calcext:value-type="float">
            <text:p>27.1</text:p>
          </table:table-cell>
          <table:table-cell table:formula="of:=IF([.F272]&gt;[.$C$3];[.$C$4];[.F272]+0.1*[.G272])" office:value-type="float" office:value="-57.5763380314096" calcext:value-type="float">
            <text:p>-57.5763380314096</text:p>
          </table:table-cell>
          <table:table-cell table:formula="of:=([.$C$5]-([.F273]-[.$C$2]))/[.$C$6]" office:value-type="float" office:value="2.05763380314096" calcext:value-type="float">
            <text:p>2.05763380314096</text:p>
          </table:table-cell>
          <table:table-cell table:formula="of:=IF([.F273]&lt;[.$C$3];[.F273];20)" office:value-type="float" office:value="-57.5763380314096" calcext:value-type="float">
            <text:p>-57.5763380314096</text:p>
          </table:table-cell>
        </table:table-row>
        <table:table-row table:style-name="ro1">
          <table:table-cell table:number-columns-repeated="4"/>
          <table:table-cell office:value-type="float" office:value="27.2" calcext:value-type="float">
            <text:p>27.2</text:p>
          </table:table-cell>
          <table:table-cell table:formula="of:=IF([.F273]&gt;[.$C$3];[.$C$4];[.F273]+0.1*[.G273])" office:value-type="float" office:value="-57.3705746510955" calcext:value-type="float">
            <text:p>-57.3705746510955</text:p>
          </table:table-cell>
          <table:table-cell table:formula="of:=([.$C$5]-([.F274]-[.$C$2]))/[.$C$6]" office:value-type="float" office:value="2.03705746510955" calcext:value-type="float">
            <text:p>2.03705746510955</text:p>
          </table:table-cell>
          <table:table-cell table:formula="of:=IF([.F274]&lt;[.$C$3];[.F274];20)" office:value-type="float" office:value="-57.3705746510955" calcext:value-type="float">
            <text:p>-57.3705746510955</text:p>
          </table:table-cell>
        </table:table-row>
        <table:table-row table:style-name="ro1">
          <table:table-cell table:number-columns-repeated="4"/>
          <table:table-cell office:value-type="float" office:value="27.3" calcext:value-type="float">
            <text:p>27.3</text:p>
          </table:table-cell>
          <table:table-cell table:formula="of:=IF([.F274]&gt;[.$C$3];[.$C$4];[.F274]+0.1*[.G274])" office:value-type="float" office:value="-57.1668689045845" calcext:value-type="float">
            <text:p>-57.1668689045845</text:p>
          </table:table-cell>
          <table:table-cell table:formula="of:=([.$C$5]-([.F275]-[.$C$2]))/[.$C$6]" office:value-type="float" office:value="2.01668689045845" calcext:value-type="float">
            <text:p>2.01668689045845</text:p>
          </table:table-cell>
          <table:table-cell table:formula="of:=IF([.F275]&lt;[.$C$3];[.F275];20)" office:value-type="float" office:value="-57.1668689045845" calcext:value-type="float">
            <text:p>-57.1668689045845</text:p>
          </table:table-cell>
        </table:table-row>
        <table:table-row table:style-name="ro1">
          <table:table-cell table:number-columns-repeated="4"/>
          <table:table-cell office:value-type="float" office:value="27.4" calcext:value-type="float">
            <text:p>27.4</text:p>
          </table:table-cell>
          <table:table-cell table:formula="of:=IF([.F275]&gt;[.$C$3];[.$C$4];[.F275]+0.1*[.G275])" office:value-type="float" office:value="-56.9652002155387" calcext:value-type="float">
            <text:p>-56.9652002155387</text:p>
          </table:table-cell>
          <table:table-cell table:formula="of:=([.$C$5]-([.F276]-[.$C$2]))/[.$C$6]" office:value-type="float" office:value="1.99652002155387" calcext:value-type="float">
            <text:p>1.99652002155387</text:p>
          </table:table-cell>
          <table:table-cell table:formula="of:=IF([.F276]&lt;[.$C$3];[.F276];20)" office:value-type="float" office:value="-56.9652002155387" calcext:value-type="float">
            <text:p>-56.9652002155387</text:p>
          </table:table-cell>
        </table:table-row>
        <table:table-row table:style-name="ro1">
          <table:table-cell table:number-columns-repeated="4"/>
          <table:table-cell office:value-type="float" office:value="27.5" calcext:value-type="float">
            <text:p>27.5</text:p>
          </table:table-cell>
          <table:table-cell table:formula="of:=IF([.F276]&gt;[.$C$3];[.$C$4];[.F276]+0.1*[.G276])" office:value-type="float" office:value="-56.7655482133833" calcext:value-type="float">
            <text:p>-56.7655482133833</text:p>
          </table:table-cell>
          <table:table-cell table:formula="of:=([.$C$5]-([.F277]-[.$C$2]))/[.$C$6]" office:value-type="float" office:value="1.97655482133833" calcext:value-type="float">
            <text:p>1.97655482133833</text:p>
          </table:table-cell>
          <table:table-cell table:formula="of:=IF([.F277]&lt;[.$C$3];[.F277];20)" office:value-type="float" office:value="-56.7655482133833" calcext:value-type="float">
            <text:p>-56.7655482133833</text:p>
          </table:table-cell>
        </table:table-row>
        <table:table-row table:style-name="ro1">
          <table:table-cell table:number-columns-repeated="4"/>
          <table:table-cell office:value-type="float" office:value="27.6" calcext:value-type="float">
            <text:p>27.6</text:p>
          </table:table-cell>
          <table:table-cell table:formula="of:=IF([.F277]&gt;[.$C$3];[.$C$4];[.F277]+0.1*[.G277])" office:value-type="float" office:value="-56.5678927312495" calcext:value-type="float">
            <text:p>-56.5678927312495</text:p>
          </table:table-cell>
          <table:table-cell table:formula="of:=([.$C$5]-([.F278]-[.$C$2]))/[.$C$6]" office:value-type="float" office:value="1.95678927312495" calcext:value-type="float">
            <text:p>1.95678927312495</text:p>
          </table:table-cell>
          <table:table-cell table:formula="of:=IF([.F278]&lt;[.$C$3];[.F278];20)" office:value-type="float" office:value="-56.5678927312495" calcext:value-type="float">
            <text:p>-56.5678927312495</text:p>
          </table:table-cell>
        </table:table-row>
        <table:table-row table:style-name="ro1">
          <table:table-cell table:number-columns-repeated="4"/>
          <table:table-cell office:value-type="float" office:value="27.7" calcext:value-type="float">
            <text:p>27.7</text:p>
          </table:table-cell>
          <table:table-cell table:formula="of:=IF([.F278]&gt;[.$C$3];[.$C$4];[.F278]+0.1*[.G278])" office:value-type="float" office:value="-56.372213803937" calcext:value-type="float">
            <text:p>-56.372213803937</text:p>
          </table:table-cell>
          <table:table-cell table:formula="of:=([.$C$5]-([.F279]-[.$C$2]))/[.$C$6]" office:value-type="float" office:value="1.9372213803937" calcext:value-type="float">
            <text:p>1.9372213803937</text:p>
          </table:table-cell>
          <table:table-cell table:formula="of:=IF([.F279]&lt;[.$C$3];[.F279];20)" office:value-type="float" office:value="-56.372213803937" calcext:value-type="float">
            <text:p>-56.372213803937</text:p>
          </table:table-cell>
        </table:table-row>
        <table:table-row table:style-name="ro1">
          <table:table-cell table:number-columns-repeated="4"/>
          <table:table-cell office:value-type="float" office:value="27.8" calcext:value-type="float">
            <text:p>27.8</text:p>
          </table:table-cell>
          <table:table-cell table:formula="of:=IF([.F279]&gt;[.$C$3];[.$C$4];[.F279]+0.1*[.G279])" office:value-type="float" office:value="-56.1784916658976" calcext:value-type="float">
            <text:p>-56.1784916658976</text:p>
          </table:table-cell>
          <table:table-cell table:formula="of:=([.$C$5]-([.F280]-[.$C$2]))/[.$C$6]" office:value-type="float" office:value="1.91784916658976" calcext:value-type="float">
            <text:p>1.91784916658976</text:p>
          </table:table-cell>
          <table:table-cell table:formula="of:=IF([.F280]&lt;[.$C$3];[.F280];20)" office:value-type="float" office:value="-56.1784916658976" calcext:value-type="float">
            <text:p>-56.1784916658976</text:p>
          </table:table-cell>
        </table:table-row>
        <table:table-row table:style-name="ro1">
          <table:table-cell table:number-columns-repeated="4"/>
          <table:table-cell office:value-type="float" office:value="27.9" calcext:value-type="float">
            <text:p>27.9</text:p>
          </table:table-cell>
          <table:table-cell table:formula="of:=IF([.F280]&gt;[.$C$3];[.$C$4];[.F280]+0.1*[.G280])" office:value-type="float" office:value="-55.9867067492386" calcext:value-type="float">
            <text:p>-55.9867067492386</text:p>
          </table:table-cell>
          <table:table-cell table:formula="of:=([.$C$5]-([.F281]-[.$C$2]))/[.$C$6]" office:value-type="float" office:value="1.89867067492386" calcext:value-type="float">
            <text:p>1.89867067492386</text:p>
          </table:table-cell>
          <table:table-cell table:formula="of:=IF([.F281]&lt;[.$C$3];[.F281];20)" office:value-type="float" office:value="-55.9867067492386" calcext:value-type="float">
            <text:p>-55.9867067492386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IF([.F281]&gt;[.$C$3];[.$C$4];[.F281]+0.1*[.G281])" office:value-type="float" office:value="-55.7968396817463" calcext:value-type="float">
            <text:p>-55.7968396817463</text:p>
          </table:table-cell>
          <table:table-cell table:formula="of:=([.$C$5]-([.F282]-[.$C$2]))/[.$C$6]" office:value-type="float" office:value="1.87968396817463" calcext:value-type="float">
            <text:p>1.87968396817463</text:p>
          </table:table-cell>
          <table:table-cell table:formula="of:=IF([.F282]&lt;[.$C$3];[.F282];20)" office:value-type="float" office:value="-55.7968396817463" calcext:value-type="float">
            <text:p>-55.7968396817463</text:p>
          </table:table-cell>
        </table:table-row>
        <table:table-row table:style-name="ro1">
          <table:table-cell table:number-columns-repeated="4"/>
          <table:table-cell office:value-type="float" office:value="28.1" calcext:value-type="float">
            <text:p>28.1</text:p>
          </table:table-cell>
          <table:table-cell table:formula="of:=IF([.F282]&gt;[.$C$3];[.$C$4];[.F282]+0.1*[.G282])" office:value-type="float" office:value="-55.6088712849288" calcext:value-type="float">
            <text:p>-55.6088712849288</text:p>
          </table:table-cell>
          <table:table-cell table:formula="of:=([.$C$5]-([.F283]-[.$C$2]))/[.$C$6]" office:value-type="float" office:value="1.86088712849288" calcext:value-type="float">
            <text:p>1.86088712849288</text:p>
          </table:table-cell>
          <table:table-cell table:formula="of:=IF([.F283]&lt;[.$C$3];[.F283];20)" office:value-type="float" office:value="-55.6088712849288" calcext:value-type="float">
            <text:p>-55.6088712849288</text:p>
          </table:table-cell>
        </table:table-row>
        <table:table-row table:style-name="ro1">
          <table:table-cell table:number-columns-repeated="4"/>
          <table:table-cell office:value-type="float" office:value="28.2" calcext:value-type="float">
            <text:p>28.2</text:p>
          </table:table-cell>
          <table:table-cell table:formula="of:=IF([.F283]&gt;[.$C$3];[.$C$4];[.F283]+0.1*[.G283])" office:value-type="float" office:value="-55.4227825720795" calcext:value-type="float">
            <text:p>-55.4227825720795</text:p>
          </table:table-cell>
          <table:table-cell table:formula="of:=([.$C$5]-([.F284]-[.$C$2]))/[.$C$6]" office:value-type="float" office:value="1.84227825720795" calcext:value-type="float">
            <text:p>1.84227825720795</text:p>
          </table:table-cell>
          <table:table-cell table:formula="of:=IF([.F284]&lt;[.$C$3];[.F284];20)" office:value-type="float" office:value="-55.4227825720795" calcext:value-type="float">
            <text:p>-55.4227825720795</text:p>
          </table:table-cell>
        </table:table-row>
        <table:table-row table:style-name="ro1">
          <table:table-cell table:number-columns-repeated="4"/>
          <table:table-cell office:value-type="float" office:value="28.3" calcext:value-type="float">
            <text:p>28.3</text:p>
          </table:table-cell>
          <table:table-cell table:formula="of:=IF([.F284]&gt;[.$C$3];[.$C$4];[.F284]+0.1*[.G284])" office:value-type="float" office:value="-55.2385547463587" calcext:value-type="float">
            <text:p>-55.2385547463587</text:p>
          </table:table-cell>
          <table:table-cell table:formula="of:=([.$C$5]-([.F285]-[.$C$2]))/[.$C$6]" office:value-type="float" office:value="1.82385547463587" calcext:value-type="float">
            <text:p>1.82385547463587</text:p>
          </table:table-cell>
          <table:table-cell table:formula="of:=IF([.F285]&lt;[.$C$3];[.F285];20)" office:value-type="float" office:value="-55.2385547463587" calcext:value-type="float">
            <text:p>-55.2385547463587</text:p>
          </table:table-cell>
        </table:table-row>
        <table:table-row table:style-name="ro1">
          <table:table-cell table:number-columns-repeated="4"/>
          <table:table-cell office:value-type="float" office:value="28.4" calcext:value-type="float">
            <text:p>28.4</text:p>
          </table:table-cell>
          <table:table-cell table:formula="of:=IF([.F285]&gt;[.$C$3];[.$C$4];[.F285]+0.1*[.G285])" office:value-type="float" office:value="-55.0561691988951" calcext:value-type="float">
            <text:p>-55.0561691988951</text:p>
          </table:table-cell>
          <table:table-cell table:formula="of:=([.$C$5]-([.F286]-[.$C$2]))/[.$C$6]" office:value-type="float" office:value="1.80561691988951" calcext:value-type="float">
            <text:p>1.80561691988951</text:p>
          </table:table-cell>
          <table:table-cell table:formula="of:=IF([.F286]&lt;[.$C$3];[.F286];20)" office:value-type="float" office:value="-55.0561691988951" calcext:value-type="float">
            <text:p>-55.0561691988951</text:p>
          </table:table-cell>
        </table:table-row>
        <table:table-row table:style-name="ro1">
          <table:table-cell table:number-columns-repeated="4"/>
          <table:table-cell office:value-type="float" office:value="28.5" calcext:value-type="float">
            <text:p>28.5</text:p>
          </table:table-cell>
          <table:table-cell table:formula="of:=IF([.F286]&gt;[.$C$3];[.$C$4];[.F286]+0.1*[.G286])" office:value-type="float" office:value="-54.8756075069062" calcext:value-type="float">
            <text:p>-54.8756075069062</text:p>
          </table:table-cell>
          <table:table-cell table:formula="of:=([.$C$5]-([.F287]-[.$C$2]))/[.$C$6]" office:value-type="float" office:value="1.78756075069062" calcext:value-type="float">
            <text:p>1.78756075069062</text:p>
          </table:table-cell>
          <table:table-cell table:formula="of:=IF([.F287]&lt;[.$C$3];[.F287];20)" office:value-type="float" office:value="-54.8756075069062" calcext:value-type="float">
            <text:p>-54.8756075069062</text:p>
          </table:table-cell>
        </table:table-row>
        <table:table-row table:style-name="ro1">
          <table:table-cell table:number-columns-repeated="4"/>
          <table:table-cell office:value-type="float" office:value="28.6" calcext:value-type="float">
            <text:p>28.6</text:p>
          </table:table-cell>
          <table:table-cell table:formula="of:=IF([.F287]&gt;[.$C$3];[.$C$4];[.F287]+0.1*[.G287])" office:value-type="float" office:value="-54.6968514318371" calcext:value-type="float">
            <text:p>-54.6968514318371</text:p>
          </table:table-cell>
          <table:table-cell table:formula="of:=([.$C$5]-([.F288]-[.$C$2]))/[.$C$6]" office:value-type="float" office:value="1.76968514318371" calcext:value-type="float">
            <text:p>1.76968514318371</text:p>
          </table:table-cell>
          <table:table-cell table:formula="of:=IF([.F288]&lt;[.$C$3];[.F288];20)" office:value-type="float" office:value="-54.6968514318371" calcext:value-type="float">
            <text:p>-54.6968514318371</text:p>
          </table:table-cell>
        </table:table-row>
        <table:table-row table:style-name="ro1">
          <table:table-cell table:number-columns-repeated="4"/>
          <table:table-cell office:value-type="float" office:value="28.7" calcext:value-type="float">
            <text:p>28.7</text:p>
          </table:table-cell>
          <table:table-cell table:formula="of:=IF([.F288]&gt;[.$C$3];[.$C$4];[.F288]+0.1*[.G288])" office:value-type="float" office:value="-54.5198829175187" calcext:value-type="float">
            <text:p>-54.5198829175187</text:p>
          </table:table-cell>
          <table:table-cell table:formula="of:=([.$C$5]-([.F289]-[.$C$2]))/[.$C$6]" office:value-type="float" office:value="1.75198829175187" calcext:value-type="float">
            <text:p>1.75198829175187</text:p>
          </table:table-cell>
          <table:table-cell table:formula="of:=IF([.F289]&lt;[.$C$3];[.F289];20)" office:value-type="float" office:value="-54.5198829175187" calcext:value-type="float">
            <text:p>-54.5198829175187</text:p>
          </table:table-cell>
        </table:table-row>
        <table:table-row table:style-name="ro1">
          <table:table-cell table:number-columns-repeated="4"/>
          <table:table-cell office:value-type="float" office:value="28.8" calcext:value-type="float">
            <text:p>28.8</text:p>
          </table:table-cell>
          <table:table-cell table:formula="of:=IF([.F289]&gt;[.$C$3];[.$C$4];[.F289]+0.1*[.G289])" office:value-type="float" office:value="-54.3446840883435" calcext:value-type="float">
            <text:p>-54.3446840883435</text:p>
          </table:table-cell>
          <table:table-cell table:formula="of:=([.$C$5]-([.F290]-[.$C$2]))/[.$C$6]" office:value-type="float" office:value="1.73446840883435" calcext:value-type="float">
            <text:p>1.73446840883435</text:p>
          </table:table-cell>
          <table:table-cell table:formula="of:=IF([.F290]&lt;[.$C$3];[.F290];20)" office:value-type="float" office:value="-54.3446840883435" calcext:value-type="float">
            <text:p>-54.3446840883435</text:p>
          </table:table-cell>
        </table:table-row>
        <table:table-row table:style-name="ro1">
          <table:table-cell table:number-columns-repeated="4"/>
          <table:table-cell office:value-type="float" office:value="28.9" calcext:value-type="float">
            <text:p>28.9</text:p>
          </table:table-cell>
          <table:table-cell table:formula="of:=IF([.F290]&gt;[.$C$3];[.$C$4];[.F290]+0.1*[.G290])" office:value-type="float" office:value="-54.1712372474601" calcext:value-type="float">
            <text:p>-54.1712372474601</text:p>
          </table:table-cell>
          <table:table-cell table:formula="of:=([.$C$5]-([.F291]-[.$C$2]))/[.$C$6]" office:value-type="float" office:value="1.71712372474601" calcext:value-type="float">
            <text:p>1.71712372474601</text:p>
          </table:table-cell>
          <table:table-cell table:formula="of:=IF([.F291]&lt;[.$C$3];[.F291];20)" office:value-type="float" office:value="-54.1712372474601" calcext:value-type="float">
            <text:p>-54.1712372474601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IF([.F291]&gt;[.$C$3];[.$C$4];[.F291]+0.1*[.G291])" office:value-type="float" office:value="-53.9995248749855" calcext:value-type="float">
            <text:p>-53.9995248749855</text:p>
          </table:table-cell>
          <table:table-cell table:formula="of:=([.$C$5]-([.F292]-[.$C$2]))/[.$C$6]" office:value-type="float" office:value="1.69995248749855" calcext:value-type="float">
            <text:p>1.69995248749855</text:p>
          </table:table-cell>
          <table:table-cell table:formula="of:=IF([.F292]&lt;[.$C$3];[.F292];20)" office:value-type="float" office:value="-53.9995248749855" calcext:value-type="float">
            <text:p>-53.9995248749855</text:p>
          </table:table-cell>
        </table:table-row>
        <table:table-row table:style-name="ro1">
          <table:table-cell table:number-columns-repeated="4"/>
          <table:table-cell office:value-type="float" office:value="29.1" calcext:value-type="float">
            <text:p>29.1</text:p>
          </table:table-cell>
          <table:table-cell table:formula="of:=IF([.F292]&gt;[.$C$3];[.$C$4];[.F292]+0.1*[.G292])" office:value-type="float" office:value="-53.8295296262357" calcext:value-type="float">
            <text:p>-53.8295296262357</text:p>
          </table:table-cell>
          <table:table-cell table:formula="of:=([.$C$5]-([.F293]-[.$C$2]))/[.$C$6]" office:value-type="float" office:value="1.68295296262357" calcext:value-type="float">
            <text:p>1.68295296262357</text:p>
          </table:table-cell>
          <table:table-cell table:formula="of:=IF([.F293]&lt;[.$C$3];[.F293];20)" office:value-type="float" office:value="-53.8295296262357" calcext:value-type="float">
            <text:p>-53.8295296262357</text:p>
          </table:table-cell>
        </table:table-row>
        <table:table-row table:style-name="ro1">
          <table:table-cell table:number-columns-repeated="4"/>
          <table:table-cell office:value-type="float" office:value="29.2" calcext:value-type="float">
            <text:p>29.2</text:p>
          </table:table-cell>
          <table:table-cell table:formula="of:=IF([.F293]&gt;[.$C$3];[.$C$4];[.F293]+0.1*[.G293])" office:value-type="float" office:value="-53.6612343299733" calcext:value-type="float">
            <text:p>-53.6612343299733</text:p>
          </table:table-cell>
          <table:table-cell table:formula="of:=([.$C$5]-([.F294]-[.$C$2]))/[.$C$6]" office:value-type="float" office:value="1.66612343299733" calcext:value-type="float">
            <text:p>1.66612343299733</text:p>
          </table:table-cell>
          <table:table-cell table:formula="of:=IF([.F294]&lt;[.$C$3];[.F294];20)" office:value-type="float" office:value="-53.6612343299733" calcext:value-type="float">
            <text:p>-53.6612343299733</text:p>
          </table:table-cell>
        </table:table-row>
        <table:table-row table:style-name="ro1">
          <table:table-cell table:number-columns-repeated="4"/>
          <table:table-cell office:value-type="float" office:value="29.3" calcext:value-type="float">
            <text:p>29.3</text:p>
          </table:table-cell>
          <table:table-cell table:formula="of:=IF([.F294]&gt;[.$C$3];[.$C$4];[.F294]+0.1*[.G294])" office:value-type="float" office:value="-53.4946219866736" calcext:value-type="float">
            <text:p>-53.4946219866736</text:p>
          </table:table-cell>
          <table:table-cell table:formula="of:=([.$C$5]-([.F295]-[.$C$2]))/[.$C$6]" office:value-type="float" office:value="1.64946219866736" calcext:value-type="float">
            <text:p>1.64946219866736</text:p>
          </table:table-cell>
          <table:table-cell table:formula="of:=IF([.F295]&lt;[.$C$3];[.F295];20)" office:value-type="float" office:value="-53.4946219866736" calcext:value-type="float">
            <text:p>-53.4946219866736</text:p>
          </table:table-cell>
        </table:table-row>
        <table:table-row table:style-name="ro1">
          <table:table-cell table:number-columns-repeated="4"/>
          <table:table-cell office:value-type="float" office:value="29.4" calcext:value-type="float">
            <text:p>29.4</text:p>
          </table:table-cell>
          <table:table-cell table:formula="of:=IF([.F295]&gt;[.$C$3];[.$C$4];[.F295]+0.1*[.G295])" office:value-type="float" office:value="-53.3296757668068" calcext:value-type="float">
            <text:p>-53.3296757668068</text:p>
          </table:table-cell>
          <table:table-cell table:formula="of:=([.$C$5]-([.F296]-[.$C$2]))/[.$C$6]" office:value-type="float" office:value="1.63296757668068" calcext:value-type="float">
            <text:p>1.63296757668068</text:p>
          </table:table-cell>
          <table:table-cell table:formula="of:=IF([.F296]&lt;[.$C$3];[.F296];20)" office:value-type="float" office:value="-53.3296757668068" calcext:value-type="float">
            <text:p>-53.3296757668068</text:p>
          </table:table-cell>
        </table:table-row>
        <table:table-row table:style-name="ro1">
          <table:table-cell table:number-columns-repeated="4"/>
          <table:table-cell office:value-type="float" office:value="29.5" calcext:value-type="float">
            <text:p>29.5</text:p>
          </table:table-cell>
          <table:table-cell table:formula="of:=IF([.F296]&gt;[.$C$3];[.$C$4];[.F296]+0.1*[.G296])" office:value-type="float" office:value="-53.1663790091388" calcext:value-type="float">
            <text:p>-53.1663790091388</text:p>
          </table:table-cell>
          <table:table-cell table:formula="of:=([.$C$5]-([.F297]-[.$C$2]))/[.$C$6]" office:value-type="float" office:value="1.61663790091388" calcext:value-type="float">
            <text:p>1.61663790091388</text:p>
          </table:table-cell>
          <table:table-cell table:formula="of:=IF([.F297]&lt;[.$C$3];[.F297];20)" office:value-type="float" office:value="-53.1663790091388" calcext:value-type="float">
            <text:p>-53.1663790091388</text:p>
          </table:table-cell>
        </table:table-row>
        <table:table-row table:style-name="ro1">
          <table:table-cell table:number-columns-repeated="4"/>
          <table:table-cell office:value-type="float" office:value="29.6" calcext:value-type="float">
            <text:p>29.6</text:p>
          </table:table-cell>
          <table:table-cell table:formula="of:=IF([.F297]&gt;[.$C$3];[.$C$4];[.F297]+0.1*[.G297])" office:value-type="float" office:value="-53.0047152190474" calcext:value-type="float">
            <text:p>-53.0047152190474</text:p>
          </table:table-cell>
          <table:table-cell table:formula="of:=([.$C$5]-([.F298]-[.$C$2]))/[.$C$6]" office:value-type="float" office:value="1.60047152190474" calcext:value-type="float">
            <text:p>1.60047152190474</text:p>
          </table:table-cell>
          <table:table-cell table:formula="of:=IF([.F298]&lt;[.$C$3];[.F298];20)" office:value-type="float" office:value="-53.0047152190474" calcext:value-type="float">
            <text:p>-53.0047152190474</text:p>
          </table:table-cell>
        </table:table-row>
        <table:table-row table:style-name="ro1">
          <table:table-cell table:number-columns-repeated="4"/>
          <table:table-cell office:value-type="float" office:value="29.7" calcext:value-type="float">
            <text:p>29.7</text:p>
          </table:table-cell>
          <table:table-cell table:formula="of:=IF([.F298]&gt;[.$C$3];[.$C$4];[.F298]+0.1*[.G298])" office:value-type="float" office:value="-52.8446680668569" calcext:value-type="float">
            <text:p>-52.8446680668569</text:p>
          </table:table-cell>
          <table:table-cell table:formula="of:=([.$C$5]-([.F299]-[.$C$2]))/[.$C$6]" office:value-type="float" office:value="1.58446680668569" calcext:value-type="float">
            <text:p>1.58446680668569</text:p>
          </table:table-cell>
          <table:table-cell table:formula="of:=IF([.F299]&lt;[.$C$3];[.F299];20)" office:value-type="float" office:value="-52.8446680668569" calcext:value-type="float">
            <text:p>-52.8446680668569</text:p>
          </table:table-cell>
        </table:table-row>
        <table:table-row table:style-name="ro1">
          <table:table-cell table:number-columns-repeated="4"/>
          <table:table-cell office:value-type="float" office:value="29.8" calcext:value-type="float">
            <text:p>29.8</text:p>
          </table:table-cell>
          <table:table-cell table:formula="of:=IF([.F299]&gt;[.$C$3];[.$C$4];[.F299]+0.1*[.G299])" office:value-type="float" office:value="-52.6862213861883" calcext:value-type="float">
            <text:p>-52.6862213861883</text:p>
          </table:table-cell>
          <table:table-cell table:formula="of:=([.$C$5]-([.F300]-[.$C$2]))/[.$C$6]" office:value-type="float" office:value="1.56862213861883" calcext:value-type="float">
            <text:p>1.56862213861883</text:p>
          </table:table-cell>
          <table:table-cell table:formula="of:=IF([.F300]&lt;[.$C$3];[.F300];20)" office:value-type="float" office:value="-52.6862213861883" calcext:value-type="float">
            <text:p>-52.6862213861883</text:p>
          </table:table-cell>
        </table:table-row>
        <table:table-row table:style-name="ro1">
          <table:table-cell table:number-columns-repeated="4"/>
          <table:table-cell office:value-type="float" office:value="29.9" calcext:value-type="float">
            <text:p>29.9</text:p>
          </table:table-cell>
          <table:table-cell table:formula="of:=IF([.F300]&gt;[.$C$3];[.$C$4];[.F300]+0.1*[.G300])" office:value-type="float" office:value="-52.5293591723264" calcext:value-type="float">
            <text:p>-52.5293591723264</text:p>
          </table:table-cell>
          <table:table-cell table:formula="of:=([.$C$5]-([.F301]-[.$C$2]))/[.$C$6]" office:value-type="float" office:value="1.55293591723264" calcext:value-type="float">
            <text:p>1.55293591723264</text:p>
          </table:table-cell>
          <table:table-cell table:formula="of:=IF([.F301]&lt;[.$C$3];[.F301];20)" office:value-type="float" office:value="-52.5293591723264" calcext:value-type="float">
            <text:p>-52.5293591723264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IF([.F301]&gt;[.$C$3];[.$C$4];[.F301]+0.1*[.G301])" office:value-type="float" office:value="-52.3740655806032" calcext:value-type="float">
            <text:p>-52.3740655806032</text:p>
          </table:table-cell>
          <table:table-cell table:formula="of:=([.$C$5]-([.F302]-[.$C$2]))/[.$C$6]" office:value-type="float" office:value="1.53740655806032" calcext:value-type="float">
            <text:p>1.53740655806032</text:p>
          </table:table-cell>
          <table:table-cell table:formula="of:=IF([.F302]&lt;[.$C$3];[.F302];20)" office:value-type="float" office:value="-52.3740655806032" calcext:value-type="float">
            <text:p>-52.3740655806032</text:p>
          </table:table-cell>
        </table:table-row>
        <table:table-row table:style-name="ro1">
          <table:table-cell table:number-columns-repeated="4"/>
          <table:table-cell office:value-type="float" office:value="30.1" calcext:value-type="float">
            <text:p>30.1</text:p>
          </table:table-cell>
          <table:table-cell table:formula="of:=IF([.F302]&gt;[.$C$3];[.$C$4];[.F302]+0.1*[.G302])" office:value-type="float" office:value="-52.2203249247971" calcext:value-type="float">
            <text:p>-52.2203249247971</text:p>
          </table:table-cell>
          <table:table-cell table:formula="of:=([.$C$5]-([.F303]-[.$C$2]))/[.$C$6]" office:value-type="float" office:value="1.52203249247971" calcext:value-type="float">
            <text:p>1.52203249247971</text:p>
          </table:table-cell>
          <table:table-cell table:formula="of:=IF([.F303]&lt;[.$C$3];[.F303];20)" office:value-type="float" office:value="-52.2203249247971" calcext:value-type="float">
            <text:p>-52.2203249247971</text:p>
          </table:table-cell>
        </table:table-row>
        <table:table-row table:style-name="ro1">
          <table:table-cell table:number-columns-repeated="4"/>
          <table:table-cell office:value-type="float" office:value="30.2" calcext:value-type="float">
            <text:p>30.2</text:p>
          </table:table-cell>
          <table:table-cell table:formula="of:=IF([.F303]&gt;[.$C$3];[.$C$4];[.F303]+0.1*[.G303])" office:value-type="float" office:value="-52.0681216755492" calcext:value-type="float">
            <text:p>-52.0681216755492</text:p>
          </table:table-cell>
          <table:table-cell table:formula="of:=([.$C$5]-([.F304]-[.$C$2]))/[.$C$6]" office:value-type="float" office:value="1.50681216755492" calcext:value-type="float">
            <text:p>1.50681216755492</text:p>
          </table:table-cell>
          <table:table-cell table:formula="of:=IF([.F304]&lt;[.$C$3];[.F304];20)" office:value-type="float" office:value="-52.0681216755492" calcext:value-type="float">
            <text:p>-52.0681216755492</text:p>
          </table:table-cell>
        </table:table-row>
        <table:table-row table:style-name="ro1">
          <table:table-cell table:number-columns-repeated="4"/>
          <table:table-cell office:value-type="float" office:value="30.3" calcext:value-type="float">
            <text:p>30.3</text:p>
          </table:table-cell>
          <table:table-cell table:formula="of:=IF([.F304]&gt;[.$C$3];[.$C$4];[.F304]+0.1*[.G304])" office:value-type="float" office:value="-51.9174404587937" calcext:value-type="float">
            <text:p>-51.9174404587937</text:p>
          </table:table-cell>
          <table:table-cell table:formula="of:=([.$C$5]-([.F305]-[.$C$2]))/[.$C$6]" office:value-type="float" office:value="1.49174404587937" calcext:value-type="float">
            <text:p>1.49174404587937</text:p>
          </table:table-cell>
          <table:table-cell table:formula="of:=IF([.F305]&lt;[.$C$3];[.F305];20)" office:value-type="float" office:value="-51.9174404587937" calcext:value-type="float">
            <text:p>-51.9174404587937</text:p>
          </table:table-cell>
        </table:table-row>
        <table:table-row table:style-name="ro1">
          <table:table-cell table:number-columns-repeated="4"/>
          <table:table-cell office:value-type="float" office:value="30.4" calcext:value-type="float">
            <text:p>30.4</text:p>
          </table:table-cell>
          <table:table-cell table:formula="of:=IF([.F305]&gt;[.$C$3];[.$C$4];[.F305]+0.1*[.G305])" office:value-type="float" office:value="-51.7682660542057" calcext:value-type="float">
            <text:p>-51.7682660542057</text:p>
          </table:table-cell>
          <table:table-cell table:formula="of:=([.$C$5]-([.F306]-[.$C$2]))/[.$C$6]" office:value-type="float" office:value="1.47682660542057" calcext:value-type="float">
            <text:p>1.47682660542057</text:p>
          </table:table-cell>
          <table:table-cell table:formula="of:=IF([.F306]&lt;[.$C$3];[.F306];20)" office:value-type="float" office:value="-51.7682660542057" calcext:value-type="float">
            <text:p>-51.7682660542057</text:p>
          </table:table-cell>
        </table:table-row>
        <table:table-row table:style-name="ro1">
          <table:table-cell table:number-columns-repeated="4"/>
          <table:table-cell office:value-type="float" office:value="30.5" calcext:value-type="float">
            <text:p>30.5</text:p>
          </table:table-cell>
          <table:table-cell table:formula="of:=IF([.F306]&gt;[.$C$3];[.$C$4];[.F306]+0.1*[.G306])" office:value-type="float" office:value="-51.6205833936637" calcext:value-type="float">
            <text:p>-51.6205833936637</text:p>
          </table:table-cell>
          <table:table-cell table:formula="of:=([.$C$5]-([.F307]-[.$C$2]))/[.$C$6]" office:value-type="float" office:value="1.46205833936637" calcext:value-type="float">
            <text:p>1.46205833936637</text:p>
          </table:table-cell>
          <table:table-cell table:formula="of:=IF([.F307]&lt;[.$C$3];[.F307];20)" office:value-type="float" office:value="-51.6205833936637" calcext:value-type="float">
            <text:p>-51.6205833936637</text:p>
          </table:table-cell>
        </table:table-row>
        <table:table-row table:style-name="ro1">
          <table:table-cell table:number-columns-repeated="4"/>
          <table:table-cell office:value-type="float" office:value="30.6" calcext:value-type="float">
            <text:p>30.6</text:p>
          </table:table-cell>
          <table:table-cell table:formula="of:=IF([.F307]&gt;[.$C$3];[.$C$4];[.F307]+0.1*[.G307])" office:value-type="float" office:value="-51.4743775597271" calcext:value-type="float">
            <text:p>-51.4743775597271</text:p>
          </table:table-cell>
          <table:table-cell table:formula="of:=([.$C$5]-([.F308]-[.$C$2]))/[.$C$6]" office:value-type="float" office:value="1.44743775597271" calcext:value-type="float">
            <text:p>1.44743775597271</text:p>
          </table:table-cell>
          <table:table-cell table:formula="of:=IF([.F308]&lt;[.$C$3];[.F308];20)" office:value-type="float" office:value="-51.4743775597271" calcext:value-type="float">
            <text:p>-51.4743775597271</text:p>
          </table:table-cell>
        </table:table-row>
        <table:table-row table:style-name="ro1">
          <table:table-cell table:number-columns-repeated="4"/>
          <table:table-cell office:value-type="float" office:value="30.7" calcext:value-type="float">
            <text:p>30.7</text:p>
          </table:table-cell>
          <table:table-cell table:formula="of:=IF([.F308]&gt;[.$C$3];[.$C$4];[.F308]+0.1*[.G308])" office:value-type="float" office:value="-51.3296337841298" calcext:value-type="float">
            <text:p>-51.3296337841298</text:p>
          </table:table-cell>
          <table:table-cell table:formula="of:=([.$C$5]-([.F309]-[.$C$2]))/[.$C$6]" office:value-type="float" office:value="1.43296337841298" calcext:value-type="float">
            <text:p>1.43296337841298</text:p>
          </table:table-cell>
          <table:table-cell table:formula="of:=IF([.F309]&lt;[.$C$3];[.F309];20)" office:value-type="float" office:value="-51.3296337841298" calcext:value-type="float">
            <text:p>-51.3296337841298</text:p>
          </table:table-cell>
        </table:table-row>
        <table:table-row table:style-name="ro1">
          <table:table-cell table:number-columns-repeated="4"/>
          <table:table-cell office:value-type="float" office:value="30.8" calcext:value-type="float">
            <text:p>30.8</text:p>
          </table:table-cell>
          <table:table-cell table:formula="of:=IF([.F309]&gt;[.$C$3];[.$C$4];[.F309]+0.1*[.G309])" office:value-type="float" office:value="-51.1863374462885" calcext:value-type="float">
            <text:p>-51.1863374462885</text:p>
          </table:table-cell>
          <table:table-cell table:formula="of:=([.$C$5]-([.F310]-[.$C$2]))/[.$C$6]" office:value-type="float" office:value="1.41863374462885" calcext:value-type="float">
            <text:p>1.41863374462885</text:p>
          </table:table-cell>
          <table:table-cell table:formula="of:=IF([.F310]&lt;[.$C$3];[.F310];20)" office:value-type="float" office:value="-51.1863374462885" calcext:value-type="float">
            <text:p>-51.1863374462885</text:p>
          </table:table-cell>
        </table:table-row>
        <table:table-row table:style-name="ro1">
          <table:table-cell table:number-columns-repeated="4"/>
          <table:table-cell office:value-type="float" office:value="30.9" calcext:value-type="float">
            <text:p>30.9</text:p>
          </table:table-cell>
          <table:table-cell table:formula="of:=IF([.F310]&gt;[.$C$3];[.$C$4];[.F310]+0.1*[.G310])" office:value-type="float" office:value="-51.0444740718256" calcext:value-type="float">
            <text:p>-51.0444740718256</text:p>
          </table:table-cell>
          <table:table-cell table:formula="of:=([.$C$5]-([.F311]-[.$C$2]))/[.$C$6]" office:value-type="float" office:value="1.40444740718256" calcext:value-type="float">
            <text:p>1.40444740718256</text:p>
          </table:table-cell>
          <table:table-cell table:formula="of:=IF([.F311]&lt;[.$C$3];[.F311];20)" office:value-type="float" office:value="-51.0444740718256" calcext:value-type="float">
            <text:p>-51.0444740718256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IF([.F311]&gt;[.$C$3];[.$C$4];[.F311]+0.1*[.G311])" office:value-type="float" office:value="-50.9040293311073" calcext:value-type="float">
            <text:p>-50.9040293311073</text:p>
          </table:table-cell>
          <table:table-cell table:formula="of:=([.$C$5]-([.F312]-[.$C$2]))/[.$C$6]" office:value-type="float" office:value="1.39040293311073" calcext:value-type="float">
            <text:p>1.39040293311073</text:p>
          </table:table-cell>
          <table:table-cell table:formula="of:=IF([.F312]&lt;[.$C$3];[.F312];20)" office:value-type="float" office:value="-50.9040293311073" calcext:value-type="float">
            <text:p>-50.9040293311073</text:p>
          </table:table-cell>
        </table:table-row>
        <table:table-row table:style-name="ro1">
          <table:table-cell table:number-columns-repeated="4"/>
          <table:table-cell office:value-type="float" office:value="31.1" calcext:value-type="float">
            <text:p>31.1</text:p>
          </table:table-cell>
          <table:table-cell table:formula="of:=IF([.F312]&gt;[.$C$3];[.$C$4];[.F312]+0.1*[.G312])" office:value-type="float" office:value="-50.7649890377963" calcext:value-type="float">
            <text:p>-50.7649890377963</text:p>
          </table:table-cell>
          <table:table-cell table:formula="of:=([.$C$5]-([.F313]-[.$C$2]))/[.$C$6]" office:value-type="float" office:value="1.37649890377963" calcext:value-type="float">
            <text:p>1.37649890377963</text:p>
          </table:table-cell>
          <table:table-cell table:formula="of:=IF([.F313]&lt;[.$C$3];[.F313];20)" office:value-type="float" office:value="-50.7649890377963" calcext:value-type="float">
            <text:p>-50.7649890377963</text:p>
          </table:table-cell>
        </table:table-row>
        <table:table-row table:style-name="ro1">
          <table:table-cell table:number-columns-repeated="4"/>
          <table:table-cell office:value-type="float" office:value="31.2" calcext:value-type="float">
            <text:p>31.2</text:p>
          </table:table-cell>
          <table:table-cell table:formula="of:=IF([.F313]&gt;[.$C$3];[.$C$4];[.F313]+0.1*[.G313])" office:value-type="float" office:value="-50.6273391474183" calcext:value-type="float">
            <text:p>-50.6273391474183</text:p>
          </table:table-cell>
          <table:table-cell table:formula="of:=([.$C$5]-([.F314]-[.$C$2]))/[.$C$6]" office:value-type="float" office:value="1.36273391474183" calcext:value-type="float">
            <text:p>1.36273391474183</text:p>
          </table:table-cell>
          <table:table-cell table:formula="of:=IF([.F314]&lt;[.$C$3];[.F314];20)" office:value-type="float" office:value="-50.6273391474183" calcext:value-type="float">
            <text:p>-50.6273391474183</text:p>
          </table:table-cell>
        </table:table-row>
        <table:table-row table:style-name="ro1">
          <table:table-cell table:number-columns-repeated="4"/>
          <table:table-cell office:value-type="float" office:value="31.3" calcext:value-type="float">
            <text:p>31.3</text:p>
          </table:table-cell>
          <table:table-cell table:formula="of:=IF([.F314]&gt;[.$C$3];[.$C$4];[.F314]+0.1*[.G314])" office:value-type="float" office:value="-50.4910657559441" calcext:value-type="float">
            <text:p>-50.4910657559441</text:p>
          </table:table-cell>
          <table:table-cell table:formula="of:=([.$C$5]-([.F315]-[.$C$2]))/[.$C$6]" office:value-type="float" office:value="1.34910657559441" calcext:value-type="float">
            <text:p>1.34910657559441</text:p>
          </table:table-cell>
          <table:table-cell table:formula="of:=IF([.F315]&lt;[.$C$3];[.F315];20)" office:value-type="float" office:value="-50.4910657559441" calcext:value-type="float">
            <text:p>-50.4910657559441</text:p>
          </table:table-cell>
        </table:table-row>
        <table:table-row table:style-name="ro1">
          <table:table-cell table:number-columns-repeated="4"/>
          <table:table-cell office:value-type="float" office:value="31.4" calcext:value-type="float">
            <text:p>31.4</text:p>
          </table:table-cell>
          <table:table-cell table:formula="of:=IF([.F315]&gt;[.$C$3];[.$C$4];[.F315]+0.1*[.G315])" office:value-type="float" office:value="-50.3561550983847" calcext:value-type="float">
            <text:p>-50.3561550983847</text:p>
          </table:table-cell>
          <table:table-cell table:formula="of:=([.$C$5]-([.F316]-[.$C$2]))/[.$C$6]" office:value-type="float" office:value="1.33561550983847" calcext:value-type="float">
            <text:p>1.33561550983847</text:p>
          </table:table-cell>
          <table:table-cell table:formula="of:=IF([.F316]&lt;[.$C$3];[.F316];20)" office:value-type="float" office:value="-50.3561550983847" calcext:value-type="float">
            <text:p>-50.3561550983847</text:p>
          </table:table-cell>
        </table:table-row>
        <table:table-row table:style-name="ro1">
          <table:table-cell table:number-columns-repeated="4"/>
          <table:table-cell office:value-type="float" office:value="31.5" calcext:value-type="float">
            <text:p>31.5</text:p>
          </table:table-cell>
          <table:table-cell table:formula="of:=IF([.F316]&gt;[.$C$3];[.$C$4];[.F316]+0.1*[.G316])" office:value-type="float" office:value="-50.2225935474008" calcext:value-type="float">
            <text:p>-50.2225935474008</text:p>
          </table:table-cell>
          <table:table-cell table:formula="of:=([.$C$5]-([.F317]-[.$C$2]))/[.$C$6]" office:value-type="float" office:value="1.32225935474008" calcext:value-type="float">
            <text:p>1.32225935474008</text:p>
          </table:table-cell>
          <table:table-cell table:formula="of:=IF([.F317]&lt;[.$C$3];[.F317];20)" office:value-type="float" office:value="-50.2225935474008" calcext:value-type="float">
            <text:p>-50.2225935474008</text:p>
          </table:table-cell>
        </table:table-row>
        <table:table-row table:style-name="ro1">
          <table:table-cell table:number-columns-repeated="4"/>
          <table:table-cell office:value-type="float" office:value="31.6" calcext:value-type="float">
            <text:p>31.6</text:p>
          </table:table-cell>
          <table:table-cell table:formula="of:=IF([.F317]&gt;[.$C$3];[.$C$4];[.F317]+0.1*[.G317])" office:value-type="float" office:value="-50.0903676119268" calcext:value-type="float">
            <text:p>-50.0903676119268</text:p>
          </table:table-cell>
          <table:table-cell table:formula="of:=([.$C$5]-([.F318]-[.$C$2]))/[.$C$6]" office:value-type="float" office:value="1.30903676119268" calcext:value-type="float">
            <text:p>1.30903676119268</text:p>
          </table:table-cell>
          <table:table-cell table:formula="of:=IF([.F318]&lt;[.$C$3];[.F318];20)" office:value-type="float" office:value="-50.0903676119268" calcext:value-type="float">
            <text:p>-50.0903676119268</text:p>
          </table:table-cell>
        </table:table-row>
        <table:table-row table:style-name="ro1">
          <table:table-cell table:number-columns-repeated="4"/>
          <table:table-cell office:value-type="float" office:value="31.7" calcext:value-type="float">
            <text:p>31.7</text:p>
          </table:table-cell>
          <table:table-cell table:formula="of:=IF([.F318]&gt;[.$C$3];[.$C$4];[.F318]+0.1*[.G318])" office:value-type="float" office:value="-49.9594639358075" calcext:value-type="float">
            <text:p>-49.9594639358075</text:p>
          </table:table-cell>
          <table:table-cell table:formula="of:=([.$C$5]-([.F319]-[.$C$2]))/[.$C$6]" office:value-type="float" office:value="1.29594639358076" calcext:value-type="float">
            <text:p>1.29594639358076</text:p>
          </table:table-cell>
          <table:table-cell table:formula="of:=IF([.F319]&lt;[.$C$3];[.F319];20)" office:value-type="float" office:value="-49.9594639358075" calcext:value-type="float">
            <text:p>-49.9594639358075</text:p>
          </table:table-cell>
        </table:table-row>
        <table:table-row table:style-name="ro1">
          <table:table-cell table:number-columns-repeated="4"/>
          <table:table-cell office:value-type="float" office:value="31.8" calcext:value-type="float">
            <text:p>31.8</text:p>
          </table:table-cell>
          <table:table-cell table:formula="of:=IF([.F319]&gt;[.$C$3];[.$C$4];[.F319]+0.1*[.G319])" office:value-type="float" office:value="-49.8298692964495" calcext:value-type="float">
            <text:p>-49.8298692964495</text:p>
          </table:table-cell>
          <table:table-cell table:formula="of:=([.$C$5]-([.F320]-[.$C$2]))/[.$C$6]" office:value-type="float" office:value="1.28298692964495" calcext:value-type="float">
            <text:p>1.28298692964495</text:p>
          </table:table-cell>
          <table:table-cell table:formula="of:=IF([.F320]&lt;[.$C$3];[.F320];20)" office:value-type="float" office:value="-49.8298692964495" calcext:value-type="float">
            <text:p>-49.8298692964495</text:p>
          </table:table-cell>
        </table:table-row>
        <table:table-row table:style-name="ro1">
          <table:table-cell table:number-columns-repeated="4"/>
          <table:table-cell office:value-type="float" office:value="31.9" calcext:value-type="float">
            <text:p>31.9</text:p>
          </table:table-cell>
          <table:table-cell table:formula="of:=IF([.F320]&gt;[.$C$3];[.$C$4];[.F320]+0.1*[.G320])" office:value-type="float" office:value="-49.701570603485" calcext:value-type="float">
            <text:p>-49.701570603485</text:p>
          </table:table-cell>
          <table:table-cell table:formula="of:=([.$C$5]-([.F321]-[.$C$2]))/[.$C$6]" office:value-type="float" office:value="1.2701570603485" calcext:value-type="float">
            <text:p>1.2701570603485</text:p>
          </table:table-cell>
          <table:table-cell table:formula="of:=IF([.F321]&lt;[.$C$3];[.F321];20)" office:value-type="float" office:value="-49.701570603485" calcext:value-type="float">
            <text:p>-49.701570603485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IF([.F321]&gt;[.$C$3];[.$C$4];[.F321]+0.1*[.G321])" office:value-type="float" office:value="-49.5745548974501" calcext:value-type="float">
            <text:p>-49.5745548974501</text:p>
          </table:table-cell>
          <table:table-cell table:formula="of:=([.$C$5]-([.F322]-[.$C$2]))/[.$C$6]" office:value-type="float" office:value="1.25745548974501" calcext:value-type="float">
            <text:p>1.25745548974501</text:p>
          </table:table-cell>
          <table:table-cell table:formula="of:=IF([.F322]&lt;[.$C$3];[.F322];20)" office:value-type="float" office:value="-49.5745548974501" calcext:value-type="float">
            <text:p>-49.5745548974501</text:p>
          </table:table-cell>
        </table:table-row>
        <table:table-row table:style-name="ro1">
          <table:table-cell table:number-columns-repeated="4"/>
          <table:table-cell office:value-type="float" office:value="32.1" calcext:value-type="float">
            <text:p>32.1</text:p>
          </table:table-cell>
          <table:table-cell table:formula="of:=IF([.F322]&gt;[.$C$3];[.$C$4];[.F322]+0.1*[.G322])" office:value-type="float" office:value="-49.4488093484756" calcext:value-type="float">
            <text:p>-49.4488093484756</text:p>
          </table:table-cell>
          <table:table-cell table:formula="of:=([.$C$5]-([.F323]-[.$C$2]))/[.$C$6]" office:value-type="float" office:value="1.24488093484756" calcext:value-type="float">
            <text:p>1.24488093484756</text:p>
          </table:table-cell>
          <table:table-cell table:formula="of:=IF([.F323]&lt;[.$C$3];[.F323];20)" office:value-type="float" office:value="-49.4488093484756" calcext:value-type="float">
            <text:p>-49.4488093484756</text:p>
          </table:table-cell>
        </table:table-row>
        <table:table-row table:style-name="ro1">
          <table:table-cell table:number-columns-repeated="4"/>
          <table:table-cell office:value-type="float" office:value="32.2" calcext:value-type="float">
            <text:p>32.2</text:p>
          </table:table-cell>
          <table:table-cell table:formula="of:=IF([.F323]&gt;[.$C$3];[.$C$4];[.F323]+0.1*[.G323])" office:value-type="float" office:value="-49.3243212549909" calcext:value-type="float">
            <text:p>-49.3243212549909</text:p>
          </table:table-cell>
          <table:table-cell table:formula="of:=([.$C$5]-([.F324]-[.$C$2]))/[.$C$6]" office:value-type="float" office:value="1.23243212549909" calcext:value-type="float">
            <text:p>1.23243212549909</text:p>
          </table:table-cell>
          <table:table-cell table:formula="of:=IF([.F324]&lt;[.$C$3];[.F324];20)" office:value-type="float" office:value="-49.3243212549909" calcext:value-type="float">
            <text:p>-49.3243212549909</text:p>
          </table:table-cell>
        </table:table-row>
        <table:table-row table:style-name="ro1">
          <table:table-cell table:number-columns-repeated="4"/>
          <table:table-cell office:value-type="float" office:value="32.3" calcext:value-type="float">
            <text:p>32.3</text:p>
          </table:table-cell>
          <table:table-cell table:formula="of:=IF([.F324]&gt;[.$C$3];[.$C$4];[.F324]+0.1*[.G324])" office:value-type="float" office:value="-49.201078042441" calcext:value-type="float">
            <text:p>-49.201078042441</text:p>
          </table:table-cell>
          <table:table-cell table:formula="of:=([.$C$5]-([.F325]-[.$C$2]))/[.$C$6]" office:value-type="float" office:value="1.2201078042441" calcext:value-type="float">
            <text:p>1.2201078042441</text:p>
          </table:table-cell>
          <table:table-cell table:formula="of:=IF([.F325]&lt;[.$C$3];[.F325];20)" office:value-type="float" office:value="-49.201078042441" calcext:value-type="float">
            <text:p>-49.201078042441</text:p>
          </table:table-cell>
        </table:table-row>
        <table:table-row table:style-name="ro1">
          <table:table-cell table:number-columns-repeated="4"/>
          <table:table-cell office:value-type="float" office:value="32.4" calcext:value-type="float">
            <text:p>32.4</text:p>
          </table:table-cell>
          <table:table-cell table:formula="of:=IF([.F325]&gt;[.$C$3];[.$C$4];[.F325]+0.1*[.G325])" office:value-type="float" office:value="-49.0790672620166" calcext:value-type="float">
            <text:p>-49.0790672620166</text:p>
          </table:table-cell>
          <table:table-cell table:formula="of:=([.$C$5]-([.F326]-[.$C$2]))/[.$C$6]" office:value-type="float" office:value="1.20790672620166" calcext:value-type="float">
            <text:p>1.20790672620166</text:p>
          </table:table-cell>
          <table:table-cell table:formula="of:=IF([.F326]&lt;[.$C$3];[.F326];20)" office:value-type="float" office:value="-49.0790672620166" calcext:value-type="float">
            <text:p>-49.0790672620166</text:p>
          </table:table-cell>
        </table:table-row>
        <table:table-row table:style-name="ro1">
          <table:table-cell table:number-columns-repeated="4"/>
          <table:table-cell office:value-type="float" office:value="32.5" calcext:value-type="float">
            <text:p>32.5</text:p>
          </table:table-cell>
          <table:table-cell table:formula="of:=IF([.F326]&gt;[.$C$3];[.$C$4];[.F326]+0.1*[.G326])" office:value-type="float" office:value="-48.9582765893964" calcext:value-type="float">
            <text:p>-48.9582765893964</text:p>
          </table:table-cell>
          <table:table-cell table:formula="of:=([.$C$5]-([.F327]-[.$C$2]))/[.$C$6]" office:value-type="float" office:value="1.19582765893964" calcext:value-type="float">
            <text:p>1.19582765893964</text:p>
          </table:table-cell>
          <table:table-cell table:formula="of:=IF([.F327]&lt;[.$C$3];[.F327];20)" office:value-type="float" office:value="-48.9582765893964" calcext:value-type="float">
            <text:p>-48.9582765893964</text:p>
          </table:table-cell>
        </table:table-row>
        <table:table-row table:style-name="ro1">
          <table:table-cell table:number-columns-repeated="4"/>
          <table:table-cell office:value-type="float" office:value="32.6" calcext:value-type="float">
            <text:p>32.6</text:p>
          </table:table-cell>
          <table:table-cell table:formula="of:=IF([.F327]&gt;[.$C$3];[.$C$4];[.F327]+0.1*[.G327])" office:value-type="float" office:value="-48.8386938235024" calcext:value-type="float">
            <text:p>-48.8386938235024</text:p>
          </table:table-cell>
          <table:table-cell table:formula="of:=([.$C$5]-([.F328]-[.$C$2]))/[.$C$6]" office:value-type="float" office:value="1.18386938235024" calcext:value-type="float">
            <text:p>1.18386938235024</text:p>
          </table:table-cell>
          <table:table-cell table:formula="of:=IF([.F328]&lt;[.$C$3];[.F328];20)" office:value-type="float" office:value="-48.8386938235024" calcext:value-type="float">
            <text:p>-48.8386938235024</text:p>
          </table:table-cell>
        </table:table-row>
        <table:table-row table:style-name="ro1">
          <table:table-cell table:number-columns-repeated="4"/>
          <table:table-cell office:value-type="float" office:value="32.7" calcext:value-type="float">
            <text:p>32.7</text:p>
          </table:table-cell>
          <table:table-cell table:formula="of:=IF([.F328]&gt;[.$C$3];[.$C$4];[.F328]+0.1*[.G328])" office:value-type="float" office:value="-48.7203068852674" calcext:value-type="float">
            <text:p>-48.7203068852674</text:p>
          </table:table-cell>
          <table:table-cell table:formula="of:=([.$C$5]-([.F329]-[.$C$2]))/[.$C$6]" office:value-type="float" office:value="1.17203068852674" calcext:value-type="float">
            <text:p>1.17203068852674</text:p>
          </table:table-cell>
          <table:table-cell table:formula="of:=IF([.F329]&lt;[.$C$3];[.F329];20)" office:value-type="float" office:value="-48.7203068852674" calcext:value-type="float">
            <text:p>-48.7203068852674</text:p>
          </table:table-cell>
        </table:table-row>
        <table:table-row table:style-name="ro1">
          <table:table-cell table:number-columns-repeated="4"/>
          <table:table-cell office:value-type="float" office:value="32.8" calcext:value-type="float">
            <text:p>32.8</text:p>
          </table:table-cell>
          <table:table-cell table:formula="of:=IF([.F329]&gt;[.$C$3];[.$C$4];[.F329]+0.1*[.G329])" office:value-type="float" office:value="-48.6031038164147" calcext:value-type="float">
            <text:p>-48.6031038164147</text:p>
          </table:table-cell>
          <table:table-cell table:formula="of:=([.$C$5]-([.F330]-[.$C$2]))/[.$C$6]" office:value-type="float" office:value="1.16031038164147" calcext:value-type="float">
            <text:p>1.16031038164147</text:p>
          </table:table-cell>
          <table:table-cell table:formula="of:=IF([.F330]&lt;[.$C$3];[.F330];20)" office:value-type="float" office:value="-48.6031038164147" calcext:value-type="float">
            <text:p>-48.6031038164147</text:p>
          </table:table-cell>
        </table:table-row>
        <table:table-row table:style-name="ro1">
          <table:table-cell table:number-columns-repeated="4"/>
          <table:table-cell office:value-type="float" office:value="32.9" calcext:value-type="float">
            <text:p>32.9</text:p>
          </table:table-cell>
          <table:table-cell table:formula="of:=IF([.F330]&gt;[.$C$3];[.$C$4];[.F330]+0.1*[.G330])" office:value-type="float" office:value="-48.4870727782506" calcext:value-type="float">
            <text:p>-48.4870727782506</text:p>
          </table:table-cell>
          <table:table-cell table:formula="of:=([.$C$5]-([.F331]-[.$C$2]))/[.$C$6]" office:value-type="float" office:value="1.14870727782506" calcext:value-type="float">
            <text:p>1.14870727782506</text:p>
          </table:table-cell>
          <table:table-cell table:formula="of:=IF([.F331]&lt;[.$C$3];[.F331];20)" office:value-type="float" office:value="-48.4870727782506" calcext:value-type="float">
            <text:p>-48.4870727782506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IF([.F331]&gt;[.$C$3];[.$C$4];[.F331]+0.1*[.G331])" office:value-type="float" office:value="-48.3722020504681" calcext:value-type="float">
            <text:p>-48.3722020504681</text:p>
          </table:table-cell>
          <table:table-cell table:formula="of:=([.$C$5]-([.F332]-[.$C$2]))/[.$C$6]" office:value-type="float" office:value="1.13722020504681" calcext:value-type="float">
            <text:p>1.13722020504681</text:p>
          </table:table-cell>
          <table:table-cell table:formula="of:=IF([.F332]&lt;[.$C$3];[.F332];20)" office:value-type="float" office:value="-48.3722020504681" calcext:value-type="float">
            <text:p>-48.3722020504681</text:p>
          </table:table-cell>
        </table:table-row>
        <table:table-row table:style-name="ro1">
          <table:table-cell table:number-columns-repeated="4"/>
          <table:table-cell office:value-type="float" office:value="33.1" calcext:value-type="float">
            <text:p>33.1</text:p>
          </table:table-cell>
          <table:table-cell table:formula="of:=IF([.F332]&gt;[.$C$3];[.$C$4];[.F332]+0.1*[.G332])" office:value-type="float" office:value="-48.2584800299634" calcext:value-type="float">
            <text:p>-48.2584800299634</text:p>
          </table:table-cell>
          <table:table-cell table:formula="of:=([.$C$5]-([.F333]-[.$C$2]))/[.$C$6]" office:value-type="float" office:value="1.12584800299634" calcext:value-type="float">
            <text:p>1.12584800299634</text:p>
          </table:table-cell>
          <table:table-cell table:formula="of:=IF([.F333]&lt;[.$C$3];[.F333];20)" office:value-type="float" office:value="-48.2584800299634" calcext:value-type="float">
            <text:p>-48.2584800299634</text:p>
          </table:table-cell>
        </table:table-row>
        <table:table-row table:style-name="ro1">
          <table:table-cell table:number-columns-repeated="4"/>
          <table:table-cell office:value-type="float" office:value="33.2" calcext:value-type="float">
            <text:p>33.2</text:p>
          </table:table-cell>
          <table:table-cell table:formula="of:=IF([.F333]&gt;[.$C$3];[.$C$4];[.F333]+0.1*[.G333])" office:value-type="float" office:value="-48.1458952296638" calcext:value-type="float">
            <text:p>-48.1458952296638</text:p>
          </table:table-cell>
          <table:table-cell table:formula="of:=([.$C$5]-([.F334]-[.$C$2]))/[.$C$6]" office:value-type="float" office:value="1.11458952296638" calcext:value-type="float">
            <text:p>1.11458952296638</text:p>
          </table:table-cell>
          <table:table-cell table:formula="of:=IF([.F334]&lt;[.$C$3];[.F334];20)" office:value-type="float" office:value="-48.1458952296638" calcext:value-type="float">
            <text:p>-48.1458952296638</text:p>
          </table:table-cell>
        </table:table-row>
        <table:table-row table:style-name="ro1">
          <table:table-cell table:number-columns-repeated="4"/>
          <table:table-cell office:value-type="float" office:value="33.3" calcext:value-type="float">
            <text:p>33.3</text:p>
          </table:table-cell>
          <table:table-cell table:formula="of:=IF([.F334]&gt;[.$C$3];[.$C$4];[.F334]+0.1*[.G334])" office:value-type="float" office:value="-48.0344362773671" calcext:value-type="float">
            <text:p>-48.0344362773671</text:p>
          </table:table-cell>
          <table:table-cell table:formula="of:=([.$C$5]-([.F335]-[.$C$2]))/[.$C$6]" office:value-type="float" office:value="1.10344362773671" calcext:value-type="float">
            <text:p>1.10344362773671</text:p>
          </table:table-cell>
          <table:table-cell table:formula="of:=IF([.F335]&lt;[.$C$3];[.F335];20)" office:value-type="float" office:value="-48.0344362773671" calcext:value-type="float">
            <text:p>-48.0344362773671</text:p>
          </table:table-cell>
        </table:table-row>
        <table:table-row table:style-name="ro1">
          <table:table-cell table:number-columns-repeated="4"/>
          <table:table-cell office:value-type="float" office:value="33.4" calcext:value-type="float">
            <text:p>33.4</text:p>
          </table:table-cell>
          <table:table-cell table:formula="of:=IF([.F335]&gt;[.$C$3];[.$C$4];[.F335]+0.1*[.G335])" office:value-type="float" office:value="-47.9240919145934" calcext:value-type="float">
            <text:p>-47.9240919145934</text:p>
          </table:table-cell>
          <table:table-cell table:formula="of:=([.$C$5]-([.F336]-[.$C$2]))/[.$C$6]" office:value-type="float" office:value="1.09240919145934" calcext:value-type="float">
            <text:p>1.09240919145934</text:p>
          </table:table-cell>
          <table:table-cell table:formula="of:=IF([.F336]&lt;[.$C$3];[.F336];20)" office:value-type="float" office:value="-47.9240919145934" calcext:value-type="float">
            <text:p>-47.9240919145934</text:p>
          </table:table-cell>
        </table:table-row>
        <table:table-row table:style-name="ro1">
          <table:table-cell table:number-columns-repeated="4"/>
          <table:table-cell office:value-type="float" office:value="33.5" calcext:value-type="float">
            <text:p>33.5</text:p>
          </table:table-cell>
          <table:table-cell table:formula="of:=IF([.F336]&gt;[.$C$3];[.$C$4];[.F336]+0.1*[.G336])" office:value-type="float" office:value="-47.8148509954475" calcext:value-type="float">
            <text:p>-47.8148509954475</text:p>
          </table:table-cell>
          <table:table-cell table:formula="of:=([.$C$5]-([.F337]-[.$C$2]))/[.$C$6]" office:value-type="float" office:value="1.08148509954475" calcext:value-type="float">
            <text:p>1.08148509954475</text:p>
          </table:table-cell>
          <table:table-cell table:formula="of:=IF([.F337]&lt;[.$C$3];[.F337];20)" office:value-type="float" office:value="-47.8148509954475" calcext:value-type="float">
            <text:p>-47.8148509954475</text:p>
          </table:table-cell>
        </table:table-row>
        <table:table-row table:style-name="ro1">
          <table:table-cell table:number-columns-repeated="4"/>
          <table:table-cell office:value-type="float" office:value="33.6" calcext:value-type="float">
            <text:p>33.6</text:p>
          </table:table-cell>
          <table:table-cell table:formula="of:=IF([.F337]&gt;[.$C$3];[.$C$4];[.F337]+0.1*[.G337])" office:value-type="float" office:value="-47.706702485493" calcext:value-type="float">
            <text:p>-47.706702485493</text:p>
          </table:table-cell>
          <table:table-cell table:formula="of:=([.$C$5]-([.F338]-[.$C$2]))/[.$C$6]" office:value-type="float" office:value="1.0706702485493" calcext:value-type="float">
            <text:p>1.0706702485493</text:p>
          </table:table-cell>
          <table:table-cell table:formula="of:=IF([.F338]&lt;[.$C$3];[.F338];20)" office:value-type="float" office:value="-47.706702485493" calcext:value-type="float">
            <text:p>-47.706702485493</text:p>
          </table:table-cell>
        </table:table-row>
        <table:table-row table:style-name="ro1">
          <table:table-cell table:number-columns-repeated="4"/>
          <table:table-cell office:value-type="float" office:value="33.7" calcext:value-type="float">
            <text:p>33.7</text:p>
          </table:table-cell>
          <table:table-cell table:formula="of:=IF([.F338]&gt;[.$C$3];[.$C$4];[.F338]+0.1*[.G338])" office:value-type="float" office:value="-47.5996354606381" calcext:value-type="float">
            <text:p>-47.5996354606381</text:p>
          </table:table-cell>
          <table:table-cell table:formula="of:=([.$C$5]-([.F339]-[.$C$2]))/[.$C$6]" office:value-type="float" office:value="1.05996354606381" calcext:value-type="float">
            <text:p>1.05996354606381</text:p>
          </table:table-cell>
          <table:table-cell table:formula="of:=IF([.F339]&lt;[.$C$3];[.F339];20)" office:value-type="float" office:value="-47.5996354606381" calcext:value-type="float">
            <text:p>-47.5996354606381</text:p>
          </table:table-cell>
        </table:table-row>
        <table:table-row table:style-name="ro1">
          <table:table-cell table:number-columns-repeated="4"/>
          <table:table-cell office:value-type="float" office:value="33.8" calcext:value-type="float">
            <text:p>33.8</text:p>
          </table:table-cell>
          <table:table-cell table:formula="of:=IF([.F339]&gt;[.$C$3];[.$C$4];[.F339]+0.1*[.G339])" office:value-type="float" office:value="-47.4936391060317" calcext:value-type="float">
            <text:p>-47.4936391060317</text:p>
          </table:table-cell>
          <table:table-cell table:formula="of:=([.$C$5]-([.F340]-[.$C$2]))/[.$C$6]" office:value-type="float" office:value="1.04936391060317" calcext:value-type="float">
            <text:p>1.04936391060317</text:p>
          </table:table-cell>
          <table:table-cell table:formula="of:=IF([.F340]&lt;[.$C$3];[.F340];20)" office:value-type="float" office:value="-47.4936391060317" calcext:value-type="float">
            <text:p>-47.4936391060317</text:p>
          </table:table-cell>
        </table:table-row>
        <table:table-row table:style-name="ro1">
          <table:table-cell table:number-columns-repeated="4"/>
          <table:table-cell office:value-type="float" office:value="33.9" calcext:value-type="float">
            <text:p>33.9</text:p>
          </table:table-cell>
          <table:table-cell table:formula="of:=IF([.F340]&gt;[.$C$3];[.$C$4];[.F340]+0.1*[.G340])" office:value-type="float" office:value="-47.3887027149714" calcext:value-type="float">
            <text:p>-47.3887027149714</text:p>
          </table:table-cell>
          <table:table-cell table:formula="of:=([.$C$5]-([.F341]-[.$C$2]))/[.$C$6]" office:value-type="float" office:value="1.03887027149714" calcext:value-type="float">
            <text:p>1.03887027149714</text:p>
          </table:table-cell>
          <table:table-cell table:formula="of:=IF([.F341]&lt;[.$C$3];[.F341];20)" office:value-type="float" office:value="-47.3887027149714" calcext:value-type="float">
            <text:p>-47.3887027149714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IF([.F341]&gt;[.$C$3];[.$C$4];[.F341]+0.1*[.G341])" office:value-type="float" office:value="-47.2848156878217" calcext:value-type="float">
            <text:p>-47.2848156878217</text:p>
          </table:table-cell>
          <table:table-cell table:formula="of:=([.$C$5]-([.F342]-[.$C$2]))/[.$C$6]" office:value-type="float" office:value="1.02848156878217" calcext:value-type="float">
            <text:p>1.02848156878217</text:p>
          </table:table-cell>
          <table:table-cell table:formula="of:=IF([.F342]&lt;[.$C$3];[.F342];20)" office:value-type="float" office:value="-47.2848156878217" calcext:value-type="float">
            <text:p>-47.2848156878217</text:p>
          </table:table-cell>
        </table:table-row>
        <table:table-row table:style-name="ro1">
          <table:table-cell table:number-columns-repeated="4"/>
          <table:table-cell office:value-type="float" office:value="34.1" calcext:value-type="float">
            <text:p>34.1</text:p>
          </table:table-cell>
          <table:table-cell table:formula="of:=IF([.F342]&gt;[.$C$3];[.$C$4];[.F342]+0.1*[.G342])" office:value-type="float" office:value="-47.1819675309435" calcext:value-type="float">
            <text:p>-47.1819675309435</text:p>
          </table:table-cell>
          <table:table-cell table:formula="of:=([.$C$5]-([.F343]-[.$C$2]))/[.$C$6]" office:value-type="float" office:value="1.01819675309435" calcext:value-type="float">
            <text:p>1.01819675309435</text:p>
          </table:table-cell>
          <table:table-cell table:formula="of:=IF([.F343]&lt;[.$C$3];[.F343];20)" office:value-type="float" office:value="-47.1819675309435" calcext:value-type="float">
            <text:p>-47.1819675309435</text:p>
          </table:table-cell>
        </table:table-row>
        <table:table-row table:style-name="ro1">
          <table:table-cell table:number-columns-repeated="4"/>
          <table:table-cell office:value-type="float" office:value="34.2" calcext:value-type="float">
            <text:p>34.2</text:p>
          </table:table-cell>
          <table:table-cell table:formula="of:=IF([.F343]&gt;[.$C$3];[.$C$4];[.F343]+0.1*[.G343])" office:value-type="float" office:value="-47.080147855634" calcext:value-type="float">
            <text:p>-47.080147855634</text:p>
          </table:table-cell>
          <table:table-cell table:formula="of:=([.$C$5]-([.F344]-[.$C$2]))/[.$C$6]" office:value-type="float" office:value="1.0080147855634" calcext:value-type="float">
            <text:p>1.0080147855634</text:p>
          </table:table-cell>
          <table:table-cell table:formula="of:=IF([.F344]&lt;[.$C$3];[.F344];20)" office:value-type="float" office:value="-47.080147855634" calcext:value-type="float">
            <text:p>-47.080147855634</text:p>
          </table:table-cell>
        </table:table-row>
        <table:table-row table:style-name="ro1">
          <table:table-cell table:number-columns-repeated="4"/>
          <table:table-cell office:value-type="float" office:value="34.3" calcext:value-type="float">
            <text:p>34.3</text:p>
          </table:table-cell>
          <table:table-cell table:formula="of:=IF([.F344]&gt;[.$C$3];[.$C$4];[.F344]+0.1*[.G344])" office:value-type="float" office:value="-46.9793463770777" calcext:value-type="float">
            <text:p>-46.9793463770777</text:p>
          </table:table-cell>
          <table:table-cell table:formula="of:=([.$C$5]-([.F345]-[.$C$2]))/[.$C$6]" office:value-type="float" office:value="0.99793463770777" calcext:value-type="float">
            <text:p>0.99793463770777</text:p>
          </table:table-cell>
          <table:table-cell table:formula="of:=IF([.F345]&lt;[.$C$3];[.F345];20)" office:value-type="float" office:value="-46.9793463770777" calcext:value-type="float">
            <text:p>-46.9793463770777</text:p>
          </table:table-cell>
        </table:table-row>
        <table:table-row table:style-name="ro1">
          <table:table-cell table:number-columns-repeated="4"/>
          <table:table-cell office:value-type="float" office:value="34.4" calcext:value-type="float">
            <text:p>34.4</text:p>
          </table:table-cell>
          <table:table-cell table:formula="of:=IF([.F345]&gt;[.$C$3];[.$C$4];[.F345]+0.1*[.G345])" office:value-type="float" office:value="-46.8795529133069" calcext:value-type="float">
            <text:p>-46.8795529133069</text:p>
          </table:table-cell>
          <table:table-cell table:formula="of:=([.$C$5]-([.F346]-[.$C$2]))/[.$C$6]" office:value-type="float" office:value="0.987955291330692" calcext:value-type="float">
            <text:p>0.987955291330692</text:p>
          </table:table-cell>
          <table:table-cell table:formula="of:=IF([.F346]&lt;[.$C$3];[.F346];20)" office:value-type="float" office:value="-46.8795529133069" calcext:value-type="float">
            <text:p>-46.8795529133069</text:p>
          </table:table-cell>
        </table:table-row>
        <table:table-row table:style-name="ro1">
          <table:table-cell table:number-columns-repeated="4"/>
          <table:table-cell office:value-type="float" office:value="34.5" calcext:value-type="float">
            <text:p>34.5</text:p>
          </table:table-cell>
          <table:table-cell table:formula="of:=IF([.F346]&gt;[.$C$3];[.$C$4];[.F346]+0.1*[.G346])" office:value-type="float" office:value="-46.7807573841739" calcext:value-type="float">
            <text:p>-46.7807573841739</text:p>
          </table:table-cell>
          <table:table-cell table:formula="of:=([.$C$5]-([.F347]-[.$C$2]))/[.$C$6]" office:value-type="float" office:value="0.978075738417385" calcext:value-type="float">
            <text:p>0.978075738417385</text:p>
          </table:table-cell>
          <table:table-cell table:formula="of:=IF([.F347]&lt;[.$C$3];[.F347];20)" office:value-type="float" office:value="-46.7807573841739" calcext:value-type="float">
            <text:p>-46.7807573841739</text:p>
          </table:table-cell>
        </table:table-row>
        <table:table-row table:style-name="ro1">
          <table:table-cell table:number-columns-repeated="4"/>
          <table:table-cell office:value-type="float" office:value="34.6" calcext:value-type="float">
            <text:p>34.6</text:p>
          </table:table-cell>
          <table:table-cell table:formula="of:=IF([.F347]&gt;[.$C$3];[.$C$4];[.F347]+0.1*[.G347])" office:value-type="float" office:value="-46.6829498103321" calcext:value-type="float">
            <text:p>-46.6829498103321</text:p>
          </table:table-cell>
          <table:table-cell table:formula="of:=([.$C$5]-([.F348]-[.$C$2]))/[.$C$6]" office:value-type="float" office:value="0.96829498103321" calcext:value-type="float">
            <text:p>0.96829498103321</text:p>
          </table:table-cell>
          <table:table-cell table:formula="of:=IF([.F348]&lt;[.$C$3];[.F348];20)" office:value-type="float" office:value="-46.6829498103321" calcext:value-type="float">
            <text:p>-46.6829498103321</text:p>
          </table:table-cell>
        </table:table-row>
        <table:table-row table:style-name="ro1">
          <table:table-cell table:number-columns-repeated="4"/>
          <table:table-cell office:value-type="float" office:value="34.7" calcext:value-type="float">
            <text:p>34.7</text:p>
          </table:table-cell>
          <table:table-cell table:formula="of:=IF([.F348]&gt;[.$C$3];[.$C$4];[.F348]+0.1*[.G348])" office:value-type="float" office:value="-46.5861203122288" calcext:value-type="float">
            <text:p>-46.5861203122288</text:p>
          </table:table-cell>
          <table:table-cell table:formula="of:=([.$C$5]-([.F349]-[.$C$2]))/[.$C$6]" office:value-type="float" office:value="0.958612031222879" calcext:value-type="float">
            <text:p>0.958612031222879</text:p>
          </table:table-cell>
          <table:table-cell table:formula="of:=IF([.F349]&lt;[.$C$3];[.F349];20)" office:value-type="float" office:value="-46.5861203122288" calcext:value-type="float">
            <text:p>-46.5861203122288</text:p>
          </table:table-cell>
        </table:table-row>
        <table:table-row table:style-name="ro1">
          <table:table-cell table:number-columns-repeated="4"/>
          <table:table-cell office:value-type="float" office:value="34.8" calcext:value-type="float">
            <text:p>34.8</text:p>
          </table:table-cell>
          <table:table-cell table:formula="of:=IF([.F349]&gt;[.$C$3];[.$C$4];[.F349]+0.1*[.G349])" office:value-type="float" office:value="-46.4902591091065" calcext:value-type="float">
            <text:p>-46.4902591091065</text:p>
          </table:table-cell>
          <table:table-cell table:formula="of:=([.$C$5]-([.F350]-[.$C$2]))/[.$C$6]" office:value-type="float" office:value="0.949025910910649" calcext:value-type="float">
            <text:p>0.949025910910649</text:p>
          </table:table-cell>
          <table:table-cell table:formula="of:=IF([.F350]&lt;[.$C$3];[.F350];20)" office:value-type="float" office:value="-46.4902591091065" calcext:value-type="float">
            <text:p>-46.4902591091065</text:p>
          </table:table-cell>
        </table:table-row>
        <table:table-row table:style-name="ro1">
          <table:table-cell table:number-columns-repeated="4"/>
          <table:table-cell office:value-type="float" office:value="34.9" calcext:value-type="float">
            <text:p>34.9</text:p>
          </table:table-cell>
          <table:table-cell table:formula="of:=IF([.F350]&gt;[.$C$3];[.$C$4];[.F350]+0.1*[.G350])" office:value-type="float" office:value="-46.3953565180154" calcext:value-type="float">
            <text:p>-46.3953565180154</text:p>
          </table:table-cell>
          <table:table-cell table:formula="of:=([.$C$5]-([.F351]-[.$C$2]))/[.$C$6]" office:value-type="float" office:value="0.939535651801543" calcext:value-type="float">
            <text:p>0.939535651801543</text:p>
          </table:table-cell>
          <table:table-cell table:formula="of:=IF([.F351]&lt;[.$C$3];[.F351];20)" office:value-type="float" office:value="-46.3953565180154" calcext:value-type="float">
            <text:p>-46.3953565180154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IF([.F351]&gt;[.$C$3];[.$C$4];[.F351]+0.1*[.G351])" office:value-type="float" office:value="-46.3014029528353" calcext:value-type="float">
            <text:p>-46.3014029528353</text:p>
          </table:table-cell>
          <table:table-cell table:formula="of:=([.$C$5]-([.F352]-[.$C$2]))/[.$C$6]" office:value-type="float" office:value="0.930140295283528" calcext:value-type="float">
            <text:p>0.930140295283528</text:p>
          </table:table-cell>
          <table:table-cell table:formula="of:=IF([.F352]&lt;[.$C$3];[.F352];20)" office:value-type="float" office:value="-46.3014029528353" calcext:value-type="float">
            <text:p>-46.3014029528353</text:p>
          </table:table-cell>
        </table:table-row>
        <table:table-row table:style-name="ro1">
          <table:table-cell table:number-columns-repeated="4"/>
          <table:table-cell office:value-type="float" office:value="35.1" calcext:value-type="float">
            <text:p>35.1</text:p>
          </table:table-cell>
          <table:table-cell table:formula="of:=IF([.F352]&gt;[.$C$3];[.$C$4];[.F352]+0.1*[.G352])" office:value-type="float" office:value="-46.2083889233069" calcext:value-type="float">
            <text:p>-46.2083889233069</text:p>
          </table:table-cell>
          <table:table-cell table:formula="of:=([.$C$5]-([.F353]-[.$C$2]))/[.$C$6]" office:value-type="float" office:value="0.920838892330692" calcext:value-type="float">
            <text:p>0.920838892330692</text:p>
          </table:table-cell>
          <table:table-cell table:formula="of:=IF([.F353]&lt;[.$C$3];[.F353];20)" office:value-type="float" office:value="-46.2083889233069" calcext:value-type="float">
            <text:p>-46.2083889233069</text:p>
          </table:table-cell>
        </table:table-row>
        <table:table-row table:style-name="ro1">
          <table:table-cell table:number-columns-repeated="4"/>
          <table:table-cell office:value-type="float" office:value="35.2" calcext:value-type="float">
            <text:p>35.2</text:p>
          </table:table-cell>
          <table:table-cell table:formula="of:=IF([.F353]&gt;[.$C$3];[.$C$4];[.F353]+0.1*[.G353])" office:value-type="float" office:value="-46.1163050340739" calcext:value-type="float">
            <text:p>-46.1163050340739</text:p>
          </table:table-cell>
          <table:table-cell table:formula="of:=([.$C$5]-([.F354]-[.$C$2]))/[.$C$6]" office:value-type="float" office:value="0.911630503407385" calcext:value-type="float">
            <text:p>0.911630503407385</text:p>
          </table:table-cell>
          <table:table-cell table:formula="of:=IF([.F354]&lt;[.$C$3];[.F354];20)" office:value-type="float" office:value="-46.1163050340739" calcext:value-type="float">
            <text:p>-46.1163050340739</text:p>
          </table:table-cell>
        </table:table-row>
        <table:table-row table:style-name="ro1">
          <table:table-cell table:number-columns-repeated="4"/>
          <table:table-cell office:value-type="float" office:value="35.3" calcext:value-type="float">
            <text:p>35.3</text:p>
          </table:table-cell>
          <table:table-cell table:formula="of:=IF([.F354]&gt;[.$C$3];[.$C$4];[.F354]+0.1*[.G354])" office:value-type="float" office:value="-46.0251419837331" calcext:value-type="float">
            <text:p>-46.0251419837331</text:p>
          </table:table-cell>
          <table:table-cell table:formula="of:=([.$C$5]-([.F355]-[.$C$2]))/[.$C$6]" office:value-type="float" office:value="0.902514198373311" calcext:value-type="float">
            <text:p>0.902514198373311</text:p>
          </table:table-cell>
          <table:table-cell table:formula="of:=IF([.F355]&lt;[.$C$3];[.F355];20)" office:value-type="float" office:value="-46.0251419837331" calcext:value-type="float">
            <text:p>-46.0251419837331</text:p>
          </table:table-cell>
        </table:table-row>
        <table:table-row table:style-name="ro1">
          <table:table-cell table:number-columns-repeated="4"/>
          <table:table-cell office:value-type="float" office:value="35.4" calcext:value-type="float">
            <text:p>35.4</text:p>
          </table:table-cell>
          <table:table-cell table:formula="of:=IF([.F355]&gt;[.$C$3];[.$C$4];[.F355]+0.1*[.G355])" office:value-type="float" office:value="-45.9348905638958" calcext:value-type="float">
            <text:p>-45.9348905638958</text:p>
          </table:table-cell>
          <table:table-cell table:formula="of:=([.$C$5]-([.F356]-[.$C$2]))/[.$C$6]" office:value-type="float" office:value="0.893489056389578" calcext:value-type="float">
            <text:p>0.893489056389578</text:p>
          </table:table-cell>
          <table:table-cell table:formula="of:=IF([.F356]&lt;[.$C$3];[.F356];20)" office:value-type="float" office:value="-45.9348905638958" calcext:value-type="float">
            <text:p>-45.9348905638958</text:p>
          </table:table-cell>
        </table:table-row>
        <table:table-row table:style-name="ro1">
          <table:table-cell table:number-columns-repeated="4"/>
          <table:table-cell office:value-type="float" office:value="35.5" calcext:value-type="float">
            <text:p>35.5</text:p>
          </table:table-cell>
          <table:table-cell table:formula="of:=IF([.F356]&gt;[.$C$3];[.$C$4];[.F356]+0.1*[.G356])" office:value-type="float" office:value="-45.8455416582568" calcext:value-type="float">
            <text:p>-45.8455416582568</text:p>
          </table:table-cell>
          <table:table-cell table:formula="of:=([.$C$5]-([.F357]-[.$C$2]))/[.$C$6]" office:value-type="float" office:value="0.884554165825683" calcext:value-type="float">
            <text:p>0.884554165825683</text:p>
          </table:table-cell>
          <table:table-cell table:formula="of:=IF([.F357]&lt;[.$C$3];[.F357];20)" office:value-type="float" office:value="-45.8455416582568" calcext:value-type="float">
            <text:p>-45.8455416582568</text:p>
          </table:table-cell>
        </table:table-row>
        <table:table-row table:style-name="ro1">
          <table:table-cell table:number-columns-repeated="4"/>
          <table:table-cell office:value-type="float" office:value="35.6" calcext:value-type="float">
            <text:p>35.6</text:p>
          </table:table-cell>
          <table:table-cell table:formula="of:=IF([.F357]&gt;[.$C$3];[.$C$4];[.F357]+0.1*[.G357])" office:value-type="float" office:value="-45.7570862416743" calcext:value-type="float">
            <text:p>-45.7570862416743</text:p>
          </table:table-cell>
          <table:table-cell table:formula="of:=([.$C$5]-([.F358]-[.$C$2]))/[.$C$6]" office:value-type="float" office:value="0.875708624167426" calcext:value-type="float">
            <text:p>0.875708624167426</text:p>
          </table:table-cell>
          <table:table-cell table:formula="of:=IF([.F358]&lt;[.$C$3];[.F358];20)" office:value-type="float" office:value="-45.7570862416743" calcext:value-type="float">
            <text:p>-45.7570862416743</text:p>
          </table:table-cell>
        </table:table-row>
        <table:table-row table:style-name="ro1">
          <table:table-cell table:number-columns-repeated="4"/>
          <table:table-cell office:value-type="float" office:value="35.7" calcext:value-type="float">
            <text:p>35.7</text:p>
          </table:table-cell>
          <table:table-cell table:formula="of:=IF([.F358]&gt;[.$C$3];[.$C$4];[.F358]+0.1*[.G358])" office:value-type="float" office:value="-45.6695153792575" calcext:value-type="float">
            <text:p>-45.6695153792575</text:p>
          </table:table-cell>
          <table:table-cell table:formula="of:=([.$C$5]-([.F359]-[.$C$2]))/[.$C$6]" office:value-type="float" office:value="0.866951537925752" calcext:value-type="float">
            <text:p>0.866951537925752</text:p>
          </table:table-cell>
          <table:table-cell table:formula="of:=IF([.F359]&lt;[.$C$3];[.F359];20)" office:value-type="float" office:value="-45.6695153792575" calcext:value-type="float">
            <text:p>-45.6695153792575</text:p>
          </table:table-cell>
        </table:table-row>
        <table:table-row table:style-name="ro1">
          <table:table-cell table:number-columns-repeated="4"/>
          <table:table-cell office:value-type="float" office:value="35.8" calcext:value-type="float">
            <text:p>35.8</text:p>
          </table:table-cell>
          <table:table-cell table:formula="of:=IF([.F359]&gt;[.$C$3];[.$C$4];[.F359]+0.1*[.G359])" office:value-type="float" office:value="-45.5828202254649" calcext:value-type="float">
            <text:p>-45.5828202254649</text:p>
          </table:table-cell>
          <table:table-cell table:formula="of:=([.$C$5]-([.F360]-[.$C$2]))/[.$C$6]" office:value-type="float" office:value="0.858282022546494" calcext:value-type="float">
            <text:p>0.858282022546494</text:p>
          </table:table-cell>
          <table:table-cell table:formula="of:=IF([.F360]&lt;[.$C$3];[.F360];20)" office:value-type="float" office:value="-45.5828202254649" calcext:value-type="float">
            <text:p>-45.5828202254649</text:p>
          </table:table-cell>
        </table:table-row>
        <table:table-row table:style-name="ro1">
          <table:table-cell table:number-columns-repeated="4"/>
          <table:table-cell office:value-type="float" office:value="35.9" calcext:value-type="float">
            <text:p>35.9</text:p>
          </table:table-cell>
          <table:table-cell table:formula="of:=IF([.F360]&gt;[.$C$3];[.$C$4];[.F360]+0.1*[.G360])" office:value-type="float" office:value="-45.4969920232103" calcext:value-type="float">
            <text:p>-45.4969920232103</text:p>
          </table:table-cell>
          <table:table-cell table:formula="of:=([.$C$5]-([.F361]-[.$C$2]))/[.$C$6]" office:value-type="float" office:value="0.84969920232103" calcext:value-type="float">
            <text:p>0.84969920232103</text:p>
          </table:table-cell>
          <table:table-cell table:formula="of:=IF([.F361]&lt;[.$C$3];[.F361];20)" office:value-type="float" office:value="-45.4969920232103" calcext:value-type="float">
            <text:p>-45.4969920232103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IF([.F361]&gt;[.$C$3];[.$C$4];[.F361]+0.1*[.G361])" office:value-type="float" office:value="-45.4120221029782" calcext:value-type="float">
            <text:p>-45.4120221029782</text:p>
          </table:table-cell>
          <table:table-cell table:formula="of:=([.$C$5]-([.F362]-[.$C$2]))/[.$C$6]" office:value-type="float" office:value="0.841202210297819" calcext:value-type="float">
            <text:p>0.841202210297819</text:p>
          </table:table-cell>
          <table:table-cell table:formula="of:=IF([.F362]&lt;[.$C$3];[.F362];20)" office:value-type="float" office:value="-45.4120221029782" calcext:value-type="float">
            <text:p>-45.4120221029782</text:p>
          </table:table-cell>
        </table:table-row>
        <table:table-row table:style-name="ro1">
          <table:table-cell table:number-columns-repeated="4"/>
          <table:table-cell office:value-type="float" office:value="36.1" calcext:value-type="float">
            <text:p>36.1</text:p>
          </table:table-cell>
          <table:table-cell table:formula="of:=IF([.F362]&gt;[.$C$3];[.$C$4];[.F362]+0.1*[.G362])" office:value-type="float" office:value="-45.3279018819484" calcext:value-type="float">
            <text:p>-45.3279018819484</text:p>
          </table:table-cell>
          <table:table-cell table:formula="of:=([.$C$5]-([.F363]-[.$C$2]))/[.$C$6]" office:value-type="float" office:value="0.832790188194841" calcext:value-type="float">
            <text:p>0.832790188194841</text:p>
          </table:table-cell>
          <table:table-cell table:formula="of:=IF([.F363]&lt;[.$C$3];[.F363];20)" office:value-type="float" office:value="-45.3279018819484" calcext:value-type="float">
            <text:p>-45.3279018819484</text:p>
          </table:table-cell>
        </table:table-row>
        <table:table-row table:style-name="ro1">
          <table:table-cell table:number-columns-repeated="4"/>
          <table:table-cell office:value-type="float" office:value="36.2" calcext:value-type="float">
            <text:p>36.2</text:p>
          </table:table-cell>
          <table:table-cell table:formula="of:=IF([.F363]&gt;[.$C$3];[.$C$4];[.F363]+0.1*[.G363])" office:value-type="float" office:value="-45.2446228631289" calcext:value-type="float">
            <text:p>-45.2446228631289</text:p>
          </table:table-cell>
          <table:table-cell table:formula="of:=([.$C$5]-([.F364]-[.$C$2]))/[.$C$6]" office:value-type="float" office:value="0.824462286312892" calcext:value-type="float">
            <text:p>0.824462286312892</text:p>
          </table:table-cell>
          <table:table-cell table:formula="of:=IF([.F364]&lt;[.$C$3];[.F364];20)" office:value-type="float" office:value="-45.2446228631289" calcext:value-type="float">
            <text:p>-45.2446228631289</text:p>
          </table:table-cell>
        </table:table-row>
        <table:table-row table:style-name="ro1">
          <table:table-cell table:number-columns-repeated="4"/>
          <table:table-cell office:value-type="float" office:value="36.3" calcext:value-type="float">
            <text:p>36.3</text:p>
          </table:table-cell>
          <table:table-cell table:formula="of:=IF([.F364]&gt;[.$C$3];[.$C$4];[.F364]+0.1*[.G364])" office:value-type="float" office:value="-45.1621766344976" calcext:value-type="float">
            <text:p>-45.1621766344976</text:p>
          </table:table-cell>
          <table:table-cell table:formula="of:=([.$C$5]-([.F365]-[.$C$2]))/[.$C$6]" office:value-type="float" office:value="0.816217663449763" calcext:value-type="float">
            <text:p>0.816217663449763</text:p>
          </table:table-cell>
          <table:table-cell table:formula="of:=IF([.F365]&lt;[.$C$3];[.F365];20)" office:value-type="float" office:value="-45.1621766344976" calcext:value-type="float">
            <text:p>-45.1621766344976</text:p>
          </table:table-cell>
        </table:table-row>
        <table:table-row table:style-name="ro1">
          <table:table-cell table:number-columns-repeated="4"/>
          <table:table-cell office:value-type="float" office:value="36.4" calcext:value-type="float">
            <text:p>36.4</text:p>
          </table:table-cell>
          <table:table-cell table:formula="of:=IF([.F365]&gt;[.$C$3];[.$C$4];[.F365]+0.1*[.G365])" office:value-type="float" office:value="-45.0805548681527" calcext:value-type="float">
            <text:p>-45.0805548681527</text:p>
          </table:table-cell>
          <table:table-cell table:formula="of:=([.$C$5]-([.F366]-[.$C$2]))/[.$C$6]" office:value-type="float" office:value="0.808055486815266" calcext:value-type="float">
            <text:p>0.808055486815266</text:p>
          </table:table-cell>
          <table:table-cell table:formula="of:=IF([.F366]&lt;[.$C$3];[.F366];20)" office:value-type="float" office:value="-45.0805548681527" calcext:value-type="float">
            <text:p>-45.0805548681527</text:p>
          </table:table-cell>
        </table:table-row>
        <table:table-row table:style-name="ro1">
          <table:table-cell table:number-columns-repeated="4"/>
          <table:table-cell office:value-type="float" office:value="36.5" calcext:value-type="float">
            <text:p>36.5</text:p>
          </table:table-cell>
          <table:table-cell table:formula="of:=IF([.F366]&gt;[.$C$3];[.$C$4];[.F366]+0.1*[.G366])" office:value-type="float" office:value="-44.9997493194711" calcext:value-type="float">
            <text:p>-44.9997493194711</text:p>
          </table:table-cell>
          <table:table-cell table:formula="of:=([.$C$5]-([.F367]-[.$C$2]))/[.$C$6]" office:value-type="float" office:value="0.799974931947114" calcext:value-type="float">
            <text:p>0.799974931947114</text:p>
          </table:table-cell>
          <table:table-cell table:formula="of:=IF([.F367]&lt;[.$C$3];[.F367];20)" office:value-type="float" office:value="-44.9997493194711" calcext:value-type="float">
            <text:p>-44.9997493194711</text:p>
          </table:table-cell>
        </table:table-row>
        <table:table-row table:style-name="ro1">
          <table:table-cell table:number-columns-repeated="4"/>
          <table:table-cell office:value-type="float" office:value="36.6" calcext:value-type="float">
            <text:p>36.6</text:p>
          </table:table-cell>
          <table:table-cell table:formula="of:=IF([.F367]&gt;[.$C$3];[.$C$4];[.F367]+0.1*[.G367])" office:value-type="float" office:value="-44.9197518262764" calcext:value-type="float">
            <text:p>-44.9197518262764</text:p>
          </table:table-cell>
          <table:table-cell table:formula="of:=([.$C$5]-([.F368]-[.$C$2]))/[.$C$6]" office:value-type="float" office:value="0.791975182627642" calcext:value-type="float">
            <text:p>0.791975182627642</text:p>
          </table:table-cell>
          <table:table-cell table:formula="of:=IF([.F368]&lt;[.$C$3];[.F368];20)" office:value-type="float" office:value="-44.9197518262764" calcext:value-type="float">
            <text:p>-44.9197518262764</text:p>
          </table:table-cell>
        </table:table-row>
        <table:table-row table:style-name="ro1">
          <table:table-cell table:number-columns-repeated="4"/>
          <table:table-cell office:value-type="float" office:value="36.7" calcext:value-type="float">
            <text:p>36.7</text:p>
          </table:table-cell>
          <table:table-cell table:formula="of:=IF([.F368]&gt;[.$C$3];[.$C$4];[.F368]+0.1*[.G368])" office:value-type="float" office:value="-44.8405543080137" calcext:value-type="float">
            <text:p>-44.8405543080137</text:p>
          </table:table-cell>
          <table:table-cell table:formula="of:=([.$C$5]-([.F369]-[.$C$2]))/[.$C$6]" office:value-type="float" office:value="0.784055430801366" calcext:value-type="float">
            <text:p>0.784055430801366</text:p>
          </table:table-cell>
          <table:table-cell table:formula="of:=IF([.F369]&lt;[.$C$3];[.F369];20)" office:value-type="float" office:value="-44.8405543080137" calcext:value-type="float">
            <text:p>-44.8405543080137</text:p>
          </table:table-cell>
        </table:table-row>
        <table:table-row table:style-name="ro1">
          <table:table-cell table:number-columns-repeated="4"/>
          <table:table-cell office:value-type="float" office:value="36.8" calcext:value-type="float">
            <text:p>36.8</text:p>
          </table:table-cell>
          <table:table-cell table:formula="of:=IF([.F369]&gt;[.$C$3];[.$C$4];[.F369]+0.1*[.G369])" office:value-type="float" office:value="-44.7621487649335" calcext:value-type="float">
            <text:p>-44.7621487649335</text:p>
          </table:table-cell>
          <table:table-cell table:formula="of:=([.$C$5]-([.F370]-[.$C$2]))/[.$C$6]" office:value-type="float" office:value="0.776214876493352" calcext:value-type="float">
            <text:p>0.776214876493352</text:p>
          </table:table-cell>
          <table:table-cell table:formula="of:=IF([.F370]&lt;[.$C$3];[.F370];20)" office:value-type="float" office:value="-44.7621487649335" calcext:value-type="float">
            <text:p>-44.7621487649335</text:p>
          </table:table-cell>
        </table:table-row>
        <table:table-row table:style-name="ro1">
          <table:table-cell table:number-columns-repeated="4"/>
          <table:table-cell office:value-type="float" office:value="36.9" calcext:value-type="float">
            <text:p>36.9</text:p>
          </table:table-cell>
          <table:table-cell table:formula="of:=IF([.F370]&gt;[.$C$3];[.$C$4];[.F370]+0.1*[.G370])" office:value-type="float" office:value="-44.6845272772842" calcext:value-type="float">
            <text:p>-44.6845272772842</text:p>
          </table:table-cell>
          <table:table-cell table:formula="of:=([.$C$5]-([.F371]-[.$C$2]))/[.$C$6]" office:value-type="float" office:value="0.768452727728418" calcext:value-type="float">
            <text:p>0.768452727728418</text:p>
          </table:table-cell>
          <table:table-cell table:formula="of:=IF([.F371]&lt;[.$C$3];[.F371];20)" office:value-type="float" office:value="-44.6845272772842" calcext:value-type="float">
            <text:p>-44.6845272772842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IF([.F371]&gt;[.$C$3];[.$C$4];[.F371]+0.1*[.G371])" office:value-type="float" office:value="-44.6076820045113" calcext:value-type="float">
            <text:p>-44.6076820045113</text:p>
          </table:table-cell>
          <table:table-cell table:formula="of:=([.$C$5]-([.F372]-[.$C$2]))/[.$C$6]" office:value-type="float" office:value="0.760768200451134" calcext:value-type="float">
            <text:p>0.760768200451134</text:p>
          </table:table-cell>
          <table:table-cell table:formula="of:=IF([.F372]&lt;[.$C$3];[.F372];20)" office:value-type="float" office:value="-44.6076820045113" calcext:value-type="float">
            <text:p>-44.6076820045113</text:p>
          </table:table-cell>
        </table:table-row>
        <table:table-row table:style-name="ro1">
          <table:table-cell table:number-columns-repeated="4"/>
          <table:table-cell office:value-type="float" office:value="37.1" calcext:value-type="float">
            <text:p>37.1</text:p>
          </table:table-cell>
          <table:table-cell table:formula="of:=IF([.F372]&gt;[.$C$3];[.$C$4];[.F372]+0.1*[.G372])" office:value-type="float" office:value="-44.5316051844662" calcext:value-type="float">
            <text:p>-44.5316051844662</text:p>
          </table:table-cell>
          <table:table-cell table:formula="of:=([.$C$5]-([.F373]-[.$C$2]))/[.$C$6]" office:value-type="float" office:value="0.753160518446622" calcext:value-type="float">
            <text:p>0.753160518446622</text:p>
          </table:table-cell>
          <table:table-cell table:formula="of:=IF([.F373]&lt;[.$C$3];[.F373];20)" office:value-type="float" office:value="-44.5316051844662" calcext:value-type="float">
            <text:p>-44.5316051844662</text:p>
          </table:table-cell>
        </table:table-row>
        <table:table-row table:style-name="ro1">
          <table:table-cell table:number-columns-repeated="4"/>
          <table:table-cell office:value-type="float" office:value="37.2" calcext:value-type="float">
            <text:p>37.2</text:p>
          </table:table-cell>
          <table:table-cell table:formula="of:=IF([.F373]&gt;[.$C$3];[.$C$4];[.F373]+0.1*[.G373])" office:value-type="float" office:value="-44.4562891326216" calcext:value-type="float">
            <text:p>-44.4562891326216</text:p>
          </table:table-cell>
          <table:table-cell table:formula="of:=([.$C$5]-([.F374]-[.$C$2]))/[.$C$6]" office:value-type="float" office:value="0.745628913262156" calcext:value-type="float">
            <text:p>0.745628913262156</text:p>
          </table:table-cell>
          <table:table-cell table:formula="of:=IF([.F374]&lt;[.$C$3];[.F374];20)" office:value-type="float" office:value="-44.4562891326216" calcext:value-type="float">
            <text:p>-44.4562891326216</text:p>
          </table:table-cell>
        </table:table-row>
        <table:table-row table:style-name="ro1">
          <table:table-cell table:number-columns-repeated="4"/>
          <table:table-cell office:value-type="float" office:value="37.3" calcext:value-type="float">
            <text:p>37.3</text:p>
          </table:table-cell>
          <table:table-cell table:formula="of:=IF([.F374]&gt;[.$C$3];[.$C$4];[.F374]+0.1*[.G374])" office:value-type="float" office:value="-44.3817262412953" calcext:value-type="float">
            <text:p>-44.3817262412953</text:p>
          </table:table-cell>
          <table:table-cell table:formula="of:=([.$C$5]-([.F375]-[.$C$2]))/[.$C$6]" office:value-type="float" office:value="0.738172624129535" calcext:value-type="float">
            <text:p>0.738172624129535</text:p>
          </table:table-cell>
          <table:table-cell table:formula="of:=IF([.F375]&lt;[.$C$3];[.F375];20)" office:value-type="float" office:value="-44.3817262412953" calcext:value-type="float">
            <text:p>-44.3817262412953</text:p>
          </table:table-cell>
        </table:table-row>
        <table:table-row table:style-name="ro1">
          <table:table-cell table:number-columns-repeated="4"/>
          <table:table-cell office:value-type="float" office:value="37.4" calcext:value-type="float">
            <text:p>37.4</text:p>
          </table:table-cell>
          <table:table-cell table:formula="of:=IF([.F375]&gt;[.$C$3];[.$C$4];[.F375]+0.1*[.G375])" office:value-type="float" office:value="-44.3079089788824" calcext:value-type="float">
            <text:p>-44.3079089788824</text:p>
          </table:table-cell>
          <table:table-cell table:formula="of:=([.$C$5]-([.F376]-[.$C$2]))/[.$C$6]" office:value-type="float" office:value="0.730790897888239" calcext:value-type="float">
            <text:p>0.730790897888239</text:p>
          </table:table-cell>
          <table:table-cell table:formula="of:=IF([.F376]&lt;[.$C$3];[.F376];20)" office:value-type="float" office:value="-44.3079089788824" calcext:value-type="float">
            <text:p>-44.3079089788824</text:p>
          </table:table-cell>
        </table:table-row>
        <table:table-row table:style-name="ro1">
          <table:table-cell table:number-columns-repeated="4"/>
          <table:table-cell office:value-type="float" office:value="37.5" calcext:value-type="float">
            <text:p>37.5</text:p>
          </table:table-cell>
          <table:table-cell table:formula="of:=IF([.F376]&gt;[.$C$3];[.$C$4];[.F376]+0.1*[.G376])" office:value-type="float" office:value="-44.2348298890936" calcext:value-type="float">
            <text:p>-44.2348298890936</text:p>
          </table:table-cell>
          <table:table-cell table:formula="of:=([.$C$5]-([.F377]-[.$C$2]))/[.$C$6]" office:value-type="float" office:value="0.723482988909357" calcext:value-type="float">
            <text:p>0.723482988909357</text:p>
          </table:table-cell>
          <table:table-cell table:formula="of:=IF([.F377]&lt;[.$C$3];[.F377];20)" office:value-type="float" office:value="-44.2348298890936" calcext:value-type="float">
            <text:p>-44.2348298890936</text:p>
          </table:table-cell>
        </table:table-row>
        <table:table-row table:style-name="ro1">
          <table:table-cell table:number-columns-repeated="4"/>
          <table:table-cell office:value-type="float" office:value="37.6" calcext:value-type="float">
            <text:p>37.6</text:p>
          </table:table-cell>
          <table:table-cell table:formula="of:=IF([.F377]&gt;[.$C$3];[.$C$4];[.F377]+0.1*[.G377])" office:value-type="float" office:value="-44.1624815902026" calcext:value-type="float">
            <text:p>-44.1624815902026</text:p>
          </table:table-cell>
          <table:table-cell table:formula="of:=([.$C$5]-([.F378]-[.$C$2]))/[.$C$6]" office:value-type="float" office:value="0.716248159020263" calcext:value-type="float">
            <text:p>0.716248159020263</text:p>
          </table:table-cell>
          <table:table-cell table:formula="of:=IF([.F378]&lt;[.$C$3];[.F378];20)" office:value-type="float" office:value="-44.1624815902026" calcext:value-type="float">
            <text:p>-44.1624815902026</text:p>
          </table:table-cell>
        </table:table-row>
        <table:table-row table:style-name="ro1">
          <table:table-cell table:number-columns-repeated="4"/>
          <table:table-cell office:value-type="float" office:value="37.7" calcext:value-type="float">
            <text:p>37.7</text:p>
          </table:table-cell>
          <table:table-cell table:formula="of:=IF([.F378]&gt;[.$C$3];[.$C$4];[.F378]+0.1*[.G378])" office:value-type="float" office:value="-44.0908567743006" calcext:value-type="float">
            <text:p>-44.0908567743006</text:p>
          </table:table-cell>
          <table:table-cell table:formula="of:=([.$C$5]-([.F379]-[.$C$2]))/[.$C$6]" office:value-type="float" office:value="0.70908567743006" calcext:value-type="float">
            <text:p>0.70908567743006</text:p>
          </table:table-cell>
          <table:table-cell table:formula="of:=IF([.F379]&lt;[.$C$3];[.F379];20)" office:value-type="float" office:value="-44.0908567743006" calcext:value-type="float">
            <text:p>-44.0908567743006</text:p>
          </table:table-cell>
        </table:table-row>
        <table:table-row table:style-name="ro1">
          <table:table-cell table:number-columns-repeated="4"/>
          <table:table-cell office:value-type="float" office:value="37.8" calcext:value-type="float">
            <text:p>37.8</text:p>
          </table:table-cell>
          <table:table-cell table:formula="of:=IF([.F379]&gt;[.$C$3];[.$C$4];[.F379]+0.1*[.G379])" office:value-type="float" office:value="-44.0199482065576" calcext:value-type="float">
            <text:p>-44.0199482065576</text:p>
          </table:table-cell>
          <table:table-cell table:formula="of:=([.$C$5]-([.F380]-[.$C$2]))/[.$C$6]" office:value-type="float" office:value="0.70199482065576" calcext:value-type="float">
            <text:p>0.70199482065576</text:p>
          </table:table-cell>
          <table:table-cell table:formula="of:=IF([.F380]&lt;[.$C$3];[.F380];20)" office:value-type="float" office:value="-44.0199482065576" calcext:value-type="float">
            <text:p>-44.0199482065576</text:p>
          </table:table-cell>
        </table:table-row>
        <table:table-row table:style-name="ro1">
          <table:table-cell table:number-columns-repeated="4"/>
          <table:table-cell office:value-type="float" office:value="37.9" calcext:value-type="float">
            <text:p>37.9</text:p>
          </table:table-cell>
          <table:table-cell table:formula="of:=IF([.F380]&gt;[.$C$3];[.$C$4];[.F380]+0.1*[.G380])" office:value-type="float" office:value="-43.949748724492" calcext:value-type="float">
            <text:p>-43.949748724492</text:p>
          </table:table-cell>
          <table:table-cell table:formula="of:=([.$C$5]-([.F381]-[.$C$2]))/[.$C$6]" office:value-type="float" office:value="0.694974872449203" calcext:value-type="float">
            <text:p>0.694974872449203</text:p>
          </table:table-cell>
          <table:table-cell table:formula="of:=IF([.F381]&lt;[.$C$3];[.F381];20)" office:value-type="float" office:value="-43.949748724492" calcext:value-type="float">
            <text:p>-43.949748724492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IF([.F381]&gt;[.$C$3];[.$C$4];[.F381]+0.1*[.G381])" office:value-type="float" office:value="-43.8802512372471" calcext:value-type="float">
            <text:p>-43.8802512372471</text:p>
          </table:table-cell>
          <table:table-cell table:formula="of:=([.$C$5]-([.F382]-[.$C$2]))/[.$C$6]" office:value-type="float" office:value="0.68802512372471" calcext:value-type="float">
            <text:p>0.68802512372471</text:p>
          </table:table-cell>
          <table:table-cell table:formula="of:=IF([.F382]&lt;[.$C$3];[.F382];20)" office:value-type="float" office:value="-43.8802512372471" calcext:value-type="float">
            <text:p>-43.8802512372471</text:p>
          </table:table-cell>
        </table:table-row>
        <table:table-row table:style-name="ro1">
          <table:table-cell table:number-columns-repeated="4"/>
          <table:table-cell office:value-type="float" office:value="38.1" calcext:value-type="float">
            <text:p>38.1</text:p>
          </table:table-cell>
          <table:table-cell table:formula="of:=IF([.F382]&gt;[.$C$3];[.$C$4];[.F382]+0.1*[.G382])" office:value-type="float" office:value="-43.8114487248746" calcext:value-type="float">
            <text:p>-43.8114487248746</text:p>
          </table:table-cell>
          <table:table-cell table:formula="of:=([.$C$5]-([.F383]-[.$C$2]))/[.$C$6]" office:value-type="float" office:value="0.681144872487463" calcext:value-type="float">
            <text:p>0.681144872487463</text:p>
          </table:table-cell>
          <table:table-cell table:formula="of:=IF([.F383]&lt;[.$C$3];[.F383];20)" office:value-type="float" office:value="-43.8114487248746" calcext:value-type="float">
            <text:p>-43.8114487248746</text:p>
          </table:table-cell>
        </table:table-row>
        <table:table-row table:style-name="ro1">
          <table:table-cell table:number-columns-repeated="4"/>
          <table:table-cell office:value-type="float" office:value="38.2" calcext:value-type="float">
            <text:p>38.2</text:p>
          </table:table-cell>
          <table:table-cell table:formula="of:=IF([.F383]&gt;[.$C$3];[.$C$4];[.F383]+0.1*[.G383])" office:value-type="float" office:value="-43.7433342376259" calcext:value-type="float">
            <text:p>-43.7433342376259</text:p>
          </table:table-cell>
          <table:table-cell table:formula="of:=([.$C$5]-([.F384]-[.$C$2]))/[.$C$6]" office:value-type="float" office:value="0.674333423762588" calcext:value-type="float">
            <text:p>0.674333423762588</text:p>
          </table:table-cell>
          <table:table-cell table:formula="of:=IF([.F384]&lt;[.$C$3];[.F384];20)" office:value-type="float" office:value="-43.7433342376259" calcext:value-type="float">
            <text:p>-43.7433342376259</text:p>
          </table:table-cell>
        </table:table-row>
        <table:table-row table:style-name="ro1">
          <table:table-cell table:number-columns-repeated="4"/>
          <table:table-cell office:value-type="float" office:value="38.3" calcext:value-type="float">
            <text:p>38.3</text:p>
          </table:table-cell>
          <table:table-cell table:formula="of:=IF([.F384]&gt;[.$C$3];[.$C$4];[.F384]+0.1*[.G384])" office:value-type="float" office:value="-43.6759008952496" calcext:value-type="float">
            <text:p>-43.6759008952496</text:p>
          </table:table-cell>
          <table:table-cell table:formula="of:=([.$C$5]-([.F385]-[.$C$2]))/[.$C$6]" office:value-type="float" office:value="0.667590089524962" calcext:value-type="float">
            <text:p>0.667590089524962</text:p>
          </table:table-cell>
          <table:table-cell table:formula="of:=IF([.F385]&lt;[.$C$3];[.F385];20)" office:value-type="float" office:value="-43.6759008952496" calcext:value-type="float">
            <text:p>-43.6759008952496</text:p>
          </table:table-cell>
        </table:table-row>
        <table:table-row table:style-name="ro1">
          <table:table-cell table:number-columns-repeated="4"/>
          <table:table-cell office:value-type="float" office:value="38.4" calcext:value-type="float">
            <text:p>38.4</text:p>
          </table:table-cell>
          <table:table-cell table:formula="of:=IF([.F385]&gt;[.$C$3];[.$C$4];[.F385]+0.1*[.G385])" office:value-type="float" office:value="-43.6091418862971" calcext:value-type="float">
            <text:p>-43.6091418862971</text:p>
          </table:table-cell>
          <table:table-cell table:formula="of:=([.$C$5]-([.F386]-[.$C$2]))/[.$C$6]" office:value-type="float" office:value="0.660914188629712" calcext:value-type="float">
            <text:p>0.660914188629712</text:p>
          </table:table-cell>
          <table:table-cell table:formula="of:=IF([.F386]&lt;[.$C$3];[.F386];20)" office:value-type="float" office:value="-43.6091418862971" calcext:value-type="float">
            <text:p>-43.6091418862971</text:p>
          </table:table-cell>
        </table:table-row>
        <table:table-row table:style-name="ro1">
          <table:table-cell table:number-columns-repeated="4"/>
          <table:table-cell office:value-type="float" office:value="38.5" calcext:value-type="float">
            <text:p>38.5</text:p>
          </table:table-cell>
          <table:table-cell table:formula="of:=IF([.F386]&gt;[.$C$3];[.$C$4];[.F386]+0.1*[.G386])" office:value-type="float" office:value="-43.5430504674341" calcext:value-type="float">
            <text:p>-43.5430504674341</text:p>
          </table:table-cell>
          <table:table-cell table:formula="of:=([.$C$5]-([.F387]-[.$C$2]))/[.$C$6]" office:value-type="float" office:value="0.654305046743415" calcext:value-type="float">
            <text:p>0.654305046743415</text:p>
          </table:table-cell>
          <table:table-cell table:formula="of:=IF([.F387]&lt;[.$C$3];[.F387];20)" office:value-type="float" office:value="-43.5430504674341" calcext:value-type="float">
            <text:p>-43.5430504674341</text:p>
          </table:table-cell>
        </table:table-row>
        <table:table-row table:style-name="ro1">
          <table:table-cell table:number-columns-repeated="4"/>
          <table:table-cell office:value-type="float" office:value="38.6" calcext:value-type="float">
            <text:p>38.6</text:p>
          </table:table-cell>
          <table:table-cell table:formula="of:=IF([.F387]&gt;[.$C$3];[.$C$4];[.F387]+0.1*[.G387])" office:value-type="float" office:value="-43.4776199627598" calcext:value-type="float">
            <text:p>-43.4776199627598</text:p>
          </table:table-cell>
          <table:table-cell table:formula="of:=([.$C$5]-([.F388]-[.$C$2]))/[.$C$6]" office:value-type="float" office:value="0.647761996275981" calcext:value-type="float">
            <text:p>0.647761996275981</text:p>
          </table:table-cell>
          <table:table-cell table:formula="of:=IF([.F388]&lt;[.$C$3];[.F388];20)" office:value-type="float" office:value="-43.4776199627598" calcext:value-type="float">
            <text:p>-43.4776199627598</text:p>
          </table:table-cell>
        </table:table-row>
        <table:table-row table:style-name="ro1">
          <table:table-cell table:number-columns-repeated="4"/>
          <table:table-cell office:value-type="float" office:value="38.7" calcext:value-type="float">
            <text:p>38.7</text:p>
          </table:table-cell>
          <table:table-cell table:formula="of:=IF([.F388]&gt;[.$C$3];[.$C$4];[.F388]+0.1*[.G388])" office:value-type="float" office:value="-43.4128437631322" calcext:value-type="float">
            <text:p>-43.4128437631322</text:p>
          </table:table-cell>
          <table:table-cell table:formula="of:=([.$C$5]-([.F389]-[.$C$2]))/[.$C$6]" office:value-type="float" office:value="0.641284376313222" calcext:value-type="float">
            <text:p>0.641284376313222</text:p>
          </table:table-cell>
          <table:table-cell table:formula="of:=IF([.F389]&lt;[.$C$3];[.F389];20)" office:value-type="float" office:value="-43.4128437631322" calcext:value-type="float">
            <text:p>-43.4128437631322</text:p>
          </table:table-cell>
        </table:table-row>
        <table:table-row table:style-name="ro1">
          <table:table-cell table:number-columns-repeated="4"/>
          <table:table-cell office:value-type="float" office:value="38.8" calcext:value-type="float">
            <text:p>38.8</text:p>
          </table:table-cell>
          <table:table-cell table:formula="of:=IF([.F389]&gt;[.$C$3];[.$C$4];[.F389]+0.1*[.G389])" office:value-type="float" office:value="-43.3487153255009" calcext:value-type="float">
            <text:p>-43.3487153255009</text:p>
          </table:table-cell>
          <table:table-cell table:formula="of:=([.$C$5]-([.F390]-[.$C$2]))/[.$C$6]" office:value-type="float" office:value="0.634871532550089" calcext:value-type="float">
            <text:p>0.634871532550089</text:p>
          </table:table-cell>
          <table:table-cell table:formula="of:=IF([.F390]&lt;[.$C$3];[.F390];20)" office:value-type="float" office:value="-43.3487153255009" calcext:value-type="float">
            <text:p>-43.3487153255009</text:p>
          </table:table-cell>
        </table:table-row>
        <table:table-row table:style-name="ro1">
          <table:table-cell table:number-columns-repeated="4"/>
          <table:table-cell office:value-type="float" office:value="38.9" calcext:value-type="float">
            <text:p>38.9</text:p>
          </table:table-cell>
          <table:table-cell table:formula="of:=IF([.F390]&gt;[.$C$3];[.$C$4];[.F390]+0.1*[.G390])" office:value-type="float" office:value="-43.2852281722459" calcext:value-type="float">
            <text:p>-43.2852281722459</text:p>
          </table:table-cell>
          <table:table-cell table:formula="of:=([.$C$5]-([.F391]-[.$C$2]))/[.$C$6]" office:value-type="float" office:value="0.628522817224588" calcext:value-type="float">
            <text:p>0.628522817224588</text:p>
          </table:table-cell>
          <table:table-cell table:formula="of:=IF([.F391]&lt;[.$C$3];[.F391];20)" office:value-type="float" office:value="-43.2852281722459" calcext:value-type="float">
            <text:p>-43.2852281722459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IF([.F391]&gt;[.$C$3];[.$C$4];[.F391]+0.1*[.G391])" office:value-type="float" office:value="-43.2223758905234" calcext:value-type="float">
            <text:p>-43.2223758905234</text:p>
          </table:table-cell>
          <table:table-cell table:formula="of:=([.$C$5]-([.F392]-[.$C$2]))/[.$C$6]" office:value-type="float" office:value="0.622237589052342" calcext:value-type="float">
            <text:p>0.622237589052342</text:p>
          </table:table-cell>
          <table:table-cell table:formula="of:=IF([.F392]&lt;[.$C$3];[.F392];20)" office:value-type="float" office:value="-43.2223758905234" calcext:value-type="float">
            <text:p>-43.2223758905234</text:p>
          </table:table-cell>
        </table:table-row>
        <table:table-row table:style-name="ro1">
          <table:table-cell table:number-columns-repeated="4"/>
          <table:table-cell office:value-type="float" office:value="39.1" calcext:value-type="float">
            <text:p>39.1</text:p>
          </table:table-cell>
          <table:table-cell table:formula="of:=IF([.F392]&gt;[.$C$3];[.$C$4];[.F392]+0.1*[.G392])" office:value-type="float" office:value="-43.1601521316182" calcext:value-type="float">
            <text:p>-43.1601521316182</text:p>
          </table:table-cell>
          <table:table-cell table:formula="of:=([.$C$5]-([.F393]-[.$C$2]))/[.$C$6]" office:value-type="float" office:value="0.616015213161819" calcext:value-type="float">
            <text:p>0.616015213161819</text:p>
          </table:table-cell>
          <table:table-cell table:formula="of:=IF([.F393]&lt;[.$C$3];[.F393];20)" office:value-type="float" office:value="-43.1601521316182" calcext:value-type="float">
            <text:p>-43.1601521316182</text:p>
          </table:table-cell>
        </table:table-row>
        <table:table-row table:style-name="ro1">
          <table:table-cell table:number-columns-repeated="4"/>
          <table:table-cell office:value-type="float" office:value="39.2" calcext:value-type="float">
            <text:p>39.2</text:p>
          </table:table-cell>
          <table:table-cell table:formula="of:=IF([.F393]&gt;[.$C$3];[.$C$4];[.F393]+0.1*[.G393])" office:value-type="float" office:value="-43.098550610302" calcext:value-type="float">
            <text:p>-43.098550610302</text:p>
          </table:table-cell>
          <table:table-cell table:formula="of:=([.$C$5]-([.F394]-[.$C$2]))/[.$C$6]" office:value-type="float" office:value="0.609855061030201" calcext:value-type="float">
            <text:p>0.609855061030201</text:p>
          </table:table-cell>
          <table:table-cell table:formula="of:=IF([.F394]&lt;[.$C$3];[.F394];20)" office:value-type="float" office:value="-43.098550610302" calcext:value-type="float">
            <text:p>-43.098550610302</text:p>
          </table:table-cell>
        </table:table-row>
        <table:table-row table:style-name="ro1">
          <table:table-cell table:number-columns-repeated="4"/>
          <table:table-cell office:value-type="float" office:value="39.3" calcext:value-type="float">
            <text:p>39.3</text:p>
          </table:table-cell>
          <table:table-cell table:formula="of:=IF([.F394]&gt;[.$C$3];[.$C$4];[.F394]+0.1*[.G394])" office:value-type="float" office:value="-43.037565104199" calcext:value-type="float">
            <text:p>-43.037565104199</text:p>
          </table:table-cell>
          <table:table-cell table:formula="of:=([.$C$5]-([.F395]-[.$C$2]))/[.$C$6]" office:value-type="float" office:value="0.603756510419898" calcext:value-type="float">
            <text:p>0.603756510419898</text:p>
          </table:table-cell>
          <table:table-cell table:formula="of:=IF([.F395]&lt;[.$C$3];[.F395];20)" office:value-type="float" office:value="-43.037565104199" calcext:value-type="float">
            <text:p>-43.037565104199</text:p>
          </table:table-cell>
        </table:table-row>
        <table:table-row table:style-name="ro1">
          <table:table-cell table:number-columns-repeated="4"/>
          <table:table-cell office:value-type="float" office:value="39.4" calcext:value-type="float">
            <text:p>39.4</text:p>
          </table:table-cell>
          <table:table-cell table:formula="of:=IF([.F395]&gt;[.$C$3];[.$C$4];[.F395]+0.1*[.G395])" office:value-type="float" office:value="-42.977189453157" calcext:value-type="float">
            <text:p>-42.977189453157</text:p>
          </table:table-cell>
          <table:table-cell table:formula="of:=([.$C$5]-([.F396]-[.$C$2]))/[.$C$6]" office:value-type="float" office:value="0.5977189453157" calcext:value-type="float">
            <text:p>0.5977189453157</text:p>
          </table:table-cell>
          <table:table-cell table:formula="of:=IF([.F396]&lt;[.$C$3];[.F396];20)" office:value-type="float" office:value="-42.977189453157" calcext:value-type="float">
            <text:p>-42.977189453157</text:p>
          </table:table-cell>
        </table:table-row>
        <table:table-row table:style-name="ro1">
          <table:table-cell table:number-columns-repeated="4"/>
          <table:table-cell office:value-type="float" office:value="39.5" calcext:value-type="float">
            <text:p>39.5</text:p>
          </table:table-cell>
          <table:table-cell table:formula="of:=IF([.F396]&gt;[.$C$3];[.$C$4];[.F396]+0.1*[.G396])" office:value-type="float" office:value="-42.9174175586254" calcext:value-type="float">
            <text:p>-42.9174175586254</text:p>
          </table:table-cell>
          <table:table-cell table:formula="of:=([.$C$5]-([.F397]-[.$C$2]))/[.$C$6]" office:value-type="float" office:value="0.591741755862542" calcext:value-type="float">
            <text:p>0.591741755862542</text:p>
          </table:table-cell>
          <table:table-cell table:formula="of:=IF([.F397]&lt;[.$C$3];[.F397];20)" office:value-type="float" office:value="-42.9174175586254" calcext:value-type="float">
            <text:p>-42.9174175586254</text:p>
          </table:table-cell>
        </table:table-row>
        <table:table-row table:style-name="ro1">
          <table:table-cell table:number-columns-repeated="4"/>
          <table:table-cell office:value-type="float" office:value="39.6" calcext:value-type="float">
            <text:p>39.6</text:p>
          </table:table-cell>
          <table:table-cell table:formula="of:=IF([.F397]&gt;[.$C$3];[.$C$4];[.F397]+0.1*[.G397])" office:value-type="float" office:value="-42.8582433830392" calcext:value-type="float">
            <text:p>-42.8582433830392</text:p>
          </table:table-cell>
          <table:table-cell table:formula="of:=([.$C$5]-([.F398]-[.$C$2]))/[.$C$6]" office:value-type="float" office:value="0.585824338303917" calcext:value-type="float">
            <text:p>0.585824338303917</text:p>
          </table:table-cell>
          <table:table-cell table:formula="of:=IF([.F398]&lt;[.$C$3];[.F398];20)" office:value-type="float" office:value="-42.8582433830392" calcext:value-type="float">
            <text:p>-42.8582433830392</text:p>
          </table:table-cell>
        </table:table-row>
        <table:table-row table:style-name="ro1">
          <table:table-cell table:number-columns-repeated="4"/>
          <table:table-cell office:value-type="float" office:value="39.7" calcext:value-type="float">
            <text:p>39.7</text:p>
          </table:table-cell>
          <table:table-cell table:formula="of:=IF([.F398]&gt;[.$C$3];[.$C$4];[.F398]+0.1*[.G398])" office:value-type="float" office:value="-42.7996609492088" calcext:value-type="float">
            <text:p>-42.7996609492088</text:p>
          </table:table-cell>
          <table:table-cell table:formula="of:=([.$C$5]-([.F399]-[.$C$2]))/[.$C$6]" office:value-type="float" office:value="0.579966094920877" calcext:value-type="float">
            <text:p>0.579966094920877</text:p>
          </table:table-cell>
          <table:table-cell table:formula="of:=IF([.F399]&lt;[.$C$3];[.F399];20)" office:value-type="float" office:value="-42.7996609492088" calcext:value-type="float">
            <text:p>-42.7996609492088</text:p>
          </table:table-cell>
        </table:table-row>
        <table:table-row table:style-name="ro1">
          <table:table-cell table:number-columns-repeated="4"/>
          <table:table-cell office:value-type="float" office:value="39.8" calcext:value-type="float">
            <text:p>39.8</text:p>
          </table:table-cell>
          <table:table-cell table:formula="of:=IF([.F399]&gt;[.$C$3];[.$C$4];[.F399]+0.1*[.G399])" office:value-type="float" office:value="-42.7416643397167" calcext:value-type="float">
            <text:p>-42.7416643397167</text:p>
          </table:table-cell>
          <table:table-cell table:formula="of:=([.$C$5]-([.F400]-[.$C$2]))/[.$C$6]" office:value-type="float" office:value="0.574166433971669" calcext:value-type="float">
            <text:p>0.574166433971669</text:p>
          </table:table-cell>
          <table:table-cell table:formula="of:=IF([.F400]&lt;[.$C$3];[.F400];20)" office:value-type="float" office:value="-42.7416643397167" calcext:value-type="float">
            <text:p>-42.7416643397167</text:p>
          </table:table-cell>
        </table:table-row>
        <table:table-row table:style-name="ro1">
          <table:table-cell table:number-columns-repeated="4"/>
          <table:table-cell office:value-type="float" office:value="39.9" calcext:value-type="float">
            <text:p>39.9</text:p>
          </table:table-cell>
          <table:table-cell table:formula="of:=IF([.F400]&gt;[.$C$3];[.$C$4];[.F400]+0.1*[.G400])" office:value-type="float" office:value="-42.6842476963195" calcext:value-type="float">
            <text:p>-42.6842476963195</text:p>
          </table:table-cell>
          <table:table-cell table:formula="of:=([.$C$5]-([.F401]-[.$C$2]))/[.$C$6]" office:value-type="float" office:value="0.568424769631952" calcext:value-type="float">
            <text:p>0.568424769631952</text:p>
          </table:table-cell>
          <table:table-cell table:formula="of:=IF([.F401]&lt;[.$C$3];[.F401];20)" office:value-type="float" office:value="-42.6842476963195" calcext:value-type="float">
            <text:p>-42.6842476963195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IF([.F401]&gt;[.$C$3];[.$C$4];[.F401]+0.1*[.G401])" office:value-type="float" office:value="-42.6274052193563" calcext:value-type="float">
            <text:p>-42.6274052193563</text:p>
          </table:table-cell>
          <table:table-cell table:formula="of:=([.$C$5]-([.F402]-[.$C$2]))/[.$C$6]" office:value-type="float" office:value="0.562740521935632" calcext:value-type="float">
            <text:p>0.562740521935632</text:p>
          </table:table-cell>
          <table:table-cell table:formula="of:=IF([.F402]&lt;[.$C$3];[.F402];20)" office:value-type="float" office:value="-42.6274052193563" calcext:value-type="float">
            <text:p>-42.6274052193563</text:p>
          </table:table-cell>
        </table:table-row>
        <table:table-row table:style-name="ro1">
          <table:table-cell table:number-columns-repeated="4"/>
          <table:table-cell office:value-type="float" office:value="40.1" calcext:value-type="float">
            <text:p>40.1</text:p>
          </table:table-cell>
          <table:table-cell table:formula="of:=IF([.F402]&gt;[.$C$3];[.$C$4];[.F402]+0.1*[.G402])" office:value-type="float" office:value="-42.5711311671628" calcext:value-type="float">
            <text:p>-42.5711311671628</text:p>
          </table:table-cell>
          <table:table-cell table:formula="of:=([.$C$5]-([.F403]-[.$C$2]))/[.$C$6]" office:value-type="float" office:value="0.557113116716275" calcext:value-type="float">
            <text:p>0.557113116716275</text:p>
          </table:table-cell>
          <table:table-cell table:formula="of:=IF([.F403]&lt;[.$C$3];[.F403];20)" office:value-type="float" office:value="-42.5711311671628" calcext:value-type="float">
            <text:p>-42.5711311671628</text:p>
          </table:table-cell>
        </table:table-row>
        <table:table-row table:style-name="ro1">
          <table:table-cell table:number-columns-repeated="4"/>
          <table:table-cell office:value-type="float" office:value="40.2" calcext:value-type="float">
            <text:p>40.2</text:p>
          </table:table-cell>
          <table:table-cell table:formula="of:=IF([.F403]&gt;[.$C$3];[.$C$4];[.F403]+0.1*[.G403])" office:value-type="float" office:value="-42.5154198554911" calcext:value-type="float">
            <text:p>-42.5154198554911</text:p>
          </table:table-cell>
          <table:table-cell table:formula="of:=([.$C$5]-([.F404]-[.$C$2]))/[.$C$6]" office:value-type="float" office:value="0.551541985549113" calcext:value-type="float">
            <text:p>0.551541985549113</text:p>
          </table:table-cell>
          <table:table-cell table:formula="of:=IF([.F404]&lt;[.$C$3];[.F404];20)" office:value-type="float" office:value="-42.5154198554911" calcext:value-type="float">
            <text:p>-42.5154198554911</text:p>
          </table:table-cell>
        </table:table-row>
        <table:table-row table:style-name="ro1">
          <table:table-cell table:number-columns-repeated="4"/>
          <table:table-cell office:value-type="float" office:value="40.3" calcext:value-type="float">
            <text:p>40.3</text:p>
          </table:table-cell>
          <table:table-cell table:formula="of:=IF([.F404]&gt;[.$C$3];[.$C$4];[.F404]+0.1*[.G404])" office:value-type="float" office:value="-42.4602656569362" calcext:value-type="float">
            <text:p>-42.4602656569362</text:p>
          </table:table-cell>
          <table:table-cell table:formula="of:=([.$C$5]-([.F405]-[.$C$2]))/[.$C$6]" office:value-type="float" office:value="0.546026565693621" calcext:value-type="float">
            <text:p>0.546026565693621</text:p>
          </table:table-cell>
          <table:table-cell table:formula="of:=IF([.F405]&lt;[.$C$3];[.F405];20)" office:value-type="float" office:value="-42.4602656569362" calcext:value-type="float">
            <text:p>-42.4602656569362</text:p>
          </table:table-cell>
        </table:table-row>
        <table:table-row table:style-name="ro1">
          <table:table-cell table:number-columns-repeated="4"/>
          <table:table-cell office:value-type="float" office:value="40.4" calcext:value-type="float">
            <text:p>40.4</text:p>
          </table:table-cell>
          <table:table-cell table:formula="of:=IF([.F405]&gt;[.$C$3];[.$C$4];[.F405]+0.1*[.G405])" office:value-type="float" office:value="-42.4056630003668" calcext:value-type="float">
            <text:p>-42.4056630003668</text:p>
          </table:table-cell>
          <table:table-cell table:formula="of:=([.$C$5]-([.F406]-[.$C$2]))/[.$C$6]" office:value-type="float" office:value="0.540566300036685" calcext:value-type="float">
            <text:p>0.540566300036685</text:p>
          </table:table-cell>
          <table:table-cell table:formula="of:=IF([.F406]&lt;[.$C$3];[.F406];20)" office:value-type="float" office:value="-42.4056630003668" calcext:value-type="float">
            <text:p>-42.4056630003668</text:p>
          </table:table-cell>
        </table:table-row>
        <table:table-row table:style-name="ro1">
          <table:table-cell table:number-columns-repeated="4"/>
          <table:table-cell office:value-type="float" office:value="40.5" calcext:value-type="float">
            <text:p>40.5</text:p>
          </table:table-cell>
          <table:table-cell table:formula="of:=IF([.F406]&gt;[.$C$3];[.$C$4];[.F406]+0.1*[.G406])" office:value-type="float" office:value="-42.3516063703632" calcext:value-type="float">
            <text:p>-42.3516063703632</text:p>
          </table:table-cell>
          <table:table-cell table:formula="of:=([.$C$5]-([.F407]-[.$C$2]))/[.$C$6]" office:value-type="float" office:value="0.535160637036318" calcext:value-type="float">
            <text:p>0.535160637036318</text:p>
          </table:table-cell>
          <table:table-cell table:formula="of:=IF([.F407]&lt;[.$C$3];[.F407];20)" office:value-type="float" office:value="-42.3516063703632" calcext:value-type="float">
            <text:p>-42.3516063703632</text:p>
          </table:table-cell>
        </table:table-row>
        <table:table-row table:style-name="ro1">
          <table:table-cell table:number-columns-repeated="4"/>
          <table:table-cell office:value-type="float" office:value="40.6" calcext:value-type="float">
            <text:p>40.6</text:p>
          </table:table-cell>
          <table:table-cell table:formula="of:=IF([.F407]&gt;[.$C$3];[.$C$4];[.F407]+0.1*[.G407])" office:value-type="float" office:value="-42.2980903066595" calcext:value-type="float">
            <text:p>-42.2980903066595</text:p>
          </table:table-cell>
          <table:table-cell table:formula="of:=([.$C$5]-([.F408]-[.$C$2]))/[.$C$6]" office:value-type="float" office:value="0.529809030665955" calcext:value-type="float">
            <text:p>0.529809030665955</text:p>
          </table:table-cell>
          <table:table-cell table:formula="of:=IF([.F408]&lt;[.$C$3];[.F408];20)" office:value-type="float" office:value="-42.2980903066595" calcext:value-type="float">
            <text:p>-42.2980903066595</text:p>
          </table:table-cell>
        </table:table-row>
        <table:table-row table:style-name="ro1">
          <table:table-cell table:number-columns-repeated="4"/>
          <table:table-cell office:value-type="float" office:value="40.7" calcext:value-type="float">
            <text:p>40.7</text:p>
          </table:table-cell>
          <table:table-cell table:formula="of:=IF([.F408]&gt;[.$C$3];[.$C$4];[.F408]+0.1*[.G408])" office:value-type="float" office:value="-42.245109403593" calcext:value-type="float">
            <text:p>-42.245109403593</text:p>
          </table:table-cell>
          <table:table-cell table:formula="of:=([.$C$5]-([.F409]-[.$C$2]))/[.$C$6]" office:value-type="float" office:value="0.524510940359295" calcext:value-type="float">
            <text:p>0.524510940359295</text:p>
          </table:table-cell>
          <table:table-cell table:formula="of:=IF([.F409]&lt;[.$C$3];[.F409];20)" office:value-type="float" office:value="-42.245109403593" calcext:value-type="float">
            <text:p>-42.245109403593</text:p>
          </table:table-cell>
        </table:table-row>
        <table:table-row table:style-name="ro1">
          <table:table-cell table:number-columns-repeated="4"/>
          <table:table-cell office:value-type="float" office:value="40.8" calcext:value-type="float">
            <text:p>40.8</text:p>
          </table:table-cell>
          <table:table-cell table:formula="of:=IF([.F409]&gt;[.$C$3];[.$C$4];[.F409]+0.1*[.G409])" office:value-type="float" office:value="-42.192658309557" calcext:value-type="float">
            <text:p>-42.192658309557</text:p>
          </table:table-cell>
          <table:table-cell table:formula="of:=([.$C$5]-([.F410]-[.$C$2]))/[.$C$6]" office:value-type="float" office:value="0.519265830955702" calcext:value-type="float">
            <text:p>0.519265830955702</text:p>
          </table:table-cell>
          <table:table-cell table:formula="of:=IF([.F410]&lt;[.$C$3];[.F410];20)" office:value-type="float" office:value="-42.192658309557" calcext:value-type="float">
            <text:p>-42.192658309557</text:p>
          </table:table-cell>
        </table:table-row>
        <table:table-row table:style-name="ro1">
          <table:table-cell table:number-columns-repeated="4"/>
          <table:table-cell office:value-type="float" office:value="40.9" calcext:value-type="float">
            <text:p>40.9</text:p>
          </table:table-cell>
          <table:table-cell table:formula="of:=IF([.F410]&gt;[.$C$3];[.$C$4];[.F410]+0.1*[.G410])" office:value-type="float" office:value="-42.1407317264614" calcext:value-type="float">
            <text:p>-42.1407317264614</text:p>
          </table:table-cell>
          <table:table-cell table:formula="of:=([.$C$5]-([.F411]-[.$C$2]))/[.$C$6]" office:value-type="float" office:value="0.514073172646145" calcext:value-type="float">
            <text:p>0.514073172646145</text:p>
          </table:table-cell>
          <table:table-cell table:formula="of:=IF([.F411]&lt;[.$C$3];[.F411];20)" office:value-type="float" office:value="-42.1407317264614" calcext:value-type="float">
            <text:p>-42.1407317264614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IF([.F411]&gt;[.$C$3];[.$C$4];[.F411]+0.1*[.G411])" office:value-type="float" office:value="-42.0893244091968" calcext:value-type="float">
            <text:p>-42.0893244091968</text:p>
          </table:table-cell>
          <table:table-cell table:formula="of:=([.$C$5]-([.F412]-[.$C$2]))/[.$C$6]" office:value-type="float" office:value="0.508932440919683" calcext:value-type="float">
            <text:p>0.508932440919683</text:p>
          </table:table-cell>
          <table:table-cell table:formula="of:=IF([.F412]&lt;[.$C$3];[.F412];20)" office:value-type="float" office:value="-42.0893244091968" calcext:value-type="float">
            <text:p>-42.0893244091968</text:p>
          </table:table-cell>
        </table:table-row>
        <table:table-row table:style-name="ro1">
          <table:table-cell table:number-columns-repeated="4"/>
          <table:table-cell office:value-type="float" office:value="41.1" calcext:value-type="float">
            <text:p>41.1</text:p>
          </table:table-cell>
          <table:table-cell table:formula="of:=IF([.F412]&gt;[.$C$3];[.$C$4];[.F412]+0.1*[.G412])" office:value-type="float" office:value="-42.0384311651049" calcext:value-type="float">
            <text:p>-42.0384311651049</text:p>
          </table:table-cell>
          <table:table-cell table:formula="of:=([.$C$5]-([.F413]-[.$C$2]))/[.$C$6]" office:value-type="float" office:value="0.503843116510487" calcext:value-type="float">
            <text:p>0.503843116510487</text:p>
          </table:table-cell>
          <table:table-cell table:formula="of:=IF([.F413]&lt;[.$C$3];[.F413];20)" office:value-type="float" office:value="-42.0384311651049" calcext:value-type="float">
            <text:p>-42.0384311651049</text:p>
          </table:table-cell>
        </table:table-row>
        <table:table-row table:style-name="ro1">
          <table:table-cell table:number-columns-repeated="4"/>
          <table:table-cell office:value-type="float" office:value="41.2" calcext:value-type="float">
            <text:p>41.2</text:p>
          </table:table-cell>
          <table:table-cell table:formula="of:=IF([.F413]&gt;[.$C$3];[.$C$4];[.F413]+0.1*[.G413])" office:value-type="float" office:value="-41.9880468534538" calcext:value-type="float">
            <text:p>-41.9880468534538</text:p>
          </table:table-cell>
          <table:table-cell table:formula="of:=([.$C$5]-([.F414]-[.$C$2]))/[.$C$6]" office:value-type="float" office:value="0.498804685345382" calcext:value-type="float">
            <text:p>0.498804685345382</text:p>
          </table:table-cell>
          <table:table-cell table:formula="of:=IF([.F414]&lt;[.$C$3];[.F414];20)" office:value-type="float" office:value="-41.9880468534538" calcext:value-type="float">
            <text:p>-41.9880468534538</text:p>
          </table:table-cell>
        </table:table-row>
        <table:table-row table:style-name="ro1">
          <table:table-cell table:number-columns-repeated="4"/>
          <table:table-cell office:value-type="float" office:value="41.3" calcext:value-type="float">
            <text:p>41.3</text:p>
          </table:table-cell>
          <table:table-cell table:formula="of:=IF([.F414]&gt;[.$C$3];[.$C$4];[.F414]+0.1*[.G414])" office:value-type="float" office:value="-41.9381663849193" calcext:value-type="float">
            <text:p>-41.9381663849193</text:p>
          </table:table-cell>
          <table:table-cell table:formula="of:=([.$C$5]-([.F415]-[.$C$2]))/[.$C$6]" office:value-type="float" office:value="0.493816638491928" calcext:value-type="float">
            <text:p>0.493816638491928</text:p>
          </table:table-cell>
          <table:table-cell table:formula="of:=IF([.F415]&lt;[.$C$3];[.F415];20)" office:value-type="float" office:value="-41.9381663849193" calcext:value-type="float">
            <text:p>-41.9381663849193</text:p>
          </table:table-cell>
        </table:table-row>
        <table:table-row table:style-name="ro1">
          <table:table-cell table:number-columns-repeated="4"/>
          <table:table-cell office:value-type="float" office:value="41.4" calcext:value-type="float">
            <text:p>41.4</text:p>
          </table:table-cell>
          <table:table-cell table:formula="of:=IF([.F415]&gt;[.$C$3];[.$C$4];[.F415]+0.1*[.G415])" office:value-type="float" office:value="-41.8887847210701" calcext:value-type="float">
            <text:p>-41.8887847210701</text:p>
          </table:table-cell>
          <table:table-cell table:formula="of:=([.$C$5]-([.F416]-[.$C$2]))/[.$C$6]" office:value-type="float" office:value="0.488878472107009" calcext:value-type="float">
            <text:p>0.488878472107009</text:p>
          </table:table-cell>
          <table:table-cell table:formula="of:=IF([.F416]&lt;[.$C$3];[.F416];20)" office:value-type="float" office:value="-41.8887847210701" calcext:value-type="float">
            <text:p>-41.8887847210701</text:p>
          </table:table-cell>
        </table:table-row>
        <table:table-row table:style-name="ro1">
          <table:table-cell table:number-columns-repeated="4"/>
          <table:table-cell office:value-type="float" office:value="41.5" calcext:value-type="float">
            <text:p>41.5</text:p>
          </table:table-cell>
          <table:table-cell table:formula="of:=IF([.F416]&gt;[.$C$3];[.$C$4];[.F416]+0.1*[.G416])" office:value-type="float" office:value="-41.8398968738594" calcext:value-type="float">
            <text:p>-41.8398968738594</text:p>
          </table:table-cell>
          <table:table-cell table:formula="of:=([.$C$5]-([.F417]-[.$C$2]))/[.$C$6]" office:value-type="float" office:value="0.483989687385939" calcext:value-type="float">
            <text:p>0.483989687385939</text:p>
          </table:table-cell>
          <table:table-cell table:formula="of:=IF([.F417]&lt;[.$C$3];[.F417];20)" office:value-type="float" office:value="-41.8398968738594" calcext:value-type="float">
            <text:p>-41.8398968738594</text:p>
          </table:table-cell>
        </table:table-row>
        <table:table-row table:style-name="ro1">
          <table:table-cell table:number-columns-repeated="4"/>
          <table:table-cell office:value-type="float" office:value="41.6" calcext:value-type="float">
            <text:p>41.6</text:p>
          </table:table-cell>
          <table:table-cell table:formula="of:=IF([.F417]&gt;[.$C$3];[.$C$4];[.F417]+0.1*[.G417])" office:value-type="float" office:value="-41.7914979051208" calcext:value-type="float">
            <text:p>-41.7914979051208</text:p>
          </table:table-cell>
          <table:table-cell table:formula="of:=([.$C$5]-([.F418]-[.$C$2]))/[.$C$6]" office:value-type="float" office:value="0.479149790512079" calcext:value-type="float">
            <text:p>0.479149790512079</text:p>
          </table:table-cell>
          <table:table-cell table:formula="of:=IF([.F418]&lt;[.$C$3];[.F418];20)" office:value-type="float" office:value="-41.7914979051208" calcext:value-type="float">
            <text:p>-41.7914979051208</text:p>
          </table:table-cell>
        </table:table-row>
        <table:table-row table:style-name="ro1">
          <table:table-cell table:number-columns-repeated="4"/>
          <table:table-cell office:value-type="float" office:value="41.7" calcext:value-type="float">
            <text:p>41.7</text:p>
          </table:table-cell>
          <table:table-cell table:formula="of:=IF([.F418]&gt;[.$C$3];[.$C$4];[.F418]+0.1*[.G418])" office:value-type="float" office:value="-41.7435829260696" calcext:value-type="float">
            <text:p>-41.7435829260696</text:p>
          </table:table-cell>
          <table:table-cell table:formula="of:=([.$C$5]-([.F419]-[.$C$2]))/[.$C$6]" office:value-type="float" office:value="0.474358292606959" calcext:value-type="float">
            <text:p>0.474358292606959</text:p>
          </table:table-cell>
          <table:table-cell table:formula="of:=IF([.F419]&lt;[.$C$3];[.F419];20)" office:value-type="float" office:value="-41.7435829260696" calcext:value-type="float">
            <text:p>-41.7435829260696</text:p>
          </table:table-cell>
        </table:table-row>
        <table:table-row table:style-name="ro1">
          <table:table-cell table:number-columns-repeated="4"/>
          <table:table-cell office:value-type="float" office:value="41.8" calcext:value-type="float">
            <text:p>41.8</text:p>
          </table:table-cell>
          <table:table-cell table:formula="of:=IF([.F419]&gt;[.$C$3];[.$C$4];[.F419]+0.1*[.G419])" office:value-type="float" office:value="-41.6961470968089" calcext:value-type="float">
            <text:p>-41.6961470968089</text:p>
          </table:table-cell>
          <table:table-cell table:formula="of:=([.$C$5]-([.F420]-[.$C$2]))/[.$C$6]" office:value-type="float" office:value="0.469614709680889" calcext:value-type="float">
            <text:p>0.469614709680889</text:p>
          </table:table-cell>
          <table:table-cell table:formula="of:=IF([.F420]&lt;[.$C$3];[.F420];20)" office:value-type="float" office:value="-41.6961470968089" calcext:value-type="float">
            <text:p>-41.6961470968089</text:p>
          </table:table-cell>
        </table:table-row>
        <table:table-row table:style-name="ro1">
          <table:table-cell table:number-columns-repeated="4"/>
          <table:table-cell office:value-type="float" office:value="41.9" calcext:value-type="float">
            <text:p>41.9</text:p>
          </table:table-cell>
          <table:table-cell table:formula="of:=IF([.F420]&gt;[.$C$3];[.$C$4];[.F420]+0.1*[.G420])" office:value-type="float" office:value="-41.6491856258408" calcext:value-type="float">
            <text:p>-41.6491856258408</text:p>
          </table:table-cell>
          <table:table-cell table:formula="of:=([.$C$5]-([.F421]-[.$C$2]))/[.$C$6]" office:value-type="float" office:value="0.46491856258408" calcext:value-type="float">
            <text:p>0.46491856258408</text:p>
          </table:table-cell>
          <table:table-cell table:formula="of:=IF([.F421]&lt;[.$C$3];[.F421];20)" office:value-type="float" office:value="-41.6491856258408" calcext:value-type="float">
            <text:p>-41.6491856258408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formula="of:=IF([.F421]&gt;[.$C$3];[.$C$4];[.F421]+0.1*[.G421])" office:value-type="float" office:value="-41.6026937695824" calcext:value-type="float">
            <text:p>-41.6026937695824</text:p>
          </table:table-cell>
          <table:table-cell table:formula="of:=([.$C$5]-([.F422]-[.$C$2]))/[.$C$6]" office:value-type="float" office:value="0.460269376958239" calcext:value-type="float">
            <text:p>0.460269376958239</text:p>
          </table:table-cell>
          <table:table-cell table:formula="of:=IF([.F422]&lt;[.$C$3];[.F422];20)" office:value-type="float" office:value="-41.6026937695824" calcext:value-type="float">
            <text:p>-41.6026937695824</text:p>
          </table:table-cell>
        </table:table-row>
        <table:table-row table:style-name="ro1">
          <table:table-cell table:number-columns-repeated="4"/>
          <table:table-cell office:value-type="float" office:value="42.1" calcext:value-type="float">
            <text:p>42.1</text:p>
          </table:table-cell>
          <table:table-cell table:formula="of:=IF([.F422]&gt;[.$C$3];[.$C$4];[.F422]+0.1*[.G422])" office:value-type="float" office:value="-41.5566668318866" calcext:value-type="float">
            <text:p>-41.5566668318866</text:p>
          </table:table-cell>
          <table:table-cell table:formula="of:=([.$C$5]-([.F423]-[.$C$2]))/[.$C$6]" office:value-type="float" office:value="0.455666683188657" calcext:value-type="float">
            <text:p>0.455666683188657</text:p>
          </table:table-cell>
          <table:table-cell table:formula="of:=IF([.F423]&lt;[.$C$3];[.F423];20)" office:value-type="float" office:value="-41.5566668318866" calcext:value-type="float">
            <text:p>-41.5566668318866</text:p>
          </table:table-cell>
        </table:table-row>
        <table:table-row table:style-name="ro1">
          <table:table-cell table:number-columns-repeated="4"/>
          <table:table-cell office:value-type="float" office:value="42.2" calcext:value-type="float">
            <text:p>42.2</text:p>
          </table:table-cell>
          <table:table-cell table:formula="of:=IF([.F423]&gt;[.$C$3];[.$C$4];[.F423]+0.1*[.G423])" office:value-type="float" office:value="-41.5111001635677" calcext:value-type="float">
            <text:p>-41.5111001635677</text:p>
          </table:table-cell>
          <table:table-cell table:formula="of:=([.$C$5]-([.F424]-[.$C$2]))/[.$C$6]" office:value-type="float" office:value="0.451110016356771" calcext:value-type="float">
            <text:p>0.451110016356771</text:p>
          </table:table-cell>
          <table:table-cell table:formula="of:=IF([.F424]&lt;[.$C$3];[.F424];20)" office:value-type="float" office:value="-41.5111001635677" calcext:value-type="float">
            <text:p>-41.5111001635677</text:p>
          </table:table-cell>
        </table:table-row>
        <table:table-row table:style-name="ro1">
          <table:table-cell table:number-columns-repeated="4"/>
          <table:table-cell office:value-type="float" office:value="42.3" calcext:value-type="float">
            <text:p>42.3</text:p>
          </table:table-cell>
          <table:table-cell table:formula="of:=IF([.F424]&gt;[.$C$3];[.$C$4];[.F424]+0.1*[.G424])" office:value-type="float" office:value="-41.465989161932" calcext:value-type="float">
            <text:p>-41.465989161932</text:p>
          </table:table-cell>
          <table:table-cell table:formula="of:=([.$C$5]-([.F425]-[.$C$2]))/[.$C$6]" office:value-type="float" office:value="0.446598916193204" calcext:value-type="float">
            <text:p>0.446598916193204</text:p>
          </table:table-cell>
          <table:table-cell table:formula="of:=IF([.F425]&lt;[.$C$3];[.F425];20)" office:value-type="float" office:value="-41.465989161932" calcext:value-type="float">
            <text:p>-41.465989161932</text:p>
          </table:table-cell>
        </table:table-row>
        <table:table-row table:style-name="ro1">
          <table:table-cell table:number-columns-repeated="4"/>
          <table:table-cell office:value-type="float" office:value="42.4" calcext:value-type="float">
            <text:p>42.4</text:p>
          </table:table-cell>
          <table:table-cell table:formula="of:=IF([.F425]&gt;[.$C$3];[.$C$4];[.F425]+0.1*[.G425])" office:value-type="float" office:value="-41.4213292703127" calcext:value-type="float">
            <text:p>-41.4213292703127</text:p>
          </table:table-cell>
          <table:table-cell table:formula="of:=([.$C$5]-([.F426]-[.$C$2]))/[.$C$6]" office:value-type="float" office:value="0.442132927031272" calcext:value-type="float">
            <text:p>0.442132927031272</text:p>
          </table:table-cell>
          <table:table-cell table:formula="of:=IF([.F426]&lt;[.$C$3];[.F426];20)" office:value-type="float" office:value="-41.4213292703127" calcext:value-type="float">
            <text:p>-41.4213292703127</text:p>
          </table:table-cell>
        </table:table-row>
        <table:table-row table:style-name="ro1">
          <table:table-cell table:number-columns-repeated="4"/>
          <table:table-cell office:value-type="float" office:value="42.5" calcext:value-type="float">
            <text:p>42.5</text:p>
          </table:table-cell>
          <table:table-cell table:formula="of:=IF([.F426]&gt;[.$C$3];[.$C$4];[.F426]+0.1*[.G426])" office:value-type="float" office:value="-41.3771159776096" calcext:value-type="float">
            <text:p>-41.3771159776096</text:p>
          </table:table-cell>
          <table:table-cell table:formula="of:=([.$C$5]-([.F427]-[.$C$2]))/[.$C$6]" office:value-type="float" office:value="0.437711597760959" calcext:value-type="float">
            <text:p>0.437711597760959</text:p>
          </table:table-cell>
          <table:table-cell table:formula="of:=IF([.F427]&lt;[.$C$3];[.F427];20)" office:value-type="float" office:value="-41.3771159776096" calcext:value-type="float">
            <text:p>-41.3771159776096</text:p>
          </table:table-cell>
        </table:table-row>
        <table:table-row table:style-name="ro1">
          <table:table-cell table:number-columns-repeated="4"/>
          <table:table-cell office:value-type="float" office:value="42.6" calcext:value-type="float">
            <text:p>42.6</text:p>
          </table:table-cell>
          <table:table-cell table:formula="of:=IF([.F427]&gt;[.$C$3];[.$C$4];[.F427]+0.1*[.G427])" office:value-type="float" office:value="-41.3333448178335" calcext:value-type="float">
            <text:p>-41.3333448178335</text:p>
          </table:table-cell>
          <table:table-cell table:formula="of:=([.$C$5]-([.F428]-[.$C$2]))/[.$C$6]" office:value-type="float" office:value="0.433334481783349" calcext:value-type="float">
            <text:p>0.433334481783349</text:p>
          </table:table-cell>
          <table:table-cell table:formula="of:=IF([.F428]&lt;[.$C$3];[.F428];20)" office:value-type="float" office:value="-41.3333448178335" calcext:value-type="float">
            <text:p>-41.3333448178335</text:p>
          </table:table-cell>
        </table:table-row>
        <table:table-row table:style-name="ro1">
          <table:table-cell table:number-columns-repeated="4"/>
          <table:table-cell office:value-type="float" office:value="42.7" calcext:value-type="float">
            <text:p>42.7</text:p>
          </table:table-cell>
          <table:table-cell table:formula="of:=IF([.F428]&gt;[.$C$3];[.$C$4];[.F428]+0.1*[.G428])" office:value-type="float" office:value="-41.2900113696552" calcext:value-type="float">
            <text:p>-41.2900113696552</text:p>
          </table:table-cell>
          <table:table-cell table:formula="of:=([.$C$5]-([.F429]-[.$C$2]))/[.$C$6]" office:value-type="float" office:value="0.429001136965515" calcext:value-type="float">
            <text:p>0.429001136965515</text:p>
          </table:table-cell>
          <table:table-cell table:formula="of:=IF([.F429]&lt;[.$C$3];[.F429];20)" office:value-type="float" office:value="-41.2900113696552" calcext:value-type="float">
            <text:p>-41.2900113696552</text:p>
          </table:table-cell>
        </table:table-row>
        <table:table-row table:style-name="ro1">
          <table:table-cell table:number-columns-repeated="4"/>
          <table:table-cell office:value-type="float" office:value="42.8" calcext:value-type="float">
            <text:p>42.8</text:p>
          </table:table-cell>
          <table:table-cell table:formula="of:=IF([.F429]&gt;[.$C$3];[.$C$4];[.F429]+0.1*[.G429])" office:value-type="float" office:value="-41.2471112559586" calcext:value-type="float">
            <text:p>-41.2471112559586</text:p>
          </table:table-cell>
          <table:table-cell table:formula="of:=([.$C$5]-([.F430]-[.$C$2]))/[.$C$6]" office:value-type="float" office:value="0.42471112559586" calcext:value-type="float">
            <text:p>0.42471112559586</text:p>
          </table:table-cell>
          <table:table-cell table:formula="of:=IF([.F430]&lt;[.$C$3];[.F430];20)" office:value-type="float" office:value="-41.2471112559586" calcext:value-type="float">
            <text:p>-41.2471112559586</text:p>
          </table:table-cell>
        </table:table-row>
        <table:table-row table:style-name="ro1">
          <table:table-cell table:number-columns-repeated="4"/>
          <table:table-cell office:value-type="float" office:value="42.9" calcext:value-type="float">
            <text:p>42.9</text:p>
          </table:table-cell>
          <table:table-cell table:formula="of:=IF([.F430]&gt;[.$C$3];[.$C$4];[.F430]+0.1*[.G430])" office:value-type="float" office:value="-41.204640143399" calcext:value-type="float">
            <text:p>-41.204640143399</text:p>
          </table:table-cell>
          <table:table-cell table:formula="of:=([.$C$5]-([.F431]-[.$C$2]))/[.$C$6]" office:value-type="float" office:value="0.420464014339901" calcext:value-type="float">
            <text:p>0.420464014339901</text:p>
          </table:table-cell>
          <table:table-cell table:formula="of:=IF([.F431]&lt;[.$C$3];[.F431];20)" office:value-type="float" office:value="-41.204640143399" calcext:value-type="float">
            <text:p>-41.204640143399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IF([.F431]&gt;[.$C$3];[.$C$4];[.F431]+0.1*[.G431])" office:value-type="float" office:value="-41.162593741965" calcext:value-type="float">
            <text:p>-41.162593741965</text:p>
          </table:table-cell>
          <table:table-cell table:formula="of:=([.$C$5]-([.F432]-[.$C$2]))/[.$C$6]" office:value-type="float" office:value="0.416259374196502" calcext:value-type="float">
            <text:p>0.416259374196502</text:p>
          </table:table-cell>
          <table:table-cell table:formula="of:=IF([.F432]&lt;[.$C$3];[.F432];20)" office:value-type="float" office:value="-41.162593741965" calcext:value-type="float">
            <text:p>-41.162593741965</text:p>
          </table:table-cell>
        </table:table-row>
        <table:table-row table:style-name="ro1">
          <table:table-cell table:number-columns-repeated="4"/>
          <table:table-cell office:value-type="float" office:value="43.1" calcext:value-type="float">
            <text:p>43.1</text:p>
          </table:table-cell>
          <table:table-cell table:formula="of:=IF([.F432]&gt;[.$C$3];[.$C$4];[.F432]+0.1*[.G432])" office:value-type="float" office:value="-41.1209678045454" calcext:value-type="float">
            <text:p>-41.1209678045454</text:p>
          </table:table-cell>
          <table:table-cell table:formula="of:=([.$C$5]-([.F433]-[.$C$2]))/[.$C$6]" office:value-type="float" office:value="0.412096780454537" calcext:value-type="float">
            <text:p>0.412096780454537</text:p>
          </table:table-cell>
          <table:table-cell table:formula="of:=IF([.F433]&lt;[.$C$3];[.F433];20)" office:value-type="float" office:value="-41.1209678045454" calcext:value-type="float">
            <text:p>-41.1209678045454</text:p>
          </table:table-cell>
        </table:table-row>
        <table:table-row table:style-name="ro1">
          <table:table-cell table:number-columns-repeated="4"/>
          <table:table-cell office:value-type="float" office:value="43.2" calcext:value-type="float">
            <text:p>43.2</text:p>
          </table:table-cell>
          <table:table-cell table:formula="of:=IF([.F433]&gt;[.$C$3];[.$C$4];[.F433]+0.1*[.G433])" office:value-type="float" office:value="-41.0797581264999" calcext:value-type="float">
            <text:p>-41.0797581264999</text:p>
          </table:table-cell>
          <table:table-cell table:formula="of:=([.$C$5]-([.F434]-[.$C$2]))/[.$C$6]" office:value-type="float" office:value="0.407975812649991" calcext:value-type="float">
            <text:p>0.407975812649991</text:p>
          </table:table-cell>
          <table:table-cell table:formula="of:=IF([.F434]&lt;[.$C$3];[.F434];20)" office:value-type="float" office:value="-41.0797581264999" calcext:value-type="float">
            <text:p>-41.0797581264999</text:p>
          </table:table-cell>
        </table:table-row>
        <table:table-row table:style-name="ro1">
          <table:table-cell table:number-columns-repeated="4"/>
          <table:table-cell office:value-type="float" office:value="43.3" calcext:value-type="float">
            <text:p>43.3</text:p>
          </table:table-cell>
          <table:table-cell table:formula="of:=IF([.F434]&gt;[.$C$3];[.$C$4];[.F434]+0.1*[.G434])" office:value-type="float" office:value="-41.0389605452349" calcext:value-type="float">
            <text:p>-41.0389605452349</text:p>
          </table:table-cell>
          <table:table-cell table:formula="of:=([.$C$5]-([.F435]-[.$C$2]))/[.$C$6]" office:value-type="float" office:value="0.403896054523491" calcext:value-type="float">
            <text:p>0.403896054523491</text:p>
          </table:table-cell>
          <table:table-cell table:formula="of:=IF([.F435]&lt;[.$C$3];[.F435];20)" office:value-type="float" office:value="-41.0389605452349" calcext:value-type="float">
            <text:p>-41.0389605452349</text:p>
          </table:table-cell>
        </table:table-row>
        <table:table-row table:style-name="ro1">
          <table:table-cell table:number-columns-repeated="4"/>
          <table:table-cell office:value-type="float" office:value="43.4" calcext:value-type="float">
            <text:p>43.4</text:p>
          </table:table-cell>
          <table:table-cell table:formula="of:=IF([.F435]&gt;[.$C$3];[.$C$4];[.F435]+0.1*[.G435])" office:value-type="float" office:value="-40.9985709397826" calcext:value-type="float">
            <text:p>-40.9985709397826</text:p>
          </table:table-cell>
          <table:table-cell table:formula="of:=([.$C$5]-([.F436]-[.$C$2]))/[.$C$6]" office:value-type="float" office:value="0.399857093978257" calcext:value-type="float">
            <text:p>0.399857093978257</text:p>
          </table:table-cell>
          <table:table-cell table:formula="of:=IF([.F436]&lt;[.$C$3];[.F436];20)" office:value-type="float" office:value="-40.9985709397826" calcext:value-type="float">
            <text:p>-40.9985709397826</text:p>
          </table:table-cell>
        </table:table-row>
        <table:table-row table:style-name="ro1">
          <table:table-cell table:number-columns-repeated="4"/>
          <table:table-cell office:value-type="float" office:value="43.5" calcext:value-type="float">
            <text:p>43.5</text:p>
          </table:table-cell>
          <table:table-cell table:formula="of:=IF([.F436]&gt;[.$C$3];[.$C$4];[.F436]+0.1*[.G436])" office:value-type="float" office:value="-40.9585852303847" calcext:value-type="float">
            <text:p>-40.9585852303847</text:p>
          </table:table-cell>
          <table:table-cell table:formula="of:=([.$C$5]-([.F437]-[.$C$2]))/[.$C$6]" office:value-type="float" office:value="0.395858523038474" calcext:value-type="float">
            <text:p>0.395858523038474</text:p>
          </table:table-cell>
          <table:table-cell table:formula="of:=IF([.F437]&lt;[.$C$3];[.F437];20)" office:value-type="float" office:value="-40.9585852303847" calcext:value-type="float">
            <text:p>-40.9585852303847</text:p>
          </table:table-cell>
        </table:table-row>
        <table:table-row table:style-name="ro1">
          <table:table-cell table:number-columns-repeated="4"/>
          <table:table-cell office:value-type="float" office:value="43.6" calcext:value-type="float">
            <text:p>43.6</text:p>
          </table:table-cell>
          <table:table-cell table:formula="of:=IF([.F437]&gt;[.$C$3];[.$C$4];[.F437]+0.1*[.G437])" office:value-type="float" office:value="-40.9189993780809" calcext:value-type="float">
            <text:p>-40.9189993780809</text:p>
          </table:table-cell>
          <table:table-cell table:formula="of:=([.$C$5]-([.F438]-[.$C$2]))/[.$C$6]" office:value-type="float" office:value="0.39189993780809" calcext:value-type="float">
            <text:p>0.39189993780809</text:p>
          </table:table-cell>
          <table:table-cell table:formula="of:=IF([.F438]&lt;[.$C$3];[.F438];20)" office:value-type="float" office:value="-40.9189993780809" calcext:value-type="float">
            <text:p>-40.9189993780809</text:p>
          </table:table-cell>
        </table:table-row>
        <table:table-row table:style-name="ro1">
          <table:table-cell table:number-columns-repeated="4"/>
          <table:table-cell office:value-type="float" office:value="43.7" calcext:value-type="float">
            <text:p>43.7</text:p>
          </table:table-cell>
          <table:table-cell table:formula="of:=IF([.F438]&gt;[.$C$3];[.$C$4];[.F438]+0.1*[.G438])" office:value-type="float" office:value="-40.8798093843001" calcext:value-type="float">
            <text:p>-40.8798093843001</text:p>
          </table:table-cell>
          <table:table-cell table:formula="of:=([.$C$5]-([.F439]-[.$C$2]))/[.$C$6]" office:value-type="float" office:value="0.387980938430009" calcext:value-type="float">
            <text:p>0.387980938430009</text:p>
          </table:table-cell>
          <table:table-cell table:formula="of:=IF([.F439]&lt;[.$C$3];[.F439];20)" office:value-type="float" office:value="-40.8798093843001" calcext:value-type="float">
            <text:p>-40.8798093843001</text:p>
          </table:table-cell>
        </table:table-row>
        <table:table-row table:style-name="ro1">
          <table:table-cell table:number-columns-repeated="4"/>
          <table:table-cell office:value-type="float" office:value="43.8" calcext:value-type="float">
            <text:p>43.8</text:p>
          </table:table-cell>
          <table:table-cell table:formula="of:=IF([.F439]&gt;[.$C$3];[.$C$4];[.F439]+0.1*[.G439])" office:value-type="float" office:value="-40.8410112904571" calcext:value-type="float">
            <text:p>-40.8410112904571</text:p>
          </table:table-cell>
          <table:table-cell table:formula="of:=([.$C$5]-([.F440]-[.$C$2]))/[.$C$6]" office:value-type="float" office:value="0.384101129045709" calcext:value-type="float">
            <text:p>0.384101129045709</text:p>
          </table:table-cell>
          <table:table-cell table:formula="of:=IF([.F440]&lt;[.$C$3];[.F440];20)" office:value-type="float" office:value="-40.8410112904571" calcext:value-type="float">
            <text:p>-40.8410112904571</text:p>
          </table:table-cell>
        </table:table-row>
        <table:table-row table:style-name="ro1">
          <table:table-cell table:number-columns-repeated="4"/>
          <table:table-cell office:value-type="float" office:value="43.9" calcext:value-type="float">
            <text:p>43.9</text:p>
          </table:table-cell>
          <table:table-cell table:formula="of:=IF([.F440]&gt;[.$C$3];[.$C$4];[.F440]+0.1*[.G440])" office:value-type="float" office:value="-40.8026011775525" calcext:value-type="float">
            <text:p>-40.8026011775525</text:p>
          </table:table-cell>
          <table:table-cell table:formula="of:=([.$C$5]-([.F441]-[.$C$2]))/[.$C$6]" office:value-type="float" office:value="0.380260117755252" calcext:value-type="float">
            <text:p>0.380260117755252</text:p>
          </table:table-cell>
          <table:table-cell table:formula="of:=IF([.F441]&lt;[.$C$3];[.F441];20)" office:value-type="float" office:value="-40.8026011775525" calcext:value-type="float">
            <text:p>-40.8026011775525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IF([.F441]&gt;[.$C$3];[.$C$4];[.F441]+0.1*[.G441])" office:value-type="float" office:value="-40.764575165777" calcext:value-type="float">
            <text:p>-40.764575165777</text:p>
          </table:table-cell>
          <table:table-cell table:formula="of:=([.$C$5]-([.F442]-[.$C$2]))/[.$C$6]" office:value-type="float" office:value="0.376457516577699" calcext:value-type="float">
            <text:p>0.376457516577699</text:p>
          </table:table-cell>
          <table:table-cell table:formula="of:=IF([.F442]&lt;[.$C$3];[.F442];20)" office:value-type="float" office:value="-40.764575165777" calcext:value-type="float">
            <text:p>-40.764575165777</text:p>
          </table:table-cell>
        </table:table-row>
        <table:table-row table:style-name="ro1">
          <table:table-cell table:number-columns-repeated="4"/>
          <table:table-cell office:value-type="float" office:value="44.1" calcext:value-type="float">
            <text:p>44.1</text:p>
          </table:table-cell>
          <table:table-cell table:formula="of:=IF([.F442]&gt;[.$C$3];[.$C$4];[.F442]+0.1*[.G442])" office:value-type="float" office:value="-40.7269294141192" calcext:value-type="float">
            <text:p>-40.7269294141192</text:p>
          </table:table-cell>
          <table:table-cell table:formula="of:=([.$C$5]-([.F443]-[.$C$2]))/[.$C$6]" office:value-type="float" office:value="0.372692941411922" calcext:value-type="float">
            <text:p>0.372692941411922</text:p>
          </table:table-cell>
          <table:table-cell table:formula="of:=IF([.F443]&lt;[.$C$3];[.F443];20)" office:value-type="float" office:value="-40.7269294141192" calcext:value-type="float">
            <text:p>-40.7269294141192</text:p>
          </table:table-cell>
        </table:table-row>
        <table:table-row table:style-name="ro1">
          <table:table-cell table:number-columns-repeated="4"/>
          <table:table-cell office:value-type="float" office:value="44.2" calcext:value-type="float">
            <text:p>44.2</text:p>
          </table:table-cell>
          <table:table-cell table:formula="of:=IF([.F443]&gt;[.$C$3];[.$C$4];[.F443]+0.1*[.G443])" office:value-type="float" office:value="-40.689660119978" calcext:value-type="float">
            <text:p>-40.689660119978</text:p>
          </table:table-cell>
          <table:table-cell table:formula="of:=([.$C$5]-([.F444]-[.$C$2]))/[.$C$6]" office:value-type="float" office:value="0.368966011997803" calcext:value-type="float">
            <text:p>0.368966011997803</text:p>
          </table:table-cell>
          <table:table-cell table:formula="of:=IF([.F444]&lt;[.$C$3];[.F444];20)" office:value-type="float" office:value="-40.689660119978" calcext:value-type="float">
            <text:p>-40.689660119978</text:p>
          </table:table-cell>
        </table:table-row>
        <table:table-row table:style-name="ro1">
          <table:table-cell table:number-columns-repeated="4"/>
          <table:table-cell office:value-type="float" office:value="44.3" calcext:value-type="float">
            <text:p>44.3</text:p>
          </table:table-cell>
          <table:table-cell table:formula="of:=IF([.F444]&gt;[.$C$3];[.$C$4];[.F444]+0.1*[.G444])" office:value-type="float" office:value="-40.6527635187783" calcext:value-type="float">
            <text:p>-40.6527635187783</text:p>
          </table:table-cell>
          <table:table-cell table:formula="of:=([.$C$5]-([.F445]-[.$C$2]))/[.$C$6]" office:value-type="float" office:value="0.365276351877825" calcext:value-type="float">
            <text:p>0.365276351877825</text:p>
          </table:table-cell>
          <table:table-cell table:formula="of:=IF([.F445]&lt;[.$C$3];[.F445];20)" office:value-type="float" office:value="-40.6527635187783" calcext:value-type="float">
            <text:p>-40.6527635187783</text:p>
          </table:table-cell>
        </table:table-row>
        <table:table-row table:style-name="ro1">
          <table:table-cell table:number-columns-repeated="4"/>
          <table:table-cell office:value-type="float" office:value="44.4" calcext:value-type="float">
            <text:p>44.4</text:p>
          </table:table-cell>
          <table:table-cell table:formula="of:=IF([.F445]&gt;[.$C$3];[.$C$4];[.F445]+0.1*[.G445])" office:value-type="float" office:value="-40.6162358835905" calcext:value-type="float">
            <text:p>-40.6162358835905</text:p>
          </table:table-cell>
          <table:table-cell table:formula="of:=([.$C$5]-([.F446]-[.$C$2]))/[.$C$6]" office:value-type="float" office:value="0.361623588359047" calcext:value-type="float">
            <text:p>0.361623588359047</text:p>
          </table:table-cell>
          <table:table-cell table:formula="of:=IF([.F446]&lt;[.$C$3];[.F446];20)" office:value-type="float" office:value="-40.6162358835905" calcext:value-type="float">
            <text:p>-40.6162358835905</text:p>
          </table:table-cell>
        </table:table-row>
        <table:table-row table:style-name="ro1">
          <table:table-cell table:number-columns-repeated="4"/>
          <table:table-cell office:value-type="float" office:value="44.5" calcext:value-type="float">
            <text:p>44.5</text:p>
          </table:table-cell>
          <table:table-cell table:formula="of:=IF([.F446]&gt;[.$C$3];[.$C$4];[.F446]+0.1*[.G446])" office:value-type="float" office:value="-40.5800735247546" calcext:value-type="float">
            <text:p>-40.5800735247546</text:p>
          </table:table-cell>
          <table:table-cell table:formula="of:=([.$C$5]-([.F447]-[.$C$2]))/[.$C$6]" office:value-type="float" office:value="0.358007352475457" calcext:value-type="float">
            <text:p>0.358007352475457</text:p>
          </table:table-cell>
          <table:table-cell table:formula="of:=IF([.F447]&lt;[.$C$3];[.F447];20)" office:value-type="float" office:value="-40.5800735247546" calcext:value-type="float">
            <text:p>-40.5800735247546</text:p>
          </table:table-cell>
        </table:table-row>
        <table:table-row table:style-name="ro1">
          <table:table-cell table:number-columns-repeated="4"/>
          <table:table-cell office:value-type="float" office:value="44.6" calcext:value-type="float">
            <text:p>44.6</text:p>
          </table:table-cell>
          <table:table-cell table:formula="of:=IF([.F447]&gt;[.$C$3];[.$C$4];[.F447]+0.1*[.G447])" office:value-type="float" office:value="-40.544272789507" calcext:value-type="float">
            <text:p>-40.544272789507</text:p>
          </table:table-cell>
          <table:table-cell table:formula="of:=([.$C$5]-([.F448]-[.$C$2]))/[.$C$6]" office:value-type="float" office:value="0.354427278950702" calcext:value-type="float">
            <text:p>0.354427278950702</text:p>
          </table:table-cell>
          <table:table-cell table:formula="of:=IF([.F448]&lt;[.$C$3];[.F448];20)" office:value-type="float" office:value="-40.544272789507" calcext:value-type="float">
            <text:p>-40.544272789507</text:p>
          </table:table-cell>
        </table:table-row>
        <table:table-row table:style-name="ro1">
          <table:table-cell table:number-columns-repeated="4"/>
          <table:table-cell office:value-type="float" office:value="44.7" calcext:value-type="float">
            <text:p>44.7</text:p>
          </table:table-cell>
          <table:table-cell table:formula="of:=IF([.F448]&gt;[.$C$3];[.$C$4];[.F448]+0.1*[.G448])" office:value-type="float" office:value="-40.508830061612" calcext:value-type="float">
            <text:p>-40.508830061612</text:p>
          </table:table-cell>
          <table:table-cell table:formula="of:=([.$C$5]-([.F449]-[.$C$2]))/[.$C$6]" office:value-type="float" office:value="0.350883006161195" calcext:value-type="float">
            <text:p>0.350883006161195</text:p>
          </table:table-cell>
          <table:table-cell table:formula="of:=IF([.F449]&lt;[.$C$3];[.F449];20)" office:value-type="float" office:value="-40.508830061612" calcext:value-type="float">
            <text:p>-40.508830061612</text:p>
          </table:table-cell>
        </table:table-row>
        <table:table-row table:style-name="ro1">
          <table:table-cell table:number-columns-repeated="4"/>
          <table:table-cell office:value-type="float" office:value="44.8" calcext:value-type="float">
            <text:p>44.8</text:p>
          </table:table-cell>
          <table:table-cell table:formula="of:=IF([.F449]&gt;[.$C$3];[.$C$4];[.F449]+0.1*[.G449])" office:value-type="float" office:value="-40.4737417609958" calcext:value-type="float">
            <text:p>-40.4737417609958</text:p>
          </table:table-cell>
          <table:table-cell table:formula="of:=([.$C$5]-([.F450]-[.$C$2]))/[.$C$6]" office:value-type="float" office:value="0.347374176099583" calcext:value-type="float">
            <text:p>0.347374176099583</text:p>
          </table:table-cell>
          <table:table-cell table:formula="of:=IF([.F450]&lt;[.$C$3];[.F450];20)" office:value-type="float" office:value="-40.4737417609958" calcext:value-type="float">
            <text:p>-40.4737417609958</text:p>
          </table:table-cell>
        </table:table-row>
        <table:table-row table:style-name="ro1">
          <table:table-cell table:number-columns-repeated="4"/>
          <table:table-cell office:value-type="float" office:value="44.9" calcext:value-type="float">
            <text:p>44.9</text:p>
          </table:table-cell>
          <table:table-cell table:formula="of:=IF([.F450]&gt;[.$C$3];[.$C$4];[.F450]+0.1*[.G450])" office:value-type="float" office:value="-40.4390043433859" calcext:value-type="float">
            <text:p>-40.4390043433859</text:p>
          </table:table-cell>
          <table:table-cell table:formula="of:=([.$C$5]-([.F451]-[.$C$2]))/[.$C$6]" office:value-type="float" office:value="0.343900434338587" calcext:value-type="float">
            <text:p>0.343900434338587</text:p>
          </table:table-cell>
          <table:table-cell table:formula="of:=IF([.F451]&lt;[.$C$3];[.F451];20)" office:value-type="float" office:value="-40.4390043433859" calcext:value-type="float">
            <text:p>-40.4390043433859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IF([.F451]&gt;[.$C$3];[.$C$4];[.F451]+0.1*[.G451])" office:value-type="float" office:value="-40.404614299952" calcext:value-type="float">
            <text:p>-40.404614299952</text:p>
          </table:table-cell>
          <table:table-cell table:formula="of:=([.$C$5]-([.F452]-[.$C$2]))/[.$C$6]" office:value-type="float" office:value="0.340461429995201" calcext:value-type="float">
            <text:p>0.340461429995201</text:p>
          </table:table-cell>
          <table:table-cell table:formula="of:=IF([.F452]&lt;[.$C$3];[.F452];20)" office:value-type="float" office:value="-40.404614299952" calcext:value-type="float">
            <text:p>-40.404614299952</text:p>
          </table:table-cell>
        </table:table-row>
        <table:table-row table:style-name="ro1">
          <table:table-cell table:number-columns-repeated="4"/>
          <table:table-cell office:value-type="float" office:value="45.1" calcext:value-type="float">
            <text:p>45.1</text:p>
          </table:table-cell>
          <table:table-cell table:formula="of:=IF([.F452]&gt;[.$C$3];[.$C$4];[.F452]+0.1*[.G452])" office:value-type="float" office:value="-40.3705681569525" calcext:value-type="float">
            <text:p>-40.3705681569525</text:p>
          </table:table-cell>
          <table:table-cell table:formula="of:=([.$C$5]-([.F453]-[.$C$2]))/[.$C$6]" office:value-type="float" office:value="0.337056815695249" calcext:value-type="float">
            <text:p>0.337056815695249</text:p>
          </table:table-cell>
          <table:table-cell table:formula="of:=IF([.F453]&lt;[.$C$3];[.F453];20)" office:value-type="float" office:value="-40.3705681569525" calcext:value-type="float">
            <text:p>-40.3705681569525</text:p>
          </table:table-cell>
        </table:table-row>
        <table:table-row table:style-name="ro1">
          <table:table-cell table:number-columns-repeated="4"/>
          <table:table-cell office:value-type="float" office:value="45.2" calcext:value-type="float">
            <text:p>45.2</text:p>
          </table:table-cell>
          <table:table-cell table:formula="of:=IF([.F453]&gt;[.$C$3];[.$C$4];[.F453]+0.1*[.G453])" office:value-type="float" office:value="-40.336862475383" calcext:value-type="float">
            <text:p>-40.336862475383</text:p>
          </table:table-cell>
          <table:table-cell table:formula="of:=([.$C$5]-([.F454]-[.$C$2]))/[.$C$6]" office:value-type="float" office:value="0.333686247538296" calcext:value-type="float">
            <text:p>0.333686247538296</text:p>
          </table:table-cell>
          <table:table-cell table:formula="of:=IF([.F454]&lt;[.$C$3];[.F454];20)" office:value-type="float" office:value="-40.336862475383" calcext:value-type="float">
            <text:p>-40.336862475383</text:p>
          </table:table-cell>
        </table:table-row>
        <table:table-row table:style-name="ro1">
          <table:table-cell table:number-columns-repeated="4"/>
          <table:table-cell office:value-type="float" office:value="45.3" calcext:value-type="float">
            <text:p>45.3</text:p>
          </table:table-cell>
          <table:table-cell table:formula="of:=IF([.F454]&gt;[.$C$3];[.$C$4];[.F454]+0.1*[.G454])" office:value-type="float" office:value="-40.3034938506291" calcext:value-type="float">
            <text:p>-40.3034938506291</text:p>
          </table:table-cell>
          <table:table-cell table:formula="of:=([.$C$5]-([.F455]-[.$C$2]))/[.$C$6]" office:value-type="float" office:value="0.330349385062914" calcext:value-type="float">
            <text:p>0.330349385062914</text:p>
          </table:table-cell>
          <table:table-cell table:formula="of:=IF([.F455]&lt;[.$C$3];[.F455];20)" office:value-type="float" office:value="-40.3034938506291" calcext:value-type="float">
            <text:p>-40.3034938506291</text:p>
          </table:table-cell>
        </table:table-row>
        <table:table-row table:style-name="ro1">
          <table:table-cell table:number-columns-repeated="4"/>
          <table:table-cell office:value-type="float" office:value="45.4" calcext:value-type="float">
            <text:p>45.4</text:p>
          </table:table-cell>
          <table:table-cell table:formula="of:=IF([.F455]&gt;[.$C$3];[.$C$4];[.F455]+0.1*[.G455])" office:value-type="float" office:value="-40.2704589121228" calcext:value-type="float">
            <text:p>-40.2704589121228</text:p>
          </table:table-cell>
          <table:table-cell table:formula="of:=([.$C$5]-([.F456]-[.$C$2]))/[.$C$6]" office:value-type="float" office:value="0.327045891212285" calcext:value-type="float">
            <text:p>0.327045891212285</text:p>
          </table:table-cell>
          <table:table-cell table:formula="of:=IF([.F456]&lt;[.$C$3];[.F456];20)" office:value-type="float" office:value="-40.2704589121228" calcext:value-type="float">
            <text:p>-40.2704589121228</text:p>
          </table:table-cell>
        </table:table-row>
        <table:table-row table:style-name="ro1">
          <table:table-cell table:number-columns-repeated="4"/>
          <table:table-cell office:value-type="float" office:value="45.5" calcext:value-type="float">
            <text:p>45.5</text:p>
          </table:table-cell>
          <table:table-cell table:formula="of:=IF([.F456]&gt;[.$C$3];[.$C$4];[.F456]+0.1*[.G456])" office:value-type="float" office:value="-40.2377543230016" calcext:value-type="float">
            <text:p>-40.2377543230016</text:p>
          </table:table-cell>
          <table:table-cell table:formula="of:=([.$C$5]-([.F457]-[.$C$2]))/[.$C$6]" office:value-type="float" office:value="0.323775432300162" calcext:value-type="float">
            <text:p>0.323775432300162</text:p>
          </table:table-cell>
          <table:table-cell table:formula="of:=IF([.F457]&lt;[.$C$3];[.F457];20)" office:value-type="float" office:value="-40.2377543230016" calcext:value-type="float">
            <text:p>-40.2377543230016</text:p>
          </table:table-cell>
        </table:table-row>
        <table:table-row table:style-name="ro1">
          <table:table-cell table:number-columns-repeated="4"/>
          <table:table-cell office:value-type="float" office:value="45.6" calcext:value-type="float">
            <text:p>45.6</text:p>
          </table:table-cell>
          <table:table-cell table:formula="of:=IF([.F457]&gt;[.$C$3];[.$C$4];[.F457]+0.1*[.G457])" office:value-type="float" office:value="-40.2053767797716" calcext:value-type="float">
            <text:p>-40.2053767797716</text:p>
          </table:table-cell>
          <table:table-cell table:formula="of:=([.$C$5]-([.F458]-[.$C$2]))/[.$C$6]" office:value-type="float" office:value="0.32053767797716" calcext:value-type="float">
            <text:p>0.32053767797716</text:p>
          </table:table-cell>
          <table:table-cell table:formula="of:=IF([.F458]&lt;[.$C$3];[.F458];20)" office:value-type="float" office:value="-40.2053767797716" calcext:value-type="float">
            <text:p>-40.2053767797716</text:p>
          </table:table-cell>
        </table:table-row>
        <table:table-row table:style-name="ro1">
          <table:table-cell table:number-columns-repeated="4"/>
          <table:table-cell office:value-type="float" office:value="45.7" calcext:value-type="float">
            <text:p>45.7</text:p>
          </table:table-cell>
          <table:table-cell table:formula="of:=IF([.F458]&gt;[.$C$3];[.$C$4];[.F458]+0.1*[.G458])" office:value-type="float" office:value="-40.1733230119739" calcext:value-type="float">
            <text:p>-40.1733230119739</text:p>
          </table:table-cell>
          <table:table-cell table:formula="of:=([.$C$5]-([.F459]-[.$C$2]))/[.$C$6]" office:value-type="float" office:value="0.317332301197388" calcext:value-type="float">
            <text:p>0.317332301197388</text:p>
          </table:table-cell>
          <table:table-cell table:formula="of:=IF([.F459]&lt;[.$C$3];[.F459];20)" office:value-type="float" office:value="-40.1733230119739" calcext:value-type="float">
            <text:p>-40.1733230119739</text:p>
          </table:table-cell>
        </table:table-row>
        <table:table-row table:style-name="ro1">
          <table:table-cell table:number-columns-repeated="4"/>
          <table:table-cell office:value-type="float" office:value="45.8" calcext:value-type="float">
            <text:p>45.8</text:p>
          </table:table-cell>
          <table:table-cell table:formula="of:=IF([.F459]&gt;[.$C$3];[.$C$4];[.F459]+0.1*[.G459])" office:value-type="float" office:value="-40.1415897818541" calcext:value-type="float">
            <text:p>-40.1415897818541</text:p>
          </table:table-cell>
          <table:table-cell table:formula="of:=([.$C$5]-([.F460]-[.$C$2]))/[.$C$6]" office:value-type="float" office:value="0.314158978185414" calcext:value-type="float">
            <text:p>0.314158978185414</text:p>
          </table:table-cell>
          <table:table-cell table:formula="of:=IF([.F460]&lt;[.$C$3];[.F460];20)" office:value-type="float" office:value="-40.1415897818541" calcext:value-type="float">
            <text:p>-40.1415897818541</text:p>
          </table:table-cell>
        </table:table-row>
        <table:table-row table:style-name="ro1">
          <table:table-cell table:number-columns-repeated="4"/>
          <table:table-cell office:value-type="float" office:value="45.9" calcext:value-type="float">
            <text:p>45.9</text:p>
          </table:table-cell>
          <table:table-cell table:formula="of:=IF([.F460]&gt;[.$C$3];[.$C$4];[.F460]+0.1*[.G460])" office:value-type="float" office:value="-40.1101738840356" calcext:value-type="float">
            <text:p>-40.1101738840356</text:p>
          </table:table-cell>
          <table:table-cell table:formula="of:=([.$C$5]-([.F461]-[.$C$2]))/[.$C$6]" office:value-type="float" office:value="0.31101738840356" calcext:value-type="float">
            <text:p>0.31101738840356</text:p>
          </table:table-cell>
          <table:table-cell table:formula="of:=IF([.F461]&lt;[.$C$3];[.F461];20)" office:value-type="float" office:value="-40.1101738840356" calcext:value-type="float">
            <text:p>-40.1101738840356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IF([.F461]&gt;[.$C$3];[.$C$4];[.F461]+0.1*[.G461])" office:value-type="float" office:value="-40.0790721451953" calcext:value-type="float">
            <text:p>-40.0790721451953</text:p>
          </table:table-cell>
          <table:table-cell table:formula="of:=([.$C$5]-([.F462]-[.$C$2]))/[.$C$6]" office:value-type="float" office:value="0.307907214519525" calcext:value-type="float">
            <text:p>0.307907214519525</text:p>
          </table:table-cell>
          <table:table-cell table:formula="of:=IF([.F462]&lt;[.$C$3];[.F462];20)" office:value-type="float" office:value="-40.0790721451953" calcext:value-type="float">
            <text:p>-40.0790721451953</text:p>
          </table:table-cell>
        </table:table-row>
        <table:table-row table:style-name="ro1">
          <table:table-cell table:number-columns-repeated="4"/>
          <table:table-cell office:value-type="float" office:value="46.1" calcext:value-type="float">
            <text:p>46.1</text:p>
          </table:table-cell>
          <table:table-cell table:formula="of:=IF([.F462]&gt;[.$C$3];[.$C$4];[.F462]+0.1*[.G462])" office:value-type="float" office:value="-40.0482814237433" calcext:value-type="float">
            <text:p>-40.0482814237433</text:p>
          </table:table-cell>
          <table:table-cell table:formula="of:=([.$C$5]-([.F463]-[.$C$2]))/[.$C$6]" office:value-type="float" office:value="0.30482814237433" calcext:value-type="float">
            <text:p>0.30482814237433</text:p>
          </table:table-cell>
          <table:table-cell table:formula="of:=IF([.F463]&lt;[.$C$3];[.F463];20)" office:value-type="float" office:value="-40.0482814237433" calcext:value-type="float">
            <text:p>-40.0482814237433</text:p>
          </table:table-cell>
        </table:table-row>
        <table:table-row table:style-name="ro1">
          <table:table-cell table:number-columns-repeated="4"/>
          <table:table-cell office:value-type="float" office:value="46.2" calcext:value-type="float">
            <text:p>46.2</text:p>
          </table:table-cell>
          <table:table-cell table:formula="of:=IF([.F463]&gt;[.$C$3];[.$C$4];[.F463]+0.1*[.G463])" office:value-type="float" office:value="-40.0177986095059" calcext:value-type="float">
            <text:p>-40.0177986095059</text:p>
          </table:table-cell>
          <table:table-cell table:formula="of:=([.$C$5]-([.F464]-[.$C$2]))/[.$C$6]" office:value-type="float" office:value="0.301779860950587" calcext:value-type="float">
            <text:p>0.301779860950587</text:p>
          </table:table-cell>
          <table:table-cell table:formula="of:=IF([.F464]&lt;[.$C$3];[.F464];20)" office:value-type="float" office:value="-40.0177986095059" calcext:value-type="float">
            <text:p>-40.0177986095059</text:p>
          </table:table-cell>
        </table:table-row>
        <table:table-row table:style-name="ro1">
          <table:table-cell table:number-columns-repeated="4"/>
          <table:table-cell office:value-type="float" office:value="46.3" calcext:value-type="float">
            <text:p>46.3</text:p>
          </table:table-cell>
          <table:table-cell table:formula="of:=IF([.F464]&gt;[.$C$3];[.$C$4];[.F464]+0.1*[.G464])" office:value-type="float" office:value="-39.9876206234108" calcext:value-type="float">
            <text:p>-39.9876206234108</text:p>
          </table:table-cell>
          <table:table-cell table:formula="of:=([.$C$5]-([.F465]-[.$C$2]))/[.$C$6]" office:value-type="float" office:value="0.298762062341081" calcext:value-type="float">
            <text:p>0.298762062341081</text:p>
          </table:table-cell>
          <table:table-cell table:formula="of:=IF([.F465]&lt;[.$C$3];[.F465];20)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float" office:value="46.4" calcext:value-type="float">
            <text:p>46.4</text:p>
          </table:table-cell>
          <table:table-cell table:formula="of:=IF([.F465]&gt;[.$C$3];[.$C$4];[.F465]+0.1*[.G465])" office:value-type="float" office:value="-70" calcext:value-type="float">
            <text:p>-70</text:p>
          </table:table-cell>
          <table:table-cell table:formula="of:=([.$C$5]-([.F466]-[.$C$2]))/[.$C$6]" office:value-type="float" office:value="3.3" calcext:value-type="float">
            <text:p>3.3</text:p>
          </table:table-cell>
          <table:table-cell table:formula="of:=IF([.F466]&lt;[.$C$3];[.F466];20)" office:value-type="float" office:value="-70" calcext:value-type="float">
            <text:p>-70</text:p>
          </table:table-cell>
        </table:table-row>
        <table:table-row table:style-name="ro1">
          <table:table-cell table:number-columns-repeated="4"/>
          <table:table-cell office:value-type="float" office:value="46.5" calcext:value-type="float">
            <text:p>46.5</text:p>
          </table:table-cell>
          <table:table-cell table:formula="of:=IF([.F466]&gt;[.$C$3];[.$C$4];[.F466]+0.1*[.G466])" office:value-type="float" office:value="-69.67" calcext:value-type="float">
            <text:p>-69.67</text:p>
          </table:table-cell>
          <table:table-cell table:formula="of:=([.$C$5]-([.F467]-[.$C$2]))/[.$C$6]" office:value-type="float" office:value="3.267" calcext:value-type="float">
            <text:p>3.267</text:p>
          </table:table-cell>
          <table:table-cell table:formula="of:=IF([.F467]&lt;[.$C$3];[.F467];20)" office:value-type="float" office:value="-69.67" calcext:value-type="float">
            <text:p>-69.67</text:p>
          </table:table-cell>
        </table:table-row>
        <table:table-row table:style-name="ro1">
          <table:table-cell table:number-columns-repeated="4"/>
          <table:table-cell office:value-type="float" office:value="46.6" calcext:value-type="float">
            <text:p>46.6</text:p>
          </table:table-cell>
          <table:table-cell table:formula="of:=IF([.F467]&gt;[.$C$3];[.$C$4];[.F467]+0.1*[.G467])" office:value-type="float" office:value="-69.3433" calcext:value-type="float">
            <text:p>-69.3433</text:p>
          </table:table-cell>
          <table:table-cell table:formula="of:=([.$C$5]-([.F468]-[.$C$2]))/[.$C$6]" office:value-type="float" office:value="3.23433" calcext:value-type="float">
            <text:p>3.23433</text:p>
          </table:table-cell>
          <table:table-cell table:formula="of:=IF([.F468]&lt;[.$C$3];[.F468];20)" office:value-type="float" office:value="-69.3433" calcext:value-type="float">
            <text:p>-69.3433</text:p>
          </table:table-cell>
        </table:table-row>
        <table:table-row table:style-name="ro1">
          <table:table-cell table:number-columns-repeated="4"/>
          <table:table-cell office:value-type="float" office:value="46.7" calcext:value-type="float">
            <text:p>46.7</text:p>
          </table:table-cell>
          <table:table-cell table:formula="of:=IF([.F468]&gt;[.$C$3];[.$C$4];[.F468]+0.1*[.G468])" office:value-type="float" office:value="-69.019867" calcext:value-type="float">
            <text:p>-69.019867</text:p>
          </table:table-cell>
          <table:table-cell table:formula="of:=([.$C$5]-([.F469]-[.$C$2]))/[.$C$6]" office:value-type="float" office:value="3.2019867" calcext:value-type="float">
            <text:p>3.2019867</text:p>
          </table:table-cell>
          <table:table-cell table:formula="of:=IF([.F469]&lt;[.$C$3];[.F469];20)" office:value-type="float" office:value="-69.019867" calcext:value-type="float">
            <text:p>-69.019867</text:p>
          </table:table-cell>
        </table:table-row>
        <table:table-row table:style-name="ro1">
          <table:table-cell table:number-columns-repeated="4"/>
          <table:table-cell office:value-type="float" office:value="46.8" calcext:value-type="float">
            <text:p>46.8</text:p>
          </table:table-cell>
          <table:table-cell table:formula="of:=IF([.F469]&gt;[.$C$3];[.$C$4];[.F469]+0.1*[.G469])" office:value-type="float" office:value="-68.69966833" calcext:value-type="float">
            <text:p>-68.69966833</text:p>
          </table:table-cell>
          <table:table-cell table:formula="of:=([.$C$5]-([.F470]-[.$C$2]))/[.$C$6]" office:value-type="float" office:value="3.169966833" calcext:value-type="float">
            <text:p>3.169966833</text:p>
          </table:table-cell>
          <table:table-cell table:formula="of:=IF([.F470]&lt;[.$C$3];[.F470];20)" office:value-type="float" office:value="-68.69966833" calcext:value-type="float">
            <text:p>-68.69966833</text:p>
          </table:table-cell>
        </table:table-row>
        <table:table-row table:style-name="ro1">
          <table:table-cell table:number-columns-repeated="4"/>
          <table:table-cell office:value-type="float" office:value="46.9" calcext:value-type="float">
            <text:p>46.9</text:p>
          </table:table-cell>
          <table:table-cell table:formula="of:=IF([.F470]&gt;[.$C$3];[.$C$4];[.F470]+0.1*[.G470])" office:value-type="float" office:value="-68.3826716467" calcext:value-type="float">
            <text:p>-68.3826716467</text:p>
          </table:table-cell>
          <table:table-cell table:formula="of:=([.$C$5]-([.F471]-[.$C$2]))/[.$C$6]" office:value-type="float" office:value="3.13826716467" calcext:value-type="float">
            <text:p>3.13826716467</text:p>
          </table:table-cell>
          <table:table-cell table:formula="of:=IF([.F471]&lt;[.$C$3];[.F471];20)" office:value-type="float" office:value="-68.3826716467" calcext:value-type="float">
            <text:p>-68.3826716467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IF([.F471]&gt;[.$C$3];[.$C$4];[.F471]+0.1*[.G471])" office:value-type="float" office:value="-68.068844930233" calcext:value-type="float">
            <text:p>-68.068844930233</text:p>
          </table:table-cell>
          <table:table-cell table:formula="of:=([.$C$5]-([.F472]-[.$C$2]))/[.$C$6]" office:value-type="float" office:value="3.1068844930233" calcext:value-type="float">
            <text:p>3.1068844930233</text:p>
          </table:table-cell>
          <table:table-cell table:formula="of:=IF([.F472]&lt;[.$C$3];[.F472];20)" office:value-type="float" office:value="-68.068844930233" calcext:value-type="float">
            <text:p>-68.068844930233</text:p>
          </table:table-cell>
        </table:table-row>
        <table:table-row table:style-name="ro1">
          <table:table-cell table:number-columns-repeated="4"/>
          <table:table-cell office:value-type="float" office:value="47.1" calcext:value-type="float">
            <text:p>47.1</text:p>
          </table:table-cell>
          <table:table-cell table:formula="of:=IF([.F472]&gt;[.$C$3];[.$C$4];[.F472]+0.1*[.G472])" office:value-type="float" office:value="-67.7581564809307" calcext:value-type="float">
            <text:p>-67.7581564809307</text:p>
          </table:table-cell>
          <table:table-cell table:formula="of:=([.$C$5]-([.F473]-[.$C$2]))/[.$C$6]" office:value-type="float" office:value="3.07581564809307" calcext:value-type="float">
            <text:p>3.07581564809307</text:p>
          </table:table-cell>
          <table:table-cell table:formula="of:=IF([.F473]&lt;[.$C$3];[.F473];20)" office:value-type="float" office:value="-67.7581564809307" calcext:value-type="float">
            <text:p>-67.7581564809307</text:p>
          </table:table-cell>
        </table:table-row>
        <table:table-row table:style-name="ro1">
          <table:table-cell table:number-columns-repeated="4"/>
          <table:table-cell office:value-type="float" office:value="47.2" calcext:value-type="float">
            <text:p>47.2</text:p>
          </table:table-cell>
          <table:table-cell table:formula="of:=IF([.F473]&gt;[.$C$3];[.$C$4];[.F473]+0.1*[.G473])" office:value-type="float" office:value="-67.4505749161214" calcext:value-type="float">
            <text:p>-67.4505749161214</text:p>
          </table:table-cell>
          <table:table-cell table:formula="of:=([.$C$5]-([.F474]-[.$C$2]))/[.$C$6]" office:value-type="float" office:value="3.04505749161214" calcext:value-type="float">
            <text:p>3.04505749161214</text:p>
          </table:table-cell>
          <table:table-cell table:formula="of:=IF([.F474]&lt;[.$C$3];[.F474];20)" office:value-type="float" office:value="-67.4505749161214" calcext:value-type="float">
            <text:p>-67.4505749161214</text:p>
          </table:table-cell>
        </table:table-row>
        <table:table-row table:style-name="ro1">
          <table:table-cell table:number-columns-repeated="4"/>
          <table:table-cell office:value-type="float" office:value="47.3" calcext:value-type="float">
            <text:p>47.3</text:p>
          </table:table-cell>
          <table:table-cell table:formula="of:=IF([.F474]&gt;[.$C$3];[.$C$4];[.F474]+0.1*[.G474])" office:value-type="float" office:value="-67.1460691669602" calcext:value-type="float">
            <text:p>-67.1460691669602</text:p>
          </table:table-cell>
          <table:table-cell table:formula="of:=([.$C$5]-([.F475]-[.$C$2]))/[.$C$6]" office:value-type="float" office:value="3.01460691669601" calcext:value-type="float">
            <text:p>3.01460691669601</text:p>
          </table:table-cell>
          <table:table-cell table:formula="of:=IF([.F475]&lt;[.$C$3];[.F475];20)" office:value-type="float" office:value="-67.1460691669602" calcext:value-type="float">
            <text:p>-67.1460691669602</text:p>
          </table:table-cell>
        </table:table-row>
        <table:table-row table:style-name="ro1">
          <table:table-cell table:number-columns-repeated="4"/>
          <table:table-cell office:value-type="float" office:value="47.4" calcext:value-type="float">
            <text:p>47.4</text:p>
          </table:table-cell>
          <table:table-cell table:formula="of:=IF([.F475]&gt;[.$C$3];[.$C$4];[.F475]+0.1*[.G475])" office:value-type="float" office:value="-66.8446084752905" calcext:value-type="float">
            <text:p>-66.8446084752905</text:p>
          </table:table-cell>
          <table:table-cell table:formula="of:=([.$C$5]-([.F476]-[.$C$2]))/[.$C$6]" office:value-type="float" office:value="2.98446084752905" calcext:value-type="float">
            <text:p>2.98446084752905</text:p>
          </table:table-cell>
          <table:table-cell table:formula="of:=IF([.F476]&lt;[.$C$3];[.F476];20)" office:value-type="float" office:value="-66.8446084752905" calcext:value-type="float">
            <text:p>-66.8446084752905</text:p>
          </table:table-cell>
        </table:table-row>
        <table:table-row table:style-name="ro1">
          <table:table-cell table:number-columns-repeated="4"/>
          <table:table-cell office:value-type="float" office:value="47.5" calcext:value-type="float">
            <text:p>47.5</text:p>
          </table:table-cell>
          <table:table-cell table:formula="of:=IF([.F476]&gt;[.$C$3];[.$C$4];[.F476]+0.1*[.G476])" office:value-type="float" office:value="-66.5461623905376" calcext:value-type="float">
            <text:p>-66.5461623905376</text:p>
          </table:table-cell>
          <table:table-cell table:formula="of:=([.$C$5]-([.F477]-[.$C$2]))/[.$C$6]" office:value-type="float" office:value="2.95461623905376" calcext:value-type="float">
            <text:p>2.95461623905376</text:p>
          </table:table-cell>
          <table:table-cell table:formula="of:=IF([.F477]&lt;[.$C$3];[.F477];20)" office:value-type="float" office:value="-66.5461623905376" calcext:value-type="float">
            <text:p>-66.5461623905376</text:p>
          </table:table-cell>
        </table:table-row>
        <table:table-row table:style-name="ro1">
          <table:table-cell table:number-columns-repeated="4"/>
          <table:table-cell office:value-type="float" office:value="47.6" calcext:value-type="float">
            <text:p>47.6</text:p>
          </table:table-cell>
          <table:table-cell table:formula="of:=IF([.F477]&gt;[.$C$3];[.$C$4];[.F477]+0.1*[.G477])" office:value-type="float" office:value="-66.2507007666323" calcext:value-type="float">
            <text:p>-66.2507007666323</text:p>
          </table:table-cell>
          <table:table-cell table:formula="of:=([.$C$5]-([.F478]-[.$C$2]))/[.$C$6]" office:value-type="float" office:value="2.92507007666322" calcext:value-type="float">
            <text:p>2.92507007666322</text:p>
          </table:table-cell>
          <table:table-cell table:formula="of:=IF([.F478]&lt;[.$C$3];[.F478];20)" office:value-type="float" office:value="-66.2507007666323" calcext:value-type="float">
            <text:p>-66.2507007666323</text:p>
          </table:table-cell>
        </table:table-row>
        <table:table-row table:style-name="ro1">
          <table:table-cell table:number-columns-repeated="4"/>
          <table:table-cell office:value-type="float" office:value="47.7" calcext:value-type="float">
            <text:p>47.7</text:p>
          </table:table-cell>
          <table:table-cell table:formula="of:=IF([.F478]&gt;[.$C$3];[.$C$4];[.F478]+0.1*[.G478])" office:value-type="float" office:value="-65.9581937589659" calcext:value-type="float">
            <text:p>-65.9581937589659</text:p>
          </table:table-cell>
          <table:table-cell table:formula="of:=([.$C$5]-([.F479]-[.$C$2]))/[.$C$6]" office:value-type="float" office:value="2.89581937589659" calcext:value-type="float">
            <text:p>2.89581937589659</text:p>
          </table:table-cell>
          <table:table-cell table:formula="of:=IF([.F479]&lt;[.$C$3];[.F479];20)" office:value-type="float" office:value="-65.9581937589659" calcext:value-type="float">
            <text:p>-65.9581937589659</text:p>
          </table:table-cell>
        </table:table-row>
        <table:table-row table:style-name="ro1">
          <table:table-cell table:number-columns-repeated="4"/>
          <table:table-cell office:value-type="float" office:value="47.8" calcext:value-type="float">
            <text:p>47.8</text:p>
          </table:table-cell>
          <table:table-cell table:formula="of:=IF([.F479]&gt;[.$C$3];[.$C$4];[.F479]+0.1*[.G479])" office:value-type="float" office:value="-65.6686118213763" calcext:value-type="float">
            <text:p>-65.6686118213763</text:p>
          </table:table-cell>
          <table:table-cell table:formula="of:=([.$C$5]-([.F480]-[.$C$2]))/[.$C$6]" office:value-type="float" office:value="2.86686118213763" calcext:value-type="float">
            <text:p>2.86686118213763</text:p>
          </table:table-cell>
          <table:table-cell table:formula="of:=IF([.F480]&lt;[.$C$3];[.F480];20)" office:value-type="float" office:value="-65.6686118213763" calcext:value-type="float">
            <text:p>-65.6686118213763</text:p>
          </table:table-cell>
        </table:table-row>
        <table:table-row table:style-name="ro1">
          <table:table-cell table:number-columns-repeated="4"/>
          <table:table-cell office:value-type="float" office:value="47.9" calcext:value-type="float">
            <text:p>47.9</text:p>
          </table:table-cell>
          <table:table-cell table:formula="of:=IF([.F480]&gt;[.$C$3];[.$C$4];[.F480]+0.1*[.G480])" office:value-type="float" office:value="-65.3819257031625" calcext:value-type="float">
            <text:p>-65.3819257031625</text:p>
          </table:table-cell>
          <table:table-cell table:formula="of:=([.$C$5]-([.F481]-[.$C$2]))/[.$C$6]" office:value-type="float" office:value="2.83819257031625" calcext:value-type="float">
            <text:p>2.83819257031625</text:p>
          </table:table-cell>
          <table:table-cell table:formula="of:=IF([.F481]&lt;[.$C$3];[.F481];20)" office:value-type="float" office:value="-65.3819257031625" calcext:value-type="float">
            <text:p>-65.3819257031625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IF([.F481]&gt;[.$C$3];[.$C$4];[.F481]+0.1*[.G481])" office:value-type="float" office:value="-65.0981064461309" calcext:value-type="float">
            <text:p>-65.0981064461309</text:p>
          </table:table-cell>
          <table:table-cell table:formula="of:=([.$C$5]-([.F482]-[.$C$2]))/[.$C$6]" office:value-type="float" office:value="2.80981064461309" calcext:value-type="float">
            <text:p>2.80981064461309</text:p>
          </table:table-cell>
          <table:table-cell table:formula="of:=IF([.F482]&lt;[.$C$3];[.F482];20)" office:value-type="float" office:value="-65.0981064461309" calcext:value-type="float">
            <text:p>-65.0981064461309</text:p>
          </table:table-cell>
        </table:table-row>
        <table:table-row table:style-name="ro1">
          <table:table-cell table:number-columns-repeated="4"/>
          <table:table-cell office:value-type="float" office:value="48.1" calcext:value-type="float">
            <text:p>48.1</text:p>
          </table:table-cell>
          <table:table-cell table:formula="of:=IF([.F482]&gt;[.$C$3];[.$C$4];[.F482]+0.1*[.G482])" office:value-type="float" office:value="-64.8171253816696" calcext:value-type="float">
            <text:p>-64.8171253816696</text:p>
          </table:table-cell>
          <table:table-cell table:formula="of:=([.$C$5]-([.F483]-[.$C$2]))/[.$C$6]" office:value-type="float" office:value="2.78171253816696" calcext:value-type="float">
            <text:p>2.78171253816696</text:p>
          </table:table-cell>
          <table:table-cell table:formula="of:=IF([.F483]&lt;[.$C$3];[.F483];20)" office:value-type="float" office:value="-64.8171253816696" calcext:value-type="float">
            <text:p>-64.8171253816696</text:p>
          </table:table-cell>
        </table:table-row>
        <table:table-row table:style-name="ro1">
          <table:table-cell table:number-columns-repeated="4"/>
          <table:table-cell office:value-type="float" office:value="48.2" calcext:value-type="float">
            <text:p>48.2</text:p>
          </table:table-cell>
          <table:table-cell table:formula="of:=IF([.F483]&gt;[.$C$3];[.$C$4];[.F483]+0.1*[.G483])" office:value-type="float" office:value="-64.5389541278529" calcext:value-type="float">
            <text:p>-64.5389541278529</text:p>
          </table:table-cell>
          <table:table-cell table:formula="of:=([.$C$5]-([.F484]-[.$C$2]))/[.$C$6]" office:value-type="float" office:value="2.75389541278529" calcext:value-type="float">
            <text:p>2.75389541278529</text:p>
          </table:table-cell>
          <table:table-cell table:formula="of:=IF([.F484]&lt;[.$C$3];[.F484];20)" office:value-type="float" office:value="-64.5389541278529" calcext:value-type="float">
            <text:p>-64.5389541278529</text:p>
          </table:table-cell>
        </table:table-row>
        <table:table-row table:style-name="ro1">
          <table:table-cell table:number-columns-repeated="4"/>
          <table:table-cell office:value-type="float" office:value="48.3" calcext:value-type="float">
            <text:p>48.3</text:p>
          </table:table-cell>
          <table:table-cell table:formula="of:=IF([.F484]&gt;[.$C$3];[.$C$4];[.F484]+0.1*[.G484])" office:value-type="float" office:value="-64.2635645865744" calcext:value-type="float">
            <text:p>-64.2635645865744</text:p>
          </table:table-cell>
          <table:table-cell table:formula="of:=([.$C$5]-([.F485]-[.$C$2]))/[.$C$6]" office:value-type="float" office:value="2.72635645865743" calcext:value-type="float">
            <text:p>2.72635645865743</text:p>
          </table:table-cell>
          <table:table-cell table:formula="of:=IF([.F485]&lt;[.$C$3];[.F485];20)" office:value-type="float" office:value="-64.2635645865744" calcext:value-type="float">
            <text:p>-64.2635645865744</text:p>
          </table:table-cell>
        </table:table-row>
        <table:table-row table:style-name="ro1">
          <table:table-cell table:number-columns-repeated="4"/>
          <table:table-cell office:value-type="float" office:value="48.4" calcext:value-type="float">
            <text:p>48.4</text:p>
          </table:table-cell>
          <table:table-cell table:formula="of:=IF([.F485]&gt;[.$C$3];[.$C$4];[.F485]+0.1*[.G485])" office:value-type="float" office:value="-63.9909289407086" calcext:value-type="float">
            <text:p>-63.9909289407086</text:p>
          </table:table-cell>
          <table:table-cell table:formula="of:=([.$C$5]-([.F486]-[.$C$2]))/[.$C$6]" office:value-type="float" office:value="2.69909289407086" calcext:value-type="float">
            <text:p>2.69909289407086</text:p>
          </table:table-cell>
          <table:table-cell table:formula="of:=IF([.F486]&lt;[.$C$3];[.F486];20)" office:value-type="float" office:value="-63.9909289407086" calcext:value-type="float">
            <text:p>-63.9909289407086</text:p>
          </table:table-cell>
        </table:table-row>
        <table:table-row table:style-name="ro1">
          <table:table-cell table:number-columns-repeated="4"/>
          <table:table-cell office:value-type="float" office:value="48.5" calcext:value-type="float">
            <text:p>48.5</text:p>
          </table:table-cell>
          <table:table-cell table:formula="of:=IF([.F486]&gt;[.$C$3];[.$C$4];[.F486]+0.1*[.G486])" office:value-type="float" office:value="-63.7210196513015" calcext:value-type="float">
            <text:p>-63.7210196513015</text:p>
          </table:table-cell>
          <table:table-cell table:formula="of:=([.$C$5]-([.F487]-[.$C$2]))/[.$C$6]" office:value-type="float" office:value="2.67210196513015" calcext:value-type="float">
            <text:p>2.67210196513015</text:p>
          </table:table-cell>
          <table:table-cell table:formula="of:=IF([.F487]&lt;[.$C$3];[.F487];20)" office:value-type="float" office:value="-63.7210196513015" calcext:value-type="float">
            <text:p>-63.7210196513015</text:p>
          </table:table-cell>
        </table:table-row>
        <table:table-row table:style-name="ro1">
          <table:table-cell table:number-columns-repeated="4"/>
          <table:table-cell office:value-type="float" office:value="48.6" calcext:value-type="float">
            <text:p>48.6</text:p>
          </table:table-cell>
          <table:table-cell table:formula="of:=IF([.F487]&gt;[.$C$3];[.$C$4];[.F487]+0.1*[.G487])" office:value-type="float" office:value="-63.4538094547885" calcext:value-type="float">
            <text:p>-63.4538094547885</text:p>
          </table:table-cell>
          <table:table-cell table:formula="of:=([.$C$5]-([.F488]-[.$C$2]))/[.$C$6]" office:value-type="float" office:value="2.64538094547885" calcext:value-type="float">
            <text:p>2.64538094547885</text:p>
          </table:table-cell>
          <table:table-cell table:formula="of:=IF([.F488]&lt;[.$C$3];[.F488];20)" office:value-type="float" office:value="-63.4538094547885" calcext:value-type="float">
            <text:p>-63.4538094547885</text:p>
          </table:table-cell>
        </table:table-row>
        <table:table-row table:style-name="ro1">
          <table:table-cell table:number-columns-repeated="4"/>
          <table:table-cell office:value-type="float" office:value="48.7" calcext:value-type="float">
            <text:p>48.7</text:p>
          </table:table-cell>
          <table:table-cell table:formula="of:=IF([.F488]&gt;[.$C$3];[.$C$4];[.F488]+0.1*[.G488])" office:value-type="float" office:value="-63.1892713602406" calcext:value-type="float">
            <text:p>-63.1892713602406</text:p>
          </table:table-cell>
          <table:table-cell table:formula="of:=([.$C$5]-([.F489]-[.$C$2]))/[.$C$6]" office:value-type="float" office:value="2.61892713602406" calcext:value-type="float">
            <text:p>2.61892713602406</text:p>
          </table:table-cell>
          <table:table-cell table:formula="of:=IF([.F489]&lt;[.$C$3];[.F489];20)" office:value-type="float" office:value="-63.1892713602406" calcext:value-type="float">
            <text:p>-63.1892713602406</text:p>
          </table:table-cell>
        </table:table-row>
        <table:table-row table:style-name="ro1">
          <table:table-cell table:number-columns-repeated="4"/>
          <table:table-cell office:value-type="float" office:value="48.8" calcext:value-type="float">
            <text:p>48.8</text:p>
          </table:table-cell>
          <table:table-cell table:formula="of:=IF([.F489]&gt;[.$C$3];[.$C$4];[.F489]+0.1*[.G489])" office:value-type="float" office:value="-62.9273786466382" calcext:value-type="float">
            <text:p>-62.9273786466382</text:p>
          </table:table-cell>
          <table:table-cell table:formula="of:=([.$C$5]-([.F490]-[.$C$2]))/[.$C$6]" office:value-type="float" office:value="2.59273786466382" calcext:value-type="float">
            <text:p>2.59273786466382</text:p>
          </table:table-cell>
          <table:table-cell table:formula="of:=IF([.F490]&lt;[.$C$3];[.F490];20)" office:value-type="float" office:value="-62.9273786466382" calcext:value-type="float">
            <text:p>-62.9273786466382</text:p>
          </table:table-cell>
        </table:table-row>
        <table:table-row table:style-name="ro1">
          <table:table-cell table:number-columns-repeated="4"/>
          <table:table-cell office:value-type="float" office:value="48.9" calcext:value-type="float">
            <text:p>48.9</text:p>
          </table:table-cell>
          <table:table-cell table:formula="of:=IF([.F490]&gt;[.$C$3];[.$C$4];[.F490]+0.1*[.G490])" office:value-type="float" office:value="-62.6681048601718" calcext:value-type="float">
            <text:p>-62.6681048601718</text:p>
          </table:table-cell>
          <table:table-cell table:formula="of:=([.$C$5]-([.F491]-[.$C$2]))/[.$C$6]" office:value-type="float" office:value="2.56681048601718" calcext:value-type="float">
            <text:p>2.56681048601718</text:p>
          </table:table-cell>
          <table:table-cell table:formula="of:=IF([.F491]&lt;[.$C$3];[.F491];20)" office:value-type="float" office:value="-62.6681048601718" calcext:value-type="float">
            <text:p>-62.6681048601718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formula="of:=IF([.F491]&gt;[.$C$3];[.$C$4];[.F491]+0.1*[.G491])" office:value-type="float" office:value="-62.4114238115701" calcext:value-type="float">
            <text:p>-62.4114238115701</text:p>
          </table:table-cell>
          <table:table-cell table:formula="of:=([.$C$5]-([.F492]-[.$C$2]))/[.$C$6]" office:value-type="float" office:value="2.54114238115701" calcext:value-type="float">
            <text:p>2.54114238115701</text:p>
          </table:table-cell>
          <table:table-cell table:formula="of:=IF([.F492]&lt;[.$C$3];[.F492];20)" office:value-type="float" office:value="-62.4114238115701" calcext:value-type="float">
            <text:p>-62.4114238115701</text:p>
          </table:table-cell>
        </table:table-row>
        <table:table-row table:style-name="ro1">
          <table:table-cell table:number-columns-repeated="4"/>
          <table:table-cell office:value-type="float" office:value="49.1" calcext:value-type="float">
            <text:p>49.1</text:p>
          </table:table-cell>
          <table:table-cell table:formula="of:=IF([.F492]&gt;[.$C$3];[.$C$4];[.F492]+0.1*[.G492])" office:value-type="float" office:value="-62.1573095734544" calcext:value-type="float">
            <text:p>-62.1573095734544</text:p>
          </table:table-cell>
          <table:table-cell table:formula="of:=([.$C$5]-([.F493]-[.$C$2]))/[.$C$6]" office:value-type="float" office:value="2.51573095734544" calcext:value-type="float">
            <text:p>2.51573095734544</text:p>
          </table:table-cell>
          <table:table-cell table:formula="of:=IF([.F493]&lt;[.$C$3];[.F493];20)" office:value-type="float" office:value="-62.1573095734544" calcext:value-type="float">
            <text:p>-62.1573095734544</text:p>
          </table:table-cell>
        </table:table-row>
        <table:table-row table:style-name="ro1">
          <table:table-cell table:number-columns-repeated="4"/>
          <table:table-cell office:value-type="float" office:value="49.2" calcext:value-type="float">
            <text:p>49.2</text:p>
          </table:table-cell>
          <table:table-cell table:formula="of:=IF([.F493]&gt;[.$C$3];[.$C$4];[.F493]+0.1*[.G493])" office:value-type="float" office:value="-61.9057364777199" calcext:value-type="float">
            <text:p>-61.9057364777199</text:p>
          </table:table-cell>
          <table:table-cell table:formula="of:=([.$C$5]-([.F494]-[.$C$2]))/[.$C$6]" office:value-type="float" office:value="2.49057364777199" calcext:value-type="float">
            <text:p>2.49057364777199</text:p>
          </table:table-cell>
          <table:table-cell table:formula="of:=IF([.F494]&lt;[.$C$3];[.F494];20)" office:value-type="float" office:value="-61.9057364777199" calcext:value-type="float">
            <text:p>-61.9057364777199</text:p>
          </table:table-cell>
        </table:table-row>
        <table:table-row table:style-name="ro1">
          <table:table-cell table:number-columns-repeated="4"/>
          <table:table-cell office:value-type="float" office:value="49.3" calcext:value-type="float">
            <text:p>49.3</text:p>
          </table:table-cell>
          <table:table-cell table:formula="of:=IF([.F494]&gt;[.$C$3];[.$C$4];[.F494]+0.1*[.G494])" office:value-type="float" office:value="-61.6566791129427" calcext:value-type="float">
            <text:p>-61.6566791129427</text:p>
          </table:table-cell>
          <table:table-cell table:formula="of:=([.$C$5]-([.F495]-[.$C$2]))/[.$C$6]" office:value-type="float" office:value="2.46566791129427" calcext:value-type="float">
            <text:p>2.46566791129427</text:p>
          </table:table-cell>
          <table:table-cell table:formula="of:=IF([.F495]&lt;[.$C$3];[.F495];20)" office:value-type="float" office:value="-61.6566791129427" calcext:value-type="float">
            <text:p>-61.6566791129427</text:p>
          </table:table-cell>
        </table:table-row>
        <table:table-row table:style-name="ro1">
          <table:table-cell table:number-columns-repeated="4"/>
          <table:table-cell office:value-type="float" office:value="49.4" calcext:value-type="float">
            <text:p>49.4</text:p>
          </table:table-cell>
          <table:table-cell table:formula="of:=IF([.F495]&gt;[.$C$3];[.$C$4];[.F495]+0.1*[.G495])" office:value-type="float" office:value="-61.4101123218132" calcext:value-type="float">
            <text:p>-61.4101123218132</text:p>
          </table:table-cell>
          <table:table-cell table:formula="of:=([.$C$5]-([.F496]-[.$C$2]))/[.$C$6]" office:value-type="float" office:value="2.44101123218132" calcext:value-type="float">
            <text:p>2.44101123218132</text:p>
          </table:table-cell>
          <table:table-cell table:formula="of:=IF([.F496]&lt;[.$C$3];[.F496];20)" office:value-type="float" office:value="-61.4101123218132" calcext:value-type="float">
            <text:p>-61.4101123218132</text:p>
          </table:table-cell>
        </table:table-row>
        <table:table-row table:style-name="ro1">
          <table:table-cell table:number-columns-repeated="4"/>
          <table:table-cell office:value-type="float" office:value="49.5" calcext:value-type="float">
            <text:p>49.5</text:p>
          </table:table-cell>
          <table:table-cell table:formula="of:=IF([.F496]&gt;[.$C$3];[.$C$4];[.F496]+0.1*[.G496])" office:value-type="float" office:value="-61.1660111985951" calcext:value-type="float">
            <text:p>-61.1660111985951</text:p>
          </table:table-cell>
          <table:table-cell table:formula="of:=([.$C$5]-([.F497]-[.$C$2]))/[.$C$6]" office:value-type="float" office:value="2.41660111985951" calcext:value-type="float">
            <text:p>2.41660111985951</text:p>
          </table:table-cell>
          <table:table-cell table:formula="of:=IF([.F497]&lt;[.$C$3];[.F497];20)" office:value-type="float" office:value="-61.1660111985951" calcext:value-type="float">
            <text:p>-61.1660111985951</text:p>
          </table:table-cell>
        </table:table-row>
        <table:table-row table:style-name="ro1">
          <table:table-cell table:number-columns-repeated="4"/>
          <table:table-cell office:value-type="float" office:value="49.6" calcext:value-type="float">
            <text:p>49.6</text:p>
          </table:table-cell>
          <table:table-cell table:formula="of:=IF([.F497]&gt;[.$C$3];[.$C$4];[.F497]+0.1*[.G497])" office:value-type="float" office:value="-60.9243510866092" calcext:value-type="float">
            <text:p>-60.9243510866092</text:p>
          </table:table-cell>
          <table:table-cell table:formula="of:=([.$C$5]-([.F498]-[.$C$2]))/[.$C$6]" office:value-type="float" office:value="2.39243510866092" calcext:value-type="float">
            <text:p>2.39243510866092</text:p>
          </table:table-cell>
          <table:table-cell table:formula="of:=IF([.F498]&lt;[.$C$3];[.F498];20)" office:value-type="float" office:value="-60.9243510866092" calcext:value-type="float">
            <text:p>-60.9243510866092</text:p>
          </table:table-cell>
        </table:table-row>
        <table:table-row table:style-name="ro1">
          <table:table-cell table:number-columns-repeated="4"/>
          <table:table-cell office:value-type="float" office:value="49.7" calcext:value-type="float">
            <text:p>49.7</text:p>
          </table:table-cell>
          <table:table-cell table:formula="of:=IF([.F498]&gt;[.$C$3];[.$C$4];[.F498]+0.1*[.G498])" office:value-type="float" office:value="-60.6851075757431" calcext:value-type="float">
            <text:p>-60.6851075757431</text:p>
          </table:table-cell>
          <table:table-cell table:formula="of:=([.$C$5]-([.F499]-[.$C$2]))/[.$C$6]" office:value-type="float" office:value="2.36851075757431" calcext:value-type="float">
            <text:p>2.36851075757431</text:p>
          </table:table-cell>
          <table:table-cell table:formula="of:=IF([.F499]&lt;[.$C$3];[.F499];20)" office:value-type="float" office:value="-60.6851075757431" calcext:value-type="float">
            <text:p>-60.6851075757431</text:p>
          </table:table-cell>
        </table:table-row>
        <table:table-row table:style-name="ro1">
          <table:table-cell table:number-columns-repeated="4"/>
          <table:table-cell office:value-type="float" office:value="49.8" calcext:value-type="float">
            <text:p>49.8</text:p>
          </table:table-cell>
          <table:table-cell table:formula="of:=IF([.F499]&gt;[.$C$3];[.$C$4];[.F499]+0.1*[.G499])" office:value-type="float" office:value="-60.4482564999856" calcext:value-type="float">
            <text:p>-60.4482564999856</text:p>
          </table:table-cell>
          <table:table-cell table:formula="of:=([.$C$5]-([.F500]-[.$C$2]))/[.$C$6]" office:value-type="float" office:value="2.34482564999856" calcext:value-type="float">
            <text:p>2.34482564999856</text:p>
          </table:table-cell>
          <table:table-cell table:formula="of:=IF([.F500]&lt;[.$C$3];[.F500];20)" office:value-type="float" office:value="-60.4482564999856" calcext:value-type="float">
            <text:p>-60.4482564999856</text:p>
          </table:table-cell>
        </table:table-row>
        <table:table-row table:style-name="ro1">
          <table:table-cell table:number-columns-repeated="4"/>
          <table:table-cell office:value-type="float" office:value="49.9" calcext:value-type="float">
            <text:p>49.9</text:p>
          </table:table-cell>
          <table:table-cell table:formula="of:=IF([.F500]&gt;[.$C$3];[.$C$4];[.F500]+0.1*[.G500])" office:value-type="float" office:value="-60.2137739349858" calcext:value-type="float">
            <text:p>-60.2137739349858</text:p>
          </table:table-cell>
          <table:table-cell table:formula="of:=([.$C$5]-([.F501]-[.$C$2]))/[.$C$6]" office:value-type="float" office:value="2.32137739349858" calcext:value-type="float">
            <text:p>2.32137739349858</text:p>
          </table:table-cell>
          <table:table-cell table:formula="of:=IF([.F501]&lt;[.$C$3];[.F501];20)" office:value-type="float" office:value="-60.2137739349858" calcext:value-type="float">
            <text:p>-60.2137739349858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IF([.F501]&gt;[.$C$3];[.$C$4];[.F501]+0.1*[.G501])" office:value-type="float" office:value="-59.9816361956359" calcext:value-type="float">
            <text:p>-59.9816361956359</text:p>
          </table:table-cell>
          <table:table-cell table:formula="of:=([.$C$5]-([.F502]-[.$C$2]))/[.$C$6]" office:value-type="float" office:value="2.29816361956359" calcext:value-type="float">
            <text:p>2.29816361956359</text:p>
          </table:table-cell>
          <table:table-cell table:formula="of:=IF([.F502]&lt;[.$C$3];[.F502];20)" office:value-type="float" office:value="-59.9816361956359" calcext:value-type="float">
            <text:p>-59.9816361956359</text:p>
          </table:table-cell>
        </table:table-row>
        <table:table-row table:style-name="ro1">
          <table:table-cell table:number-columns-repeated="4"/>
          <table:table-cell office:value-type="float" office:value="50.1" calcext:value-type="float">
            <text:p>50.1</text:p>
          </table:table-cell>
          <table:table-cell table:formula="of:=IF([.F502]&gt;[.$C$3];[.$C$4];[.F502]+0.1*[.G502])" office:value-type="float" office:value="-59.7518198336796" calcext:value-type="float">
            <text:p>-59.7518198336796</text:p>
          </table:table-cell>
          <table:table-cell table:formula="of:=([.$C$5]-([.F503]-[.$C$2]))/[.$C$6]" office:value-type="float" office:value="2.27518198336796" calcext:value-type="float">
            <text:p>2.27518198336796</text:p>
          </table:table-cell>
          <table:table-cell table:formula="of:=IF([.F503]&lt;[.$C$3];[.F503];20)" office:value-type="float" office:value="-59.7518198336796" calcext:value-type="float">
            <text:p>-59.7518198336796</text:p>
          </table:table-cell>
        </table:table-row>
        <table:table-row table:style-name="ro1">
          <table:table-cell table:number-columns-repeated="4"/>
          <table:table-cell office:value-type="float" office:value="50.2" calcext:value-type="float">
            <text:p>50.2</text:p>
          </table:table-cell>
          <table:table-cell table:formula="of:=IF([.F503]&gt;[.$C$3];[.$C$4];[.F503]+0.1*[.G503])" office:value-type="float" office:value="-59.5243016353428" calcext:value-type="float">
            <text:p>-59.5243016353428</text:p>
          </table:table-cell>
          <table:table-cell table:formula="of:=([.$C$5]-([.F504]-[.$C$2]))/[.$C$6]" office:value-type="float" office:value="2.25243016353428" calcext:value-type="float">
            <text:p>2.25243016353428</text:p>
          </table:table-cell>
          <table:table-cell table:formula="of:=IF([.F504]&lt;[.$C$3];[.F504];20)" office:value-type="float" office:value="-59.5243016353428" calcext:value-type="float">
            <text:p>-59.5243016353428</text:p>
          </table:table-cell>
        </table:table-row>
        <table:table-row table:style-name="ro1">
          <table:table-cell table:number-columns-repeated="4"/>
          <table:table-cell office:value-type="float" office:value="50.3" calcext:value-type="float">
            <text:p>50.3</text:p>
          </table:table-cell>
          <table:table-cell table:formula="of:=IF([.F504]&gt;[.$C$3];[.$C$4];[.F504]+0.1*[.G504])" office:value-type="float" office:value="-59.2990586189893" calcext:value-type="float">
            <text:p>-59.2990586189893</text:p>
          </table:table-cell>
          <table:table-cell table:formula="of:=([.$C$5]-([.F505]-[.$C$2]))/[.$C$6]" office:value-type="float" office:value="2.22990586189893" calcext:value-type="float">
            <text:p>2.22990586189893</text:p>
          </table:table-cell>
          <table:table-cell table:formula="of:=IF([.F505]&lt;[.$C$3];[.F505];20)" office:value-type="float" office:value="-59.2990586189893" calcext:value-type="float">
            <text:p>-59.2990586189893</text:p>
          </table:table-cell>
        </table:table-row>
        <table:table-row table:style-name="ro1">
          <table:table-cell table:number-columns-repeated="4"/>
          <table:table-cell office:value-type="float" office:value="50.4" calcext:value-type="float">
            <text:p>50.4</text:p>
          </table:table-cell>
          <table:table-cell table:formula="of:=IF([.F505]&gt;[.$C$3];[.$C$4];[.F505]+0.1*[.G505])" office:value-type="float" office:value="-59.0760680327995" calcext:value-type="float">
            <text:p>-59.0760680327995</text:p>
          </table:table-cell>
          <table:table-cell table:formula="of:=([.$C$5]-([.F506]-[.$C$2]))/[.$C$6]" office:value-type="float" office:value="2.20760680327994" calcext:value-type="float">
            <text:p>2.20760680327994</text:p>
          </table:table-cell>
          <table:table-cell table:formula="of:=IF([.F506]&lt;[.$C$3];[.F506];20)" office:value-type="float" office:value="-59.0760680327995" calcext:value-type="float">
            <text:p>-59.0760680327995</text:p>
          </table:table-cell>
        </table:table-row>
        <table:table-row table:style-name="ro1">
          <table:table-cell table:number-columns-repeated="4"/>
          <table:table-cell office:value-type="float" office:value="50.5" calcext:value-type="float">
            <text:p>50.5</text:p>
          </table:table-cell>
          <table:table-cell table:formula="of:=IF([.F506]&gt;[.$C$3];[.$C$4];[.F506]+0.1*[.G506])" office:value-type="float" office:value="-58.8553073524715" calcext:value-type="float">
            <text:p>-58.8553073524715</text:p>
          </table:table-cell>
          <table:table-cell table:formula="of:=([.$C$5]-([.F507]-[.$C$2]))/[.$C$6]" office:value-type="float" office:value="2.18553073524715" calcext:value-type="float">
            <text:p>2.18553073524715</text:p>
          </table:table-cell>
          <table:table-cell table:formula="of:=IF([.F507]&lt;[.$C$3];[.F507];20)" office:value-type="float" office:value="-58.8553073524715" calcext:value-type="float">
            <text:p>-58.8553073524715</text:p>
          </table:table-cell>
        </table:table-row>
        <table:table-row table:style-name="ro1">
          <table:table-cell table:number-columns-repeated="4"/>
          <table:table-cell office:value-type="float" office:value="50.6" calcext:value-type="float">
            <text:p>50.6</text:p>
          </table:table-cell>
          <table:table-cell table:formula="of:=IF([.F507]&gt;[.$C$3];[.$C$4];[.F507]+0.1*[.G507])" office:value-type="float" office:value="-58.6367542789467" calcext:value-type="float">
            <text:p>-58.6367542789467</text:p>
          </table:table-cell>
          <table:table-cell table:formula="of:=([.$C$5]-([.F508]-[.$C$2]))/[.$C$6]" office:value-type="float" office:value="2.16367542789467" calcext:value-type="float">
            <text:p>2.16367542789467</text:p>
          </table:table-cell>
          <table:table-cell table:formula="of:=IF([.F508]&lt;[.$C$3];[.F508];20)" office:value-type="float" office:value="-58.6367542789467" calcext:value-type="float">
            <text:p>-58.6367542789467</text:p>
          </table:table-cell>
        </table:table-row>
        <table:table-row table:style-name="ro1">
          <table:table-cell table:number-columns-repeated="4"/>
          <table:table-cell office:value-type="float" office:value="50.7" calcext:value-type="float">
            <text:p>50.7</text:p>
          </table:table-cell>
          <table:table-cell table:formula="of:=IF([.F508]&gt;[.$C$3];[.$C$4];[.F508]+0.1*[.G508])" office:value-type="float" office:value="-58.4203867361573" calcext:value-type="float">
            <text:p>-58.4203867361573</text:p>
          </table:table-cell>
          <table:table-cell table:formula="of:=([.$C$5]-([.F509]-[.$C$2]))/[.$C$6]" office:value-type="float" office:value="2.14203867361573" calcext:value-type="float">
            <text:p>2.14203867361573</text:p>
          </table:table-cell>
          <table:table-cell table:formula="of:=IF([.F509]&lt;[.$C$3];[.F509];20)" office:value-type="float" office:value="-58.4203867361573" calcext:value-type="float">
            <text:p>-58.4203867361573</text:p>
          </table:table-cell>
        </table:table-row>
        <table:table-row table:style-name="ro1">
          <table:table-cell table:number-columns-repeated="4"/>
          <table:table-cell office:value-type="float" office:value="50.8" calcext:value-type="float">
            <text:p>50.8</text:p>
          </table:table-cell>
          <table:table-cell table:formula="of:=IF([.F509]&gt;[.$C$3];[.$C$4];[.F509]+0.1*[.G509])" office:value-type="float" office:value="-58.2061828687957" calcext:value-type="float">
            <text:p>-58.2061828687957</text:p>
          </table:table-cell>
          <table:table-cell table:formula="of:=([.$C$5]-([.F510]-[.$C$2]))/[.$C$6]" office:value-type="float" office:value="2.12061828687957" calcext:value-type="float">
            <text:p>2.12061828687957</text:p>
          </table:table-cell>
          <table:table-cell table:formula="of:=IF([.F510]&lt;[.$C$3];[.F510];20)" office:value-type="float" office:value="-58.2061828687957" calcext:value-type="float">
            <text:p>-58.2061828687957</text:p>
          </table:table-cell>
        </table:table-row>
        <table:table-row table:style-name="ro1">
          <table:table-cell table:number-columns-repeated="4"/>
          <table:table-cell office:value-type="float" office:value="50.9" calcext:value-type="float">
            <text:p>50.9</text:p>
          </table:table-cell>
          <table:table-cell table:formula="of:=IF([.F510]&gt;[.$C$3];[.$C$4];[.F510]+0.1*[.G510])" office:value-type="float" office:value="-57.9941210401077" calcext:value-type="float">
            <text:p>-57.9941210401077</text:p>
          </table:table-cell>
          <table:table-cell table:formula="of:=([.$C$5]-([.F511]-[.$C$2]))/[.$C$6]" office:value-type="float" office:value="2.09941210401077" calcext:value-type="float">
            <text:p>2.09941210401077</text:p>
          </table:table-cell>
          <table:table-cell table:formula="of:=IF([.F511]&lt;[.$C$3];[.F511];20)" office:value-type="float" office:value="-57.9941210401077" calcext:value-type="float">
            <text:p>-57.9941210401077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formula="of:=IF([.F511]&gt;[.$C$3];[.$C$4];[.F511]+0.1*[.G511])" office:value-type="float" office:value="-57.7841798297067" calcext:value-type="float">
            <text:p>-57.7841798297067</text:p>
          </table:table-cell>
          <table:table-cell table:formula="of:=([.$C$5]-([.F512]-[.$C$2]))/[.$C$6]" office:value-type="float" office:value="2.07841798297067" calcext:value-type="float">
            <text:p>2.07841798297067</text:p>
          </table:table-cell>
          <table:table-cell table:formula="of:=IF([.F512]&lt;[.$C$3];[.F512];20)" office:value-type="float" office:value="-57.7841798297067" calcext:value-type="float">
            <text:p>-57.7841798297067</text:p>
          </table:table-cell>
        </table:table-row>
        <table:table-row table:style-name="ro1">
          <table:table-cell table:number-columns-repeated="4"/>
          <table:table-cell office:value-type="float" office:value="51.1" calcext:value-type="float">
            <text:p>51.1</text:p>
          </table:table-cell>
          <table:table-cell table:formula="of:=IF([.F512]&gt;[.$C$3];[.$C$4];[.F512]+0.1*[.G512])" office:value-type="float" office:value="-57.5763380314096" calcext:value-type="float">
            <text:p>-57.5763380314096</text:p>
          </table:table-cell>
          <table:table-cell table:formula="of:=([.$C$5]-([.F513]-[.$C$2]))/[.$C$6]" office:value-type="float" office:value="2.05763380314096" calcext:value-type="float">
            <text:p>2.05763380314096</text:p>
          </table:table-cell>
          <table:table-cell table:formula="of:=IF([.F513]&lt;[.$C$3];[.F513];20)" office:value-type="float" office:value="-57.5763380314096" calcext:value-type="float">
            <text:p>-57.5763380314096</text:p>
          </table:table-cell>
        </table:table-row>
        <table:table-row table:style-name="ro1">
          <table:table-cell table:number-columns-repeated="4"/>
          <table:table-cell office:value-type="float" office:value="51.2" calcext:value-type="float">
            <text:p>51.2</text:p>
          </table:table-cell>
          <table:table-cell table:formula="of:=IF([.F513]&gt;[.$C$3];[.$C$4];[.F513]+0.1*[.G513])" office:value-type="float" office:value="-57.3705746510955" calcext:value-type="float">
            <text:p>-57.3705746510955</text:p>
          </table:table-cell>
          <table:table-cell table:formula="of:=([.$C$5]-([.F514]-[.$C$2]))/[.$C$6]" office:value-type="float" office:value="2.03705746510955" calcext:value-type="float">
            <text:p>2.03705746510955</text:p>
          </table:table-cell>
          <table:table-cell table:formula="of:=IF([.F514]&lt;[.$C$3];[.F514];20)" office:value-type="float" office:value="-57.3705746510955" calcext:value-type="float">
            <text:p>-57.3705746510955</text:p>
          </table:table-cell>
        </table:table-row>
        <table:table-row table:style-name="ro1">
          <table:table-cell table:number-columns-repeated="4"/>
          <table:table-cell office:value-type="float" office:value="51.3" calcext:value-type="float">
            <text:p>51.3</text:p>
          </table:table-cell>
          <table:table-cell table:formula="of:=IF([.F514]&gt;[.$C$3];[.$C$4];[.F514]+0.1*[.G514])" office:value-type="float" office:value="-57.1668689045845" calcext:value-type="float">
            <text:p>-57.1668689045845</text:p>
          </table:table-cell>
          <table:table-cell table:formula="of:=([.$C$5]-([.F515]-[.$C$2]))/[.$C$6]" office:value-type="float" office:value="2.01668689045845" calcext:value-type="float">
            <text:p>2.01668689045845</text:p>
          </table:table-cell>
          <table:table-cell table:formula="of:=IF([.F515]&lt;[.$C$3];[.F515];20)" office:value-type="float" office:value="-57.1668689045845" calcext:value-type="float">
            <text:p>-57.1668689045845</text:p>
          </table:table-cell>
        </table:table-row>
        <table:table-row table:style-name="ro1">
          <table:table-cell table:number-columns-repeated="4"/>
          <table:table-cell office:value-type="float" office:value="51.4" calcext:value-type="float">
            <text:p>51.4</text:p>
          </table:table-cell>
          <table:table-cell table:formula="of:=IF([.F515]&gt;[.$C$3];[.$C$4];[.F515]+0.1*[.G515])" office:value-type="float" office:value="-56.9652002155387" calcext:value-type="float">
            <text:p>-56.9652002155387</text:p>
          </table:table-cell>
          <table:table-cell table:formula="of:=([.$C$5]-([.F516]-[.$C$2]))/[.$C$6]" office:value-type="float" office:value="1.99652002155387" calcext:value-type="float">
            <text:p>1.99652002155387</text:p>
          </table:table-cell>
          <table:table-cell table:formula="of:=IF([.F516]&lt;[.$C$3];[.F516];20)" office:value-type="float" office:value="-56.9652002155387" calcext:value-type="float">
            <text:p>-56.9652002155387</text:p>
          </table:table-cell>
        </table:table-row>
        <table:table-row table:style-name="ro1">
          <table:table-cell table:number-columns-repeated="4"/>
          <table:table-cell office:value-type="float" office:value="51.5" calcext:value-type="float">
            <text:p>51.5</text:p>
          </table:table-cell>
          <table:table-cell table:formula="of:=IF([.F516]&gt;[.$C$3];[.$C$4];[.F516]+0.1*[.G516])" office:value-type="float" office:value="-56.7655482133833" calcext:value-type="float">
            <text:p>-56.7655482133833</text:p>
          </table:table-cell>
          <table:table-cell table:formula="of:=([.$C$5]-([.F517]-[.$C$2]))/[.$C$6]" office:value-type="float" office:value="1.97655482133833" calcext:value-type="float">
            <text:p>1.97655482133833</text:p>
          </table:table-cell>
          <table:table-cell table:formula="of:=IF([.F517]&lt;[.$C$3];[.F517];20)" office:value-type="float" office:value="-56.7655482133833" calcext:value-type="float">
            <text:p>-56.7655482133833</text:p>
          </table:table-cell>
        </table:table-row>
        <table:table-row table:style-name="ro1">
          <table:table-cell table:number-columns-repeated="4"/>
          <table:table-cell office:value-type="float" office:value="51.6" calcext:value-type="float">
            <text:p>51.6</text:p>
          </table:table-cell>
          <table:table-cell table:formula="of:=IF([.F517]&gt;[.$C$3];[.$C$4];[.F517]+0.1*[.G517])" office:value-type="float" office:value="-56.5678927312495" calcext:value-type="float">
            <text:p>-56.5678927312495</text:p>
          </table:table-cell>
          <table:table-cell table:formula="of:=([.$C$5]-([.F518]-[.$C$2]))/[.$C$6]" office:value-type="float" office:value="1.95678927312495" calcext:value-type="float">
            <text:p>1.95678927312495</text:p>
          </table:table-cell>
          <table:table-cell table:formula="of:=IF([.F518]&lt;[.$C$3];[.F518];20)" office:value-type="float" office:value="-56.5678927312495" calcext:value-type="float">
            <text:p>-56.5678927312495</text:p>
          </table:table-cell>
        </table:table-row>
        <table:table-row table:style-name="ro1">
          <table:table-cell table:number-columns-repeated="4"/>
          <table:table-cell office:value-type="float" office:value="51.7" calcext:value-type="float">
            <text:p>51.7</text:p>
          </table:table-cell>
          <table:table-cell table:formula="of:=IF([.F518]&gt;[.$C$3];[.$C$4];[.F518]+0.1*[.G518])" office:value-type="float" office:value="-56.372213803937" calcext:value-type="float">
            <text:p>-56.372213803937</text:p>
          </table:table-cell>
          <table:table-cell table:formula="of:=([.$C$5]-([.F519]-[.$C$2]))/[.$C$6]" office:value-type="float" office:value="1.9372213803937" calcext:value-type="float">
            <text:p>1.9372213803937</text:p>
          </table:table-cell>
          <table:table-cell table:formula="of:=IF([.F519]&lt;[.$C$3];[.F519];20)" office:value-type="float" office:value="-56.372213803937" calcext:value-type="float">
            <text:p>-56.372213803937</text:p>
          </table:table-cell>
        </table:table-row>
        <table:table-row table:style-name="ro1">
          <table:table-cell table:number-columns-repeated="4"/>
          <table:table-cell office:value-type="float" office:value="51.8" calcext:value-type="float">
            <text:p>51.8</text:p>
          </table:table-cell>
          <table:table-cell table:formula="of:=IF([.F519]&gt;[.$C$3];[.$C$4];[.F519]+0.1*[.G519])" office:value-type="float" office:value="-56.1784916658976" calcext:value-type="float">
            <text:p>-56.1784916658976</text:p>
          </table:table-cell>
          <table:table-cell table:formula="of:=([.$C$5]-([.F520]-[.$C$2]))/[.$C$6]" office:value-type="float" office:value="1.91784916658976" calcext:value-type="float">
            <text:p>1.91784916658976</text:p>
          </table:table-cell>
          <table:table-cell table:formula="of:=IF([.F520]&lt;[.$C$3];[.F520];20)" office:value-type="float" office:value="-56.1784916658976" calcext:value-type="float">
            <text:p>-56.1784916658976</text:p>
          </table:table-cell>
        </table:table-row>
        <table:table-row table:style-name="ro1">
          <table:table-cell table:number-columns-repeated="4"/>
          <table:table-cell office:value-type="float" office:value="51.9" calcext:value-type="float">
            <text:p>51.9</text:p>
          </table:table-cell>
          <table:table-cell table:formula="of:=IF([.F520]&gt;[.$C$3];[.$C$4];[.F520]+0.1*[.G520])" office:value-type="float" office:value="-55.9867067492386" calcext:value-type="float">
            <text:p>-55.9867067492386</text:p>
          </table:table-cell>
          <table:table-cell table:formula="of:=([.$C$5]-([.F521]-[.$C$2]))/[.$C$6]" office:value-type="float" office:value="1.89867067492386" calcext:value-type="float">
            <text:p>1.89867067492386</text:p>
          </table:table-cell>
          <table:table-cell table:formula="of:=IF([.F521]&lt;[.$C$3];[.F521];20)" office:value-type="float" office:value="-55.9867067492386" calcext:value-type="float">
            <text:p>-55.9867067492386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IF([.F521]&gt;[.$C$3];[.$C$4];[.F521]+0.1*[.G521])" office:value-type="float" office:value="-55.7968396817463" calcext:value-type="float">
            <text:p>-55.7968396817463</text:p>
          </table:table-cell>
          <table:table-cell table:formula="of:=([.$C$5]-([.F522]-[.$C$2]))/[.$C$6]" office:value-type="float" office:value="1.87968396817463" calcext:value-type="float">
            <text:p>1.87968396817463</text:p>
          </table:table-cell>
          <table:table-cell table:formula="of:=IF([.F522]&lt;[.$C$3];[.F522];20)" office:value-type="float" office:value="-55.7968396817463" calcext:value-type="float">
            <text:p>-55.7968396817463</text:p>
          </table:table-cell>
        </table:table-row>
        <table:table-row table:style-name="ro1">
          <table:table-cell table:number-columns-repeated="4"/>
          <table:table-cell office:value-type="float" office:value="52.1" calcext:value-type="float">
            <text:p>52.1</text:p>
          </table:table-cell>
          <table:table-cell table:formula="of:=IF([.F522]&gt;[.$C$3];[.$C$4];[.F522]+0.1*[.G522])" office:value-type="float" office:value="-55.6088712849288" calcext:value-type="float">
            <text:p>-55.6088712849288</text:p>
          </table:table-cell>
          <table:table-cell table:formula="of:=([.$C$5]-([.F523]-[.$C$2]))/[.$C$6]" office:value-type="float" office:value="1.86088712849288" calcext:value-type="float">
            <text:p>1.86088712849288</text:p>
          </table:table-cell>
          <table:table-cell table:formula="of:=IF([.F523]&lt;[.$C$3];[.F523];20)" office:value-type="float" office:value="-55.6088712849288" calcext:value-type="float">
            <text:p>-55.6088712849288</text:p>
          </table:table-cell>
        </table:table-row>
        <table:table-row table:style-name="ro1">
          <table:table-cell table:number-columns-repeated="4"/>
          <table:table-cell office:value-type="float" office:value="52.2" calcext:value-type="float">
            <text:p>52.2</text:p>
          </table:table-cell>
          <table:table-cell table:formula="of:=IF([.F523]&gt;[.$C$3];[.$C$4];[.F523]+0.1*[.G523])" office:value-type="float" office:value="-55.4227825720795" calcext:value-type="float">
            <text:p>-55.4227825720795</text:p>
          </table:table-cell>
          <table:table-cell table:formula="of:=([.$C$5]-([.F524]-[.$C$2]))/[.$C$6]" office:value-type="float" office:value="1.84227825720795" calcext:value-type="float">
            <text:p>1.84227825720795</text:p>
          </table:table-cell>
          <table:table-cell table:formula="of:=IF([.F524]&lt;[.$C$3];[.F524];20)" office:value-type="float" office:value="-55.4227825720795" calcext:value-type="float">
            <text:p>-55.4227825720795</text:p>
          </table:table-cell>
        </table:table-row>
        <table:table-row table:style-name="ro1">
          <table:table-cell table:number-columns-repeated="4"/>
          <table:table-cell office:value-type="float" office:value="52.3" calcext:value-type="float">
            <text:p>52.3</text:p>
          </table:table-cell>
          <table:table-cell table:formula="of:=IF([.F524]&gt;[.$C$3];[.$C$4];[.F524]+0.1*[.G524])" office:value-type="float" office:value="-55.2385547463587" calcext:value-type="float">
            <text:p>-55.2385547463587</text:p>
          </table:table-cell>
          <table:table-cell table:formula="of:=([.$C$5]-([.F525]-[.$C$2]))/[.$C$6]" office:value-type="float" office:value="1.82385547463587" calcext:value-type="float">
            <text:p>1.82385547463587</text:p>
          </table:table-cell>
          <table:table-cell table:formula="of:=IF([.F525]&lt;[.$C$3];[.F525];20)" office:value-type="float" office:value="-55.2385547463587" calcext:value-type="float">
            <text:p>-55.2385547463587</text:p>
          </table:table-cell>
        </table:table-row>
        <table:table-row table:style-name="ro1">
          <table:table-cell table:number-columns-repeated="4"/>
          <table:table-cell office:value-type="float" office:value="52.4" calcext:value-type="float">
            <text:p>52.4</text:p>
          </table:table-cell>
          <table:table-cell table:formula="of:=IF([.F525]&gt;[.$C$3];[.$C$4];[.F525]+0.1*[.G525])" office:value-type="float" office:value="-55.0561691988951" calcext:value-type="float">
            <text:p>-55.0561691988951</text:p>
          </table:table-cell>
          <table:table-cell table:formula="of:=([.$C$5]-([.F526]-[.$C$2]))/[.$C$6]" office:value-type="float" office:value="1.80561691988951" calcext:value-type="float">
            <text:p>1.80561691988951</text:p>
          </table:table-cell>
          <table:table-cell table:formula="of:=IF([.F526]&lt;[.$C$3];[.F526];20)" office:value-type="float" office:value="-55.0561691988951" calcext:value-type="float">
            <text:p>-55.0561691988951</text:p>
          </table:table-cell>
        </table:table-row>
        <table:table-row table:style-name="ro1">
          <table:table-cell table:number-columns-repeated="4"/>
          <table:table-cell office:value-type="float" office:value="52.5" calcext:value-type="float">
            <text:p>52.5</text:p>
          </table:table-cell>
          <table:table-cell table:formula="of:=IF([.F526]&gt;[.$C$3];[.$C$4];[.F526]+0.1*[.G526])" office:value-type="float" office:value="-54.8756075069062" calcext:value-type="float">
            <text:p>-54.8756075069062</text:p>
          </table:table-cell>
          <table:table-cell table:formula="of:=([.$C$5]-([.F527]-[.$C$2]))/[.$C$6]" office:value-type="float" office:value="1.78756075069062" calcext:value-type="float">
            <text:p>1.78756075069062</text:p>
          </table:table-cell>
          <table:table-cell table:formula="of:=IF([.F527]&lt;[.$C$3];[.F527];20)" office:value-type="float" office:value="-54.8756075069062" calcext:value-type="float">
            <text:p>-54.8756075069062</text:p>
          </table:table-cell>
        </table:table-row>
        <table:table-row table:style-name="ro1">
          <table:table-cell table:number-columns-repeated="4"/>
          <table:table-cell office:value-type="float" office:value="52.6" calcext:value-type="float">
            <text:p>52.6</text:p>
          </table:table-cell>
          <table:table-cell table:formula="of:=IF([.F527]&gt;[.$C$3];[.$C$4];[.F527]+0.1*[.G527])" office:value-type="float" office:value="-54.6968514318371" calcext:value-type="float">
            <text:p>-54.6968514318371</text:p>
          </table:table-cell>
          <table:table-cell table:formula="of:=([.$C$5]-([.F528]-[.$C$2]))/[.$C$6]" office:value-type="float" office:value="1.76968514318371" calcext:value-type="float">
            <text:p>1.76968514318371</text:p>
          </table:table-cell>
          <table:table-cell table:formula="of:=IF([.F528]&lt;[.$C$3];[.F528];20)" office:value-type="float" office:value="-54.6968514318371" calcext:value-type="float">
            <text:p>-54.6968514318371</text:p>
          </table:table-cell>
        </table:table-row>
        <table:table-row table:style-name="ro1">
          <table:table-cell table:number-columns-repeated="4"/>
          <table:table-cell office:value-type="float" office:value="52.7" calcext:value-type="float">
            <text:p>52.7</text:p>
          </table:table-cell>
          <table:table-cell table:formula="of:=IF([.F528]&gt;[.$C$3];[.$C$4];[.F528]+0.1*[.G528])" office:value-type="float" office:value="-54.5198829175187" calcext:value-type="float">
            <text:p>-54.5198829175187</text:p>
          </table:table-cell>
          <table:table-cell table:formula="of:=([.$C$5]-([.F529]-[.$C$2]))/[.$C$6]" office:value-type="float" office:value="1.75198829175187" calcext:value-type="float">
            <text:p>1.75198829175187</text:p>
          </table:table-cell>
          <table:table-cell table:formula="of:=IF([.F529]&lt;[.$C$3];[.F529];20)" office:value-type="float" office:value="-54.5198829175187" calcext:value-type="float">
            <text:p>-54.5198829175187</text:p>
          </table:table-cell>
        </table:table-row>
        <table:table-row table:style-name="ro1">
          <table:table-cell table:number-columns-repeated="4"/>
          <table:table-cell office:value-type="float" office:value="52.8" calcext:value-type="float">
            <text:p>52.8</text:p>
          </table:table-cell>
          <table:table-cell table:formula="of:=IF([.F529]&gt;[.$C$3];[.$C$4];[.F529]+0.1*[.G529])" office:value-type="float" office:value="-54.3446840883435" calcext:value-type="float">
            <text:p>-54.3446840883435</text:p>
          </table:table-cell>
          <table:table-cell table:formula="of:=([.$C$5]-([.F530]-[.$C$2]))/[.$C$6]" office:value-type="float" office:value="1.73446840883435" calcext:value-type="float">
            <text:p>1.73446840883435</text:p>
          </table:table-cell>
          <table:table-cell table:formula="of:=IF([.F530]&lt;[.$C$3];[.F530];20)" office:value-type="float" office:value="-54.3446840883435" calcext:value-type="float">
            <text:p>-54.3446840883435</text:p>
          </table:table-cell>
        </table:table-row>
        <table:table-row table:style-name="ro1">
          <table:table-cell table:number-columns-repeated="4"/>
          <table:table-cell office:value-type="float" office:value="52.9" calcext:value-type="float">
            <text:p>52.9</text:p>
          </table:table-cell>
          <table:table-cell table:formula="of:=IF([.F530]&gt;[.$C$3];[.$C$4];[.F530]+0.1*[.G530])" office:value-type="float" office:value="-54.1712372474601" calcext:value-type="float">
            <text:p>-54.1712372474601</text:p>
          </table:table-cell>
          <table:table-cell table:formula="of:=([.$C$5]-([.F531]-[.$C$2]))/[.$C$6]" office:value-type="float" office:value="1.71712372474601" calcext:value-type="float">
            <text:p>1.71712372474601</text:p>
          </table:table-cell>
          <table:table-cell table:formula="of:=IF([.F531]&lt;[.$C$3];[.F531];20)" office:value-type="float" office:value="-54.1712372474601" calcext:value-type="float">
            <text:p>-54.1712372474601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formula="of:=IF([.F531]&gt;[.$C$3];[.$C$4];[.F531]+0.1*[.G531])" office:value-type="float" office:value="-53.9995248749855" calcext:value-type="float">
            <text:p>-53.9995248749855</text:p>
          </table:table-cell>
          <table:table-cell table:formula="of:=([.$C$5]-([.F532]-[.$C$2]))/[.$C$6]" office:value-type="float" office:value="1.69995248749855" calcext:value-type="float">
            <text:p>1.69995248749855</text:p>
          </table:table-cell>
          <table:table-cell table:formula="of:=IF([.F532]&lt;[.$C$3];[.F532];20)" office:value-type="float" office:value="-53.9995248749855" calcext:value-type="float">
            <text:p>-53.9995248749855</text:p>
          </table:table-cell>
        </table:table-row>
        <table:table-row table:style-name="ro1">
          <table:table-cell table:number-columns-repeated="4"/>
          <table:table-cell office:value-type="float" office:value="53.1" calcext:value-type="float">
            <text:p>53.1</text:p>
          </table:table-cell>
          <table:table-cell table:formula="of:=IF([.F532]&gt;[.$C$3];[.$C$4];[.F532]+0.1*[.G532])" office:value-type="float" office:value="-53.8295296262357" calcext:value-type="float">
            <text:p>-53.8295296262357</text:p>
          </table:table-cell>
          <table:table-cell table:formula="of:=([.$C$5]-([.F533]-[.$C$2]))/[.$C$6]" office:value-type="float" office:value="1.68295296262357" calcext:value-type="float">
            <text:p>1.68295296262357</text:p>
          </table:table-cell>
          <table:table-cell table:formula="of:=IF([.F533]&lt;[.$C$3];[.F533];20)" office:value-type="float" office:value="-53.8295296262357" calcext:value-type="float">
            <text:p>-53.8295296262357</text:p>
          </table:table-cell>
        </table:table-row>
        <table:table-row table:style-name="ro1">
          <table:table-cell table:number-columns-repeated="4"/>
          <table:table-cell office:value-type="float" office:value="53.2" calcext:value-type="float">
            <text:p>53.2</text:p>
          </table:table-cell>
          <table:table-cell table:formula="of:=IF([.F533]&gt;[.$C$3];[.$C$4];[.F533]+0.1*[.G533])" office:value-type="float" office:value="-53.6612343299733" calcext:value-type="float">
            <text:p>-53.6612343299733</text:p>
          </table:table-cell>
          <table:table-cell table:formula="of:=([.$C$5]-([.F534]-[.$C$2]))/[.$C$6]" office:value-type="float" office:value="1.66612343299733" calcext:value-type="float">
            <text:p>1.66612343299733</text:p>
          </table:table-cell>
          <table:table-cell table:formula="of:=IF([.F534]&lt;[.$C$3];[.F534];20)" office:value-type="float" office:value="-53.6612343299733" calcext:value-type="float">
            <text:p>-53.6612343299733</text:p>
          </table:table-cell>
        </table:table-row>
        <table:table-row table:style-name="ro1">
          <table:table-cell table:number-columns-repeated="4"/>
          <table:table-cell office:value-type="float" office:value="53.3" calcext:value-type="float">
            <text:p>53.3</text:p>
          </table:table-cell>
          <table:table-cell table:formula="of:=IF([.F534]&gt;[.$C$3];[.$C$4];[.F534]+0.1*[.G534])" office:value-type="float" office:value="-53.4946219866736" calcext:value-type="float">
            <text:p>-53.4946219866736</text:p>
          </table:table-cell>
          <table:table-cell table:formula="of:=([.$C$5]-([.F535]-[.$C$2]))/[.$C$6]" office:value-type="float" office:value="1.64946219866736" calcext:value-type="float">
            <text:p>1.64946219866736</text:p>
          </table:table-cell>
          <table:table-cell table:formula="of:=IF([.F535]&lt;[.$C$3];[.F535];20)" office:value-type="float" office:value="-53.4946219866736" calcext:value-type="float">
            <text:p>-53.4946219866736</text:p>
          </table:table-cell>
        </table:table-row>
        <table:table-row table:style-name="ro1">
          <table:table-cell table:number-columns-repeated="4"/>
          <table:table-cell office:value-type="float" office:value="53.4" calcext:value-type="float">
            <text:p>53.4</text:p>
          </table:table-cell>
          <table:table-cell table:formula="of:=IF([.F535]&gt;[.$C$3];[.$C$4];[.F535]+0.1*[.G535])" office:value-type="float" office:value="-53.3296757668068" calcext:value-type="float">
            <text:p>-53.3296757668068</text:p>
          </table:table-cell>
          <table:table-cell table:formula="of:=([.$C$5]-([.F536]-[.$C$2]))/[.$C$6]" office:value-type="float" office:value="1.63296757668068" calcext:value-type="float">
            <text:p>1.63296757668068</text:p>
          </table:table-cell>
          <table:table-cell table:formula="of:=IF([.F536]&lt;[.$C$3];[.F536];20)" office:value-type="float" office:value="-53.3296757668068" calcext:value-type="float">
            <text:p>-53.3296757668068</text:p>
          </table:table-cell>
        </table:table-row>
        <table:table-row table:style-name="ro1">
          <table:table-cell table:number-columns-repeated="4"/>
          <table:table-cell office:value-type="float" office:value="53.5" calcext:value-type="float">
            <text:p>53.5</text:p>
          </table:table-cell>
          <table:table-cell table:formula="of:=IF([.F536]&gt;[.$C$3];[.$C$4];[.F536]+0.1*[.G536])" office:value-type="float" office:value="-53.1663790091388" calcext:value-type="float">
            <text:p>-53.1663790091388</text:p>
          </table:table-cell>
          <table:table-cell table:formula="of:=([.$C$5]-([.F537]-[.$C$2]))/[.$C$6]" office:value-type="float" office:value="1.61663790091388" calcext:value-type="float">
            <text:p>1.61663790091388</text:p>
          </table:table-cell>
          <table:table-cell table:formula="of:=IF([.F537]&lt;[.$C$3];[.F537];20)" office:value-type="float" office:value="-53.1663790091388" calcext:value-type="float">
            <text:p>-53.1663790091388</text:p>
          </table:table-cell>
        </table:table-row>
        <table:table-row table:style-name="ro1">
          <table:table-cell table:number-columns-repeated="4"/>
          <table:table-cell office:value-type="float" office:value="53.6" calcext:value-type="float">
            <text:p>53.6</text:p>
          </table:table-cell>
          <table:table-cell table:formula="of:=IF([.F537]&gt;[.$C$3];[.$C$4];[.F537]+0.1*[.G537])" office:value-type="float" office:value="-53.0047152190474" calcext:value-type="float">
            <text:p>-53.0047152190474</text:p>
          </table:table-cell>
          <table:table-cell table:formula="of:=([.$C$5]-([.F538]-[.$C$2]))/[.$C$6]" office:value-type="float" office:value="1.60047152190474" calcext:value-type="float">
            <text:p>1.60047152190474</text:p>
          </table:table-cell>
          <table:table-cell table:formula="of:=IF([.F538]&lt;[.$C$3];[.F538];20)" office:value-type="float" office:value="-53.0047152190474" calcext:value-type="float">
            <text:p>-53.0047152190474</text:p>
          </table:table-cell>
        </table:table-row>
        <table:table-row table:style-name="ro1">
          <table:table-cell table:number-columns-repeated="4"/>
          <table:table-cell office:value-type="float" office:value="53.7" calcext:value-type="float">
            <text:p>53.7</text:p>
          </table:table-cell>
          <table:table-cell table:formula="of:=IF([.F538]&gt;[.$C$3];[.$C$4];[.F538]+0.1*[.G538])" office:value-type="float" office:value="-52.8446680668569" calcext:value-type="float">
            <text:p>-52.8446680668569</text:p>
          </table:table-cell>
          <table:table-cell table:formula="of:=([.$C$5]-([.F539]-[.$C$2]))/[.$C$6]" office:value-type="float" office:value="1.58446680668569" calcext:value-type="float">
            <text:p>1.58446680668569</text:p>
          </table:table-cell>
          <table:table-cell table:formula="of:=IF([.F539]&lt;[.$C$3];[.F539];20)" office:value-type="float" office:value="-52.8446680668569" calcext:value-type="float">
            <text:p>-52.8446680668569</text:p>
          </table:table-cell>
        </table:table-row>
        <table:table-row table:style-name="ro1">
          <table:table-cell table:number-columns-repeated="4"/>
          <table:table-cell office:value-type="float" office:value="53.8" calcext:value-type="float">
            <text:p>53.8</text:p>
          </table:table-cell>
          <table:table-cell table:formula="of:=IF([.F539]&gt;[.$C$3];[.$C$4];[.F539]+0.1*[.G539])" office:value-type="float" office:value="-52.6862213861883" calcext:value-type="float">
            <text:p>-52.6862213861883</text:p>
          </table:table-cell>
          <table:table-cell table:formula="of:=([.$C$5]-([.F540]-[.$C$2]))/[.$C$6]" office:value-type="float" office:value="1.56862213861883" calcext:value-type="float">
            <text:p>1.56862213861883</text:p>
          </table:table-cell>
          <table:table-cell table:formula="of:=IF([.F540]&lt;[.$C$3];[.F540];20)" office:value-type="float" office:value="-52.6862213861883" calcext:value-type="float">
            <text:p>-52.6862213861883</text:p>
          </table:table-cell>
        </table:table-row>
        <table:table-row table:style-name="ro1">
          <table:table-cell table:number-columns-repeated="4"/>
          <table:table-cell office:value-type="float" office:value="53.9" calcext:value-type="float">
            <text:p>53.9</text:p>
          </table:table-cell>
          <table:table-cell table:formula="of:=IF([.F540]&gt;[.$C$3];[.$C$4];[.F540]+0.1*[.G540])" office:value-type="float" office:value="-52.5293591723264" calcext:value-type="float">
            <text:p>-52.5293591723264</text:p>
          </table:table-cell>
          <table:table-cell table:formula="of:=([.$C$5]-([.F541]-[.$C$2]))/[.$C$6]" office:value-type="float" office:value="1.55293591723264" calcext:value-type="float">
            <text:p>1.55293591723264</text:p>
          </table:table-cell>
          <table:table-cell table:formula="of:=IF([.F541]&lt;[.$C$3];[.F541];20)" office:value-type="float" office:value="-52.5293591723264" calcext:value-type="float">
            <text:p>-52.529359172326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formula="of:=IF([.F541]&gt;[.$C$3];[.$C$4];[.F541]+0.1*[.G541])" office:value-type="float" office:value="-52.3740655806032" calcext:value-type="float">
            <text:p>-52.3740655806032</text:p>
          </table:table-cell>
          <table:table-cell table:formula="of:=([.$C$5]-([.F542]-[.$C$2]))/[.$C$6]" office:value-type="float" office:value="1.53740655806032" calcext:value-type="float">
            <text:p>1.53740655806032</text:p>
          </table:table-cell>
          <table:table-cell table:formula="of:=IF([.F542]&lt;[.$C$3];[.F542];20)" office:value-type="float" office:value="-52.3740655806032" calcext:value-type="float">
            <text:p>-52.3740655806032</text:p>
          </table:table-cell>
        </table:table-row>
        <table:table-row table:style-name="ro1">
          <table:table-cell table:number-columns-repeated="4"/>
          <table:table-cell office:value-type="float" office:value="54.1" calcext:value-type="float">
            <text:p>54.1</text:p>
          </table:table-cell>
          <table:table-cell table:formula="of:=IF([.F542]&gt;[.$C$3];[.$C$4];[.F542]+0.1*[.G542])" office:value-type="float" office:value="-52.2203249247971" calcext:value-type="float">
            <text:p>-52.2203249247971</text:p>
          </table:table-cell>
          <table:table-cell table:formula="of:=([.$C$5]-([.F543]-[.$C$2]))/[.$C$6]" office:value-type="float" office:value="1.52203249247971" calcext:value-type="float">
            <text:p>1.52203249247971</text:p>
          </table:table-cell>
          <table:table-cell table:formula="of:=IF([.F543]&lt;[.$C$3];[.F543];20)" office:value-type="float" office:value="-52.2203249247971" calcext:value-type="float">
            <text:p>-52.2203249247971</text:p>
          </table:table-cell>
        </table:table-row>
        <table:table-row table:style-name="ro1">
          <table:table-cell table:number-columns-repeated="4"/>
          <table:table-cell office:value-type="float" office:value="54.2" calcext:value-type="float">
            <text:p>54.2</text:p>
          </table:table-cell>
          <table:table-cell table:formula="of:=IF([.F543]&gt;[.$C$3];[.$C$4];[.F543]+0.1*[.G543])" office:value-type="float" office:value="-52.0681216755492" calcext:value-type="float">
            <text:p>-52.0681216755492</text:p>
          </table:table-cell>
          <table:table-cell table:formula="of:=([.$C$5]-([.F544]-[.$C$2]))/[.$C$6]" office:value-type="float" office:value="1.50681216755492" calcext:value-type="float">
            <text:p>1.50681216755492</text:p>
          </table:table-cell>
          <table:table-cell table:formula="of:=IF([.F544]&lt;[.$C$3];[.F544];20)" office:value-type="float" office:value="-52.0681216755492" calcext:value-type="float">
            <text:p>-52.0681216755492</text:p>
          </table:table-cell>
        </table:table-row>
        <table:table-row table:style-name="ro1">
          <table:table-cell table:number-columns-repeated="4"/>
          <table:table-cell office:value-type="float" office:value="54.3" calcext:value-type="float">
            <text:p>54.3</text:p>
          </table:table-cell>
          <table:table-cell table:formula="of:=IF([.F544]&gt;[.$C$3];[.$C$4];[.F544]+0.1*[.G544])" office:value-type="float" office:value="-51.9174404587937" calcext:value-type="float">
            <text:p>-51.9174404587937</text:p>
          </table:table-cell>
          <table:table-cell table:formula="of:=([.$C$5]-([.F545]-[.$C$2]))/[.$C$6]" office:value-type="float" office:value="1.49174404587937" calcext:value-type="float">
            <text:p>1.49174404587937</text:p>
          </table:table-cell>
          <table:table-cell table:formula="of:=IF([.F545]&lt;[.$C$3];[.F545];20)" office:value-type="float" office:value="-51.9174404587937" calcext:value-type="float">
            <text:p>-51.9174404587937</text:p>
          </table:table-cell>
        </table:table-row>
        <table:table-row table:style-name="ro1">
          <table:table-cell table:number-columns-repeated="4"/>
          <table:table-cell office:value-type="float" office:value="54.4" calcext:value-type="float">
            <text:p>54.4</text:p>
          </table:table-cell>
          <table:table-cell table:formula="of:=IF([.F545]&gt;[.$C$3];[.$C$4];[.F545]+0.1*[.G545])" office:value-type="float" office:value="-51.7682660542057" calcext:value-type="float">
            <text:p>-51.7682660542057</text:p>
          </table:table-cell>
          <table:table-cell table:formula="of:=([.$C$5]-([.F546]-[.$C$2]))/[.$C$6]" office:value-type="float" office:value="1.47682660542057" calcext:value-type="float">
            <text:p>1.47682660542057</text:p>
          </table:table-cell>
          <table:table-cell table:formula="of:=IF([.F546]&lt;[.$C$3];[.F546];20)" office:value-type="float" office:value="-51.7682660542057" calcext:value-type="float">
            <text:p>-51.7682660542057</text:p>
          </table:table-cell>
        </table:table-row>
        <table:table-row table:style-name="ro1">
          <table:table-cell table:number-columns-repeated="4"/>
          <table:table-cell office:value-type="float" office:value="54.5" calcext:value-type="float">
            <text:p>54.5</text:p>
          </table:table-cell>
          <table:table-cell table:formula="of:=IF([.F546]&gt;[.$C$3];[.$C$4];[.F546]+0.1*[.G546])" office:value-type="float" office:value="-51.6205833936637" calcext:value-type="float">
            <text:p>-51.6205833936637</text:p>
          </table:table-cell>
          <table:table-cell table:formula="of:=([.$C$5]-([.F547]-[.$C$2]))/[.$C$6]" office:value-type="float" office:value="1.46205833936637" calcext:value-type="float">
            <text:p>1.46205833936637</text:p>
          </table:table-cell>
          <table:table-cell table:formula="of:=IF([.F547]&lt;[.$C$3];[.F547];20)" office:value-type="float" office:value="-51.6205833936637" calcext:value-type="float">
            <text:p>-51.6205833936637</text:p>
          </table:table-cell>
        </table:table-row>
        <table:table-row table:style-name="ro1">
          <table:table-cell table:number-columns-repeated="4"/>
          <table:table-cell office:value-type="float" office:value="54.6" calcext:value-type="float">
            <text:p>54.6</text:p>
          </table:table-cell>
          <table:table-cell table:formula="of:=IF([.F547]&gt;[.$C$3];[.$C$4];[.F547]+0.1*[.G547])" office:value-type="float" office:value="-51.4743775597271" calcext:value-type="float">
            <text:p>-51.4743775597271</text:p>
          </table:table-cell>
          <table:table-cell table:formula="of:=([.$C$5]-([.F548]-[.$C$2]))/[.$C$6]" office:value-type="float" office:value="1.44743775597271" calcext:value-type="float">
            <text:p>1.44743775597271</text:p>
          </table:table-cell>
          <table:table-cell table:formula="of:=IF([.F548]&lt;[.$C$3];[.F548];20)" office:value-type="float" office:value="-51.4743775597271" calcext:value-type="float">
            <text:p>-51.4743775597271</text:p>
          </table:table-cell>
        </table:table-row>
        <table:table-row table:style-name="ro1">
          <table:table-cell table:number-columns-repeated="4"/>
          <table:table-cell office:value-type="float" office:value="54.7" calcext:value-type="float">
            <text:p>54.7</text:p>
          </table:table-cell>
          <table:table-cell table:formula="of:=IF([.F548]&gt;[.$C$3];[.$C$4];[.F548]+0.1*[.G548])" office:value-type="float" office:value="-51.3296337841298" calcext:value-type="float">
            <text:p>-51.3296337841298</text:p>
          </table:table-cell>
          <table:table-cell table:formula="of:=([.$C$5]-([.F549]-[.$C$2]))/[.$C$6]" office:value-type="float" office:value="1.43296337841298" calcext:value-type="float">
            <text:p>1.43296337841298</text:p>
          </table:table-cell>
          <table:table-cell table:formula="of:=IF([.F549]&lt;[.$C$3];[.F549];20)" office:value-type="float" office:value="-51.3296337841298" calcext:value-type="float">
            <text:p>-51.3296337841298</text:p>
          </table:table-cell>
        </table:table-row>
        <table:table-row table:style-name="ro1">
          <table:table-cell table:number-columns-repeated="4"/>
          <table:table-cell office:value-type="float" office:value="54.8" calcext:value-type="float">
            <text:p>54.8</text:p>
          </table:table-cell>
          <table:table-cell table:formula="of:=IF([.F549]&gt;[.$C$3];[.$C$4];[.F549]+0.1*[.G549])" office:value-type="float" office:value="-51.1863374462885" calcext:value-type="float">
            <text:p>-51.1863374462885</text:p>
          </table:table-cell>
          <table:table-cell table:formula="of:=([.$C$5]-([.F550]-[.$C$2]))/[.$C$6]" office:value-type="float" office:value="1.41863374462885" calcext:value-type="float">
            <text:p>1.41863374462885</text:p>
          </table:table-cell>
          <table:table-cell table:formula="of:=IF([.F550]&lt;[.$C$3];[.F550];20)" office:value-type="float" office:value="-51.1863374462885" calcext:value-type="float">
            <text:p>-51.1863374462885</text:p>
          </table:table-cell>
        </table:table-row>
        <table:table-row table:style-name="ro1">
          <table:table-cell table:number-columns-repeated="4"/>
          <table:table-cell office:value-type="float" office:value="54.9" calcext:value-type="float">
            <text:p>54.9</text:p>
          </table:table-cell>
          <table:table-cell table:formula="of:=IF([.F550]&gt;[.$C$3];[.$C$4];[.F550]+0.1*[.G550])" office:value-type="float" office:value="-51.0444740718256" calcext:value-type="float">
            <text:p>-51.0444740718256</text:p>
          </table:table-cell>
          <table:table-cell table:formula="of:=([.$C$5]-([.F551]-[.$C$2]))/[.$C$6]" office:value-type="float" office:value="1.40444740718256" calcext:value-type="float">
            <text:p>1.40444740718256</text:p>
          </table:table-cell>
          <table:table-cell table:formula="of:=IF([.F551]&lt;[.$C$3];[.F551];20)" office:value-type="float" office:value="-51.0444740718256" calcext:value-type="float">
            <text:p>-51.0444740718256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IF([.F551]&gt;[.$C$3];[.$C$4];[.F551]+0.1*[.G551])" office:value-type="float" office:value="-50.9040293311073" calcext:value-type="float">
            <text:p>-50.9040293311073</text:p>
          </table:table-cell>
          <table:table-cell table:formula="of:=([.$C$5]-([.F552]-[.$C$2]))/[.$C$6]" office:value-type="float" office:value="1.39040293311073" calcext:value-type="float">
            <text:p>1.39040293311073</text:p>
          </table:table-cell>
          <table:table-cell table:formula="of:=IF([.F552]&lt;[.$C$3];[.F552];20)" office:value-type="float" office:value="-50.9040293311073" calcext:value-type="float">
            <text:p>-50.9040293311073</text:p>
          </table:table-cell>
        </table:table-row>
        <table:table-row table:style-name="ro1">
          <table:table-cell table:number-columns-repeated="4"/>
          <table:table-cell office:value-type="float" office:value="55.1" calcext:value-type="float">
            <text:p>55.1</text:p>
          </table:table-cell>
          <table:table-cell table:formula="of:=IF([.F552]&gt;[.$C$3];[.$C$4];[.F552]+0.1*[.G552])" office:value-type="float" office:value="-50.7649890377963" calcext:value-type="float">
            <text:p>-50.7649890377963</text:p>
          </table:table-cell>
          <table:table-cell table:formula="of:=([.$C$5]-([.F553]-[.$C$2]))/[.$C$6]" office:value-type="float" office:value="1.37649890377963" calcext:value-type="float">
            <text:p>1.37649890377963</text:p>
          </table:table-cell>
          <table:table-cell table:formula="of:=IF([.F553]&lt;[.$C$3];[.F553];20)" office:value-type="float" office:value="-50.7649890377963" calcext:value-type="float">
            <text:p>-50.7649890377963</text:p>
          </table:table-cell>
        </table:table-row>
        <table:table-row table:style-name="ro1">
          <table:table-cell table:number-columns-repeated="4"/>
          <table:table-cell office:value-type="float" office:value="55.2" calcext:value-type="float">
            <text:p>55.2</text:p>
          </table:table-cell>
          <table:table-cell table:formula="of:=IF([.F553]&gt;[.$C$3];[.$C$4];[.F553]+0.1*[.G553])" office:value-type="float" office:value="-50.6273391474183" calcext:value-type="float">
            <text:p>-50.6273391474183</text:p>
          </table:table-cell>
          <table:table-cell table:formula="of:=([.$C$5]-([.F554]-[.$C$2]))/[.$C$6]" office:value-type="float" office:value="1.36273391474183" calcext:value-type="float">
            <text:p>1.36273391474183</text:p>
          </table:table-cell>
          <table:table-cell table:formula="of:=IF([.F554]&lt;[.$C$3];[.F554];20)" office:value-type="float" office:value="-50.6273391474183" calcext:value-type="float">
            <text:p>-50.6273391474183</text:p>
          </table:table-cell>
        </table:table-row>
        <table:table-row table:style-name="ro1">
          <table:table-cell table:number-columns-repeated="4"/>
          <table:table-cell office:value-type="float" office:value="55.3" calcext:value-type="float">
            <text:p>55.3</text:p>
          </table:table-cell>
          <table:table-cell table:formula="of:=IF([.F554]&gt;[.$C$3];[.$C$4];[.F554]+0.1*[.G554])" office:value-type="float" office:value="-50.4910657559441" calcext:value-type="float">
            <text:p>-50.4910657559441</text:p>
          </table:table-cell>
          <table:table-cell table:formula="of:=([.$C$5]-([.F555]-[.$C$2]))/[.$C$6]" office:value-type="float" office:value="1.34910657559441" calcext:value-type="float">
            <text:p>1.34910657559441</text:p>
          </table:table-cell>
          <table:table-cell table:formula="of:=IF([.F555]&lt;[.$C$3];[.F555];20)" office:value-type="float" office:value="-50.4910657559441" calcext:value-type="float">
            <text:p>-50.4910657559441</text:p>
          </table:table-cell>
        </table:table-row>
        <table:table-row table:style-name="ro1">
          <table:table-cell table:number-columns-repeated="4"/>
          <table:table-cell office:value-type="float" office:value="55.4" calcext:value-type="float">
            <text:p>55.4</text:p>
          </table:table-cell>
          <table:table-cell table:formula="of:=IF([.F555]&gt;[.$C$3];[.$C$4];[.F555]+0.1*[.G555])" office:value-type="float" office:value="-50.3561550983847" calcext:value-type="float">
            <text:p>-50.3561550983847</text:p>
          </table:table-cell>
          <table:table-cell table:formula="of:=([.$C$5]-([.F556]-[.$C$2]))/[.$C$6]" office:value-type="float" office:value="1.33561550983847" calcext:value-type="float">
            <text:p>1.33561550983847</text:p>
          </table:table-cell>
          <table:table-cell table:formula="of:=IF([.F556]&lt;[.$C$3];[.F556];20)" office:value-type="float" office:value="-50.3561550983847" calcext:value-type="float">
            <text:p>-50.3561550983847</text:p>
          </table:table-cell>
        </table:table-row>
        <table:table-row table:style-name="ro1">
          <table:table-cell table:number-columns-repeated="4"/>
          <table:table-cell office:value-type="float" office:value="55.5" calcext:value-type="float">
            <text:p>55.5</text:p>
          </table:table-cell>
          <table:table-cell table:formula="of:=IF([.F556]&gt;[.$C$3];[.$C$4];[.F556]+0.1*[.G556])" office:value-type="float" office:value="-50.2225935474008" calcext:value-type="float">
            <text:p>-50.2225935474008</text:p>
          </table:table-cell>
          <table:table-cell table:formula="of:=([.$C$5]-([.F557]-[.$C$2]))/[.$C$6]" office:value-type="float" office:value="1.32225935474008" calcext:value-type="float">
            <text:p>1.32225935474008</text:p>
          </table:table-cell>
          <table:table-cell table:formula="of:=IF([.F557]&lt;[.$C$3];[.F557];20)" office:value-type="float" office:value="-50.2225935474008" calcext:value-type="float">
            <text:p>-50.2225935474008</text:p>
          </table:table-cell>
        </table:table-row>
        <table:table-row table:style-name="ro1">
          <table:table-cell table:number-columns-repeated="4"/>
          <table:table-cell office:value-type="float" office:value="55.6" calcext:value-type="float">
            <text:p>55.6</text:p>
          </table:table-cell>
          <table:table-cell table:formula="of:=IF([.F557]&gt;[.$C$3];[.$C$4];[.F557]+0.1*[.G557])" office:value-type="float" office:value="-50.0903676119268" calcext:value-type="float">
            <text:p>-50.0903676119268</text:p>
          </table:table-cell>
          <table:table-cell table:formula="of:=([.$C$5]-([.F558]-[.$C$2]))/[.$C$6]" office:value-type="float" office:value="1.30903676119268" calcext:value-type="float">
            <text:p>1.30903676119268</text:p>
          </table:table-cell>
          <table:table-cell table:formula="of:=IF([.F558]&lt;[.$C$3];[.F558];20)" office:value-type="float" office:value="-50.0903676119268" calcext:value-type="float">
            <text:p>-50.0903676119268</text:p>
          </table:table-cell>
        </table:table-row>
        <table:table-row table:style-name="ro1">
          <table:table-cell table:number-columns-repeated="4"/>
          <table:table-cell office:value-type="float" office:value="55.7" calcext:value-type="float">
            <text:p>55.7</text:p>
          </table:table-cell>
          <table:table-cell table:formula="of:=IF([.F558]&gt;[.$C$3];[.$C$4];[.F558]+0.1*[.G558])" office:value-type="float" office:value="-49.9594639358075" calcext:value-type="float">
            <text:p>-49.9594639358075</text:p>
          </table:table-cell>
          <table:table-cell table:formula="of:=([.$C$5]-([.F559]-[.$C$2]))/[.$C$6]" office:value-type="float" office:value="1.29594639358076" calcext:value-type="float">
            <text:p>1.29594639358076</text:p>
          </table:table-cell>
          <table:table-cell table:formula="of:=IF([.F559]&lt;[.$C$3];[.F559];20)" office:value-type="float" office:value="-49.9594639358075" calcext:value-type="float">
            <text:p>-49.9594639358075</text:p>
          </table:table-cell>
        </table:table-row>
        <table:table-row table:style-name="ro1">
          <table:table-cell table:number-columns-repeated="4"/>
          <table:table-cell office:value-type="float" office:value="55.8" calcext:value-type="float">
            <text:p>55.8</text:p>
          </table:table-cell>
          <table:table-cell table:formula="of:=IF([.F559]&gt;[.$C$3];[.$C$4];[.F559]+0.1*[.G559])" office:value-type="float" office:value="-49.8298692964495" calcext:value-type="float">
            <text:p>-49.8298692964495</text:p>
          </table:table-cell>
          <table:table-cell table:formula="of:=([.$C$5]-([.F560]-[.$C$2]))/[.$C$6]" office:value-type="float" office:value="1.28298692964495" calcext:value-type="float">
            <text:p>1.28298692964495</text:p>
          </table:table-cell>
          <table:table-cell table:formula="of:=IF([.F560]&lt;[.$C$3];[.F560];20)" office:value-type="float" office:value="-49.8298692964495" calcext:value-type="float">
            <text:p>-49.8298692964495</text:p>
          </table:table-cell>
        </table:table-row>
        <table:table-row table:style-name="ro1">
          <table:table-cell table:number-columns-repeated="4"/>
          <table:table-cell office:value-type="float" office:value="55.9" calcext:value-type="float">
            <text:p>55.9</text:p>
          </table:table-cell>
          <table:table-cell table:formula="of:=IF([.F560]&gt;[.$C$3];[.$C$4];[.F560]+0.1*[.G560])" office:value-type="float" office:value="-49.701570603485" calcext:value-type="float">
            <text:p>-49.701570603485</text:p>
          </table:table-cell>
          <table:table-cell table:formula="of:=([.$C$5]-([.F561]-[.$C$2]))/[.$C$6]" office:value-type="float" office:value="1.2701570603485" calcext:value-type="float">
            <text:p>1.2701570603485</text:p>
          </table:table-cell>
          <table:table-cell table:formula="of:=IF([.F561]&lt;[.$C$3];[.F561];20)" office:value-type="float" office:value="-49.701570603485" calcext:value-type="float">
            <text:p>-49.701570603485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formula="of:=IF([.F561]&gt;[.$C$3];[.$C$4];[.F561]+0.1*[.G561])" office:value-type="float" office:value="-49.5745548974501" calcext:value-type="float">
            <text:p>-49.5745548974501</text:p>
          </table:table-cell>
          <table:table-cell table:formula="of:=([.$C$5]-([.F562]-[.$C$2]))/[.$C$6]" office:value-type="float" office:value="1.25745548974501" calcext:value-type="float">
            <text:p>1.25745548974501</text:p>
          </table:table-cell>
          <table:table-cell table:formula="of:=IF([.F562]&lt;[.$C$3];[.F562];20)" office:value-type="float" office:value="-49.5745548974501" calcext:value-type="float">
            <text:p>-49.5745548974501</text:p>
          </table:table-cell>
        </table:table-row>
        <table:table-row table:style-name="ro1">
          <table:table-cell table:number-columns-repeated="4"/>
          <table:table-cell office:value-type="float" office:value="56.1" calcext:value-type="float">
            <text:p>56.1</text:p>
          </table:table-cell>
          <table:table-cell table:formula="of:=IF([.F562]&gt;[.$C$3];[.$C$4];[.F562]+0.1*[.G562])" office:value-type="float" office:value="-49.4488093484756" calcext:value-type="float">
            <text:p>-49.4488093484756</text:p>
          </table:table-cell>
          <table:table-cell table:formula="of:=([.$C$5]-([.F563]-[.$C$2]))/[.$C$6]" office:value-type="float" office:value="1.24488093484756" calcext:value-type="float">
            <text:p>1.24488093484756</text:p>
          </table:table-cell>
          <table:table-cell table:formula="of:=IF([.F563]&lt;[.$C$3];[.F563];20)" office:value-type="float" office:value="-49.4488093484756" calcext:value-type="float">
            <text:p>-49.4488093484756</text:p>
          </table:table-cell>
        </table:table-row>
        <table:table-row table:style-name="ro1">
          <table:table-cell table:number-columns-repeated="4"/>
          <table:table-cell office:value-type="float" office:value="56.2" calcext:value-type="float">
            <text:p>56.2</text:p>
          </table:table-cell>
          <table:table-cell table:formula="of:=IF([.F563]&gt;[.$C$3];[.$C$4];[.F563]+0.1*[.G563])" office:value-type="float" office:value="-49.3243212549909" calcext:value-type="float">
            <text:p>-49.3243212549909</text:p>
          </table:table-cell>
          <table:table-cell table:formula="of:=([.$C$5]-([.F564]-[.$C$2]))/[.$C$6]" office:value-type="float" office:value="1.23243212549909" calcext:value-type="float">
            <text:p>1.23243212549909</text:p>
          </table:table-cell>
          <table:table-cell table:formula="of:=IF([.F564]&lt;[.$C$3];[.F564];20)" office:value-type="float" office:value="-49.3243212549909" calcext:value-type="float">
            <text:p>-49.3243212549909</text:p>
          </table:table-cell>
        </table:table-row>
        <table:table-row table:style-name="ro1">
          <table:table-cell table:number-columns-repeated="4"/>
          <table:table-cell office:value-type="float" office:value="56.3" calcext:value-type="float">
            <text:p>56.3</text:p>
          </table:table-cell>
          <table:table-cell table:formula="of:=IF([.F564]&gt;[.$C$3];[.$C$4];[.F564]+0.1*[.G564])" office:value-type="float" office:value="-49.201078042441" calcext:value-type="float">
            <text:p>-49.201078042441</text:p>
          </table:table-cell>
          <table:table-cell table:formula="of:=([.$C$5]-([.F565]-[.$C$2]))/[.$C$6]" office:value-type="float" office:value="1.2201078042441" calcext:value-type="float">
            <text:p>1.2201078042441</text:p>
          </table:table-cell>
          <table:table-cell table:formula="of:=IF([.F565]&lt;[.$C$3];[.F565];20)" office:value-type="float" office:value="-49.201078042441" calcext:value-type="float">
            <text:p>-49.201078042441</text:p>
          </table:table-cell>
        </table:table-row>
        <table:table-row table:style-name="ro1">
          <table:table-cell table:number-columns-repeated="4"/>
          <table:table-cell office:value-type="float" office:value="56.4" calcext:value-type="float">
            <text:p>56.4</text:p>
          </table:table-cell>
          <table:table-cell table:formula="of:=IF([.F565]&gt;[.$C$3];[.$C$4];[.F565]+0.1*[.G565])" office:value-type="float" office:value="-49.0790672620166" calcext:value-type="float">
            <text:p>-49.0790672620166</text:p>
          </table:table-cell>
          <table:table-cell table:formula="of:=([.$C$5]-([.F566]-[.$C$2]))/[.$C$6]" office:value-type="float" office:value="1.20790672620166" calcext:value-type="float">
            <text:p>1.20790672620166</text:p>
          </table:table-cell>
          <table:table-cell table:formula="of:=IF([.F566]&lt;[.$C$3];[.F566];20)" office:value-type="float" office:value="-49.0790672620166" calcext:value-type="float">
            <text:p>-49.0790672620166</text:p>
          </table:table-cell>
        </table:table-row>
        <table:table-row table:style-name="ro1">
          <table:table-cell table:number-columns-repeated="4"/>
          <table:table-cell office:value-type="float" office:value="56.5" calcext:value-type="float">
            <text:p>56.5</text:p>
          </table:table-cell>
          <table:table-cell table:formula="of:=IF([.F566]&gt;[.$C$3];[.$C$4];[.F566]+0.1*[.G566])" office:value-type="float" office:value="-48.9582765893964" calcext:value-type="float">
            <text:p>-48.9582765893964</text:p>
          </table:table-cell>
          <table:table-cell table:formula="of:=([.$C$5]-([.F567]-[.$C$2]))/[.$C$6]" office:value-type="float" office:value="1.19582765893964" calcext:value-type="float">
            <text:p>1.19582765893964</text:p>
          </table:table-cell>
          <table:table-cell table:formula="of:=IF([.F567]&lt;[.$C$3];[.F567];20)" office:value-type="float" office:value="-48.9582765893964" calcext:value-type="float">
            <text:p>-48.9582765893964</text:p>
          </table:table-cell>
        </table:table-row>
        <table:table-row table:style-name="ro1">
          <table:table-cell table:number-columns-repeated="4"/>
          <table:table-cell office:value-type="float" office:value="56.6" calcext:value-type="float">
            <text:p>56.6</text:p>
          </table:table-cell>
          <table:table-cell table:formula="of:=IF([.F567]&gt;[.$C$3];[.$C$4];[.F567]+0.1*[.G567])" office:value-type="float" office:value="-48.8386938235024" calcext:value-type="float">
            <text:p>-48.8386938235024</text:p>
          </table:table-cell>
          <table:table-cell table:formula="of:=([.$C$5]-([.F568]-[.$C$2]))/[.$C$6]" office:value-type="float" office:value="1.18386938235024" calcext:value-type="float">
            <text:p>1.18386938235024</text:p>
          </table:table-cell>
          <table:table-cell table:formula="of:=IF([.F568]&lt;[.$C$3];[.F568];20)" office:value-type="float" office:value="-48.8386938235024" calcext:value-type="float">
            <text:p>-48.8386938235024</text:p>
          </table:table-cell>
        </table:table-row>
        <table:table-row table:style-name="ro1">
          <table:table-cell table:number-columns-repeated="4"/>
          <table:table-cell office:value-type="float" office:value="56.7" calcext:value-type="float">
            <text:p>56.7</text:p>
          </table:table-cell>
          <table:table-cell table:formula="of:=IF([.F568]&gt;[.$C$3];[.$C$4];[.F568]+0.1*[.G568])" office:value-type="float" office:value="-48.7203068852674" calcext:value-type="float">
            <text:p>-48.7203068852674</text:p>
          </table:table-cell>
          <table:table-cell table:formula="of:=([.$C$5]-([.F569]-[.$C$2]))/[.$C$6]" office:value-type="float" office:value="1.17203068852674" calcext:value-type="float">
            <text:p>1.17203068852674</text:p>
          </table:table-cell>
          <table:table-cell table:formula="of:=IF([.F569]&lt;[.$C$3];[.F569];20)" office:value-type="float" office:value="-48.7203068852674" calcext:value-type="float">
            <text:p>-48.7203068852674</text:p>
          </table:table-cell>
        </table:table-row>
        <table:table-row table:style-name="ro1">
          <table:table-cell table:number-columns-repeated="4"/>
          <table:table-cell office:value-type="float" office:value="56.8" calcext:value-type="float">
            <text:p>56.8</text:p>
          </table:table-cell>
          <table:table-cell table:formula="of:=IF([.F569]&gt;[.$C$3];[.$C$4];[.F569]+0.1*[.G569])" office:value-type="float" office:value="-48.6031038164147" calcext:value-type="float">
            <text:p>-48.6031038164147</text:p>
          </table:table-cell>
          <table:table-cell table:formula="of:=([.$C$5]-([.F570]-[.$C$2]))/[.$C$6]" office:value-type="float" office:value="1.16031038164147" calcext:value-type="float">
            <text:p>1.16031038164147</text:p>
          </table:table-cell>
          <table:table-cell table:formula="of:=IF([.F570]&lt;[.$C$3];[.F570];20)" office:value-type="float" office:value="-48.6031038164147" calcext:value-type="float">
            <text:p>-48.6031038164147</text:p>
          </table:table-cell>
        </table:table-row>
        <table:table-row table:style-name="ro1">
          <table:table-cell table:number-columns-repeated="4"/>
          <table:table-cell office:value-type="float" office:value="56.9" calcext:value-type="float">
            <text:p>56.9</text:p>
          </table:table-cell>
          <table:table-cell table:formula="of:=IF([.F570]&gt;[.$C$3];[.$C$4];[.F570]+0.1*[.G570])" office:value-type="float" office:value="-48.4870727782506" calcext:value-type="float">
            <text:p>-48.4870727782506</text:p>
          </table:table-cell>
          <table:table-cell table:formula="of:=([.$C$5]-([.F571]-[.$C$2]))/[.$C$6]" office:value-type="float" office:value="1.14870727782506" calcext:value-type="float">
            <text:p>1.14870727782506</text:p>
          </table:table-cell>
          <table:table-cell table:formula="of:=IF([.F571]&lt;[.$C$3];[.F571];20)" office:value-type="float" office:value="-48.4870727782506" calcext:value-type="float">
            <text:p>-48.4870727782506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formula="of:=IF([.F571]&gt;[.$C$3];[.$C$4];[.F571]+0.1*[.G571])" office:value-type="float" office:value="-48.3722020504681" calcext:value-type="float">
            <text:p>-48.3722020504681</text:p>
          </table:table-cell>
          <table:table-cell table:formula="of:=([.$C$5]-([.F572]-[.$C$2]))/[.$C$6]" office:value-type="float" office:value="1.13722020504681" calcext:value-type="float">
            <text:p>1.13722020504681</text:p>
          </table:table-cell>
          <table:table-cell table:formula="of:=IF([.F572]&lt;[.$C$3];[.F572];20)" office:value-type="float" office:value="-48.3722020504681" calcext:value-type="float">
            <text:p>-48.3722020504681</text:p>
          </table:table-cell>
        </table:table-row>
        <table:table-row table:style-name="ro1">
          <table:table-cell table:number-columns-repeated="4"/>
          <table:table-cell office:value-type="float" office:value="57.1" calcext:value-type="float">
            <text:p>57.1</text:p>
          </table:table-cell>
          <table:table-cell table:formula="of:=IF([.F572]&gt;[.$C$3];[.$C$4];[.F572]+0.1*[.G572])" office:value-type="float" office:value="-48.2584800299634" calcext:value-type="float">
            <text:p>-48.2584800299634</text:p>
          </table:table-cell>
          <table:table-cell table:formula="of:=([.$C$5]-([.F573]-[.$C$2]))/[.$C$6]" office:value-type="float" office:value="1.12584800299634" calcext:value-type="float">
            <text:p>1.12584800299634</text:p>
          </table:table-cell>
          <table:table-cell table:formula="of:=IF([.F573]&lt;[.$C$3];[.F573];20)" office:value-type="float" office:value="-48.2584800299634" calcext:value-type="float">
            <text:p>-48.2584800299634</text:p>
          </table:table-cell>
        </table:table-row>
        <table:table-row table:style-name="ro1">
          <table:table-cell table:number-columns-repeated="4"/>
          <table:table-cell office:value-type="float" office:value="57.2" calcext:value-type="float">
            <text:p>57.2</text:p>
          </table:table-cell>
          <table:table-cell table:formula="of:=IF([.F573]&gt;[.$C$3];[.$C$4];[.F573]+0.1*[.G573])" office:value-type="float" office:value="-48.1458952296638" calcext:value-type="float">
            <text:p>-48.1458952296638</text:p>
          </table:table-cell>
          <table:table-cell table:formula="of:=([.$C$5]-([.F574]-[.$C$2]))/[.$C$6]" office:value-type="float" office:value="1.11458952296638" calcext:value-type="float">
            <text:p>1.11458952296638</text:p>
          </table:table-cell>
          <table:table-cell table:formula="of:=IF([.F574]&lt;[.$C$3];[.F574];20)" office:value-type="float" office:value="-48.1458952296638" calcext:value-type="float">
            <text:p>-48.1458952296638</text:p>
          </table:table-cell>
        </table:table-row>
        <table:table-row table:style-name="ro1">
          <table:table-cell table:number-columns-repeated="4"/>
          <table:table-cell office:value-type="float" office:value="57.3" calcext:value-type="float">
            <text:p>57.3</text:p>
          </table:table-cell>
          <table:table-cell table:formula="of:=IF([.F574]&gt;[.$C$3];[.$C$4];[.F574]+0.1*[.G574])" office:value-type="float" office:value="-48.0344362773671" calcext:value-type="float">
            <text:p>-48.0344362773671</text:p>
          </table:table-cell>
          <table:table-cell table:formula="of:=([.$C$5]-([.F575]-[.$C$2]))/[.$C$6]" office:value-type="float" office:value="1.10344362773671" calcext:value-type="float">
            <text:p>1.10344362773671</text:p>
          </table:table-cell>
          <table:table-cell table:formula="of:=IF([.F575]&lt;[.$C$3];[.F575];20)" office:value-type="float" office:value="-48.0344362773671" calcext:value-type="float">
            <text:p>-48.0344362773671</text:p>
          </table:table-cell>
        </table:table-row>
        <table:table-row table:style-name="ro1">
          <table:table-cell table:number-columns-repeated="4"/>
          <table:table-cell office:value-type="float" office:value="57.4" calcext:value-type="float">
            <text:p>57.4</text:p>
          </table:table-cell>
          <table:table-cell table:formula="of:=IF([.F575]&gt;[.$C$3];[.$C$4];[.F575]+0.1*[.G575])" office:value-type="float" office:value="-47.9240919145934" calcext:value-type="float">
            <text:p>-47.9240919145934</text:p>
          </table:table-cell>
          <table:table-cell table:formula="of:=([.$C$5]-([.F576]-[.$C$2]))/[.$C$6]" office:value-type="float" office:value="1.09240919145934" calcext:value-type="float">
            <text:p>1.09240919145934</text:p>
          </table:table-cell>
          <table:table-cell table:formula="of:=IF([.F576]&lt;[.$C$3];[.F576];20)" office:value-type="float" office:value="-47.9240919145934" calcext:value-type="float">
            <text:p>-47.9240919145934</text:p>
          </table:table-cell>
        </table:table-row>
        <table:table-row table:style-name="ro1">
          <table:table-cell table:number-columns-repeated="4"/>
          <table:table-cell office:value-type="float" office:value="57.5" calcext:value-type="float">
            <text:p>57.5</text:p>
          </table:table-cell>
          <table:table-cell table:formula="of:=IF([.F576]&gt;[.$C$3];[.$C$4];[.F576]+0.1*[.G576])" office:value-type="float" office:value="-47.8148509954475" calcext:value-type="float">
            <text:p>-47.8148509954475</text:p>
          </table:table-cell>
          <table:table-cell table:formula="of:=([.$C$5]-([.F577]-[.$C$2]))/[.$C$6]" office:value-type="float" office:value="1.08148509954475" calcext:value-type="float">
            <text:p>1.08148509954475</text:p>
          </table:table-cell>
          <table:table-cell table:formula="of:=IF([.F577]&lt;[.$C$3];[.F577];20)" office:value-type="float" office:value="-47.8148509954475" calcext:value-type="float">
            <text:p>-47.8148509954475</text:p>
          </table:table-cell>
        </table:table-row>
        <table:table-row table:style-name="ro1">
          <table:table-cell table:number-columns-repeated="4"/>
          <table:table-cell office:value-type="float" office:value="57.6" calcext:value-type="float">
            <text:p>57.6</text:p>
          </table:table-cell>
          <table:table-cell table:formula="of:=IF([.F577]&gt;[.$C$3];[.$C$4];[.F577]+0.1*[.G577])" office:value-type="float" office:value="-47.706702485493" calcext:value-type="float">
            <text:p>-47.706702485493</text:p>
          </table:table-cell>
          <table:table-cell table:formula="of:=([.$C$5]-([.F578]-[.$C$2]))/[.$C$6]" office:value-type="float" office:value="1.0706702485493" calcext:value-type="float">
            <text:p>1.0706702485493</text:p>
          </table:table-cell>
          <table:table-cell table:formula="of:=IF([.F578]&lt;[.$C$3];[.F578];20)" office:value-type="float" office:value="-47.706702485493" calcext:value-type="float">
            <text:p>-47.706702485493</text:p>
          </table:table-cell>
        </table:table-row>
        <table:table-row table:style-name="ro1">
          <table:table-cell table:number-columns-repeated="4"/>
          <table:table-cell office:value-type="float" office:value="57.7" calcext:value-type="float">
            <text:p>57.7</text:p>
          </table:table-cell>
          <table:table-cell table:formula="of:=IF([.F578]&gt;[.$C$3];[.$C$4];[.F578]+0.1*[.G578])" office:value-type="float" office:value="-47.5996354606381" calcext:value-type="float">
            <text:p>-47.5996354606381</text:p>
          </table:table-cell>
          <table:table-cell table:formula="of:=([.$C$5]-([.F579]-[.$C$2]))/[.$C$6]" office:value-type="float" office:value="1.05996354606381" calcext:value-type="float">
            <text:p>1.05996354606381</text:p>
          </table:table-cell>
          <table:table-cell table:formula="of:=IF([.F579]&lt;[.$C$3];[.F579];20)" office:value-type="float" office:value="-47.5996354606381" calcext:value-type="float">
            <text:p>-47.5996354606381</text:p>
          </table:table-cell>
        </table:table-row>
        <table:table-row table:style-name="ro1">
          <table:table-cell table:number-columns-repeated="4"/>
          <table:table-cell office:value-type="float" office:value="57.8" calcext:value-type="float">
            <text:p>57.8</text:p>
          </table:table-cell>
          <table:table-cell table:formula="of:=IF([.F579]&gt;[.$C$3];[.$C$4];[.F579]+0.1*[.G579])" office:value-type="float" office:value="-47.4936391060317" calcext:value-type="float">
            <text:p>-47.4936391060317</text:p>
          </table:table-cell>
          <table:table-cell table:formula="of:=([.$C$5]-([.F580]-[.$C$2]))/[.$C$6]" office:value-type="float" office:value="1.04936391060317" calcext:value-type="float">
            <text:p>1.04936391060317</text:p>
          </table:table-cell>
          <table:table-cell table:formula="of:=IF([.F580]&lt;[.$C$3];[.F580];20)" office:value-type="float" office:value="-47.4936391060317" calcext:value-type="float">
            <text:p>-47.4936391060317</text:p>
          </table:table-cell>
        </table:table-row>
        <table:table-row table:style-name="ro1">
          <table:table-cell table:number-columns-repeated="4"/>
          <table:table-cell office:value-type="float" office:value="57.9" calcext:value-type="float">
            <text:p>57.9</text:p>
          </table:table-cell>
          <table:table-cell table:formula="of:=IF([.F580]&gt;[.$C$3];[.$C$4];[.F580]+0.1*[.G580])" office:value-type="float" office:value="-47.3887027149714" calcext:value-type="float">
            <text:p>-47.3887027149714</text:p>
          </table:table-cell>
          <table:table-cell table:formula="of:=([.$C$5]-([.F581]-[.$C$2]))/[.$C$6]" office:value-type="float" office:value="1.03887027149714" calcext:value-type="float">
            <text:p>1.03887027149714</text:p>
          </table:table-cell>
          <table:table-cell table:formula="of:=IF([.F581]&lt;[.$C$3];[.F581];20)" office:value-type="float" office:value="-47.3887027149714" calcext:value-type="float">
            <text:p>-47.3887027149714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IF([.F581]&gt;[.$C$3];[.$C$4];[.F581]+0.1*[.G581])" office:value-type="float" office:value="-47.2848156878217" calcext:value-type="float">
            <text:p>-47.2848156878217</text:p>
          </table:table-cell>
          <table:table-cell table:formula="of:=([.$C$5]-([.F582]-[.$C$2]))/[.$C$6]" office:value-type="float" office:value="1.02848156878217" calcext:value-type="float">
            <text:p>1.02848156878217</text:p>
          </table:table-cell>
          <table:table-cell table:formula="of:=IF([.F582]&lt;[.$C$3];[.F582];20)" office:value-type="float" office:value="-47.2848156878217" calcext:value-type="float">
            <text:p>-47.2848156878217</text:p>
          </table:table-cell>
        </table:table-row>
        <table:table-row table:style-name="ro1">
          <table:table-cell table:number-columns-repeated="4"/>
          <table:table-cell office:value-type="float" office:value="58.1" calcext:value-type="float">
            <text:p>58.1</text:p>
          </table:table-cell>
          <table:table-cell table:formula="of:=IF([.F582]&gt;[.$C$3];[.$C$4];[.F582]+0.1*[.G582])" office:value-type="float" office:value="-47.1819675309435" calcext:value-type="float">
            <text:p>-47.1819675309435</text:p>
          </table:table-cell>
          <table:table-cell table:formula="of:=([.$C$5]-([.F583]-[.$C$2]))/[.$C$6]" office:value-type="float" office:value="1.01819675309435" calcext:value-type="float">
            <text:p>1.01819675309435</text:p>
          </table:table-cell>
          <table:table-cell table:formula="of:=IF([.F583]&lt;[.$C$3];[.F583];20)" office:value-type="float" office:value="-47.1819675309435" calcext:value-type="float">
            <text:p>-47.1819675309435</text:p>
          </table:table-cell>
        </table:table-row>
        <table:table-row table:style-name="ro1">
          <table:table-cell table:number-columns-repeated="4"/>
          <table:table-cell office:value-type="float" office:value="58.2" calcext:value-type="float">
            <text:p>58.2</text:p>
          </table:table-cell>
          <table:table-cell table:formula="of:=IF([.F583]&gt;[.$C$3];[.$C$4];[.F583]+0.1*[.G583])" office:value-type="float" office:value="-47.080147855634" calcext:value-type="float">
            <text:p>-47.080147855634</text:p>
          </table:table-cell>
          <table:table-cell table:formula="of:=([.$C$5]-([.F584]-[.$C$2]))/[.$C$6]" office:value-type="float" office:value="1.0080147855634" calcext:value-type="float">
            <text:p>1.0080147855634</text:p>
          </table:table-cell>
          <table:table-cell table:formula="of:=IF([.F584]&lt;[.$C$3];[.F584];20)" office:value-type="float" office:value="-47.080147855634" calcext:value-type="float">
            <text:p>-47.080147855634</text:p>
          </table:table-cell>
        </table:table-row>
        <table:table-row table:style-name="ro1">
          <table:table-cell table:number-columns-repeated="4"/>
          <table:table-cell office:value-type="float" office:value="58.3" calcext:value-type="float">
            <text:p>58.3</text:p>
          </table:table-cell>
          <table:table-cell table:formula="of:=IF([.F584]&gt;[.$C$3];[.$C$4];[.F584]+0.1*[.G584])" office:value-type="float" office:value="-46.9793463770777" calcext:value-type="float">
            <text:p>-46.9793463770777</text:p>
          </table:table-cell>
          <table:table-cell table:formula="of:=([.$C$5]-([.F585]-[.$C$2]))/[.$C$6]" office:value-type="float" office:value="0.99793463770777" calcext:value-type="float">
            <text:p>0.99793463770777</text:p>
          </table:table-cell>
          <table:table-cell table:formula="of:=IF([.F585]&lt;[.$C$3];[.F585];20)" office:value-type="float" office:value="-46.9793463770777" calcext:value-type="float">
            <text:p>-46.9793463770777</text:p>
          </table:table-cell>
        </table:table-row>
        <table:table-row table:style-name="ro1">
          <table:table-cell table:number-columns-repeated="4"/>
          <table:table-cell office:value-type="float" office:value="58.4" calcext:value-type="float">
            <text:p>58.4</text:p>
          </table:table-cell>
          <table:table-cell table:formula="of:=IF([.F585]&gt;[.$C$3];[.$C$4];[.F585]+0.1*[.G585])" office:value-type="float" office:value="-46.8795529133069" calcext:value-type="float">
            <text:p>-46.8795529133069</text:p>
          </table:table-cell>
          <table:table-cell table:formula="of:=([.$C$5]-([.F586]-[.$C$2]))/[.$C$6]" office:value-type="float" office:value="0.987955291330692" calcext:value-type="float">
            <text:p>0.987955291330692</text:p>
          </table:table-cell>
          <table:table-cell table:formula="of:=IF([.F586]&lt;[.$C$3];[.F586];20)" office:value-type="float" office:value="-46.8795529133069" calcext:value-type="float">
            <text:p>-46.8795529133069</text:p>
          </table:table-cell>
        </table:table-row>
        <table:table-row table:style-name="ro1">
          <table:table-cell table:number-columns-repeated="4"/>
          <table:table-cell office:value-type="float" office:value="58.5" calcext:value-type="float">
            <text:p>58.5</text:p>
          </table:table-cell>
          <table:table-cell table:formula="of:=IF([.F586]&gt;[.$C$3];[.$C$4];[.F586]+0.1*[.G586])" office:value-type="float" office:value="-46.7807573841739" calcext:value-type="float">
            <text:p>-46.7807573841739</text:p>
          </table:table-cell>
          <table:table-cell table:formula="of:=([.$C$5]-([.F587]-[.$C$2]))/[.$C$6]" office:value-type="float" office:value="0.978075738417385" calcext:value-type="float">
            <text:p>0.978075738417385</text:p>
          </table:table-cell>
          <table:table-cell table:formula="of:=IF([.F587]&lt;[.$C$3];[.F587];20)" office:value-type="float" office:value="-46.7807573841739" calcext:value-type="float">
            <text:p>-46.7807573841739</text:p>
          </table:table-cell>
        </table:table-row>
        <table:table-row table:style-name="ro1">
          <table:table-cell table:number-columns-repeated="4"/>
          <table:table-cell office:value-type="float" office:value="58.6" calcext:value-type="float">
            <text:p>58.6</text:p>
          </table:table-cell>
          <table:table-cell table:formula="of:=IF([.F587]&gt;[.$C$3];[.$C$4];[.F587]+0.1*[.G587])" office:value-type="float" office:value="-46.6829498103321" calcext:value-type="float">
            <text:p>-46.6829498103321</text:p>
          </table:table-cell>
          <table:table-cell table:formula="of:=([.$C$5]-([.F588]-[.$C$2]))/[.$C$6]" office:value-type="float" office:value="0.96829498103321" calcext:value-type="float">
            <text:p>0.96829498103321</text:p>
          </table:table-cell>
          <table:table-cell table:formula="of:=IF([.F588]&lt;[.$C$3];[.F588];20)" office:value-type="float" office:value="-46.6829498103321" calcext:value-type="float">
            <text:p>-46.6829498103321</text:p>
          </table:table-cell>
        </table:table-row>
        <table:table-row table:style-name="ro1">
          <table:table-cell table:number-columns-repeated="4"/>
          <table:table-cell office:value-type="float" office:value="58.7" calcext:value-type="float">
            <text:p>58.7</text:p>
          </table:table-cell>
          <table:table-cell table:formula="of:=IF([.F588]&gt;[.$C$3];[.$C$4];[.F588]+0.1*[.G588])" office:value-type="float" office:value="-46.5861203122288" calcext:value-type="float">
            <text:p>-46.5861203122288</text:p>
          </table:table-cell>
          <table:table-cell table:formula="of:=([.$C$5]-([.F589]-[.$C$2]))/[.$C$6]" office:value-type="float" office:value="0.958612031222879" calcext:value-type="float">
            <text:p>0.958612031222879</text:p>
          </table:table-cell>
          <table:table-cell table:formula="of:=IF([.F589]&lt;[.$C$3];[.F589];20)" office:value-type="float" office:value="-46.5861203122288" calcext:value-type="float">
            <text:p>-46.5861203122288</text:p>
          </table:table-cell>
        </table:table-row>
        <table:table-row table:style-name="ro1">
          <table:table-cell table:number-columns-repeated="4"/>
          <table:table-cell office:value-type="float" office:value="58.8" calcext:value-type="float">
            <text:p>58.8</text:p>
          </table:table-cell>
          <table:table-cell table:formula="of:=IF([.F589]&gt;[.$C$3];[.$C$4];[.F589]+0.1*[.G589])" office:value-type="float" office:value="-46.4902591091065" calcext:value-type="float">
            <text:p>-46.4902591091065</text:p>
          </table:table-cell>
          <table:table-cell table:formula="of:=([.$C$5]-([.F590]-[.$C$2]))/[.$C$6]" office:value-type="float" office:value="0.949025910910649" calcext:value-type="float">
            <text:p>0.949025910910649</text:p>
          </table:table-cell>
          <table:table-cell table:formula="of:=IF([.F590]&lt;[.$C$3];[.F590];20)" office:value-type="float" office:value="-46.4902591091065" calcext:value-type="float">
            <text:p>-46.4902591091065</text:p>
          </table:table-cell>
        </table:table-row>
        <table:table-row table:style-name="ro1">
          <table:table-cell table:number-columns-repeated="4"/>
          <table:table-cell office:value-type="float" office:value="58.9" calcext:value-type="float">
            <text:p>58.9</text:p>
          </table:table-cell>
          <table:table-cell table:formula="of:=IF([.F590]&gt;[.$C$3];[.$C$4];[.F590]+0.1*[.G590])" office:value-type="float" office:value="-46.3953565180154" calcext:value-type="float">
            <text:p>-46.3953565180154</text:p>
          </table:table-cell>
          <table:table-cell table:formula="of:=([.$C$5]-([.F591]-[.$C$2]))/[.$C$6]" office:value-type="float" office:value="0.939535651801543" calcext:value-type="float">
            <text:p>0.939535651801543</text:p>
          </table:table-cell>
          <table:table-cell table:formula="of:=IF([.F591]&lt;[.$C$3];[.F591];20)" office:value-type="float" office:value="-46.3953565180154" calcext:value-type="float">
            <text:p>-46.3953565180154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IF([.F591]&gt;[.$C$3];[.$C$4];[.F591]+0.1*[.G591])" office:value-type="float" office:value="-46.3014029528353" calcext:value-type="float">
            <text:p>-46.3014029528353</text:p>
          </table:table-cell>
          <table:table-cell table:formula="of:=([.$C$5]-([.F592]-[.$C$2]))/[.$C$6]" office:value-type="float" office:value="0.930140295283528" calcext:value-type="float">
            <text:p>0.930140295283528</text:p>
          </table:table-cell>
          <table:table-cell table:formula="of:=IF([.F592]&lt;[.$C$3];[.F592];20)" office:value-type="float" office:value="-46.3014029528353" calcext:value-type="float">
            <text:p>-46.3014029528353</text:p>
          </table:table-cell>
        </table:table-row>
        <table:table-row table:style-name="ro1">
          <table:table-cell table:number-columns-repeated="4"/>
          <table:table-cell office:value-type="float" office:value="59.1" calcext:value-type="float">
            <text:p>59.1</text:p>
          </table:table-cell>
          <table:table-cell table:formula="of:=IF([.F592]&gt;[.$C$3];[.$C$4];[.F592]+0.1*[.G592])" office:value-type="float" office:value="-46.2083889233069" calcext:value-type="float">
            <text:p>-46.2083889233069</text:p>
          </table:table-cell>
          <table:table-cell table:formula="of:=([.$C$5]-([.F593]-[.$C$2]))/[.$C$6]" office:value-type="float" office:value="0.920838892330692" calcext:value-type="float">
            <text:p>0.920838892330692</text:p>
          </table:table-cell>
          <table:table-cell table:formula="of:=IF([.F593]&lt;[.$C$3];[.F593];20)" office:value-type="float" office:value="-46.2083889233069" calcext:value-type="float">
            <text:p>-46.2083889233069</text:p>
          </table:table-cell>
        </table:table-row>
        <table:table-row table:style-name="ro1">
          <table:table-cell table:number-columns-repeated="4"/>
          <table:table-cell office:value-type="float" office:value="59.2" calcext:value-type="float">
            <text:p>59.2</text:p>
          </table:table-cell>
          <table:table-cell table:formula="of:=IF([.F593]&gt;[.$C$3];[.$C$4];[.F593]+0.1*[.G593])" office:value-type="float" office:value="-46.1163050340739" calcext:value-type="float">
            <text:p>-46.1163050340739</text:p>
          </table:table-cell>
          <table:table-cell table:formula="of:=([.$C$5]-([.F594]-[.$C$2]))/[.$C$6]" office:value-type="float" office:value="0.911630503407385" calcext:value-type="float">
            <text:p>0.911630503407385</text:p>
          </table:table-cell>
          <table:table-cell table:formula="of:=IF([.F594]&lt;[.$C$3];[.F594];20)" office:value-type="float" office:value="-46.1163050340739" calcext:value-type="float">
            <text:p>-46.1163050340739</text:p>
          </table:table-cell>
        </table:table-row>
        <table:table-row table:style-name="ro1">
          <table:table-cell table:number-columns-repeated="4"/>
          <table:table-cell office:value-type="float" office:value="59.3" calcext:value-type="float">
            <text:p>59.3</text:p>
          </table:table-cell>
          <table:table-cell table:formula="of:=IF([.F594]&gt;[.$C$3];[.$C$4];[.F594]+0.1*[.G594])" office:value-type="float" office:value="-46.0251419837331" calcext:value-type="float">
            <text:p>-46.0251419837331</text:p>
          </table:table-cell>
          <table:table-cell table:formula="of:=([.$C$5]-([.F595]-[.$C$2]))/[.$C$6]" office:value-type="float" office:value="0.902514198373311" calcext:value-type="float">
            <text:p>0.902514198373311</text:p>
          </table:table-cell>
          <table:table-cell table:formula="of:=IF([.F595]&lt;[.$C$3];[.F595];20)" office:value-type="float" office:value="-46.0251419837331" calcext:value-type="float">
            <text:p>-46.0251419837331</text:p>
          </table:table-cell>
        </table:table-row>
        <table:table-row table:style-name="ro1">
          <table:table-cell table:number-columns-repeated="4"/>
          <table:table-cell office:value-type="float" office:value="59.4" calcext:value-type="float">
            <text:p>59.4</text:p>
          </table:table-cell>
          <table:table-cell table:formula="of:=IF([.F595]&gt;[.$C$3];[.$C$4];[.F595]+0.1*[.G595])" office:value-type="float" office:value="-45.9348905638958" calcext:value-type="float">
            <text:p>-45.9348905638958</text:p>
          </table:table-cell>
          <table:table-cell table:formula="of:=([.$C$5]-([.F596]-[.$C$2]))/[.$C$6]" office:value-type="float" office:value="0.893489056389578" calcext:value-type="float">
            <text:p>0.893489056389578</text:p>
          </table:table-cell>
          <table:table-cell table:formula="of:=IF([.F596]&lt;[.$C$3];[.F596];20)" office:value-type="float" office:value="-45.9348905638958" calcext:value-type="float">
            <text:p>-45.9348905638958</text:p>
          </table:table-cell>
        </table:table-row>
        <table:table-row table:style-name="ro1">
          <table:table-cell table:number-columns-repeated="4"/>
          <table:table-cell office:value-type="float" office:value="59.5" calcext:value-type="float">
            <text:p>59.5</text:p>
          </table:table-cell>
          <table:table-cell table:formula="of:=IF([.F596]&gt;[.$C$3];[.$C$4];[.F596]+0.1*[.G596])" office:value-type="float" office:value="-45.8455416582568" calcext:value-type="float">
            <text:p>-45.8455416582568</text:p>
          </table:table-cell>
          <table:table-cell table:formula="of:=([.$C$5]-([.F597]-[.$C$2]))/[.$C$6]" office:value-type="float" office:value="0.884554165825683" calcext:value-type="float">
            <text:p>0.884554165825683</text:p>
          </table:table-cell>
          <table:table-cell table:formula="of:=IF([.F597]&lt;[.$C$3];[.F597];20)" office:value-type="float" office:value="-45.8455416582568" calcext:value-type="float">
            <text:p>-45.8455416582568</text:p>
          </table:table-cell>
        </table:table-row>
        <table:table-row table:style-name="ro1">
          <table:table-cell table:number-columns-repeated="4"/>
          <table:table-cell office:value-type="float" office:value="59.6" calcext:value-type="float">
            <text:p>59.6</text:p>
          </table:table-cell>
          <table:table-cell table:formula="of:=IF([.F597]&gt;[.$C$3];[.$C$4];[.F597]+0.1*[.G597])" office:value-type="float" office:value="-45.7570862416743" calcext:value-type="float">
            <text:p>-45.7570862416743</text:p>
          </table:table-cell>
          <table:table-cell table:formula="of:=([.$C$5]-([.F598]-[.$C$2]))/[.$C$6]" office:value-type="float" office:value="0.875708624167426" calcext:value-type="float">
            <text:p>0.875708624167426</text:p>
          </table:table-cell>
          <table:table-cell table:formula="of:=IF([.F598]&lt;[.$C$3];[.F598];20)" office:value-type="float" office:value="-45.7570862416743" calcext:value-type="float">
            <text:p>-45.7570862416743</text:p>
          </table:table-cell>
        </table:table-row>
        <table:table-row table:style-name="ro1">
          <table:table-cell table:number-columns-repeated="4"/>
          <table:table-cell office:value-type="float" office:value="59.7" calcext:value-type="float">
            <text:p>59.7</text:p>
          </table:table-cell>
          <table:table-cell table:formula="of:=IF([.F598]&gt;[.$C$3];[.$C$4];[.F598]+0.1*[.G598])" office:value-type="float" office:value="-45.6695153792575" calcext:value-type="float">
            <text:p>-45.6695153792575</text:p>
          </table:table-cell>
          <table:table-cell table:formula="of:=([.$C$5]-([.F599]-[.$C$2]))/[.$C$6]" office:value-type="float" office:value="0.866951537925752" calcext:value-type="float">
            <text:p>0.866951537925752</text:p>
          </table:table-cell>
          <table:table-cell table:formula="of:=IF([.F599]&lt;[.$C$3];[.F599];20)" office:value-type="float" office:value="-45.6695153792575" calcext:value-type="float">
            <text:p>-45.6695153792575</text:p>
          </table:table-cell>
        </table:table-row>
        <table:table-row table:style-name="ro1">
          <table:table-cell table:number-columns-repeated="4"/>
          <table:table-cell office:value-type="float" office:value="59.8" calcext:value-type="float">
            <text:p>59.8</text:p>
          </table:table-cell>
          <table:table-cell table:formula="of:=IF([.F599]&gt;[.$C$3];[.$C$4];[.F599]+0.1*[.G599])" office:value-type="float" office:value="-45.5828202254649" calcext:value-type="float">
            <text:p>-45.5828202254649</text:p>
          </table:table-cell>
          <table:table-cell table:formula="of:=([.$C$5]-([.F600]-[.$C$2]))/[.$C$6]" office:value-type="float" office:value="0.858282022546494" calcext:value-type="float">
            <text:p>0.858282022546494</text:p>
          </table:table-cell>
          <table:table-cell table:formula="of:=IF([.F600]&lt;[.$C$3];[.F600];20)" office:value-type="float" office:value="-45.5828202254649" calcext:value-type="float">
            <text:p>-45.5828202254649</text:p>
          </table:table-cell>
        </table:table-row>
        <table:table-row table:style-name="ro1">
          <table:table-cell table:number-columns-repeated="4"/>
          <table:table-cell office:value-type="float" office:value="59.9" calcext:value-type="float">
            <text:p>59.9</text:p>
          </table:table-cell>
          <table:table-cell table:formula="of:=IF([.F600]&gt;[.$C$3];[.$C$4];[.F600]+0.1*[.G600])" office:value-type="float" office:value="-45.4969920232103" calcext:value-type="float">
            <text:p>-45.4969920232103</text:p>
          </table:table-cell>
          <table:table-cell table:formula="of:=([.$C$5]-([.F601]-[.$C$2]))/[.$C$6]" office:value-type="float" office:value="0.84969920232103" calcext:value-type="float">
            <text:p>0.84969920232103</text:p>
          </table:table-cell>
          <table:table-cell table:formula="of:=IF([.F601]&lt;[.$C$3];[.F601];20)" office:value-type="float" office:value="-45.4969920232103" calcext:value-type="float">
            <text:p>-45.4969920232103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IF([.F601]&gt;[.$C$3];[.$C$4];[.F601]+0.1*[.G601])" office:value-type="float" office:value="-45.4120221029782" calcext:value-type="float">
            <text:p>-45.4120221029782</text:p>
          </table:table-cell>
          <table:table-cell table:formula="of:=([.$C$5]-([.F602]-[.$C$2]))/[.$C$6]" office:value-type="float" office:value="0.841202210297819" calcext:value-type="float">
            <text:p>0.841202210297819</text:p>
          </table:table-cell>
          <table:table-cell table:formula="of:=IF([.F602]&lt;[.$C$3];[.F602];20)" office:value-type="float" office:value="-45.4120221029782" calcext:value-type="float">
            <text:p>-45.4120221029782</text:p>
          </table:table-cell>
        </table:table-row>
        <table:table-row table:style-name="ro1">
          <table:table-cell table:number-columns-repeated="4"/>
          <table:table-cell office:value-type="float" office:value="60.1" calcext:value-type="float">
            <text:p>60.1</text:p>
          </table:table-cell>
          <table:table-cell table:formula="of:=IF([.F602]&gt;[.$C$3];[.$C$4];[.F602]+0.1*[.G602])" office:value-type="float" office:value="-45.3279018819484" calcext:value-type="float">
            <text:p>-45.3279018819484</text:p>
          </table:table-cell>
          <table:table-cell table:formula="of:=([.$C$5]-([.F603]-[.$C$2]))/[.$C$6]" office:value-type="float" office:value="0.832790188194841" calcext:value-type="float">
            <text:p>0.832790188194841</text:p>
          </table:table-cell>
          <table:table-cell table:formula="of:=IF([.F603]&lt;[.$C$3];[.F603];20)" office:value-type="float" office:value="-45.3279018819484" calcext:value-type="float">
            <text:p>-45.3279018819484</text:p>
          </table:table-cell>
        </table:table-row>
        <table:table-row table:style-name="ro1">
          <table:table-cell table:number-columns-repeated="4"/>
          <table:table-cell office:value-type="float" office:value="60.2" calcext:value-type="float">
            <text:p>60.2</text:p>
          </table:table-cell>
          <table:table-cell table:formula="of:=IF([.F603]&gt;[.$C$3];[.$C$4];[.F603]+0.1*[.G603])" office:value-type="float" office:value="-45.2446228631289" calcext:value-type="float">
            <text:p>-45.2446228631289</text:p>
          </table:table-cell>
          <table:table-cell table:formula="of:=([.$C$5]-([.F604]-[.$C$2]))/[.$C$6]" office:value-type="float" office:value="0.824462286312892" calcext:value-type="float">
            <text:p>0.824462286312892</text:p>
          </table:table-cell>
          <table:table-cell table:formula="of:=IF([.F604]&lt;[.$C$3];[.F604];20)" office:value-type="float" office:value="-45.2446228631289" calcext:value-type="float">
            <text:p>-45.2446228631289</text:p>
          </table:table-cell>
        </table:table-row>
        <table:table-row table:style-name="ro1">
          <table:table-cell table:number-columns-repeated="4"/>
          <table:table-cell office:value-type="float" office:value="60.3" calcext:value-type="float">
            <text:p>60.3</text:p>
          </table:table-cell>
          <table:table-cell table:formula="of:=IF([.F604]&gt;[.$C$3];[.$C$4];[.F604]+0.1*[.G604])" office:value-type="float" office:value="-45.1621766344976" calcext:value-type="float">
            <text:p>-45.1621766344976</text:p>
          </table:table-cell>
          <table:table-cell table:formula="of:=([.$C$5]-([.F605]-[.$C$2]))/[.$C$6]" office:value-type="float" office:value="0.816217663449763" calcext:value-type="float">
            <text:p>0.816217663449763</text:p>
          </table:table-cell>
          <table:table-cell table:formula="of:=IF([.F605]&lt;[.$C$3];[.F605];20)" office:value-type="float" office:value="-45.1621766344976" calcext:value-type="float">
            <text:p>-45.1621766344976</text:p>
          </table:table-cell>
        </table:table-row>
        <table:table-row table:style-name="ro1">
          <table:table-cell table:number-columns-repeated="4"/>
          <table:table-cell office:value-type="float" office:value="60.4" calcext:value-type="float">
            <text:p>60.4</text:p>
          </table:table-cell>
          <table:table-cell table:formula="of:=IF([.F605]&gt;[.$C$3];[.$C$4];[.F605]+0.1*[.G605])" office:value-type="float" office:value="-45.0805548681527" calcext:value-type="float">
            <text:p>-45.0805548681527</text:p>
          </table:table-cell>
          <table:table-cell table:formula="of:=([.$C$5]-([.F606]-[.$C$2]))/[.$C$6]" office:value-type="float" office:value="0.808055486815266" calcext:value-type="float">
            <text:p>0.808055486815266</text:p>
          </table:table-cell>
          <table:table-cell table:formula="of:=IF([.F606]&lt;[.$C$3];[.F606];20)" office:value-type="float" office:value="-45.0805548681527" calcext:value-type="float">
            <text:p>-45.0805548681527</text:p>
          </table:table-cell>
        </table:table-row>
        <table:table-row table:style-name="ro1">
          <table:table-cell table:number-columns-repeated="4"/>
          <table:table-cell office:value-type="float" office:value="60.5" calcext:value-type="float">
            <text:p>60.5</text:p>
          </table:table-cell>
          <table:table-cell table:formula="of:=IF([.F606]&gt;[.$C$3];[.$C$4];[.F606]+0.1*[.G606])" office:value-type="float" office:value="-44.9997493194711" calcext:value-type="float">
            <text:p>-44.9997493194711</text:p>
          </table:table-cell>
          <table:table-cell table:formula="of:=([.$C$5]-([.F607]-[.$C$2]))/[.$C$6]" office:value-type="float" office:value="0.799974931947114" calcext:value-type="float">
            <text:p>0.799974931947114</text:p>
          </table:table-cell>
          <table:table-cell table:formula="of:=IF([.F607]&lt;[.$C$3];[.F607];20)" office:value-type="float" office:value="-44.9997493194711" calcext:value-type="float">
            <text:p>-44.9997493194711</text:p>
          </table:table-cell>
        </table:table-row>
        <table:table-row table:style-name="ro1">
          <table:table-cell table:number-columns-repeated="4"/>
          <table:table-cell office:value-type="float" office:value="60.6" calcext:value-type="float">
            <text:p>60.6</text:p>
          </table:table-cell>
          <table:table-cell table:formula="of:=IF([.F607]&gt;[.$C$3];[.$C$4];[.F607]+0.1*[.G607])" office:value-type="float" office:value="-44.9197518262764" calcext:value-type="float">
            <text:p>-44.9197518262764</text:p>
          </table:table-cell>
          <table:table-cell table:formula="of:=([.$C$5]-([.F608]-[.$C$2]))/[.$C$6]" office:value-type="float" office:value="0.791975182627642" calcext:value-type="float">
            <text:p>0.791975182627642</text:p>
          </table:table-cell>
          <table:table-cell table:formula="of:=IF([.F608]&lt;[.$C$3];[.F608];20)" office:value-type="float" office:value="-44.9197518262764" calcext:value-type="float">
            <text:p>-44.9197518262764</text:p>
          </table:table-cell>
        </table:table-row>
        <table:table-row table:style-name="ro1">
          <table:table-cell table:number-columns-repeated="4"/>
          <table:table-cell office:value-type="float" office:value="60.7" calcext:value-type="float">
            <text:p>60.7</text:p>
          </table:table-cell>
          <table:table-cell table:formula="of:=IF([.F608]&gt;[.$C$3];[.$C$4];[.F608]+0.1*[.G608])" office:value-type="float" office:value="-44.8405543080137" calcext:value-type="float">
            <text:p>-44.8405543080137</text:p>
          </table:table-cell>
          <table:table-cell table:formula="of:=([.$C$5]-([.F609]-[.$C$2]))/[.$C$6]" office:value-type="float" office:value="0.784055430801366" calcext:value-type="float">
            <text:p>0.784055430801366</text:p>
          </table:table-cell>
          <table:table-cell table:formula="of:=IF([.F609]&lt;[.$C$3];[.F609];20)" office:value-type="float" office:value="-44.8405543080137" calcext:value-type="float">
            <text:p>-44.8405543080137</text:p>
          </table:table-cell>
        </table:table-row>
        <table:table-row table:style-name="ro1">
          <table:table-cell table:number-columns-repeated="4"/>
          <table:table-cell office:value-type="float" office:value="60.8" calcext:value-type="float">
            <text:p>60.8</text:p>
          </table:table-cell>
          <table:table-cell table:formula="of:=IF([.F609]&gt;[.$C$3];[.$C$4];[.F609]+0.1*[.G609])" office:value-type="float" office:value="-44.7621487649335" calcext:value-type="float">
            <text:p>-44.7621487649335</text:p>
          </table:table-cell>
          <table:table-cell table:formula="of:=([.$C$5]-([.F610]-[.$C$2]))/[.$C$6]" office:value-type="float" office:value="0.776214876493352" calcext:value-type="float">
            <text:p>0.776214876493352</text:p>
          </table:table-cell>
          <table:table-cell table:formula="of:=IF([.F610]&lt;[.$C$3];[.F610];20)" office:value-type="float" office:value="-44.7621487649335" calcext:value-type="float">
            <text:p>-44.7621487649335</text:p>
          </table:table-cell>
        </table:table-row>
        <table:table-row table:style-name="ro1">
          <table:table-cell table:number-columns-repeated="4"/>
          <table:table-cell office:value-type="float" office:value="60.9" calcext:value-type="float">
            <text:p>60.9</text:p>
          </table:table-cell>
          <table:table-cell table:formula="of:=IF([.F610]&gt;[.$C$3];[.$C$4];[.F610]+0.1*[.G610])" office:value-type="float" office:value="-44.6845272772842" calcext:value-type="float">
            <text:p>-44.6845272772842</text:p>
          </table:table-cell>
          <table:table-cell table:formula="of:=([.$C$5]-([.F611]-[.$C$2]))/[.$C$6]" office:value-type="float" office:value="0.768452727728418" calcext:value-type="float">
            <text:p>0.768452727728418</text:p>
          </table:table-cell>
          <table:table-cell table:formula="of:=IF([.F611]&lt;[.$C$3];[.F611];20)" office:value-type="float" office:value="-44.6845272772842" calcext:value-type="float">
            <text:p>-44.6845272772842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IF([.F611]&gt;[.$C$3];[.$C$4];[.F611]+0.1*[.G611])" office:value-type="float" office:value="-44.6076820045113" calcext:value-type="float">
            <text:p>-44.6076820045113</text:p>
          </table:table-cell>
          <table:table-cell table:formula="of:=([.$C$5]-([.F612]-[.$C$2]))/[.$C$6]" office:value-type="float" office:value="0.760768200451134" calcext:value-type="float">
            <text:p>0.760768200451134</text:p>
          </table:table-cell>
          <table:table-cell table:formula="of:=IF([.F612]&lt;[.$C$3];[.F612];20)" office:value-type="float" office:value="-44.6076820045113" calcext:value-type="float">
            <text:p>-44.6076820045113</text:p>
          </table:table-cell>
        </table:table-row>
        <table:table-row table:style-name="ro1">
          <table:table-cell table:number-columns-repeated="4"/>
          <table:table-cell office:value-type="float" office:value="61.1" calcext:value-type="float">
            <text:p>61.1</text:p>
          </table:table-cell>
          <table:table-cell table:formula="of:=IF([.F612]&gt;[.$C$3];[.$C$4];[.F612]+0.1*[.G612])" office:value-type="float" office:value="-44.5316051844662" calcext:value-type="float">
            <text:p>-44.5316051844662</text:p>
          </table:table-cell>
          <table:table-cell table:formula="of:=([.$C$5]-([.F613]-[.$C$2]))/[.$C$6]" office:value-type="float" office:value="0.753160518446622" calcext:value-type="float">
            <text:p>0.753160518446622</text:p>
          </table:table-cell>
          <table:table-cell table:formula="of:=IF([.F613]&lt;[.$C$3];[.F613];20)" office:value-type="float" office:value="-44.5316051844662" calcext:value-type="float">
            <text:p>-44.5316051844662</text:p>
          </table:table-cell>
        </table:table-row>
        <table:table-row table:style-name="ro1">
          <table:table-cell table:number-columns-repeated="4"/>
          <table:table-cell office:value-type="float" office:value="61.2" calcext:value-type="float">
            <text:p>61.2</text:p>
          </table:table-cell>
          <table:table-cell table:formula="of:=IF([.F613]&gt;[.$C$3];[.$C$4];[.F613]+0.1*[.G613])" office:value-type="float" office:value="-44.4562891326216" calcext:value-type="float">
            <text:p>-44.4562891326216</text:p>
          </table:table-cell>
          <table:table-cell table:formula="of:=([.$C$5]-([.F614]-[.$C$2]))/[.$C$6]" office:value-type="float" office:value="0.745628913262156" calcext:value-type="float">
            <text:p>0.745628913262156</text:p>
          </table:table-cell>
          <table:table-cell table:formula="of:=IF([.F614]&lt;[.$C$3];[.F614];20)" office:value-type="float" office:value="-44.4562891326216" calcext:value-type="float">
            <text:p>-44.4562891326216</text:p>
          </table:table-cell>
        </table:table-row>
        <table:table-row table:style-name="ro1">
          <table:table-cell table:number-columns-repeated="4"/>
          <table:table-cell office:value-type="float" office:value="61.3" calcext:value-type="float">
            <text:p>61.3</text:p>
          </table:table-cell>
          <table:table-cell table:formula="of:=IF([.F614]&gt;[.$C$3];[.$C$4];[.F614]+0.1*[.G614])" office:value-type="float" office:value="-44.3817262412953" calcext:value-type="float">
            <text:p>-44.3817262412953</text:p>
          </table:table-cell>
          <table:table-cell table:formula="of:=([.$C$5]-([.F615]-[.$C$2]))/[.$C$6]" office:value-type="float" office:value="0.738172624129535" calcext:value-type="float">
            <text:p>0.738172624129535</text:p>
          </table:table-cell>
          <table:table-cell table:formula="of:=IF([.F615]&lt;[.$C$3];[.F615];20)" office:value-type="float" office:value="-44.3817262412953" calcext:value-type="float">
            <text:p>-44.3817262412953</text:p>
          </table:table-cell>
        </table:table-row>
        <table:table-row table:style-name="ro1">
          <table:table-cell table:number-columns-repeated="4"/>
          <table:table-cell office:value-type="float" office:value="61.4" calcext:value-type="float">
            <text:p>61.4</text:p>
          </table:table-cell>
          <table:table-cell table:formula="of:=IF([.F615]&gt;[.$C$3];[.$C$4];[.F615]+0.1*[.G615])" office:value-type="float" office:value="-44.3079089788824" calcext:value-type="float">
            <text:p>-44.3079089788824</text:p>
          </table:table-cell>
          <table:table-cell table:formula="of:=([.$C$5]-([.F616]-[.$C$2]))/[.$C$6]" office:value-type="float" office:value="0.730790897888239" calcext:value-type="float">
            <text:p>0.730790897888239</text:p>
          </table:table-cell>
          <table:table-cell table:formula="of:=IF([.F616]&lt;[.$C$3];[.F616];20)" office:value-type="float" office:value="-44.3079089788824" calcext:value-type="float">
            <text:p>-44.3079089788824</text:p>
          </table:table-cell>
        </table:table-row>
        <table:table-row table:style-name="ro1">
          <table:table-cell table:number-columns-repeated="4"/>
          <table:table-cell office:value-type="float" office:value="61.5" calcext:value-type="float">
            <text:p>61.5</text:p>
          </table:table-cell>
          <table:table-cell table:formula="of:=IF([.F616]&gt;[.$C$3];[.$C$4];[.F616]+0.1*[.G616])" office:value-type="float" office:value="-44.2348298890936" calcext:value-type="float">
            <text:p>-44.2348298890936</text:p>
          </table:table-cell>
          <table:table-cell table:formula="of:=([.$C$5]-([.F617]-[.$C$2]))/[.$C$6]" office:value-type="float" office:value="0.723482988909357" calcext:value-type="float">
            <text:p>0.723482988909357</text:p>
          </table:table-cell>
          <table:table-cell table:formula="of:=IF([.F617]&lt;[.$C$3];[.F617];20)" office:value-type="float" office:value="-44.2348298890936" calcext:value-type="float">
            <text:p>-44.2348298890936</text:p>
          </table:table-cell>
        </table:table-row>
        <table:table-row table:style-name="ro1">
          <table:table-cell table:number-columns-repeated="4"/>
          <table:table-cell office:value-type="float" office:value="61.6" calcext:value-type="float">
            <text:p>61.6</text:p>
          </table:table-cell>
          <table:table-cell table:formula="of:=IF([.F617]&gt;[.$C$3];[.$C$4];[.F617]+0.1*[.G617])" office:value-type="float" office:value="-44.1624815902026" calcext:value-type="float">
            <text:p>-44.1624815902026</text:p>
          </table:table-cell>
          <table:table-cell table:formula="of:=([.$C$5]-([.F618]-[.$C$2]))/[.$C$6]" office:value-type="float" office:value="0.716248159020263" calcext:value-type="float">
            <text:p>0.716248159020263</text:p>
          </table:table-cell>
          <table:table-cell table:formula="of:=IF([.F618]&lt;[.$C$3];[.F618];20)" office:value-type="float" office:value="-44.1624815902026" calcext:value-type="float">
            <text:p>-44.1624815902026</text:p>
          </table:table-cell>
        </table:table-row>
        <table:table-row table:style-name="ro1">
          <table:table-cell table:number-columns-repeated="4"/>
          <table:table-cell office:value-type="float" office:value="61.7" calcext:value-type="float">
            <text:p>61.7</text:p>
          </table:table-cell>
          <table:table-cell table:formula="of:=IF([.F618]&gt;[.$C$3];[.$C$4];[.F618]+0.1*[.G618])" office:value-type="float" office:value="-44.0908567743006" calcext:value-type="float">
            <text:p>-44.0908567743006</text:p>
          </table:table-cell>
          <table:table-cell table:formula="of:=([.$C$5]-([.F619]-[.$C$2]))/[.$C$6]" office:value-type="float" office:value="0.70908567743006" calcext:value-type="float">
            <text:p>0.70908567743006</text:p>
          </table:table-cell>
          <table:table-cell table:formula="of:=IF([.F619]&lt;[.$C$3];[.F619];20)" office:value-type="float" office:value="-44.0908567743006" calcext:value-type="float">
            <text:p>-44.0908567743006</text:p>
          </table:table-cell>
        </table:table-row>
        <table:table-row table:style-name="ro1">
          <table:table-cell table:number-columns-repeated="4"/>
          <table:table-cell office:value-type="float" office:value="61.8" calcext:value-type="float">
            <text:p>61.8</text:p>
          </table:table-cell>
          <table:table-cell table:formula="of:=IF([.F619]&gt;[.$C$3];[.$C$4];[.F619]+0.1*[.G619])" office:value-type="float" office:value="-44.0199482065576" calcext:value-type="float">
            <text:p>-44.0199482065576</text:p>
          </table:table-cell>
          <table:table-cell table:formula="of:=([.$C$5]-([.F620]-[.$C$2]))/[.$C$6]" office:value-type="float" office:value="0.70199482065576" calcext:value-type="float">
            <text:p>0.70199482065576</text:p>
          </table:table-cell>
          <table:table-cell table:formula="of:=IF([.F620]&lt;[.$C$3];[.F620];20)" office:value-type="float" office:value="-44.0199482065576" calcext:value-type="float">
            <text:p>-44.0199482065576</text:p>
          </table:table-cell>
        </table:table-row>
        <table:table-row table:style-name="ro1">
          <table:table-cell table:number-columns-repeated="4"/>
          <table:table-cell office:value-type="float" office:value="61.9" calcext:value-type="float">
            <text:p>61.9</text:p>
          </table:table-cell>
          <table:table-cell table:formula="of:=IF([.F620]&gt;[.$C$3];[.$C$4];[.F620]+0.1*[.G620])" office:value-type="float" office:value="-43.949748724492" calcext:value-type="float">
            <text:p>-43.949748724492</text:p>
          </table:table-cell>
          <table:table-cell table:formula="of:=([.$C$5]-([.F621]-[.$C$2]))/[.$C$6]" office:value-type="float" office:value="0.694974872449203" calcext:value-type="float">
            <text:p>0.694974872449203</text:p>
          </table:table-cell>
          <table:table-cell table:formula="of:=IF([.F621]&lt;[.$C$3];[.F621];20)" office:value-type="float" office:value="-43.949748724492" calcext:value-type="float">
            <text:p>-43.949748724492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IF([.F621]&gt;[.$C$3];[.$C$4];[.F621]+0.1*[.G621])" office:value-type="float" office:value="-43.8802512372471" calcext:value-type="float">
            <text:p>-43.8802512372471</text:p>
          </table:table-cell>
          <table:table-cell table:formula="of:=([.$C$5]-([.F622]-[.$C$2]))/[.$C$6]" office:value-type="float" office:value="0.68802512372471" calcext:value-type="float">
            <text:p>0.68802512372471</text:p>
          </table:table-cell>
          <table:table-cell table:formula="of:=IF([.F622]&lt;[.$C$3];[.F622];20)" office:value-type="float" office:value="-43.8802512372471" calcext:value-type="float">
            <text:p>-43.8802512372471</text:p>
          </table:table-cell>
        </table:table-row>
        <table:table-row table:style-name="ro1">
          <table:table-cell table:number-columns-repeated="4"/>
          <table:table-cell office:value-type="float" office:value="62.1" calcext:value-type="float">
            <text:p>62.1</text:p>
          </table:table-cell>
          <table:table-cell table:formula="of:=IF([.F622]&gt;[.$C$3];[.$C$4];[.F622]+0.1*[.G622])" office:value-type="float" office:value="-43.8114487248746" calcext:value-type="float">
            <text:p>-43.8114487248746</text:p>
          </table:table-cell>
          <table:table-cell table:formula="of:=([.$C$5]-([.F623]-[.$C$2]))/[.$C$6]" office:value-type="float" office:value="0.681144872487463" calcext:value-type="float">
            <text:p>0.681144872487463</text:p>
          </table:table-cell>
          <table:table-cell table:formula="of:=IF([.F623]&lt;[.$C$3];[.F623];20)" office:value-type="float" office:value="-43.8114487248746" calcext:value-type="float">
            <text:p>-43.8114487248746</text:p>
          </table:table-cell>
        </table:table-row>
        <table:table-row table:style-name="ro1">
          <table:table-cell table:number-columns-repeated="4"/>
          <table:table-cell office:value-type="float" office:value="62.2" calcext:value-type="float">
            <text:p>62.2</text:p>
          </table:table-cell>
          <table:table-cell table:formula="of:=IF([.F623]&gt;[.$C$3];[.$C$4];[.F623]+0.1*[.G623])" office:value-type="float" office:value="-43.7433342376259" calcext:value-type="float">
            <text:p>-43.7433342376259</text:p>
          </table:table-cell>
          <table:table-cell table:formula="of:=([.$C$5]-([.F624]-[.$C$2]))/[.$C$6]" office:value-type="float" office:value="0.674333423762588" calcext:value-type="float">
            <text:p>0.674333423762588</text:p>
          </table:table-cell>
          <table:table-cell table:formula="of:=IF([.F624]&lt;[.$C$3];[.F624];20)" office:value-type="float" office:value="-43.7433342376259" calcext:value-type="float">
            <text:p>-43.7433342376259</text:p>
          </table:table-cell>
        </table:table-row>
        <table:table-row table:style-name="ro1">
          <table:table-cell table:number-columns-repeated="4"/>
          <table:table-cell office:value-type="float" office:value="62.3" calcext:value-type="float">
            <text:p>62.3</text:p>
          </table:table-cell>
          <table:table-cell table:formula="of:=IF([.F624]&gt;[.$C$3];[.$C$4];[.F624]+0.1*[.G624])" office:value-type="float" office:value="-43.6759008952496" calcext:value-type="float">
            <text:p>-43.6759008952496</text:p>
          </table:table-cell>
          <table:table-cell table:formula="of:=([.$C$5]-([.F625]-[.$C$2]))/[.$C$6]" office:value-type="float" office:value="0.667590089524962" calcext:value-type="float">
            <text:p>0.667590089524962</text:p>
          </table:table-cell>
          <table:table-cell table:formula="of:=IF([.F625]&lt;[.$C$3];[.F625];20)" office:value-type="float" office:value="-43.6759008952496" calcext:value-type="float">
            <text:p>-43.6759008952496</text:p>
          </table:table-cell>
        </table:table-row>
        <table:table-row table:style-name="ro1">
          <table:table-cell table:number-columns-repeated="4"/>
          <table:table-cell office:value-type="float" office:value="62.4" calcext:value-type="float">
            <text:p>62.4</text:p>
          </table:table-cell>
          <table:table-cell table:formula="of:=IF([.F625]&gt;[.$C$3];[.$C$4];[.F625]+0.1*[.G625])" office:value-type="float" office:value="-43.6091418862971" calcext:value-type="float">
            <text:p>-43.6091418862971</text:p>
          </table:table-cell>
          <table:table-cell table:formula="of:=([.$C$5]-([.F626]-[.$C$2]))/[.$C$6]" office:value-type="float" office:value="0.660914188629712" calcext:value-type="float">
            <text:p>0.660914188629712</text:p>
          </table:table-cell>
          <table:table-cell table:formula="of:=IF([.F626]&lt;[.$C$3];[.F626];20)" office:value-type="float" office:value="-43.6091418862971" calcext:value-type="float">
            <text:p>-43.6091418862971</text:p>
          </table:table-cell>
        </table:table-row>
        <table:table-row table:style-name="ro1">
          <table:table-cell table:number-columns-repeated="4"/>
          <table:table-cell office:value-type="float" office:value="62.5" calcext:value-type="float">
            <text:p>62.5</text:p>
          </table:table-cell>
          <table:table-cell table:formula="of:=IF([.F626]&gt;[.$C$3];[.$C$4];[.F626]+0.1*[.G626])" office:value-type="float" office:value="-43.5430504674341" calcext:value-type="float">
            <text:p>-43.5430504674341</text:p>
          </table:table-cell>
          <table:table-cell table:formula="of:=([.$C$5]-([.F627]-[.$C$2]))/[.$C$6]" office:value-type="float" office:value="0.654305046743415" calcext:value-type="float">
            <text:p>0.654305046743415</text:p>
          </table:table-cell>
          <table:table-cell table:formula="of:=IF([.F627]&lt;[.$C$3];[.F627];20)" office:value-type="float" office:value="-43.5430504674341" calcext:value-type="float">
            <text:p>-43.5430504674341</text:p>
          </table:table-cell>
        </table:table-row>
        <table:table-row table:style-name="ro1">
          <table:table-cell table:number-columns-repeated="4"/>
          <table:table-cell office:value-type="float" office:value="62.6" calcext:value-type="float">
            <text:p>62.6</text:p>
          </table:table-cell>
          <table:table-cell table:formula="of:=IF([.F627]&gt;[.$C$3];[.$C$4];[.F627]+0.1*[.G627])" office:value-type="float" office:value="-43.4776199627598" calcext:value-type="float">
            <text:p>-43.4776199627598</text:p>
          </table:table-cell>
          <table:table-cell table:formula="of:=([.$C$5]-([.F628]-[.$C$2]))/[.$C$6]" office:value-type="float" office:value="0.647761996275981" calcext:value-type="float">
            <text:p>0.647761996275981</text:p>
          </table:table-cell>
          <table:table-cell table:formula="of:=IF([.F628]&lt;[.$C$3];[.F628];20)" office:value-type="float" office:value="-43.4776199627598" calcext:value-type="float">
            <text:p>-43.4776199627598</text:p>
          </table:table-cell>
        </table:table-row>
        <table:table-row table:style-name="ro1">
          <table:table-cell table:number-columns-repeated="4"/>
          <table:table-cell office:value-type="float" office:value="62.7" calcext:value-type="float">
            <text:p>62.7</text:p>
          </table:table-cell>
          <table:table-cell table:formula="of:=IF([.F628]&gt;[.$C$3];[.$C$4];[.F628]+0.1*[.G628])" office:value-type="float" office:value="-43.4128437631322" calcext:value-type="float">
            <text:p>-43.4128437631322</text:p>
          </table:table-cell>
          <table:table-cell table:formula="of:=([.$C$5]-([.F629]-[.$C$2]))/[.$C$6]" office:value-type="float" office:value="0.641284376313222" calcext:value-type="float">
            <text:p>0.641284376313222</text:p>
          </table:table-cell>
          <table:table-cell table:formula="of:=IF([.F629]&lt;[.$C$3];[.F629];20)" office:value-type="float" office:value="-43.4128437631322" calcext:value-type="float">
            <text:p>-43.4128437631322</text:p>
          </table:table-cell>
        </table:table-row>
        <table:table-row table:style-name="ro1">
          <table:table-cell table:number-columns-repeated="4"/>
          <table:table-cell office:value-type="float" office:value="62.8" calcext:value-type="float">
            <text:p>62.8</text:p>
          </table:table-cell>
          <table:table-cell table:formula="of:=IF([.F629]&gt;[.$C$3];[.$C$4];[.F629]+0.1*[.G629])" office:value-type="float" office:value="-43.3487153255009" calcext:value-type="float">
            <text:p>-43.3487153255009</text:p>
          </table:table-cell>
          <table:table-cell table:formula="of:=([.$C$5]-([.F630]-[.$C$2]))/[.$C$6]" office:value-type="float" office:value="0.634871532550089" calcext:value-type="float">
            <text:p>0.634871532550089</text:p>
          </table:table-cell>
          <table:table-cell table:formula="of:=IF([.F630]&lt;[.$C$3];[.F630];20)" office:value-type="float" office:value="-43.3487153255009" calcext:value-type="float">
            <text:p>-43.3487153255009</text:p>
          </table:table-cell>
        </table:table-row>
        <table:table-row table:style-name="ro1">
          <table:table-cell table:number-columns-repeated="4"/>
          <table:table-cell office:value-type="float" office:value="62.9" calcext:value-type="float">
            <text:p>62.9</text:p>
          </table:table-cell>
          <table:table-cell table:formula="of:=IF([.F630]&gt;[.$C$3];[.$C$4];[.F630]+0.1*[.G630])" office:value-type="float" office:value="-43.2852281722459" calcext:value-type="float">
            <text:p>-43.2852281722459</text:p>
          </table:table-cell>
          <table:table-cell table:formula="of:=([.$C$5]-([.F631]-[.$C$2]))/[.$C$6]" office:value-type="float" office:value="0.628522817224588" calcext:value-type="float">
            <text:p>0.628522817224588</text:p>
          </table:table-cell>
          <table:table-cell table:formula="of:=IF([.F631]&lt;[.$C$3];[.F631];20)" office:value-type="float" office:value="-43.2852281722459" calcext:value-type="float">
            <text:p>-43.2852281722459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formula="of:=IF([.F631]&gt;[.$C$3];[.$C$4];[.F631]+0.1*[.G631])" office:value-type="float" office:value="-43.2223758905234" calcext:value-type="float">
            <text:p>-43.2223758905234</text:p>
          </table:table-cell>
          <table:table-cell table:formula="of:=([.$C$5]-([.F632]-[.$C$2]))/[.$C$6]" office:value-type="float" office:value="0.622237589052342" calcext:value-type="float">
            <text:p>0.622237589052342</text:p>
          </table:table-cell>
          <table:table-cell table:formula="of:=IF([.F632]&lt;[.$C$3];[.F632];20)" office:value-type="float" office:value="-43.2223758905234" calcext:value-type="float">
            <text:p>-43.2223758905234</text:p>
          </table:table-cell>
        </table:table-row>
        <table:table-row table:style-name="ro1">
          <table:table-cell table:number-columns-repeated="4"/>
          <table:table-cell office:value-type="float" office:value="63.1" calcext:value-type="float">
            <text:p>63.1</text:p>
          </table:table-cell>
          <table:table-cell table:formula="of:=IF([.F632]&gt;[.$C$3];[.$C$4];[.F632]+0.1*[.G632])" office:value-type="float" office:value="-43.1601521316182" calcext:value-type="float">
            <text:p>-43.1601521316182</text:p>
          </table:table-cell>
          <table:table-cell table:formula="of:=([.$C$5]-([.F633]-[.$C$2]))/[.$C$6]" office:value-type="float" office:value="0.616015213161819" calcext:value-type="float">
            <text:p>0.616015213161819</text:p>
          </table:table-cell>
          <table:table-cell table:formula="of:=IF([.F633]&lt;[.$C$3];[.F633];20)" office:value-type="float" office:value="-43.1601521316182" calcext:value-type="float">
            <text:p>-43.1601521316182</text:p>
          </table:table-cell>
        </table:table-row>
        <table:table-row table:style-name="ro1">
          <table:table-cell table:number-columns-repeated="4"/>
          <table:table-cell office:value-type="float" office:value="63.2" calcext:value-type="float">
            <text:p>63.2</text:p>
          </table:table-cell>
          <table:table-cell table:formula="of:=IF([.F633]&gt;[.$C$3];[.$C$4];[.F633]+0.1*[.G633])" office:value-type="float" office:value="-43.098550610302" calcext:value-type="float">
            <text:p>-43.098550610302</text:p>
          </table:table-cell>
          <table:table-cell table:formula="of:=([.$C$5]-([.F634]-[.$C$2]))/[.$C$6]" office:value-type="float" office:value="0.609855061030201" calcext:value-type="float">
            <text:p>0.609855061030201</text:p>
          </table:table-cell>
          <table:table-cell table:formula="of:=IF([.F634]&lt;[.$C$3];[.F634];20)" office:value-type="float" office:value="-43.098550610302" calcext:value-type="float">
            <text:p>-43.098550610302</text:p>
          </table:table-cell>
        </table:table-row>
        <table:table-row table:style-name="ro1">
          <table:table-cell table:number-columns-repeated="4"/>
          <table:table-cell office:value-type="float" office:value="63.3" calcext:value-type="float">
            <text:p>63.3</text:p>
          </table:table-cell>
          <table:table-cell table:formula="of:=IF([.F634]&gt;[.$C$3];[.$C$4];[.F634]+0.1*[.G634])" office:value-type="float" office:value="-43.037565104199" calcext:value-type="float">
            <text:p>-43.037565104199</text:p>
          </table:table-cell>
          <table:table-cell table:formula="of:=([.$C$5]-([.F635]-[.$C$2]))/[.$C$6]" office:value-type="float" office:value="0.603756510419898" calcext:value-type="float">
            <text:p>0.603756510419898</text:p>
          </table:table-cell>
          <table:table-cell table:formula="of:=IF([.F635]&lt;[.$C$3];[.F635];20)" office:value-type="float" office:value="-43.037565104199" calcext:value-type="float">
            <text:p>-43.037565104199</text:p>
          </table:table-cell>
        </table:table-row>
        <table:table-row table:style-name="ro1">
          <table:table-cell table:number-columns-repeated="4"/>
          <table:table-cell office:value-type="float" office:value="63.4" calcext:value-type="float">
            <text:p>63.4</text:p>
          </table:table-cell>
          <table:table-cell table:formula="of:=IF([.F635]&gt;[.$C$3];[.$C$4];[.F635]+0.1*[.G635])" office:value-type="float" office:value="-42.977189453157" calcext:value-type="float">
            <text:p>-42.977189453157</text:p>
          </table:table-cell>
          <table:table-cell table:formula="of:=([.$C$5]-([.F636]-[.$C$2]))/[.$C$6]" office:value-type="float" office:value="0.5977189453157" calcext:value-type="float">
            <text:p>0.5977189453157</text:p>
          </table:table-cell>
          <table:table-cell table:formula="of:=IF([.F636]&lt;[.$C$3];[.F636];20)" office:value-type="float" office:value="-42.977189453157" calcext:value-type="float">
            <text:p>-42.977189453157</text:p>
          </table:table-cell>
        </table:table-row>
        <table:table-row table:style-name="ro1">
          <table:table-cell table:number-columns-repeated="4"/>
          <table:table-cell office:value-type="float" office:value="63.5" calcext:value-type="float">
            <text:p>63.5</text:p>
          </table:table-cell>
          <table:table-cell table:formula="of:=IF([.F636]&gt;[.$C$3];[.$C$4];[.F636]+0.1*[.G636])" office:value-type="float" office:value="-42.9174175586254" calcext:value-type="float">
            <text:p>-42.9174175586254</text:p>
          </table:table-cell>
          <table:table-cell table:formula="of:=([.$C$5]-([.F637]-[.$C$2]))/[.$C$6]" office:value-type="float" office:value="0.591741755862542" calcext:value-type="float">
            <text:p>0.591741755862542</text:p>
          </table:table-cell>
          <table:table-cell table:formula="of:=IF([.F637]&lt;[.$C$3];[.F637];20)" office:value-type="float" office:value="-42.9174175586254" calcext:value-type="float">
            <text:p>-42.9174175586254</text:p>
          </table:table-cell>
        </table:table-row>
        <table:table-row table:style-name="ro1">
          <table:table-cell table:number-columns-repeated="4"/>
          <table:table-cell office:value-type="float" office:value="63.6" calcext:value-type="float">
            <text:p>63.6</text:p>
          </table:table-cell>
          <table:table-cell table:formula="of:=IF([.F637]&gt;[.$C$3];[.$C$4];[.F637]+0.1*[.G637])" office:value-type="float" office:value="-42.8582433830392" calcext:value-type="float">
            <text:p>-42.8582433830392</text:p>
          </table:table-cell>
          <table:table-cell table:formula="of:=([.$C$5]-([.F638]-[.$C$2]))/[.$C$6]" office:value-type="float" office:value="0.585824338303917" calcext:value-type="float">
            <text:p>0.585824338303917</text:p>
          </table:table-cell>
          <table:table-cell table:formula="of:=IF([.F638]&lt;[.$C$3];[.F638];20)" office:value-type="float" office:value="-42.8582433830392" calcext:value-type="float">
            <text:p>-42.8582433830392</text:p>
          </table:table-cell>
        </table:table-row>
        <table:table-row table:style-name="ro1">
          <table:table-cell table:number-columns-repeated="4"/>
          <table:table-cell office:value-type="float" office:value="63.7" calcext:value-type="float">
            <text:p>63.7</text:p>
          </table:table-cell>
          <table:table-cell table:formula="of:=IF([.F638]&gt;[.$C$3];[.$C$4];[.F638]+0.1*[.G638])" office:value-type="float" office:value="-42.7996609492088" calcext:value-type="float">
            <text:p>-42.7996609492088</text:p>
          </table:table-cell>
          <table:table-cell table:formula="of:=([.$C$5]-([.F639]-[.$C$2]))/[.$C$6]" office:value-type="float" office:value="0.579966094920877" calcext:value-type="float">
            <text:p>0.579966094920877</text:p>
          </table:table-cell>
          <table:table-cell table:formula="of:=IF([.F639]&lt;[.$C$3];[.F639];20)" office:value-type="float" office:value="-42.7996609492088" calcext:value-type="float">
            <text:p>-42.7996609492088</text:p>
          </table:table-cell>
        </table:table-row>
        <table:table-row table:style-name="ro1">
          <table:table-cell table:number-columns-repeated="4"/>
          <table:table-cell office:value-type="float" office:value="63.8" calcext:value-type="float">
            <text:p>63.8</text:p>
          </table:table-cell>
          <table:table-cell table:formula="of:=IF([.F639]&gt;[.$C$3];[.$C$4];[.F639]+0.1*[.G639])" office:value-type="float" office:value="-42.7416643397167" calcext:value-type="float">
            <text:p>-42.7416643397167</text:p>
          </table:table-cell>
          <table:table-cell table:formula="of:=([.$C$5]-([.F640]-[.$C$2]))/[.$C$6]" office:value-type="float" office:value="0.574166433971669" calcext:value-type="float">
            <text:p>0.574166433971669</text:p>
          </table:table-cell>
          <table:table-cell table:formula="of:=IF([.F640]&lt;[.$C$3];[.F640];20)" office:value-type="float" office:value="-42.7416643397167" calcext:value-type="float">
            <text:p>-42.7416643397167</text:p>
          </table:table-cell>
        </table:table-row>
        <table:table-row table:style-name="ro1">
          <table:table-cell table:number-columns-repeated="4"/>
          <table:table-cell office:value-type="float" office:value="63.9" calcext:value-type="float">
            <text:p>63.9</text:p>
          </table:table-cell>
          <table:table-cell table:formula="of:=IF([.F640]&gt;[.$C$3];[.$C$4];[.F640]+0.1*[.G640])" office:value-type="float" office:value="-42.6842476963195" calcext:value-type="float">
            <text:p>-42.6842476963195</text:p>
          </table:table-cell>
          <table:table-cell table:formula="of:=([.$C$5]-([.F641]-[.$C$2]))/[.$C$6]" office:value-type="float" office:value="0.568424769631952" calcext:value-type="float">
            <text:p>0.568424769631952</text:p>
          </table:table-cell>
          <table:table-cell table:formula="of:=IF([.F641]&lt;[.$C$3];[.F641];20)" office:value-type="float" office:value="-42.6842476963195" calcext:value-type="float">
            <text:p>-42.6842476963195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IF([.F641]&gt;[.$C$3];[.$C$4];[.F641]+0.1*[.G641])" office:value-type="float" office:value="-42.6274052193563" calcext:value-type="float">
            <text:p>-42.6274052193563</text:p>
          </table:table-cell>
          <table:table-cell table:formula="of:=([.$C$5]-([.F642]-[.$C$2]))/[.$C$6]" office:value-type="float" office:value="0.562740521935632" calcext:value-type="float">
            <text:p>0.562740521935632</text:p>
          </table:table-cell>
          <table:table-cell table:formula="of:=IF([.F642]&lt;[.$C$3];[.F642];20)" office:value-type="float" office:value="-42.6274052193563" calcext:value-type="float">
            <text:p>-42.6274052193563</text:p>
          </table:table-cell>
        </table:table-row>
        <table:table-row table:style-name="ro1">
          <table:table-cell table:number-columns-repeated="4"/>
          <table:table-cell office:value-type="float" office:value="64.1" calcext:value-type="float">
            <text:p>64.1</text:p>
          </table:table-cell>
          <table:table-cell table:formula="of:=IF([.F642]&gt;[.$C$3];[.$C$4];[.F642]+0.1*[.G642])" office:value-type="float" office:value="-42.5711311671628" calcext:value-type="float">
            <text:p>-42.5711311671628</text:p>
          </table:table-cell>
          <table:table-cell table:formula="of:=([.$C$5]-([.F643]-[.$C$2]))/[.$C$6]" office:value-type="float" office:value="0.557113116716275" calcext:value-type="float">
            <text:p>0.557113116716275</text:p>
          </table:table-cell>
          <table:table-cell table:formula="of:=IF([.F643]&lt;[.$C$3];[.F643];20)" office:value-type="float" office:value="-42.5711311671628" calcext:value-type="float">
            <text:p>-42.5711311671628</text:p>
          </table:table-cell>
        </table:table-row>
        <table:table-row table:style-name="ro1">
          <table:table-cell table:number-columns-repeated="4"/>
          <table:table-cell office:value-type="float" office:value="64.2" calcext:value-type="float">
            <text:p>64.2</text:p>
          </table:table-cell>
          <table:table-cell table:formula="of:=IF([.F643]&gt;[.$C$3];[.$C$4];[.F643]+0.1*[.G643])" office:value-type="float" office:value="-42.5154198554911" calcext:value-type="float">
            <text:p>-42.5154198554911</text:p>
          </table:table-cell>
          <table:table-cell table:formula="of:=([.$C$5]-([.F644]-[.$C$2]))/[.$C$6]" office:value-type="float" office:value="0.551541985549113" calcext:value-type="float">
            <text:p>0.551541985549113</text:p>
          </table:table-cell>
          <table:table-cell table:formula="of:=IF([.F644]&lt;[.$C$3];[.F644];20)" office:value-type="float" office:value="-42.5154198554911" calcext:value-type="float">
            <text:p>-42.5154198554911</text:p>
          </table:table-cell>
        </table:table-row>
        <table:table-row table:style-name="ro1">
          <table:table-cell table:number-columns-repeated="4"/>
          <table:table-cell office:value-type="float" office:value="64.3" calcext:value-type="float">
            <text:p>64.3</text:p>
          </table:table-cell>
          <table:table-cell table:formula="of:=IF([.F644]&gt;[.$C$3];[.$C$4];[.F644]+0.1*[.G644])" office:value-type="float" office:value="-42.4602656569362" calcext:value-type="float">
            <text:p>-42.4602656569362</text:p>
          </table:table-cell>
          <table:table-cell table:formula="of:=([.$C$5]-([.F645]-[.$C$2]))/[.$C$6]" office:value-type="float" office:value="0.546026565693621" calcext:value-type="float">
            <text:p>0.546026565693621</text:p>
          </table:table-cell>
          <table:table-cell table:formula="of:=IF([.F645]&lt;[.$C$3];[.F645];20)" office:value-type="float" office:value="-42.4602656569362" calcext:value-type="float">
            <text:p>-42.4602656569362</text:p>
          </table:table-cell>
        </table:table-row>
        <table:table-row table:style-name="ro1">
          <table:table-cell table:number-columns-repeated="4"/>
          <table:table-cell office:value-type="float" office:value="64.4" calcext:value-type="float">
            <text:p>64.4</text:p>
          </table:table-cell>
          <table:table-cell table:formula="of:=IF([.F645]&gt;[.$C$3];[.$C$4];[.F645]+0.1*[.G645])" office:value-type="float" office:value="-42.4056630003668" calcext:value-type="float">
            <text:p>-42.4056630003668</text:p>
          </table:table-cell>
          <table:table-cell table:formula="of:=([.$C$5]-([.F646]-[.$C$2]))/[.$C$6]" office:value-type="float" office:value="0.540566300036685" calcext:value-type="float">
            <text:p>0.540566300036685</text:p>
          </table:table-cell>
          <table:table-cell table:formula="of:=IF([.F646]&lt;[.$C$3];[.F646];20)" office:value-type="float" office:value="-42.4056630003668" calcext:value-type="float">
            <text:p>-42.4056630003668</text:p>
          </table:table-cell>
        </table:table-row>
        <table:table-row table:style-name="ro1">
          <table:table-cell table:number-columns-repeated="4"/>
          <table:table-cell office:value-type="float" office:value="64.5" calcext:value-type="float">
            <text:p>64.5</text:p>
          </table:table-cell>
          <table:table-cell table:formula="of:=IF([.F646]&gt;[.$C$3];[.$C$4];[.F646]+0.1*[.G646])" office:value-type="float" office:value="-42.3516063703632" calcext:value-type="float">
            <text:p>-42.3516063703632</text:p>
          </table:table-cell>
          <table:table-cell table:formula="of:=([.$C$5]-([.F647]-[.$C$2]))/[.$C$6]" office:value-type="float" office:value="0.535160637036318" calcext:value-type="float">
            <text:p>0.535160637036318</text:p>
          </table:table-cell>
          <table:table-cell table:formula="of:=IF([.F647]&lt;[.$C$3];[.F647];20)" office:value-type="float" office:value="-42.3516063703632" calcext:value-type="float">
            <text:p>-42.3516063703632</text:p>
          </table:table-cell>
        </table:table-row>
        <table:table-row table:style-name="ro1">
          <table:table-cell table:number-columns-repeated="4"/>
          <table:table-cell office:value-type="float" office:value="64.6" calcext:value-type="float">
            <text:p>64.6</text:p>
          </table:table-cell>
          <table:table-cell table:formula="of:=IF([.F647]&gt;[.$C$3];[.$C$4];[.F647]+0.1*[.G647])" office:value-type="float" office:value="-42.2980903066595" calcext:value-type="float">
            <text:p>-42.2980903066595</text:p>
          </table:table-cell>
          <table:table-cell table:formula="of:=([.$C$5]-([.F648]-[.$C$2]))/[.$C$6]" office:value-type="float" office:value="0.529809030665955" calcext:value-type="float">
            <text:p>0.529809030665955</text:p>
          </table:table-cell>
          <table:table-cell table:formula="of:=IF([.F648]&lt;[.$C$3];[.F648];20)" office:value-type="float" office:value="-42.2980903066595" calcext:value-type="float">
            <text:p>-42.2980903066595</text:p>
          </table:table-cell>
        </table:table-row>
        <table:table-row table:style-name="ro1">
          <table:table-cell table:number-columns-repeated="4"/>
          <table:table-cell office:value-type="float" office:value="64.7" calcext:value-type="float">
            <text:p>64.7</text:p>
          </table:table-cell>
          <table:table-cell table:formula="of:=IF([.F648]&gt;[.$C$3];[.$C$4];[.F648]+0.1*[.G648])" office:value-type="float" office:value="-42.245109403593" calcext:value-type="float">
            <text:p>-42.245109403593</text:p>
          </table:table-cell>
          <table:table-cell table:formula="of:=([.$C$5]-([.F649]-[.$C$2]))/[.$C$6]" office:value-type="float" office:value="0.524510940359295" calcext:value-type="float">
            <text:p>0.524510940359295</text:p>
          </table:table-cell>
          <table:table-cell table:formula="of:=IF([.F649]&lt;[.$C$3];[.F649];20)" office:value-type="float" office:value="-42.245109403593" calcext:value-type="float">
            <text:p>-42.245109403593</text:p>
          </table:table-cell>
        </table:table-row>
        <table:table-row table:style-name="ro1">
          <table:table-cell table:number-columns-repeated="4"/>
          <table:table-cell office:value-type="float" office:value="64.8" calcext:value-type="float">
            <text:p>64.8</text:p>
          </table:table-cell>
          <table:table-cell table:formula="of:=IF([.F649]&gt;[.$C$3];[.$C$4];[.F649]+0.1*[.G649])" office:value-type="float" office:value="-42.192658309557" calcext:value-type="float">
            <text:p>-42.192658309557</text:p>
          </table:table-cell>
          <table:table-cell table:formula="of:=([.$C$5]-([.F650]-[.$C$2]))/[.$C$6]" office:value-type="float" office:value="0.519265830955702" calcext:value-type="float">
            <text:p>0.519265830955702</text:p>
          </table:table-cell>
          <table:table-cell table:formula="of:=IF([.F650]&lt;[.$C$3];[.F650];20)" office:value-type="float" office:value="-42.192658309557" calcext:value-type="float">
            <text:p>-42.192658309557</text:p>
          </table:table-cell>
        </table:table-row>
        <table:table-row table:style-name="ro1">
          <table:table-cell table:number-columns-repeated="4"/>
          <table:table-cell office:value-type="float" office:value="64.9" calcext:value-type="float">
            <text:p>64.9</text:p>
          </table:table-cell>
          <table:table-cell table:formula="of:=IF([.F650]&gt;[.$C$3];[.$C$4];[.F650]+0.1*[.G650])" office:value-type="float" office:value="-42.1407317264614" calcext:value-type="float">
            <text:p>-42.1407317264614</text:p>
          </table:table-cell>
          <table:table-cell table:formula="of:=([.$C$5]-([.F651]-[.$C$2]))/[.$C$6]" office:value-type="float" office:value="0.514073172646145" calcext:value-type="float">
            <text:p>0.514073172646145</text:p>
          </table:table-cell>
          <table:table-cell table:formula="of:=IF([.F651]&lt;[.$C$3];[.F651];20)" office:value-type="float" office:value="-42.1407317264614" calcext:value-type="float">
            <text:p>-42.1407317264614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IF([.F651]&gt;[.$C$3];[.$C$4];[.F651]+0.1*[.G651])" office:value-type="float" office:value="-42.0893244091968" calcext:value-type="float">
            <text:p>-42.0893244091968</text:p>
          </table:table-cell>
          <table:table-cell table:formula="of:=([.$C$5]-([.F652]-[.$C$2]))/[.$C$6]" office:value-type="float" office:value="0.508932440919683" calcext:value-type="float">
            <text:p>0.508932440919683</text:p>
          </table:table-cell>
          <table:table-cell table:formula="of:=IF([.F652]&lt;[.$C$3];[.F652];20)" office:value-type="float" office:value="-42.0893244091968" calcext:value-type="float">
            <text:p>-42.0893244091968</text:p>
          </table:table-cell>
        </table:table-row>
        <table:table-row table:style-name="ro1">
          <table:table-cell table:number-columns-repeated="4"/>
          <table:table-cell office:value-type="float" office:value="65.1" calcext:value-type="float">
            <text:p>65.1</text:p>
          </table:table-cell>
          <table:table-cell table:formula="of:=IF([.F652]&gt;[.$C$3];[.$C$4];[.F652]+0.1*[.G652])" office:value-type="float" office:value="-42.0384311651049" calcext:value-type="float">
            <text:p>-42.0384311651049</text:p>
          </table:table-cell>
          <table:table-cell table:formula="of:=([.$C$5]-([.F653]-[.$C$2]))/[.$C$6]" office:value-type="float" office:value="0.503843116510487" calcext:value-type="float">
            <text:p>0.503843116510487</text:p>
          </table:table-cell>
          <table:table-cell table:formula="of:=IF([.F653]&lt;[.$C$3];[.F653];20)" office:value-type="float" office:value="-42.0384311651049" calcext:value-type="float">
            <text:p>-42.0384311651049</text:p>
          </table:table-cell>
        </table:table-row>
        <table:table-row table:style-name="ro1">
          <table:table-cell table:number-columns-repeated="4"/>
          <table:table-cell office:value-type="float" office:value="65.2" calcext:value-type="float">
            <text:p>65.2</text:p>
          </table:table-cell>
          <table:table-cell table:formula="of:=IF([.F653]&gt;[.$C$3];[.$C$4];[.F653]+0.1*[.G653])" office:value-type="float" office:value="-41.9880468534538" calcext:value-type="float">
            <text:p>-41.9880468534538</text:p>
          </table:table-cell>
          <table:table-cell table:formula="of:=([.$C$5]-([.F654]-[.$C$2]))/[.$C$6]" office:value-type="float" office:value="0.498804685345382" calcext:value-type="float">
            <text:p>0.498804685345382</text:p>
          </table:table-cell>
          <table:table-cell table:formula="of:=IF([.F654]&lt;[.$C$3];[.F654];20)" office:value-type="float" office:value="-41.9880468534538" calcext:value-type="float">
            <text:p>-41.9880468534538</text:p>
          </table:table-cell>
        </table:table-row>
        <table:table-row table:style-name="ro1">
          <table:table-cell table:number-columns-repeated="4"/>
          <table:table-cell office:value-type="float" office:value="65.3" calcext:value-type="float">
            <text:p>65.3</text:p>
          </table:table-cell>
          <table:table-cell table:formula="of:=IF([.F654]&gt;[.$C$3];[.$C$4];[.F654]+0.1*[.G654])" office:value-type="float" office:value="-41.9381663849193" calcext:value-type="float">
            <text:p>-41.9381663849193</text:p>
          </table:table-cell>
          <table:table-cell table:formula="of:=([.$C$5]-([.F655]-[.$C$2]))/[.$C$6]" office:value-type="float" office:value="0.493816638491928" calcext:value-type="float">
            <text:p>0.493816638491928</text:p>
          </table:table-cell>
          <table:table-cell table:formula="of:=IF([.F655]&lt;[.$C$3];[.F655];20)" office:value-type="float" office:value="-41.9381663849193" calcext:value-type="float">
            <text:p>-41.9381663849193</text:p>
          </table:table-cell>
        </table:table-row>
        <table:table-row table:style-name="ro1">
          <table:table-cell table:number-columns-repeated="4"/>
          <table:table-cell office:value-type="float" office:value="65.4" calcext:value-type="float">
            <text:p>65.4</text:p>
          </table:table-cell>
          <table:table-cell table:formula="of:=IF([.F655]&gt;[.$C$3];[.$C$4];[.F655]+0.1*[.G655])" office:value-type="float" office:value="-41.8887847210701" calcext:value-type="float">
            <text:p>-41.8887847210701</text:p>
          </table:table-cell>
          <table:table-cell table:formula="of:=([.$C$5]-([.F656]-[.$C$2]))/[.$C$6]" office:value-type="float" office:value="0.488878472107009" calcext:value-type="float">
            <text:p>0.488878472107009</text:p>
          </table:table-cell>
          <table:table-cell table:formula="of:=IF([.F656]&lt;[.$C$3];[.F656];20)" office:value-type="float" office:value="-41.8887847210701" calcext:value-type="float">
            <text:p>-41.8887847210701</text:p>
          </table:table-cell>
        </table:table-row>
        <table:table-row table:style-name="ro1">
          <table:table-cell table:number-columns-repeated="4"/>
          <table:table-cell office:value-type="float" office:value="65.5" calcext:value-type="float">
            <text:p>65.5</text:p>
          </table:table-cell>
          <table:table-cell table:formula="of:=IF([.F656]&gt;[.$C$3];[.$C$4];[.F656]+0.1*[.G656])" office:value-type="float" office:value="-41.8398968738594" calcext:value-type="float">
            <text:p>-41.8398968738594</text:p>
          </table:table-cell>
          <table:table-cell table:formula="of:=([.$C$5]-([.F657]-[.$C$2]))/[.$C$6]" office:value-type="float" office:value="0.483989687385939" calcext:value-type="float">
            <text:p>0.483989687385939</text:p>
          </table:table-cell>
          <table:table-cell table:formula="of:=IF([.F657]&lt;[.$C$3];[.F657];20)" office:value-type="float" office:value="-41.8398968738594" calcext:value-type="float">
            <text:p>-41.8398968738594</text:p>
          </table:table-cell>
        </table:table-row>
        <table:table-row table:style-name="ro1">
          <table:table-cell table:number-columns-repeated="4"/>
          <table:table-cell office:value-type="float" office:value="65.6" calcext:value-type="float">
            <text:p>65.6</text:p>
          </table:table-cell>
          <table:table-cell table:formula="of:=IF([.F657]&gt;[.$C$3];[.$C$4];[.F657]+0.1*[.G657])" office:value-type="float" office:value="-41.7914979051208" calcext:value-type="float">
            <text:p>-41.7914979051208</text:p>
          </table:table-cell>
          <table:table-cell table:formula="of:=([.$C$5]-([.F658]-[.$C$2]))/[.$C$6]" office:value-type="float" office:value="0.479149790512079" calcext:value-type="float">
            <text:p>0.479149790512079</text:p>
          </table:table-cell>
          <table:table-cell table:formula="of:=IF([.F658]&lt;[.$C$3];[.F658];20)" office:value-type="float" office:value="-41.7914979051208" calcext:value-type="float">
            <text:p>-41.7914979051208</text:p>
          </table:table-cell>
        </table:table-row>
        <table:table-row table:style-name="ro1">
          <table:table-cell table:number-columns-repeated="4"/>
          <table:table-cell office:value-type="float" office:value="65.7" calcext:value-type="float">
            <text:p>65.7</text:p>
          </table:table-cell>
          <table:table-cell table:formula="of:=IF([.F658]&gt;[.$C$3];[.$C$4];[.F658]+0.1*[.G658])" office:value-type="float" office:value="-41.7435829260696" calcext:value-type="float">
            <text:p>-41.7435829260696</text:p>
          </table:table-cell>
          <table:table-cell table:formula="of:=([.$C$5]-([.F659]-[.$C$2]))/[.$C$6]" office:value-type="float" office:value="0.474358292606959" calcext:value-type="float">
            <text:p>0.474358292606959</text:p>
          </table:table-cell>
          <table:table-cell table:formula="of:=IF([.F659]&lt;[.$C$3];[.F659];20)" office:value-type="float" office:value="-41.7435829260696" calcext:value-type="float">
            <text:p>-41.7435829260696</text:p>
          </table:table-cell>
        </table:table-row>
        <table:table-row table:style-name="ro1">
          <table:table-cell table:number-columns-repeated="4"/>
          <table:table-cell office:value-type="float" office:value="65.8" calcext:value-type="float">
            <text:p>65.8</text:p>
          </table:table-cell>
          <table:table-cell table:formula="of:=IF([.F659]&gt;[.$C$3];[.$C$4];[.F659]+0.1*[.G659])" office:value-type="float" office:value="-41.6961470968089" calcext:value-type="float">
            <text:p>-41.6961470968089</text:p>
          </table:table-cell>
          <table:table-cell table:formula="of:=([.$C$5]-([.F660]-[.$C$2]))/[.$C$6]" office:value-type="float" office:value="0.469614709680889" calcext:value-type="float">
            <text:p>0.469614709680889</text:p>
          </table:table-cell>
          <table:table-cell table:formula="of:=IF([.F660]&lt;[.$C$3];[.F660];20)" office:value-type="float" office:value="-41.6961470968089" calcext:value-type="float">
            <text:p>-41.6961470968089</text:p>
          </table:table-cell>
        </table:table-row>
        <table:table-row table:style-name="ro1">
          <table:table-cell table:number-columns-repeated="4"/>
          <table:table-cell office:value-type="float" office:value="65.9" calcext:value-type="float">
            <text:p>65.9</text:p>
          </table:table-cell>
          <table:table-cell table:formula="of:=IF([.F660]&gt;[.$C$3];[.$C$4];[.F660]+0.1*[.G660])" office:value-type="float" office:value="-41.6491856258408" calcext:value-type="float">
            <text:p>-41.6491856258408</text:p>
          </table:table-cell>
          <table:table-cell table:formula="of:=([.$C$5]-([.F661]-[.$C$2]))/[.$C$6]" office:value-type="float" office:value="0.46491856258408" calcext:value-type="float">
            <text:p>0.46491856258408</text:p>
          </table:table-cell>
          <table:table-cell table:formula="of:=IF([.F661]&lt;[.$C$3];[.F661];20)" office:value-type="float" office:value="-41.6491856258408" calcext:value-type="float">
            <text:p>-41.6491856258408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formula="of:=IF([.F661]&gt;[.$C$3];[.$C$4];[.F661]+0.1*[.G661])" office:value-type="float" office:value="-41.6026937695824" calcext:value-type="float">
            <text:p>-41.6026937695824</text:p>
          </table:table-cell>
          <table:table-cell table:formula="of:=([.$C$5]-([.F662]-[.$C$2]))/[.$C$6]" office:value-type="float" office:value="0.460269376958239" calcext:value-type="float">
            <text:p>0.460269376958239</text:p>
          </table:table-cell>
          <table:table-cell table:formula="of:=IF([.F662]&lt;[.$C$3];[.F662];20)" office:value-type="float" office:value="-41.6026937695824" calcext:value-type="float">
            <text:p>-41.6026937695824</text:p>
          </table:table-cell>
        </table:table-row>
        <table:table-row table:style-name="ro1">
          <table:table-cell table:number-columns-repeated="4"/>
          <table:table-cell office:value-type="float" office:value="66.1" calcext:value-type="float">
            <text:p>66.1</text:p>
          </table:table-cell>
          <table:table-cell table:formula="of:=IF([.F662]&gt;[.$C$3];[.$C$4];[.F662]+0.1*[.G662])" office:value-type="float" office:value="-41.5566668318866" calcext:value-type="float">
            <text:p>-41.5566668318866</text:p>
          </table:table-cell>
          <table:table-cell table:formula="of:=([.$C$5]-([.F663]-[.$C$2]))/[.$C$6]" office:value-type="float" office:value="0.455666683188657" calcext:value-type="float">
            <text:p>0.455666683188657</text:p>
          </table:table-cell>
          <table:table-cell table:formula="of:=IF([.F663]&lt;[.$C$3];[.F663];20)" office:value-type="float" office:value="-41.5566668318866" calcext:value-type="float">
            <text:p>-41.5566668318866</text:p>
          </table:table-cell>
        </table:table-row>
        <table:table-row table:style-name="ro1">
          <table:table-cell table:number-columns-repeated="4"/>
          <table:table-cell office:value-type="float" office:value="66.2" calcext:value-type="float">
            <text:p>66.2</text:p>
          </table:table-cell>
          <table:table-cell table:formula="of:=IF([.F663]&gt;[.$C$3];[.$C$4];[.F663]+0.1*[.G663])" office:value-type="float" office:value="-41.5111001635677" calcext:value-type="float">
            <text:p>-41.5111001635677</text:p>
          </table:table-cell>
          <table:table-cell table:formula="of:=([.$C$5]-([.F664]-[.$C$2]))/[.$C$6]" office:value-type="float" office:value="0.451110016356771" calcext:value-type="float">
            <text:p>0.451110016356771</text:p>
          </table:table-cell>
          <table:table-cell table:formula="of:=IF([.F664]&lt;[.$C$3];[.F664];20)" office:value-type="float" office:value="-41.5111001635677" calcext:value-type="float">
            <text:p>-41.5111001635677</text:p>
          </table:table-cell>
        </table:table-row>
        <table:table-row table:style-name="ro1">
          <table:table-cell table:number-columns-repeated="4"/>
          <table:table-cell office:value-type="float" office:value="66.3" calcext:value-type="float">
            <text:p>66.3</text:p>
          </table:table-cell>
          <table:table-cell table:formula="of:=IF([.F664]&gt;[.$C$3];[.$C$4];[.F664]+0.1*[.G664])" office:value-type="float" office:value="-41.465989161932" calcext:value-type="float">
            <text:p>-41.465989161932</text:p>
          </table:table-cell>
          <table:table-cell table:formula="of:=([.$C$5]-([.F665]-[.$C$2]))/[.$C$6]" office:value-type="float" office:value="0.446598916193204" calcext:value-type="float">
            <text:p>0.446598916193204</text:p>
          </table:table-cell>
          <table:table-cell table:formula="of:=IF([.F665]&lt;[.$C$3];[.F665];20)" office:value-type="float" office:value="-41.465989161932" calcext:value-type="float">
            <text:p>-41.465989161932</text:p>
          </table:table-cell>
        </table:table-row>
        <table:table-row table:style-name="ro1">
          <table:table-cell table:number-columns-repeated="4"/>
          <table:table-cell office:value-type="float" office:value="66.4" calcext:value-type="float">
            <text:p>66.4</text:p>
          </table:table-cell>
          <table:table-cell table:formula="of:=IF([.F665]&gt;[.$C$3];[.$C$4];[.F665]+0.1*[.G665])" office:value-type="float" office:value="-41.4213292703127" calcext:value-type="float">
            <text:p>-41.4213292703127</text:p>
          </table:table-cell>
          <table:table-cell table:formula="of:=([.$C$5]-([.F666]-[.$C$2]))/[.$C$6]" office:value-type="float" office:value="0.442132927031272" calcext:value-type="float">
            <text:p>0.442132927031272</text:p>
          </table:table-cell>
          <table:table-cell table:formula="of:=IF([.F666]&lt;[.$C$3];[.F666];20)" office:value-type="float" office:value="-41.4213292703127" calcext:value-type="float">
            <text:p>-41.4213292703127</text:p>
          </table:table-cell>
        </table:table-row>
        <table:table-row table:style-name="ro1">
          <table:table-cell table:number-columns-repeated="4"/>
          <table:table-cell office:value-type="float" office:value="66.5" calcext:value-type="float">
            <text:p>66.5</text:p>
          </table:table-cell>
          <table:table-cell table:formula="of:=IF([.F666]&gt;[.$C$3];[.$C$4];[.F666]+0.1*[.G666])" office:value-type="float" office:value="-41.3771159776096" calcext:value-type="float">
            <text:p>-41.3771159776096</text:p>
          </table:table-cell>
          <table:table-cell table:formula="of:=([.$C$5]-([.F667]-[.$C$2]))/[.$C$6]" office:value-type="float" office:value="0.437711597760959" calcext:value-type="float">
            <text:p>0.437711597760959</text:p>
          </table:table-cell>
          <table:table-cell table:formula="of:=IF([.F667]&lt;[.$C$3];[.F667];20)" office:value-type="float" office:value="-41.3771159776096" calcext:value-type="float">
            <text:p>-41.3771159776096</text:p>
          </table:table-cell>
        </table:table-row>
        <table:table-row table:style-name="ro1">
          <table:table-cell table:number-columns-repeated="4"/>
          <table:table-cell office:value-type="float" office:value="66.6" calcext:value-type="float">
            <text:p>66.6</text:p>
          </table:table-cell>
          <table:table-cell table:formula="of:=IF([.F667]&gt;[.$C$3];[.$C$4];[.F667]+0.1*[.G667])" office:value-type="float" office:value="-41.3333448178335" calcext:value-type="float">
            <text:p>-41.3333448178335</text:p>
          </table:table-cell>
          <table:table-cell table:formula="of:=([.$C$5]-([.F668]-[.$C$2]))/[.$C$6]" office:value-type="float" office:value="0.433334481783349" calcext:value-type="float">
            <text:p>0.433334481783349</text:p>
          </table:table-cell>
          <table:table-cell table:formula="of:=IF([.F668]&lt;[.$C$3];[.F668];20)" office:value-type="float" office:value="-41.3333448178335" calcext:value-type="float">
            <text:p>-41.3333448178335</text:p>
          </table:table-cell>
        </table:table-row>
        <table:table-row table:style-name="ro1">
          <table:table-cell table:number-columns-repeated="4"/>
          <table:table-cell office:value-type="float" office:value="66.7" calcext:value-type="float">
            <text:p>66.7</text:p>
          </table:table-cell>
          <table:table-cell table:formula="of:=IF([.F668]&gt;[.$C$3];[.$C$4];[.F668]+0.1*[.G668])" office:value-type="float" office:value="-41.2900113696552" calcext:value-type="float">
            <text:p>-41.2900113696552</text:p>
          </table:table-cell>
          <table:table-cell table:formula="of:=([.$C$5]-([.F669]-[.$C$2]))/[.$C$6]" office:value-type="float" office:value="0.429001136965515" calcext:value-type="float">
            <text:p>0.429001136965515</text:p>
          </table:table-cell>
          <table:table-cell table:formula="of:=IF([.F669]&lt;[.$C$3];[.F669];20)" office:value-type="float" office:value="-41.2900113696552" calcext:value-type="float">
            <text:p>-41.2900113696552</text:p>
          </table:table-cell>
        </table:table-row>
        <table:table-row table:style-name="ro1">
          <table:table-cell table:number-columns-repeated="4"/>
          <table:table-cell office:value-type="float" office:value="66.8" calcext:value-type="float">
            <text:p>66.8</text:p>
          </table:table-cell>
          <table:table-cell table:formula="of:=IF([.F669]&gt;[.$C$3];[.$C$4];[.F669]+0.1*[.G669])" office:value-type="float" office:value="-41.2471112559586" calcext:value-type="float">
            <text:p>-41.2471112559586</text:p>
          </table:table-cell>
          <table:table-cell table:formula="of:=([.$C$5]-([.F670]-[.$C$2]))/[.$C$6]" office:value-type="float" office:value="0.42471112559586" calcext:value-type="float">
            <text:p>0.42471112559586</text:p>
          </table:table-cell>
          <table:table-cell table:formula="of:=IF([.F670]&lt;[.$C$3];[.F670];20)" office:value-type="float" office:value="-41.2471112559586" calcext:value-type="float">
            <text:p>-41.2471112559586</text:p>
          </table:table-cell>
        </table:table-row>
        <table:table-row table:style-name="ro1">
          <table:table-cell table:number-columns-repeated="4"/>
          <table:table-cell office:value-type="float" office:value="66.9" calcext:value-type="float">
            <text:p>66.9</text:p>
          </table:table-cell>
          <table:table-cell table:formula="of:=IF([.F670]&gt;[.$C$3];[.$C$4];[.F670]+0.1*[.G670])" office:value-type="float" office:value="-41.204640143399" calcext:value-type="float">
            <text:p>-41.204640143399</text:p>
          </table:table-cell>
          <table:table-cell table:formula="of:=([.$C$5]-([.F671]-[.$C$2]))/[.$C$6]" office:value-type="float" office:value="0.420464014339901" calcext:value-type="float">
            <text:p>0.420464014339901</text:p>
          </table:table-cell>
          <table:table-cell table:formula="of:=IF([.F671]&lt;[.$C$3];[.F671];20)" office:value-type="float" office:value="-41.204640143399" calcext:value-type="float">
            <text:p>-41.204640143399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formula="of:=IF([.F671]&gt;[.$C$3];[.$C$4];[.F671]+0.1*[.G671])" office:value-type="float" office:value="-41.162593741965" calcext:value-type="float">
            <text:p>-41.162593741965</text:p>
          </table:table-cell>
          <table:table-cell table:formula="of:=([.$C$5]-([.F672]-[.$C$2]))/[.$C$6]" office:value-type="float" office:value="0.416259374196502" calcext:value-type="float">
            <text:p>0.416259374196502</text:p>
          </table:table-cell>
          <table:table-cell table:formula="of:=IF([.F672]&lt;[.$C$3];[.F672];20)" office:value-type="float" office:value="-41.162593741965" calcext:value-type="float">
            <text:p>-41.162593741965</text:p>
          </table:table-cell>
        </table:table-row>
        <table:table-row table:style-name="ro1">
          <table:table-cell table:number-columns-repeated="4"/>
          <table:table-cell office:value-type="float" office:value="67.1" calcext:value-type="float">
            <text:p>67.1</text:p>
          </table:table-cell>
          <table:table-cell table:formula="of:=IF([.F672]&gt;[.$C$3];[.$C$4];[.F672]+0.1*[.G672])" office:value-type="float" office:value="-41.1209678045454" calcext:value-type="float">
            <text:p>-41.1209678045454</text:p>
          </table:table-cell>
          <table:table-cell table:formula="of:=([.$C$5]-([.F673]-[.$C$2]))/[.$C$6]" office:value-type="float" office:value="0.412096780454537" calcext:value-type="float">
            <text:p>0.412096780454537</text:p>
          </table:table-cell>
          <table:table-cell table:formula="of:=IF([.F673]&lt;[.$C$3];[.F673];20)" office:value-type="float" office:value="-41.1209678045454" calcext:value-type="float">
            <text:p>-41.1209678045454</text:p>
          </table:table-cell>
        </table:table-row>
        <table:table-row table:style-name="ro1">
          <table:table-cell table:number-columns-repeated="4"/>
          <table:table-cell office:value-type="float" office:value="67.2" calcext:value-type="float">
            <text:p>67.2</text:p>
          </table:table-cell>
          <table:table-cell table:formula="of:=IF([.F673]&gt;[.$C$3];[.$C$4];[.F673]+0.1*[.G673])" office:value-type="float" office:value="-41.0797581264999" calcext:value-type="float">
            <text:p>-41.0797581264999</text:p>
          </table:table-cell>
          <table:table-cell table:formula="of:=([.$C$5]-([.F674]-[.$C$2]))/[.$C$6]" office:value-type="float" office:value="0.407975812649991" calcext:value-type="float">
            <text:p>0.407975812649991</text:p>
          </table:table-cell>
          <table:table-cell table:formula="of:=IF([.F674]&lt;[.$C$3];[.F674];20)" office:value-type="float" office:value="-41.0797581264999" calcext:value-type="float">
            <text:p>-41.0797581264999</text:p>
          </table:table-cell>
        </table:table-row>
        <table:table-row table:style-name="ro1">
          <table:table-cell table:number-columns-repeated="4"/>
          <table:table-cell office:value-type="float" office:value="67.3" calcext:value-type="float">
            <text:p>67.3</text:p>
          </table:table-cell>
          <table:table-cell table:formula="of:=IF([.F674]&gt;[.$C$3];[.$C$4];[.F674]+0.1*[.G674])" office:value-type="float" office:value="-41.0389605452349" calcext:value-type="float">
            <text:p>-41.0389605452349</text:p>
          </table:table-cell>
          <table:table-cell table:formula="of:=([.$C$5]-([.F675]-[.$C$2]))/[.$C$6]" office:value-type="float" office:value="0.403896054523491" calcext:value-type="float">
            <text:p>0.403896054523491</text:p>
          </table:table-cell>
          <table:table-cell table:formula="of:=IF([.F675]&lt;[.$C$3];[.F675];20)" office:value-type="float" office:value="-41.0389605452349" calcext:value-type="float">
            <text:p>-41.0389605452349</text:p>
          </table:table-cell>
        </table:table-row>
        <table:table-row table:style-name="ro1">
          <table:table-cell table:number-columns-repeated="4"/>
          <table:table-cell office:value-type="float" office:value="67.4" calcext:value-type="float">
            <text:p>67.4</text:p>
          </table:table-cell>
          <table:table-cell table:formula="of:=IF([.F675]&gt;[.$C$3];[.$C$4];[.F675]+0.1*[.G675])" office:value-type="float" office:value="-40.9985709397826" calcext:value-type="float">
            <text:p>-40.9985709397826</text:p>
          </table:table-cell>
          <table:table-cell table:formula="of:=([.$C$5]-([.F676]-[.$C$2]))/[.$C$6]" office:value-type="float" office:value="0.399857093978257" calcext:value-type="float">
            <text:p>0.399857093978257</text:p>
          </table:table-cell>
          <table:table-cell table:formula="of:=IF([.F676]&lt;[.$C$3];[.F676];20)" office:value-type="float" office:value="-40.9985709397826" calcext:value-type="float">
            <text:p>-40.9985709397826</text:p>
          </table:table-cell>
        </table:table-row>
        <table:table-row table:style-name="ro1">
          <table:table-cell table:number-columns-repeated="4"/>
          <table:table-cell office:value-type="float" office:value="67.5" calcext:value-type="float">
            <text:p>67.5</text:p>
          </table:table-cell>
          <table:table-cell table:formula="of:=IF([.F676]&gt;[.$C$3];[.$C$4];[.F676]+0.1*[.G676])" office:value-type="float" office:value="-40.9585852303847" calcext:value-type="float">
            <text:p>-40.9585852303847</text:p>
          </table:table-cell>
          <table:table-cell table:formula="of:=([.$C$5]-([.F677]-[.$C$2]))/[.$C$6]" office:value-type="float" office:value="0.395858523038474" calcext:value-type="float">
            <text:p>0.395858523038474</text:p>
          </table:table-cell>
          <table:table-cell table:formula="of:=IF([.F677]&lt;[.$C$3];[.F677];20)" office:value-type="float" office:value="-40.9585852303847" calcext:value-type="float">
            <text:p>-40.9585852303847</text:p>
          </table:table-cell>
        </table:table-row>
        <table:table-row table:style-name="ro1">
          <table:table-cell table:number-columns-repeated="4"/>
          <table:table-cell office:value-type="float" office:value="67.6" calcext:value-type="float">
            <text:p>67.6</text:p>
          </table:table-cell>
          <table:table-cell table:formula="of:=IF([.F677]&gt;[.$C$3];[.$C$4];[.F677]+0.1*[.G677])" office:value-type="float" office:value="-40.9189993780809" calcext:value-type="float">
            <text:p>-40.9189993780809</text:p>
          </table:table-cell>
          <table:table-cell table:formula="of:=([.$C$5]-([.F678]-[.$C$2]))/[.$C$6]" office:value-type="float" office:value="0.39189993780809" calcext:value-type="float">
            <text:p>0.39189993780809</text:p>
          </table:table-cell>
          <table:table-cell table:formula="of:=IF([.F678]&lt;[.$C$3];[.F678];20)" office:value-type="float" office:value="-40.9189993780809" calcext:value-type="float">
            <text:p>-40.9189993780809</text:p>
          </table:table-cell>
        </table:table-row>
        <table:table-row table:style-name="ro1">
          <table:table-cell table:number-columns-repeated="4"/>
          <table:table-cell office:value-type="float" office:value="67.7" calcext:value-type="float">
            <text:p>67.7</text:p>
          </table:table-cell>
          <table:table-cell table:formula="of:=IF([.F678]&gt;[.$C$3];[.$C$4];[.F678]+0.1*[.G678])" office:value-type="float" office:value="-40.8798093843001" calcext:value-type="float">
            <text:p>-40.8798093843001</text:p>
          </table:table-cell>
          <table:table-cell table:formula="of:=([.$C$5]-([.F679]-[.$C$2]))/[.$C$6]" office:value-type="float" office:value="0.387980938430009" calcext:value-type="float">
            <text:p>0.387980938430009</text:p>
          </table:table-cell>
          <table:table-cell table:formula="of:=IF([.F679]&lt;[.$C$3];[.F679];20)" office:value-type="float" office:value="-40.8798093843001" calcext:value-type="float">
            <text:p>-40.8798093843001</text:p>
          </table:table-cell>
        </table:table-row>
        <table:table-row table:style-name="ro1">
          <table:table-cell table:number-columns-repeated="4"/>
          <table:table-cell office:value-type="float" office:value="67.8" calcext:value-type="float">
            <text:p>67.8</text:p>
          </table:table-cell>
          <table:table-cell table:formula="of:=IF([.F679]&gt;[.$C$3];[.$C$4];[.F679]+0.1*[.G679])" office:value-type="float" office:value="-40.8410112904571" calcext:value-type="float">
            <text:p>-40.8410112904571</text:p>
          </table:table-cell>
          <table:table-cell table:formula="of:=([.$C$5]-([.F680]-[.$C$2]))/[.$C$6]" office:value-type="float" office:value="0.384101129045709" calcext:value-type="float">
            <text:p>0.384101129045709</text:p>
          </table:table-cell>
          <table:table-cell table:formula="of:=IF([.F680]&lt;[.$C$3];[.F680];20)" office:value-type="float" office:value="-40.8410112904571" calcext:value-type="float">
            <text:p>-40.8410112904571</text:p>
          </table:table-cell>
        </table:table-row>
        <table:table-row table:style-name="ro1">
          <table:table-cell table:number-columns-repeated="4"/>
          <table:table-cell office:value-type="float" office:value="67.9" calcext:value-type="float">
            <text:p>67.9</text:p>
          </table:table-cell>
          <table:table-cell table:formula="of:=IF([.F680]&gt;[.$C$3];[.$C$4];[.F680]+0.1*[.G680])" office:value-type="float" office:value="-40.8026011775525" calcext:value-type="float">
            <text:p>-40.8026011775525</text:p>
          </table:table-cell>
          <table:table-cell table:formula="of:=([.$C$5]-([.F681]-[.$C$2]))/[.$C$6]" office:value-type="float" office:value="0.380260117755252" calcext:value-type="float">
            <text:p>0.380260117755252</text:p>
          </table:table-cell>
          <table:table-cell table:formula="of:=IF([.F681]&lt;[.$C$3];[.F681];20)" office:value-type="float" office:value="-40.8026011775525" calcext:value-type="float">
            <text:p>-40.8026011775525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formula="of:=IF([.F681]&gt;[.$C$3];[.$C$4];[.F681]+0.1*[.G681])" office:value-type="float" office:value="-40.764575165777" calcext:value-type="float">
            <text:p>-40.764575165777</text:p>
          </table:table-cell>
          <table:table-cell table:formula="of:=([.$C$5]-([.F682]-[.$C$2]))/[.$C$6]" office:value-type="float" office:value="0.376457516577699" calcext:value-type="float">
            <text:p>0.376457516577699</text:p>
          </table:table-cell>
          <table:table-cell table:formula="of:=IF([.F682]&lt;[.$C$3];[.F682];20)" office:value-type="float" office:value="-40.764575165777" calcext:value-type="float">
            <text:p>-40.764575165777</text:p>
          </table:table-cell>
        </table:table-row>
        <table:table-row table:style-name="ro1">
          <table:table-cell table:number-columns-repeated="4"/>
          <table:table-cell office:value-type="float" office:value="68.1" calcext:value-type="float">
            <text:p>68.1</text:p>
          </table:table-cell>
          <table:table-cell table:formula="of:=IF([.F682]&gt;[.$C$3];[.$C$4];[.F682]+0.1*[.G682])" office:value-type="float" office:value="-40.7269294141192" calcext:value-type="float">
            <text:p>-40.7269294141192</text:p>
          </table:table-cell>
          <table:table-cell table:formula="of:=([.$C$5]-([.F683]-[.$C$2]))/[.$C$6]" office:value-type="float" office:value="0.372692941411922" calcext:value-type="float">
            <text:p>0.372692941411922</text:p>
          </table:table-cell>
          <table:table-cell table:formula="of:=IF([.F683]&lt;[.$C$3];[.F683];20)" office:value-type="float" office:value="-40.7269294141192" calcext:value-type="float">
            <text:p>-40.7269294141192</text:p>
          </table:table-cell>
        </table:table-row>
        <table:table-row table:style-name="ro1">
          <table:table-cell table:number-columns-repeated="4"/>
          <table:table-cell office:value-type="float" office:value="68.2" calcext:value-type="float">
            <text:p>68.2</text:p>
          </table:table-cell>
          <table:table-cell table:formula="of:=IF([.F683]&gt;[.$C$3];[.$C$4];[.F683]+0.1*[.G683])" office:value-type="float" office:value="-40.689660119978" calcext:value-type="float">
            <text:p>-40.689660119978</text:p>
          </table:table-cell>
          <table:table-cell table:formula="of:=([.$C$5]-([.F684]-[.$C$2]))/[.$C$6]" office:value-type="float" office:value="0.368966011997803" calcext:value-type="float">
            <text:p>0.368966011997803</text:p>
          </table:table-cell>
          <table:table-cell table:formula="of:=IF([.F684]&lt;[.$C$3];[.F684];20)" office:value-type="float" office:value="-40.689660119978" calcext:value-type="float">
            <text:p>-40.689660119978</text:p>
          </table:table-cell>
        </table:table-row>
        <table:table-row table:style-name="ro1">
          <table:table-cell table:number-columns-repeated="4"/>
          <table:table-cell office:value-type="float" office:value="68.3" calcext:value-type="float">
            <text:p>68.3</text:p>
          </table:table-cell>
          <table:table-cell table:formula="of:=IF([.F684]&gt;[.$C$3];[.$C$4];[.F684]+0.1*[.G684])" office:value-type="float" office:value="-40.6527635187783" calcext:value-type="float">
            <text:p>-40.6527635187783</text:p>
          </table:table-cell>
          <table:table-cell table:formula="of:=([.$C$5]-([.F685]-[.$C$2]))/[.$C$6]" office:value-type="float" office:value="0.365276351877825" calcext:value-type="float">
            <text:p>0.365276351877825</text:p>
          </table:table-cell>
          <table:table-cell table:formula="of:=IF([.F685]&lt;[.$C$3];[.F685];20)" office:value-type="float" office:value="-40.6527635187783" calcext:value-type="float">
            <text:p>-40.6527635187783</text:p>
          </table:table-cell>
        </table:table-row>
        <table:table-row table:style-name="ro1">
          <table:table-cell table:number-columns-repeated="4"/>
          <table:table-cell office:value-type="float" office:value="68.4" calcext:value-type="float">
            <text:p>68.4</text:p>
          </table:table-cell>
          <table:table-cell table:formula="of:=IF([.F685]&gt;[.$C$3];[.$C$4];[.F685]+0.1*[.G685])" office:value-type="float" office:value="-40.6162358835905" calcext:value-type="float">
            <text:p>-40.6162358835905</text:p>
          </table:table-cell>
          <table:table-cell table:formula="of:=([.$C$5]-([.F686]-[.$C$2]))/[.$C$6]" office:value-type="float" office:value="0.361623588359047" calcext:value-type="float">
            <text:p>0.361623588359047</text:p>
          </table:table-cell>
          <table:table-cell table:formula="of:=IF([.F686]&lt;[.$C$3];[.F686];20)" office:value-type="float" office:value="-40.6162358835905" calcext:value-type="float">
            <text:p>-40.6162358835905</text:p>
          </table:table-cell>
        </table:table-row>
        <table:table-row table:style-name="ro1">
          <table:table-cell table:number-columns-repeated="4"/>
          <table:table-cell office:value-type="float" office:value="68.5" calcext:value-type="float">
            <text:p>68.5</text:p>
          </table:table-cell>
          <table:table-cell table:formula="of:=IF([.F686]&gt;[.$C$3];[.$C$4];[.F686]+0.1*[.G686])" office:value-type="float" office:value="-40.5800735247546" calcext:value-type="float">
            <text:p>-40.5800735247546</text:p>
          </table:table-cell>
          <table:table-cell table:formula="of:=([.$C$5]-([.F687]-[.$C$2]))/[.$C$6]" office:value-type="float" office:value="0.358007352475457" calcext:value-type="float">
            <text:p>0.358007352475457</text:p>
          </table:table-cell>
          <table:table-cell table:formula="of:=IF([.F687]&lt;[.$C$3];[.F687];20)" office:value-type="float" office:value="-40.5800735247546" calcext:value-type="float">
            <text:p>-40.5800735247546</text:p>
          </table:table-cell>
        </table:table-row>
        <table:table-row table:style-name="ro1">
          <table:table-cell table:number-columns-repeated="4"/>
          <table:table-cell office:value-type="float" office:value="68.6" calcext:value-type="float">
            <text:p>68.6</text:p>
          </table:table-cell>
          <table:table-cell table:formula="of:=IF([.F687]&gt;[.$C$3];[.$C$4];[.F687]+0.1*[.G687])" office:value-type="float" office:value="-40.544272789507" calcext:value-type="float">
            <text:p>-40.544272789507</text:p>
          </table:table-cell>
          <table:table-cell table:formula="of:=([.$C$5]-([.F688]-[.$C$2]))/[.$C$6]" office:value-type="float" office:value="0.354427278950702" calcext:value-type="float">
            <text:p>0.354427278950702</text:p>
          </table:table-cell>
          <table:table-cell table:formula="of:=IF([.F688]&lt;[.$C$3];[.F688];20)" office:value-type="float" office:value="-40.544272789507" calcext:value-type="float">
            <text:p>-40.544272789507</text:p>
          </table:table-cell>
        </table:table-row>
        <table:table-row table:style-name="ro1">
          <table:table-cell table:number-columns-repeated="4"/>
          <table:table-cell office:value-type="float" office:value="68.7" calcext:value-type="float">
            <text:p>68.7</text:p>
          </table:table-cell>
          <table:table-cell table:formula="of:=IF([.F688]&gt;[.$C$3];[.$C$4];[.F688]+0.1*[.G688])" office:value-type="float" office:value="-40.508830061612" calcext:value-type="float">
            <text:p>-40.508830061612</text:p>
          </table:table-cell>
          <table:table-cell table:formula="of:=([.$C$5]-([.F689]-[.$C$2]))/[.$C$6]" office:value-type="float" office:value="0.350883006161195" calcext:value-type="float">
            <text:p>0.350883006161195</text:p>
          </table:table-cell>
          <table:table-cell table:formula="of:=IF([.F689]&lt;[.$C$3];[.F689];20)" office:value-type="float" office:value="-40.508830061612" calcext:value-type="float">
            <text:p>-40.508830061612</text:p>
          </table:table-cell>
        </table:table-row>
        <table:table-row table:style-name="ro1">
          <table:table-cell table:number-columns-repeated="4"/>
          <table:table-cell office:value-type="float" office:value="68.8" calcext:value-type="float">
            <text:p>68.8</text:p>
          </table:table-cell>
          <table:table-cell table:formula="of:=IF([.F689]&gt;[.$C$3];[.$C$4];[.F689]+0.1*[.G689])" office:value-type="float" office:value="-40.4737417609958" calcext:value-type="float">
            <text:p>-40.4737417609958</text:p>
          </table:table-cell>
          <table:table-cell table:formula="of:=([.$C$5]-([.F690]-[.$C$2]))/[.$C$6]" office:value-type="float" office:value="0.347374176099583" calcext:value-type="float">
            <text:p>0.347374176099583</text:p>
          </table:table-cell>
          <table:table-cell table:formula="of:=IF([.F690]&lt;[.$C$3];[.F690];20)" office:value-type="float" office:value="-40.4737417609958" calcext:value-type="float">
            <text:p>-40.4737417609958</text:p>
          </table:table-cell>
        </table:table-row>
        <table:table-row table:style-name="ro1">
          <table:table-cell table:number-columns-repeated="4"/>
          <table:table-cell office:value-type="float" office:value="68.9" calcext:value-type="float">
            <text:p>68.9</text:p>
          </table:table-cell>
          <table:table-cell table:formula="of:=IF([.F690]&gt;[.$C$3];[.$C$4];[.F690]+0.1*[.G690])" office:value-type="float" office:value="-40.4390043433859" calcext:value-type="float">
            <text:p>-40.4390043433859</text:p>
          </table:table-cell>
          <table:table-cell table:formula="of:=([.$C$5]-([.F691]-[.$C$2]))/[.$C$6]" office:value-type="float" office:value="0.343900434338587" calcext:value-type="float">
            <text:p>0.343900434338587</text:p>
          </table:table-cell>
          <table:table-cell table:formula="of:=IF([.F691]&lt;[.$C$3];[.F691];20)" office:value-type="float" office:value="-40.4390043433859" calcext:value-type="float">
            <text:p>-40.4390043433859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formula="of:=IF([.F691]&gt;[.$C$3];[.$C$4];[.F691]+0.1*[.G691])" office:value-type="float" office:value="-40.404614299952" calcext:value-type="float">
            <text:p>-40.404614299952</text:p>
          </table:table-cell>
          <table:table-cell table:formula="of:=([.$C$5]-([.F692]-[.$C$2]))/[.$C$6]" office:value-type="float" office:value="0.340461429995201" calcext:value-type="float">
            <text:p>0.340461429995201</text:p>
          </table:table-cell>
          <table:table-cell table:formula="of:=IF([.F692]&lt;[.$C$3];[.F692];20)" office:value-type="float" office:value="-40.404614299952" calcext:value-type="float">
            <text:p>-40.404614299952</text:p>
          </table:table-cell>
        </table:table-row>
        <table:table-row table:style-name="ro1">
          <table:table-cell table:number-columns-repeated="4"/>
          <table:table-cell office:value-type="float" office:value="69.1" calcext:value-type="float">
            <text:p>69.1</text:p>
          </table:table-cell>
          <table:table-cell table:formula="of:=IF([.F692]&gt;[.$C$3];[.$C$4];[.F692]+0.1*[.G692])" office:value-type="float" office:value="-40.3705681569525" calcext:value-type="float">
            <text:p>-40.3705681569525</text:p>
          </table:table-cell>
          <table:table-cell table:formula="of:=([.$C$5]-([.F693]-[.$C$2]))/[.$C$6]" office:value-type="float" office:value="0.337056815695249" calcext:value-type="float">
            <text:p>0.337056815695249</text:p>
          </table:table-cell>
          <table:table-cell table:formula="of:=IF([.F693]&lt;[.$C$3];[.F693];20)" office:value-type="float" office:value="-40.3705681569525" calcext:value-type="float">
            <text:p>-40.3705681569525</text:p>
          </table:table-cell>
        </table:table-row>
        <table:table-row table:style-name="ro1">
          <table:table-cell table:number-columns-repeated="4"/>
          <table:table-cell office:value-type="float" office:value="69.2" calcext:value-type="float">
            <text:p>69.2</text:p>
          </table:table-cell>
          <table:table-cell table:formula="of:=IF([.F693]&gt;[.$C$3];[.$C$4];[.F693]+0.1*[.G693])" office:value-type="float" office:value="-40.336862475383" calcext:value-type="float">
            <text:p>-40.336862475383</text:p>
          </table:table-cell>
          <table:table-cell table:formula="of:=([.$C$5]-([.F694]-[.$C$2]))/[.$C$6]" office:value-type="float" office:value="0.333686247538296" calcext:value-type="float">
            <text:p>0.333686247538296</text:p>
          </table:table-cell>
          <table:table-cell table:formula="of:=IF([.F694]&lt;[.$C$3];[.F694];20)" office:value-type="float" office:value="-40.336862475383" calcext:value-type="float">
            <text:p>-40.336862475383</text:p>
          </table:table-cell>
        </table:table-row>
        <table:table-row table:style-name="ro1">
          <table:table-cell table:number-columns-repeated="4"/>
          <table:table-cell office:value-type="float" office:value="69.3" calcext:value-type="float">
            <text:p>69.3</text:p>
          </table:table-cell>
          <table:table-cell table:formula="of:=IF([.F694]&gt;[.$C$3];[.$C$4];[.F694]+0.1*[.G694])" office:value-type="float" office:value="-40.3034938506291" calcext:value-type="float">
            <text:p>-40.3034938506291</text:p>
          </table:table-cell>
          <table:table-cell table:formula="of:=([.$C$5]-([.F695]-[.$C$2]))/[.$C$6]" office:value-type="float" office:value="0.330349385062914" calcext:value-type="float">
            <text:p>0.330349385062914</text:p>
          </table:table-cell>
          <table:table-cell table:formula="of:=IF([.F695]&lt;[.$C$3];[.F695];20)" office:value-type="float" office:value="-40.3034938506291" calcext:value-type="float">
            <text:p>-40.3034938506291</text:p>
          </table:table-cell>
        </table:table-row>
        <table:table-row table:style-name="ro1">
          <table:table-cell table:number-columns-repeated="4"/>
          <table:table-cell office:value-type="float" office:value="69.4" calcext:value-type="float">
            <text:p>69.4</text:p>
          </table:table-cell>
          <table:table-cell table:formula="of:=IF([.F695]&gt;[.$C$3];[.$C$4];[.F695]+0.1*[.G695])" office:value-type="float" office:value="-40.2704589121228" calcext:value-type="float">
            <text:p>-40.2704589121228</text:p>
          </table:table-cell>
          <table:table-cell table:formula="of:=([.$C$5]-([.F696]-[.$C$2]))/[.$C$6]" office:value-type="float" office:value="0.327045891212285" calcext:value-type="float">
            <text:p>0.327045891212285</text:p>
          </table:table-cell>
          <table:table-cell table:formula="of:=IF([.F696]&lt;[.$C$3];[.F696];20)" office:value-type="float" office:value="-40.2704589121228" calcext:value-type="float">
            <text:p>-40.2704589121228</text:p>
          </table:table-cell>
        </table:table-row>
        <table:table-row table:style-name="ro1">
          <table:table-cell table:number-columns-repeated="4"/>
          <table:table-cell office:value-type="float" office:value="69.5" calcext:value-type="float">
            <text:p>69.5</text:p>
          </table:table-cell>
          <table:table-cell table:formula="of:=IF([.F696]&gt;[.$C$3];[.$C$4];[.F696]+0.1*[.G696])" office:value-type="float" office:value="-40.2377543230016" calcext:value-type="float">
            <text:p>-40.2377543230016</text:p>
          </table:table-cell>
          <table:table-cell table:formula="of:=([.$C$5]-([.F697]-[.$C$2]))/[.$C$6]" office:value-type="float" office:value="0.323775432300162" calcext:value-type="float">
            <text:p>0.323775432300162</text:p>
          </table:table-cell>
          <table:table-cell table:formula="of:=IF([.F697]&lt;[.$C$3];[.F697];20)" office:value-type="float" office:value="-40.2377543230016" calcext:value-type="float">
            <text:p>-40.2377543230016</text:p>
          </table:table-cell>
        </table:table-row>
        <table:table-row table:style-name="ro1">
          <table:table-cell table:number-columns-repeated="4"/>
          <table:table-cell office:value-type="float" office:value="69.6" calcext:value-type="float">
            <text:p>69.6</text:p>
          </table:table-cell>
          <table:table-cell table:formula="of:=IF([.F697]&gt;[.$C$3];[.$C$4];[.F697]+0.1*[.G697])" office:value-type="float" office:value="-40.2053767797716" calcext:value-type="float">
            <text:p>-40.2053767797716</text:p>
          </table:table-cell>
          <table:table-cell table:formula="of:=([.$C$5]-([.F698]-[.$C$2]))/[.$C$6]" office:value-type="float" office:value="0.32053767797716" calcext:value-type="float">
            <text:p>0.32053767797716</text:p>
          </table:table-cell>
          <table:table-cell table:formula="of:=IF([.F698]&lt;[.$C$3];[.F698];20)" office:value-type="float" office:value="-40.2053767797716" calcext:value-type="float">
            <text:p>-40.2053767797716</text:p>
          </table:table-cell>
        </table:table-row>
        <table:table-row table:style-name="ro1">
          <table:table-cell table:number-columns-repeated="4"/>
          <table:table-cell office:value-type="float" office:value="69.7" calcext:value-type="float">
            <text:p>69.7</text:p>
          </table:table-cell>
          <table:table-cell table:formula="of:=IF([.F698]&gt;[.$C$3];[.$C$4];[.F698]+0.1*[.G698])" office:value-type="float" office:value="-40.1733230119739" calcext:value-type="float">
            <text:p>-40.1733230119739</text:p>
          </table:table-cell>
          <table:table-cell table:formula="of:=([.$C$5]-([.F699]-[.$C$2]))/[.$C$6]" office:value-type="float" office:value="0.317332301197388" calcext:value-type="float">
            <text:p>0.317332301197388</text:p>
          </table:table-cell>
          <table:table-cell table:formula="of:=IF([.F699]&lt;[.$C$3];[.F699];20)" office:value-type="float" office:value="-40.1733230119739" calcext:value-type="float">
            <text:p>-40.1733230119739</text:p>
          </table:table-cell>
        </table:table-row>
        <table:table-row table:style-name="ro1">
          <table:table-cell table:number-columns-repeated="4"/>
          <table:table-cell office:value-type="float" office:value="69.8" calcext:value-type="float">
            <text:p>69.8</text:p>
          </table:table-cell>
          <table:table-cell table:formula="of:=IF([.F699]&gt;[.$C$3];[.$C$4];[.F699]+0.1*[.G699])" office:value-type="float" office:value="-40.1415897818541" calcext:value-type="float">
            <text:p>-40.1415897818541</text:p>
          </table:table-cell>
          <table:table-cell table:formula="of:=([.$C$5]-([.F700]-[.$C$2]))/[.$C$6]" office:value-type="float" office:value="0.314158978185414" calcext:value-type="float">
            <text:p>0.314158978185414</text:p>
          </table:table-cell>
          <table:table-cell table:formula="of:=IF([.F700]&lt;[.$C$3];[.F700];20)" office:value-type="float" office:value="-40.1415897818541" calcext:value-type="float">
            <text:p>-40.1415897818541</text:p>
          </table:table-cell>
        </table:table-row>
        <table:table-row table:style-name="ro1">
          <table:table-cell table:number-columns-repeated="4"/>
          <table:table-cell office:value-type="float" office:value="69.9" calcext:value-type="float">
            <text:p>69.9</text:p>
          </table:table-cell>
          <table:table-cell table:formula="of:=IF([.F700]&gt;[.$C$3];[.$C$4];[.F700]+0.1*[.G700])" office:value-type="float" office:value="-40.1101738840356" calcext:value-type="float">
            <text:p>-40.1101738840356</text:p>
          </table:table-cell>
          <table:table-cell table:formula="of:=([.$C$5]-([.F701]-[.$C$2]))/[.$C$6]" office:value-type="float" office:value="0.31101738840356" calcext:value-type="float">
            <text:p>0.31101738840356</text:p>
          </table:table-cell>
          <table:table-cell table:formula="of:=IF([.F701]&lt;[.$C$3];[.F701];20)" office:value-type="float" office:value="-40.1101738840356" calcext:value-type="float">
            <text:p>-40.1101738840356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IF([.F701]&gt;[.$C$3];[.$C$4];[.F701]+0.1*[.G701])" office:value-type="float" office:value="-40.0790721451953" calcext:value-type="float">
            <text:p>-40.0790721451953</text:p>
          </table:table-cell>
          <table:table-cell table:formula="of:=([.$C$5]-([.F702]-[.$C$2]))/[.$C$6]" office:value-type="float" office:value="0.307907214519525" calcext:value-type="float">
            <text:p>0.307907214519525</text:p>
          </table:table-cell>
          <table:table-cell table:formula="of:=IF([.F702]&lt;[.$C$3];[.F702];20)" office:value-type="float" office:value="-40.0790721451953" calcext:value-type="float">
            <text:p>-40.0790721451953</text:p>
          </table:table-cell>
        </table:table-row>
        <table:table-row table:style-name="ro1">
          <table:table-cell table:number-columns-repeated="4"/>
          <table:table-cell office:value-type="float" office:value="70.1" calcext:value-type="float">
            <text:p>70.1</text:p>
          </table:table-cell>
          <table:table-cell table:formula="of:=IF([.F702]&gt;[.$C$3];[.$C$4];[.F702]+0.1*[.G702])" office:value-type="float" office:value="-40.0482814237433" calcext:value-type="float">
            <text:p>-40.0482814237433</text:p>
          </table:table-cell>
          <table:table-cell table:formula="of:=([.$C$5]-([.F703]-[.$C$2]))/[.$C$6]" office:value-type="float" office:value="0.30482814237433" calcext:value-type="float">
            <text:p>0.30482814237433</text:p>
          </table:table-cell>
          <table:table-cell table:formula="of:=IF([.F703]&lt;[.$C$3];[.F703];20)" office:value-type="float" office:value="-40.0482814237433" calcext:value-type="float">
            <text:p>-40.0482814237433</text:p>
          </table:table-cell>
        </table:table-row>
        <table:table-row table:style-name="ro1">
          <table:table-cell table:number-columns-repeated="4"/>
          <table:table-cell office:value-type="float" office:value="70.2" calcext:value-type="float">
            <text:p>70.2</text:p>
          </table:table-cell>
          <table:table-cell table:formula="of:=IF([.F703]&gt;[.$C$3];[.$C$4];[.F703]+0.1*[.G703])" office:value-type="float" office:value="-40.0177986095059" calcext:value-type="float">
            <text:p>-40.0177986095059</text:p>
          </table:table-cell>
          <table:table-cell table:formula="of:=([.$C$5]-([.F704]-[.$C$2]))/[.$C$6]" office:value-type="float" office:value="0.301779860950587" calcext:value-type="float">
            <text:p>0.301779860950587</text:p>
          </table:table-cell>
          <table:table-cell table:formula="of:=IF([.F704]&lt;[.$C$3];[.F704];20)" office:value-type="float" office:value="-40.0177986095059" calcext:value-type="float">
            <text:p>-40.0177986095059</text:p>
          </table:table-cell>
        </table:table-row>
        <table:table-row table:style-name="ro1">
          <table:table-cell table:number-columns-repeated="4"/>
          <table:table-cell office:value-type="float" office:value="70.3" calcext:value-type="float">
            <text:p>70.3</text:p>
          </table:table-cell>
          <table:table-cell table:formula="of:=IF([.F704]&gt;[.$C$3];[.$C$4];[.F704]+0.1*[.G704])" office:value-type="float" office:value="-39.9876206234108" calcext:value-type="float">
            <text:p>-39.9876206234108</text:p>
          </table:table-cell>
          <table:table-cell table:formula="of:=([.$C$5]-([.F705]-[.$C$2]))/[.$C$6]" office:value-type="float" office:value="0.298762062341081" calcext:value-type="float">
            <text:p>0.298762062341081</text:p>
          </table:table-cell>
          <table:table-cell table:formula="of:=IF([.F705]&lt;[.$C$3];[.F705];20)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float" office:value="70.4" calcext:value-type="float">
            <text:p>70.4</text:p>
          </table:table-cell>
          <table:table-cell table:formula="of:=IF([.F705]&gt;[.$C$3];[.$C$4];[.F705]+0.1*[.G705])" office:value-type="float" office:value="-70" calcext:value-type="float">
            <text:p>-70</text:p>
          </table:table-cell>
          <table:table-cell table:formula="of:=([.$C$5]-([.F706]-[.$C$2]))/[.$C$6]" office:value-type="float" office:value="3.3" calcext:value-type="float">
            <text:p>3.3</text:p>
          </table:table-cell>
          <table:table-cell table:formula="of:=IF([.F706]&lt;[.$C$3];[.F706];20)" office:value-type="float" office:value="-70" calcext:value-type="float">
            <text:p>-70</text:p>
          </table:table-cell>
        </table:table-row>
        <table:table-row table:style-name="ro1">
          <table:table-cell table:number-columns-repeated="4"/>
          <table:table-cell office:value-type="float" office:value="70.5" calcext:value-type="float">
            <text:p>70.5</text:p>
          </table:table-cell>
          <table:table-cell table:formula="of:=IF([.F706]&gt;[.$C$3];[.$C$4];[.F706]+0.1*[.G706])" office:value-type="float" office:value="-69.67" calcext:value-type="float">
            <text:p>-69.67</text:p>
          </table:table-cell>
          <table:table-cell table:formula="of:=([.$C$5]-([.F707]-[.$C$2]))/[.$C$6]" office:value-type="float" office:value="3.267" calcext:value-type="float">
            <text:p>3.267</text:p>
          </table:table-cell>
          <table:table-cell table:formula="of:=IF([.F707]&lt;[.$C$3];[.F707];20)" office:value-type="float" office:value="-69.67" calcext:value-type="float">
            <text:p>-69.67</text:p>
          </table:table-cell>
        </table:table-row>
        <table:table-row table:style-name="ro1">
          <table:table-cell table:number-columns-repeated="4"/>
          <table:table-cell office:value-type="float" office:value="70.6" calcext:value-type="float">
            <text:p>70.6</text:p>
          </table:table-cell>
          <table:table-cell table:formula="of:=IF([.F707]&gt;[.$C$3];[.$C$4];[.F707]+0.1*[.G707])" office:value-type="float" office:value="-69.3433" calcext:value-type="float">
            <text:p>-69.3433</text:p>
          </table:table-cell>
          <table:table-cell table:formula="of:=([.$C$5]-([.F708]-[.$C$2]))/[.$C$6]" office:value-type="float" office:value="3.23433" calcext:value-type="float">
            <text:p>3.23433</text:p>
          </table:table-cell>
          <table:table-cell table:formula="of:=IF([.F708]&lt;[.$C$3];[.F708];20)" office:value-type="float" office:value="-69.3433" calcext:value-type="float">
            <text:p>-69.3433</text:p>
          </table:table-cell>
        </table:table-row>
        <table:table-row table:style-name="ro1">
          <table:table-cell table:number-columns-repeated="4"/>
          <table:table-cell office:value-type="float" office:value="70.7" calcext:value-type="float">
            <text:p>70.7</text:p>
          </table:table-cell>
          <table:table-cell table:formula="of:=IF([.F708]&gt;[.$C$3];[.$C$4];[.F708]+0.1*[.G708])" office:value-type="float" office:value="-69.019867" calcext:value-type="float">
            <text:p>-69.019867</text:p>
          </table:table-cell>
          <table:table-cell table:formula="of:=([.$C$5]-([.F709]-[.$C$2]))/[.$C$6]" office:value-type="float" office:value="3.2019867" calcext:value-type="float">
            <text:p>3.2019867</text:p>
          </table:table-cell>
          <table:table-cell table:formula="of:=IF([.F709]&lt;[.$C$3];[.F709];20)" office:value-type="float" office:value="-69.019867" calcext:value-type="float">
            <text:p>-69.019867</text:p>
          </table:table-cell>
        </table:table-row>
        <table:table-row table:style-name="ro1">
          <table:table-cell table:number-columns-repeated="4"/>
          <table:table-cell office:value-type="float" office:value="70.8" calcext:value-type="float">
            <text:p>70.8</text:p>
          </table:table-cell>
          <table:table-cell table:formula="of:=IF([.F709]&gt;[.$C$3];[.$C$4];[.F709]+0.1*[.G709])" office:value-type="float" office:value="-68.69966833" calcext:value-type="float">
            <text:p>-68.69966833</text:p>
          </table:table-cell>
          <table:table-cell table:formula="of:=([.$C$5]-([.F710]-[.$C$2]))/[.$C$6]" office:value-type="float" office:value="3.169966833" calcext:value-type="float">
            <text:p>3.169966833</text:p>
          </table:table-cell>
          <table:table-cell table:formula="of:=IF([.F710]&lt;[.$C$3];[.F710];20)" office:value-type="float" office:value="-68.69966833" calcext:value-type="float">
            <text:p>-68.69966833</text:p>
          </table:table-cell>
        </table:table-row>
        <table:table-row table:style-name="ro1">
          <table:table-cell table:number-columns-repeated="4"/>
          <table:table-cell office:value-type="float" office:value="70.9" calcext:value-type="float">
            <text:p>70.9</text:p>
          </table:table-cell>
          <table:table-cell table:formula="of:=IF([.F710]&gt;[.$C$3];[.$C$4];[.F710]+0.1*[.G710])" office:value-type="float" office:value="-68.3826716467" calcext:value-type="float">
            <text:p>-68.3826716467</text:p>
          </table:table-cell>
          <table:table-cell table:formula="of:=([.$C$5]-([.F711]-[.$C$2]))/[.$C$6]" office:value-type="float" office:value="3.13826716467" calcext:value-type="float">
            <text:p>3.13826716467</text:p>
          </table:table-cell>
          <table:table-cell table:formula="of:=IF([.F711]&lt;[.$C$3];[.F711];20)" office:value-type="float" office:value="-68.3826716467" calcext:value-type="float">
            <text:p>-68.3826716467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formula="of:=IF([.F711]&gt;[.$C$3];[.$C$4];[.F711]+0.1*[.G711])" office:value-type="float" office:value="-68.068844930233" calcext:value-type="float">
            <text:p>-68.068844930233</text:p>
          </table:table-cell>
          <table:table-cell table:formula="of:=([.$C$5]-([.F712]-[.$C$2]))/[.$C$6]" office:value-type="float" office:value="3.1068844930233" calcext:value-type="float">
            <text:p>3.1068844930233</text:p>
          </table:table-cell>
          <table:table-cell table:formula="of:=IF([.F712]&lt;[.$C$3];[.F712];20)" office:value-type="float" office:value="-68.068844930233" calcext:value-type="float">
            <text:p>-68.068844930233</text:p>
          </table:table-cell>
        </table:table-row>
        <table:table-row table:style-name="ro1">
          <table:table-cell table:number-columns-repeated="4"/>
          <table:table-cell office:value-type="float" office:value="71.1" calcext:value-type="float">
            <text:p>71.1</text:p>
          </table:table-cell>
          <table:table-cell table:formula="of:=IF([.F712]&gt;[.$C$3];[.$C$4];[.F712]+0.1*[.G712])" office:value-type="float" office:value="-67.7581564809307" calcext:value-type="float">
            <text:p>-67.7581564809307</text:p>
          </table:table-cell>
          <table:table-cell table:formula="of:=([.$C$5]-([.F713]-[.$C$2]))/[.$C$6]" office:value-type="float" office:value="3.07581564809307" calcext:value-type="float">
            <text:p>3.07581564809307</text:p>
          </table:table-cell>
          <table:table-cell table:formula="of:=IF([.F713]&lt;[.$C$3];[.F713];20)" office:value-type="float" office:value="-67.7581564809307" calcext:value-type="float">
            <text:p>-67.7581564809307</text:p>
          </table:table-cell>
        </table:table-row>
        <table:table-row table:style-name="ro1">
          <table:table-cell table:number-columns-repeated="4"/>
          <table:table-cell office:value-type="float" office:value="71.2" calcext:value-type="float">
            <text:p>71.2</text:p>
          </table:table-cell>
          <table:table-cell table:formula="of:=IF([.F713]&gt;[.$C$3];[.$C$4];[.F713]+0.1*[.G713])" office:value-type="float" office:value="-67.4505749161214" calcext:value-type="float">
            <text:p>-67.4505749161214</text:p>
          </table:table-cell>
          <table:table-cell table:formula="of:=([.$C$5]-([.F714]-[.$C$2]))/[.$C$6]" office:value-type="float" office:value="3.04505749161214" calcext:value-type="float">
            <text:p>3.04505749161214</text:p>
          </table:table-cell>
          <table:table-cell table:formula="of:=IF([.F714]&lt;[.$C$3];[.F714];20)" office:value-type="float" office:value="-67.4505749161214" calcext:value-type="float">
            <text:p>-67.4505749161214</text:p>
          </table:table-cell>
        </table:table-row>
        <table:table-row table:style-name="ro1">
          <table:table-cell table:number-columns-repeated="4"/>
          <table:table-cell office:value-type="float" office:value="71.3" calcext:value-type="float">
            <text:p>71.3</text:p>
          </table:table-cell>
          <table:table-cell table:formula="of:=IF([.F714]&gt;[.$C$3];[.$C$4];[.F714]+0.1*[.G714])" office:value-type="float" office:value="-67.1460691669602" calcext:value-type="float">
            <text:p>-67.1460691669602</text:p>
          </table:table-cell>
          <table:table-cell table:formula="of:=([.$C$5]-([.F715]-[.$C$2]))/[.$C$6]" office:value-type="float" office:value="3.01460691669601" calcext:value-type="float">
            <text:p>3.01460691669601</text:p>
          </table:table-cell>
          <table:table-cell table:formula="of:=IF([.F715]&lt;[.$C$3];[.F715];20)" office:value-type="float" office:value="-67.1460691669602" calcext:value-type="float">
            <text:p>-67.1460691669602</text:p>
          </table:table-cell>
        </table:table-row>
        <table:table-row table:style-name="ro1">
          <table:table-cell table:number-columns-repeated="4"/>
          <table:table-cell office:value-type="float" office:value="71.4" calcext:value-type="float">
            <text:p>71.4</text:p>
          </table:table-cell>
          <table:table-cell table:formula="of:=IF([.F715]&gt;[.$C$3];[.$C$4];[.F715]+0.1*[.G715])" office:value-type="float" office:value="-66.8446084752905" calcext:value-type="float">
            <text:p>-66.8446084752905</text:p>
          </table:table-cell>
          <table:table-cell table:formula="of:=([.$C$5]-([.F716]-[.$C$2]))/[.$C$6]" office:value-type="float" office:value="2.98446084752905" calcext:value-type="float">
            <text:p>2.98446084752905</text:p>
          </table:table-cell>
          <table:table-cell table:formula="of:=IF([.F716]&lt;[.$C$3];[.F716];20)" office:value-type="float" office:value="-66.8446084752905" calcext:value-type="float">
            <text:p>-66.8446084752905</text:p>
          </table:table-cell>
        </table:table-row>
        <table:table-row table:style-name="ro1">
          <table:table-cell table:number-columns-repeated="4"/>
          <table:table-cell office:value-type="float" office:value="71.5" calcext:value-type="float">
            <text:p>71.5</text:p>
          </table:table-cell>
          <table:table-cell table:formula="of:=IF([.F716]&gt;[.$C$3];[.$C$4];[.F716]+0.1*[.G716])" office:value-type="float" office:value="-66.5461623905376" calcext:value-type="float">
            <text:p>-66.5461623905376</text:p>
          </table:table-cell>
          <table:table-cell table:formula="of:=([.$C$5]-([.F717]-[.$C$2]))/[.$C$6]" office:value-type="float" office:value="2.95461623905376" calcext:value-type="float">
            <text:p>2.95461623905376</text:p>
          </table:table-cell>
          <table:table-cell table:formula="of:=IF([.F717]&lt;[.$C$3];[.F717];20)" office:value-type="float" office:value="-66.5461623905376" calcext:value-type="float">
            <text:p>-66.5461623905376</text:p>
          </table:table-cell>
        </table:table-row>
        <table:table-row table:style-name="ro1">
          <table:table-cell table:number-columns-repeated="4"/>
          <table:table-cell office:value-type="float" office:value="71.6" calcext:value-type="float">
            <text:p>71.6</text:p>
          </table:table-cell>
          <table:table-cell table:formula="of:=IF([.F717]&gt;[.$C$3];[.$C$4];[.F717]+0.1*[.G717])" office:value-type="float" office:value="-66.2507007666323" calcext:value-type="float">
            <text:p>-66.2507007666323</text:p>
          </table:table-cell>
          <table:table-cell table:formula="of:=([.$C$5]-([.F718]-[.$C$2]))/[.$C$6]" office:value-type="float" office:value="2.92507007666322" calcext:value-type="float">
            <text:p>2.92507007666322</text:p>
          </table:table-cell>
          <table:table-cell table:formula="of:=IF([.F718]&lt;[.$C$3];[.F718];20)" office:value-type="float" office:value="-66.2507007666323" calcext:value-type="float">
            <text:p>-66.2507007666323</text:p>
          </table:table-cell>
        </table:table-row>
        <table:table-row table:style-name="ro1">
          <table:table-cell table:number-columns-repeated="4"/>
          <table:table-cell office:value-type="float" office:value="71.7" calcext:value-type="float">
            <text:p>71.7</text:p>
          </table:table-cell>
          <table:table-cell table:formula="of:=IF([.F718]&gt;[.$C$3];[.$C$4];[.F718]+0.1*[.G718])" office:value-type="float" office:value="-65.9581937589659" calcext:value-type="float">
            <text:p>-65.9581937589659</text:p>
          </table:table-cell>
          <table:table-cell table:formula="of:=([.$C$5]-([.F719]-[.$C$2]))/[.$C$6]" office:value-type="float" office:value="2.89581937589659" calcext:value-type="float">
            <text:p>2.89581937589659</text:p>
          </table:table-cell>
          <table:table-cell table:formula="of:=IF([.F719]&lt;[.$C$3];[.F719];20)" office:value-type="float" office:value="-65.9581937589659" calcext:value-type="float">
            <text:p>-65.9581937589659</text:p>
          </table:table-cell>
        </table:table-row>
        <table:table-row table:style-name="ro1">
          <table:table-cell table:number-columns-repeated="4"/>
          <table:table-cell office:value-type="float" office:value="71.8" calcext:value-type="float">
            <text:p>71.8</text:p>
          </table:table-cell>
          <table:table-cell table:formula="of:=IF([.F719]&gt;[.$C$3];[.$C$4];[.F719]+0.1*[.G719])" office:value-type="float" office:value="-65.6686118213763" calcext:value-type="float">
            <text:p>-65.6686118213763</text:p>
          </table:table-cell>
          <table:table-cell table:formula="of:=([.$C$5]-([.F720]-[.$C$2]))/[.$C$6]" office:value-type="float" office:value="2.86686118213763" calcext:value-type="float">
            <text:p>2.86686118213763</text:p>
          </table:table-cell>
          <table:table-cell table:formula="of:=IF([.F720]&lt;[.$C$3];[.F720];20)" office:value-type="float" office:value="-65.6686118213763" calcext:value-type="float">
            <text:p>-65.6686118213763</text:p>
          </table:table-cell>
        </table:table-row>
        <table:table-row table:style-name="ro1">
          <table:table-cell table:number-columns-repeated="4"/>
          <table:table-cell office:value-type="float" office:value="71.9" calcext:value-type="float">
            <text:p>71.9</text:p>
          </table:table-cell>
          <table:table-cell table:formula="of:=IF([.F720]&gt;[.$C$3];[.$C$4];[.F720]+0.1*[.G720])" office:value-type="float" office:value="-65.3819257031625" calcext:value-type="float">
            <text:p>-65.3819257031625</text:p>
          </table:table-cell>
          <table:table-cell table:formula="of:=([.$C$5]-([.F721]-[.$C$2]))/[.$C$6]" office:value-type="float" office:value="2.83819257031625" calcext:value-type="float">
            <text:p>2.83819257031625</text:p>
          </table:table-cell>
          <table:table-cell table:formula="of:=IF([.F721]&lt;[.$C$3];[.F721];20)" office:value-type="float" office:value="-65.3819257031625" calcext:value-type="float">
            <text:p>-65.3819257031625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formula="of:=IF([.F721]&gt;[.$C$3];[.$C$4];[.F721]+0.1*[.G721])" office:value-type="float" office:value="-65.0981064461309" calcext:value-type="float">
            <text:p>-65.0981064461309</text:p>
          </table:table-cell>
          <table:table-cell table:formula="of:=([.$C$5]-([.F722]-[.$C$2]))/[.$C$6]" office:value-type="float" office:value="2.80981064461309" calcext:value-type="float">
            <text:p>2.80981064461309</text:p>
          </table:table-cell>
          <table:table-cell table:formula="of:=IF([.F722]&lt;[.$C$3];[.F722];20)" office:value-type="float" office:value="-65.0981064461309" calcext:value-type="float">
            <text:p>-65.0981064461309</text:p>
          </table:table-cell>
        </table:table-row>
        <table:table-row table:style-name="ro1">
          <table:table-cell table:number-columns-repeated="4"/>
          <table:table-cell office:value-type="float" office:value="72.1" calcext:value-type="float">
            <text:p>72.1</text:p>
          </table:table-cell>
          <table:table-cell table:formula="of:=IF([.F722]&gt;[.$C$3];[.$C$4];[.F722]+0.1*[.G722])" office:value-type="float" office:value="-64.8171253816696" calcext:value-type="float">
            <text:p>-64.8171253816696</text:p>
          </table:table-cell>
          <table:table-cell table:formula="of:=([.$C$5]-([.F723]-[.$C$2]))/[.$C$6]" office:value-type="float" office:value="2.78171253816696" calcext:value-type="float">
            <text:p>2.78171253816696</text:p>
          </table:table-cell>
          <table:table-cell table:formula="of:=IF([.F723]&lt;[.$C$3];[.F723];20)" office:value-type="float" office:value="-64.8171253816696" calcext:value-type="float">
            <text:p>-64.8171253816696</text:p>
          </table:table-cell>
        </table:table-row>
        <table:table-row table:style-name="ro1">
          <table:table-cell table:number-columns-repeated="4"/>
          <table:table-cell office:value-type="float" office:value="72.2" calcext:value-type="float">
            <text:p>72.2</text:p>
          </table:table-cell>
          <table:table-cell table:formula="of:=IF([.F723]&gt;[.$C$3];[.$C$4];[.F723]+0.1*[.G723])" office:value-type="float" office:value="-64.5389541278529" calcext:value-type="float">
            <text:p>-64.5389541278529</text:p>
          </table:table-cell>
          <table:table-cell table:formula="of:=([.$C$5]-([.F724]-[.$C$2]))/[.$C$6]" office:value-type="float" office:value="2.75389541278529" calcext:value-type="float">
            <text:p>2.75389541278529</text:p>
          </table:table-cell>
          <table:table-cell table:formula="of:=IF([.F724]&lt;[.$C$3];[.F724];20)" office:value-type="float" office:value="-64.5389541278529" calcext:value-type="float">
            <text:p>-64.5389541278529</text:p>
          </table:table-cell>
        </table:table-row>
        <table:table-row table:style-name="ro1">
          <table:table-cell table:number-columns-repeated="4"/>
          <table:table-cell office:value-type="float" office:value="72.3" calcext:value-type="float">
            <text:p>72.3</text:p>
          </table:table-cell>
          <table:table-cell table:formula="of:=IF([.F724]&gt;[.$C$3];[.$C$4];[.F724]+0.1*[.G724])" office:value-type="float" office:value="-64.2635645865744" calcext:value-type="float">
            <text:p>-64.2635645865744</text:p>
          </table:table-cell>
          <table:table-cell table:formula="of:=([.$C$5]-([.F725]-[.$C$2]))/[.$C$6]" office:value-type="float" office:value="2.72635645865743" calcext:value-type="float">
            <text:p>2.72635645865743</text:p>
          </table:table-cell>
          <table:table-cell table:formula="of:=IF([.F725]&lt;[.$C$3];[.F725];20)" office:value-type="float" office:value="-64.2635645865744" calcext:value-type="float">
            <text:p>-64.2635645865744</text:p>
          </table:table-cell>
        </table:table-row>
        <table:table-row table:style-name="ro1">
          <table:table-cell table:number-columns-repeated="4"/>
          <table:table-cell office:value-type="float" office:value="72.4" calcext:value-type="float">
            <text:p>72.4</text:p>
          </table:table-cell>
          <table:table-cell table:formula="of:=IF([.F725]&gt;[.$C$3];[.$C$4];[.F725]+0.1*[.G725])" office:value-type="float" office:value="-63.9909289407086" calcext:value-type="float">
            <text:p>-63.9909289407086</text:p>
          </table:table-cell>
          <table:table-cell table:formula="of:=([.$C$5]-([.F726]-[.$C$2]))/[.$C$6]" office:value-type="float" office:value="2.69909289407086" calcext:value-type="float">
            <text:p>2.69909289407086</text:p>
          </table:table-cell>
          <table:table-cell table:formula="of:=IF([.F726]&lt;[.$C$3];[.F726];20)" office:value-type="float" office:value="-63.9909289407086" calcext:value-type="float">
            <text:p>-63.9909289407086</text:p>
          </table:table-cell>
        </table:table-row>
        <table:table-row table:style-name="ro1">
          <table:table-cell table:number-columns-repeated="4"/>
          <table:table-cell office:value-type="float" office:value="72.5" calcext:value-type="float">
            <text:p>72.5</text:p>
          </table:table-cell>
          <table:table-cell table:formula="of:=IF([.F726]&gt;[.$C$3];[.$C$4];[.F726]+0.1*[.G726])" office:value-type="float" office:value="-63.7210196513015" calcext:value-type="float">
            <text:p>-63.7210196513015</text:p>
          </table:table-cell>
          <table:table-cell table:formula="of:=([.$C$5]-([.F727]-[.$C$2]))/[.$C$6]" office:value-type="float" office:value="2.67210196513015" calcext:value-type="float">
            <text:p>2.67210196513015</text:p>
          </table:table-cell>
          <table:table-cell table:formula="of:=IF([.F727]&lt;[.$C$3];[.F727];20)" office:value-type="float" office:value="-63.7210196513015" calcext:value-type="float">
            <text:p>-63.7210196513015</text:p>
          </table:table-cell>
        </table:table-row>
        <table:table-row table:style-name="ro1">
          <table:table-cell table:number-columns-repeated="4"/>
          <table:table-cell office:value-type="float" office:value="72.6" calcext:value-type="float">
            <text:p>72.6</text:p>
          </table:table-cell>
          <table:table-cell table:formula="of:=IF([.F727]&gt;[.$C$3];[.$C$4];[.F727]+0.1*[.G727])" office:value-type="float" office:value="-63.4538094547885" calcext:value-type="float">
            <text:p>-63.4538094547885</text:p>
          </table:table-cell>
          <table:table-cell table:formula="of:=([.$C$5]-([.F728]-[.$C$2]))/[.$C$6]" office:value-type="float" office:value="2.64538094547885" calcext:value-type="float">
            <text:p>2.64538094547885</text:p>
          </table:table-cell>
          <table:table-cell table:formula="of:=IF([.F728]&lt;[.$C$3];[.F728];20)" office:value-type="float" office:value="-63.4538094547885" calcext:value-type="float">
            <text:p>-63.4538094547885</text:p>
          </table:table-cell>
        </table:table-row>
        <table:table-row table:style-name="ro1">
          <table:table-cell table:number-columns-repeated="4"/>
          <table:table-cell office:value-type="float" office:value="72.7" calcext:value-type="float">
            <text:p>72.7</text:p>
          </table:table-cell>
          <table:table-cell table:formula="of:=IF([.F728]&gt;[.$C$3];[.$C$4];[.F728]+0.1*[.G728])" office:value-type="float" office:value="-63.1892713602406" calcext:value-type="float">
            <text:p>-63.1892713602406</text:p>
          </table:table-cell>
          <table:table-cell table:formula="of:=([.$C$5]-([.F729]-[.$C$2]))/[.$C$6]" office:value-type="float" office:value="2.61892713602406" calcext:value-type="float">
            <text:p>2.61892713602406</text:p>
          </table:table-cell>
          <table:table-cell table:formula="of:=IF([.F729]&lt;[.$C$3];[.F729];20)" office:value-type="float" office:value="-63.1892713602406" calcext:value-type="float">
            <text:p>-63.1892713602406</text:p>
          </table:table-cell>
        </table:table-row>
        <table:table-row table:style-name="ro1">
          <table:table-cell table:number-columns-repeated="4"/>
          <table:table-cell office:value-type="float" office:value="72.8" calcext:value-type="float">
            <text:p>72.8</text:p>
          </table:table-cell>
          <table:table-cell table:formula="of:=IF([.F729]&gt;[.$C$3];[.$C$4];[.F729]+0.1*[.G729])" office:value-type="float" office:value="-62.9273786466382" calcext:value-type="float">
            <text:p>-62.9273786466382</text:p>
          </table:table-cell>
          <table:table-cell table:formula="of:=([.$C$5]-([.F730]-[.$C$2]))/[.$C$6]" office:value-type="float" office:value="2.59273786466382" calcext:value-type="float">
            <text:p>2.59273786466382</text:p>
          </table:table-cell>
          <table:table-cell table:formula="of:=IF([.F730]&lt;[.$C$3];[.F730];20)" office:value-type="float" office:value="-62.9273786466382" calcext:value-type="float">
            <text:p>-62.9273786466382</text:p>
          </table:table-cell>
        </table:table-row>
        <table:table-row table:style-name="ro1">
          <table:table-cell table:number-columns-repeated="4"/>
          <table:table-cell office:value-type="float" office:value="72.9" calcext:value-type="float">
            <text:p>72.9</text:p>
          </table:table-cell>
          <table:table-cell table:formula="of:=IF([.F730]&gt;[.$C$3];[.$C$4];[.F730]+0.1*[.G730])" office:value-type="float" office:value="-62.6681048601718" calcext:value-type="float">
            <text:p>-62.6681048601718</text:p>
          </table:table-cell>
          <table:table-cell table:formula="of:=([.$C$5]-([.F731]-[.$C$2]))/[.$C$6]" office:value-type="float" office:value="2.56681048601718" calcext:value-type="float">
            <text:p>2.56681048601718</text:p>
          </table:table-cell>
          <table:table-cell table:formula="of:=IF([.F731]&lt;[.$C$3];[.F731];20)" office:value-type="float" office:value="-62.6681048601718" calcext:value-type="float">
            <text:p>-62.6681048601718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formula="of:=IF([.F731]&gt;[.$C$3];[.$C$4];[.F731]+0.1*[.G731])" office:value-type="float" office:value="-62.4114238115701" calcext:value-type="float">
            <text:p>-62.4114238115701</text:p>
          </table:table-cell>
          <table:table-cell table:formula="of:=([.$C$5]-([.F732]-[.$C$2]))/[.$C$6]" office:value-type="float" office:value="2.54114238115701" calcext:value-type="float">
            <text:p>2.54114238115701</text:p>
          </table:table-cell>
          <table:table-cell table:formula="of:=IF([.F732]&lt;[.$C$3];[.F732];20)" office:value-type="float" office:value="-62.4114238115701" calcext:value-type="float">
            <text:p>-62.4114238115701</text:p>
          </table:table-cell>
        </table:table-row>
        <table:table-row table:style-name="ro1">
          <table:table-cell table:number-columns-repeated="4"/>
          <table:table-cell office:value-type="float" office:value="73.1" calcext:value-type="float">
            <text:p>73.1</text:p>
          </table:table-cell>
          <table:table-cell table:formula="of:=IF([.F732]&gt;[.$C$3];[.$C$4];[.F732]+0.1*[.G732])" office:value-type="float" office:value="-62.1573095734544" calcext:value-type="float">
            <text:p>-62.1573095734544</text:p>
          </table:table-cell>
          <table:table-cell table:formula="of:=([.$C$5]-([.F733]-[.$C$2]))/[.$C$6]" office:value-type="float" office:value="2.51573095734544" calcext:value-type="float">
            <text:p>2.51573095734544</text:p>
          </table:table-cell>
          <table:table-cell table:formula="of:=IF([.F733]&lt;[.$C$3];[.F733];20)" office:value-type="float" office:value="-62.1573095734544" calcext:value-type="float">
            <text:p>-62.1573095734544</text:p>
          </table:table-cell>
        </table:table-row>
        <table:table-row table:style-name="ro1">
          <table:table-cell table:number-columns-repeated="4"/>
          <table:table-cell office:value-type="float" office:value="73.2" calcext:value-type="float">
            <text:p>73.2</text:p>
          </table:table-cell>
          <table:table-cell table:formula="of:=IF([.F733]&gt;[.$C$3];[.$C$4];[.F733]+0.1*[.G733])" office:value-type="float" office:value="-61.9057364777199" calcext:value-type="float">
            <text:p>-61.9057364777199</text:p>
          </table:table-cell>
          <table:table-cell table:formula="of:=([.$C$5]-([.F734]-[.$C$2]))/[.$C$6]" office:value-type="float" office:value="2.49057364777199" calcext:value-type="float">
            <text:p>2.49057364777199</text:p>
          </table:table-cell>
          <table:table-cell table:formula="of:=IF([.F734]&lt;[.$C$3];[.F734];20)" office:value-type="float" office:value="-61.9057364777199" calcext:value-type="float">
            <text:p>-61.9057364777199</text:p>
          </table:table-cell>
        </table:table-row>
        <table:table-row table:style-name="ro1">
          <table:table-cell table:number-columns-repeated="4"/>
          <table:table-cell office:value-type="float" office:value="73.3" calcext:value-type="float">
            <text:p>73.3</text:p>
          </table:table-cell>
          <table:table-cell table:formula="of:=IF([.F734]&gt;[.$C$3];[.$C$4];[.F734]+0.1*[.G734])" office:value-type="float" office:value="-61.6566791129427" calcext:value-type="float">
            <text:p>-61.6566791129427</text:p>
          </table:table-cell>
          <table:table-cell table:formula="of:=([.$C$5]-([.F735]-[.$C$2]))/[.$C$6]" office:value-type="float" office:value="2.46566791129427" calcext:value-type="float">
            <text:p>2.46566791129427</text:p>
          </table:table-cell>
          <table:table-cell table:formula="of:=IF([.F735]&lt;[.$C$3];[.F735];20)" office:value-type="float" office:value="-61.6566791129427" calcext:value-type="float">
            <text:p>-61.6566791129427</text:p>
          </table:table-cell>
        </table:table-row>
        <table:table-row table:style-name="ro1">
          <table:table-cell table:number-columns-repeated="4"/>
          <table:table-cell office:value-type="float" office:value="73.4" calcext:value-type="float">
            <text:p>73.4</text:p>
          </table:table-cell>
          <table:table-cell table:formula="of:=IF([.F735]&gt;[.$C$3];[.$C$4];[.F735]+0.1*[.G735])" office:value-type="float" office:value="-61.4101123218132" calcext:value-type="float">
            <text:p>-61.4101123218132</text:p>
          </table:table-cell>
          <table:table-cell table:formula="of:=([.$C$5]-([.F736]-[.$C$2]))/[.$C$6]" office:value-type="float" office:value="2.44101123218132" calcext:value-type="float">
            <text:p>2.44101123218132</text:p>
          </table:table-cell>
          <table:table-cell table:formula="of:=IF([.F736]&lt;[.$C$3];[.F736];20)" office:value-type="float" office:value="-61.4101123218132" calcext:value-type="float">
            <text:p>-61.4101123218132</text:p>
          </table:table-cell>
        </table:table-row>
        <table:table-row table:style-name="ro1">
          <table:table-cell table:number-columns-repeated="4"/>
          <table:table-cell office:value-type="float" office:value="73.5" calcext:value-type="float">
            <text:p>73.5</text:p>
          </table:table-cell>
          <table:table-cell table:formula="of:=IF([.F736]&gt;[.$C$3];[.$C$4];[.F736]+0.1*[.G736])" office:value-type="float" office:value="-61.1660111985951" calcext:value-type="float">
            <text:p>-61.1660111985951</text:p>
          </table:table-cell>
          <table:table-cell table:formula="of:=([.$C$5]-([.F737]-[.$C$2]))/[.$C$6]" office:value-type="float" office:value="2.41660111985951" calcext:value-type="float">
            <text:p>2.41660111985951</text:p>
          </table:table-cell>
          <table:table-cell table:formula="of:=IF([.F737]&lt;[.$C$3];[.F737];20)" office:value-type="float" office:value="-61.1660111985951" calcext:value-type="float">
            <text:p>-61.1660111985951</text:p>
          </table:table-cell>
        </table:table-row>
        <table:table-row table:style-name="ro1">
          <table:table-cell table:number-columns-repeated="4"/>
          <table:table-cell office:value-type="float" office:value="73.6" calcext:value-type="float">
            <text:p>73.6</text:p>
          </table:table-cell>
          <table:table-cell table:formula="of:=IF([.F737]&gt;[.$C$3];[.$C$4];[.F737]+0.1*[.G737])" office:value-type="float" office:value="-60.9243510866092" calcext:value-type="float">
            <text:p>-60.9243510866092</text:p>
          </table:table-cell>
          <table:table-cell table:formula="of:=([.$C$5]-([.F738]-[.$C$2]))/[.$C$6]" office:value-type="float" office:value="2.39243510866092" calcext:value-type="float">
            <text:p>2.39243510866092</text:p>
          </table:table-cell>
          <table:table-cell table:formula="of:=IF([.F738]&lt;[.$C$3];[.F738];20)" office:value-type="float" office:value="-60.9243510866092" calcext:value-type="float">
            <text:p>-60.9243510866092</text:p>
          </table:table-cell>
        </table:table-row>
        <table:table-row table:style-name="ro1">
          <table:table-cell table:number-columns-repeated="4"/>
          <table:table-cell office:value-type="float" office:value="73.7" calcext:value-type="float">
            <text:p>73.7</text:p>
          </table:table-cell>
          <table:table-cell table:formula="of:=IF([.F738]&gt;[.$C$3];[.$C$4];[.F738]+0.1*[.G738])" office:value-type="float" office:value="-60.6851075757431" calcext:value-type="float">
            <text:p>-60.6851075757431</text:p>
          </table:table-cell>
          <table:table-cell table:formula="of:=([.$C$5]-([.F739]-[.$C$2]))/[.$C$6]" office:value-type="float" office:value="2.36851075757431" calcext:value-type="float">
            <text:p>2.36851075757431</text:p>
          </table:table-cell>
          <table:table-cell table:formula="of:=IF([.F739]&lt;[.$C$3];[.F739];20)" office:value-type="float" office:value="-60.6851075757431" calcext:value-type="float">
            <text:p>-60.6851075757431</text:p>
          </table:table-cell>
        </table:table-row>
        <table:table-row table:style-name="ro1">
          <table:table-cell table:number-columns-repeated="4"/>
          <table:table-cell office:value-type="float" office:value="73.8" calcext:value-type="float">
            <text:p>73.8</text:p>
          </table:table-cell>
          <table:table-cell table:formula="of:=IF([.F739]&gt;[.$C$3];[.$C$4];[.F739]+0.1*[.G739])" office:value-type="float" office:value="-60.4482564999856" calcext:value-type="float">
            <text:p>-60.4482564999856</text:p>
          </table:table-cell>
          <table:table-cell table:formula="of:=([.$C$5]-([.F740]-[.$C$2]))/[.$C$6]" office:value-type="float" office:value="2.34482564999856" calcext:value-type="float">
            <text:p>2.34482564999856</text:p>
          </table:table-cell>
          <table:table-cell table:formula="of:=IF([.F740]&lt;[.$C$3];[.F740];20)" office:value-type="float" office:value="-60.4482564999856" calcext:value-type="float">
            <text:p>-60.4482564999856</text:p>
          </table:table-cell>
        </table:table-row>
        <table:table-row table:style-name="ro1">
          <table:table-cell table:number-columns-repeated="4"/>
          <table:table-cell office:value-type="float" office:value="73.9" calcext:value-type="float">
            <text:p>73.9</text:p>
          </table:table-cell>
          <table:table-cell table:formula="of:=IF([.F740]&gt;[.$C$3];[.$C$4];[.F740]+0.1*[.G740])" office:value-type="float" office:value="-60.2137739349858" calcext:value-type="float">
            <text:p>-60.2137739349858</text:p>
          </table:table-cell>
          <table:table-cell table:formula="of:=([.$C$5]-([.F741]-[.$C$2]))/[.$C$6]" office:value-type="float" office:value="2.32137739349858" calcext:value-type="float">
            <text:p>2.32137739349858</text:p>
          </table:table-cell>
          <table:table-cell table:formula="of:=IF([.F741]&lt;[.$C$3];[.F741];20)" office:value-type="float" office:value="-60.2137739349858" calcext:value-type="float">
            <text:p>-60.2137739349858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formula="of:=IF([.F741]&gt;[.$C$3];[.$C$4];[.F741]+0.1*[.G741])" office:value-type="float" office:value="-59.9816361956359" calcext:value-type="float">
            <text:p>-59.9816361956359</text:p>
          </table:table-cell>
          <table:table-cell table:formula="of:=([.$C$5]-([.F742]-[.$C$2]))/[.$C$6]" office:value-type="float" office:value="2.29816361956359" calcext:value-type="float">
            <text:p>2.29816361956359</text:p>
          </table:table-cell>
          <table:table-cell table:formula="of:=IF([.F742]&lt;[.$C$3];[.F742];20)" office:value-type="float" office:value="-59.9816361956359" calcext:value-type="float">
            <text:p>-59.9816361956359</text:p>
          </table:table-cell>
        </table:table-row>
        <table:table-row table:style-name="ro1">
          <table:table-cell table:number-columns-repeated="4"/>
          <table:table-cell office:value-type="float" office:value="74.1" calcext:value-type="float">
            <text:p>74.1</text:p>
          </table:table-cell>
          <table:table-cell table:formula="of:=IF([.F742]&gt;[.$C$3];[.$C$4];[.F742]+0.1*[.G742])" office:value-type="float" office:value="-59.7518198336796" calcext:value-type="float">
            <text:p>-59.7518198336796</text:p>
          </table:table-cell>
          <table:table-cell table:formula="of:=([.$C$5]-([.F743]-[.$C$2]))/[.$C$6]" office:value-type="float" office:value="2.27518198336796" calcext:value-type="float">
            <text:p>2.27518198336796</text:p>
          </table:table-cell>
          <table:table-cell table:formula="of:=IF([.F743]&lt;[.$C$3];[.F743];20)" office:value-type="float" office:value="-59.7518198336796" calcext:value-type="float">
            <text:p>-59.7518198336796</text:p>
          </table:table-cell>
        </table:table-row>
        <table:table-row table:style-name="ro1">
          <table:table-cell table:number-columns-repeated="4"/>
          <table:table-cell office:value-type="float" office:value="74.2" calcext:value-type="float">
            <text:p>74.2</text:p>
          </table:table-cell>
          <table:table-cell table:formula="of:=IF([.F743]&gt;[.$C$3];[.$C$4];[.F743]+0.1*[.G743])" office:value-type="float" office:value="-59.5243016353428" calcext:value-type="float">
            <text:p>-59.5243016353428</text:p>
          </table:table-cell>
          <table:table-cell table:formula="of:=([.$C$5]-([.F744]-[.$C$2]))/[.$C$6]" office:value-type="float" office:value="2.25243016353428" calcext:value-type="float">
            <text:p>2.25243016353428</text:p>
          </table:table-cell>
          <table:table-cell table:formula="of:=IF([.F744]&lt;[.$C$3];[.F744];20)" office:value-type="float" office:value="-59.5243016353428" calcext:value-type="float">
            <text:p>-59.5243016353428</text:p>
          </table:table-cell>
        </table:table-row>
        <table:table-row table:style-name="ro1">
          <table:table-cell table:number-columns-repeated="4"/>
          <table:table-cell office:value-type="float" office:value="74.3" calcext:value-type="float">
            <text:p>74.3</text:p>
          </table:table-cell>
          <table:table-cell table:formula="of:=IF([.F744]&gt;[.$C$3];[.$C$4];[.F744]+0.1*[.G744])" office:value-type="float" office:value="-59.2990586189893" calcext:value-type="float">
            <text:p>-59.2990586189893</text:p>
          </table:table-cell>
          <table:table-cell table:formula="of:=([.$C$5]-([.F745]-[.$C$2]))/[.$C$6]" office:value-type="float" office:value="2.22990586189893" calcext:value-type="float">
            <text:p>2.22990586189893</text:p>
          </table:table-cell>
          <table:table-cell table:formula="of:=IF([.F745]&lt;[.$C$3];[.F745];20)" office:value-type="float" office:value="-59.2990586189893" calcext:value-type="float">
            <text:p>-59.2990586189893</text:p>
          </table:table-cell>
        </table:table-row>
        <table:table-row table:style-name="ro1">
          <table:table-cell table:number-columns-repeated="4"/>
          <table:table-cell office:value-type="float" office:value="74.4" calcext:value-type="float">
            <text:p>74.4</text:p>
          </table:table-cell>
          <table:table-cell table:formula="of:=IF([.F745]&gt;[.$C$3];[.$C$4];[.F745]+0.1*[.G745])" office:value-type="float" office:value="-59.0760680327995" calcext:value-type="float">
            <text:p>-59.0760680327995</text:p>
          </table:table-cell>
          <table:table-cell table:formula="of:=([.$C$5]-([.F746]-[.$C$2]))/[.$C$6]" office:value-type="float" office:value="2.20760680327994" calcext:value-type="float">
            <text:p>2.20760680327994</text:p>
          </table:table-cell>
          <table:table-cell table:formula="of:=IF([.F746]&lt;[.$C$3];[.F746];20)" office:value-type="float" office:value="-59.0760680327995" calcext:value-type="float">
            <text:p>-59.0760680327995</text:p>
          </table:table-cell>
        </table:table-row>
        <table:table-row table:style-name="ro1">
          <table:table-cell table:number-columns-repeated="4"/>
          <table:table-cell office:value-type="float" office:value="74.5" calcext:value-type="float">
            <text:p>74.5</text:p>
          </table:table-cell>
          <table:table-cell table:formula="of:=IF([.F746]&gt;[.$C$3];[.$C$4];[.F746]+0.1*[.G746])" office:value-type="float" office:value="-58.8553073524715" calcext:value-type="float">
            <text:p>-58.8553073524715</text:p>
          </table:table-cell>
          <table:table-cell table:formula="of:=([.$C$5]-([.F747]-[.$C$2]))/[.$C$6]" office:value-type="float" office:value="2.18553073524715" calcext:value-type="float">
            <text:p>2.18553073524715</text:p>
          </table:table-cell>
          <table:table-cell table:formula="of:=IF([.F747]&lt;[.$C$3];[.F747];20)" office:value-type="float" office:value="-58.8553073524715" calcext:value-type="float">
            <text:p>-58.8553073524715</text:p>
          </table:table-cell>
        </table:table-row>
        <table:table-row table:style-name="ro1">
          <table:table-cell table:number-columns-repeated="4"/>
          <table:table-cell office:value-type="float" office:value="74.6" calcext:value-type="float">
            <text:p>74.6</text:p>
          </table:table-cell>
          <table:table-cell table:formula="of:=IF([.F747]&gt;[.$C$3];[.$C$4];[.F747]+0.1*[.G747])" office:value-type="float" office:value="-58.6367542789467" calcext:value-type="float">
            <text:p>-58.6367542789467</text:p>
          </table:table-cell>
          <table:table-cell table:formula="of:=([.$C$5]-([.F748]-[.$C$2]))/[.$C$6]" office:value-type="float" office:value="2.16367542789467" calcext:value-type="float">
            <text:p>2.16367542789467</text:p>
          </table:table-cell>
          <table:table-cell table:formula="of:=IF([.F748]&lt;[.$C$3];[.F748];20)" office:value-type="float" office:value="-58.6367542789467" calcext:value-type="float">
            <text:p>-58.6367542789467</text:p>
          </table:table-cell>
        </table:table-row>
        <table:table-row table:style-name="ro1">
          <table:table-cell table:number-columns-repeated="4"/>
          <table:table-cell office:value-type="float" office:value="74.7" calcext:value-type="float">
            <text:p>74.7</text:p>
          </table:table-cell>
          <table:table-cell table:formula="of:=IF([.F748]&gt;[.$C$3];[.$C$4];[.F748]+0.1*[.G748])" office:value-type="float" office:value="-58.4203867361573" calcext:value-type="float">
            <text:p>-58.4203867361573</text:p>
          </table:table-cell>
          <table:table-cell table:formula="of:=([.$C$5]-([.F749]-[.$C$2]))/[.$C$6]" office:value-type="float" office:value="2.14203867361573" calcext:value-type="float">
            <text:p>2.14203867361573</text:p>
          </table:table-cell>
          <table:table-cell table:formula="of:=IF([.F749]&lt;[.$C$3];[.F749];20)" office:value-type="float" office:value="-58.4203867361573" calcext:value-type="float">
            <text:p>-58.4203867361573</text:p>
          </table:table-cell>
        </table:table-row>
        <table:table-row table:style-name="ro1">
          <table:table-cell table:number-columns-repeated="4"/>
          <table:table-cell office:value-type="float" office:value="74.8" calcext:value-type="float">
            <text:p>74.8</text:p>
          </table:table-cell>
          <table:table-cell table:formula="of:=IF([.F749]&gt;[.$C$3];[.$C$4];[.F749]+0.1*[.G749])" office:value-type="float" office:value="-58.2061828687957" calcext:value-type="float">
            <text:p>-58.2061828687957</text:p>
          </table:table-cell>
          <table:table-cell table:formula="of:=([.$C$5]-([.F750]-[.$C$2]))/[.$C$6]" office:value-type="float" office:value="2.12061828687957" calcext:value-type="float">
            <text:p>2.12061828687957</text:p>
          </table:table-cell>
          <table:table-cell table:formula="of:=IF([.F750]&lt;[.$C$3];[.F750];20)" office:value-type="float" office:value="-58.2061828687957" calcext:value-type="float">
            <text:p>-58.2061828687957</text:p>
          </table:table-cell>
        </table:table-row>
        <table:table-row table:style-name="ro1">
          <table:table-cell table:number-columns-repeated="4"/>
          <table:table-cell office:value-type="float" office:value="74.9" calcext:value-type="float">
            <text:p>74.9</text:p>
          </table:table-cell>
          <table:table-cell table:formula="of:=IF([.F750]&gt;[.$C$3];[.$C$4];[.F750]+0.1*[.G750])" office:value-type="float" office:value="-57.9941210401077" calcext:value-type="float">
            <text:p>-57.9941210401077</text:p>
          </table:table-cell>
          <table:table-cell table:formula="of:=([.$C$5]-([.F751]-[.$C$2]))/[.$C$6]" office:value-type="float" office:value="2.09941210401077" calcext:value-type="float">
            <text:p>2.09941210401077</text:p>
          </table:table-cell>
          <table:table-cell table:formula="of:=IF([.F751]&lt;[.$C$3];[.F751];20)" office:value-type="float" office:value="-57.9941210401077" calcext:value-type="float">
            <text:p>-57.9941210401077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formula="of:=IF([.F751]&gt;[.$C$3];[.$C$4];[.F751]+0.1*[.G751])" office:value-type="float" office:value="-57.7841798297067" calcext:value-type="float">
            <text:p>-57.7841798297067</text:p>
          </table:table-cell>
          <table:table-cell table:formula="of:=([.$C$5]-([.F752]-[.$C$2]))/[.$C$6]" office:value-type="float" office:value="2.07841798297067" calcext:value-type="float">
            <text:p>2.07841798297067</text:p>
          </table:table-cell>
          <table:table-cell table:formula="of:=IF([.F752]&lt;[.$C$3];[.F752];20)" office:value-type="float" office:value="-57.7841798297067" calcext:value-type="float">
            <text:p>-57.7841798297067</text:p>
          </table:table-cell>
        </table:table-row>
        <table:table-row table:style-name="ro1">
          <table:table-cell table:number-columns-repeated="4"/>
          <table:table-cell office:value-type="float" office:value="75.1" calcext:value-type="float">
            <text:p>75.1</text:p>
          </table:table-cell>
          <table:table-cell table:formula="of:=IF([.F752]&gt;[.$C$3];[.$C$4];[.F752]+0.1*[.G752])" office:value-type="float" office:value="-57.5763380314096" calcext:value-type="float">
            <text:p>-57.5763380314096</text:p>
          </table:table-cell>
          <table:table-cell table:formula="of:=([.$C$5]-([.F753]-[.$C$2]))/[.$C$6]" office:value-type="float" office:value="2.05763380314096" calcext:value-type="float">
            <text:p>2.05763380314096</text:p>
          </table:table-cell>
          <table:table-cell table:formula="of:=IF([.F753]&lt;[.$C$3];[.F753];20)" office:value-type="float" office:value="-57.5763380314096" calcext:value-type="float">
            <text:p>-57.5763380314096</text:p>
          </table:table-cell>
        </table:table-row>
        <table:table-row table:style-name="ro1">
          <table:table-cell table:number-columns-repeated="4"/>
          <table:table-cell office:value-type="float" office:value="75.2" calcext:value-type="float">
            <text:p>75.2</text:p>
          </table:table-cell>
          <table:table-cell table:formula="of:=IF([.F753]&gt;[.$C$3];[.$C$4];[.F753]+0.1*[.G753])" office:value-type="float" office:value="-57.3705746510955" calcext:value-type="float">
            <text:p>-57.3705746510955</text:p>
          </table:table-cell>
          <table:table-cell table:formula="of:=([.$C$5]-([.F754]-[.$C$2]))/[.$C$6]" office:value-type="float" office:value="2.03705746510955" calcext:value-type="float">
            <text:p>2.03705746510955</text:p>
          </table:table-cell>
          <table:table-cell table:formula="of:=IF([.F754]&lt;[.$C$3];[.F754];20)" office:value-type="float" office:value="-57.3705746510955" calcext:value-type="float">
            <text:p>-57.3705746510955</text:p>
          </table:table-cell>
        </table:table-row>
        <table:table-row table:style-name="ro1">
          <table:table-cell table:number-columns-repeated="4"/>
          <table:table-cell office:value-type="float" office:value="75.3" calcext:value-type="float">
            <text:p>75.3</text:p>
          </table:table-cell>
          <table:table-cell table:formula="of:=IF([.F754]&gt;[.$C$3];[.$C$4];[.F754]+0.1*[.G754])" office:value-type="float" office:value="-57.1668689045845" calcext:value-type="float">
            <text:p>-57.1668689045845</text:p>
          </table:table-cell>
          <table:table-cell table:formula="of:=([.$C$5]-([.F755]-[.$C$2]))/[.$C$6]" office:value-type="float" office:value="2.01668689045845" calcext:value-type="float">
            <text:p>2.01668689045845</text:p>
          </table:table-cell>
          <table:table-cell table:formula="of:=IF([.F755]&lt;[.$C$3];[.F755];20)" office:value-type="float" office:value="-57.1668689045845" calcext:value-type="float">
            <text:p>-57.1668689045845</text:p>
          </table:table-cell>
        </table:table-row>
        <table:table-row table:style-name="ro1">
          <table:table-cell table:number-columns-repeated="4"/>
          <table:table-cell office:value-type="float" office:value="75.4" calcext:value-type="float">
            <text:p>75.4</text:p>
          </table:table-cell>
          <table:table-cell table:formula="of:=IF([.F755]&gt;[.$C$3];[.$C$4];[.F755]+0.1*[.G755])" office:value-type="float" office:value="-56.9652002155387" calcext:value-type="float">
            <text:p>-56.9652002155387</text:p>
          </table:table-cell>
          <table:table-cell table:formula="of:=([.$C$5]-([.F756]-[.$C$2]))/[.$C$6]" office:value-type="float" office:value="1.99652002155387" calcext:value-type="float">
            <text:p>1.99652002155387</text:p>
          </table:table-cell>
          <table:table-cell table:formula="of:=IF([.F756]&lt;[.$C$3];[.F756];20)" office:value-type="float" office:value="-56.9652002155387" calcext:value-type="float">
            <text:p>-56.9652002155387</text:p>
          </table:table-cell>
        </table:table-row>
        <table:table-row table:style-name="ro1">
          <table:table-cell table:number-columns-repeated="4"/>
          <table:table-cell office:value-type="float" office:value="75.5" calcext:value-type="float">
            <text:p>75.5</text:p>
          </table:table-cell>
          <table:table-cell table:formula="of:=IF([.F756]&gt;[.$C$3];[.$C$4];[.F756]+0.1*[.G756])" office:value-type="float" office:value="-56.7655482133833" calcext:value-type="float">
            <text:p>-56.7655482133833</text:p>
          </table:table-cell>
          <table:table-cell table:formula="of:=([.$C$5]-([.F757]-[.$C$2]))/[.$C$6]" office:value-type="float" office:value="1.97655482133833" calcext:value-type="float">
            <text:p>1.97655482133833</text:p>
          </table:table-cell>
          <table:table-cell table:formula="of:=IF([.F757]&lt;[.$C$3];[.F757];20)" office:value-type="float" office:value="-56.7655482133833" calcext:value-type="float">
            <text:p>-56.7655482133833</text:p>
          </table:table-cell>
        </table:table-row>
        <table:table-row table:style-name="ro1">
          <table:table-cell table:number-columns-repeated="4"/>
          <table:table-cell office:value-type="float" office:value="75.6" calcext:value-type="float">
            <text:p>75.6</text:p>
          </table:table-cell>
          <table:table-cell table:formula="of:=IF([.F757]&gt;[.$C$3];[.$C$4];[.F757]+0.1*[.G757])" office:value-type="float" office:value="-56.5678927312495" calcext:value-type="float">
            <text:p>-56.5678927312495</text:p>
          </table:table-cell>
          <table:table-cell table:formula="of:=([.$C$5]-([.F758]-[.$C$2]))/[.$C$6]" office:value-type="float" office:value="1.95678927312495" calcext:value-type="float">
            <text:p>1.95678927312495</text:p>
          </table:table-cell>
          <table:table-cell table:formula="of:=IF([.F758]&lt;[.$C$3];[.F758];20)" office:value-type="float" office:value="-56.5678927312495" calcext:value-type="float">
            <text:p>-56.5678927312495</text:p>
          </table:table-cell>
        </table:table-row>
        <table:table-row table:style-name="ro1">
          <table:table-cell table:number-columns-repeated="4"/>
          <table:table-cell office:value-type="float" office:value="75.7" calcext:value-type="float">
            <text:p>75.7</text:p>
          </table:table-cell>
          <table:table-cell table:formula="of:=IF([.F758]&gt;[.$C$3];[.$C$4];[.F758]+0.1*[.G758])" office:value-type="float" office:value="-56.372213803937" calcext:value-type="float">
            <text:p>-56.372213803937</text:p>
          </table:table-cell>
          <table:table-cell table:formula="of:=([.$C$5]-([.F759]-[.$C$2]))/[.$C$6]" office:value-type="float" office:value="1.9372213803937" calcext:value-type="float">
            <text:p>1.9372213803937</text:p>
          </table:table-cell>
          <table:table-cell table:formula="of:=IF([.F759]&lt;[.$C$3];[.F759];20)" office:value-type="float" office:value="-56.372213803937" calcext:value-type="float">
            <text:p>-56.372213803937</text:p>
          </table:table-cell>
        </table:table-row>
        <table:table-row table:style-name="ro1">
          <table:table-cell table:number-columns-repeated="4"/>
          <table:table-cell office:value-type="float" office:value="75.8" calcext:value-type="float">
            <text:p>75.8</text:p>
          </table:table-cell>
          <table:table-cell table:formula="of:=IF([.F759]&gt;[.$C$3];[.$C$4];[.F759]+0.1*[.G759])" office:value-type="float" office:value="-56.1784916658976" calcext:value-type="float">
            <text:p>-56.1784916658976</text:p>
          </table:table-cell>
          <table:table-cell table:formula="of:=([.$C$5]-([.F760]-[.$C$2]))/[.$C$6]" office:value-type="float" office:value="1.91784916658976" calcext:value-type="float">
            <text:p>1.91784916658976</text:p>
          </table:table-cell>
          <table:table-cell table:formula="of:=IF([.F760]&lt;[.$C$3];[.F760];20)" office:value-type="float" office:value="-56.1784916658976" calcext:value-type="float">
            <text:p>-56.1784916658976</text:p>
          </table:table-cell>
        </table:table-row>
        <table:table-row table:style-name="ro1">
          <table:table-cell table:number-columns-repeated="4"/>
          <table:table-cell office:value-type="float" office:value="75.9" calcext:value-type="float">
            <text:p>75.9</text:p>
          </table:table-cell>
          <table:table-cell table:formula="of:=IF([.F760]&gt;[.$C$3];[.$C$4];[.F760]+0.1*[.G760])" office:value-type="float" office:value="-55.9867067492386" calcext:value-type="float">
            <text:p>-55.9867067492386</text:p>
          </table:table-cell>
          <table:table-cell table:formula="of:=([.$C$5]-([.F761]-[.$C$2]))/[.$C$6]" office:value-type="float" office:value="1.89867067492386" calcext:value-type="float">
            <text:p>1.89867067492386</text:p>
          </table:table-cell>
          <table:table-cell table:formula="of:=IF([.F761]&lt;[.$C$3];[.F761];20)" office:value-type="float" office:value="-55.9867067492386" calcext:value-type="float">
            <text:p>-55.9867067492386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formula="of:=IF([.F761]&gt;[.$C$3];[.$C$4];[.F761]+0.1*[.G761])" office:value-type="float" office:value="-55.7968396817463" calcext:value-type="float">
            <text:p>-55.7968396817463</text:p>
          </table:table-cell>
          <table:table-cell table:formula="of:=([.$C$5]-([.F762]-[.$C$2]))/[.$C$6]" office:value-type="float" office:value="1.87968396817463" calcext:value-type="float">
            <text:p>1.87968396817463</text:p>
          </table:table-cell>
          <table:table-cell table:formula="of:=IF([.F762]&lt;[.$C$3];[.F762];20)" office:value-type="float" office:value="-55.7968396817463" calcext:value-type="float">
            <text:p>-55.7968396817463</text:p>
          </table:table-cell>
        </table:table-row>
        <table:table-row table:style-name="ro1">
          <table:table-cell table:number-columns-repeated="4"/>
          <table:table-cell office:value-type="float" office:value="76.1" calcext:value-type="float">
            <text:p>76.1</text:p>
          </table:table-cell>
          <table:table-cell table:formula="of:=IF([.F762]&gt;[.$C$3];[.$C$4];[.F762]+0.1*[.G762])" office:value-type="float" office:value="-55.6088712849288" calcext:value-type="float">
            <text:p>-55.6088712849288</text:p>
          </table:table-cell>
          <table:table-cell table:formula="of:=([.$C$5]-([.F763]-[.$C$2]))/[.$C$6]" office:value-type="float" office:value="1.86088712849288" calcext:value-type="float">
            <text:p>1.86088712849288</text:p>
          </table:table-cell>
          <table:table-cell table:formula="of:=IF([.F763]&lt;[.$C$3];[.F763];20)" office:value-type="float" office:value="-55.6088712849288" calcext:value-type="float">
            <text:p>-55.6088712849288</text:p>
          </table:table-cell>
        </table:table-row>
        <table:table-row table:style-name="ro1">
          <table:table-cell table:number-columns-repeated="4"/>
          <table:table-cell office:value-type="float" office:value="76.2" calcext:value-type="float">
            <text:p>76.2</text:p>
          </table:table-cell>
          <table:table-cell table:formula="of:=IF([.F763]&gt;[.$C$3];[.$C$4];[.F763]+0.1*[.G763])" office:value-type="float" office:value="-55.4227825720795" calcext:value-type="float">
            <text:p>-55.4227825720795</text:p>
          </table:table-cell>
          <table:table-cell table:formula="of:=([.$C$5]-([.F764]-[.$C$2]))/[.$C$6]" office:value-type="float" office:value="1.84227825720795" calcext:value-type="float">
            <text:p>1.84227825720795</text:p>
          </table:table-cell>
          <table:table-cell table:formula="of:=IF([.F764]&lt;[.$C$3];[.F764];20)" office:value-type="float" office:value="-55.4227825720795" calcext:value-type="float">
            <text:p>-55.4227825720795</text:p>
          </table:table-cell>
        </table:table-row>
        <table:table-row table:style-name="ro1">
          <table:table-cell table:number-columns-repeated="4"/>
          <table:table-cell office:value-type="float" office:value="76.3" calcext:value-type="float">
            <text:p>76.3</text:p>
          </table:table-cell>
          <table:table-cell table:formula="of:=IF([.F764]&gt;[.$C$3];[.$C$4];[.F764]+0.1*[.G764])" office:value-type="float" office:value="-55.2385547463587" calcext:value-type="float">
            <text:p>-55.2385547463587</text:p>
          </table:table-cell>
          <table:table-cell table:formula="of:=([.$C$5]-([.F765]-[.$C$2]))/[.$C$6]" office:value-type="float" office:value="1.82385547463587" calcext:value-type="float">
            <text:p>1.82385547463587</text:p>
          </table:table-cell>
          <table:table-cell table:formula="of:=IF([.F765]&lt;[.$C$3];[.F765];20)" office:value-type="float" office:value="-55.2385547463587" calcext:value-type="float">
            <text:p>-55.2385547463587</text:p>
          </table:table-cell>
        </table:table-row>
        <table:table-row table:style-name="ro1">
          <table:table-cell table:number-columns-repeated="4"/>
          <table:table-cell office:value-type="float" office:value="76.4" calcext:value-type="float">
            <text:p>76.4</text:p>
          </table:table-cell>
          <table:table-cell table:formula="of:=IF([.F765]&gt;[.$C$3];[.$C$4];[.F765]+0.1*[.G765])" office:value-type="float" office:value="-55.0561691988951" calcext:value-type="float">
            <text:p>-55.0561691988951</text:p>
          </table:table-cell>
          <table:table-cell table:formula="of:=([.$C$5]-([.F766]-[.$C$2]))/[.$C$6]" office:value-type="float" office:value="1.80561691988951" calcext:value-type="float">
            <text:p>1.80561691988951</text:p>
          </table:table-cell>
          <table:table-cell table:formula="of:=IF([.F766]&lt;[.$C$3];[.F766];20)" office:value-type="float" office:value="-55.0561691988951" calcext:value-type="float">
            <text:p>-55.0561691988951</text:p>
          </table:table-cell>
        </table:table-row>
        <table:table-row table:style-name="ro1">
          <table:table-cell table:number-columns-repeated="4"/>
          <table:table-cell office:value-type="float" office:value="76.5" calcext:value-type="float">
            <text:p>76.5</text:p>
          </table:table-cell>
          <table:table-cell table:formula="of:=IF([.F766]&gt;[.$C$3];[.$C$4];[.F766]+0.1*[.G766])" office:value-type="float" office:value="-54.8756075069062" calcext:value-type="float">
            <text:p>-54.8756075069062</text:p>
          </table:table-cell>
          <table:table-cell table:formula="of:=([.$C$5]-([.F767]-[.$C$2]))/[.$C$6]" office:value-type="float" office:value="1.78756075069062" calcext:value-type="float">
            <text:p>1.78756075069062</text:p>
          </table:table-cell>
          <table:table-cell table:formula="of:=IF([.F767]&lt;[.$C$3];[.F767];20)" office:value-type="float" office:value="-54.8756075069062" calcext:value-type="float">
            <text:p>-54.8756075069062</text:p>
          </table:table-cell>
        </table:table-row>
        <table:table-row table:style-name="ro1">
          <table:table-cell table:number-columns-repeated="4"/>
          <table:table-cell office:value-type="float" office:value="76.6" calcext:value-type="float">
            <text:p>76.6</text:p>
          </table:table-cell>
          <table:table-cell table:formula="of:=IF([.F767]&gt;[.$C$3];[.$C$4];[.F767]+0.1*[.G767])" office:value-type="float" office:value="-54.6968514318371" calcext:value-type="float">
            <text:p>-54.6968514318371</text:p>
          </table:table-cell>
          <table:table-cell table:formula="of:=([.$C$5]-([.F768]-[.$C$2]))/[.$C$6]" office:value-type="float" office:value="1.76968514318371" calcext:value-type="float">
            <text:p>1.76968514318371</text:p>
          </table:table-cell>
          <table:table-cell table:formula="of:=IF([.F768]&lt;[.$C$3];[.F768];20)" office:value-type="float" office:value="-54.6968514318371" calcext:value-type="float">
            <text:p>-54.6968514318371</text:p>
          </table:table-cell>
        </table:table-row>
        <table:table-row table:style-name="ro1">
          <table:table-cell table:number-columns-repeated="4"/>
          <table:table-cell office:value-type="float" office:value="76.7" calcext:value-type="float">
            <text:p>76.7</text:p>
          </table:table-cell>
          <table:table-cell table:formula="of:=IF([.F768]&gt;[.$C$3];[.$C$4];[.F768]+0.1*[.G768])" office:value-type="float" office:value="-54.5198829175187" calcext:value-type="float">
            <text:p>-54.5198829175187</text:p>
          </table:table-cell>
          <table:table-cell table:formula="of:=([.$C$5]-([.F769]-[.$C$2]))/[.$C$6]" office:value-type="float" office:value="1.75198829175187" calcext:value-type="float">
            <text:p>1.75198829175187</text:p>
          </table:table-cell>
          <table:table-cell table:formula="of:=IF([.F769]&lt;[.$C$3];[.F769];20)" office:value-type="float" office:value="-54.5198829175187" calcext:value-type="float">
            <text:p>-54.5198829175187</text:p>
          </table:table-cell>
        </table:table-row>
        <table:table-row table:style-name="ro1">
          <table:table-cell table:number-columns-repeated="4"/>
          <table:table-cell office:value-type="float" office:value="76.8" calcext:value-type="float">
            <text:p>76.8</text:p>
          </table:table-cell>
          <table:table-cell table:formula="of:=IF([.F769]&gt;[.$C$3];[.$C$4];[.F769]+0.1*[.G769])" office:value-type="float" office:value="-54.3446840883435" calcext:value-type="float">
            <text:p>-54.3446840883435</text:p>
          </table:table-cell>
          <table:table-cell table:formula="of:=([.$C$5]-([.F770]-[.$C$2]))/[.$C$6]" office:value-type="float" office:value="1.73446840883435" calcext:value-type="float">
            <text:p>1.73446840883435</text:p>
          </table:table-cell>
          <table:table-cell table:formula="of:=IF([.F770]&lt;[.$C$3];[.F770];20)" office:value-type="float" office:value="-54.3446840883435" calcext:value-type="float">
            <text:p>-54.3446840883435</text:p>
          </table:table-cell>
        </table:table-row>
        <table:table-row table:style-name="ro1">
          <table:table-cell table:number-columns-repeated="4"/>
          <table:table-cell office:value-type="float" office:value="76.9" calcext:value-type="float">
            <text:p>76.9</text:p>
          </table:table-cell>
          <table:table-cell table:formula="of:=IF([.F770]&gt;[.$C$3];[.$C$4];[.F770]+0.1*[.G770])" office:value-type="float" office:value="-54.1712372474601" calcext:value-type="float">
            <text:p>-54.1712372474601</text:p>
          </table:table-cell>
          <table:table-cell table:formula="of:=([.$C$5]-([.F771]-[.$C$2]))/[.$C$6]" office:value-type="float" office:value="1.71712372474601" calcext:value-type="float">
            <text:p>1.71712372474601</text:p>
          </table:table-cell>
          <table:table-cell table:formula="of:=IF([.F771]&lt;[.$C$3];[.F771];20)" office:value-type="float" office:value="-54.1712372474601" calcext:value-type="float">
            <text:p>-54.1712372474601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formula="of:=IF([.F771]&gt;[.$C$3];[.$C$4];[.F771]+0.1*[.G771])" office:value-type="float" office:value="-53.9995248749855" calcext:value-type="float">
            <text:p>-53.9995248749855</text:p>
          </table:table-cell>
          <table:table-cell table:formula="of:=([.$C$5]-([.F772]-[.$C$2]))/[.$C$6]" office:value-type="float" office:value="1.69995248749855" calcext:value-type="float">
            <text:p>1.69995248749855</text:p>
          </table:table-cell>
          <table:table-cell table:formula="of:=IF([.F772]&lt;[.$C$3];[.F772];20)" office:value-type="float" office:value="-53.9995248749855" calcext:value-type="float">
            <text:p>-53.9995248749855</text:p>
          </table:table-cell>
        </table:table-row>
        <table:table-row table:style-name="ro1">
          <table:table-cell table:number-columns-repeated="4"/>
          <table:table-cell office:value-type="float" office:value="77.1" calcext:value-type="float">
            <text:p>77.1</text:p>
          </table:table-cell>
          <table:table-cell table:formula="of:=IF([.F772]&gt;[.$C$3];[.$C$4];[.F772]+0.1*[.G772])" office:value-type="float" office:value="-53.8295296262357" calcext:value-type="float">
            <text:p>-53.8295296262357</text:p>
          </table:table-cell>
          <table:table-cell table:formula="of:=([.$C$5]-([.F773]-[.$C$2]))/[.$C$6]" office:value-type="float" office:value="1.68295296262357" calcext:value-type="float">
            <text:p>1.68295296262357</text:p>
          </table:table-cell>
          <table:table-cell table:formula="of:=IF([.F773]&lt;[.$C$3];[.F773];20)" office:value-type="float" office:value="-53.8295296262357" calcext:value-type="float">
            <text:p>-53.8295296262357</text:p>
          </table:table-cell>
        </table:table-row>
        <table:table-row table:style-name="ro1">
          <table:table-cell table:number-columns-repeated="4"/>
          <table:table-cell office:value-type="float" office:value="77.2" calcext:value-type="float">
            <text:p>77.2</text:p>
          </table:table-cell>
          <table:table-cell table:formula="of:=IF([.F773]&gt;[.$C$3];[.$C$4];[.F773]+0.1*[.G773])" office:value-type="float" office:value="-53.6612343299733" calcext:value-type="float">
            <text:p>-53.6612343299733</text:p>
          </table:table-cell>
          <table:table-cell table:formula="of:=([.$C$5]-([.F774]-[.$C$2]))/[.$C$6]" office:value-type="float" office:value="1.66612343299733" calcext:value-type="float">
            <text:p>1.66612343299733</text:p>
          </table:table-cell>
          <table:table-cell table:formula="of:=IF([.F774]&lt;[.$C$3];[.F774];20)" office:value-type="float" office:value="-53.6612343299733" calcext:value-type="float">
            <text:p>-53.6612343299733</text:p>
          </table:table-cell>
        </table:table-row>
        <table:table-row table:style-name="ro1">
          <table:table-cell table:number-columns-repeated="4"/>
          <table:table-cell office:value-type="float" office:value="77.3" calcext:value-type="float">
            <text:p>77.3</text:p>
          </table:table-cell>
          <table:table-cell table:formula="of:=IF([.F774]&gt;[.$C$3];[.$C$4];[.F774]+0.1*[.G774])" office:value-type="float" office:value="-53.4946219866736" calcext:value-type="float">
            <text:p>-53.4946219866736</text:p>
          </table:table-cell>
          <table:table-cell table:formula="of:=([.$C$5]-([.F775]-[.$C$2]))/[.$C$6]" office:value-type="float" office:value="1.64946219866736" calcext:value-type="float">
            <text:p>1.64946219866736</text:p>
          </table:table-cell>
          <table:table-cell table:formula="of:=IF([.F775]&lt;[.$C$3];[.F775];20)" office:value-type="float" office:value="-53.4946219866736" calcext:value-type="float">
            <text:p>-53.4946219866736</text:p>
          </table:table-cell>
        </table:table-row>
        <table:table-row table:style-name="ro1">
          <table:table-cell table:number-columns-repeated="4"/>
          <table:table-cell office:value-type="float" office:value="77.4" calcext:value-type="float">
            <text:p>77.4</text:p>
          </table:table-cell>
          <table:table-cell table:formula="of:=IF([.F775]&gt;[.$C$3];[.$C$4];[.F775]+0.1*[.G775])" office:value-type="float" office:value="-53.3296757668068" calcext:value-type="float">
            <text:p>-53.3296757668068</text:p>
          </table:table-cell>
          <table:table-cell table:formula="of:=([.$C$5]-([.F776]-[.$C$2]))/[.$C$6]" office:value-type="float" office:value="1.63296757668068" calcext:value-type="float">
            <text:p>1.63296757668068</text:p>
          </table:table-cell>
          <table:table-cell table:formula="of:=IF([.F776]&lt;[.$C$3];[.F776];20)" office:value-type="float" office:value="-53.3296757668068" calcext:value-type="float">
            <text:p>-53.3296757668068</text:p>
          </table:table-cell>
        </table:table-row>
        <table:table-row table:style-name="ro1">
          <table:table-cell table:number-columns-repeated="4"/>
          <table:table-cell office:value-type="float" office:value="77.5" calcext:value-type="float">
            <text:p>77.5</text:p>
          </table:table-cell>
          <table:table-cell table:formula="of:=IF([.F776]&gt;[.$C$3];[.$C$4];[.F776]+0.1*[.G776])" office:value-type="float" office:value="-53.1663790091388" calcext:value-type="float">
            <text:p>-53.1663790091388</text:p>
          </table:table-cell>
          <table:table-cell table:formula="of:=([.$C$5]-([.F777]-[.$C$2]))/[.$C$6]" office:value-type="float" office:value="1.61663790091388" calcext:value-type="float">
            <text:p>1.61663790091388</text:p>
          </table:table-cell>
          <table:table-cell table:formula="of:=IF([.F777]&lt;[.$C$3];[.F777];20)" office:value-type="float" office:value="-53.1663790091388" calcext:value-type="float">
            <text:p>-53.1663790091388</text:p>
          </table:table-cell>
        </table:table-row>
        <table:table-row table:style-name="ro1">
          <table:table-cell table:number-columns-repeated="4"/>
          <table:table-cell office:value-type="float" office:value="77.6" calcext:value-type="float">
            <text:p>77.6</text:p>
          </table:table-cell>
          <table:table-cell table:formula="of:=IF([.F777]&gt;[.$C$3];[.$C$4];[.F777]+0.1*[.G777])" office:value-type="float" office:value="-53.0047152190474" calcext:value-type="float">
            <text:p>-53.0047152190474</text:p>
          </table:table-cell>
          <table:table-cell table:formula="of:=([.$C$5]-([.F778]-[.$C$2]))/[.$C$6]" office:value-type="float" office:value="1.60047152190474" calcext:value-type="float">
            <text:p>1.60047152190474</text:p>
          </table:table-cell>
          <table:table-cell table:formula="of:=IF([.F778]&lt;[.$C$3];[.F778];20)" office:value-type="float" office:value="-53.0047152190474" calcext:value-type="float">
            <text:p>-53.0047152190474</text:p>
          </table:table-cell>
        </table:table-row>
        <table:table-row table:style-name="ro1">
          <table:table-cell table:number-columns-repeated="4"/>
          <table:table-cell office:value-type="float" office:value="77.7" calcext:value-type="float">
            <text:p>77.7</text:p>
          </table:table-cell>
          <table:table-cell table:formula="of:=IF([.F778]&gt;[.$C$3];[.$C$4];[.F778]+0.1*[.G778])" office:value-type="float" office:value="-52.8446680668569" calcext:value-type="float">
            <text:p>-52.8446680668569</text:p>
          </table:table-cell>
          <table:table-cell table:formula="of:=([.$C$5]-([.F779]-[.$C$2]))/[.$C$6]" office:value-type="float" office:value="1.58446680668569" calcext:value-type="float">
            <text:p>1.58446680668569</text:p>
          </table:table-cell>
          <table:table-cell table:formula="of:=IF([.F779]&lt;[.$C$3];[.F779];20)" office:value-type="float" office:value="-52.8446680668569" calcext:value-type="float">
            <text:p>-52.8446680668569</text:p>
          </table:table-cell>
        </table:table-row>
        <table:table-row table:style-name="ro1">
          <table:table-cell table:number-columns-repeated="4"/>
          <table:table-cell office:value-type="float" office:value="77.8" calcext:value-type="float">
            <text:p>77.8</text:p>
          </table:table-cell>
          <table:table-cell table:formula="of:=IF([.F779]&gt;[.$C$3];[.$C$4];[.F779]+0.1*[.G779])" office:value-type="float" office:value="-52.6862213861883" calcext:value-type="float">
            <text:p>-52.6862213861883</text:p>
          </table:table-cell>
          <table:table-cell table:formula="of:=([.$C$5]-([.F780]-[.$C$2]))/[.$C$6]" office:value-type="float" office:value="1.56862213861883" calcext:value-type="float">
            <text:p>1.56862213861883</text:p>
          </table:table-cell>
          <table:table-cell table:formula="of:=IF([.F780]&lt;[.$C$3];[.F780];20)" office:value-type="float" office:value="-52.6862213861883" calcext:value-type="float">
            <text:p>-52.6862213861883</text:p>
          </table:table-cell>
        </table:table-row>
        <table:table-row table:style-name="ro1">
          <table:table-cell table:number-columns-repeated="4"/>
          <table:table-cell office:value-type="float" office:value="77.9" calcext:value-type="float">
            <text:p>77.9</text:p>
          </table:table-cell>
          <table:table-cell table:formula="of:=IF([.F780]&gt;[.$C$3];[.$C$4];[.F780]+0.1*[.G780])" office:value-type="float" office:value="-52.5293591723264" calcext:value-type="float">
            <text:p>-52.5293591723264</text:p>
          </table:table-cell>
          <table:table-cell table:formula="of:=([.$C$5]-([.F781]-[.$C$2]))/[.$C$6]" office:value-type="float" office:value="1.55293591723264" calcext:value-type="float">
            <text:p>1.55293591723264</text:p>
          </table:table-cell>
          <table:table-cell table:formula="of:=IF([.F781]&lt;[.$C$3];[.F781];20)" office:value-type="float" office:value="-52.5293591723264" calcext:value-type="float">
            <text:p>-52.5293591723264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formula="of:=IF([.F781]&gt;[.$C$3];[.$C$4];[.F781]+0.1*[.G781])" office:value-type="float" office:value="-52.3740655806032" calcext:value-type="float">
            <text:p>-52.3740655806032</text:p>
          </table:table-cell>
          <table:table-cell table:formula="of:=([.$C$5]-([.F782]-[.$C$2]))/[.$C$6]" office:value-type="float" office:value="1.53740655806032" calcext:value-type="float">
            <text:p>1.53740655806032</text:p>
          </table:table-cell>
          <table:table-cell table:formula="of:=IF([.F782]&lt;[.$C$3];[.F782];20)" office:value-type="float" office:value="-52.3740655806032" calcext:value-type="float">
            <text:p>-52.3740655806032</text:p>
          </table:table-cell>
        </table:table-row>
        <table:table-row table:style-name="ro1">
          <table:table-cell table:number-columns-repeated="4"/>
          <table:table-cell office:value-type="float" office:value="78.1" calcext:value-type="float">
            <text:p>78.1</text:p>
          </table:table-cell>
          <table:table-cell table:formula="of:=IF([.F782]&gt;[.$C$3];[.$C$4];[.F782]+0.1*[.G782])" office:value-type="float" office:value="-52.2203249247971" calcext:value-type="float">
            <text:p>-52.2203249247971</text:p>
          </table:table-cell>
          <table:table-cell table:formula="of:=([.$C$5]-([.F783]-[.$C$2]))/[.$C$6]" office:value-type="float" office:value="1.52203249247971" calcext:value-type="float">
            <text:p>1.52203249247971</text:p>
          </table:table-cell>
          <table:table-cell table:formula="of:=IF([.F783]&lt;[.$C$3];[.F783];20)" office:value-type="float" office:value="-52.2203249247971" calcext:value-type="float">
            <text:p>-52.2203249247971</text:p>
          </table:table-cell>
        </table:table-row>
        <table:table-row table:style-name="ro1">
          <table:table-cell table:number-columns-repeated="4"/>
          <table:table-cell office:value-type="float" office:value="78.2" calcext:value-type="float">
            <text:p>78.2</text:p>
          </table:table-cell>
          <table:table-cell table:formula="of:=IF([.F783]&gt;[.$C$3];[.$C$4];[.F783]+0.1*[.G783])" office:value-type="float" office:value="-52.0681216755492" calcext:value-type="float">
            <text:p>-52.0681216755492</text:p>
          </table:table-cell>
          <table:table-cell table:formula="of:=([.$C$5]-([.F784]-[.$C$2]))/[.$C$6]" office:value-type="float" office:value="1.50681216755492" calcext:value-type="float">
            <text:p>1.50681216755492</text:p>
          </table:table-cell>
          <table:table-cell table:formula="of:=IF([.F784]&lt;[.$C$3];[.F784];20)" office:value-type="float" office:value="-52.0681216755492" calcext:value-type="float">
            <text:p>-52.0681216755492</text:p>
          </table:table-cell>
        </table:table-row>
        <table:table-row table:style-name="ro1">
          <table:table-cell table:number-columns-repeated="4"/>
          <table:table-cell office:value-type="float" office:value="78.3" calcext:value-type="float">
            <text:p>78.3</text:p>
          </table:table-cell>
          <table:table-cell table:formula="of:=IF([.F784]&gt;[.$C$3];[.$C$4];[.F784]+0.1*[.G784])" office:value-type="float" office:value="-51.9174404587937" calcext:value-type="float">
            <text:p>-51.9174404587937</text:p>
          </table:table-cell>
          <table:table-cell table:formula="of:=([.$C$5]-([.F785]-[.$C$2]))/[.$C$6]" office:value-type="float" office:value="1.49174404587937" calcext:value-type="float">
            <text:p>1.49174404587937</text:p>
          </table:table-cell>
          <table:table-cell table:formula="of:=IF([.F785]&lt;[.$C$3];[.F785];20)" office:value-type="float" office:value="-51.9174404587937" calcext:value-type="float">
            <text:p>-51.9174404587937</text:p>
          </table:table-cell>
        </table:table-row>
        <table:table-row table:style-name="ro1">
          <table:table-cell table:number-columns-repeated="4"/>
          <table:table-cell office:value-type="float" office:value="78.4" calcext:value-type="float">
            <text:p>78.4</text:p>
          </table:table-cell>
          <table:table-cell table:formula="of:=IF([.F785]&gt;[.$C$3];[.$C$4];[.F785]+0.1*[.G785])" office:value-type="float" office:value="-51.7682660542057" calcext:value-type="float">
            <text:p>-51.7682660542057</text:p>
          </table:table-cell>
          <table:table-cell table:formula="of:=([.$C$5]-([.F786]-[.$C$2]))/[.$C$6]" office:value-type="float" office:value="1.47682660542057" calcext:value-type="float">
            <text:p>1.47682660542057</text:p>
          </table:table-cell>
          <table:table-cell table:formula="of:=IF([.F786]&lt;[.$C$3];[.F786];20)" office:value-type="float" office:value="-51.7682660542057" calcext:value-type="float">
            <text:p>-51.7682660542057</text:p>
          </table:table-cell>
        </table:table-row>
        <table:table-row table:style-name="ro1">
          <table:table-cell table:number-columns-repeated="4"/>
          <table:table-cell office:value-type="float" office:value="78.5" calcext:value-type="float">
            <text:p>78.5</text:p>
          </table:table-cell>
          <table:table-cell table:formula="of:=IF([.F786]&gt;[.$C$3];[.$C$4];[.F786]+0.1*[.G786])" office:value-type="float" office:value="-51.6205833936637" calcext:value-type="float">
            <text:p>-51.6205833936637</text:p>
          </table:table-cell>
          <table:table-cell table:formula="of:=([.$C$5]-([.F787]-[.$C$2]))/[.$C$6]" office:value-type="float" office:value="1.46205833936637" calcext:value-type="float">
            <text:p>1.46205833936637</text:p>
          </table:table-cell>
          <table:table-cell table:formula="of:=IF([.F787]&lt;[.$C$3];[.F787];20)" office:value-type="float" office:value="-51.6205833936637" calcext:value-type="float">
            <text:p>-51.6205833936637</text:p>
          </table:table-cell>
        </table:table-row>
        <table:table-row table:style-name="ro1">
          <table:table-cell table:number-columns-repeated="4"/>
          <table:table-cell office:value-type="float" office:value="78.6" calcext:value-type="float">
            <text:p>78.6</text:p>
          </table:table-cell>
          <table:table-cell table:formula="of:=IF([.F787]&gt;[.$C$3];[.$C$4];[.F787]+0.1*[.G787])" office:value-type="float" office:value="-51.4743775597271" calcext:value-type="float">
            <text:p>-51.4743775597271</text:p>
          </table:table-cell>
          <table:table-cell table:formula="of:=([.$C$5]-([.F788]-[.$C$2]))/[.$C$6]" office:value-type="float" office:value="1.44743775597271" calcext:value-type="float">
            <text:p>1.44743775597271</text:p>
          </table:table-cell>
          <table:table-cell table:formula="of:=IF([.F788]&lt;[.$C$3];[.F788];20)" office:value-type="float" office:value="-51.4743775597271" calcext:value-type="float">
            <text:p>-51.4743775597271</text:p>
          </table:table-cell>
        </table:table-row>
        <table:table-row table:style-name="ro1">
          <table:table-cell table:number-columns-repeated="4"/>
          <table:table-cell office:value-type="float" office:value="78.7" calcext:value-type="float">
            <text:p>78.7</text:p>
          </table:table-cell>
          <table:table-cell table:formula="of:=IF([.F788]&gt;[.$C$3];[.$C$4];[.F788]+0.1*[.G788])" office:value-type="float" office:value="-51.3296337841298" calcext:value-type="float">
            <text:p>-51.3296337841298</text:p>
          </table:table-cell>
          <table:table-cell table:formula="of:=([.$C$5]-([.F789]-[.$C$2]))/[.$C$6]" office:value-type="float" office:value="1.43296337841298" calcext:value-type="float">
            <text:p>1.43296337841298</text:p>
          </table:table-cell>
          <table:table-cell table:formula="of:=IF([.F789]&lt;[.$C$3];[.F789];20)" office:value-type="float" office:value="-51.3296337841298" calcext:value-type="float">
            <text:p>-51.3296337841298</text:p>
          </table:table-cell>
        </table:table-row>
        <table:table-row table:style-name="ro1">
          <table:table-cell table:number-columns-repeated="4"/>
          <table:table-cell office:value-type="float" office:value="78.8" calcext:value-type="float">
            <text:p>78.8</text:p>
          </table:table-cell>
          <table:table-cell table:formula="of:=IF([.F789]&gt;[.$C$3];[.$C$4];[.F789]+0.1*[.G789])" office:value-type="float" office:value="-51.1863374462885" calcext:value-type="float">
            <text:p>-51.1863374462885</text:p>
          </table:table-cell>
          <table:table-cell table:formula="of:=([.$C$5]-([.F790]-[.$C$2]))/[.$C$6]" office:value-type="float" office:value="1.41863374462885" calcext:value-type="float">
            <text:p>1.41863374462885</text:p>
          </table:table-cell>
          <table:table-cell table:formula="of:=IF([.F790]&lt;[.$C$3];[.F790];20)" office:value-type="float" office:value="-51.1863374462885" calcext:value-type="float">
            <text:p>-51.1863374462885</text:p>
          </table:table-cell>
        </table:table-row>
        <table:table-row table:style-name="ro1">
          <table:table-cell table:number-columns-repeated="4"/>
          <table:table-cell office:value-type="float" office:value="78.9" calcext:value-type="float">
            <text:p>78.9</text:p>
          </table:table-cell>
          <table:table-cell table:formula="of:=IF([.F790]&gt;[.$C$3];[.$C$4];[.F790]+0.1*[.G790])" office:value-type="float" office:value="-51.0444740718256" calcext:value-type="float">
            <text:p>-51.0444740718256</text:p>
          </table:table-cell>
          <table:table-cell table:formula="of:=([.$C$5]-([.F791]-[.$C$2]))/[.$C$6]" office:value-type="float" office:value="1.40444740718256" calcext:value-type="float">
            <text:p>1.40444740718256</text:p>
          </table:table-cell>
          <table:table-cell table:formula="of:=IF([.F791]&lt;[.$C$3];[.F791];20)" office:value-type="float" office:value="-51.0444740718256" calcext:value-type="float">
            <text:p>-51.0444740718256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formula="of:=IF([.F791]&gt;[.$C$3];[.$C$4];[.F791]+0.1*[.G791])" office:value-type="float" office:value="-50.9040293311073" calcext:value-type="float">
            <text:p>-50.9040293311073</text:p>
          </table:table-cell>
          <table:table-cell table:formula="of:=([.$C$5]-([.F792]-[.$C$2]))/[.$C$6]" office:value-type="float" office:value="1.39040293311073" calcext:value-type="float">
            <text:p>1.39040293311073</text:p>
          </table:table-cell>
          <table:table-cell table:formula="of:=IF([.F792]&lt;[.$C$3];[.F792];20)" office:value-type="float" office:value="-50.9040293311073" calcext:value-type="float">
            <text:p>-50.9040293311073</text:p>
          </table:table-cell>
        </table:table-row>
        <table:table-row table:style-name="ro1">
          <table:table-cell table:number-columns-repeated="4"/>
          <table:table-cell office:value-type="float" office:value="79.1" calcext:value-type="float">
            <text:p>79.1</text:p>
          </table:table-cell>
          <table:table-cell table:formula="of:=IF([.F792]&gt;[.$C$3];[.$C$4];[.F792]+0.1*[.G792])" office:value-type="float" office:value="-50.7649890377963" calcext:value-type="float">
            <text:p>-50.7649890377963</text:p>
          </table:table-cell>
          <table:table-cell table:formula="of:=([.$C$5]-([.F793]-[.$C$2]))/[.$C$6]" office:value-type="float" office:value="1.37649890377963" calcext:value-type="float">
            <text:p>1.37649890377963</text:p>
          </table:table-cell>
          <table:table-cell table:formula="of:=IF([.F793]&lt;[.$C$3];[.F793];20)" office:value-type="float" office:value="-50.7649890377963" calcext:value-type="float">
            <text:p>-50.7649890377963</text:p>
          </table:table-cell>
        </table:table-row>
        <table:table-row table:style-name="ro1">
          <table:table-cell table:number-columns-repeated="4"/>
          <table:table-cell office:value-type="float" office:value="79.2" calcext:value-type="float">
            <text:p>79.2</text:p>
          </table:table-cell>
          <table:table-cell table:formula="of:=IF([.F793]&gt;[.$C$3];[.$C$4];[.F793]+0.1*[.G793])" office:value-type="float" office:value="-50.6273391474183" calcext:value-type="float">
            <text:p>-50.6273391474183</text:p>
          </table:table-cell>
          <table:table-cell table:formula="of:=([.$C$5]-([.F794]-[.$C$2]))/[.$C$6]" office:value-type="float" office:value="1.36273391474183" calcext:value-type="float">
            <text:p>1.36273391474183</text:p>
          </table:table-cell>
          <table:table-cell table:formula="of:=IF([.F794]&lt;[.$C$3];[.F794];20)" office:value-type="float" office:value="-50.6273391474183" calcext:value-type="float">
            <text:p>-50.6273391474183</text:p>
          </table:table-cell>
        </table:table-row>
        <table:table-row table:style-name="ro1">
          <table:table-cell table:number-columns-repeated="4"/>
          <table:table-cell office:value-type="float" office:value="79.3" calcext:value-type="float">
            <text:p>79.3</text:p>
          </table:table-cell>
          <table:table-cell table:formula="of:=IF([.F794]&gt;[.$C$3];[.$C$4];[.F794]+0.1*[.G794])" office:value-type="float" office:value="-50.4910657559441" calcext:value-type="float">
            <text:p>-50.4910657559441</text:p>
          </table:table-cell>
          <table:table-cell table:formula="of:=([.$C$5]-([.F795]-[.$C$2]))/[.$C$6]" office:value-type="float" office:value="1.34910657559441" calcext:value-type="float">
            <text:p>1.34910657559441</text:p>
          </table:table-cell>
          <table:table-cell table:formula="of:=IF([.F795]&lt;[.$C$3];[.F795];20)" office:value-type="float" office:value="-50.4910657559441" calcext:value-type="float">
            <text:p>-50.4910657559441</text:p>
          </table:table-cell>
        </table:table-row>
        <table:table-row table:style-name="ro1">
          <table:table-cell table:number-columns-repeated="4"/>
          <table:table-cell office:value-type="float" office:value="79.4" calcext:value-type="float">
            <text:p>79.4</text:p>
          </table:table-cell>
          <table:table-cell table:formula="of:=IF([.F795]&gt;[.$C$3];[.$C$4];[.F795]+0.1*[.G795])" office:value-type="float" office:value="-50.3561550983847" calcext:value-type="float">
            <text:p>-50.3561550983847</text:p>
          </table:table-cell>
          <table:table-cell table:formula="of:=([.$C$5]-([.F796]-[.$C$2]))/[.$C$6]" office:value-type="float" office:value="1.33561550983847" calcext:value-type="float">
            <text:p>1.33561550983847</text:p>
          </table:table-cell>
          <table:table-cell table:formula="of:=IF([.F796]&lt;[.$C$3];[.F796];20)" office:value-type="float" office:value="-50.3561550983847" calcext:value-type="float">
            <text:p>-50.3561550983847</text:p>
          </table:table-cell>
        </table:table-row>
        <table:table-row table:style-name="ro1">
          <table:table-cell table:number-columns-repeated="4"/>
          <table:table-cell office:value-type="float" office:value="79.5" calcext:value-type="float">
            <text:p>79.5</text:p>
          </table:table-cell>
          <table:table-cell table:formula="of:=IF([.F796]&gt;[.$C$3];[.$C$4];[.F796]+0.1*[.G796])" office:value-type="float" office:value="-50.2225935474008" calcext:value-type="float">
            <text:p>-50.2225935474008</text:p>
          </table:table-cell>
          <table:table-cell table:formula="of:=([.$C$5]-([.F797]-[.$C$2]))/[.$C$6]" office:value-type="float" office:value="1.32225935474008" calcext:value-type="float">
            <text:p>1.32225935474008</text:p>
          </table:table-cell>
          <table:table-cell table:formula="of:=IF([.F797]&lt;[.$C$3];[.F797];20)" office:value-type="float" office:value="-50.2225935474008" calcext:value-type="float">
            <text:p>-50.2225935474008</text:p>
          </table:table-cell>
        </table:table-row>
        <table:table-row table:style-name="ro1">
          <table:table-cell table:number-columns-repeated="4"/>
          <table:table-cell office:value-type="float" office:value="79.6" calcext:value-type="float">
            <text:p>79.6</text:p>
          </table:table-cell>
          <table:table-cell table:formula="of:=IF([.F797]&gt;[.$C$3];[.$C$4];[.F797]+0.1*[.G797])" office:value-type="float" office:value="-50.0903676119268" calcext:value-type="float">
            <text:p>-50.0903676119268</text:p>
          </table:table-cell>
          <table:table-cell table:formula="of:=([.$C$5]-([.F798]-[.$C$2]))/[.$C$6]" office:value-type="float" office:value="1.30903676119268" calcext:value-type="float">
            <text:p>1.30903676119268</text:p>
          </table:table-cell>
          <table:table-cell table:formula="of:=IF([.F798]&lt;[.$C$3];[.F798];20)" office:value-type="float" office:value="-50.0903676119268" calcext:value-type="float">
            <text:p>-50.0903676119268</text:p>
          </table:table-cell>
        </table:table-row>
        <table:table-row table:style-name="ro1">
          <table:table-cell table:number-columns-repeated="4"/>
          <table:table-cell office:value-type="float" office:value="79.7" calcext:value-type="float">
            <text:p>79.7</text:p>
          </table:table-cell>
          <table:table-cell table:formula="of:=IF([.F798]&gt;[.$C$3];[.$C$4];[.F798]+0.1*[.G798])" office:value-type="float" office:value="-49.9594639358075" calcext:value-type="float">
            <text:p>-49.9594639358075</text:p>
          </table:table-cell>
          <table:table-cell table:formula="of:=([.$C$5]-([.F799]-[.$C$2]))/[.$C$6]" office:value-type="float" office:value="1.29594639358076" calcext:value-type="float">
            <text:p>1.29594639358076</text:p>
          </table:table-cell>
          <table:table-cell table:formula="of:=IF([.F799]&lt;[.$C$3];[.F799];20)" office:value-type="float" office:value="-49.9594639358075" calcext:value-type="float">
            <text:p>-49.9594639358075</text:p>
          </table:table-cell>
        </table:table-row>
        <table:table-row table:style-name="ro1">
          <table:table-cell table:number-columns-repeated="4"/>
          <table:table-cell office:value-type="float" office:value="79.8" calcext:value-type="float">
            <text:p>79.8</text:p>
          </table:table-cell>
          <table:table-cell table:formula="of:=IF([.F799]&gt;[.$C$3];[.$C$4];[.F799]+0.1*[.G799])" office:value-type="float" office:value="-49.8298692964495" calcext:value-type="float">
            <text:p>-49.8298692964495</text:p>
          </table:table-cell>
          <table:table-cell table:formula="of:=([.$C$5]-([.F800]-[.$C$2]))/[.$C$6]" office:value-type="float" office:value="1.28298692964495" calcext:value-type="float">
            <text:p>1.28298692964495</text:p>
          </table:table-cell>
          <table:table-cell table:formula="of:=IF([.F800]&lt;[.$C$3];[.F800];20)" office:value-type="float" office:value="-49.8298692964495" calcext:value-type="float">
            <text:p>-49.8298692964495</text:p>
          </table:table-cell>
        </table:table-row>
        <table:table-row table:style-name="ro1">
          <table:table-cell table:number-columns-repeated="4"/>
          <table:table-cell office:value-type="float" office:value="79.9" calcext:value-type="float">
            <text:p>79.9</text:p>
          </table:table-cell>
          <table:table-cell table:formula="of:=IF([.F800]&gt;[.$C$3];[.$C$4];[.F800]+0.1*[.G800])" office:value-type="float" office:value="-49.701570603485" calcext:value-type="float">
            <text:p>-49.701570603485</text:p>
          </table:table-cell>
          <table:table-cell table:formula="of:=([.$C$5]-([.F801]-[.$C$2]))/[.$C$6]" office:value-type="float" office:value="1.2701570603485" calcext:value-type="float">
            <text:p>1.2701570603485</text:p>
          </table:table-cell>
          <table:table-cell table:formula="of:=IF([.F801]&lt;[.$C$3];[.F801];20)" office:value-type="float" office:value="-49.701570603485" calcext:value-type="float">
            <text:p>-49.701570603485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IF([.F801]&gt;[.$C$3];[.$C$4];[.F801]+0.1*[.G801])" office:value-type="float" office:value="-49.5745548974501" calcext:value-type="float">
            <text:p>-49.5745548974501</text:p>
          </table:table-cell>
          <table:table-cell table:formula="of:=([.$C$5]-([.F802]-[.$C$2]))/[.$C$6]" office:value-type="float" office:value="1.25745548974501" calcext:value-type="float">
            <text:p>1.25745548974501</text:p>
          </table:table-cell>
          <table:table-cell table:formula="of:=IF([.F802]&lt;[.$C$3];[.F802];20)" office:value-type="float" office:value="-49.5745548974501" calcext:value-type="float">
            <text:p>-49.5745548974501</text:p>
          </table:table-cell>
        </table:table-row>
        <table:table-row table:style-name="ro1">
          <table:table-cell table:number-columns-repeated="4"/>
          <table:table-cell office:value-type="float" office:value="80.1" calcext:value-type="float">
            <text:p>80.1</text:p>
          </table:table-cell>
          <table:table-cell table:formula="of:=IF([.F802]&gt;[.$C$3];[.$C$4];[.F802]+0.1*[.G802])" office:value-type="float" office:value="-49.4488093484756" calcext:value-type="float">
            <text:p>-49.4488093484756</text:p>
          </table:table-cell>
          <table:table-cell table:formula="of:=([.$C$5]-([.F803]-[.$C$2]))/[.$C$6]" office:value-type="float" office:value="1.24488093484756" calcext:value-type="float">
            <text:p>1.24488093484756</text:p>
          </table:table-cell>
          <table:table-cell table:formula="of:=IF([.F803]&lt;[.$C$3];[.F803];20)" office:value-type="float" office:value="-49.4488093484756" calcext:value-type="float">
            <text:p>-49.4488093484756</text:p>
          </table:table-cell>
        </table:table-row>
        <table:table-row table:style-name="ro1">
          <table:table-cell table:number-columns-repeated="4"/>
          <table:table-cell office:value-type="float" office:value="80.2" calcext:value-type="float">
            <text:p>80.2</text:p>
          </table:table-cell>
          <table:table-cell table:formula="of:=IF([.F803]&gt;[.$C$3];[.$C$4];[.F803]+0.1*[.G803])" office:value-type="float" office:value="-49.3243212549909" calcext:value-type="float">
            <text:p>-49.3243212549909</text:p>
          </table:table-cell>
          <table:table-cell table:formula="of:=([.$C$5]-([.F804]-[.$C$2]))/[.$C$6]" office:value-type="float" office:value="1.23243212549909" calcext:value-type="float">
            <text:p>1.23243212549909</text:p>
          </table:table-cell>
          <table:table-cell table:formula="of:=IF([.F804]&lt;[.$C$3];[.F804];20)" office:value-type="float" office:value="-49.3243212549909" calcext:value-type="float">
            <text:p>-49.3243212549909</text:p>
          </table:table-cell>
        </table:table-row>
        <table:table-row table:style-name="ro1">
          <table:table-cell table:number-columns-repeated="4"/>
          <table:table-cell office:value-type="float" office:value="80.3" calcext:value-type="float">
            <text:p>80.3</text:p>
          </table:table-cell>
          <table:table-cell table:formula="of:=IF([.F804]&gt;[.$C$3];[.$C$4];[.F804]+0.1*[.G804])" office:value-type="float" office:value="-49.201078042441" calcext:value-type="float">
            <text:p>-49.201078042441</text:p>
          </table:table-cell>
          <table:table-cell table:formula="of:=([.$C$5]-([.F805]-[.$C$2]))/[.$C$6]" office:value-type="float" office:value="1.2201078042441" calcext:value-type="float">
            <text:p>1.2201078042441</text:p>
          </table:table-cell>
          <table:table-cell table:formula="of:=IF([.F805]&lt;[.$C$3];[.F805];20)" office:value-type="float" office:value="-49.201078042441" calcext:value-type="float">
            <text:p>-49.201078042441</text:p>
          </table:table-cell>
        </table:table-row>
        <table:table-row table:style-name="ro1">
          <table:table-cell table:number-columns-repeated="4"/>
          <table:table-cell office:value-type="float" office:value="80.4" calcext:value-type="float">
            <text:p>80.4</text:p>
          </table:table-cell>
          <table:table-cell table:formula="of:=IF([.F805]&gt;[.$C$3];[.$C$4];[.F805]+0.1*[.G805])" office:value-type="float" office:value="-49.0790672620166" calcext:value-type="float">
            <text:p>-49.0790672620166</text:p>
          </table:table-cell>
          <table:table-cell table:formula="of:=([.$C$5]-([.F806]-[.$C$2]))/[.$C$6]" office:value-type="float" office:value="1.20790672620166" calcext:value-type="float">
            <text:p>1.20790672620166</text:p>
          </table:table-cell>
          <table:table-cell table:formula="of:=IF([.F806]&lt;[.$C$3];[.F806];20)" office:value-type="float" office:value="-49.0790672620166" calcext:value-type="float">
            <text:p>-49.0790672620166</text:p>
          </table:table-cell>
        </table:table-row>
        <table:table-row table:style-name="ro1">
          <table:table-cell table:number-columns-repeated="4"/>
          <table:table-cell office:value-type="float" office:value="80.5" calcext:value-type="float">
            <text:p>80.5</text:p>
          </table:table-cell>
          <table:table-cell table:formula="of:=IF([.F806]&gt;[.$C$3];[.$C$4];[.F806]+0.1*[.G806])" office:value-type="float" office:value="-48.9582765893964" calcext:value-type="float">
            <text:p>-48.9582765893964</text:p>
          </table:table-cell>
          <table:table-cell table:formula="of:=([.$C$5]-([.F807]-[.$C$2]))/[.$C$6]" office:value-type="float" office:value="1.19582765893964" calcext:value-type="float">
            <text:p>1.19582765893964</text:p>
          </table:table-cell>
          <table:table-cell table:formula="of:=IF([.F807]&lt;[.$C$3];[.F807];20)" office:value-type="float" office:value="-48.9582765893964" calcext:value-type="float">
            <text:p>-48.9582765893964</text:p>
          </table:table-cell>
        </table:table-row>
        <table:table-row table:style-name="ro1">
          <table:table-cell table:number-columns-repeated="4"/>
          <table:table-cell office:value-type="float" office:value="80.6" calcext:value-type="float">
            <text:p>80.6</text:p>
          </table:table-cell>
          <table:table-cell table:formula="of:=IF([.F807]&gt;[.$C$3];[.$C$4];[.F807]+0.1*[.G807])" office:value-type="float" office:value="-48.8386938235024" calcext:value-type="float">
            <text:p>-48.8386938235024</text:p>
          </table:table-cell>
          <table:table-cell table:formula="of:=([.$C$5]-([.F808]-[.$C$2]))/[.$C$6]" office:value-type="float" office:value="1.18386938235024" calcext:value-type="float">
            <text:p>1.18386938235024</text:p>
          </table:table-cell>
          <table:table-cell table:formula="of:=IF([.F808]&lt;[.$C$3];[.F808];20)" office:value-type="float" office:value="-48.8386938235024" calcext:value-type="float">
            <text:p>-48.8386938235024</text:p>
          </table:table-cell>
        </table:table-row>
        <table:table-row table:style-name="ro1">
          <table:table-cell table:number-columns-repeated="4"/>
          <table:table-cell office:value-type="float" office:value="80.7" calcext:value-type="float">
            <text:p>80.7</text:p>
          </table:table-cell>
          <table:table-cell table:formula="of:=IF([.F808]&gt;[.$C$3];[.$C$4];[.F808]+0.1*[.G808])" office:value-type="float" office:value="-48.7203068852674" calcext:value-type="float">
            <text:p>-48.7203068852674</text:p>
          </table:table-cell>
          <table:table-cell table:formula="of:=([.$C$5]-([.F809]-[.$C$2]))/[.$C$6]" office:value-type="float" office:value="1.17203068852674" calcext:value-type="float">
            <text:p>1.17203068852674</text:p>
          </table:table-cell>
          <table:table-cell table:formula="of:=IF([.F809]&lt;[.$C$3];[.F809];20)" office:value-type="float" office:value="-48.7203068852674" calcext:value-type="float">
            <text:p>-48.7203068852674</text:p>
          </table:table-cell>
        </table:table-row>
        <table:table-row table:style-name="ro1">
          <table:table-cell table:number-columns-repeated="4"/>
          <table:table-cell office:value-type="float" office:value="80.8" calcext:value-type="float">
            <text:p>80.8</text:p>
          </table:table-cell>
          <table:table-cell table:formula="of:=IF([.F809]&gt;[.$C$3];[.$C$4];[.F809]+0.1*[.G809])" office:value-type="float" office:value="-48.6031038164147" calcext:value-type="float">
            <text:p>-48.6031038164147</text:p>
          </table:table-cell>
          <table:table-cell table:formula="of:=([.$C$5]-([.F810]-[.$C$2]))/[.$C$6]" office:value-type="float" office:value="1.16031038164147" calcext:value-type="float">
            <text:p>1.16031038164147</text:p>
          </table:table-cell>
          <table:table-cell table:formula="of:=IF([.F810]&lt;[.$C$3];[.F810];20)" office:value-type="float" office:value="-48.6031038164147" calcext:value-type="float">
            <text:p>-48.6031038164147</text:p>
          </table:table-cell>
        </table:table-row>
        <table:table-row table:style-name="ro1">
          <table:table-cell table:number-columns-repeated="4"/>
          <table:table-cell office:value-type="float" office:value="80.9" calcext:value-type="float">
            <text:p>80.9</text:p>
          </table:table-cell>
          <table:table-cell table:formula="of:=IF([.F810]&gt;[.$C$3];[.$C$4];[.F810]+0.1*[.G810])" office:value-type="float" office:value="-48.4870727782506" calcext:value-type="float">
            <text:p>-48.4870727782506</text:p>
          </table:table-cell>
          <table:table-cell table:formula="of:=([.$C$5]-([.F811]-[.$C$2]))/[.$C$6]" office:value-type="float" office:value="1.14870727782506" calcext:value-type="float">
            <text:p>1.14870727782506</text:p>
          </table:table-cell>
          <table:table-cell table:formula="of:=IF([.F811]&lt;[.$C$3];[.F811];20)" office:value-type="float" office:value="-48.4870727782506" calcext:value-type="float">
            <text:p>-48.4870727782506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table:formula="of:=IF([.F811]&gt;[.$C$3];[.$C$4];[.F811]+0.1*[.G811])" office:value-type="float" office:value="-48.3722020504681" calcext:value-type="float">
            <text:p>-48.3722020504681</text:p>
          </table:table-cell>
          <table:table-cell table:formula="of:=([.$C$5]-([.F812]-[.$C$2]))/[.$C$6]" office:value-type="float" office:value="1.13722020504681" calcext:value-type="float">
            <text:p>1.13722020504681</text:p>
          </table:table-cell>
          <table:table-cell table:formula="of:=IF([.F812]&lt;[.$C$3];[.F812];20)" office:value-type="float" office:value="-48.3722020504681" calcext:value-type="float">
            <text:p>-48.3722020504681</text:p>
          </table:table-cell>
        </table:table-row>
        <table:table-row table:style-name="ro1">
          <table:table-cell table:number-columns-repeated="4"/>
          <table:table-cell office:value-type="float" office:value="81.1" calcext:value-type="float">
            <text:p>81.1</text:p>
          </table:table-cell>
          <table:table-cell table:formula="of:=IF([.F812]&gt;[.$C$3];[.$C$4];[.F812]+0.1*[.G812])" office:value-type="float" office:value="-48.2584800299634" calcext:value-type="float">
            <text:p>-48.2584800299634</text:p>
          </table:table-cell>
          <table:table-cell table:formula="of:=([.$C$5]-([.F813]-[.$C$2]))/[.$C$6]" office:value-type="float" office:value="1.12584800299634" calcext:value-type="float">
            <text:p>1.12584800299634</text:p>
          </table:table-cell>
          <table:table-cell table:formula="of:=IF([.F813]&lt;[.$C$3];[.F813];20)" office:value-type="float" office:value="-48.2584800299634" calcext:value-type="float">
            <text:p>-48.2584800299634</text:p>
          </table:table-cell>
        </table:table-row>
        <table:table-row table:style-name="ro1">
          <table:table-cell table:number-columns-repeated="4"/>
          <table:table-cell office:value-type="float" office:value="81.2" calcext:value-type="float">
            <text:p>81.2</text:p>
          </table:table-cell>
          <table:table-cell table:formula="of:=IF([.F813]&gt;[.$C$3];[.$C$4];[.F813]+0.1*[.G813])" office:value-type="float" office:value="-48.1458952296638" calcext:value-type="float">
            <text:p>-48.1458952296638</text:p>
          </table:table-cell>
          <table:table-cell table:formula="of:=([.$C$5]-([.F814]-[.$C$2]))/[.$C$6]" office:value-type="float" office:value="1.11458952296638" calcext:value-type="float">
            <text:p>1.11458952296638</text:p>
          </table:table-cell>
          <table:table-cell table:formula="of:=IF([.F814]&lt;[.$C$3];[.F814];20)" office:value-type="float" office:value="-48.1458952296638" calcext:value-type="float">
            <text:p>-48.1458952296638</text:p>
          </table:table-cell>
        </table:table-row>
        <table:table-row table:style-name="ro1">
          <table:table-cell table:number-columns-repeated="4"/>
          <table:table-cell office:value-type="float" office:value="81.3" calcext:value-type="float">
            <text:p>81.3</text:p>
          </table:table-cell>
          <table:table-cell table:formula="of:=IF([.F814]&gt;[.$C$3];[.$C$4];[.F814]+0.1*[.G814])" office:value-type="float" office:value="-48.0344362773671" calcext:value-type="float">
            <text:p>-48.0344362773671</text:p>
          </table:table-cell>
          <table:table-cell table:formula="of:=([.$C$5]-([.F815]-[.$C$2]))/[.$C$6]" office:value-type="float" office:value="1.10344362773671" calcext:value-type="float">
            <text:p>1.10344362773671</text:p>
          </table:table-cell>
          <table:table-cell table:formula="of:=IF([.F815]&lt;[.$C$3];[.F815];20)" office:value-type="float" office:value="-48.0344362773671" calcext:value-type="float">
            <text:p>-48.0344362773671</text:p>
          </table:table-cell>
        </table:table-row>
        <table:table-row table:style-name="ro1">
          <table:table-cell table:number-columns-repeated="4"/>
          <table:table-cell office:value-type="float" office:value="81.4" calcext:value-type="float">
            <text:p>81.4</text:p>
          </table:table-cell>
          <table:table-cell table:formula="of:=IF([.F815]&gt;[.$C$3];[.$C$4];[.F815]+0.1*[.G815])" office:value-type="float" office:value="-47.9240919145934" calcext:value-type="float">
            <text:p>-47.9240919145934</text:p>
          </table:table-cell>
          <table:table-cell table:formula="of:=([.$C$5]-([.F816]-[.$C$2]))/[.$C$6]" office:value-type="float" office:value="1.09240919145934" calcext:value-type="float">
            <text:p>1.09240919145934</text:p>
          </table:table-cell>
          <table:table-cell table:formula="of:=IF([.F816]&lt;[.$C$3];[.F816];20)" office:value-type="float" office:value="-47.9240919145934" calcext:value-type="float">
            <text:p>-47.9240919145934</text:p>
          </table:table-cell>
        </table:table-row>
        <table:table-row table:style-name="ro1">
          <table:table-cell table:number-columns-repeated="4"/>
          <table:table-cell office:value-type="float" office:value="81.5" calcext:value-type="float">
            <text:p>81.5</text:p>
          </table:table-cell>
          <table:table-cell table:formula="of:=IF([.F816]&gt;[.$C$3];[.$C$4];[.F816]+0.1*[.G816])" office:value-type="float" office:value="-47.8148509954475" calcext:value-type="float">
            <text:p>-47.8148509954475</text:p>
          </table:table-cell>
          <table:table-cell table:formula="of:=([.$C$5]-([.F817]-[.$C$2]))/[.$C$6]" office:value-type="float" office:value="1.08148509954475" calcext:value-type="float">
            <text:p>1.08148509954475</text:p>
          </table:table-cell>
          <table:table-cell table:formula="of:=IF([.F817]&lt;[.$C$3];[.F817];20)" office:value-type="float" office:value="-47.8148509954475" calcext:value-type="float">
            <text:p>-47.8148509954475</text:p>
          </table:table-cell>
        </table:table-row>
        <table:table-row table:style-name="ro1">
          <table:table-cell table:number-columns-repeated="4"/>
          <table:table-cell office:value-type="float" office:value="81.6" calcext:value-type="float">
            <text:p>81.6</text:p>
          </table:table-cell>
          <table:table-cell table:formula="of:=IF([.F817]&gt;[.$C$3];[.$C$4];[.F817]+0.1*[.G817])" office:value-type="float" office:value="-47.706702485493" calcext:value-type="float">
            <text:p>-47.706702485493</text:p>
          </table:table-cell>
          <table:table-cell table:formula="of:=([.$C$5]-([.F818]-[.$C$2]))/[.$C$6]" office:value-type="float" office:value="1.0706702485493" calcext:value-type="float">
            <text:p>1.0706702485493</text:p>
          </table:table-cell>
          <table:table-cell table:formula="of:=IF([.F818]&lt;[.$C$3];[.F818];20)" office:value-type="float" office:value="-47.706702485493" calcext:value-type="float">
            <text:p>-47.706702485493</text:p>
          </table:table-cell>
        </table:table-row>
        <table:table-row table:style-name="ro1">
          <table:table-cell table:number-columns-repeated="4"/>
          <table:table-cell office:value-type="float" office:value="81.7" calcext:value-type="float">
            <text:p>81.7</text:p>
          </table:table-cell>
          <table:table-cell table:formula="of:=IF([.F818]&gt;[.$C$3];[.$C$4];[.F818]+0.1*[.G818])" office:value-type="float" office:value="-47.5996354606381" calcext:value-type="float">
            <text:p>-47.5996354606381</text:p>
          </table:table-cell>
          <table:table-cell table:formula="of:=([.$C$5]-([.F819]-[.$C$2]))/[.$C$6]" office:value-type="float" office:value="1.05996354606381" calcext:value-type="float">
            <text:p>1.05996354606381</text:p>
          </table:table-cell>
          <table:table-cell table:formula="of:=IF([.F819]&lt;[.$C$3];[.F819];20)" office:value-type="float" office:value="-47.5996354606381" calcext:value-type="float">
            <text:p>-47.5996354606381</text:p>
          </table:table-cell>
        </table:table-row>
        <table:table-row table:style-name="ro1">
          <table:table-cell table:number-columns-repeated="4"/>
          <table:table-cell office:value-type="float" office:value="81.8" calcext:value-type="float">
            <text:p>81.8</text:p>
          </table:table-cell>
          <table:table-cell table:formula="of:=IF([.F819]&gt;[.$C$3];[.$C$4];[.F819]+0.1*[.G819])" office:value-type="float" office:value="-47.4936391060317" calcext:value-type="float">
            <text:p>-47.4936391060317</text:p>
          </table:table-cell>
          <table:table-cell table:formula="of:=([.$C$5]-([.F820]-[.$C$2]))/[.$C$6]" office:value-type="float" office:value="1.04936391060317" calcext:value-type="float">
            <text:p>1.04936391060317</text:p>
          </table:table-cell>
          <table:table-cell table:formula="of:=IF([.F820]&lt;[.$C$3];[.F820];20)" office:value-type="float" office:value="-47.4936391060317" calcext:value-type="float">
            <text:p>-47.4936391060317</text:p>
          </table:table-cell>
        </table:table-row>
        <table:table-row table:style-name="ro1">
          <table:table-cell table:number-columns-repeated="4"/>
          <table:table-cell office:value-type="float" office:value="81.9" calcext:value-type="float">
            <text:p>81.9</text:p>
          </table:table-cell>
          <table:table-cell table:formula="of:=IF([.F820]&gt;[.$C$3];[.$C$4];[.F820]+0.1*[.G820])" office:value-type="float" office:value="-47.3887027149714" calcext:value-type="float">
            <text:p>-47.3887027149714</text:p>
          </table:table-cell>
          <table:table-cell table:formula="of:=([.$C$5]-([.F821]-[.$C$2]))/[.$C$6]" office:value-type="float" office:value="1.03887027149714" calcext:value-type="float">
            <text:p>1.03887027149714</text:p>
          </table:table-cell>
          <table:table-cell table:formula="of:=IF([.F821]&lt;[.$C$3];[.F821];20)" office:value-type="float" office:value="-47.3887027149714" calcext:value-type="float">
            <text:p>-47.3887027149714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table:formula="of:=IF([.F821]&gt;[.$C$3];[.$C$4];[.F821]+0.1*[.G821])" office:value-type="float" office:value="-47.2848156878217" calcext:value-type="float">
            <text:p>-47.2848156878217</text:p>
          </table:table-cell>
          <table:table-cell table:formula="of:=([.$C$5]-([.F822]-[.$C$2]))/[.$C$6]" office:value-type="float" office:value="1.02848156878217" calcext:value-type="float">
            <text:p>1.02848156878217</text:p>
          </table:table-cell>
          <table:table-cell table:formula="of:=IF([.F822]&lt;[.$C$3];[.F822];20)" office:value-type="float" office:value="-47.2848156878217" calcext:value-type="float">
            <text:p>-47.2848156878217</text:p>
          </table:table-cell>
        </table:table-row>
        <table:table-row table:style-name="ro1">
          <table:table-cell table:number-columns-repeated="4"/>
          <table:table-cell office:value-type="float" office:value="82.1" calcext:value-type="float">
            <text:p>82.1</text:p>
          </table:table-cell>
          <table:table-cell table:formula="of:=IF([.F822]&gt;[.$C$3];[.$C$4];[.F822]+0.1*[.G822])" office:value-type="float" office:value="-47.1819675309435" calcext:value-type="float">
            <text:p>-47.1819675309435</text:p>
          </table:table-cell>
          <table:table-cell table:formula="of:=([.$C$5]-([.F823]-[.$C$2]))/[.$C$6]" office:value-type="float" office:value="1.01819675309435" calcext:value-type="float">
            <text:p>1.01819675309435</text:p>
          </table:table-cell>
          <table:table-cell table:formula="of:=IF([.F823]&lt;[.$C$3];[.F823];20)" office:value-type="float" office:value="-47.1819675309435" calcext:value-type="float">
            <text:p>-47.1819675309435</text:p>
          </table:table-cell>
        </table:table-row>
        <table:table-row table:style-name="ro1">
          <table:table-cell table:number-columns-repeated="4"/>
          <table:table-cell office:value-type="float" office:value="82.2" calcext:value-type="float">
            <text:p>82.2</text:p>
          </table:table-cell>
          <table:table-cell table:formula="of:=IF([.F823]&gt;[.$C$3];[.$C$4];[.F823]+0.1*[.G823])" office:value-type="float" office:value="-47.080147855634" calcext:value-type="float">
            <text:p>-47.080147855634</text:p>
          </table:table-cell>
          <table:table-cell table:formula="of:=([.$C$5]-([.F824]-[.$C$2]))/[.$C$6]" office:value-type="float" office:value="1.0080147855634" calcext:value-type="float">
            <text:p>1.0080147855634</text:p>
          </table:table-cell>
          <table:table-cell table:formula="of:=IF([.F824]&lt;[.$C$3];[.F824];20)" office:value-type="float" office:value="-47.080147855634" calcext:value-type="float">
            <text:p>-47.080147855634</text:p>
          </table:table-cell>
        </table:table-row>
        <table:table-row table:style-name="ro1">
          <table:table-cell table:number-columns-repeated="4"/>
          <table:table-cell office:value-type="float" office:value="82.3" calcext:value-type="float">
            <text:p>82.3</text:p>
          </table:table-cell>
          <table:table-cell table:formula="of:=IF([.F824]&gt;[.$C$3];[.$C$4];[.F824]+0.1*[.G824])" office:value-type="float" office:value="-46.9793463770777" calcext:value-type="float">
            <text:p>-46.9793463770777</text:p>
          </table:table-cell>
          <table:table-cell table:formula="of:=([.$C$5]-([.F825]-[.$C$2]))/[.$C$6]" office:value-type="float" office:value="0.99793463770777" calcext:value-type="float">
            <text:p>0.99793463770777</text:p>
          </table:table-cell>
          <table:table-cell table:formula="of:=IF([.F825]&lt;[.$C$3];[.F825];20)" office:value-type="float" office:value="-46.9793463770777" calcext:value-type="float">
            <text:p>-46.9793463770777</text:p>
          </table:table-cell>
        </table:table-row>
        <table:table-row table:style-name="ro1">
          <table:table-cell table:number-columns-repeated="4"/>
          <table:table-cell office:value-type="float" office:value="82.4" calcext:value-type="float">
            <text:p>82.4</text:p>
          </table:table-cell>
          <table:table-cell table:formula="of:=IF([.F825]&gt;[.$C$3];[.$C$4];[.F825]+0.1*[.G825])" office:value-type="float" office:value="-46.8795529133069" calcext:value-type="float">
            <text:p>-46.8795529133069</text:p>
          </table:table-cell>
          <table:table-cell table:formula="of:=([.$C$5]-([.F826]-[.$C$2]))/[.$C$6]" office:value-type="float" office:value="0.987955291330692" calcext:value-type="float">
            <text:p>0.987955291330692</text:p>
          </table:table-cell>
          <table:table-cell table:formula="of:=IF([.F826]&lt;[.$C$3];[.F826];20)" office:value-type="float" office:value="-46.8795529133069" calcext:value-type="float">
            <text:p>-46.8795529133069</text:p>
          </table:table-cell>
        </table:table-row>
        <table:table-row table:style-name="ro1">
          <table:table-cell table:number-columns-repeated="4"/>
          <table:table-cell office:value-type="float" office:value="82.5" calcext:value-type="float">
            <text:p>82.5</text:p>
          </table:table-cell>
          <table:table-cell table:formula="of:=IF([.F826]&gt;[.$C$3];[.$C$4];[.F826]+0.1*[.G826])" office:value-type="float" office:value="-46.7807573841739" calcext:value-type="float">
            <text:p>-46.7807573841739</text:p>
          </table:table-cell>
          <table:table-cell table:formula="of:=([.$C$5]-([.F827]-[.$C$2]))/[.$C$6]" office:value-type="float" office:value="0.978075738417385" calcext:value-type="float">
            <text:p>0.978075738417385</text:p>
          </table:table-cell>
          <table:table-cell table:formula="of:=IF([.F827]&lt;[.$C$3];[.F827];20)" office:value-type="float" office:value="-46.7807573841739" calcext:value-type="float">
            <text:p>-46.7807573841739</text:p>
          </table:table-cell>
        </table:table-row>
        <table:table-row table:style-name="ro1">
          <table:table-cell table:number-columns-repeated="4"/>
          <table:table-cell office:value-type="float" office:value="82.6" calcext:value-type="float">
            <text:p>82.6</text:p>
          </table:table-cell>
          <table:table-cell table:formula="of:=IF([.F827]&gt;[.$C$3];[.$C$4];[.F827]+0.1*[.G827])" office:value-type="float" office:value="-46.6829498103321" calcext:value-type="float">
            <text:p>-46.6829498103321</text:p>
          </table:table-cell>
          <table:table-cell table:formula="of:=([.$C$5]-([.F828]-[.$C$2]))/[.$C$6]" office:value-type="float" office:value="0.96829498103321" calcext:value-type="float">
            <text:p>0.96829498103321</text:p>
          </table:table-cell>
          <table:table-cell table:formula="of:=IF([.F828]&lt;[.$C$3];[.F828];20)" office:value-type="float" office:value="-46.6829498103321" calcext:value-type="float">
            <text:p>-46.6829498103321</text:p>
          </table:table-cell>
        </table:table-row>
        <table:table-row table:style-name="ro1">
          <table:table-cell table:number-columns-repeated="4"/>
          <table:table-cell office:value-type="float" office:value="82.7" calcext:value-type="float">
            <text:p>82.7</text:p>
          </table:table-cell>
          <table:table-cell table:formula="of:=IF([.F828]&gt;[.$C$3];[.$C$4];[.F828]+0.1*[.G828])" office:value-type="float" office:value="-46.5861203122288" calcext:value-type="float">
            <text:p>-46.5861203122288</text:p>
          </table:table-cell>
          <table:table-cell table:formula="of:=([.$C$5]-([.F829]-[.$C$2]))/[.$C$6]" office:value-type="float" office:value="0.958612031222879" calcext:value-type="float">
            <text:p>0.958612031222879</text:p>
          </table:table-cell>
          <table:table-cell table:formula="of:=IF([.F829]&lt;[.$C$3];[.F829];20)" office:value-type="float" office:value="-46.5861203122288" calcext:value-type="float">
            <text:p>-46.5861203122288</text:p>
          </table:table-cell>
        </table:table-row>
        <table:table-row table:style-name="ro1">
          <table:table-cell table:number-columns-repeated="4"/>
          <table:table-cell office:value-type="float" office:value="82.8" calcext:value-type="float">
            <text:p>82.8</text:p>
          </table:table-cell>
          <table:table-cell table:formula="of:=IF([.F829]&gt;[.$C$3];[.$C$4];[.F829]+0.1*[.G829])" office:value-type="float" office:value="-46.4902591091065" calcext:value-type="float">
            <text:p>-46.4902591091065</text:p>
          </table:table-cell>
          <table:table-cell table:formula="of:=([.$C$5]-([.F830]-[.$C$2]))/[.$C$6]" office:value-type="float" office:value="0.949025910910649" calcext:value-type="float">
            <text:p>0.949025910910649</text:p>
          </table:table-cell>
          <table:table-cell table:formula="of:=IF([.F830]&lt;[.$C$3];[.F830];20)" office:value-type="float" office:value="-46.4902591091065" calcext:value-type="float">
            <text:p>-46.4902591091065</text:p>
          </table:table-cell>
        </table:table-row>
        <table:table-row table:style-name="ro1">
          <table:table-cell table:number-columns-repeated="4"/>
          <table:table-cell office:value-type="float" office:value="82.9" calcext:value-type="float">
            <text:p>82.9</text:p>
          </table:table-cell>
          <table:table-cell table:formula="of:=IF([.F830]&gt;[.$C$3];[.$C$4];[.F830]+0.1*[.G830])" office:value-type="float" office:value="-46.3953565180154" calcext:value-type="float">
            <text:p>-46.3953565180154</text:p>
          </table:table-cell>
          <table:table-cell table:formula="of:=([.$C$5]-([.F831]-[.$C$2]))/[.$C$6]" office:value-type="float" office:value="0.939535651801543" calcext:value-type="float">
            <text:p>0.939535651801543</text:p>
          </table:table-cell>
          <table:table-cell table:formula="of:=IF([.F831]&lt;[.$C$3];[.F831];20)" office:value-type="float" office:value="-46.3953565180154" calcext:value-type="float">
            <text:p>-46.3953565180154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formula="of:=IF([.F831]&gt;[.$C$3];[.$C$4];[.F831]+0.1*[.G831])" office:value-type="float" office:value="-46.3014029528353" calcext:value-type="float">
            <text:p>-46.3014029528353</text:p>
          </table:table-cell>
          <table:table-cell table:formula="of:=([.$C$5]-([.F832]-[.$C$2]))/[.$C$6]" office:value-type="float" office:value="0.930140295283528" calcext:value-type="float">
            <text:p>0.930140295283528</text:p>
          </table:table-cell>
          <table:table-cell table:formula="of:=IF([.F832]&lt;[.$C$3];[.F832];20)" office:value-type="float" office:value="-46.3014029528353" calcext:value-type="float">
            <text:p>-46.3014029528353</text:p>
          </table:table-cell>
        </table:table-row>
        <table:table-row table:style-name="ro1">
          <table:table-cell table:number-columns-repeated="4"/>
          <table:table-cell office:value-type="float" office:value="83.1" calcext:value-type="float">
            <text:p>83.1</text:p>
          </table:table-cell>
          <table:table-cell table:formula="of:=IF([.F832]&gt;[.$C$3];[.$C$4];[.F832]+0.1*[.G832])" office:value-type="float" office:value="-46.2083889233069" calcext:value-type="float">
            <text:p>-46.2083889233069</text:p>
          </table:table-cell>
          <table:table-cell table:formula="of:=([.$C$5]-([.F833]-[.$C$2]))/[.$C$6]" office:value-type="float" office:value="0.920838892330692" calcext:value-type="float">
            <text:p>0.920838892330692</text:p>
          </table:table-cell>
          <table:table-cell table:formula="of:=IF([.F833]&lt;[.$C$3];[.F833];20)" office:value-type="float" office:value="-46.2083889233069" calcext:value-type="float">
            <text:p>-46.2083889233069</text:p>
          </table:table-cell>
        </table:table-row>
        <table:table-row table:style-name="ro1">
          <table:table-cell table:number-columns-repeated="4"/>
          <table:table-cell office:value-type="float" office:value="83.2" calcext:value-type="float">
            <text:p>83.2</text:p>
          </table:table-cell>
          <table:table-cell table:formula="of:=IF([.F833]&gt;[.$C$3];[.$C$4];[.F833]+0.1*[.G833])" office:value-type="float" office:value="-46.1163050340739" calcext:value-type="float">
            <text:p>-46.1163050340739</text:p>
          </table:table-cell>
          <table:table-cell table:formula="of:=([.$C$5]-([.F834]-[.$C$2]))/[.$C$6]" office:value-type="float" office:value="0.911630503407385" calcext:value-type="float">
            <text:p>0.911630503407385</text:p>
          </table:table-cell>
          <table:table-cell table:formula="of:=IF([.F834]&lt;[.$C$3];[.F834];20)" office:value-type="float" office:value="-46.1163050340739" calcext:value-type="float">
            <text:p>-46.1163050340739</text:p>
          </table:table-cell>
        </table:table-row>
        <table:table-row table:style-name="ro1">
          <table:table-cell table:number-columns-repeated="4"/>
          <table:table-cell office:value-type="float" office:value="83.3" calcext:value-type="float">
            <text:p>83.3</text:p>
          </table:table-cell>
          <table:table-cell table:formula="of:=IF([.F834]&gt;[.$C$3];[.$C$4];[.F834]+0.1*[.G834])" office:value-type="float" office:value="-46.0251419837331" calcext:value-type="float">
            <text:p>-46.0251419837331</text:p>
          </table:table-cell>
          <table:table-cell table:formula="of:=([.$C$5]-([.F835]-[.$C$2]))/[.$C$6]" office:value-type="float" office:value="0.902514198373311" calcext:value-type="float">
            <text:p>0.902514198373311</text:p>
          </table:table-cell>
          <table:table-cell table:formula="of:=IF([.F835]&lt;[.$C$3];[.F835];20)" office:value-type="float" office:value="-46.0251419837331" calcext:value-type="float">
            <text:p>-46.0251419837331</text:p>
          </table:table-cell>
        </table:table-row>
        <table:table-row table:style-name="ro1">
          <table:table-cell table:number-columns-repeated="4"/>
          <table:table-cell office:value-type="float" office:value="83.4" calcext:value-type="float">
            <text:p>83.4</text:p>
          </table:table-cell>
          <table:table-cell table:formula="of:=IF([.F835]&gt;[.$C$3];[.$C$4];[.F835]+0.1*[.G835])" office:value-type="float" office:value="-45.9348905638958" calcext:value-type="float">
            <text:p>-45.9348905638958</text:p>
          </table:table-cell>
          <table:table-cell table:formula="of:=([.$C$5]-([.F836]-[.$C$2]))/[.$C$6]" office:value-type="float" office:value="0.893489056389578" calcext:value-type="float">
            <text:p>0.893489056389578</text:p>
          </table:table-cell>
          <table:table-cell table:formula="of:=IF([.F836]&lt;[.$C$3];[.F836];20)" office:value-type="float" office:value="-45.9348905638958" calcext:value-type="float">
            <text:p>-45.9348905638958</text:p>
          </table:table-cell>
        </table:table-row>
        <table:table-row table:style-name="ro1">
          <table:table-cell table:number-columns-repeated="4"/>
          <table:table-cell office:value-type="float" office:value="83.5" calcext:value-type="float">
            <text:p>83.5</text:p>
          </table:table-cell>
          <table:table-cell table:formula="of:=IF([.F836]&gt;[.$C$3];[.$C$4];[.F836]+0.1*[.G836])" office:value-type="float" office:value="-45.8455416582568" calcext:value-type="float">
            <text:p>-45.8455416582568</text:p>
          </table:table-cell>
          <table:table-cell table:formula="of:=([.$C$5]-([.F837]-[.$C$2]))/[.$C$6]" office:value-type="float" office:value="0.884554165825683" calcext:value-type="float">
            <text:p>0.884554165825683</text:p>
          </table:table-cell>
          <table:table-cell table:formula="of:=IF([.F837]&lt;[.$C$3];[.F837];20)" office:value-type="float" office:value="-45.8455416582568" calcext:value-type="float">
            <text:p>-45.8455416582568</text:p>
          </table:table-cell>
        </table:table-row>
        <table:table-row table:style-name="ro1">
          <table:table-cell table:number-columns-repeated="4"/>
          <table:table-cell office:value-type="float" office:value="83.6" calcext:value-type="float">
            <text:p>83.6</text:p>
          </table:table-cell>
          <table:table-cell table:formula="of:=IF([.F837]&gt;[.$C$3];[.$C$4];[.F837]+0.1*[.G837])" office:value-type="float" office:value="-45.7570862416743" calcext:value-type="float">
            <text:p>-45.7570862416743</text:p>
          </table:table-cell>
          <table:table-cell table:formula="of:=([.$C$5]-([.F838]-[.$C$2]))/[.$C$6]" office:value-type="float" office:value="0.875708624167426" calcext:value-type="float">
            <text:p>0.875708624167426</text:p>
          </table:table-cell>
          <table:table-cell table:formula="of:=IF([.F838]&lt;[.$C$3];[.F838];20)" office:value-type="float" office:value="-45.7570862416743" calcext:value-type="float">
            <text:p>-45.7570862416743</text:p>
          </table:table-cell>
        </table:table-row>
        <table:table-row table:style-name="ro1">
          <table:table-cell table:number-columns-repeated="4"/>
          <table:table-cell office:value-type="float" office:value="83.7" calcext:value-type="float">
            <text:p>83.7</text:p>
          </table:table-cell>
          <table:table-cell table:formula="of:=IF([.F838]&gt;[.$C$3];[.$C$4];[.F838]+0.1*[.G838])" office:value-type="float" office:value="-45.6695153792575" calcext:value-type="float">
            <text:p>-45.6695153792575</text:p>
          </table:table-cell>
          <table:table-cell table:formula="of:=([.$C$5]-([.F839]-[.$C$2]))/[.$C$6]" office:value-type="float" office:value="0.866951537925752" calcext:value-type="float">
            <text:p>0.866951537925752</text:p>
          </table:table-cell>
          <table:table-cell table:formula="of:=IF([.F839]&lt;[.$C$3];[.F839];20)" office:value-type="float" office:value="-45.6695153792575" calcext:value-type="float">
            <text:p>-45.6695153792575</text:p>
          </table:table-cell>
        </table:table-row>
        <table:table-row table:style-name="ro1">
          <table:table-cell table:number-columns-repeated="4"/>
          <table:table-cell office:value-type="float" office:value="83.8" calcext:value-type="float">
            <text:p>83.8</text:p>
          </table:table-cell>
          <table:table-cell table:formula="of:=IF([.F839]&gt;[.$C$3];[.$C$4];[.F839]+0.1*[.G839])" office:value-type="float" office:value="-45.5828202254649" calcext:value-type="float">
            <text:p>-45.5828202254649</text:p>
          </table:table-cell>
          <table:table-cell table:formula="of:=([.$C$5]-([.F840]-[.$C$2]))/[.$C$6]" office:value-type="float" office:value="0.858282022546494" calcext:value-type="float">
            <text:p>0.858282022546494</text:p>
          </table:table-cell>
          <table:table-cell table:formula="of:=IF([.F840]&lt;[.$C$3];[.F840];20)" office:value-type="float" office:value="-45.5828202254649" calcext:value-type="float">
            <text:p>-45.5828202254649</text:p>
          </table:table-cell>
        </table:table-row>
        <table:table-row table:style-name="ro1">
          <table:table-cell table:number-columns-repeated="4"/>
          <table:table-cell office:value-type="float" office:value="83.9" calcext:value-type="float">
            <text:p>83.9</text:p>
          </table:table-cell>
          <table:table-cell table:formula="of:=IF([.F840]&gt;[.$C$3];[.$C$4];[.F840]+0.1*[.G840])" office:value-type="float" office:value="-45.4969920232103" calcext:value-type="float">
            <text:p>-45.4969920232103</text:p>
          </table:table-cell>
          <table:table-cell table:formula="of:=([.$C$5]-([.F841]-[.$C$2]))/[.$C$6]" office:value-type="float" office:value="0.84969920232103" calcext:value-type="float">
            <text:p>0.84969920232103</text:p>
          </table:table-cell>
          <table:table-cell table:formula="of:=IF([.F841]&lt;[.$C$3];[.F841];20)" office:value-type="float" office:value="-45.4969920232103" calcext:value-type="float">
            <text:p>-45.4969920232103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table:formula="of:=IF([.F841]&gt;[.$C$3];[.$C$4];[.F841]+0.1*[.G841])" office:value-type="float" office:value="-45.4120221029782" calcext:value-type="float">
            <text:p>-45.4120221029782</text:p>
          </table:table-cell>
          <table:table-cell table:formula="of:=([.$C$5]-([.F842]-[.$C$2]))/[.$C$6]" office:value-type="float" office:value="0.841202210297819" calcext:value-type="float">
            <text:p>0.841202210297819</text:p>
          </table:table-cell>
          <table:table-cell table:formula="of:=IF([.F842]&lt;[.$C$3];[.F842];20)" office:value-type="float" office:value="-45.4120221029782" calcext:value-type="float">
            <text:p>-45.4120221029782</text:p>
          </table:table-cell>
        </table:table-row>
        <table:table-row table:style-name="ro1">
          <table:table-cell table:number-columns-repeated="4"/>
          <table:table-cell office:value-type="float" office:value="84.1" calcext:value-type="float">
            <text:p>84.1</text:p>
          </table:table-cell>
          <table:table-cell table:formula="of:=IF([.F842]&gt;[.$C$3];[.$C$4];[.F842]+0.1*[.G842])" office:value-type="float" office:value="-45.3279018819484" calcext:value-type="float">
            <text:p>-45.3279018819484</text:p>
          </table:table-cell>
          <table:table-cell table:formula="of:=([.$C$5]-([.F843]-[.$C$2]))/[.$C$6]" office:value-type="float" office:value="0.832790188194841" calcext:value-type="float">
            <text:p>0.832790188194841</text:p>
          </table:table-cell>
          <table:table-cell table:formula="of:=IF([.F843]&lt;[.$C$3];[.F843];20)" office:value-type="float" office:value="-45.3279018819484" calcext:value-type="float">
            <text:p>-45.3279018819484</text:p>
          </table:table-cell>
        </table:table-row>
        <table:table-row table:style-name="ro1">
          <table:table-cell table:number-columns-repeated="4"/>
          <table:table-cell office:value-type="float" office:value="84.2" calcext:value-type="float">
            <text:p>84.2</text:p>
          </table:table-cell>
          <table:table-cell table:formula="of:=IF([.F843]&gt;[.$C$3];[.$C$4];[.F843]+0.1*[.G843])" office:value-type="float" office:value="-45.2446228631289" calcext:value-type="float">
            <text:p>-45.2446228631289</text:p>
          </table:table-cell>
          <table:table-cell table:formula="of:=([.$C$5]-([.F844]-[.$C$2]))/[.$C$6]" office:value-type="float" office:value="0.824462286312892" calcext:value-type="float">
            <text:p>0.824462286312892</text:p>
          </table:table-cell>
          <table:table-cell table:formula="of:=IF([.F844]&lt;[.$C$3];[.F844];20)" office:value-type="float" office:value="-45.2446228631289" calcext:value-type="float">
            <text:p>-45.2446228631289</text:p>
          </table:table-cell>
        </table:table-row>
        <table:table-row table:style-name="ro1">
          <table:table-cell table:number-columns-repeated="4"/>
          <table:table-cell office:value-type="float" office:value="84.3" calcext:value-type="float">
            <text:p>84.3</text:p>
          </table:table-cell>
          <table:table-cell table:formula="of:=IF([.F844]&gt;[.$C$3];[.$C$4];[.F844]+0.1*[.G844])" office:value-type="float" office:value="-45.1621766344976" calcext:value-type="float">
            <text:p>-45.1621766344976</text:p>
          </table:table-cell>
          <table:table-cell table:formula="of:=([.$C$5]-([.F845]-[.$C$2]))/[.$C$6]" office:value-type="float" office:value="0.816217663449763" calcext:value-type="float">
            <text:p>0.816217663449763</text:p>
          </table:table-cell>
          <table:table-cell table:formula="of:=IF([.F845]&lt;[.$C$3];[.F845];20)" office:value-type="float" office:value="-45.1621766344976" calcext:value-type="float">
            <text:p>-45.1621766344976</text:p>
          </table:table-cell>
        </table:table-row>
        <table:table-row table:style-name="ro1">
          <table:table-cell table:number-columns-repeated="4"/>
          <table:table-cell office:value-type="float" office:value="84.4" calcext:value-type="float">
            <text:p>84.4</text:p>
          </table:table-cell>
          <table:table-cell table:formula="of:=IF([.F845]&gt;[.$C$3];[.$C$4];[.F845]+0.1*[.G845])" office:value-type="float" office:value="-45.0805548681527" calcext:value-type="float">
            <text:p>-45.0805548681527</text:p>
          </table:table-cell>
          <table:table-cell table:formula="of:=([.$C$5]-([.F846]-[.$C$2]))/[.$C$6]" office:value-type="float" office:value="0.808055486815266" calcext:value-type="float">
            <text:p>0.808055486815266</text:p>
          </table:table-cell>
          <table:table-cell table:formula="of:=IF([.F846]&lt;[.$C$3];[.F846];20)" office:value-type="float" office:value="-45.0805548681527" calcext:value-type="float">
            <text:p>-45.0805548681527</text:p>
          </table:table-cell>
        </table:table-row>
        <table:table-row table:style-name="ro1">
          <table:table-cell table:number-columns-repeated="4"/>
          <table:table-cell office:value-type="float" office:value="84.5" calcext:value-type="float">
            <text:p>84.5</text:p>
          </table:table-cell>
          <table:table-cell table:formula="of:=IF([.F846]&gt;[.$C$3];[.$C$4];[.F846]+0.1*[.G846])" office:value-type="float" office:value="-44.9997493194711" calcext:value-type="float">
            <text:p>-44.9997493194711</text:p>
          </table:table-cell>
          <table:table-cell table:formula="of:=([.$C$5]-([.F847]-[.$C$2]))/[.$C$6]" office:value-type="float" office:value="0.799974931947114" calcext:value-type="float">
            <text:p>0.799974931947114</text:p>
          </table:table-cell>
          <table:table-cell table:formula="of:=IF([.F847]&lt;[.$C$3];[.F847];20)" office:value-type="float" office:value="-44.9997493194711" calcext:value-type="float">
            <text:p>-44.9997493194711</text:p>
          </table:table-cell>
        </table:table-row>
        <table:table-row table:style-name="ro1">
          <table:table-cell table:number-columns-repeated="4"/>
          <table:table-cell office:value-type="float" office:value="84.6" calcext:value-type="float">
            <text:p>84.6</text:p>
          </table:table-cell>
          <table:table-cell table:formula="of:=IF([.F847]&gt;[.$C$3];[.$C$4];[.F847]+0.1*[.G847])" office:value-type="float" office:value="-44.9197518262764" calcext:value-type="float">
            <text:p>-44.9197518262764</text:p>
          </table:table-cell>
          <table:table-cell table:formula="of:=([.$C$5]-([.F848]-[.$C$2]))/[.$C$6]" office:value-type="float" office:value="0.791975182627642" calcext:value-type="float">
            <text:p>0.791975182627642</text:p>
          </table:table-cell>
          <table:table-cell table:formula="of:=IF([.F848]&lt;[.$C$3];[.F848];20)" office:value-type="float" office:value="-44.9197518262764" calcext:value-type="float">
            <text:p>-44.9197518262764</text:p>
          </table:table-cell>
        </table:table-row>
        <table:table-row table:style-name="ro1">
          <table:table-cell table:number-columns-repeated="4"/>
          <table:table-cell office:value-type="float" office:value="84.7" calcext:value-type="float">
            <text:p>84.7</text:p>
          </table:table-cell>
          <table:table-cell table:formula="of:=IF([.F848]&gt;[.$C$3];[.$C$4];[.F848]+0.1*[.G848])" office:value-type="float" office:value="-44.8405543080137" calcext:value-type="float">
            <text:p>-44.8405543080137</text:p>
          </table:table-cell>
          <table:table-cell table:formula="of:=([.$C$5]-([.F849]-[.$C$2]))/[.$C$6]" office:value-type="float" office:value="0.784055430801366" calcext:value-type="float">
            <text:p>0.784055430801366</text:p>
          </table:table-cell>
          <table:table-cell table:formula="of:=IF([.F849]&lt;[.$C$3];[.F849];20)" office:value-type="float" office:value="-44.8405543080137" calcext:value-type="float">
            <text:p>-44.8405543080137</text:p>
          </table:table-cell>
        </table:table-row>
        <table:table-row table:style-name="ro1">
          <table:table-cell table:number-columns-repeated="4"/>
          <table:table-cell office:value-type="float" office:value="84.8" calcext:value-type="float">
            <text:p>84.8</text:p>
          </table:table-cell>
          <table:table-cell table:formula="of:=IF([.F849]&gt;[.$C$3];[.$C$4];[.F849]+0.1*[.G849])" office:value-type="float" office:value="-44.7621487649335" calcext:value-type="float">
            <text:p>-44.7621487649335</text:p>
          </table:table-cell>
          <table:table-cell table:formula="of:=([.$C$5]-([.F850]-[.$C$2]))/[.$C$6]" office:value-type="float" office:value="0.776214876493352" calcext:value-type="float">
            <text:p>0.776214876493352</text:p>
          </table:table-cell>
          <table:table-cell table:formula="of:=IF([.F850]&lt;[.$C$3];[.F850];20)" office:value-type="float" office:value="-44.7621487649335" calcext:value-type="float">
            <text:p>-44.7621487649335</text:p>
          </table:table-cell>
        </table:table-row>
        <table:table-row table:style-name="ro1">
          <table:table-cell table:number-columns-repeated="4"/>
          <table:table-cell office:value-type="float" office:value="84.9" calcext:value-type="float">
            <text:p>84.9</text:p>
          </table:table-cell>
          <table:table-cell table:formula="of:=IF([.F850]&gt;[.$C$3];[.$C$4];[.F850]+0.1*[.G850])" office:value-type="float" office:value="-44.6845272772842" calcext:value-type="float">
            <text:p>-44.6845272772842</text:p>
          </table:table-cell>
          <table:table-cell table:formula="of:=([.$C$5]-([.F851]-[.$C$2]))/[.$C$6]" office:value-type="float" office:value="0.768452727728418" calcext:value-type="float">
            <text:p>0.768452727728418</text:p>
          </table:table-cell>
          <table:table-cell table:formula="of:=IF([.F851]&lt;[.$C$3];[.F851];20)" office:value-type="float" office:value="-44.6845272772842" calcext:value-type="float">
            <text:p>-44.6845272772842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table:formula="of:=IF([.F851]&gt;[.$C$3];[.$C$4];[.F851]+0.1*[.G851])" office:value-type="float" office:value="-44.6076820045113" calcext:value-type="float">
            <text:p>-44.6076820045113</text:p>
          </table:table-cell>
          <table:table-cell table:formula="of:=([.$C$5]-([.F852]-[.$C$2]))/[.$C$6]" office:value-type="float" office:value="0.760768200451134" calcext:value-type="float">
            <text:p>0.760768200451134</text:p>
          </table:table-cell>
          <table:table-cell table:formula="of:=IF([.F852]&lt;[.$C$3];[.F852];20)" office:value-type="float" office:value="-44.6076820045113" calcext:value-type="float">
            <text:p>-44.6076820045113</text:p>
          </table:table-cell>
        </table:table-row>
        <table:table-row table:style-name="ro1">
          <table:table-cell table:number-columns-repeated="4"/>
          <table:table-cell office:value-type="float" office:value="85.1" calcext:value-type="float">
            <text:p>85.1</text:p>
          </table:table-cell>
          <table:table-cell table:formula="of:=IF([.F852]&gt;[.$C$3];[.$C$4];[.F852]+0.1*[.G852])" office:value-type="float" office:value="-44.5316051844662" calcext:value-type="float">
            <text:p>-44.5316051844662</text:p>
          </table:table-cell>
          <table:table-cell table:formula="of:=([.$C$5]-([.F853]-[.$C$2]))/[.$C$6]" office:value-type="float" office:value="0.753160518446622" calcext:value-type="float">
            <text:p>0.753160518446622</text:p>
          </table:table-cell>
          <table:table-cell table:formula="of:=IF([.F853]&lt;[.$C$3];[.F853];20)" office:value-type="float" office:value="-44.5316051844662" calcext:value-type="float">
            <text:p>-44.5316051844662</text:p>
          </table:table-cell>
        </table:table-row>
        <table:table-row table:style-name="ro1">
          <table:table-cell table:number-columns-repeated="4"/>
          <table:table-cell office:value-type="float" office:value="85.2" calcext:value-type="float">
            <text:p>85.2</text:p>
          </table:table-cell>
          <table:table-cell table:formula="of:=IF([.F853]&gt;[.$C$3];[.$C$4];[.F853]+0.1*[.G853])" office:value-type="float" office:value="-44.4562891326216" calcext:value-type="float">
            <text:p>-44.4562891326216</text:p>
          </table:table-cell>
          <table:table-cell table:formula="of:=([.$C$5]-([.F854]-[.$C$2]))/[.$C$6]" office:value-type="float" office:value="0.745628913262156" calcext:value-type="float">
            <text:p>0.745628913262156</text:p>
          </table:table-cell>
          <table:table-cell table:formula="of:=IF([.F854]&lt;[.$C$3];[.F854];20)" office:value-type="float" office:value="-44.4562891326216" calcext:value-type="float">
            <text:p>-44.4562891326216</text:p>
          </table:table-cell>
        </table:table-row>
        <table:table-row table:style-name="ro1">
          <table:table-cell table:number-columns-repeated="4"/>
          <table:table-cell office:value-type="float" office:value="85.3" calcext:value-type="float">
            <text:p>85.3</text:p>
          </table:table-cell>
          <table:table-cell table:formula="of:=IF([.F854]&gt;[.$C$3];[.$C$4];[.F854]+0.1*[.G854])" office:value-type="float" office:value="-44.3817262412953" calcext:value-type="float">
            <text:p>-44.3817262412953</text:p>
          </table:table-cell>
          <table:table-cell table:formula="of:=([.$C$5]-([.F855]-[.$C$2]))/[.$C$6]" office:value-type="float" office:value="0.738172624129535" calcext:value-type="float">
            <text:p>0.738172624129535</text:p>
          </table:table-cell>
          <table:table-cell table:formula="of:=IF([.F855]&lt;[.$C$3];[.F855];20)" office:value-type="float" office:value="-44.3817262412953" calcext:value-type="float">
            <text:p>-44.3817262412953</text:p>
          </table:table-cell>
        </table:table-row>
        <table:table-row table:style-name="ro1">
          <table:table-cell table:number-columns-repeated="4"/>
          <table:table-cell office:value-type="float" office:value="85.4" calcext:value-type="float">
            <text:p>85.4</text:p>
          </table:table-cell>
          <table:table-cell table:formula="of:=IF([.F855]&gt;[.$C$3];[.$C$4];[.F855]+0.1*[.G855])" office:value-type="float" office:value="-44.3079089788824" calcext:value-type="float">
            <text:p>-44.3079089788824</text:p>
          </table:table-cell>
          <table:table-cell table:formula="of:=([.$C$5]-([.F856]-[.$C$2]))/[.$C$6]" office:value-type="float" office:value="0.730790897888239" calcext:value-type="float">
            <text:p>0.730790897888239</text:p>
          </table:table-cell>
          <table:table-cell table:formula="of:=IF([.F856]&lt;[.$C$3];[.F856];20)" office:value-type="float" office:value="-44.3079089788824" calcext:value-type="float">
            <text:p>-44.3079089788824</text:p>
          </table:table-cell>
        </table:table-row>
        <table:table-row table:style-name="ro1">
          <table:table-cell table:number-columns-repeated="4"/>
          <table:table-cell office:value-type="float" office:value="85.5" calcext:value-type="float">
            <text:p>85.5</text:p>
          </table:table-cell>
          <table:table-cell table:formula="of:=IF([.F856]&gt;[.$C$3];[.$C$4];[.F856]+0.1*[.G856])" office:value-type="float" office:value="-44.2348298890936" calcext:value-type="float">
            <text:p>-44.2348298890936</text:p>
          </table:table-cell>
          <table:table-cell table:formula="of:=([.$C$5]-([.F857]-[.$C$2]))/[.$C$6]" office:value-type="float" office:value="0.723482988909357" calcext:value-type="float">
            <text:p>0.723482988909357</text:p>
          </table:table-cell>
          <table:table-cell table:formula="of:=IF([.F857]&lt;[.$C$3];[.F857];20)" office:value-type="float" office:value="-44.2348298890936" calcext:value-type="float">
            <text:p>-44.2348298890936</text:p>
          </table:table-cell>
        </table:table-row>
        <table:table-row table:style-name="ro1">
          <table:table-cell table:number-columns-repeated="4"/>
          <table:table-cell office:value-type="float" office:value="85.6" calcext:value-type="float">
            <text:p>85.6</text:p>
          </table:table-cell>
          <table:table-cell table:formula="of:=IF([.F857]&gt;[.$C$3];[.$C$4];[.F857]+0.1*[.G857])" office:value-type="float" office:value="-44.1624815902026" calcext:value-type="float">
            <text:p>-44.1624815902026</text:p>
          </table:table-cell>
          <table:table-cell table:formula="of:=([.$C$5]-([.F858]-[.$C$2]))/[.$C$6]" office:value-type="float" office:value="0.716248159020263" calcext:value-type="float">
            <text:p>0.716248159020263</text:p>
          </table:table-cell>
          <table:table-cell table:formula="of:=IF([.F858]&lt;[.$C$3];[.F858];20)" office:value-type="float" office:value="-44.1624815902026" calcext:value-type="float">
            <text:p>-44.1624815902026</text:p>
          </table:table-cell>
        </table:table-row>
        <table:table-row table:style-name="ro1">
          <table:table-cell table:number-columns-repeated="4"/>
          <table:table-cell office:value-type="float" office:value="85.7" calcext:value-type="float">
            <text:p>85.7</text:p>
          </table:table-cell>
          <table:table-cell table:formula="of:=IF([.F858]&gt;[.$C$3];[.$C$4];[.F858]+0.1*[.G858])" office:value-type="float" office:value="-44.0908567743006" calcext:value-type="float">
            <text:p>-44.0908567743006</text:p>
          </table:table-cell>
          <table:table-cell table:formula="of:=([.$C$5]-([.F859]-[.$C$2]))/[.$C$6]" office:value-type="float" office:value="0.70908567743006" calcext:value-type="float">
            <text:p>0.70908567743006</text:p>
          </table:table-cell>
          <table:table-cell table:formula="of:=IF([.F859]&lt;[.$C$3];[.F859];20)" office:value-type="float" office:value="-44.0908567743006" calcext:value-type="float">
            <text:p>-44.0908567743006</text:p>
          </table:table-cell>
        </table:table-row>
        <table:table-row table:style-name="ro1">
          <table:table-cell table:number-columns-repeated="4"/>
          <table:table-cell office:value-type="float" office:value="85.8" calcext:value-type="float">
            <text:p>85.8</text:p>
          </table:table-cell>
          <table:table-cell table:formula="of:=IF([.F859]&gt;[.$C$3];[.$C$4];[.F859]+0.1*[.G859])" office:value-type="float" office:value="-44.0199482065576" calcext:value-type="float">
            <text:p>-44.0199482065576</text:p>
          </table:table-cell>
          <table:table-cell table:formula="of:=([.$C$5]-([.F860]-[.$C$2]))/[.$C$6]" office:value-type="float" office:value="0.70199482065576" calcext:value-type="float">
            <text:p>0.70199482065576</text:p>
          </table:table-cell>
          <table:table-cell table:formula="of:=IF([.F860]&lt;[.$C$3];[.F860];20)" office:value-type="float" office:value="-44.0199482065576" calcext:value-type="float">
            <text:p>-44.0199482065576</text:p>
          </table:table-cell>
        </table:table-row>
        <table:table-row table:style-name="ro1">
          <table:table-cell table:number-columns-repeated="4"/>
          <table:table-cell office:value-type="float" office:value="85.9" calcext:value-type="float">
            <text:p>85.9</text:p>
          </table:table-cell>
          <table:table-cell table:formula="of:=IF([.F860]&gt;[.$C$3];[.$C$4];[.F860]+0.1*[.G860])" office:value-type="float" office:value="-43.949748724492" calcext:value-type="float">
            <text:p>-43.949748724492</text:p>
          </table:table-cell>
          <table:table-cell table:formula="of:=([.$C$5]-([.F861]-[.$C$2]))/[.$C$6]" office:value-type="float" office:value="0.694974872449203" calcext:value-type="float">
            <text:p>0.694974872449203</text:p>
          </table:table-cell>
          <table:table-cell table:formula="of:=IF([.F861]&lt;[.$C$3];[.F861];20)" office:value-type="float" office:value="-43.949748724492" calcext:value-type="float">
            <text:p>-43.949748724492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table:formula="of:=IF([.F861]&gt;[.$C$3];[.$C$4];[.F861]+0.1*[.G861])" office:value-type="float" office:value="-43.8802512372471" calcext:value-type="float">
            <text:p>-43.8802512372471</text:p>
          </table:table-cell>
          <table:table-cell table:formula="of:=([.$C$5]-([.F862]-[.$C$2]))/[.$C$6]" office:value-type="float" office:value="0.68802512372471" calcext:value-type="float">
            <text:p>0.68802512372471</text:p>
          </table:table-cell>
          <table:table-cell table:formula="of:=IF([.F862]&lt;[.$C$3];[.F862];20)" office:value-type="float" office:value="-43.8802512372471" calcext:value-type="float">
            <text:p>-43.8802512372471</text:p>
          </table:table-cell>
        </table:table-row>
        <table:table-row table:style-name="ro1">
          <table:table-cell table:number-columns-repeated="4"/>
          <table:table-cell office:value-type="float" office:value="86.1" calcext:value-type="float">
            <text:p>86.1</text:p>
          </table:table-cell>
          <table:table-cell table:formula="of:=IF([.F862]&gt;[.$C$3];[.$C$4];[.F862]+0.1*[.G862])" office:value-type="float" office:value="-43.8114487248746" calcext:value-type="float">
            <text:p>-43.8114487248746</text:p>
          </table:table-cell>
          <table:table-cell table:formula="of:=([.$C$5]-([.F863]-[.$C$2]))/[.$C$6]" office:value-type="float" office:value="0.681144872487463" calcext:value-type="float">
            <text:p>0.681144872487463</text:p>
          </table:table-cell>
          <table:table-cell table:formula="of:=IF([.F863]&lt;[.$C$3];[.F863];20)" office:value-type="float" office:value="-43.8114487248746" calcext:value-type="float">
            <text:p>-43.8114487248746</text:p>
          </table:table-cell>
        </table:table-row>
        <table:table-row table:style-name="ro1">
          <table:table-cell table:number-columns-repeated="4"/>
          <table:table-cell office:value-type="float" office:value="86.2" calcext:value-type="float">
            <text:p>86.2</text:p>
          </table:table-cell>
          <table:table-cell table:formula="of:=IF([.F863]&gt;[.$C$3];[.$C$4];[.F863]+0.1*[.G863])" office:value-type="float" office:value="-43.7433342376259" calcext:value-type="float">
            <text:p>-43.7433342376259</text:p>
          </table:table-cell>
          <table:table-cell table:formula="of:=([.$C$5]-([.F864]-[.$C$2]))/[.$C$6]" office:value-type="float" office:value="0.674333423762588" calcext:value-type="float">
            <text:p>0.674333423762588</text:p>
          </table:table-cell>
          <table:table-cell table:formula="of:=IF([.F864]&lt;[.$C$3];[.F864];20)" office:value-type="float" office:value="-43.7433342376259" calcext:value-type="float">
            <text:p>-43.7433342376259</text:p>
          </table:table-cell>
        </table:table-row>
        <table:table-row table:style-name="ro1">
          <table:table-cell table:number-columns-repeated="4"/>
          <table:table-cell office:value-type="float" office:value="86.3" calcext:value-type="float">
            <text:p>86.3</text:p>
          </table:table-cell>
          <table:table-cell table:formula="of:=IF([.F864]&gt;[.$C$3];[.$C$4];[.F864]+0.1*[.G864])" office:value-type="float" office:value="-43.6759008952496" calcext:value-type="float">
            <text:p>-43.6759008952496</text:p>
          </table:table-cell>
          <table:table-cell table:formula="of:=([.$C$5]-([.F865]-[.$C$2]))/[.$C$6]" office:value-type="float" office:value="0.667590089524962" calcext:value-type="float">
            <text:p>0.667590089524962</text:p>
          </table:table-cell>
          <table:table-cell table:formula="of:=IF([.F865]&lt;[.$C$3];[.F865];20)" office:value-type="float" office:value="-43.6759008952496" calcext:value-type="float">
            <text:p>-43.6759008952496</text:p>
          </table:table-cell>
        </table:table-row>
        <table:table-row table:style-name="ro1">
          <table:table-cell table:number-columns-repeated="4"/>
          <table:table-cell office:value-type="float" office:value="86.4" calcext:value-type="float">
            <text:p>86.4</text:p>
          </table:table-cell>
          <table:table-cell table:formula="of:=IF([.F865]&gt;[.$C$3];[.$C$4];[.F865]+0.1*[.G865])" office:value-type="float" office:value="-43.6091418862971" calcext:value-type="float">
            <text:p>-43.6091418862971</text:p>
          </table:table-cell>
          <table:table-cell table:formula="of:=([.$C$5]-([.F866]-[.$C$2]))/[.$C$6]" office:value-type="float" office:value="0.660914188629712" calcext:value-type="float">
            <text:p>0.660914188629712</text:p>
          </table:table-cell>
          <table:table-cell table:formula="of:=IF([.F866]&lt;[.$C$3];[.F866];20)" office:value-type="float" office:value="-43.6091418862971" calcext:value-type="float">
            <text:p>-43.6091418862971</text:p>
          </table:table-cell>
        </table:table-row>
        <table:table-row table:style-name="ro1">
          <table:table-cell table:number-columns-repeated="4"/>
          <table:table-cell office:value-type="float" office:value="86.5" calcext:value-type="float">
            <text:p>86.5</text:p>
          </table:table-cell>
          <table:table-cell table:formula="of:=IF([.F866]&gt;[.$C$3];[.$C$4];[.F866]+0.1*[.G866])" office:value-type="float" office:value="-43.5430504674341" calcext:value-type="float">
            <text:p>-43.5430504674341</text:p>
          </table:table-cell>
          <table:table-cell table:formula="of:=([.$C$5]-([.F867]-[.$C$2]))/[.$C$6]" office:value-type="float" office:value="0.654305046743415" calcext:value-type="float">
            <text:p>0.654305046743415</text:p>
          </table:table-cell>
          <table:table-cell table:formula="of:=IF([.F867]&lt;[.$C$3];[.F867];20)" office:value-type="float" office:value="-43.5430504674341" calcext:value-type="float">
            <text:p>-43.5430504674341</text:p>
          </table:table-cell>
        </table:table-row>
        <table:table-row table:style-name="ro1">
          <table:table-cell table:number-columns-repeated="4"/>
          <table:table-cell office:value-type="float" office:value="86.6" calcext:value-type="float">
            <text:p>86.6</text:p>
          </table:table-cell>
          <table:table-cell table:formula="of:=IF([.F867]&gt;[.$C$3];[.$C$4];[.F867]+0.1*[.G867])" office:value-type="float" office:value="-43.4776199627598" calcext:value-type="float">
            <text:p>-43.4776199627598</text:p>
          </table:table-cell>
          <table:table-cell table:formula="of:=([.$C$5]-([.F868]-[.$C$2]))/[.$C$6]" office:value-type="float" office:value="0.647761996275981" calcext:value-type="float">
            <text:p>0.647761996275981</text:p>
          </table:table-cell>
          <table:table-cell table:formula="of:=IF([.F868]&lt;[.$C$3];[.F868];20)" office:value-type="float" office:value="-43.4776199627598" calcext:value-type="float">
            <text:p>-43.4776199627598</text:p>
          </table:table-cell>
        </table:table-row>
        <table:table-row table:style-name="ro1">
          <table:table-cell table:number-columns-repeated="4"/>
          <table:table-cell office:value-type="float" office:value="86.7" calcext:value-type="float">
            <text:p>86.7</text:p>
          </table:table-cell>
          <table:table-cell table:formula="of:=IF([.F868]&gt;[.$C$3];[.$C$4];[.F868]+0.1*[.G868])" office:value-type="float" office:value="-43.4128437631322" calcext:value-type="float">
            <text:p>-43.4128437631322</text:p>
          </table:table-cell>
          <table:table-cell table:formula="of:=([.$C$5]-([.F869]-[.$C$2]))/[.$C$6]" office:value-type="float" office:value="0.641284376313222" calcext:value-type="float">
            <text:p>0.641284376313222</text:p>
          </table:table-cell>
          <table:table-cell table:formula="of:=IF([.F869]&lt;[.$C$3];[.F869];20)" office:value-type="float" office:value="-43.4128437631322" calcext:value-type="float">
            <text:p>-43.4128437631322</text:p>
          </table:table-cell>
        </table:table-row>
        <table:table-row table:style-name="ro1">
          <table:table-cell table:number-columns-repeated="4"/>
          <table:table-cell office:value-type="float" office:value="86.8" calcext:value-type="float">
            <text:p>86.8</text:p>
          </table:table-cell>
          <table:table-cell table:formula="of:=IF([.F869]&gt;[.$C$3];[.$C$4];[.F869]+0.1*[.G869])" office:value-type="float" office:value="-43.3487153255009" calcext:value-type="float">
            <text:p>-43.3487153255009</text:p>
          </table:table-cell>
          <table:table-cell table:formula="of:=([.$C$5]-([.F870]-[.$C$2]))/[.$C$6]" office:value-type="float" office:value="0.634871532550089" calcext:value-type="float">
            <text:p>0.634871532550089</text:p>
          </table:table-cell>
          <table:table-cell table:formula="of:=IF([.F870]&lt;[.$C$3];[.F870];20)" office:value-type="float" office:value="-43.3487153255009" calcext:value-type="float">
            <text:p>-43.3487153255009</text:p>
          </table:table-cell>
        </table:table-row>
        <table:table-row table:style-name="ro1">
          <table:table-cell table:number-columns-repeated="4"/>
          <table:table-cell office:value-type="float" office:value="86.9" calcext:value-type="float">
            <text:p>86.9</text:p>
          </table:table-cell>
          <table:table-cell table:formula="of:=IF([.F870]&gt;[.$C$3];[.$C$4];[.F870]+0.1*[.G870])" office:value-type="float" office:value="-43.2852281722459" calcext:value-type="float">
            <text:p>-43.2852281722459</text:p>
          </table:table-cell>
          <table:table-cell table:formula="of:=([.$C$5]-([.F871]-[.$C$2]))/[.$C$6]" office:value-type="float" office:value="0.628522817224588" calcext:value-type="float">
            <text:p>0.628522817224588</text:p>
          </table:table-cell>
          <table:table-cell table:formula="of:=IF([.F871]&lt;[.$C$3];[.F871];20)" office:value-type="float" office:value="-43.2852281722459" calcext:value-type="float">
            <text:p>-43.2852281722459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table:formula="of:=IF([.F871]&gt;[.$C$3];[.$C$4];[.F871]+0.1*[.G871])" office:value-type="float" office:value="-43.2223758905234" calcext:value-type="float">
            <text:p>-43.2223758905234</text:p>
          </table:table-cell>
          <table:table-cell table:formula="of:=([.$C$5]-([.F872]-[.$C$2]))/[.$C$6]" office:value-type="float" office:value="0.622237589052342" calcext:value-type="float">
            <text:p>0.622237589052342</text:p>
          </table:table-cell>
          <table:table-cell table:formula="of:=IF([.F872]&lt;[.$C$3];[.F872];20)" office:value-type="float" office:value="-43.2223758905234" calcext:value-type="float">
            <text:p>-43.2223758905234</text:p>
          </table:table-cell>
        </table:table-row>
        <table:table-row table:style-name="ro1">
          <table:table-cell table:number-columns-repeated="4"/>
          <table:table-cell office:value-type="float" office:value="87.1" calcext:value-type="float">
            <text:p>87.1</text:p>
          </table:table-cell>
          <table:table-cell table:formula="of:=IF([.F872]&gt;[.$C$3];[.$C$4];[.F872]+0.1*[.G872])" office:value-type="float" office:value="-43.1601521316182" calcext:value-type="float">
            <text:p>-43.1601521316182</text:p>
          </table:table-cell>
          <table:table-cell table:formula="of:=([.$C$5]-([.F873]-[.$C$2]))/[.$C$6]" office:value-type="float" office:value="0.616015213161819" calcext:value-type="float">
            <text:p>0.616015213161819</text:p>
          </table:table-cell>
          <table:table-cell table:formula="of:=IF([.F873]&lt;[.$C$3];[.F873];20)" office:value-type="float" office:value="-43.1601521316182" calcext:value-type="float">
            <text:p>-43.1601521316182</text:p>
          </table:table-cell>
        </table:table-row>
        <table:table-row table:style-name="ro1">
          <table:table-cell table:number-columns-repeated="4"/>
          <table:table-cell office:value-type="float" office:value="87.2" calcext:value-type="float">
            <text:p>87.2</text:p>
          </table:table-cell>
          <table:table-cell table:formula="of:=IF([.F873]&gt;[.$C$3];[.$C$4];[.F873]+0.1*[.G873])" office:value-type="float" office:value="-43.098550610302" calcext:value-type="float">
            <text:p>-43.098550610302</text:p>
          </table:table-cell>
          <table:table-cell table:formula="of:=([.$C$5]-([.F874]-[.$C$2]))/[.$C$6]" office:value-type="float" office:value="0.609855061030201" calcext:value-type="float">
            <text:p>0.609855061030201</text:p>
          </table:table-cell>
          <table:table-cell table:formula="of:=IF([.F874]&lt;[.$C$3];[.F874];20)" office:value-type="float" office:value="-43.098550610302" calcext:value-type="float">
            <text:p>-43.098550610302</text:p>
          </table:table-cell>
        </table:table-row>
        <table:table-row table:style-name="ro1">
          <table:table-cell table:number-columns-repeated="4"/>
          <table:table-cell office:value-type="float" office:value="87.3" calcext:value-type="float">
            <text:p>87.3</text:p>
          </table:table-cell>
          <table:table-cell table:formula="of:=IF([.F874]&gt;[.$C$3];[.$C$4];[.F874]+0.1*[.G874])" office:value-type="float" office:value="-43.037565104199" calcext:value-type="float">
            <text:p>-43.037565104199</text:p>
          </table:table-cell>
          <table:table-cell table:formula="of:=([.$C$5]-([.F875]-[.$C$2]))/[.$C$6]" office:value-type="float" office:value="0.603756510419898" calcext:value-type="float">
            <text:p>0.603756510419898</text:p>
          </table:table-cell>
          <table:table-cell table:formula="of:=IF([.F875]&lt;[.$C$3];[.F875];20)" office:value-type="float" office:value="-43.037565104199" calcext:value-type="float">
            <text:p>-43.037565104199</text:p>
          </table:table-cell>
        </table:table-row>
        <table:table-row table:style-name="ro1">
          <table:table-cell table:number-columns-repeated="4"/>
          <table:table-cell office:value-type="float" office:value="87.4" calcext:value-type="float">
            <text:p>87.4</text:p>
          </table:table-cell>
          <table:table-cell table:formula="of:=IF([.F875]&gt;[.$C$3];[.$C$4];[.F875]+0.1*[.G875])" office:value-type="float" office:value="-42.977189453157" calcext:value-type="float">
            <text:p>-42.977189453157</text:p>
          </table:table-cell>
          <table:table-cell table:formula="of:=([.$C$5]-([.F876]-[.$C$2]))/[.$C$6]" office:value-type="float" office:value="0.5977189453157" calcext:value-type="float">
            <text:p>0.5977189453157</text:p>
          </table:table-cell>
          <table:table-cell table:formula="of:=IF([.F876]&lt;[.$C$3];[.F876];20)" office:value-type="float" office:value="-42.977189453157" calcext:value-type="float">
            <text:p>-42.977189453157</text:p>
          </table:table-cell>
        </table:table-row>
        <table:table-row table:style-name="ro1">
          <table:table-cell table:number-columns-repeated="4"/>
          <table:table-cell office:value-type="float" office:value="87.5" calcext:value-type="float">
            <text:p>87.5</text:p>
          </table:table-cell>
          <table:table-cell table:formula="of:=IF([.F876]&gt;[.$C$3];[.$C$4];[.F876]+0.1*[.G876])" office:value-type="float" office:value="-42.9174175586254" calcext:value-type="float">
            <text:p>-42.9174175586254</text:p>
          </table:table-cell>
          <table:table-cell table:formula="of:=([.$C$5]-([.F877]-[.$C$2]))/[.$C$6]" office:value-type="float" office:value="0.591741755862542" calcext:value-type="float">
            <text:p>0.591741755862542</text:p>
          </table:table-cell>
          <table:table-cell table:formula="of:=IF([.F877]&lt;[.$C$3];[.F877];20)" office:value-type="float" office:value="-42.9174175586254" calcext:value-type="float">
            <text:p>-42.9174175586254</text:p>
          </table:table-cell>
        </table:table-row>
        <table:table-row table:style-name="ro1">
          <table:table-cell table:number-columns-repeated="4"/>
          <table:table-cell office:value-type="float" office:value="87.6" calcext:value-type="float">
            <text:p>87.6</text:p>
          </table:table-cell>
          <table:table-cell table:formula="of:=IF([.F877]&gt;[.$C$3];[.$C$4];[.F877]+0.1*[.G877])" office:value-type="float" office:value="-42.8582433830392" calcext:value-type="float">
            <text:p>-42.8582433830392</text:p>
          </table:table-cell>
          <table:table-cell table:formula="of:=([.$C$5]-([.F878]-[.$C$2]))/[.$C$6]" office:value-type="float" office:value="0.585824338303917" calcext:value-type="float">
            <text:p>0.585824338303917</text:p>
          </table:table-cell>
          <table:table-cell table:formula="of:=IF([.F878]&lt;[.$C$3];[.F878];20)" office:value-type="float" office:value="-42.8582433830392" calcext:value-type="float">
            <text:p>-42.8582433830392</text:p>
          </table:table-cell>
        </table:table-row>
        <table:table-row table:style-name="ro1">
          <table:table-cell table:number-columns-repeated="4"/>
          <table:table-cell office:value-type="float" office:value="87.7" calcext:value-type="float">
            <text:p>87.7</text:p>
          </table:table-cell>
          <table:table-cell table:formula="of:=IF([.F878]&gt;[.$C$3];[.$C$4];[.F878]+0.1*[.G878])" office:value-type="float" office:value="-42.7996609492088" calcext:value-type="float">
            <text:p>-42.7996609492088</text:p>
          </table:table-cell>
          <table:table-cell table:formula="of:=([.$C$5]-([.F879]-[.$C$2]))/[.$C$6]" office:value-type="float" office:value="0.579966094920877" calcext:value-type="float">
            <text:p>0.579966094920877</text:p>
          </table:table-cell>
          <table:table-cell table:formula="of:=IF([.F879]&lt;[.$C$3];[.F879];20)" office:value-type="float" office:value="-42.7996609492088" calcext:value-type="float">
            <text:p>-42.7996609492088</text:p>
          </table:table-cell>
        </table:table-row>
        <table:table-row table:style-name="ro1">
          <table:table-cell table:number-columns-repeated="4"/>
          <table:table-cell office:value-type="float" office:value="87.8" calcext:value-type="float">
            <text:p>87.8</text:p>
          </table:table-cell>
          <table:table-cell table:formula="of:=IF([.F879]&gt;[.$C$3];[.$C$4];[.F879]+0.1*[.G879])" office:value-type="float" office:value="-42.7416643397167" calcext:value-type="float">
            <text:p>-42.7416643397167</text:p>
          </table:table-cell>
          <table:table-cell table:formula="of:=([.$C$5]-([.F880]-[.$C$2]))/[.$C$6]" office:value-type="float" office:value="0.574166433971669" calcext:value-type="float">
            <text:p>0.574166433971669</text:p>
          </table:table-cell>
          <table:table-cell table:formula="of:=IF([.F880]&lt;[.$C$3];[.F880];20)" office:value-type="float" office:value="-42.7416643397167" calcext:value-type="float">
            <text:p>-42.7416643397167</text:p>
          </table:table-cell>
        </table:table-row>
        <table:table-row table:style-name="ro1">
          <table:table-cell table:number-columns-repeated="4"/>
          <table:table-cell office:value-type="float" office:value="87.9" calcext:value-type="float">
            <text:p>87.9</text:p>
          </table:table-cell>
          <table:table-cell table:formula="of:=IF([.F880]&gt;[.$C$3];[.$C$4];[.F880]+0.1*[.G880])" office:value-type="float" office:value="-42.6842476963195" calcext:value-type="float">
            <text:p>-42.6842476963195</text:p>
          </table:table-cell>
          <table:table-cell table:formula="of:=([.$C$5]-([.F881]-[.$C$2]))/[.$C$6]" office:value-type="float" office:value="0.568424769631952" calcext:value-type="float">
            <text:p>0.568424769631952</text:p>
          </table:table-cell>
          <table:table-cell table:formula="of:=IF([.F881]&lt;[.$C$3];[.F881];20)" office:value-type="float" office:value="-42.6842476963195" calcext:value-type="float">
            <text:p>-42.6842476963195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formula="of:=IF([.F881]&gt;[.$C$3];[.$C$4];[.F881]+0.1*[.G881])" office:value-type="float" office:value="-42.6274052193563" calcext:value-type="float">
            <text:p>-42.6274052193563</text:p>
          </table:table-cell>
          <table:table-cell table:formula="of:=([.$C$5]-([.F882]-[.$C$2]))/[.$C$6]" office:value-type="float" office:value="0.562740521935632" calcext:value-type="float">
            <text:p>0.562740521935632</text:p>
          </table:table-cell>
          <table:table-cell table:formula="of:=IF([.F882]&lt;[.$C$3];[.F882];20)" office:value-type="float" office:value="-42.6274052193563" calcext:value-type="float">
            <text:p>-42.6274052193563</text:p>
          </table:table-cell>
        </table:table-row>
        <table:table-row table:style-name="ro1">
          <table:table-cell table:number-columns-repeated="4"/>
          <table:table-cell office:value-type="float" office:value="88.1" calcext:value-type="float">
            <text:p>88.1</text:p>
          </table:table-cell>
          <table:table-cell table:formula="of:=IF([.F882]&gt;[.$C$3];[.$C$4];[.F882]+0.1*[.G882])" office:value-type="float" office:value="-42.5711311671628" calcext:value-type="float">
            <text:p>-42.5711311671628</text:p>
          </table:table-cell>
          <table:table-cell table:formula="of:=([.$C$5]-([.F883]-[.$C$2]))/[.$C$6]" office:value-type="float" office:value="0.557113116716275" calcext:value-type="float">
            <text:p>0.557113116716275</text:p>
          </table:table-cell>
          <table:table-cell table:formula="of:=IF([.F883]&lt;[.$C$3];[.F883];20)" office:value-type="float" office:value="-42.5711311671628" calcext:value-type="float">
            <text:p>-42.5711311671628</text:p>
          </table:table-cell>
        </table:table-row>
        <table:table-row table:style-name="ro1">
          <table:table-cell table:number-columns-repeated="4"/>
          <table:table-cell office:value-type="float" office:value="88.2" calcext:value-type="float">
            <text:p>88.2</text:p>
          </table:table-cell>
          <table:table-cell table:formula="of:=IF([.F883]&gt;[.$C$3];[.$C$4];[.F883]+0.1*[.G883])" office:value-type="float" office:value="-42.5154198554911" calcext:value-type="float">
            <text:p>-42.5154198554911</text:p>
          </table:table-cell>
          <table:table-cell table:formula="of:=([.$C$5]-([.F884]-[.$C$2]))/[.$C$6]" office:value-type="float" office:value="0.551541985549113" calcext:value-type="float">
            <text:p>0.551541985549113</text:p>
          </table:table-cell>
          <table:table-cell table:formula="of:=IF([.F884]&lt;[.$C$3];[.F884];20)" office:value-type="float" office:value="-42.5154198554911" calcext:value-type="float">
            <text:p>-42.5154198554911</text:p>
          </table:table-cell>
        </table:table-row>
        <table:table-row table:style-name="ro1">
          <table:table-cell table:number-columns-repeated="4"/>
          <table:table-cell office:value-type="float" office:value="88.3" calcext:value-type="float">
            <text:p>88.3</text:p>
          </table:table-cell>
          <table:table-cell table:formula="of:=IF([.F884]&gt;[.$C$3];[.$C$4];[.F884]+0.1*[.G884])" office:value-type="float" office:value="-42.4602656569362" calcext:value-type="float">
            <text:p>-42.4602656569362</text:p>
          </table:table-cell>
          <table:table-cell table:formula="of:=([.$C$5]-([.F885]-[.$C$2]))/[.$C$6]" office:value-type="float" office:value="0.546026565693621" calcext:value-type="float">
            <text:p>0.546026565693621</text:p>
          </table:table-cell>
          <table:table-cell table:formula="of:=IF([.F885]&lt;[.$C$3];[.F885];20)" office:value-type="float" office:value="-42.4602656569362" calcext:value-type="float">
            <text:p>-42.4602656569362</text:p>
          </table:table-cell>
        </table:table-row>
        <table:table-row table:style-name="ro1">
          <table:table-cell table:number-columns-repeated="4"/>
          <table:table-cell office:value-type="float" office:value="88.4" calcext:value-type="float">
            <text:p>88.4</text:p>
          </table:table-cell>
          <table:table-cell table:formula="of:=IF([.F885]&gt;[.$C$3];[.$C$4];[.F885]+0.1*[.G885])" office:value-type="float" office:value="-42.4056630003668" calcext:value-type="float">
            <text:p>-42.4056630003668</text:p>
          </table:table-cell>
          <table:table-cell table:formula="of:=([.$C$5]-([.F886]-[.$C$2]))/[.$C$6]" office:value-type="float" office:value="0.540566300036685" calcext:value-type="float">
            <text:p>0.540566300036685</text:p>
          </table:table-cell>
          <table:table-cell table:formula="of:=IF([.F886]&lt;[.$C$3];[.F886];20)" office:value-type="float" office:value="-42.4056630003668" calcext:value-type="float">
            <text:p>-42.4056630003668</text:p>
          </table:table-cell>
        </table:table-row>
        <table:table-row table:style-name="ro1">
          <table:table-cell table:number-columns-repeated="4"/>
          <table:table-cell office:value-type="float" office:value="88.5" calcext:value-type="float">
            <text:p>88.5</text:p>
          </table:table-cell>
          <table:table-cell table:formula="of:=IF([.F886]&gt;[.$C$3];[.$C$4];[.F886]+0.1*[.G886])" office:value-type="float" office:value="-42.3516063703632" calcext:value-type="float">
            <text:p>-42.3516063703632</text:p>
          </table:table-cell>
          <table:table-cell table:formula="of:=([.$C$5]-([.F887]-[.$C$2]))/[.$C$6]" office:value-type="float" office:value="0.535160637036318" calcext:value-type="float">
            <text:p>0.535160637036318</text:p>
          </table:table-cell>
          <table:table-cell table:formula="of:=IF([.F887]&lt;[.$C$3];[.F887];20)" office:value-type="float" office:value="-42.3516063703632" calcext:value-type="float">
            <text:p>-42.3516063703632</text:p>
          </table:table-cell>
        </table:table-row>
        <table:table-row table:style-name="ro1">
          <table:table-cell table:number-columns-repeated="4"/>
          <table:table-cell office:value-type="float" office:value="88.6" calcext:value-type="float">
            <text:p>88.6</text:p>
          </table:table-cell>
          <table:table-cell table:formula="of:=IF([.F887]&gt;[.$C$3];[.$C$4];[.F887]+0.1*[.G887])" office:value-type="float" office:value="-42.2980903066595" calcext:value-type="float">
            <text:p>-42.2980903066595</text:p>
          </table:table-cell>
          <table:table-cell table:formula="of:=([.$C$5]-([.F888]-[.$C$2]))/[.$C$6]" office:value-type="float" office:value="0.529809030665955" calcext:value-type="float">
            <text:p>0.529809030665955</text:p>
          </table:table-cell>
          <table:table-cell table:formula="of:=IF([.F888]&lt;[.$C$3];[.F888];20)" office:value-type="float" office:value="-42.2980903066595" calcext:value-type="float">
            <text:p>-42.2980903066595</text:p>
          </table:table-cell>
        </table:table-row>
        <table:table-row table:style-name="ro1">
          <table:table-cell table:number-columns-repeated="4"/>
          <table:table-cell office:value-type="float" office:value="88.7" calcext:value-type="float">
            <text:p>88.7</text:p>
          </table:table-cell>
          <table:table-cell table:formula="of:=IF([.F888]&gt;[.$C$3];[.$C$4];[.F888]+0.1*[.G888])" office:value-type="float" office:value="-42.245109403593" calcext:value-type="float">
            <text:p>-42.245109403593</text:p>
          </table:table-cell>
          <table:table-cell table:formula="of:=([.$C$5]-([.F889]-[.$C$2]))/[.$C$6]" office:value-type="float" office:value="0.524510940359295" calcext:value-type="float">
            <text:p>0.524510940359295</text:p>
          </table:table-cell>
          <table:table-cell table:formula="of:=IF([.F889]&lt;[.$C$3];[.F889];20)" office:value-type="float" office:value="-42.245109403593" calcext:value-type="float">
            <text:p>-42.245109403593</text:p>
          </table:table-cell>
        </table:table-row>
        <table:table-row table:style-name="ro1">
          <table:table-cell table:number-columns-repeated="4"/>
          <table:table-cell office:value-type="float" office:value="88.8" calcext:value-type="float">
            <text:p>88.8</text:p>
          </table:table-cell>
          <table:table-cell table:formula="of:=IF([.F889]&gt;[.$C$3];[.$C$4];[.F889]+0.1*[.G889])" office:value-type="float" office:value="-42.192658309557" calcext:value-type="float">
            <text:p>-42.192658309557</text:p>
          </table:table-cell>
          <table:table-cell table:formula="of:=([.$C$5]-([.F890]-[.$C$2]))/[.$C$6]" office:value-type="float" office:value="0.519265830955702" calcext:value-type="float">
            <text:p>0.519265830955702</text:p>
          </table:table-cell>
          <table:table-cell table:formula="of:=IF([.F890]&lt;[.$C$3];[.F890];20)" office:value-type="float" office:value="-42.192658309557" calcext:value-type="float">
            <text:p>-42.192658309557</text:p>
          </table:table-cell>
        </table:table-row>
        <table:table-row table:style-name="ro1">
          <table:table-cell table:number-columns-repeated="4"/>
          <table:table-cell office:value-type="float" office:value="88.9" calcext:value-type="float">
            <text:p>88.9</text:p>
          </table:table-cell>
          <table:table-cell table:formula="of:=IF([.F890]&gt;[.$C$3];[.$C$4];[.F890]+0.1*[.G890])" office:value-type="float" office:value="-42.1407317264614" calcext:value-type="float">
            <text:p>-42.1407317264614</text:p>
          </table:table-cell>
          <table:table-cell table:formula="of:=([.$C$5]-([.F891]-[.$C$2]))/[.$C$6]" office:value-type="float" office:value="0.514073172646145" calcext:value-type="float">
            <text:p>0.514073172646145</text:p>
          </table:table-cell>
          <table:table-cell table:formula="of:=IF([.F891]&lt;[.$C$3];[.F891];20)" office:value-type="float" office:value="-42.1407317264614" calcext:value-type="float">
            <text:p>-42.1407317264614</text:p>
          </table:table-cell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table:formula="of:=IF([.F891]&gt;[.$C$3];[.$C$4];[.F891]+0.1*[.G891])" office:value-type="float" office:value="-42.0893244091968" calcext:value-type="float">
            <text:p>-42.0893244091968</text:p>
          </table:table-cell>
          <table:table-cell table:formula="of:=([.$C$5]-([.F892]-[.$C$2]))/[.$C$6]" office:value-type="float" office:value="0.508932440919683" calcext:value-type="float">
            <text:p>0.508932440919683</text:p>
          </table:table-cell>
          <table:table-cell table:formula="of:=IF([.F892]&lt;[.$C$3];[.F892];20)" office:value-type="float" office:value="-42.0893244091968" calcext:value-type="float">
            <text:p>-42.0893244091968</text:p>
          </table:table-cell>
        </table:table-row>
        <table:table-row table:style-name="ro1">
          <table:table-cell table:number-columns-repeated="4"/>
          <table:table-cell office:value-type="float" office:value="89.1" calcext:value-type="float">
            <text:p>89.1</text:p>
          </table:table-cell>
          <table:table-cell table:formula="of:=IF([.F892]&gt;[.$C$3];[.$C$4];[.F892]+0.1*[.G892])" office:value-type="float" office:value="-42.0384311651049" calcext:value-type="float">
            <text:p>-42.0384311651049</text:p>
          </table:table-cell>
          <table:table-cell table:formula="of:=([.$C$5]-([.F893]-[.$C$2]))/[.$C$6]" office:value-type="float" office:value="0.503843116510487" calcext:value-type="float">
            <text:p>0.503843116510487</text:p>
          </table:table-cell>
          <table:table-cell table:formula="of:=IF([.F893]&lt;[.$C$3];[.F893];20)" office:value-type="float" office:value="-42.0384311651049" calcext:value-type="float">
            <text:p>-42.0384311651049</text:p>
          </table:table-cell>
        </table:table-row>
        <table:table-row table:style-name="ro1">
          <table:table-cell table:number-columns-repeated="4"/>
          <table:table-cell office:value-type="float" office:value="89.2" calcext:value-type="float">
            <text:p>89.2</text:p>
          </table:table-cell>
          <table:table-cell table:formula="of:=IF([.F893]&gt;[.$C$3];[.$C$4];[.F893]+0.1*[.G893])" office:value-type="float" office:value="-41.9880468534538" calcext:value-type="float">
            <text:p>-41.9880468534538</text:p>
          </table:table-cell>
          <table:table-cell table:formula="of:=([.$C$5]-([.F894]-[.$C$2]))/[.$C$6]" office:value-type="float" office:value="0.498804685345382" calcext:value-type="float">
            <text:p>0.498804685345382</text:p>
          </table:table-cell>
          <table:table-cell table:formula="of:=IF([.F894]&lt;[.$C$3];[.F894];20)" office:value-type="float" office:value="-41.9880468534538" calcext:value-type="float">
            <text:p>-41.9880468534538</text:p>
          </table:table-cell>
        </table:table-row>
        <table:table-row table:style-name="ro1">
          <table:table-cell table:number-columns-repeated="4"/>
          <table:table-cell office:value-type="float" office:value="89.3" calcext:value-type="float">
            <text:p>89.3</text:p>
          </table:table-cell>
          <table:table-cell table:formula="of:=IF([.F894]&gt;[.$C$3];[.$C$4];[.F894]+0.1*[.G894])" office:value-type="float" office:value="-41.9381663849193" calcext:value-type="float">
            <text:p>-41.9381663849193</text:p>
          </table:table-cell>
          <table:table-cell table:formula="of:=([.$C$5]-([.F895]-[.$C$2]))/[.$C$6]" office:value-type="float" office:value="0.493816638491928" calcext:value-type="float">
            <text:p>0.493816638491928</text:p>
          </table:table-cell>
          <table:table-cell table:formula="of:=IF([.F895]&lt;[.$C$3];[.F895];20)" office:value-type="float" office:value="-41.9381663849193" calcext:value-type="float">
            <text:p>-41.9381663849193</text:p>
          </table:table-cell>
        </table:table-row>
        <table:table-row table:style-name="ro1">
          <table:table-cell table:number-columns-repeated="4"/>
          <table:table-cell office:value-type="float" office:value="89.4" calcext:value-type="float">
            <text:p>89.4</text:p>
          </table:table-cell>
          <table:table-cell table:formula="of:=IF([.F895]&gt;[.$C$3];[.$C$4];[.F895]+0.1*[.G895])" office:value-type="float" office:value="-41.8887847210701" calcext:value-type="float">
            <text:p>-41.8887847210701</text:p>
          </table:table-cell>
          <table:table-cell table:formula="of:=([.$C$5]-([.F896]-[.$C$2]))/[.$C$6]" office:value-type="float" office:value="0.488878472107009" calcext:value-type="float">
            <text:p>0.488878472107009</text:p>
          </table:table-cell>
          <table:table-cell table:formula="of:=IF([.F896]&lt;[.$C$3];[.F896];20)" office:value-type="float" office:value="-41.8887847210701" calcext:value-type="float">
            <text:p>-41.8887847210701</text:p>
          </table:table-cell>
        </table:table-row>
        <table:table-row table:style-name="ro1">
          <table:table-cell table:number-columns-repeated="4"/>
          <table:table-cell office:value-type="float" office:value="89.5" calcext:value-type="float">
            <text:p>89.5</text:p>
          </table:table-cell>
          <table:table-cell table:formula="of:=IF([.F896]&gt;[.$C$3];[.$C$4];[.F896]+0.1*[.G896])" office:value-type="float" office:value="-41.8398968738594" calcext:value-type="float">
            <text:p>-41.8398968738594</text:p>
          </table:table-cell>
          <table:table-cell table:formula="of:=([.$C$5]-([.F897]-[.$C$2]))/[.$C$6]" office:value-type="float" office:value="0.483989687385939" calcext:value-type="float">
            <text:p>0.483989687385939</text:p>
          </table:table-cell>
          <table:table-cell table:formula="of:=IF([.F897]&lt;[.$C$3];[.F897];20)" office:value-type="float" office:value="-41.8398968738594" calcext:value-type="float">
            <text:p>-41.8398968738594</text:p>
          </table:table-cell>
        </table:table-row>
        <table:table-row table:style-name="ro1">
          <table:table-cell table:number-columns-repeated="4"/>
          <table:table-cell office:value-type="float" office:value="89.6" calcext:value-type="float">
            <text:p>89.6</text:p>
          </table:table-cell>
          <table:table-cell table:formula="of:=IF([.F897]&gt;[.$C$3];[.$C$4];[.F897]+0.1*[.G897])" office:value-type="float" office:value="-41.7914979051208" calcext:value-type="float">
            <text:p>-41.7914979051208</text:p>
          </table:table-cell>
          <table:table-cell table:formula="of:=([.$C$5]-([.F898]-[.$C$2]))/[.$C$6]" office:value-type="float" office:value="0.479149790512079" calcext:value-type="float">
            <text:p>0.479149790512079</text:p>
          </table:table-cell>
          <table:table-cell table:formula="of:=IF([.F898]&lt;[.$C$3];[.F898];20)" office:value-type="float" office:value="-41.7914979051208" calcext:value-type="float">
            <text:p>-41.7914979051208</text:p>
          </table:table-cell>
        </table:table-row>
        <table:table-row table:style-name="ro1">
          <table:table-cell table:number-columns-repeated="4"/>
          <table:table-cell office:value-type="float" office:value="89.7" calcext:value-type="float">
            <text:p>89.7</text:p>
          </table:table-cell>
          <table:table-cell table:formula="of:=IF([.F898]&gt;[.$C$3];[.$C$4];[.F898]+0.1*[.G898])" office:value-type="float" office:value="-41.7435829260696" calcext:value-type="float">
            <text:p>-41.7435829260696</text:p>
          </table:table-cell>
          <table:table-cell table:formula="of:=([.$C$5]-([.F899]-[.$C$2]))/[.$C$6]" office:value-type="float" office:value="0.474358292606959" calcext:value-type="float">
            <text:p>0.474358292606959</text:p>
          </table:table-cell>
          <table:table-cell table:formula="of:=IF([.F899]&lt;[.$C$3];[.F899];20)" office:value-type="float" office:value="-41.7435829260696" calcext:value-type="float">
            <text:p>-41.7435829260696</text:p>
          </table:table-cell>
        </table:table-row>
        <table:table-row table:style-name="ro1">
          <table:table-cell table:number-columns-repeated="4"/>
          <table:table-cell office:value-type="float" office:value="89.8" calcext:value-type="float">
            <text:p>89.8</text:p>
          </table:table-cell>
          <table:table-cell table:formula="of:=IF([.F899]&gt;[.$C$3];[.$C$4];[.F899]+0.1*[.G899])" office:value-type="float" office:value="-41.6961470968089" calcext:value-type="float">
            <text:p>-41.6961470968089</text:p>
          </table:table-cell>
          <table:table-cell table:formula="of:=([.$C$5]-([.F900]-[.$C$2]))/[.$C$6]" office:value-type="float" office:value="0.469614709680889" calcext:value-type="float">
            <text:p>0.469614709680889</text:p>
          </table:table-cell>
          <table:table-cell table:formula="of:=IF([.F900]&lt;[.$C$3];[.F900];20)" office:value-type="float" office:value="-41.6961470968089" calcext:value-type="float">
            <text:p>-41.6961470968089</text:p>
          </table:table-cell>
        </table:table-row>
        <table:table-row table:style-name="ro1">
          <table:table-cell table:number-columns-repeated="4"/>
          <table:table-cell office:value-type="float" office:value="89.9" calcext:value-type="float">
            <text:p>89.9</text:p>
          </table:table-cell>
          <table:table-cell table:formula="of:=IF([.F900]&gt;[.$C$3];[.$C$4];[.F900]+0.1*[.G900])" office:value-type="float" office:value="-41.6491856258408" calcext:value-type="float">
            <text:p>-41.6491856258408</text:p>
          </table:table-cell>
          <table:table-cell table:formula="of:=([.$C$5]-([.F901]-[.$C$2]))/[.$C$6]" office:value-type="float" office:value="0.46491856258408" calcext:value-type="float">
            <text:p>0.46491856258408</text:p>
          </table:table-cell>
          <table:table-cell table:formula="of:=IF([.F901]&lt;[.$C$3];[.F901];20)" office:value-type="float" office:value="-41.6491856258408" calcext:value-type="float">
            <text:p>-41.6491856258408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IF([.F901]&gt;[.$C$3];[.$C$4];[.F901]+0.1*[.G901])" office:value-type="float" office:value="-41.6026937695824" calcext:value-type="float">
            <text:p>-41.6026937695824</text:p>
          </table:table-cell>
          <table:table-cell table:formula="of:=([.$C$5]-([.F902]-[.$C$2]))/[.$C$6]" office:value-type="float" office:value="0.460269376958239" calcext:value-type="float">
            <text:p>0.460269376958239</text:p>
          </table:table-cell>
          <table:table-cell table:formula="of:=IF([.F902]&lt;[.$C$3];[.F902];20)" office:value-type="float" office:value="-41.6026937695824" calcext:value-type="float">
            <text:p>-41.6026937695824</text:p>
          </table:table-cell>
        </table:table-row>
        <table:table-row table:style-name="ro1">
          <table:table-cell table:number-columns-repeated="4"/>
          <table:table-cell office:value-type="float" office:value="90.1" calcext:value-type="float">
            <text:p>90.1</text:p>
          </table:table-cell>
          <table:table-cell table:formula="of:=IF([.F902]&gt;[.$C$3];[.$C$4];[.F902]+0.1*[.G902])" office:value-type="float" office:value="-41.5566668318866" calcext:value-type="float">
            <text:p>-41.5566668318866</text:p>
          </table:table-cell>
          <table:table-cell table:formula="of:=([.$C$5]-([.F903]-[.$C$2]))/[.$C$6]" office:value-type="float" office:value="0.455666683188657" calcext:value-type="float">
            <text:p>0.455666683188657</text:p>
          </table:table-cell>
          <table:table-cell table:formula="of:=IF([.F903]&lt;[.$C$3];[.F903];20)" office:value-type="float" office:value="-41.5566668318866" calcext:value-type="float">
            <text:p>-41.5566668318866</text:p>
          </table:table-cell>
        </table:table-row>
        <table:table-row table:style-name="ro1">
          <table:table-cell table:number-columns-repeated="4"/>
          <table:table-cell office:value-type="float" office:value="90.2" calcext:value-type="float">
            <text:p>90.2</text:p>
          </table:table-cell>
          <table:table-cell table:formula="of:=IF([.F903]&gt;[.$C$3];[.$C$4];[.F903]+0.1*[.G903])" office:value-type="float" office:value="-41.5111001635677" calcext:value-type="float">
            <text:p>-41.5111001635677</text:p>
          </table:table-cell>
          <table:table-cell table:formula="of:=([.$C$5]-([.F904]-[.$C$2]))/[.$C$6]" office:value-type="float" office:value="0.451110016356771" calcext:value-type="float">
            <text:p>0.451110016356771</text:p>
          </table:table-cell>
          <table:table-cell table:formula="of:=IF([.F904]&lt;[.$C$3];[.F904];20)" office:value-type="float" office:value="-41.5111001635677" calcext:value-type="float">
            <text:p>-41.5111001635677</text:p>
          </table:table-cell>
        </table:table-row>
        <table:table-row table:style-name="ro1">
          <table:table-cell table:number-columns-repeated="4"/>
          <table:table-cell office:value-type="float" office:value="90.3" calcext:value-type="float">
            <text:p>90.3</text:p>
          </table:table-cell>
          <table:table-cell table:formula="of:=IF([.F904]&gt;[.$C$3];[.$C$4];[.F904]+0.1*[.G904])" office:value-type="float" office:value="-41.465989161932" calcext:value-type="float">
            <text:p>-41.465989161932</text:p>
          </table:table-cell>
          <table:table-cell table:formula="of:=([.$C$5]-([.F905]-[.$C$2]))/[.$C$6]" office:value-type="float" office:value="0.446598916193204" calcext:value-type="float">
            <text:p>0.446598916193204</text:p>
          </table:table-cell>
          <table:table-cell table:formula="of:=IF([.F905]&lt;[.$C$3];[.F905];20)" office:value-type="float" office:value="-41.465989161932" calcext:value-type="float">
            <text:p>-41.465989161932</text:p>
          </table:table-cell>
        </table:table-row>
        <table:table-row table:style-name="ro1">
          <table:table-cell table:number-columns-repeated="4"/>
          <table:table-cell office:value-type="float" office:value="90.4" calcext:value-type="float">
            <text:p>90.4</text:p>
          </table:table-cell>
          <table:table-cell table:formula="of:=IF([.F905]&gt;[.$C$3];[.$C$4];[.F905]+0.1*[.G905])" office:value-type="float" office:value="-41.4213292703127" calcext:value-type="float">
            <text:p>-41.4213292703127</text:p>
          </table:table-cell>
          <table:table-cell table:formula="of:=([.$C$5]-([.F906]-[.$C$2]))/[.$C$6]" office:value-type="float" office:value="0.442132927031272" calcext:value-type="float">
            <text:p>0.442132927031272</text:p>
          </table:table-cell>
          <table:table-cell table:formula="of:=IF([.F906]&lt;[.$C$3];[.F906];20)" office:value-type="float" office:value="-41.4213292703127" calcext:value-type="float">
            <text:p>-41.4213292703127</text:p>
          </table:table-cell>
        </table:table-row>
        <table:table-row table:style-name="ro1">
          <table:table-cell table:number-columns-repeated="4"/>
          <table:table-cell office:value-type="float" office:value="90.5" calcext:value-type="float">
            <text:p>90.5</text:p>
          </table:table-cell>
          <table:table-cell table:formula="of:=IF([.F906]&gt;[.$C$3];[.$C$4];[.F906]+0.1*[.G906])" office:value-type="float" office:value="-41.3771159776096" calcext:value-type="float">
            <text:p>-41.3771159776096</text:p>
          </table:table-cell>
          <table:table-cell table:formula="of:=([.$C$5]-([.F907]-[.$C$2]))/[.$C$6]" office:value-type="float" office:value="0.437711597760959" calcext:value-type="float">
            <text:p>0.437711597760959</text:p>
          </table:table-cell>
          <table:table-cell table:formula="of:=IF([.F907]&lt;[.$C$3];[.F907];20)" office:value-type="float" office:value="-41.3771159776096" calcext:value-type="float">
            <text:p>-41.3771159776096</text:p>
          </table:table-cell>
        </table:table-row>
        <table:table-row table:style-name="ro1">
          <table:table-cell table:number-columns-repeated="4"/>
          <table:table-cell office:value-type="float" office:value="90.6" calcext:value-type="float">
            <text:p>90.6</text:p>
          </table:table-cell>
          <table:table-cell table:formula="of:=IF([.F907]&gt;[.$C$3];[.$C$4];[.F907]+0.1*[.G907])" office:value-type="float" office:value="-41.3333448178335" calcext:value-type="float">
            <text:p>-41.3333448178335</text:p>
          </table:table-cell>
          <table:table-cell table:formula="of:=([.$C$5]-([.F908]-[.$C$2]))/[.$C$6]" office:value-type="float" office:value="0.433334481783349" calcext:value-type="float">
            <text:p>0.433334481783349</text:p>
          </table:table-cell>
          <table:table-cell table:formula="of:=IF([.F908]&lt;[.$C$3];[.F908];20)" office:value-type="float" office:value="-41.3333448178335" calcext:value-type="float">
            <text:p>-41.3333448178335</text:p>
          </table:table-cell>
        </table:table-row>
        <table:table-row table:style-name="ro1">
          <table:table-cell table:number-columns-repeated="4"/>
          <table:table-cell office:value-type="float" office:value="90.7" calcext:value-type="float">
            <text:p>90.7</text:p>
          </table:table-cell>
          <table:table-cell table:formula="of:=IF([.F908]&gt;[.$C$3];[.$C$4];[.F908]+0.1*[.G908])" office:value-type="float" office:value="-41.2900113696552" calcext:value-type="float">
            <text:p>-41.2900113696552</text:p>
          </table:table-cell>
          <table:table-cell table:formula="of:=([.$C$5]-([.F909]-[.$C$2]))/[.$C$6]" office:value-type="float" office:value="0.429001136965515" calcext:value-type="float">
            <text:p>0.429001136965515</text:p>
          </table:table-cell>
          <table:table-cell table:formula="of:=IF([.F909]&lt;[.$C$3];[.F909];20)" office:value-type="float" office:value="-41.2900113696552" calcext:value-type="float">
            <text:p>-41.2900113696552</text:p>
          </table:table-cell>
        </table:table-row>
        <table:table-row table:style-name="ro1">
          <table:table-cell table:number-columns-repeated="4"/>
          <table:table-cell office:value-type="float" office:value="90.8" calcext:value-type="float">
            <text:p>90.8</text:p>
          </table:table-cell>
          <table:table-cell table:formula="of:=IF([.F909]&gt;[.$C$3];[.$C$4];[.F909]+0.1*[.G909])" office:value-type="float" office:value="-41.2471112559586" calcext:value-type="float">
            <text:p>-41.2471112559586</text:p>
          </table:table-cell>
          <table:table-cell table:formula="of:=([.$C$5]-([.F910]-[.$C$2]))/[.$C$6]" office:value-type="float" office:value="0.42471112559586" calcext:value-type="float">
            <text:p>0.42471112559586</text:p>
          </table:table-cell>
          <table:table-cell table:formula="of:=IF([.F910]&lt;[.$C$3];[.F910];20)" office:value-type="float" office:value="-41.2471112559586" calcext:value-type="float">
            <text:p>-41.2471112559586</text:p>
          </table:table-cell>
        </table:table-row>
        <table:table-row table:style-name="ro1">
          <table:table-cell table:number-columns-repeated="4"/>
          <table:table-cell office:value-type="float" office:value="90.9" calcext:value-type="float">
            <text:p>90.9</text:p>
          </table:table-cell>
          <table:table-cell table:formula="of:=IF([.F910]&gt;[.$C$3];[.$C$4];[.F910]+0.1*[.G910])" office:value-type="float" office:value="-41.204640143399" calcext:value-type="float">
            <text:p>-41.204640143399</text:p>
          </table:table-cell>
          <table:table-cell table:formula="of:=([.$C$5]-([.F911]-[.$C$2]))/[.$C$6]" office:value-type="float" office:value="0.420464014339901" calcext:value-type="float">
            <text:p>0.420464014339901</text:p>
          </table:table-cell>
          <table:table-cell table:formula="of:=IF([.F911]&lt;[.$C$3];[.F911];20)" office:value-type="float" office:value="-41.204640143399" calcext:value-type="float">
            <text:p>-41.204640143399</text:p>
          </table:table-cell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table:formula="of:=IF([.F911]&gt;[.$C$3];[.$C$4];[.F911]+0.1*[.G911])" office:value-type="float" office:value="-41.162593741965" calcext:value-type="float">
            <text:p>-41.162593741965</text:p>
          </table:table-cell>
          <table:table-cell table:formula="of:=([.$C$5]-([.F912]-[.$C$2]))/[.$C$6]" office:value-type="float" office:value="0.416259374196502" calcext:value-type="float">
            <text:p>0.416259374196502</text:p>
          </table:table-cell>
          <table:table-cell table:formula="of:=IF([.F912]&lt;[.$C$3];[.F912];20)" office:value-type="float" office:value="-41.162593741965" calcext:value-type="float">
            <text:p>-41.162593741965</text:p>
          </table:table-cell>
        </table:table-row>
        <table:table-row table:style-name="ro1">
          <table:table-cell table:number-columns-repeated="4"/>
          <table:table-cell office:value-type="float" office:value="91.1" calcext:value-type="float">
            <text:p>91.1</text:p>
          </table:table-cell>
          <table:table-cell table:formula="of:=IF([.F912]&gt;[.$C$3];[.$C$4];[.F912]+0.1*[.G912])" office:value-type="float" office:value="-41.1209678045454" calcext:value-type="float">
            <text:p>-41.1209678045454</text:p>
          </table:table-cell>
          <table:table-cell table:formula="of:=([.$C$5]-([.F913]-[.$C$2]))/[.$C$6]" office:value-type="float" office:value="0.412096780454537" calcext:value-type="float">
            <text:p>0.412096780454537</text:p>
          </table:table-cell>
          <table:table-cell table:formula="of:=IF([.F913]&lt;[.$C$3];[.F913];20)" office:value-type="float" office:value="-41.1209678045454" calcext:value-type="float">
            <text:p>-41.1209678045454</text:p>
          </table:table-cell>
        </table:table-row>
        <table:table-row table:style-name="ro1">
          <table:table-cell table:number-columns-repeated="4"/>
          <table:table-cell office:value-type="float" office:value="91.2" calcext:value-type="float">
            <text:p>91.2</text:p>
          </table:table-cell>
          <table:table-cell table:formula="of:=IF([.F913]&gt;[.$C$3];[.$C$4];[.F913]+0.1*[.G913])" office:value-type="float" office:value="-41.0797581264999" calcext:value-type="float">
            <text:p>-41.0797581264999</text:p>
          </table:table-cell>
          <table:table-cell table:formula="of:=([.$C$5]-([.F914]-[.$C$2]))/[.$C$6]" office:value-type="float" office:value="0.407975812649991" calcext:value-type="float">
            <text:p>0.407975812649991</text:p>
          </table:table-cell>
          <table:table-cell table:formula="of:=IF([.F914]&lt;[.$C$3];[.F914];20)" office:value-type="float" office:value="-41.0797581264999" calcext:value-type="float">
            <text:p>-41.0797581264999</text:p>
          </table:table-cell>
        </table:table-row>
        <table:table-row table:style-name="ro1">
          <table:table-cell table:number-columns-repeated="4"/>
          <table:table-cell office:value-type="float" office:value="91.3" calcext:value-type="float">
            <text:p>91.3</text:p>
          </table:table-cell>
          <table:table-cell table:formula="of:=IF([.F914]&gt;[.$C$3];[.$C$4];[.F914]+0.1*[.G914])" office:value-type="float" office:value="-41.0389605452349" calcext:value-type="float">
            <text:p>-41.0389605452349</text:p>
          </table:table-cell>
          <table:table-cell table:formula="of:=([.$C$5]-([.F915]-[.$C$2]))/[.$C$6]" office:value-type="float" office:value="0.403896054523491" calcext:value-type="float">
            <text:p>0.403896054523491</text:p>
          </table:table-cell>
          <table:table-cell table:formula="of:=IF([.F915]&lt;[.$C$3];[.F915];20)" office:value-type="float" office:value="-41.0389605452349" calcext:value-type="float">
            <text:p>-41.0389605452349</text:p>
          </table:table-cell>
        </table:table-row>
        <table:table-row table:style-name="ro1">
          <table:table-cell table:number-columns-repeated="4"/>
          <table:table-cell office:value-type="float" office:value="91.4" calcext:value-type="float">
            <text:p>91.4</text:p>
          </table:table-cell>
          <table:table-cell table:formula="of:=IF([.F915]&gt;[.$C$3];[.$C$4];[.F915]+0.1*[.G915])" office:value-type="float" office:value="-40.9985709397826" calcext:value-type="float">
            <text:p>-40.9985709397826</text:p>
          </table:table-cell>
          <table:table-cell table:formula="of:=([.$C$5]-([.F916]-[.$C$2]))/[.$C$6]" office:value-type="float" office:value="0.399857093978257" calcext:value-type="float">
            <text:p>0.399857093978257</text:p>
          </table:table-cell>
          <table:table-cell table:formula="of:=IF([.F916]&lt;[.$C$3];[.F916];20)" office:value-type="float" office:value="-40.9985709397826" calcext:value-type="float">
            <text:p>-40.9985709397826</text:p>
          </table:table-cell>
        </table:table-row>
        <table:table-row table:style-name="ro1">
          <table:table-cell table:number-columns-repeated="4"/>
          <table:table-cell office:value-type="float" office:value="91.5" calcext:value-type="float">
            <text:p>91.5</text:p>
          </table:table-cell>
          <table:table-cell table:formula="of:=IF([.F916]&gt;[.$C$3];[.$C$4];[.F916]+0.1*[.G916])" office:value-type="float" office:value="-40.9585852303847" calcext:value-type="float">
            <text:p>-40.9585852303847</text:p>
          </table:table-cell>
          <table:table-cell table:formula="of:=([.$C$5]-([.F917]-[.$C$2]))/[.$C$6]" office:value-type="float" office:value="0.395858523038474" calcext:value-type="float">
            <text:p>0.395858523038474</text:p>
          </table:table-cell>
          <table:table-cell table:formula="of:=IF([.F917]&lt;[.$C$3];[.F917];20)" office:value-type="float" office:value="-40.9585852303847" calcext:value-type="float">
            <text:p>-40.9585852303847</text:p>
          </table:table-cell>
        </table:table-row>
        <table:table-row table:style-name="ro1">
          <table:table-cell table:number-columns-repeated="4"/>
          <table:table-cell office:value-type="float" office:value="91.6" calcext:value-type="float">
            <text:p>91.6</text:p>
          </table:table-cell>
          <table:table-cell table:formula="of:=IF([.F917]&gt;[.$C$3];[.$C$4];[.F917]+0.1*[.G917])" office:value-type="float" office:value="-40.9189993780809" calcext:value-type="float">
            <text:p>-40.9189993780809</text:p>
          </table:table-cell>
          <table:table-cell table:formula="of:=([.$C$5]-([.F918]-[.$C$2]))/[.$C$6]" office:value-type="float" office:value="0.39189993780809" calcext:value-type="float">
            <text:p>0.39189993780809</text:p>
          </table:table-cell>
          <table:table-cell table:formula="of:=IF([.F918]&lt;[.$C$3];[.F918];20)" office:value-type="float" office:value="-40.9189993780809" calcext:value-type="float">
            <text:p>-40.9189993780809</text:p>
          </table:table-cell>
        </table:table-row>
        <table:table-row table:style-name="ro1">
          <table:table-cell table:number-columns-repeated="4"/>
          <table:table-cell office:value-type="float" office:value="91.7" calcext:value-type="float">
            <text:p>91.7</text:p>
          </table:table-cell>
          <table:table-cell table:formula="of:=IF([.F918]&gt;[.$C$3];[.$C$4];[.F918]+0.1*[.G918])" office:value-type="float" office:value="-40.8798093843001" calcext:value-type="float">
            <text:p>-40.8798093843001</text:p>
          </table:table-cell>
          <table:table-cell table:formula="of:=([.$C$5]-([.F919]-[.$C$2]))/[.$C$6]" office:value-type="float" office:value="0.387980938430009" calcext:value-type="float">
            <text:p>0.387980938430009</text:p>
          </table:table-cell>
          <table:table-cell table:formula="of:=IF([.F919]&lt;[.$C$3];[.F919];20)" office:value-type="float" office:value="-40.8798093843001" calcext:value-type="float">
            <text:p>-40.8798093843001</text:p>
          </table:table-cell>
        </table:table-row>
        <table:table-row table:style-name="ro1">
          <table:table-cell table:number-columns-repeated="4"/>
          <table:table-cell office:value-type="float" office:value="91.8" calcext:value-type="float">
            <text:p>91.8</text:p>
          </table:table-cell>
          <table:table-cell table:formula="of:=IF([.F919]&gt;[.$C$3];[.$C$4];[.F919]+0.1*[.G919])" office:value-type="float" office:value="-40.8410112904571" calcext:value-type="float">
            <text:p>-40.8410112904571</text:p>
          </table:table-cell>
          <table:table-cell table:formula="of:=([.$C$5]-([.F920]-[.$C$2]))/[.$C$6]" office:value-type="float" office:value="0.384101129045709" calcext:value-type="float">
            <text:p>0.384101129045709</text:p>
          </table:table-cell>
          <table:table-cell table:formula="of:=IF([.F920]&lt;[.$C$3];[.F920];20)" office:value-type="float" office:value="-40.8410112904571" calcext:value-type="float">
            <text:p>-40.8410112904571</text:p>
          </table:table-cell>
        </table:table-row>
        <table:table-row table:style-name="ro1">
          <table:table-cell table:number-columns-repeated="4"/>
          <table:table-cell office:value-type="float" office:value="91.9" calcext:value-type="float">
            <text:p>91.9</text:p>
          </table:table-cell>
          <table:table-cell table:formula="of:=IF([.F920]&gt;[.$C$3];[.$C$4];[.F920]+0.1*[.G920])" office:value-type="float" office:value="-40.8026011775525" calcext:value-type="float">
            <text:p>-40.8026011775525</text:p>
          </table:table-cell>
          <table:table-cell table:formula="of:=([.$C$5]-([.F921]-[.$C$2]))/[.$C$6]" office:value-type="float" office:value="0.380260117755252" calcext:value-type="float">
            <text:p>0.380260117755252</text:p>
          </table:table-cell>
          <table:table-cell table:formula="of:=IF([.F921]&lt;[.$C$3];[.F921];20)" office:value-type="float" office:value="-40.8026011775525" calcext:value-type="float">
            <text:p>-40.8026011775525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table:formula="of:=IF([.F921]&gt;[.$C$3];[.$C$4];[.F921]+0.1*[.G921])" office:value-type="float" office:value="-40.764575165777" calcext:value-type="float">
            <text:p>-40.764575165777</text:p>
          </table:table-cell>
          <table:table-cell table:formula="of:=([.$C$5]-([.F922]-[.$C$2]))/[.$C$6]" office:value-type="float" office:value="0.376457516577699" calcext:value-type="float">
            <text:p>0.376457516577699</text:p>
          </table:table-cell>
          <table:table-cell table:formula="of:=IF([.F922]&lt;[.$C$3];[.F922];20)" office:value-type="float" office:value="-40.764575165777" calcext:value-type="float">
            <text:p>-40.764575165777</text:p>
          </table:table-cell>
        </table:table-row>
        <table:table-row table:style-name="ro1">
          <table:table-cell table:number-columns-repeated="4"/>
          <table:table-cell office:value-type="float" office:value="92.1" calcext:value-type="float">
            <text:p>92.1</text:p>
          </table:table-cell>
          <table:table-cell table:formula="of:=IF([.F922]&gt;[.$C$3];[.$C$4];[.F922]+0.1*[.G922])" office:value-type="float" office:value="-40.7269294141192" calcext:value-type="float">
            <text:p>-40.7269294141192</text:p>
          </table:table-cell>
          <table:table-cell table:formula="of:=([.$C$5]-([.F923]-[.$C$2]))/[.$C$6]" office:value-type="float" office:value="0.372692941411922" calcext:value-type="float">
            <text:p>0.372692941411922</text:p>
          </table:table-cell>
          <table:table-cell table:formula="of:=IF([.F923]&lt;[.$C$3];[.F923];20)" office:value-type="float" office:value="-40.7269294141192" calcext:value-type="float">
            <text:p>-40.7269294141192</text:p>
          </table:table-cell>
        </table:table-row>
        <table:table-row table:style-name="ro1">
          <table:table-cell table:number-columns-repeated="4"/>
          <table:table-cell office:value-type="float" office:value="92.2" calcext:value-type="float">
            <text:p>92.2</text:p>
          </table:table-cell>
          <table:table-cell table:formula="of:=IF([.F923]&gt;[.$C$3];[.$C$4];[.F923]+0.1*[.G923])" office:value-type="float" office:value="-40.689660119978" calcext:value-type="float">
            <text:p>-40.689660119978</text:p>
          </table:table-cell>
          <table:table-cell table:formula="of:=([.$C$5]-([.F924]-[.$C$2]))/[.$C$6]" office:value-type="float" office:value="0.368966011997803" calcext:value-type="float">
            <text:p>0.368966011997803</text:p>
          </table:table-cell>
          <table:table-cell table:formula="of:=IF([.F924]&lt;[.$C$3];[.F924];20)" office:value-type="float" office:value="-40.689660119978" calcext:value-type="float">
            <text:p>-40.689660119978</text:p>
          </table:table-cell>
        </table:table-row>
        <table:table-row table:style-name="ro1">
          <table:table-cell table:number-columns-repeated="4"/>
          <table:table-cell office:value-type="float" office:value="92.3" calcext:value-type="float">
            <text:p>92.3</text:p>
          </table:table-cell>
          <table:table-cell table:formula="of:=IF([.F924]&gt;[.$C$3];[.$C$4];[.F924]+0.1*[.G924])" office:value-type="float" office:value="-40.6527635187783" calcext:value-type="float">
            <text:p>-40.6527635187783</text:p>
          </table:table-cell>
          <table:table-cell table:formula="of:=([.$C$5]-([.F925]-[.$C$2]))/[.$C$6]" office:value-type="float" office:value="0.365276351877825" calcext:value-type="float">
            <text:p>0.365276351877825</text:p>
          </table:table-cell>
          <table:table-cell table:formula="of:=IF([.F925]&lt;[.$C$3];[.F925];20)" office:value-type="float" office:value="-40.6527635187783" calcext:value-type="float">
            <text:p>-40.6527635187783</text:p>
          </table:table-cell>
        </table:table-row>
        <table:table-row table:style-name="ro1">
          <table:table-cell table:number-columns-repeated="4"/>
          <table:table-cell office:value-type="float" office:value="92.4" calcext:value-type="float">
            <text:p>92.4</text:p>
          </table:table-cell>
          <table:table-cell table:formula="of:=IF([.F925]&gt;[.$C$3];[.$C$4];[.F925]+0.1*[.G925])" office:value-type="float" office:value="-40.6162358835905" calcext:value-type="float">
            <text:p>-40.6162358835905</text:p>
          </table:table-cell>
          <table:table-cell table:formula="of:=([.$C$5]-([.F926]-[.$C$2]))/[.$C$6]" office:value-type="float" office:value="0.361623588359047" calcext:value-type="float">
            <text:p>0.361623588359047</text:p>
          </table:table-cell>
          <table:table-cell table:formula="of:=IF([.F926]&lt;[.$C$3];[.F926];20)" office:value-type="float" office:value="-40.6162358835905" calcext:value-type="float">
            <text:p>-40.6162358835905</text:p>
          </table:table-cell>
        </table:table-row>
        <table:table-row table:style-name="ro1">
          <table:table-cell table:number-columns-repeated="4"/>
          <table:table-cell office:value-type="float" office:value="92.5" calcext:value-type="float">
            <text:p>92.5</text:p>
          </table:table-cell>
          <table:table-cell table:formula="of:=IF([.F926]&gt;[.$C$3];[.$C$4];[.F926]+0.1*[.G926])" office:value-type="float" office:value="-40.5800735247546" calcext:value-type="float">
            <text:p>-40.5800735247546</text:p>
          </table:table-cell>
          <table:table-cell table:formula="of:=([.$C$5]-([.F927]-[.$C$2]))/[.$C$6]" office:value-type="float" office:value="0.358007352475457" calcext:value-type="float">
            <text:p>0.358007352475457</text:p>
          </table:table-cell>
          <table:table-cell table:formula="of:=IF([.F927]&lt;[.$C$3];[.F927];20)" office:value-type="float" office:value="-40.5800735247546" calcext:value-type="float">
            <text:p>-40.5800735247546</text:p>
          </table:table-cell>
        </table:table-row>
        <table:table-row table:style-name="ro1">
          <table:table-cell table:number-columns-repeated="4"/>
          <table:table-cell office:value-type="float" office:value="92.6" calcext:value-type="float">
            <text:p>92.6</text:p>
          </table:table-cell>
          <table:table-cell table:formula="of:=IF([.F927]&gt;[.$C$3];[.$C$4];[.F927]+0.1*[.G927])" office:value-type="float" office:value="-40.544272789507" calcext:value-type="float">
            <text:p>-40.544272789507</text:p>
          </table:table-cell>
          <table:table-cell table:formula="of:=([.$C$5]-([.F928]-[.$C$2]))/[.$C$6]" office:value-type="float" office:value="0.354427278950702" calcext:value-type="float">
            <text:p>0.354427278950702</text:p>
          </table:table-cell>
          <table:table-cell table:formula="of:=IF([.F928]&lt;[.$C$3];[.F928];20)" office:value-type="float" office:value="-40.544272789507" calcext:value-type="float">
            <text:p>-40.544272789507</text:p>
          </table:table-cell>
        </table:table-row>
        <table:table-row table:style-name="ro1">
          <table:table-cell table:number-columns-repeated="4"/>
          <table:table-cell office:value-type="float" office:value="92.7" calcext:value-type="float">
            <text:p>92.7</text:p>
          </table:table-cell>
          <table:table-cell table:formula="of:=IF([.F928]&gt;[.$C$3];[.$C$4];[.F928]+0.1*[.G928])" office:value-type="float" office:value="-40.508830061612" calcext:value-type="float">
            <text:p>-40.508830061612</text:p>
          </table:table-cell>
          <table:table-cell table:formula="of:=([.$C$5]-([.F929]-[.$C$2]))/[.$C$6]" office:value-type="float" office:value="0.350883006161195" calcext:value-type="float">
            <text:p>0.350883006161195</text:p>
          </table:table-cell>
          <table:table-cell table:formula="of:=IF([.F929]&lt;[.$C$3];[.F929];20)" office:value-type="float" office:value="-40.508830061612" calcext:value-type="float">
            <text:p>-40.508830061612</text:p>
          </table:table-cell>
        </table:table-row>
        <table:table-row table:style-name="ro1">
          <table:table-cell table:number-columns-repeated="4"/>
          <table:table-cell office:value-type="float" office:value="92.8" calcext:value-type="float">
            <text:p>92.8</text:p>
          </table:table-cell>
          <table:table-cell table:formula="of:=IF([.F929]&gt;[.$C$3];[.$C$4];[.F929]+0.1*[.G929])" office:value-type="float" office:value="-40.4737417609958" calcext:value-type="float">
            <text:p>-40.4737417609958</text:p>
          </table:table-cell>
          <table:table-cell table:formula="of:=([.$C$5]-([.F930]-[.$C$2]))/[.$C$6]" office:value-type="float" office:value="0.347374176099583" calcext:value-type="float">
            <text:p>0.347374176099583</text:p>
          </table:table-cell>
          <table:table-cell table:formula="of:=IF([.F930]&lt;[.$C$3];[.F930];20)" office:value-type="float" office:value="-40.4737417609958" calcext:value-type="float">
            <text:p>-40.4737417609958</text:p>
          </table:table-cell>
        </table:table-row>
        <table:table-row table:style-name="ro1">
          <table:table-cell table:number-columns-repeated="4"/>
          <table:table-cell office:value-type="float" office:value="92.9" calcext:value-type="float">
            <text:p>92.9</text:p>
          </table:table-cell>
          <table:table-cell table:formula="of:=IF([.F930]&gt;[.$C$3];[.$C$4];[.F930]+0.1*[.G930])" office:value-type="float" office:value="-40.4390043433859" calcext:value-type="float">
            <text:p>-40.4390043433859</text:p>
          </table:table-cell>
          <table:table-cell table:formula="of:=([.$C$5]-([.F931]-[.$C$2]))/[.$C$6]" office:value-type="float" office:value="0.343900434338587" calcext:value-type="float">
            <text:p>0.343900434338587</text:p>
          </table:table-cell>
          <table:table-cell table:formula="of:=IF([.F931]&lt;[.$C$3];[.F931];20)" office:value-type="float" office:value="-40.4390043433859" calcext:value-type="float">
            <text:p>-40.4390043433859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table:formula="of:=IF([.F931]&gt;[.$C$3];[.$C$4];[.F931]+0.1*[.G931])" office:value-type="float" office:value="-40.404614299952" calcext:value-type="float">
            <text:p>-40.404614299952</text:p>
          </table:table-cell>
          <table:table-cell table:formula="of:=([.$C$5]-([.F932]-[.$C$2]))/[.$C$6]" office:value-type="float" office:value="0.340461429995201" calcext:value-type="float">
            <text:p>0.340461429995201</text:p>
          </table:table-cell>
          <table:table-cell table:formula="of:=IF([.F932]&lt;[.$C$3];[.F932];20)" office:value-type="float" office:value="-40.404614299952" calcext:value-type="float">
            <text:p>-40.404614299952</text:p>
          </table:table-cell>
        </table:table-row>
        <table:table-row table:style-name="ro1">
          <table:table-cell table:number-columns-repeated="4"/>
          <table:table-cell office:value-type="float" office:value="93.1" calcext:value-type="float">
            <text:p>93.1</text:p>
          </table:table-cell>
          <table:table-cell table:formula="of:=IF([.F932]&gt;[.$C$3];[.$C$4];[.F932]+0.1*[.G932])" office:value-type="float" office:value="-40.3705681569525" calcext:value-type="float">
            <text:p>-40.3705681569525</text:p>
          </table:table-cell>
          <table:table-cell table:formula="of:=([.$C$5]-([.F933]-[.$C$2]))/[.$C$6]" office:value-type="float" office:value="0.337056815695249" calcext:value-type="float">
            <text:p>0.337056815695249</text:p>
          </table:table-cell>
          <table:table-cell table:formula="of:=IF([.F933]&lt;[.$C$3];[.F933];20)" office:value-type="float" office:value="-40.3705681569525" calcext:value-type="float">
            <text:p>-40.3705681569525</text:p>
          </table:table-cell>
        </table:table-row>
        <table:table-row table:style-name="ro1">
          <table:table-cell table:number-columns-repeated="4"/>
          <table:table-cell office:value-type="float" office:value="93.2" calcext:value-type="float">
            <text:p>93.2</text:p>
          </table:table-cell>
          <table:table-cell table:formula="of:=IF([.F933]&gt;[.$C$3];[.$C$4];[.F933]+0.1*[.G933])" office:value-type="float" office:value="-40.336862475383" calcext:value-type="float">
            <text:p>-40.336862475383</text:p>
          </table:table-cell>
          <table:table-cell table:formula="of:=([.$C$5]-([.F934]-[.$C$2]))/[.$C$6]" office:value-type="float" office:value="0.333686247538296" calcext:value-type="float">
            <text:p>0.333686247538296</text:p>
          </table:table-cell>
          <table:table-cell table:formula="of:=IF([.F934]&lt;[.$C$3];[.F934];20)" office:value-type="float" office:value="-40.336862475383" calcext:value-type="float">
            <text:p>-40.336862475383</text:p>
          </table:table-cell>
        </table:table-row>
        <table:table-row table:style-name="ro1">
          <table:table-cell table:number-columns-repeated="4"/>
          <table:table-cell office:value-type="float" office:value="93.3" calcext:value-type="float">
            <text:p>93.3</text:p>
          </table:table-cell>
          <table:table-cell table:formula="of:=IF([.F934]&gt;[.$C$3];[.$C$4];[.F934]+0.1*[.G934])" office:value-type="float" office:value="-40.3034938506291" calcext:value-type="float">
            <text:p>-40.3034938506291</text:p>
          </table:table-cell>
          <table:table-cell table:formula="of:=([.$C$5]-([.F935]-[.$C$2]))/[.$C$6]" office:value-type="float" office:value="0.330349385062914" calcext:value-type="float">
            <text:p>0.330349385062914</text:p>
          </table:table-cell>
          <table:table-cell table:formula="of:=IF([.F935]&lt;[.$C$3];[.F935];20)" office:value-type="float" office:value="-40.3034938506291" calcext:value-type="float">
            <text:p>-40.3034938506291</text:p>
          </table:table-cell>
        </table:table-row>
        <table:table-row table:style-name="ro1">
          <table:table-cell table:number-columns-repeated="4"/>
          <table:table-cell office:value-type="float" office:value="93.4" calcext:value-type="float">
            <text:p>93.4</text:p>
          </table:table-cell>
          <table:table-cell table:formula="of:=IF([.F935]&gt;[.$C$3];[.$C$4];[.F935]+0.1*[.G935])" office:value-type="float" office:value="-40.2704589121228" calcext:value-type="float">
            <text:p>-40.2704589121228</text:p>
          </table:table-cell>
          <table:table-cell table:formula="of:=([.$C$5]-([.F936]-[.$C$2]))/[.$C$6]" office:value-type="float" office:value="0.327045891212285" calcext:value-type="float">
            <text:p>0.327045891212285</text:p>
          </table:table-cell>
          <table:table-cell table:formula="of:=IF([.F936]&lt;[.$C$3];[.F936];20)" office:value-type="float" office:value="-40.2704589121228" calcext:value-type="float">
            <text:p>-40.2704589121228</text:p>
          </table:table-cell>
        </table:table-row>
        <table:table-row table:style-name="ro1">
          <table:table-cell table:number-columns-repeated="4"/>
          <table:table-cell office:value-type="float" office:value="93.5" calcext:value-type="float">
            <text:p>93.5</text:p>
          </table:table-cell>
          <table:table-cell table:formula="of:=IF([.F936]&gt;[.$C$3];[.$C$4];[.F936]+0.1*[.G936])" office:value-type="float" office:value="-40.2377543230016" calcext:value-type="float">
            <text:p>-40.2377543230016</text:p>
          </table:table-cell>
          <table:table-cell table:formula="of:=([.$C$5]-([.F937]-[.$C$2]))/[.$C$6]" office:value-type="float" office:value="0.323775432300162" calcext:value-type="float">
            <text:p>0.323775432300162</text:p>
          </table:table-cell>
          <table:table-cell table:formula="of:=IF([.F937]&lt;[.$C$3];[.F937];20)" office:value-type="float" office:value="-40.2377543230016" calcext:value-type="float">
            <text:p>-40.2377543230016</text:p>
          </table:table-cell>
        </table:table-row>
        <table:table-row table:style-name="ro1">
          <table:table-cell table:number-columns-repeated="4"/>
          <table:table-cell office:value-type="float" office:value="93.6" calcext:value-type="float">
            <text:p>93.6</text:p>
          </table:table-cell>
          <table:table-cell table:formula="of:=IF([.F937]&gt;[.$C$3];[.$C$4];[.F937]+0.1*[.G937])" office:value-type="float" office:value="-40.2053767797716" calcext:value-type="float">
            <text:p>-40.2053767797716</text:p>
          </table:table-cell>
          <table:table-cell table:formula="of:=([.$C$5]-([.F938]-[.$C$2]))/[.$C$6]" office:value-type="float" office:value="0.32053767797716" calcext:value-type="float">
            <text:p>0.32053767797716</text:p>
          </table:table-cell>
          <table:table-cell table:formula="of:=IF([.F938]&lt;[.$C$3];[.F938];20)" office:value-type="float" office:value="-40.2053767797716" calcext:value-type="float">
            <text:p>-40.2053767797716</text:p>
          </table:table-cell>
        </table:table-row>
        <table:table-row table:style-name="ro1">
          <table:table-cell table:number-columns-repeated="4"/>
          <table:table-cell office:value-type="float" office:value="93.7" calcext:value-type="float">
            <text:p>93.7</text:p>
          </table:table-cell>
          <table:table-cell table:formula="of:=IF([.F938]&gt;[.$C$3];[.$C$4];[.F938]+0.1*[.G938])" office:value-type="float" office:value="-40.1733230119739" calcext:value-type="float">
            <text:p>-40.1733230119739</text:p>
          </table:table-cell>
          <table:table-cell table:formula="of:=([.$C$5]-([.F939]-[.$C$2]))/[.$C$6]" office:value-type="float" office:value="0.317332301197388" calcext:value-type="float">
            <text:p>0.317332301197388</text:p>
          </table:table-cell>
          <table:table-cell table:formula="of:=IF([.F939]&lt;[.$C$3];[.F939];20)" office:value-type="float" office:value="-40.1733230119739" calcext:value-type="float">
            <text:p>-40.1733230119739</text:p>
          </table:table-cell>
        </table:table-row>
        <table:table-row table:style-name="ro1">
          <table:table-cell table:number-columns-repeated="4"/>
          <table:table-cell office:value-type="float" office:value="93.8" calcext:value-type="float">
            <text:p>93.8</text:p>
          </table:table-cell>
          <table:table-cell table:formula="of:=IF([.F939]&gt;[.$C$3];[.$C$4];[.F939]+0.1*[.G939])" office:value-type="float" office:value="-40.1415897818541" calcext:value-type="float">
            <text:p>-40.1415897818541</text:p>
          </table:table-cell>
          <table:table-cell table:formula="of:=([.$C$5]-([.F940]-[.$C$2]))/[.$C$6]" office:value-type="float" office:value="0.314158978185414" calcext:value-type="float">
            <text:p>0.314158978185414</text:p>
          </table:table-cell>
          <table:table-cell table:formula="of:=IF([.F940]&lt;[.$C$3];[.F940];20)" office:value-type="float" office:value="-40.1415897818541" calcext:value-type="float">
            <text:p>-40.1415897818541</text:p>
          </table:table-cell>
        </table:table-row>
        <table:table-row table:style-name="ro1">
          <table:table-cell table:number-columns-repeated="4"/>
          <table:table-cell office:value-type="float" office:value="93.9" calcext:value-type="float">
            <text:p>93.9</text:p>
          </table:table-cell>
          <table:table-cell table:formula="of:=IF([.F940]&gt;[.$C$3];[.$C$4];[.F940]+0.1*[.G940])" office:value-type="float" office:value="-40.1101738840356" calcext:value-type="float">
            <text:p>-40.1101738840356</text:p>
          </table:table-cell>
          <table:table-cell table:formula="of:=([.$C$5]-([.F941]-[.$C$2]))/[.$C$6]" office:value-type="float" office:value="0.31101738840356" calcext:value-type="float">
            <text:p>0.31101738840356</text:p>
          </table:table-cell>
          <table:table-cell table:formula="of:=IF([.F941]&lt;[.$C$3];[.F941];20)" office:value-type="float" office:value="-40.1101738840356" calcext:value-type="float">
            <text:p>-40.1101738840356</text:p>
          </table:table-cell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table:formula="of:=IF([.F941]&gt;[.$C$3];[.$C$4];[.F941]+0.1*[.G941])" office:value-type="float" office:value="-40.0790721451953" calcext:value-type="float">
            <text:p>-40.0790721451953</text:p>
          </table:table-cell>
          <table:table-cell table:formula="of:=([.$C$5]-([.F942]-[.$C$2]))/[.$C$6]" office:value-type="float" office:value="0.307907214519525" calcext:value-type="float">
            <text:p>0.307907214519525</text:p>
          </table:table-cell>
          <table:table-cell table:formula="of:=IF([.F942]&lt;[.$C$3];[.F942];20)" office:value-type="float" office:value="-40.0790721451953" calcext:value-type="float">
            <text:p>-40.0790721451953</text:p>
          </table:table-cell>
        </table:table-row>
        <table:table-row table:style-name="ro1">
          <table:table-cell table:number-columns-repeated="4"/>
          <table:table-cell office:value-type="float" office:value="94.1" calcext:value-type="float">
            <text:p>94.1</text:p>
          </table:table-cell>
          <table:table-cell table:formula="of:=IF([.F942]&gt;[.$C$3];[.$C$4];[.F942]+0.1*[.G942])" office:value-type="float" office:value="-40.0482814237433" calcext:value-type="float">
            <text:p>-40.0482814237433</text:p>
          </table:table-cell>
          <table:table-cell table:formula="of:=([.$C$5]-([.F943]-[.$C$2]))/[.$C$6]" office:value-type="float" office:value="0.30482814237433" calcext:value-type="float">
            <text:p>0.30482814237433</text:p>
          </table:table-cell>
          <table:table-cell table:formula="of:=IF([.F943]&lt;[.$C$3];[.F943];20)" office:value-type="float" office:value="-40.0482814237433" calcext:value-type="float">
            <text:p>-40.0482814237433</text:p>
          </table:table-cell>
        </table:table-row>
        <table:table-row table:style-name="ro1">
          <table:table-cell table:number-columns-repeated="4"/>
          <table:table-cell office:value-type="float" office:value="94.2" calcext:value-type="float">
            <text:p>94.2</text:p>
          </table:table-cell>
          <table:table-cell table:formula="of:=IF([.F943]&gt;[.$C$3];[.$C$4];[.F943]+0.1*[.G943])" office:value-type="float" office:value="-40.0177986095059" calcext:value-type="float">
            <text:p>-40.0177986095059</text:p>
          </table:table-cell>
          <table:table-cell table:formula="of:=([.$C$5]-([.F944]-[.$C$2]))/[.$C$6]" office:value-type="float" office:value="0.301779860950587" calcext:value-type="float">
            <text:p>0.301779860950587</text:p>
          </table:table-cell>
          <table:table-cell table:formula="of:=IF([.F944]&lt;[.$C$3];[.F944];20)" office:value-type="float" office:value="-40.0177986095059" calcext:value-type="float">
            <text:p>-40.0177986095059</text:p>
          </table:table-cell>
        </table:table-row>
        <table:table-row table:style-name="ro1">
          <table:table-cell table:number-columns-repeated="4"/>
          <table:table-cell office:value-type="float" office:value="94.3" calcext:value-type="float">
            <text:p>94.3</text:p>
          </table:table-cell>
          <table:table-cell table:formula="of:=IF([.F944]&gt;[.$C$3];[.$C$4];[.F944]+0.1*[.G944])" office:value-type="float" office:value="-39.9876206234108" calcext:value-type="float">
            <text:p>-39.9876206234108</text:p>
          </table:table-cell>
          <table:table-cell table:formula="of:=([.$C$5]-([.F945]-[.$C$2]))/[.$C$6]" office:value-type="float" office:value="0.298762062341081" calcext:value-type="float">
            <text:p>0.298762062341081</text:p>
          </table:table-cell>
          <table:table-cell table:formula="of:=IF([.F945]&lt;[.$C$3];[.F945];20)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float" office:value="94.4" calcext:value-type="float">
            <text:p>94.4</text:p>
          </table:table-cell>
          <table:table-cell table:formula="of:=IF([.F945]&gt;[.$C$3];[.$C$4];[.F945]+0.1*[.G945])" office:value-type="float" office:value="-70" calcext:value-type="float">
            <text:p>-70</text:p>
          </table:table-cell>
          <table:table-cell table:formula="of:=([.$C$5]-([.F946]-[.$C$2]))/[.$C$6]" office:value-type="float" office:value="3.3" calcext:value-type="float">
            <text:p>3.3</text:p>
          </table:table-cell>
          <table:table-cell table:formula="of:=IF([.F946]&lt;[.$C$3];[.F946];20)" office:value-type="float" office:value="-70" calcext:value-type="float">
            <text:p>-70</text:p>
          </table:table-cell>
        </table:table-row>
        <table:table-row table:style-name="ro1">
          <table:table-cell table:number-columns-repeated="4"/>
          <table:table-cell office:value-type="float" office:value="94.5" calcext:value-type="float">
            <text:p>94.5</text:p>
          </table:table-cell>
          <table:table-cell table:formula="of:=IF([.F946]&gt;[.$C$3];[.$C$4];[.F946]+0.1*[.G946])" office:value-type="float" office:value="-69.67" calcext:value-type="float">
            <text:p>-69.67</text:p>
          </table:table-cell>
          <table:table-cell table:formula="of:=([.$C$5]-([.F947]-[.$C$2]))/[.$C$6]" office:value-type="float" office:value="3.267" calcext:value-type="float">
            <text:p>3.267</text:p>
          </table:table-cell>
          <table:table-cell table:formula="of:=IF([.F947]&lt;[.$C$3];[.F947];20)" office:value-type="float" office:value="-69.67" calcext:value-type="float">
            <text:p>-69.67</text:p>
          </table:table-cell>
        </table:table-row>
        <table:table-row table:style-name="ro1">
          <table:table-cell table:number-columns-repeated="4"/>
          <table:table-cell office:value-type="float" office:value="94.6" calcext:value-type="float">
            <text:p>94.6</text:p>
          </table:table-cell>
          <table:table-cell table:formula="of:=IF([.F947]&gt;[.$C$3];[.$C$4];[.F947]+0.1*[.G947])" office:value-type="float" office:value="-69.3433" calcext:value-type="float">
            <text:p>-69.3433</text:p>
          </table:table-cell>
          <table:table-cell table:formula="of:=([.$C$5]-([.F948]-[.$C$2]))/[.$C$6]" office:value-type="float" office:value="3.23433" calcext:value-type="float">
            <text:p>3.23433</text:p>
          </table:table-cell>
          <table:table-cell table:formula="of:=IF([.F948]&lt;[.$C$3];[.F948];20)" office:value-type="float" office:value="-69.3433" calcext:value-type="float">
            <text:p>-69.3433</text:p>
          </table:table-cell>
        </table:table-row>
        <table:table-row table:style-name="ro1">
          <table:table-cell table:number-columns-repeated="4"/>
          <table:table-cell office:value-type="float" office:value="94.7" calcext:value-type="float">
            <text:p>94.7</text:p>
          </table:table-cell>
          <table:table-cell table:formula="of:=IF([.F948]&gt;[.$C$3];[.$C$4];[.F948]+0.1*[.G948])" office:value-type="float" office:value="-69.019867" calcext:value-type="float">
            <text:p>-69.019867</text:p>
          </table:table-cell>
          <table:table-cell table:formula="of:=([.$C$5]-([.F949]-[.$C$2]))/[.$C$6]" office:value-type="float" office:value="3.2019867" calcext:value-type="float">
            <text:p>3.2019867</text:p>
          </table:table-cell>
          <table:table-cell table:formula="of:=IF([.F949]&lt;[.$C$3];[.F949];20)" office:value-type="float" office:value="-69.019867" calcext:value-type="float">
            <text:p>-69.019867</text:p>
          </table:table-cell>
        </table:table-row>
        <table:table-row table:style-name="ro1">
          <table:table-cell table:number-columns-repeated="4"/>
          <table:table-cell office:value-type="float" office:value="94.8" calcext:value-type="float">
            <text:p>94.8</text:p>
          </table:table-cell>
          <table:table-cell table:formula="of:=IF([.F949]&gt;[.$C$3];[.$C$4];[.F949]+0.1*[.G949])" office:value-type="float" office:value="-68.69966833" calcext:value-type="float">
            <text:p>-68.69966833</text:p>
          </table:table-cell>
          <table:table-cell table:formula="of:=([.$C$5]-([.F950]-[.$C$2]))/[.$C$6]" office:value-type="float" office:value="3.169966833" calcext:value-type="float">
            <text:p>3.169966833</text:p>
          </table:table-cell>
          <table:table-cell table:formula="of:=IF([.F950]&lt;[.$C$3];[.F950];20)" office:value-type="float" office:value="-68.69966833" calcext:value-type="float">
            <text:p>-68.69966833</text:p>
          </table:table-cell>
        </table:table-row>
        <table:table-row table:style-name="ro1">
          <table:table-cell table:number-columns-repeated="4"/>
          <table:table-cell office:value-type="float" office:value="94.9" calcext:value-type="float">
            <text:p>94.9</text:p>
          </table:table-cell>
          <table:table-cell table:formula="of:=IF([.F950]&gt;[.$C$3];[.$C$4];[.F950]+0.1*[.G950])" office:value-type="float" office:value="-68.3826716467" calcext:value-type="float">
            <text:p>-68.3826716467</text:p>
          </table:table-cell>
          <table:table-cell table:formula="of:=([.$C$5]-([.F951]-[.$C$2]))/[.$C$6]" office:value-type="float" office:value="3.13826716467" calcext:value-type="float">
            <text:p>3.13826716467</text:p>
          </table:table-cell>
          <table:table-cell table:formula="of:=IF([.F951]&lt;[.$C$3];[.F951];20)" office:value-type="float" office:value="-68.3826716467" calcext:value-type="float">
            <text:p>-68.3826716467</text:p>
          </table:table-cell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table:formula="of:=IF([.F951]&gt;[.$C$3];[.$C$4];[.F951]+0.1*[.G951])" office:value-type="float" office:value="-68.068844930233" calcext:value-type="float">
            <text:p>-68.068844930233</text:p>
          </table:table-cell>
          <table:table-cell table:formula="of:=([.$C$5]-([.F952]-[.$C$2]))/[.$C$6]" office:value-type="float" office:value="3.1068844930233" calcext:value-type="float">
            <text:p>3.1068844930233</text:p>
          </table:table-cell>
          <table:table-cell table:formula="of:=IF([.F952]&lt;[.$C$3];[.F952];20)" office:value-type="float" office:value="-68.068844930233" calcext:value-type="float">
            <text:p>-68.068844930233</text:p>
          </table:table-cell>
        </table:table-row>
        <table:table-row table:style-name="ro1">
          <table:table-cell table:number-columns-repeated="4"/>
          <table:table-cell office:value-type="float" office:value="95.1" calcext:value-type="float">
            <text:p>95.1</text:p>
          </table:table-cell>
          <table:table-cell table:formula="of:=IF([.F952]&gt;[.$C$3];[.$C$4];[.F952]+0.1*[.G952])" office:value-type="float" office:value="-67.7581564809307" calcext:value-type="float">
            <text:p>-67.7581564809307</text:p>
          </table:table-cell>
          <table:table-cell table:formula="of:=([.$C$5]-([.F953]-[.$C$2]))/[.$C$6]" office:value-type="float" office:value="3.07581564809307" calcext:value-type="float">
            <text:p>3.07581564809307</text:p>
          </table:table-cell>
          <table:table-cell table:formula="of:=IF([.F953]&lt;[.$C$3];[.F953];20)" office:value-type="float" office:value="-67.7581564809307" calcext:value-type="float">
            <text:p>-67.7581564809307</text:p>
          </table:table-cell>
        </table:table-row>
        <table:table-row table:style-name="ro1">
          <table:table-cell table:number-columns-repeated="4"/>
          <table:table-cell office:value-type="float" office:value="95.2" calcext:value-type="float">
            <text:p>95.2</text:p>
          </table:table-cell>
          <table:table-cell table:formula="of:=IF([.F953]&gt;[.$C$3];[.$C$4];[.F953]+0.1*[.G953])" office:value-type="float" office:value="-67.4505749161214" calcext:value-type="float">
            <text:p>-67.4505749161214</text:p>
          </table:table-cell>
          <table:table-cell table:formula="of:=([.$C$5]-([.F954]-[.$C$2]))/[.$C$6]" office:value-type="float" office:value="3.04505749161214" calcext:value-type="float">
            <text:p>3.04505749161214</text:p>
          </table:table-cell>
          <table:table-cell table:formula="of:=IF([.F954]&lt;[.$C$3];[.F954];20)" office:value-type="float" office:value="-67.4505749161214" calcext:value-type="float">
            <text:p>-67.4505749161214</text:p>
          </table:table-cell>
        </table:table-row>
        <table:table-row table:style-name="ro1">
          <table:table-cell table:number-columns-repeated="4"/>
          <table:table-cell office:value-type="float" office:value="95.3" calcext:value-type="float">
            <text:p>95.3</text:p>
          </table:table-cell>
          <table:table-cell table:formula="of:=IF([.F954]&gt;[.$C$3];[.$C$4];[.F954]+0.1*[.G954])" office:value-type="float" office:value="-67.1460691669602" calcext:value-type="float">
            <text:p>-67.1460691669602</text:p>
          </table:table-cell>
          <table:table-cell table:formula="of:=([.$C$5]-([.F955]-[.$C$2]))/[.$C$6]" office:value-type="float" office:value="3.01460691669601" calcext:value-type="float">
            <text:p>3.01460691669601</text:p>
          </table:table-cell>
          <table:table-cell table:formula="of:=IF([.F955]&lt;[.$C$3];[.F955];20)" office:value-type="float" office:value="-67.1460691669602" calcext:value-type="float">
            <text:p>-67.1460691669602</text:p>
          </table:table-cell>
        </table:table-row>
        <table:table-row table:style-name="ro1">
          <table:table-cell table:number-columns-repeated="4"/>
          <table:table-cell office:value-type="float" office:value="95.4" calcext:value-type="float">
            <text:p>95.4</text:p>
          </table:table-cell>
          <table:table-cell table:formula="of:=IF([.F955]&gt;[.$C$3];[.$C$4];[.F955]+0.1*[.G955])" office:value-type="float" office:value="-66.8446084752905" calcext:value-type="float">
            <text:p>-66.8446084752905</text:p>
          </table:table-cell>
          <table:table-cell table:formula="of:=([.$C$5]-([.F956]-[.$C$2]))/[.$C$6]" office:value-type="float" office:value="2.98446084752905" calcext:value-type="float">
            <text:p>2.98446084752905</text:p>
          </table:table-cell>
          <table:table-cell table:formula="of:=IF([.F956]&lt;[.$C$3];[.F956];20)" office:value-type="float" office:value="-66.8446084752905" calcext:value-type="float">
            <text:p>-66.8446084752905</text:p>
          </table:table-cell>
        </table:table-row>
        <table:table-row table:style-name="ro1">
          <table:table-cell table:number-columns-repeated="4"/>
          <table:table-cell office:value-type="float" office:value="95.5" calcext:value-type="float">
            <text:p>95.5</text:p>
          </table:table-cell>
          <table:table-cell table:formula="of:=IF([.F956]&gt;[.$C$3];[.$C$4];[.F956]+0.1*[.G956])" office:value-type="float" office:value="-66.5461623905376" calcext:value-type="float">
            <text:p>-66.5461623905376</text:p>
          </table:table-cell>
          <table:table-cell table:formula="of:=([.$C$5]-([.F957]-[.$C$2]))/[.$C$6]" office:value-type="float" office:value="2.95461623905376" calcext:value-type="float">
            <text:p>2.95461623905376</text:p>
          </table:table-cell>
          <table:table-cell table:formula="of:=IF([.F957]&lt;[.$C$3];[.F957];20)" office:value-type="float" office:value="-66.5461623905376" calcext:value-type="float">
            <text:p>-66.5461623905376</text:p>
          </table:table-cell>
        </table:table-row>
        <table:table-row table:style-name="ro1">
          <table:table-cell table:number-columns-repeated="4"/>
          <table:table-cell office:value-type="float" office:value="95.6" calcext:value-type="float">
            <text:p>95.6</text:p>
          </table:table-cell>
          <table:table-cell table:formula="of:=IF([.F957]&gt;[.$C$3];[.$C$4];[.F957]+0.1*[.G957])" office:value-type="float" office:value="-66.2507007666323" calcext:value-type="float">
            <text:p>-66.2507007666323</text:p>
          </table:table-cell>
          <table:table-cell table:formula="of:=([.$C$5]-([.F958]-[.$C$2]))/[.$C$6]" office:value-type="float" office:value="2.92507007666322" calcext:value-type="float">
            <text:p>2.92507007666322</text:p>
          </table:table-cell>
          <table:table-cell table:formula="of:=IF([.F958]&lt;[.$C$3];[.F958];20)" office:value-type="float" office:value="-66.2507007666323" calcext:value-type="float">
            <text:p>-66.2507007666323</text:p>
          </table:table-cell>
        </table:table-row>
        <table:table-row table:style-name="ro1">
          <table:table-cell table:number-columns-repeated="4"/>
          <table:table-cell office:value-type="float" office:value="95.7" calcext:value-type="float">
            <text:p>95.7</text:p>
          </table:table-cell>
          <table:table-cell table:formula="of:=IF([.F958]&gt;[.$C$3];[.$C$4];[.F958]+0.1*[.G958])" office:value-type="float" office:value="-65.9581937589659" calcext:value-type="float">
            <text:p>-65.9581937589659</text:p>
          </table:table-cell>
          <table:table-cell table:formula="of:=([.$C$5]-([.F959]-[.$C$2]))/[.$C$6]" office:value-type="float" office:value="2.89581937589659" calcext:value-type="float">
            <text:p>2.89581937589659</text:p>
          </table:table-cell>
          <table:table-cell table:formula="of:=IF([.F959]&lt;[.$C$3];[.F959];20)" office:value-type="float" office:value="-65.9581937589659" calcext:value-type="float">
            <text:p>-65.9581937589659</text:p>
          </table:table-cell>
        </table:table-row>
        <table:table-row table:style-name="ro1">
          <table:table-cell table:number-columns-repeated="4"/>
          <table:table-cell office:value-type="float" office:value="95.8" calcext:value-type="float">
            <text:p>95.8</text:p>
          </table:table-cell>
          <table:table-cell table:formula="of:=IF([.F959]&gt;[.$C$3];[.$C$4];[.F959]+0.1*[.G959])" office:value-type="float" office:value="-65.6686118213763" calcext:value-type="float">
            <text:p>-65.6686118213763</text:p>
          </table:table-cell>
          <table:table-cell table:formula="of:=([.$C$5]-([.F960]-[.$C$2]))/[.$C$6]" office:value-type="float" office:value="2.86686118213763" calcext:value-type="float">
            <text:p>2.86686118213763</text:p>
          </table:table-cell>
          <table:table-cell table:formula="of:=IF([.F960]&lt;[.$C$3];[.F960];20)" office:value-type="float" office:value="-65.6686118213763" calcext:value-type="float">
            <text:p>-65.6686118213763</text:p>
          </table:table-cell>
        </table:table-row>
        <table:table-row table:style-name="ro1">
          <table:table-cell table:number-columns-repeated="4"/>
          <table:table-cell office:value-type="float" office:value="95.9" calcext:value-type="float">
            <text:p>95.9</text:p>
          </table:table-cell>
          <table:table-cell table:formula="of:=IF([.F960]&gt;[.$C$3];[.$C$4];[.F960]+0.1*[.G960])" office:value-type="float" office:value="-65.3819257031625" calcext:value-type="float">
            <text:p>-65.3819257031625</text:p>
          </table:table-cell>
          <table:table-cell table:formula="of:=([.$C$5]-([.F961]-[.$C$2]))/[.$C$6]" office:value-type="float" office:value="2.83819257031625" calcext:value-type="float">
            <text:p>2.83819257031625</text:p>
          </table:table-cell>
          <table:table-cell table:formula="of:=IF([.F961]&lt;[.$C$3];[.F961];20)" office:value-type="float" office:value="-65.3819257031625" calcext:value-type="float">
            <text:p>-65.3819257031625</text:p>
          </table:table-cell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table:formula="of:=IF([.F961]&gt;[.$C$3];[.$C$4];[.F961]+0.1*[.G961])" office:value-type="float" office:value="-65.0981064461309" calcext:value-type="float">
            <text:p>-65.0981064461309</text:p>
          </table:table-cell>
          <table:table-cell table:formula="of:=([.$C$5]-([.F962]-[.$C$2]))/[.$C$6]" office:value-type="float" office:value="2.80981064461309" calcext:value-type="float">
            <text:p>2.80981064461309</text:p>
          </table:table-cell>
          <table:table-cell table:formula="of:=IF([.F962]&lt;[.$C$3];[.F962];20)" office:value-type="float" office:value="-65.0981064461309" calcext:value-type="float">
            <text:p>-65.0981064461309</text:p>
          </table:table-cell>
        </table:table-row>
        <table:table-row table:style-name="ro1">
          <table:table-cell table:number-columns-repeated="4"/>
          <table:table-cell office:value-type="float" office:value="96.1" calcext:value-type="float">
            <text:p>96.1</text:p>
          </table:table-cell>
          <table:table-cell table:formula="of:=IF([.F962]&gt;[.$C$3];[.$C$4];[.F962]+0.1*[.G962])" office:value-type="float" office:value="-64.8171253816696" calcext:value-type="float">
            <text:p>-64.8171253816696</text:p>
          </table:table-cell>
          <table:table-cell table:formula="of:=([.$C$5]-([.F963]-[.$C$2]))/[.$C$6]" office:value-type="float" office:value="2.78171253816696" calcext:value-type="float">
            <text:p>2.78171253816696</text:p>
          </table:table-cell>
          <table:table-cell table:formula="of:=IF([.F963]&lt;[.$C$3];[.F963];20)" office:value-type="float" office:value="-64.8171253816696" calcext:value-type="float">
            <text:p>-64.8171253816696</text:p>
          </table:table-cell>
        </table:table-row>
        <table:table-row table:style-name="ro1">
          <table:table-cell table:number-columns-repeated="4"/>
          <table:table-cell office:value-type="float" office:value="96.2" calcext:value-type="float">
            <text:p>96.2</text:p>
          </table:table-cell>
          <table:table-cell table:formula="of:=IF([.F963]&gt;[.$C$3];[.$C$4];[.F963]+0.1*[.G963])" office:value-type="float" office:value="-64.5389541278529" calcext:value-type="float">
            <text:p>-64.5389541278529</text:p>
          </table:table-cell>
          <table:table-cell table:formula="of:=([.$C$5]-([.F964]-[.$C$2]))/[.$C$6]" office:value-type="float" office:value="2.75389541278529" calcext:value-type="float">
            <text:p>2.75389541278529</text:p>
          </table:table-cell>
          <table:table-cell table:formula="of:=IF([.F964]&lt;[.$C$3];[.F964];20)" office:value-type="float" office:value="-64.5389541278529" calcext:value-type="float">
            <text:p>-64.5389541278529</text:p>
          </table:table-cell>
        </table:table-row>
        <table:table-row table:style-name="ro1">
          <table:table-cell table:number-columns-repeated="4"/>
          <table:table-cell office:value-type="float" office:value="96.3" calcext:value-type="float">
            <text:p>96.3</text:p>
          </table:table-cell>
          <table:table-cell table:formula="of:=IF([.F964]&gt;[.$C$3];[.$C$4];[.F964]+0.1*[.G964])" office:value-type="float" office:value="-64.2635645865744" calcext:value-type="float">
            <text:p>-64.2635645865744</text:p>
          </table:table-cell>
          <table:table-cell table:formula="of:=([.$C$5]-([.F965]-[.$C$2]))/[.$C$6]" office:value-type="float" office:value="2.72635645865743" calcext:value-type="float">
            <text:p>2.72635645865743</text:p>
          </table:table-cell>
          <table:table-cell table:formula="of:=IF([.F965]&lt;[.$C$3];[.F965];20)" office:value-type="float" office:value="-64.2635645865744" calcext:value-type="float">
            <text:p>-64.2635645865744</text:p>
          </table:table-cell>
        </table:table-row>
        <table:table-row table:style-name="ro1">
          <table:table-cell table:number-columns-repeated="4"/>
          <table:table-cell office:value-type="float" office:value="96.4" calcext:value-type="float">
            <text:p>96.4</text:p>
          </table:table-cell>
          <table:table-cell table:formula="of:=IF([.F965]&gt;[.$C$3];[.$C$4];[.F965]+0.1*[.G965])" office:value-type="float" office:value="-63.9909289407086" calcext:value-type="float">
            <text:p>-63.9909289407086</text:p>
          </table:table-cell>
          <table:table-cell table:formula="of:=([.$C$5]-([.F966]-[.$C$2]))/[.$C$6]" office:value-type="float" office:value="2.69909289407086" calcext:value-type="float">
            <text:p>2.69909289407086</text:p>
          </table:table-cell>
          <table:table-cell table:formula="of:=IF([.F966]&lt;[.$C$3];[.F966];20)" office:value-type="float" office:value="-63.9909289407086" calcext:value-type="float">
            <text:p>-63.9909289407086</text:p>
          </table:table-cell>
        </table:table-row>
        <table:table-row table:style-name="ro1">
          <table:table-cell table:number-columns-repeated="4"/>
          <table:table-cell office:value-type="float" office:value="96.5" calcext:value-type="float">
            <text:p>96.5</text:p>
          </table:table-cell>
          <table:table-cell table:formula="of:=IF([.F966]&gt;[.$C$3];[.$C$4];[.F966]+0.1*[.G966])" office:value-type="float" office:value="-63.7210196513015" calcext:value-type="float">
            <text:p>-63.7210196513015</text:p>
          </table:table-cell>
          <table:table-cell table:formula="of:=([.$C$5]-([.F967]-[.$C$2]))/[.$C$6]" office:value-type="float" office:value="2.67210196513015" calcext:value-type="float">
            <text:p>2.67210196513015</text:p>
          </table:table-cell>
          <table:table-cell table:formula="of:=IF([.F967]&lt;[.$C$3];[.F967];20)" office:value-type="float" office:value="-63.7210196513015" calcext:value-type="float">
            <text:p>-63.7210196513015</text:p>
          </table:table-cell>
        </table:table-row>
        <table:table-row table:style-name="ro1">
          <table:table-cell table:number-columns-repeated="4"/>
          <table:table-cell office:value-type="float" office:value="96.6" calcext:value-type="float">
            <text:p>96.6</text:p>
          </table:table-cell>
          <table:table-cell table:formula="of:=IF([.F967]&gt;[.$C$3];[.$C$4];[.F967]+0.1*[.G967])" office:value-type="float" office:value="-63.4538094547885" calcext:value-type="float">
            <text:p>-63.4538094547885</text:p>
          </table:table-cell>
          <table:table-cell table:formula="of:=([.$C$5]-([.F968]-[.$C$2]))/[.$C$6]" office:value-type="float" office:value="2.64538094547885" calcext:value-type="float">
            <text:p>2.64538094547885</text:p>
          </table:table-cell>
          <table:table-cell table:formula="of:=IF([.F968]&lt;[.$C$3];[.F968];20)" office:value-type="float" office:value="-63.4538094547885" calcext:value-type="float">
            <text:p>-63.4538094547885</text:p>
          </table:table-cell>
        </table:table-row>
        <table:table-row table:style-name="ro1">
          <table:table-cell table:number-columns-repeated="4"/>
          <table:table-cell office:value-type="float" office:value="96.7" calcext:value-type="float">
            <text:p>96.7</text:p>
          </table:table-cell>
          <table:table-cell table:formula="of:=IF([.F968]&gt;[.$C$3];[.$C$4];[.F968]+0.1*[.G968])" office:value-type="float" office:value="-63.1892713602406" calcext:value-type="float">
            <text:p>-63.1892713602406</text:p>
          </table:table-cell>
          <table:table-cell table:formula="of:=([.$C$5]-([.F969]-[.$C$2]))/[.$C$6]" office:value-type="float" office:value="2.61892713602406" calcext:value-type="float">
            <text:p>2.61892713602406</text:p>
          </table:table-cell>
          <table:table-cell table:formula="of:=IF([.F969]&lt;[.$C$3];[.F969];20)" office:value-type="float" office:value="-63.1892713602406" calcext:value-type="float">
            <text:p>-63.1892713602406</text:p>
          </table:table-cell>
        </table:table-row>
        <table:table-row table:style-name="ro1">
          <table:table-cell table:number-columns-repeated="4"/>
          <table:table-cell office:value-type="float" office:value="96.8" calcext:value-type="float">
            <text:p>96.8</text:p>
          </table:table-cell>
          <table:table-cell table:formula="of:=IF([.F969]&gt;[.$C$3];[.$C$4];[.F969]+0.1*[.G969])" office:value-type="float" office:value="-62.9273786466382" calcext:value-type="float">
            <text:p>-62.9273786466382</text:p>
          </table:table-cell>
          <table:table-cell table:formula="of:=([.$C$5]-([.F970]-[.$C$2]))/[.$C$6]" office:value-type="float" office:value="2.59273786466382" calcext:value-type="float">
            <text:p>2.59273786466382</text:p>
          </table:table-cell>
          <table:table-cell table:formula="of:=IF([.F970]&lt;[.$C$3];[.F970];20)" office:value-type="float" office:value="-62.9273786466382" calcext:value-type="float">
            <text:p>-62.9273786466382</text:p>
          </table:table-cell>
        </table:table-row>
        <table:table-row table:style-name="ro1">
          <table:table-cell table:number-columns-repeated="4"/>
          <table:table-cell office:value-type="float" office:value="96.9" calcext:value-type="float">
            <text:p>96.9</text:p>
          </table:table-cell>
          <table:table-cell table:formula="of:=IF([.F970]&gt;[.$C$3];[.$C$4];[.F970]+0.1*[.G970])" office:value-type="float" office:value="-62.6681048601718" calcext:value-type="float">
            <text:p>-62.6681048601718</text:p>
          </table:table-cell>
          <table:table-cell table:formula="of:=([.$C$5]-([.F971]-[.$C$2]))/[.$C$6]" office:value-type="float" office:value="2.56681048601718" calcext:value-type="float">
            <text:p>2.56681048601718</text:p>
          </table:table-cell>
          <table:table-cell table:formula="of:=IF([.F971]&lt;[.$C$3];[.F971];20)" office:value-type="float" office:value="-62.6681048601718" calcext:value-type="float">
            <text:p>-62.6681048601718</text:p>
          </table:table-cell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table:formula="of:=IF([.F971]&gt;[.$C$3];[.$C$4];[.F971]+0.1*[.G971])" office:value-type="float" office:value="-62.4114238115701" calcext:value-type="float">
            <text:p>-62.4114238115701</text:p>
          </table:table-cell>
          <table:table-cell table:formula="of:=([.$C$5]-([.F972]-[.$C$2]))/[.$C$6]" office:value-type="float" office:value="2.54114238115701" calcext:value-type="float">
            <text:p>2.54114238115701</text:p>
          </table:table-cell>
          <table:table-cell table:formula="of:=IF([.F972]&lt;[.$C$3];[.F972];20)" office:value-type="float" office:value="-62.4114238115701" calcext:value-type="float">
            <text:p>-62.4114238115701</text:p>
          </table:table-cell>
        </table:table-row>
        <table:table-row table:style-name="ro1">
          <table:table-cell table:number-columns-repeated="4"/>
          <table:table-cell office:value-type="float" office:value="97.1" calcext:value-type="float">
            <text:p>97.1</text:p>
          </table:table-cell>
          <table:table-cell table:formula="of:=IF([.F972]&gt;[.$C$3];[.$C$4];[.F972]+0.1*[.G972])" office:value-type="float" office:value="-62.1573095734544" calcext:value-type="float">
            <text:p>-62.1573095734544</text:p>
          </table:table-cell>
          <table:table-cell table:formula="of:=([.$C$5]-([.F973]-[.$C$2]))/[.$C$6]" office:value-type="float" office:value="2.51573095734544" calcext:value-type="float">
            <text:p>2.51573095734544</text:p>
          </table:table-cell>
          <table:table-cell table:formula="of:=IF([.F973]&lt;[.$C$3];[.F973];20)" office:value-type="float" office:value="-62.1573095734544" calcext:value-type="float">
            <text:p>-62.1573095734544</text:p>
          </table:table-cell>
        </table:table-row>
        <table:table-row table:style-name="ro1">
          <table:table-cell table:number-columns-repeated="4"/>
          <table:table-cell office:value-type="float" office:value="97.2" calcext:value-type="float">
            <text:p>97.2</text:p>
          </table:table-cell>
          <table:table-cell table:formula="of:=IF([.F973]&gt;[.$C$3];[.$C$4];[.F973]+0.1*[.G973])" office:value-type="float" office:value="-61.9057364777199" calcext:value-type="float">
            <text:p>-61.9057364777199</text:p>
          </table:table-cell>
          <table:table-cell table:formula="of:=([.$C$5]-([.F974]-[.$C$2]))/[.$C$6]" office:value-type="float" office:value="2.49057364777199" calcext:value-type="float">
            <text:p>2.49057364777199</text:p>
          </table:table-cell>
          <table:table-cell table:formula="of:=IF([.F974]&lt;[.$C$3];[.F974];20)" office:value-type="float" office:value="-61.9057364777199" calcext:value-type="float">
            <text:p>-61.9057364777199</text:p>
          </table:table-cell>
        </table:table-row>
        <table:table-row table:style-name="ro1">
          <table:table-cell table:number-columns-repeated="4"/>
          <table:table-cell office:value-type="float" office:value="97.3" calcext:value-type="float">
            <text:p>97.3</text:p>
          </table:table-cell>
          <table:table-cell table:formula="of:=IF([.F974]&gt;[.$C$3];[.$C$4];[.F974]+0.1*[.G974])" office:value-type="float" office:value="-61.6566791129427" calcext:value-type="float">
            <text:p>-61.6566791129427</text:p>
          </table:table-cell>
          <table:table-cell table:formula="of:=([.$C$5]-([.F975]-[.$C$2]))/[.$C$6]" office:value-type="float" office:value="2.46566791129427" calcext:value-type="float">
            <text:p>2.46566791129427</text:p>
          </table:table-cell>
          <table:table-cell table:formula="of:=IF([.F975]&lt;[.$C$3];[.F975];20)" office:value-type="float" office:value="-61.6566791129427" calcext:value-type="float">
            <text:p>-61.6566791129427</text:p>
          </table:table-cell>
        </table:table-row>
        <table:table-row table:style-name="ro1">
          <table:table-cell table:number-columns-repeated="4"/>
          <table:table-cell office:value-type="float" office:value="97.4" calcext:value-type="float">
            <text:p>97.4</text:p>
          </table:table-cell>
          <table:table-cell table:formula="of:=IF([.F975]&gt;[.$C$3];[.$C$4];[.F975]+0.1*[.G975])" office:value-type="float" office:value="-61.4101123218132" calcext:value-type="float">
            <text:p>-61.4101123218132</text:p>
          </table:table-cell>
          <table:table-cell table:formula="of:=([.$C$5]-([.F976]-[.$C$2]))/[.$C$6]" office:value-type="float" office:value="2.44101123218132" calcext:value-type="float">
            <text:p>2.44101123218132</text:p>
          </table:table-cell>
          <table:table-cell table:formula="of:=IF([.F976]&lt;[.$C$3];[.F976];20)" office:value-type="float" office:value="-61.4101123218132" calcext:value-type="float">
            <text:p>-61.4101123218132</text:p>
          </table:table-cell>
        </table:table-row>
        <table:table-row table:style-name="ro1">
          <table:table-cell table:number-columns-repeated="4"/>
          <table:table-cell office:value-type="float" office:value="97.5" calcext:value-type="float">
            <text:p>97.5</text:p>
          </table:table-cell>
          <table:table-cell table:formula="of:=IF([.F976]&gt;[.$C$3];[.$C$4];[.F976]+0.1*[.G976])" office:value-type="float" office:value="-61.1660111985951" calcext:value-type="float">
            <text:p>-61.1660111985951</text:p>
          </table:table-cell>
          <table:table-cell table:formula="of:=([.$C$5]-([.F977]-[.$C$2]))/[.$C$6]" office:value-type="float" office:value="2.41660111985951" calcext:value-type="float">
            <text:p>2.41660111985951</text:p>
          </table:table-cell>
          <table:table-cell table:formula="of:=IF([.F977]&lt;[.$C$3];[.F977];20)" office:value-type="float" office:value="-61.1660111985951" calcext:value-type="float">
            <text:p>-61.1660111985951</text:p>
          </table:table-cell>
        </table:table-row>
        <table:table-row table:style-name="ro1">
          <table:table-cell table:number-columns-repeated="4"/>
          <table:table-cell office:value-type="float" office:value="97.6" calcext:value-type="float">
            <text:p>97.6</text:p>
          </table:table-cell>
          <table:table-cell table:formula="of:=IF([.F977]&gt;[.$C$3];[.$C$4];[.F977]+0.1*[.G977])" office:value-type="float" office:value="-60.9243510866092" calcext:value-type="float">
            <text:p>-60.9243510866092</text:p>
          </table:table-cell>
          <table:table-cell table:formula="of:=([.$C$5]-([.F978]-[.$C$2]))/[.$C$6]" office:value-type="float" office:value="2.39243510866092" calcext:value-type="float">
            <text:p>2.39243510866092</text:p>
          </table:table-cell>
          <table:table-cell table:formula="of:=IF([.F978]&lt;[.$C$3];[.F978];20)" office:value-type="float" office:value="-60.9243510866092" calcext:value-type="float">
            <text:p>-60.9243510866092</text:p>
          </table:table-cell>
        </table:table-row>
        <table:table-row table:style-name="ro1">
          <table:table-cell table:number-columns-repeated="4"/>
          <table:table-cell office:value-type="float" office:value="97.7" calcext:value-type="float">
            <text:p>97.7</text:p>
          </table:table-cell>
          <table:table-cell table:formula="of:=IF([.F978]&gt;[.$C$3];[.$C$4];[.F978]+0.1*[.G978])" office:value-type="float" office:value="-60.6851075757431" calcext:value-type="float">
            <text:p>-60.6851075757431</text:p>
          </table:table-cell>
          <table:table-cell table:formula="of:=([.$C$5]-([.F979]-[.$C$2]))/[.$C$6]" office:value-type="float" office:value="2.36851075757431" calcext:value-type="float">
            <text:p>2.36851075757431</text:p>
          </table:table-cell>
          <table:table-cell table:formula="of:=IF([.F979]&lt;[.$C$3];[.F979];20)" office:value-type="float" office:value="-60.6851075757431" calcext:value-type="float">
            <text:p>-60.6851075757431</text:p>
          </table:table-cell>
        </table:table-row>
        <table:table-row table:style-name="ro1">
          <table:table-cell table:number-columns-repeated="4"/>
          <table:table-cell office:value-type="float" office:value="97.8" calcext:value-type="float">
            <text:p>97.8</text:p>
          </table:table-cell>
          <table:table-cell table:formula="of:=IF([.F979]&gt;[.$C$3];[.$C$4];[.F979]+0.1*[.G979])" office:value-type="float" office:value="-60.4482564999856" calcext:value-type="float">
            <text:p>-60.4482564999856</text:p>
          </table:table-cell>
          <table:table-cell table:formula="of:=([.$C$5]-([.F980]-[.$C$2]))/[.$C$6]" office:value-type="float" office:value="2.34482564999856" calcext:value-type="float">
            <text:p>2.34482564999856</text:p>
          </table:table-cell>
          <table:table-cell table:formula="of:=IF([.F980]&lt;[.$C$3];[.F980];20)" office:value-type="float" office:value="-60.4482564999856" calcext:value-type="float">
            <text:p>-60.4482564999856</text:p>
          </table:table-cell>
        </table:table-row>
        <table:table-row table:style-name="ro1">
          <table:table-cell table:number-columns-repeated="4"/>
          <table:table-cell office:value-type="float" office:value="97.9" calcext:value-type="float">
            <text:p>97.9</text:p>
          </table:table-cell>
          <table:table-cell table:formula="of:=IF([.F980]&gt;[.$C$3];[.$C$4];[.F980]+0.1*[.G980])" office:value-type="float" office:value="-60.2137739349858" calcext:value-type="float">
            <text:p>-60.2137739349858</text:p>
          </table:table-cell>
          <table:table-cell table:formula="of:=([.$C$5]-([.F981]-[.$C$2]))/[.$C$6]" office:value-type="float" office:value="2.32137739349858" calcext:value-type="float">
            <text:p>2.32137739349858</text:p>
          </table:table-cell>
          <table:table-cell table:formula="of:=IF([.F981]&lt;[.$C$3];[.F981];20)" office:value-type="float" office:value="-60.2137739349858" calcext:value-type="float">
            <text:p>-60.2137739349858</text:p>
          </table:table-cell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table:formula="of:=IF([.F981]&gt;[.$C$3];[.$C$4];[.F981]+0.1*[.G981])" office:value-type="float" office:value="-59.9816361956359" calcext:value-type="float">
            <text:p>-59.9816361956359</text:p>
          </table:table-cell>
          <table:table-cell table:formula="of:=([.$C$5]-([.F982]-[.$C$2]))/[.$C$6]" office:value-type="float" office:value="2.29816361956359" calcext:value-type="float">
            <text:p>2.29816361956359</text:p>
          </table:table-cell>
          <table:table-cell table:formula="of:=IF([.F982]&lt;[.$C$3];[.F982];20)" office:value-type="float" office:value="-59.9816361956359" calcext:value-type="float">
            <text:p>-59.9816361956359</text:p>
          </table:table-cell>
        </table:table-row>
        <table:table-row table:style-name="ro1">
          <table:table-cell table:number-columns-repeated="4"/>
          <table:table-cell office:value-type="float" office:value="98.1" calcext:value-type="float">
            <text:p>98.1</text:p>
          </table:table-cell>
          <table:table-cell table:formula="of:=IF([.F982]&gt;[.$C$3];[.$C$4];[.F982]+0.1*[.G982])" office:value-type="float" office:value="-59.7518198336796" calcext:value-type="float">
            <text:p>-59.7518198336796</text:p>
          </table:table-cell>
          <table:table-cell table:formula="of:=([.$C$5]-([.F983]-[.$C$2]))/[.$C$6]" office:value-type="float" office:value="2.27518198336796" calcext:value-type="float">
            <text:p>2.27518198336796</text:p>
          </table:table-cell>
          <table:table-cell table:formula="of:=IF([.F983]&lt;[.$C$3];[.F983];20)" office:value-type="float" office:value="-59.7518198336796" calcext:value-type="float">
            <text:p>-59.7518198336796</text:p>
          </table:table-cell>
        </table:table-row>
        <table:table-row table:style-name="ro1">
          <table:table-cell table:number-columns-repeated="4"/>
          <table:table-cell office:value-type="float" office:value="98.2" calcext:value-type="float">
            <text:p>98.2</text:p>
          </table:table-cell>
          <table:table-cell table:formula="of:=IF([.F983]&gt;[.$C$3];[.$C$4];[.F983]+0.1*[.G983])" office:value-type="float" office:value="-59.5243016353428" calcext:value-type="float">
            <text:p>-59.5243016353428</text:p>
          </table:table-cell>
          <table:table-cell table:formula="of:=([.$C$5]-([.F984]-[.$C$2]))/[.$C$6]" office:value-type="float" office:value="2.25243016353428" calcext:value-type="float">
            <text:p>2.25243016353428</text:p>
          </table:table-cell>
          <table:table-cell table:formula="of:=IF([.F984]&lt;[.$C$3];[.F984];20)" office:value-type="float" office:value="-59.5243016353428" calcext:value-type="float">
            <text:p>-59.5243016353428</text:p>
          </table:table-cell>
        </table:table-row>
        <table:table-row table:style-name="ro1">
          <table:table-cell table:number-columns-repeated="4"/>
          <table:table-cell office:value-type="float" office:value="98.3" calcext:value-type="float">
            <text:p>98.3</text:p>
          </table:table-cell>
          <table:table-cell table:formula="of:=IF([.F984]&gt;[.$C$3];[.$C$4];[.F984]+0.1*[.G984])" office:value-type="float" office:value="-59.2990586189893" calcext:value-type="float">
            <text:p>-59.2990586189893</text:p>
          </table:table-cell>
          <table:table-cell table:formula="of:=([.$C$5]-([.F985]-[.$C$2]))/[.$C$6]" office:value-type="float" office:value="2.22990586189893" calcext:value-type="float">
            <text:p>2.22990586189893</text:p>
          </table:table-cell>
          <table:table-cell table:formula="of:=IF([.F985]&lt;[.$C$3];[.F985];20)" office:value-type="float" office:value="-59.2990586189893" calcext:value-type="float">
            <text:p>-59.2990586189893</text:p>
          </table:table-cell>
        </table:table-row>
        <table:table-row table:style-name="ro1">
          <table:table-cell table:number-columns-repeated="4"/>
          <table:table-cell office:value-type="float" office:value="98.4" calcext:value-type="float">
            <text:p>98.4</text:p>
          </table:table-cell>
          <table:table-cell table:formula="of:=IF([.F985]&gt;[.$C$3];[.$C$4];[.F985]+0.1*[.G985])" office:value-type="float" office:value="-59.0760680327995" calcext:value-type="float">
            <text:p>-59.0760680327995</text:p>
          </table:table-cell>
          <table:table-cell table:formula="of:=([.$C$5]-([.F986]-[.$C$2]))/[.$C$6]" office:value-type="float" office:value="2.20760680327994" calcext:value-type="float">
            <text:p>2.20760680327994</text:p>
          </table:table-cell>
          <table:table-cell table:formula="of:=IF([.F986]&lt;[.$C$3];[.F986];20)" office:value-type="float" office:value="-59.0760680327995" calcext:value-type="float">
            <text:p>-59.0760680327995</text:p>
          </table:table-cell>
        </table:table-row>
        <table:table-row table:style-name="ro1">
          <table:table-cell table:number-columns-repeated="4"/>
          <table:table-cell office:value-type="float" office:value="98.5" calcext:value-type="float">
            <text:p>98.5</text:p>
          </table:table-cell>
          <table:table-cell table:formula="of:=IF([.F986]&gt;[.$C$3];[.$C$4];[.F986]+0.1*[.G986])" office:value-type="float" office:value="-58.8553073524715" calcext:value-type="float">
            <text:p>-58.8553073524715</text:p>
          </table:table-cell>
          <table:table-cell table:formula="of:=([.$C$5]-([.F987]-[.$C$2]))/[.$C$6]" office:value-type="float" office:value="2.18553073524715" calcext:value-type="float">
            <text:p>2.18553073524715</text:p>
          </table:table-cell>
          <table:table-cell table:formula="of:=IF([.F987]&lt;[.$C$3];[.F987];20)" office:value-type="float" office:value="-58.8553073524715" calcext:value-type="float">
            <text:p>-58.8553073524715</text:p>
          </table:table-cell>
        </table:table-row>
        <table:table-row table:style-name="ro1">
          <table:table-cell table:number-columns-repeated="4"/>
          <table:table-cell office:value-type="float" office:value="98.6" calcext:value-type="float">
            <text:p>98.6</text:p>
          </table:table-cell>
          <table:table-cell table:formula="of:=IF([.F987]&gt;[.$C$3];[.$C$4];[.F987]+0.1*[.G987])" office:value-type="float" office:value="-58.6367542789467" calcext:value-type="float">
            <text:p>-58.6367542789467</text:p>
          </table:table-cell>
          <table:table-cell table:formula="of:=([.$C$5]-([.F988]-[.$C$2]))/[.$C$6]" office:value-type="float" office:value="2.16367542789467" calcext:value-type="float">
            <text:p>2.16367542789467</text:p>
          </table:table-cell>
          <table:table-cell table:formula="of:=IF([.F988]&lt;[.$C$3];[.F988];20)" office:value-type="float" office:value="-58.6367542789467" calcext:value-type="float">
            <text:p>-58.6367542789467</text:p>
          </table:table-cell>
        </table:table-row>
        <table:table-row table:style-name="ro1">
          <table:table-cell table:number-columns-repeated="4"/>
          <table:table-cell office:value-type="float" office:value="98.7" calcext:value-type="float">
            <text:p>98.7</text:p>
          </table:table-cell>
          <table:table-cell table:formula="of:=IF([.F988]&gt;[.$C$3];[.$C$4];[.F988]+0.1*[.G988])" office:value-type="float" office:value="-58.4203867361573" calcext:value-type="float">
            <text:p>-58.4203867361573</text:p>
          </table:table-cell>
          <table:table-cell table:formula="of:=([.$C$5]-([.F989]-[.$C$2]))/[.$C$6]" office:value-type="float" office:value="2.14203867361573" calcext:value-type="float">
            <text:p>2.14203867361573</text:p>
          </table:table-cell>
          <table:table-cell table:formula="of:=IF([.F989]&lt;[.$C$3];[.F989];20)" office:value-type="float" office:value="-58.4203867361573" calcext:value-type="float">
            <text:p>-58.4203867361573</text:p>
          </table:table-cell>
        </table:table-row>
        <table:table-row table:style-name="ro1">
          <table:table-cell table:number-columns-repeated="4"/>
          <table:table-cell office:value-type="float" office:value="98.8" calcext:value-type="float">
            <text:p>98.8</text:p>
          </table:table-cell>
          <table:table-cell table:formula="of:=IF([.F989]&gt;[.$C$3];[.$C$4];[.F989]+0.1*[.G989])" office:value-type="float" office:value="-58.2061828687957" calcext:value-type="float">
            <text:p>-58.2061828687957</text:p>
          </table:table-cell>
          <table:table-cell table:formula="of:=([.$C$5]-([.F990]-[.$C$2]))/[.$C$6]" office:value-type="float" office:value="2.12061828687957" calcext:value-type="float">
            <text:p>2.12061828687957</text:p>
          </table:table-cell>
          <table:table-cell table:formula="of:=IF([.F990]&lt;[.$C$3];[.F990];20)" office:value-type="float" office:value="-58.2061828687957" calcext:value-type="float">
            <text:p>-58.2061828687957</text:p>
          </table:table-cell>
        </table:table-row>
        <table:table-row table:style-name="ro1">
          <table:table-cell table:number-columns-repeated="4"/>
          <table:table-cell office:value-type="float" office:value="98.9" calcext:value-type="float">
            <text:p>98.9</text:p>
          </table:table-cell>
          <table:table-cell table:formula="of:=IF([.F990]&gt;[.$C$3];[.$C$4];[.F990]+0.1*[.G990])" office:value-type="float" office:value="-57.9941210401077" calcext:value-type="float">
            <text:p>-57.9941210401077</text:p>
          </table:table-cell>
          <table:table-cell table:formula="of:=([.$C$5]-([.F991]-[.$C$2]))/[.$C$6]" office:value-type="float" office:value="2.09941210401077" calcext:value-type="float">
            <text:p>2.09941210401077</text:p>
          </table:table-cell>
          <table:table-cell table:formula="of:=IF([.F991]&lt;[.$C$3];[.F991];20)" office:value-type="float" office:value="-57.9941210401077" calcext:value-type="float">
            <text:p>-57.9941210401077</text:p>
          </table:table-cell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table:formula="of:=IF([.F991]&gt;[.$C$3];[.$C$4];[.F991]+0.1*[.G991])" office:value-type="float" office:value="-57.7841798297067" calcext:value-type="float">
            <text:p>-57.7841798297067</text:p>
          </table:table-cell>
          <table:table-cell table:formula="of:=([.$C$5]-([.F992]-[.$C$2]))/[.$C$6]" office:value-type="float" office:value="2.07841798297067" calcext:value-type="float">
            <text:p>2.07841798297067</text:p>
          </table:table-cell>
          <table:table-cell table:formula="of:=IF([.F992]&lt;[.$C$3];[.F992];20)" office:value-type="float" office:value="-57.7841798297067" calcext:value-type="float">
            <text:p>-57.7841798297067</text:p>
          </table:table-cell>
        </table:table-row>
        <table:table-row table:style-name="ro1">
          <table:table-cell table:number-columns-repeated="4"/>
          <table:table-cell office:value-type="float" office:value="99.1" calcext:value-type="float">
            <text:p>99.1</text:p>
          </table:table-cell>
          <table:table-cell table:formula="of:=IF([.F992]&gt;[.$C$3];[.$C$4];[.F992]+0.1*[.G992])" office:value-type="float" office:value="-57.5763380314096" calcext:value-type="float">
            <text:p>-57.5763380314096</text:p>
          </table:table-cell>
          <table:table-cell table:formula="of:=([.$C$5]-([.F993]-[.$C$2]))/[.$C$6]" office:value-type="float" office:value="2.05763380314096" calcext:value-type="float">
            <text:p>2.05763380314096</text:p>
          </table:table-cell>
          <table:table-cell table:formula="of:=IF([.F993]&lt;[.$C$3];[.F993];20)" office:value-type="float" office:value="-57.5763380314096" calcext:value-type="float">
            <text:p>-57.5763380314096</text:p>
          </table:table-cell>
        </table:table-row>
        <table:table-row table:style-name="ro1">
          <table:table-cell table:number-columns-repeated="4"/>
          <table:table-cell office:value-type="float" office:value="99.2" calcext:value-type="float">
            <text:p>99.2</text:p>
          </table:table-cell>
          <table:table-cell table:formula="of:=IF([.F993]&gt;[.$C$3];[.$C$4];[.F993]+0.1*[.G993])" office:value-type="float" office:value="-57.3705746510955" calcext:value-type="float">
            <text:p>-57.3705746510955</text:p>
          </table:table-cell>
          <table:table-cell table:formula="of:=([.$C$5]-([.F994]-[.$C$2]))/[.$C$6]" office:value-type="float" office:value="2.03705746510955" calcext:value-type="float">
            <text:p>2.03705746510955</text:p>
          </table:table-cell>
          <table:table-cell table:formula="of:=IF([.F994]&lt;[.$C$3];[.F994];20)" office:value-type="float" office:value="-57.3705746510955" calcext:value-type="float">
            <text:p>-57.3705746510955</text:p>
          </table:table-cell>
        </table:table-row>
        <table:table-row table:style-name="ro1">
          <table:table-cell table:number-columns-repeated="4"/>
          <table:table-cell office:value-type="float" office:value="99.3" calcext:value-type="float">
            <text:p>99.3</text:p>
          </table:table-cell>
          <table:table-cell table:formula="of:=IF([.F994]&gt;[.$C$3];[.$C$4];[.F994]+0.1*[.G994])" office:value-type="float" office:value="-57.1668689045845" calcext:value-type="float">
            <text:p>-57.1668689045845</text:p>
          </table:table-cell>
          <table:table-cell table:formula="of:=([.$C$5]-([.F995]-[.$C$2]))/[.$C$6]" office:value-type="float" office:value="2.01668689045845" calcext:value-type="float">
            <text:p>2.01668689045845</text:p>
          </table:table-cell>
          <table:table-cell table:formula="of:=IF([.F995]&lt;[.$C$3];[.F995];20)" office:value-type="float" office:value="-57.1668689045845" calcext:value-type="float">
            <text:p>-57.1668689045845</text:p>
          </table:table-cell>
        </table:table-row>
        <table:table-row table:style-name="ro1">
          <table:table-cell table:number-columns-repeated="4"/>
          <table:table-cell office:value-type="float" office:value="99.4" calcext:value-type="float">
            <text:p>99.4</text:p>
          </table:table-cell>
          <table:table-cell table:formula="of:=IF([.F995]&gt;[.$C$3];[.$C$4];[.F995]+0.1*[.G995])" office:value-type="float" office:value="-56.9652002155387" calcext:value-type="float">
            <text:p>-56.9652002155387</text:p>
          </table:table-cell>
          <table:table-cell table:formula="of:=([.$C$5]-([.F996]-[.$C$2]))/[.$C$6]" office:value-type="float" office:value="1.99652002155387" calcext:value-type="float">
            <text:p>1.99652002155387</text:p>
          </table:table-cell>
          <table:table-cell table:formula="of:=IF([.F996]&lt;[.$C$3];[.F996];20)" office:value-type="float" office:value="-56.9652002155387" calcext:value-type="float">
            <text:p>-56.9652002155387</text:p>
          </table:table-cell>
        </table:table-row>
        <table:table-row table:style-name="ro1">
          <table:table-cell table:number-columns-repeated="4"/>
          <table:table-cell office:value-type="float" office:value="99.5" calcext:value-type="float">
            <text:p>99.5</text:p>
          </table:table-cell>
          <table:table-cell table:formula="of:=IF([.F996]&gt;[.$C$3];[.$C$4];[.F996]+0.1*[.G996])" office:value-type="float" office:value="-56.7655482133833" calcext:value-type="float">
            <text:p>-56.7655482133833</text:p>
          </table:table-cell>
          <table:table-cell table:formula="of:=([.$C$5]-([.F997]-[.$C$2]))/[.$C$6]" office:value-type="float" office:value="1.97655482133833" calcext:value-type="float">
            <text:p>1.97655482133833</text:p>
          </table:table-cell>
          <table:table-cell table:formula="of:=IF([.F997]&lt;[.$C$3];[.F997];20)" office:value-type="float" office:value="-56.7655482133833" calcext:value-type="float">
            <text:p>-56.7655482133833</text:p>
          </table:table-cell>
        </table:table-row>
        <table:table-row table:style-name="ro1">
          <table:table-cell table:number-columns-repeated="4"/>
          <table:table-cell office:value-type="float" office:value="99.6" calcext:value-type="float">
            <text:p>99.6</text:p>
          </table:table-cell>
          <table:table-cell table:formula="of:=IF([.F997]&gt;[.$C$3];[.$C$4];[.F997]+0.1*[.G997])" office:value-type="float" office:value="-56.5678927312495" calcext:value-type="float">
            <text:p>-56.5678927312495</text:p>
          </table:table-cell>
          <table:table-cell table:formula="of:=([.$C$5]-([.F998]-[.$C$2]))/[.$C$6]" office:value-type="float" office:value="1.95678927312495" calcext:value-type="float">
            <text:p>1.95678927312495</text:p>
          </table:table-cell>
          <table:table-cell table:formula="of:=IF([.F998]&lt;[.$C$3];[.F998];20)" office:value-type="float" office:value="-56.5678927312495" calcext:value-type="float">
            <text:p>-56.5678927312495</text:p>
          </table:table-cell>
        </table:table-row>
        <table:table-row table:style-name="ro1">
          <table:table-cell table:number-columns-repeated="4"/>
          <table:table-cell office:value-type="float" office:value="99.7" calcext:value-type="float">
            <text:p>99.7</text:p>
          </table:table-cell>
          <table:table-cell table:formula="of:=IF([.F998]&gt;[.$C$3];[.$C$4];[.F998]+0.1*[.G998])" office:value-type="float" office:value="-56.372213803937" calcext:value-type="float">
            <text:p>-56.372213803937</text:p>
          </table:table-cell>
          <table:table-cell table:formula="of:=([.$C$5]-([.F999]-[.$C$2]))/[.$C$6]" office:value-type="float" office:value="1.9372213803937" calcext:value-type="float">
            <text:p>1.9372213803937</text:p>
          </table:table-cell>
          <table:table-cell table:formula="of:=IF([.F999]&lt;[.$C$3];[.F999];20)" office:value-type="float" office:value="-56.372213803937" calcext:value-type="float">
            <text:p>-56.372213803937</text:p>
          </table:table-cell>
        </table:table-row>
        <table:table-row table:style-name="ro1">
          <table:table-cell table:number-columns-repeated="4"/>
          <table:table-cell office:value-type="float" office:value="99.8" calcext:value-type="float">
            <text:p>99.8</text:p>
          </table:table-cell>
          <table:table-cell table:formula="of:=IF([.F999]&gt;[.$C$3];[.$C$4];[.F999]+0.1*[.G999])" office:value-type="float" office:value="-56.1784916658976" calcext:value-type="float">
            <text:p>-56.1784916658976</text:p>
          </table:table-cell>
          <table:table-cell table:formula="of:=([.$C$5]-([.F1000]-[.$C$2]))/[.$C$6]" office:value-type="float" office:value="1.91784916658976" calcext:value-type="float">
            <text:p>1.91784916658976</text:p>
          </table:table-cell>
          <table:table-cell table:formula="of:=IF([.F1000]&lt;[.$C$3];[.F1000];20)" office:value-type="float" office:value="-56.1784916658976" calcext:value-type="float">
            <text:p>-56.1784916658976</text:p>
          </table:table-cell>
        </table:table-row>
        <table:table-row table:style-name="ro1">
          <table:table-cell table:number-columns-repeated="4"/>
          <table:table-cell office:value-type="float" office:value="99.9" calcext:value-type="float">
            <text:p>99.9</text:p>
          </table:table-cell>
          <table:table-cell table:formula="of:=IF([.F1000]&gt;[.$C$3];[.$C$4];[.F1000]+0.1*[.G1000])" office:value-type="float" office:value="-55.9867067492386" calcext:value-type="float">
            <text:p>-55.9867067492386</text:p>
          </table:table-cell>
          <table:table-cell table:formula="of:=([.$C$5]-([.F1001]-[.$C$2]))/[.$C$6]" office:value-type="float" office:value="1.89867067492386" calcext:value-type="float">
            <text:p>1.89867067492386</text:p>
          </table:table-cell>
          <table:table-cell table:formula="of:=IF([.F1001]&lt;[.$C$3];[.F1001];20)" office:value-type="float" office:value="-55.9867067492386" calcext:value-type="float">
            <text:p>-55.9867067492386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IF([.F1001]&gt;[.$C$3];[.$C$4];[.F1001]+0.1*[.G1001])" office:value-type="float" office:value="-55.7968396817463" calcext:value-type="float">
            <text:p>-55.7968396817463</text:p>
          </table:table-cell>
          <table:table-cell table:formula="of:=([.$C$5]-([.F1002]-[.$C$2]))/[.$C$6]" office:value-type="float" office:value="1.87968396817463" calcext:value-type="float">
            <text:p>1.87968396817463</text:p>
          </table:table-cell>
          <table:table-cell table:formula="of:=IF([.F1002]&lt;[.$C$3];[.F1002];20)" office:value-type="float" office:value="-55.7968396817463" calcext:value-type="float">
            <text:p>-55.7968396817463</text:p>
          </table:table-cell>
        </table:table-row>
        <table:table-row table:style-name="ro1" table:number-rows-repeated="10475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HK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HK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13:59:50.519591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7:03:02.938417131</meta:creation-date>
    <meta:generator>LibreOffice/6.1.5.2$Linux_X86_64 LibreOffice_project/10$Build-2</meta:generator>
    <dc:date>2019-11-05T14:07:04.399135138</dc:date>
    <meta:editing-duration>PT20M47S</meta:editing-duration>
    <meta:editing-cycles>4</meta:editing-cycles>
    <meta:document-statistic meta:table-count="1" meta:cell-count="40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-80" chart:maximum="4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E1:Sheet1.E1002 Sheet1.H1:Sheet1.H1002" chart:data-source-has-labels="row" svg:x="1.331cm" svg:y="0.18cm" svg:width="14.349cm" svg:height="7.659cm">
          <chartooo:coordinate-region svg:x="2.058cm" svg:y="0.379cm" svg:width="13.342cm" svg:height="7.261cm"/>
          <chart:axis chart:dimension="x" chart:name="primary-x" chart:style-name="ch3">
            <chart:title svg:x="8.077cm" svg:y="8.019cm" chart:style-name="ch4">
              <text:p>t [ms]</text:p>
            </chart:title>
          </chart:axis>
          <chart:axis chart:dimension="y" chart:name="primary-y" chart:style-name="ch5">
            <chart:title svg:x="0.451cm" svg:y="4.529cm" chart:style-name="ch6">
              <text:p>V [mV]</text:p>
            </chart:title>
            <chart:grid chart:style-name="ch7" chart:class="major"/>
          </chart:axis>
          <chart:series chart:style-name="ch8" chart:values-cell-range-address="Sheet1.H2:Sheet1.H1002" chart:label-cell-address="Sheet1.H1:Sheet1.H1" chart:class="chart:scatter">
            <chart:domain table:cell-range-address="Sheet1.E2:Sheet1.E1002"/>
            <chart:data-point chart:repeated="10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V for Plot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1002</svg:desc>
                </draw:g>
              </table:table-cell>
              <table:table-cell office:value-type="float" office:value="-65">
                <text:p>-65</text:p>
                <draw:g>
                  <svg:desc>Sheet1.H2:Sheet1.H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64.72">
                <text:p>-64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64.4428">
                <text:p>-64.4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64.168372">
                <text:p>-64.168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63.89668828">
                <text:p>-63.89668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63.6277213972">
                <text:p>-63.6277213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63.361444183228">
                <text:p>-63.361444183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63.0978297413957">
                <text:p>-63.09782974139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62.8368514439818">
                <text:p>-62.8368514439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62.578482929542">
                <text:p>-62.578482929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62.3226981002465">
                <text:p>-62.3226981002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62.0694711192441">
                <text:p>-62.0694711192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-61.8187764080516">
                <text:p>-61.8187764080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-61.5705886439711">
                <text:p>-61.57058864397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-61.3248827575314">
                <text:p>-61.32488275753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-61.0816339299561">
                <text:p>-61.0816339299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60.8408175906565">
                <text:p>-60.84081759065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60.60240941475">
                <text:p>-60.602409414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60.3663853206025">
                <text:p>-60.3663853206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60.1327214673964">
                <text:p>-60.13272146739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59.9013942527225">
                <text:p>-59.9013942527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59.6723803101952">
                <text:p>-59.67238031019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59.4456565070933">
                <text:p>-59.44565650709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59.2211999420224">
                <text:p>-59.22119994202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58.9989879426021">
                <text:p>-58.9989879426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58.7789980631761">
                <text:p>-58.77899806317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58.5612080825443">
                <text:p>-58.5612080825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58.3455960017189">
                <text:p>-58.34559600171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58.1321400417017">
                <text:p>-58.1321400417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57.9208186412847">
                <text:p>-57.92081864128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57.7116104548719">
                <text:p>-57.71161045487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-57.5044943503231">
                <text:p>-57.5044943503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57.2994494068199">
                <text:p>-57.29944940681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-57.0964549127517">
                <text:p>-57.09645491275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-56.8954903636242">
                <text:p>-56.8954903636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56.6965354599879">
                <text:p>-56.69653545998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56.4995701053881">
                <text:p>-56.49957010538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56.3045744043342">
                <text:p>-56.30457440433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56.1115286602908">
                <text:p>-56.1115286602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55.9204133736879">
                <text:p>-55.92041337368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5.731209239951">
                <text:p>-55.7312092399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-55.5438971475515">
                <text:p>-55.54389714755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-55.358458176076">
                <text:p>-55.3584581760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-55.1748735943153">
                <text:p>-55.1748735943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-54.9931248583721">
                <text:p>-54.99312485837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-54.8131936097884">
                <text:p>-54.81319360978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54.6350616736905">
                <text:p>-54.63506167369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54.4587110569536">
                <text:p>-54.45871105695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-54.2841239463841">
                <text:p>-54.2841239463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-54.1112827069202">
                <text:p>-54.11128270692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-53.940169879851">
                <text:p>-53.9401698798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-53.7707681810525">
                <text:p>-53.77076818105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-53.603060499242">
                <text:p>-53.6030604992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-53.4370298942496">
                <text:p>-53.43702989424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-53.2726595953071">
                <text:p>-53.27265959530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-53.109932999354">
                <text:p>-53.1099329993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-52.9488336693605">
                <text:p>-52.94883366936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-52.7893453326669">
                <text:p>-52.78934533266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-52.6314518793402">
                <text:p>-52.63145187934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-52.4751373605468">
                <text:p>-52.47513736054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-52.3203859869413">
                <text:p>-52.32038598694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-52.1671821270719">
                <text:p>-52.16718212707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-52.0155103058012">
                <text:p>-52.0155103058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-51.8653552027432">
                <text:p>-51.86535520274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-51.7167016507157">
                <text:p>-51.71670165071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-51.5695346342086">
                <text:p>-51.56953463420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-51.4238392878665">
                <text:p>-51.423839287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-51.2796008949878">
                <text:p>-51.27960089498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-51.136804886038">
                <text:p>-51.1368048860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-50.9954368371776">
                <text:p>-50.99543683717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-50.8554824688058">
                <text:p>-50.85548246880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-50.7169276441177">
                <text:p>-50.71692764411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-50.5797583676766">
                <text:p>-50.57975836767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-50.4439607839998">
                <text:p>-50.4439607839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-50.3095211761598">
                <text:p>-50.3095211761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-50.1764259643982">
                <text:p>-50.17642596439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-50.0446617047542">
                <text:p>-50.04466170475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-49.9142150877067">
                <text:p>-49.91421508770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-49.7850729368296">
                <text:p>-49.78507293682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-49.6572222074613">
                <text:p>-49.65722220746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-49.5306499853867">
                <text:p>-49.53064998538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-49.4053434855328">
                <text:p>-49.40534348553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-49.2812900506775">
                <text:p>-49.28129005067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-49.1584771501707">
                <text:p>-49.15847715017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-49.036892378669">
                <text:p>-49.0368923786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-48.9165234548823">
                <text:p>-48.91652345488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-48.7973582203335">
                <text:p>-48.79735822033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-48.6793846381302">
                <text:p>-48.67938463813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-48.5625907917489">
                <text:p>-48.56259079174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-48.4469648838314">
                <text:p>-48.44696488383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-48.3324952349931">
                <text:p>-48.33249523499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-48.2191702826431">
                <text:p>-48.21917028264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-48.1069785798167">
                <text:p>-48.10697857981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-47.9959087940186">
                <text:p>-47.9959087940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-47.8859497060784">
                <text:p>-47.88594970607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-47.7770902090176">
                <text:p>-47.77709020901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-47.6693193069274">
                <text:p>-47.66931930692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-47.5626261138581">
                <text:p>-47.56262611385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-47.4569998527196">
                <text:p>-47.45699985271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-47.3524298541924">
                <text:p>-47.35242985419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-47.2489055556504">
                <text:p>-47.24890555565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-47.1464165000939">
                <text:p>-47.14641650009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-47.044952335093">
                <text:p>-47.0449523350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-46.9445028117421">
                <text:p>-46.94450281174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-46.8450577836246">
                <text:p>-46.84505778362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-46.7466072057884">
                <text:p>-46.74660720578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-46.6491411337305">
                <text:p>-46.64914113373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-46.5526497223932">
                <text:p>-46.55264972239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-46.4571232251693">
                <text:p>-46.45712322516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-46.3625519929176">
                <text:p>-46.36255199291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-46.2689264729884">
                <text:p>-46.26892647298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-46.1762372082585">
                <text:p>-46.17623720825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-46.0844748361759">
                <text:p>-46.08447483617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-45.9936300878142">
                <text:p>-45.99363008781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-45.903693786936">
                <text:p>-45.9036937869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-45.8146568490667">
                <text:p>-45.8146568490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-45.726510280576">
                <text:p>-45.7265102805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-45.6392451777702">
                <text:p>-45.63924517777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-45.5528527259925">
                <text:p>-45.55285272599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-45.4673241987326">
                <text:p>-45.46732419873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-45.3826509567453">
                <text:p>-45.38265095674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-45.2988244471778">
                <text:p>-45.29882444717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-45.2158362027061">
                <text:p>-45.21583620270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-45.133677840679">
                <text:p>-45.1336778406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-45.0523410622722">
                <text:p>-45.05234106227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-44.9718176516495">
                <text:p>-44.97181765164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-44.892099475133">
                <text:p>-44.8920994751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-44.8131784803817">
                <text:p>-44.81317848038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-44.7350466955778">
                <text:p>-44.73504669557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-44.6576962286221">
                <text:p>-44.65769622862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-44.5811192663359">
                <text:p>-44.58111926633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-44.5053080736725">
                <text:p>-44.50530807367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-44.4302549929358">
                <text:p>-44.43025499293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-44.3559524430064">
                <text:p>-44.35595244300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-44.2823929185763">
                <text:p>-44.28239291857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-44.2095689893906">
                <text:p>-44.20956898939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-44.1374732994967">
                <text:p>-44.13747329949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-44.0660985665017">
                <text:p>-44.06609856650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-43.9954375808367">
                <text:p>-43.99543758083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-43.9254832050283">
                <text:p>-43.92548320502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-43.856228372978">
                <text:p>-43.8562283729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-43.7876660892483">
                <text:p>-43.78766608924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-43.7197894283558">
                <text:p>-43.71978942835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-43.6525915340722">
                <text:p>-43.65259153407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-43.5860656187315">
                <text:p>-43.58606561873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-43.5202049625442">
                <text:p>-43.52020496254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-43.4550029129187">
                <text:p>-43.45500291291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-43.3904528837896">
                <text:p>-43.39045288378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-43.3265483549517">
                <text:p>-43.32654835495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-43.2632828714022">
                <text:p>-43.26328287140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-43.2006500426881">
                <text:p>-43.20065004268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-43.1386435422612">
                <text:p>-43.13864354226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-43.0772571068386">
                <text:p>-43.07725710683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-43.0164845357703">
                <text:p>-43.01648453577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-42.9563196904125">
                <text:p>-42.9563196904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-42.8967564935084">
                <text:p>-42.89675649350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-42.8377889285733">
                <text:p>-42.83778892857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-42.7794110392876">
                <text:p>-42.77941103928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-42.7216169288947">
                <text:p>-42.72161692889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-42.6644007596058">
                <text:p>-42.66440075960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-42.6077567520097">
                <text:p>-42.60775675200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-42.5516791844896">
                <text:p>-42.55167918448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-42.4961623926447">
                <text:p>-42.49616239264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-42.4412007687183">
                <text:p>-42.44120076871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-42.3867887610311">
                <text:p>-42.38678876103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-42.3329208734208">
                <text:p>-42.33292087342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-42.2795916646866">
                <text:p>-42.27959166468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-42.2267957480397">
                <text:p>-42.22679574803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-42.1745277905593">
                <text:p>-42.17452779055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-42.1227825126537">
                <text:p>-42.12278251265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-42.0715546875272">
                <text:p>-42.07155468752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-42.0208391406519">
                <text:p>-42.02083914065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-41.9706307492454">
                <text:p>-41.97063074924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-41.9209244417529">
                <text:p>-41.92092444175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-41.8717151973354">
                <text:p>-41.87171519733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-41.8229980453621">
                <text:p>-41.82299804536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-41.7747680649084">
                <text:p>-41.77476806490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-41.7270203842593">
                <text:p>-41.72702038425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-41.6797501804168">
                <text:p>-41.67975018041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-41.6329526786126">
                <text:p>-41.63295267861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-41.5866231518265">
                <text:p>-41.58662315182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-41.5407569203082">
                <text:p>-41.54075692030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-41.4953493511051">
                <text:p>-41.49534935110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-41.4503958575941">
                <text:p>-41.45039585759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-41.4058918990181">
                <text:p>-41.40589189901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-41.361832980028">
                <text:p>-41.3618329800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-41.3182146502277">
                <text:p>-41.31821465022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-41.2750325037254">
                <text:p>-41.27503250372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-41.2322821786881">
                <text:p>-41.23228217868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-41.1899593569013">
                <text:p>-41.18995935690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-41.1480597633322">
                <text:p>-41.14805976333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-41.1065791656989">
                <text:p>-41.10657916569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-41.0655133740419">
                <text:p>-41.06551337404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-41.0248582403015">
                <text:p>-41.02485824030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-40.9846096578985">
                <text:p>-40.98460965789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-40.9447635613195">
                <text:p>-40.94476356131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-40.9053159257063">
                <text:p>-40.90531592570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-40.8662627664492">
                <text:p>-40.86626276644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-40.8276001387848">
                <text:p>-40.82760013878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-40.7893241373969">
                <text:p>-40.78932413739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-40.7514308960229">
                <text:p>-40.75143089602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-40.7139165870627">
                <text:p>-40.71391658706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-40.6767774211921">
                <text:p>-40.67677742119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-40.6400096469802">
                <text:p>-40.64000964698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-40.6036095505104">
                <text:p>-40.60360955051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-40.5675734550052">
                <text:p>-40.56757345500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-40.5318977204552">
                <text:p>-40.53189772045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-40.4965787432506">
                <text:p>-40.49657874325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-40.4616129558181">
                <text:p>-40.46161295581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-40.42699682626">
                <text:p>-40.426996826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-40.3927268579974">
                <text:p>-40.39272685799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-40.3587995894174">
                <text:p>-40.35879958941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-40.3252115935232">
                <text:p>-40.32521159352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-40.291959477588">
                <text:p>-40.2919594775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-40.2590398828121">
                <text:p>-40.25903988281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-40.226449483984">
                <text:p>-40.2264494839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-40.1941849891441">
                <text:p>-40.19418498914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-40.1622431392527">
                <text:p>-40.16224313925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-40.1306207078602">
                <text:p>-40.13062070786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-40.0993145007816">
                <text:p>-40.09931450078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-40.0683213557738">
                <text:p>-40.06832135577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-40.037638142216">
                <text:p>-40.0376381422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-40.0072617607939">
                <text:p>-40.00726176079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-69.67">
                <text:p>-69.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">
                <text:p>22.6</text:p>
              </table:table-cell>
              <table:table-cell office:value-type="float" office:value="-69.3433">
                <text:p>-69.34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">
                <text:p>22.7</text:p>
              </table:table-cell>
              <table:table-cell office:value-type="float" office:value="-69.019867">
                <text:p>-69.0198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">
                <text:p>22.8</text:p>
              </table:table-cell>
              <table:table-cell office:value-type="float" office:value="-68.69966833">
                <text:p>-68.699668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">
                <text:p>22.9</text:p>
              </table:table-cell>
              <table:table-cell office:value-type="float" office:value="-68.3826716467">
                <text:p>-68.38267164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-68.068844930233">
                <text:p>-68.0688449302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">
                <text:p>23.1</text:p>
              </table:table-cell>
              <table:table-cell office:value-type="float" office:value="-67.7581564809307">
                <text:p>-67.75815648093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">
                <text:p>23.2</text:p>
              </table:table-cell>
              <table:table-cell office:value-type="float" office:value="-67.4505749161214">
                <text:p>-67.45057491612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">
                <text:p>23.3</text:p>
              </table:table-cell>
              <table:table-cell office:value-type="float" office:value="-67.1460691669602">
                <text:p>-67.14606916696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">
                <text:p>23.4</text:p>
              </table:table-cell>
              <table:table-cell office:value-type="float" office:value="-66.8446084752905">
                <text:p>-66.84460847529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">
                <text:p>23.5</text:p>
              </table:table-cell>
              <table:table-cell office:value-type="float" office:value="-66.5461623905376">
                <text:p>-66.54616239053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">
                <text:p>23.6</text:p>
              </table:table-cell>
              <table:table-cell office:value-type="float" office:value="-66.2507007666323">
                <text:p>-66.25070076663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">
                <text:p>23.7</text:p>
              </table:table-cell>
              <table:table-cell office:value-type="float" office:value="-65.9581937589659">
                <text:p>-65.95819375896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">
                <text:p>23.8</text:p>
              </table:table-cell>
              <table:table-cell office:value-type="float" office:value="-65.6686118213763">
                <text:p>-65.66861182137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">
                <text:p>23.9</text:p>
              </table:table-cell>
              <table:table-cell office:value-type="float" office:value="-65.3819257031625">
                <text:p>-65.38192570316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  <table:table-cell office:value-type="float" office:value="-65.0981064461309">
                <text:p>-65.09810644613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">
                <text:p>24.1</text:p>
              </table:table-cell>
              <table:table-cell office:value-type="float" office:value="-64.8171253816696">
                <text:p>-64.81712538166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">
                <text:p>24.2</text:p>
              </table:table-cell>
              <table:table-cell office:value-type="float" office:value="-64.5389541278529">
                <text:p>-64.53895412785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">
                <text:p>24.3</text:p>
              </table:table-cell>
              <table:table-cell office:value-type="float" office:value="-64.2635645865744">
                <text:p>-64.26356458657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">
                <text:p>24.4</text:p>
              </table:table-cell>
              <table:table-cell office:value-type="float" office:value="-63.9909289407086">
                <text:p>-63.99092894070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">
                <text:p>24.5</text:p>
              </table:table-cell>
              <table:table-cell office:value-type="float" office:value="-63.7210196513015">
                <text:p>-63.72101965130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">
                <text:p>24.6</text:p>
              </table:table-cell>
              <table:table-cell office:value-type="float" office:value="-63.4538094547885">
                <text:p>-63.45380945478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">
                <text:p>24.7</text:p>
              </table:table-cell>
              <table:table-cell office:value-type="float" office:value="-63.1892713602406">
                <text:p>-63.18927136024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">
                <text:p>24.8</text:p>
              </table:table-cell>
              <table:table-cell office:value-type="float" office:value="-62.9273786466382">
                <text:p>-62.92737864663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">
                <text:p>24.9</text:p>
              </table:table-cell>
              <table:table-cell office:value-type="float" office:value="-62.6681048601718">
                <text:p>-62.66810486017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-62.4114238115701">
                <text:p>-62.41142381157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">
                <text:p>25.1</text:p>
              </table:table-cell>
              <table:table-cell office:value-type="float" office:value="-62.1573095734544">
                <text:p>-62.15730957345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">
                <text:p>25.2</text:p>
              </table:table-cell>
              <table:table-cell office:value-type="float" office:value="-61.9057364777199">
                <text:p>-61.90573647771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">
                <text:p>25.3</text:p>
              </table:table-cell>
              <table:table-cell office:value-type="float" office:value="-61.6566791129427">
                <text:p>-61.65667911294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">
                <text:p>25.4</text:p>
              </table:table-cell>
              <table:table-cell office:value-type="float" office:value="-61.4101123218132">
                <text:p>-61.41011232181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">
                <text:p>25.5</text:p>
              </table:table-cell>
              <table:table-cell office:value-type="float" office:value="-61.1660111985951">
                <text:p>-61.16601119859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">
                <text:p>25.6</text:p>
              </table:table-cell>
              <table:table-cell office:value-type="float" office:value="-60.9243510866092">
                <text:p>-60.92435108660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">
                <text:p>25.7</text:p>
              </table:table-cell>
              <table:table-cell office:value-type="float" office:value="-60.6851075757431">
                <text:p>-60.68510757574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">
                <text:p>25.8</text:p>
              </table:table-cell>
              <table:table-cell office:value-type="float" office:value="-60.4482564999856">
                <text:p>-60.44825649998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">
                <text:p>25.9</text:p>
              </table:table-cell>
              <table:table-cell office:value-type="float" office:value="-60.2137739349858">
                <text:p>-60.21377393498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  <table:table-cell office:value-type="float" office:value="-59.9816361956359">
                <text:p>-59.98163619563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">
                <text:p>26.1</text:p>
              </table:table-cell>
              <table:table-cell office:value-type="float" office:value="-59.7518198336796">
                <text:p>-59.75181983367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">
                <text:p>26.2</text:p>
              </table:table-cell>
              <table:table-cell office:value-type="float" office:value="-59.5243016353428">
                <text:p>-59.52430163534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">
                <text:p>26.3</text:p>
              </table:table-cell>
              <table:table-cell office:value-type="float" office:value="-59.2990586189893">
                <text:p>-59.29905861898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">
                <text:p>26.4</text:p>
              </table:table-cell>
              <table:table-cell office:value-type="float" office:value="-59.0760680327995">
                <text:p>-59.07606803279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">
                <text:p>26.5</text:p>
              </table:table-cell>
              <table:table-cell office:value-type="float" office:value="-58.8553073524715">
                <text:p>-58.85530735247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">
                <text:p>26.6</text:p>
              </table:table-cell>
              <table:table-cell office:value-type="float" office:value="-58.6367542789467">
                <text:p>-58.63675427894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">
                <text:p>26.7</text:p>
              </table:table-cell>
              <table:table-cell office:value-type="float" office:value="-58.4203867361573">
                <text:p>-58.42038673615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">
                <text:p>26.8</text:p>
              </table:table-cell>
              <table:table-cell office:value-type="float" office:value="-58.2061828687957">
                <text:p>-58.20618286879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">
                <text:p>26.9</text:p>
              </table:table-cell>
              <table:table-cell office:value-type="float" office:value="-57.9941210401077">
                <text:p>-57.99412104010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">
                <text:p>27</text:p>
              </table:table-cell>
              <table:table-cell office:value-type="float" office:value="-57.7841798297067">
                <text:p>-57.78417982970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">
                <text:p>27.1</text:p>
              </table:table-cell>
              <table:table-cell office:value-type="float" office:value="-57.5763380314096">
                <text:p>-57.57633803140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">
                <text:p>27.2</text:p>
              </table:table-cell>
              <table:table-cell office:value-type="float" office:value="-57.3705746510955">
                <text:p>-57.37057465109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">
                <text:p>27.3</text:p>
              </table:table-cell>
              <table:table-cell office:value-type="float" office:value="-57.1668689045845">
                <text:p>-57.16686890458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">
                <text:p>27.4</text:p>
              </table:table-cell>
              <table:table-cell office:value-type="float" office:value="-56.9652002155387">
                <text:p>-56.96520021553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">
                <text:p>27.5</text:p>
              </table:table-cell>
              <table:table-cell office:value-type="float" office:value="-56.7655482133833">
                <text:p>-56.76554821338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">
                <text:p>27.6</text:p>
              </table:table-cell>
              <table:table-cell office:value-type="float" office:value="-56.5678927312495">
                <text:p>-56.56789273124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">
                <text:p>27.7</text:p>
              </table:table-cell>
              <table:table-cell office:value-type="float" office:value="-56.372213803937">
                <text:p>-56.3722138039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">
                <text:p>27.8</text:p>
              </table:table-cell>
              <table:table-cell office:value-type="float" office:value="-56.1784916658976">
                <text:p>-56.17849166589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">
                <text:p>27.9</text:p>
              </table:table-cell>
              <table:table-cell office:value-type="float" office:value="-55.9867067492386">
                <text:p>-55.98670674923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">
                <text:p>28</text:p>
              </table:table-cell>
              <table:table-cell office:value-type="float" office:value="-55.7968396817463">
                <text:p>-55.79683968174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">
                <text:p>28.1</text:p>
              </table:table-cell>
              <table:table-cell office:value-type="float" office:value="-55.6088712849288">
                <text:p>-55.60887128492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">
                <text:p>28.2</text:p>
              </table:table-cell>
              <table:table-cell office:value-type="float" office:value="-55.4227825720795">
                <text:p>-55.42278257207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">
                <text:p>28.3</text:p>
              </table:table-cell>
              <table:table-cell office:value-type="float" office:value="-55.2385547463587">
                <text:p>-55.23855474635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">
                <text:p>28.4</text:p>
              </table:table-cell>
              <table:table-cell office:value-type="float" office:value="-55.0561691988951">
                <text:p>-55.05616919889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">
                <text:p>28.5</text:p>
              </table:table-cell>
              <table:table-cell office:value-type="float" office:value="-54.8756075069062">
                <text:p>-54.87560750690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">
                <text:p>28.6</text:p>
              </table:table-cell>
              <table:table-cell office:value-type="float" office:value="-54.6968514318371">
                <text:p>-54.696851431837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">
                <text:p>28.7</text:p>
              </table:table-cell>
              <table:table-cell office:value-type="float" office:value="-54.5198829175187">
                <text:p>-54.51988291751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">
                <text:p>28.8</text:p>
              </table:table-cell>
              <table:table-cell office:value-type="float" office:value="-54.3446840883435">
                <text:p>-54.34468408834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9">
                <text:p>28.9</text:p>
              </table:table-cell>
              <table:table-cell office:value-type="float" office:value="-54.1712372474601">
                <text:p>-54.17123724746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">
                <text:p>29</text:p>
              </table:table-cell>
              <table:table-cell office:value-type="float" office:value="-53.9995248749855">
                <text:p>-53.99952487498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">
                <text:p>29.1</text:p>
              </table:table-cell>
              <table:table-cell office:value-type="float" office:value="-53.8295296262357">
                <text:p>-53.82952962623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">
                <text:p>29.2</text:p>
              </table:table-cell>
              <table:table-cell office:value-type="float" office:value="-53.6612343299733">
                <text:p>-53.66123432997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">
                <text:p>29.3</text:p>
              </table:table-cell>
              <table:table-cell office:value-type="float" office:value="-53.4946219866736">
                <text:p>-53.49462198667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">
                <text:p>29.4</text:p>
              </table:table-cell>
              <table:table-cell office:value-type="float" office:value="-53.3296757668068">
                <text:p>-53.32967576680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">
                <text:p>29.5</text:p>
              </table:table-cell>
              <table:table-cell office:value-type="float" office:value="-53.1663790091388">
                <text:p>-53.16637900913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">
                <text:p>29.6</text:p>
              </table:table-cell>
              <table:table-cell office:value-type="float" office:value="-53.0047152190474">
                <text:p>-53.00471521904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">
                <text:p>29.7</text:p>
              </table:table-cell>
              <table:table-cell office:value-type="float" office:value="-52.8446680668569">
                <text:p>-52.84466806685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">
                <text:p>29.8</text:p>
              </table:table-cell>
              <table:table-cell office:value-type="float" office:value="-52.6862213861883">
                <text:p>-52.68622138618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">
                <text:p>29.9</text:p>
              </table:table-cell>
              <table:table-cell office:value-type="float" office:value="-52.5293591723264">
                <text:p>-52.52935917232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  <table:table-cell office:value-type="float" office:value="-52.3740655806032">
                <text:p>-52.37406558060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">
                <text:p>30.1</text:p>
              </table:table-cell>
              <table:table-cell office:value-type="float" office:value="-52.2203249247971">
                <text:p>-52.22032492479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2">
                <text:p>30.2</text:p>
              </table:table-cell>
              <table:table-cell office:value-type="float" office:value="-52.0681216755492">
                <text:p>-52.06812167554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3">
                <text:p>30.3</text:p>
              </table:table-cell>
              <table:table-cell office:value-type="float" office:value="-51.9174404587937">
                <text:p>-51.91744045879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4">
                <text:p>30.4</text:p>
              </table:table-cell>
              <table:table-cell office:value-type="float" office:value="-51.7682660542057">
                <text:p>-51.76826605420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5">
                <text:p>30.5</text:p>
              </table:table-cell>
              <table:table-cell office:value-type="float" office:value="-51.6205833936637">
                <text:p>-51.62058339366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">
                <text:p>30.6</text:p>
              </table:table-cell>
              <table:table-cell office:value-type="float" office:value="-51.4743775597271">
                <text:p>-51.47437755972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7">
                <text:p>30.7</text:p>
              </table:table-cell>
              <table:table-cell office:value-type="float" office:value="-51.3296337841298">
                <text:p>-51.32963378412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8">
                <text:p>30.8</text:p>
              </table:table-cell>
              <table:table-cell office:value-type="float" office:value="-51.1863374462885">
                <text:p>-51.18633744628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9">
                <text:p>30.9</text:p>
              </table:table-cell>
              <table:table-cell office:value-type="float" office:value="-51.0444740718256">
                <text:p>-51.04447407182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">
                <text:p>31</text:p>
              </table:table-cell>
              <table:table-cell office:value-type="float" office:value="-50.9040293311073">
                <text:p>-50.90402933110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1">
                <text:p>31.1</text:p>
              </table:table-cell>
              <table:table-cell office:value-type="float" office:value="-50.7649890377963">
                <text:p>-50.76498903779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2">
                <text:p>31.2</text:p>
              </table:table-cell>
              <table:table-cell office:value-type="float" office:value="-50.6273391474183">
                <text:p>-50.62733914741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3">
                <text:p>31.3</text:p>
              </table:table-cell>
              <table:table-cell office:value-type="float" office:value="-50.4910657559441">
                <text:p>-50.49106575594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4">
                <text:p>31.4</text:p>
              </table:table-cell>
              <table:table-cell office:value-type="float" office:value="-50.3561550983847">
                <text:p>-50.35615509838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5">
                <text:p>31.5</text:p>
              </table:table-cell>
              <table:table-cell office:value-type="float" office:value="-50.2225935474008">
                <text:p>-50.22259354740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6">
                <text:p>31.6</text:p>
              </table:table-cell>
              <table:table-cell office:value-type="float" office:value="-50.0903676119268">
                <text:p>-50.09036761192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">
                <text:p>31.7</text:p>
              </table:table-cell>
              <table:table-cell office:value-type="float" office:value="-49.9594639358075">
                <text:p>-49.95946393580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8">
                <text:p>31.8</text:p>
              </table:table-cell>
              <table:table-cell office:value-type="float" office:value="-49.8298692964495">
                <text:p>-49.82986929644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9">
                <text:p>31.9</text:p>
              </table:table-cell>
              <table:table-cell office:value-type="float" office:value="-49.701570603485">
                <text:p>-49.7015706034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  <table:table-cell office:value-type="float" office:value="-49.5745548974501">
                <text:p>-49.57455489745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1">
                <text:p>32.1</text:p>
              </table:table-cell>
              <table:table-cell office:value-type="float" office:value="-49.4488093484756">
                <text:p>-49.44880934847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2">
                <text:p>32.2</text:p>
              </table:table-cell>
              <table:table-cell office:value-type="float" office:value="-49.3243212549909">
                <text:p>-49.32432125499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3">
                <text:p>32.3</text:p>
              </table:table-cell>
              <table:table-cell office:value-type="float" office:value="-49.201078042441">
                <text:p>-49.2010780424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4">
                <text:p>32.4</text:p>
              </table:table-cell>
              <table:table-cell office:value-type="float" office:value="-49.0790672620166">
                <text:p>-49.07906726201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5">
                <text:p>32.5</text:p>
              </table:table-cell>
              <table:table-cell office:value-type="float" office:value="-48.9582765893964">
                <text:p>-48.95827658939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6">
                <text:p>32.6</text:p>
              </table:table-cell>
              <table:table-cell office:value-type="float" office:value="-48.8386938235024">
                <text:p>-48.83869382350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7">
                <text:p>32.7</text:p>
              </table:table-cell>
              <table:table-cell office:value-type="float" office:value="-48.7203068852674">
                <text:p>-48.72030688526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8">
                <text:p>32.8</text:p>
              </table:table-cell>
              <table:table-cell office:value-type="float" office:value="-48.6031038164147">
                <text:p>-48.60310381641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9">
                <text:p>32.9</text:p>
              </table:table-cell>
              <table:table-cell office:value-type="float" office:value="-48.4870727782506">
                <text:p>-48.48707277825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">
                <text:p>33</text:p>
              </table:table-cell>
              <table:table-cell office:value-type="float" office:value="-48.3722020504681">
                <text:p>-48.37220205046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1">
                <text:p>33.1</text:p>
              </table:table-cell>
              <table:table-cell office:value-type="float" office:value="-48.2584800299634">
                <text:p>-48.25848002996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">
                <text:p>33.2</text:p>
              </table:table-cell>
              <table:table-cell office:value-type="float" office:value="-48.1458952296638">
                <text:p>-48.14589522966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3">
                <text:p>33.3</text:p>
              </table:table-cell>
              <table:table-cell office:value-type="float" office:value="-48.0344362773671">
                <text:p>-48.03443627736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">
                <text:p>33.4</text:p>
              </table:table-cell>
              <table:table-cell office:value-type="float" office:value="-47.9240919145934">
                <text:p>-47.92409191459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5">
                <text:p>33.5</text:p>
              </table:table-cell>
              <table:table-cell office:value-type="float" office:value="-47.8148509954475">
                <text:p>-47.81485099544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6">
                <text:p>33.6</text:p>
              </table:table-cell>
              <table:table-cell office:value-type="float" office:value="-47.706702485493">
                <text:p>-47.7067024854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7">
                <text:p>33.7</text:p>
              </table:table-cell>
              <table:table-cell office:value-type="float" office:value="-47.5996354606381">
                <text:p>-47.59963546063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8">
                <text:p>33.8</text:p>
              </table:table-cell>
              <table:table-cell office:value-type="float" office:value="-47.4936391060317">
                <text:p>-47.49363910603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9">
                <text:p>33.9</text:p>
              </table:table-cell>
              <table:table-cell office:value-type="float" office:value="-47.3887027149714">
                <text:p>-47.38870271497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">
                <text:p>34</text:p>
              </table:table-cell>
              <table:table-cell office:value-type="float" office:value="-47.2848156878217">
                <text:p>-47.28481568782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1">
                <text:p>34.1</text:p>
              </table:table-cell>
              <table:table-cell office:value-type="float" office:value="-47.1819675309435">
                <text:p>-47.18196753094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2">
                <text:p>34.2</text:p>
              </table:table-cell>
              <table:table-cell office:value-type="float" office:value="-47.080147855634">
                <text:p>-47.0801478556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">
                <text:p>34.3</text:p>
              </table:table-cell>
              <table:table-cell office:value-type="float" office:value="-46.9793463770777">
                <text:p>-46.97934637707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">
                <text:p>34.4</text:p>
              </table:table-cell>
              <table:table-cell office:value-type="float" office:value="-46.8795529133069">
                <text:p>-46.87955291330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5">
                <text:p>34.5</text:p>
              </table:table-cell>
              <table:table-cell office:value-type="float" office:value="-46.7807573841739">
                <text:p>-46.78075738417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6">
                <text:p>34.6</text:p>
              </table:table-cell>
              <table:table-cell office:value-type="float" office:value="-46.6829498103321">
                <text:p>-46.68294981033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7">
                <text:p>34.7</text:p>
              </table:table-cell>
              <table:table-cell office:value-type="float" office:value="-46.5861203122288">
                <text:p>-46.58612031222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8">
                <text:p>34.8</text:p>
              </table:table-cell>
              <table:table-cell office:value-type="float" office:value="-46.4902591091065">
                <text:p>-46.49025910910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9">
                <text:p>34.9</text:p>
              </table:table-cell>
              <table:table-cell office:value-type="float" office:value="-46.3953565180154">
                <text:p>-46.39535651801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">
                <text:p>35</text:p>
              </table:table-cell>
              <table:table-cell office:value-type="float" office:value="-46.3014029528353">
                <text:p>-46.30140295283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">
                <text:p>35.1</text:p>
              </table:table-cell>
              <table:table-cell office:value-type="float" office:value="-46.2083889233069">
                <text:p>-46.20838892330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2">
                <text:p>35.2</text:p>
              </table:table-cell>
              <table:table-cell office:value-type="float" office:value="-46.1163050340739">
                <text:p>-46.11630503407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">
                <text:p>35.3</text:p>
              </table:table-cell>
              <table:table-cell office:value-type="float" office:value="-46.0251419837331">
                <text:p>-46.02514198373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4">
                <text:p>35.4</text:p>
              </table:table-cell>
              <table:table-cell office:value-type="float" office:value="-45.9348905638958">
                <text:p>-45.93489056389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5">
                <text:p>35.5</text:p>
              </table:table-cell>
              <table:table-cell office:value-type="float" office:value="-45.8455416582568">
                <text:p>-45.84554165825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6">
                <text:p>35.6</text:p>
              </table:table-cell>
              <table:table-cell office:value-type="float" office:value="-45.7570862416743">
                <text:p>-45.75708624167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7">
                <text:p>35.7</text:p>
              </table:table-cell>
              <table:table-cell office:value-type="float" office:value="-45.6695153792575">
                <text:p>-45.66951537925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8">
                <text:p>35.8</text:p>
              </table:table-cell>
              <table:table-cell office:value-type="float" office:value="-45.5828202254649">
                <text:p>-45.58282022546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9">
                <text:p>35.9</text:p>
              </table:table-cell>
              <table:table-cell office:value-type="float" office:value="-45.4969920232103">
                <text:p>-45.49699202321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">
                <text:p>36</text:p>
              </table:table-cell>
              <table:table-cell office:value-type="float" office:value="-45.4120221029782">
                <text:p>-45.41202210297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1">
                <text:p>36.1</text:p>
              </table:table-cell>
              <table:table-cell office:value-type="float" office:value="-45.3279018819484">
                <text:p>-45.32790188194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2">
                <text:p>36.2</text:p>
              </table:table-cell>
              <table:table-cell office:value-type="float" office:value="-45.2446228631289">
                <text:p>-45.24462286312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3">
                <text:p>36.3</text:p>
              </table:table-cell>
              <table:table-cell office:value-type="float" office:value="-45.1621766344976">
                <text:p>-45.16217663449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4">
                <text:p>36.4</text:p>
              </table:table-cell>
              <table:table-cell office:value-type="float" office:value="-45.0805548681527">
                <text:p>-45.08055486815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5">
                <text:p>36.5</text:p>
              </table:table-cell>
              <table:table-cell office:value-type="float" office:value="-44.9997493194711">
                <text:p>-44.99974931947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6">
                <text:p>36.6</text:p>
              </table:table-cell>
              <table:table-cell office:value-type="float" office:value="-44.9197518262764">
                <text:p>-44.91975182627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7">
                <text:p>36.7</text:p>
              </table:table-cell>
              <table:table-cell office:value-type="float" office:value="-44.8405543080137">
                <text:p>-44.84055430801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8">
                <text:p>36.8</text:p>
              </table:table-cell>
              <table:table-cell office:value-type="float" office:value="-44.7621487649335">
                <text:p>-44.76214876493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9">
                <text:p>36.9</text:p>
              </table:table-cell>
              <table:table-cell office:value-type="float" office:value="-44.6845272772842">
                <text:p>-44.68452727728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">
                <text:p>37</text:p>
              </table:table-cell>
              <table:table-cell office:value-type="float" office:value="-44.6076820045113">
                <text:p>-44.60768200451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1">
                <text:p>37.1</text:p>
              </table:table-cell>
              <table:table-cell office:value-type="float" office:value="-44.5316051844662">
                <text:p>-44.53160518446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2">
                <text:p>37.2</text:p>
              </table:table-cell>
              <table:table-cell office:value-type="float" office:value="-44.4562891326216">
                <text:p>-44.45628913262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3">
                <text:p>37.3</text:p>
              </table:table-cell>
              <table:table-cell office:value-type="float" office:value="-44.3817262412953">
                <text:p>-44.38172624129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4">
                <text:p>37.4</text:p>
              </table:table-cell>
              <table:table-cell office:value-type="float" office:value="-44.3079089788824">
                <text:p>-44.30790897888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5">
                <text:p>37.5</text:p>
              </table:table-cell>
              <table:table-cell office:value-type="float" office:value="-44.2348298890936">
                <text:p>-44.23482988909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6">
                <text:p>37.6</text:p>
              </table:table-cell>
              <table:table-cell office:value-type="float" office:value="-44.1624815902026">
                <text:p>-44.16248159020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7">
                <text:p>37.7</text:p>
              </table:table-cell>
              <table:table-cell office:value-type="float" office:value="-44.0908567743006">
                <text:p>-44.09085677430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8">
                <text:p>37.8</text:p>
              </table:table-cell>
              <table:table-cell office:value-type="float" office:value="-44.0199482065576">
                <text:p>-44.01994820655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9">
                <text:p>37.9</text:p>
              </table:table-cell>
              <table:table-cell office:value-type="float" office:value="-43.949748724492">
                <text:p>-43.9497487244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">
                <text:p>38</text:p>
              </table:table-cell>
              <table:table-cell office:value-type="float" office:value="-43.8802512372471">
                <text:p>-43.88025123724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1">
                <text:p>38.1</text:p>
              </table:table-cell>
              <table:table-cell office:value-type="float" office:value="-43.8114487248746">
                <text:p>-43.81144872487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2">
                <text:p>38.2</text:p>
              </table:table-cell>
              <table:table-cell office:value-type="float" office:value="-43.7433342376259">
                <text:p>-43.74333423762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3">
                <text:p>38.3</text:p>
              </table:table-cell>
              <table:table-cell office:value-type="float" office:value="-43.6759008952496">
                <text:p>-43.67590089524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4">
                <text:p>38.4</text:p>
              </table:table-cell>
              <table:table-cell office:value-type="float" office:value="-43.6091418862971">
                <text:p>-43.60914188629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5">
                <text:p>38.5</text:p>
              </table:table-cell>
              <table:table-cell office:value-type="float" office:value="-43.5430504674341">
                <text:p>-43.54305046743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6">
                <text:p>38.6</text:p>
              </table:table-cell>
              <table:table-cell office:value-type="float" office:value="-43.4776199627598">
                <text:p>-43.47761996275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7">
                <text:p>38.7</text:p>
              </table:table-cell>
              <table:table-cell office:value-type="float" office:value="-43.4128437631322">
                <text:p>-43.41284376313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8">
                <text:p>38.8</text:p>
              </table:table-cell>
              <table:table-cell office:value-type="float" office:value="-43.3487153255009">
                <text:p>-43.34871532550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9">
                <text:p>38.9</text:p>
              </table:table-cell>
              <table:table-cell office:value-type="float" office:value="-43.2852281722459">
                <text:p>-43.28522817224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">
                <text:p>39</text:p>
              </table:table-cell>
              <table:table-cell office:value-type="float" office:value="-43.2223758905234">
                <text:p>-43.22237589052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1">
                <text:p>39.1</text:p>
              </table:table-cell>
              <table:table-cell office:value-type="float" office:value="-43.1601521316182">
                <text:p>-43.160152131618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2">
                <text:p>39.2</text:p>
              </table:table-cell>
              <table:table-cell office:value-type="float" office:value="-43.098550610302">
                <text:p>-43.0985506103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3">
                <text:p>39.3</text:p>
              </table:table-cell>
              <table:table-cell office:value-type="float" office:value="-43.037565104199">
                <text:p>-43.0375651041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4">
                <text:p>39.4</text:p>
              </table:table-cell>
              <table:table-cell office:value-type="float" office:value="-42.977189453157">
                <text:p>-42.9771894531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5">
                <text:p>39.5</text:p>
              </table:table-cell>
              <table:table-cell office:value-type="float" office:value="-42.9174175586254">
                <text:p>-42.91741755862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6">
                <text:p>39.6</text:p>
              </table:table-cell>
              <table:table-cell office:value-type="float" office:value="-42.8582433830392">
                <text:p>-42.85824338303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7">
                <text:p>39.7</text:p>
              </table:table-cell>
              <table:table-cell office:value-type="float" office:value="-42.7996609492088">
                <text:p>-42.79966094920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8">
                <text:p>39.8</text:p>
              </table:table-cell>
              <table:table-cell office:value-type="float" office:value="-42.7416643397167">
                <text:p>-42.74166433971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9">
                <text:p>39.9</text:p>
              </table:table-cell>
              <table:table-cell office:value-type="float" office:value="-42.6842476963195">
                <text:p>-42.68424769631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">
                <text:p>40</text:p>
              </table:table-cell>
              <table:table-cell office:value-type="float" office:value="-42.6274052193563">
                <text:p>-42.62740521935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1">
                <text:p>40.1</text:p>
              </table:table-cell>
              <table:table-cell office:value-type="float" office:value="-42.5711311671628">
                <text:p>-42.57113116716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2">
                <text:p>40.2</text:p>
              </table:table-cell>
              <table:table-cell office:value-type="float" office:value="-42.5154198554911">
                <text:p>-42.51541985549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3">
                <text:p>40.3</text:p>
              </table:table-cell>
              <table:table-cell office:value-type="float" office:value="-42.4602656569362">
                <text:p>-42.46026565693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4">
                <text:p>40.4</text:p>
              </table:table-cell>
              <table:table-cell office:value-type="float" office:value="-42.4056630003668">
                <text:p>-42.40566300036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5">
                <text:p>40.5</text:p>
              </table:table-cell>
              <table:table-cell office:value-type="float" office:value="-42.3516063703632">
                <text:p>-42.35160637036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6">
                <text:p>40.6</text:p>
              </table:table-cell>
              <table:table-cell office:value-type="float" office:value="-42.2980903066595">
                <text:p>-42.29809030665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7">
                <text:p>40.7</text:p>
              </table:table-cell>
              <table:table-cell office:value-type="float" office:value="-42.245109403593">
                <text:p>-42.2451094035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8">
                <text:p>40.8</text:p>
              </table:table-cell>
              <table:table-cell office:value-type="float" office:value="-42.192658309557">
                <text:p>-42.1926583095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9">
                <text:p>40.9</text:p>
              </table:table-cell>
              <table:table-cell office:value-type="float" office:value="-42.1407317264614">
                <text:p>-42.14073172646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">
                <text:p>41</text:p>
              </table:table-cell>
              <table:table-cell office:value-type="float" office:value="-42.0893244091968">
                <text:p>-42.08932440919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1">
                <text:p>41.1</text:p>
              </table:table-cell>
              <table:table-cell office:value-type="float" office:value="-42.0384311651049">
                <text:p>-42.03843116510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2">
                <text:p>41.2</text:p>
              </table:table-cell>
              <table:table-cell office:value-type="float" office:value="-41.9880468534538">
                <text:p>-41.98804685345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3">
                <text:p>41.3</text:p>
              </table:table-cell>
              <table:table-cell office:value-type="float" office:value="-41.9381663849193">
                <text:p>-41.93816638491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4">
                <text:p>41.4</text:p>
              </table:table-cell>
              <table:table-cell office:value-type="float" office:value="-41.8887847210701">
                <text:p>-41.88878472107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5">
                <text:p>41.5</text:p>
              </table:table-cell>
              <table:table-cell office:value-type="float" office:value="-41.8398968738594">
                <text:p>-41.83989687385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6">
                <text:p>41.6</text:p>
              </table:table-cell>
              <table:table-cell office:value-type="float" office:value="-41.7914979051208">
                <text:p>-41.79149790512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7">
                <text:p>41.7</text:p>
              </table:table-cell>
              <table:table-cell office:value-type="float" office:value="-41.7435829260696">
                <text:p>-41.74358292606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8">
                <text:p>41.8</text:p>
              </table:table-cell>
              <table:table-cell office:value-type="float" office:value="-41.6961470968089">
                <text:p>-41.69614709680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9">
                <text:p>41.9</text:p>
              </table:table-cell>
              <table:table-cell office:value-type="float" office:value="-41.6491856258408">
                <text:p>-41.64918562584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">
                <text:p>42</text:p>
              </table:table-cell>
              <table:table-cell office:value-type="float" office:value="-41.6026937695824">
                <text:p>-41.60269376958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1">
                <text:p>42.1</text:p>
              </table:table-cell>
              <table:table-cell office:value-type="float" office:value="-41.5566668318866">
                <text:p>-41.55666683188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2">
                <text:p>42.2</text:p>
              </table:table-cell>
              <table:table-cell office:value-type="float" office:value="-41.5111001635677">
                <text:p>-41.51110016356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3">
                <text:p>42.3</text:p>
              </table:table-cell>
              <table:table-cell office:value-type="float" office:value="-41.465989161932">
                <text:p>-41.4659891619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4">
                <text:p>42.4</text:p>
              </table:table-cell>
              <table:table-cell office:value-type="float" office:value="-41.4213292703127">
                <text:p>-41.42132927031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5">
                <text:p>42.5</text:p>
              </table:table-cell>
              <table:table-cell office:value-type="float" office:value="-41.3771159776096">
                <text:p>-41.37711597760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6">
                <text:p>42.6</text:p>
              </table:table-cell>
              <table:table-cell office:value-type="float" office:value="-41.3333448178335">
                <text:p>-41.33334481783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7">
                <text:p>42.7</text:p>
              </table:table-cell>
              <table:table-cell office:value-type="float" office:value="-41.2900113696552">
                <text:p>-41.29001136965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8">
                <text:p>42.8</text:p>
              </table:table-cell>
              <table:table-cell office:value-type="float" office:value="-41.2471112559586">
                <text:p>-41.24711125595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9">
                <text:p>42.9</text:p>
              </table:table-cell>
              <table:table-cell office:value-type="float" office:value="-41.204640143399">
                <text:p>-41.2046401433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">
                <text:p>43</text:p>
              </table:table-cell>
              <table:table-cell office:value-type="float" office:value="-41.162593741965">
                <text:p>-41.1625937419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1">
                <text:p>43.1</text:p>
              </table:table-cell>
              <table:table-cell office:value-type="float" office:value="-41.1209678045454">
                <text:p>-41.12096780454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2">
                <text:p>43.2</text:p>
              </table:table-cell>
              <table:table-cell office:value-type="float" office:value="-41.0797581264999">
                <text:p>-41.07975812649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3">
                <text:p>43.3</text:p>
              </table:table-cell>
              <table:table-cell office:value-type="float" office:value="-41.0389605452349">
                <text:p>-41.03896054523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4">
                <text:p>43.4</text:p>
              </table:table-cell>
              <table:table-cell office:value-type="float" office:value="-40.9985709397826">
                <text:p>-40.998570939782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5">
                <text:p>43.5</text:p>
              </table:table-cell>
              <table:table-cell office:value-type="float" office:value="-40.9585852303847">
                <text:p>-40.95858523038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6">
                <text:p>43.6</text:p>
              </table:table-cell>
              <table:table-cell office:value-type="float" office:value="-40.9189993780809">
                <text:p>-40.91899937808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7">
                <text:p>43.7</text:p>
              </table:table-cell>
              <table:table-cell office:value-type="float" office:value="-40.8798093843001">
                <text:p>-40.87980938430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8">
                <text:p>43.8</text:p>
              </table:table-cell>
              <table:table-cell office:value-type="float" office:value="-40.8410112904571">
                <text:p>-40.84101129045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9">
                <text:p>43.9</text:p>
              </table:table-cell>
              <table:table-cell office:value-type="float" office:value="-40.8026011775525">
                <text:p>-40.80260117755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">
                <text:p>44</text:p>
              </table:table-cell>
              <table:table-cell office:value-type="float" office:value="-40.764575165777">
                <text:p>-40.7645751657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1">
                <text:p>44.1</text:p>
              </table:table-cell>
              <table:table-cell office:value-type="float" office:value="-40.7269294141192">
                <text:p>-40.72692941411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2">
                <text:p>44.2</text:p>
              </table:table-cell>
              <table:table-cell office:value-type="float" office:value="-40.689660119978">
                <text:p>-40.6896601199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3">
                <text:p>44.3</text:p>
              </table:table-cell>
              <table:table-cell office:value-type="float" office:value="-40.6527635187783">
                <text:p>-40.652763518778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4">
                <text:p>44.4</text:p>
              </table:table-cell>
              <table:table-cell office:value-type="float" office:value="-40.6162358835905">
                <text:p>-40.61623588359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5">
                <text:p>44.5</text:p>
              </table:table-cell>
              <table:table-cell office:value-type="float" office:value="-40.5800735247546">
                <text:p>-40.58007352475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6">
                <text:p>44.6</text:p>
              </table:table-cell>
              <table:table-cell office:value-type="float" office:value="-40.544272789507">
                <text:p>-40.5442727895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7">
                <text:p>44.7</text:p>
              </table:table-cell>
              <table:table-cell office:value-type="float" office:value="-40.508830061612">
                <text:p>-40.5088300616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8">
                <text:p>44.8</text:p>
              </table:table-cell>
              <table:table-cell office:value-type="float" office:value="-40.4737417609958">
                <text:p>-40.47374176099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9">
                <text:p>44.9</text:p>
              </table:table-cell>
              <table:table-cell office:value-type="float" office:value="-40.4390043433859">
                <text:p>-40.43900434338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">
                <text:p>45</text:p>
              </table:table-cell>
              <table:table-cell office:value-type="float" office:value="-40.404614299952">
                <text:p>-40.4046142999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1">
                <text:p>45.1</text:p>
              </table:table-cell>
              <table:table-cell office:value-type="float" office:value="-40.3705681569525">
                <text:p>-40.37056815695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2">
                <text:p>45.2</text:p>
              </table:table-cell>
              <table:table-cell office:value-type="float" office:value="-40.336862475383">
                <text:p>-40.3368624753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3">
                <text:p>45.3</text:p>
              </table:table-cell>
              <table:table-cell office:value-type="float" office:value="-40.3034938506291">
                <text:p>-40.30349385062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4">
                <text:p>45.4</text:p>
              </table:table-cell>
              <table:table-cell office:value-type="float" office:value="-40.2704589121228">
                <text:p>-40.27045891212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5">
                <text:p>45.5</text:p>
              </table:table-cell>
              <table:table-cell office:value-type="float" office:value="-40.2377543230016">
                <text:p>-40.23775432300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6">
                <text:p>45.6</text:p>
              </table:table-cell>
              <table:table-cell office:value-type="float" office:value="-40.2053767797716">
                <text:p>-40.20537677977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7">
                <text:p>45.7</text:p>
              </table:table-cell>
              <table:table-cell office:value-type="float" office:value="-40.1733230119739">
                <text:p>-40.17332301197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8">
                <text:p>45.8</text:p>
              </table:table-cell>
              <table:table-cell office:value-type="float" office:value="-40.1415897818541">
                <text:p>-40.14158978185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9">
                <text:p>45.9</text:p>
              </table:table-cell>
              <table:table-cell office:value-type="float" office:value="-40.1101738840356">
                <text:p>-40.11017388403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">
                <text:p>46</text:p>
              </table:table-cell>
              <table:table-cell office:value-type="float" office:value="-40.0790721451953">
                <text:p>-40.07907214519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1">
                <text:p>46.1</text:p>
              </table:table-cell>
              <table:table-cell office:value-type="float" office:value="-40.0482814237433">
                <text:p>-40.04828142374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2">
                <text:p>46.2</text:p>
              </table:table-cell>
              <table:table-cell office:value-type="float" office:value="-40.0177986095059">
                <text:p>-40.01779860950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3">
                <text:p>46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4">
                <text:p>46.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5">
                <text:p>46.5</text:p>
              </table:table-cell>
              <table:table-cell office:value-type="float" office:value="-69.67">
                <text:p>-69.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6">
                <text:p>46.6</text:p>
              </table:table-cell>
              <table:table-cell office:value-type="float" office:value="-69.3433">
                <text:p>-69.34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7">
                <text:p>46.7</text:p>
              </table:table-cell>
              <table:table-cell office:value-type="float" office:value="-69.019867">
                <text:p>-69.0198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">
                <text:p>46.8</text:p>
              </table:table-cell>
              <table:table-cell office:value-type="float" office:value="-68.69966833">
                <text:p>-68.699668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9">
                <text:p>46.9</text:p>
              </table:table-cell>
              <table:table-cell office:value-type="float" office:value="-68.3826716467">
                <text:p>-68.38267164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">
                <text:p>47</text:p>
              </table:table-cell>
              <table:table-cell office:value-type="float" office:value="-68.068844930233">
                <text:p>-68.0688449302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1">
                <text:p>47.1</text:p>
              </table:table-cell>
              <table:table-cell office:value-type="float" office:value="-67.7581564809307">
                <text:p>-67.75815648093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2">
                <text:p>47.2</text:p>
              </table:table-cell>
              <table:table-cell office:value-type="float" office:value="-67.4505749161214">
                <text:p>-67.45057491612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3">
                <text:p>47.3</text:p>
              </table:table-cell>
              <table:table-cell office:value-type="float" office:value="-67.1460691669602">
                <text:p>-67.146069166960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4">
                <text:p>47.4</text:p>
              </table:table-cell>
              <table:table-cell office:value-type="float" office:value="-66.8446084752905">
                <text:p>-66.84460847529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5">
                <text:p>47.5</text:p>
              </table:table-cell>
              <table:table-cell office:value-type="float" office:value="-66.5461623905376">
                <text:p>-66.54616239053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6">
                <text:p>47.6</text:p>
              </table:table-cell>
              <table:table-cell office:value-type="float" office:value="-66.2507007666323">
                <text:p>-66.25070076663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7">
                <text:p>47.7</text:p>
              </table:table-cell>
              <table:table-cell office:value-type="float" office:value="-65.9581937589659">
                <text:p>-65.95819375896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8">
                <text:p>47.8</text:p>
              </table:table-cell>
              <table:table-cell office:value-type="float" office:value="-65.6686118213763">
                <text:p>-65.66861182137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9">
                <text:p>47.9</text:p>
              </table:table-cell>
              <table:table-cell office:value-type="float" office:value="-65.3819257031625">
                <text:p>-65.38192570316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">
                <text:p>48</text:p>
              </table:table-cell>
              <table:table-cell office:value-type="float" office:value="-65.0981064461309">
                <text:p>-65.09810644613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1">
                <text:p>48.1</text:p>
              </table:table-cell>
              <table:table-cell office:value-type="float" office:value="-64.8171253816696">
                <text:p>-64.81712538166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2">
                <text:p>48.2</text:p>
              </table:table-cell>
              <table:table-cell office:value-type="float" office:value="-64.5389541278529">
                <text:p>-64.538954127852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3">
                <text:p>48.3</text:p>
              </table:table-cell>
              <table:table-cell office:value-type="float" office:value="-64.2635645865744">
                <text:p>-64.26356458657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4">
                <text:p>48.4</text:p>
              </table:table-cell>
              <table:table-cell office:value-type="float" office:value="-63.9909289407086">
                <text:p>-63.990928940708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5">
                <text:p>48.5</text:p>
              </table:table-cell>
              <table:table-cell office:value-type="float" office:value="-63.7210196513015">
                <text:p>-63.72101965130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6">
                <text:p>48.6</text:p>
              </table:table-cell>
              <table:table-cell office:value-type="float" office:value="-63.4538094547885">
                <text:p>-63.453809454788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7">
                <text:p>48.7</text:p>
              </table:table-cell>
              <table:table-cell office:value-type="float" office:value="-63.1892713602406">
                <text:p>-63.18927136024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8">
                <text:p>48.8</text:p>
              </table:table-cell>
              <table:table-cell office:value-type="float" office:value="-62.9273786466382">
                <text:p>-62.92737864663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9">
                <text:p>48.9</text:p>
              </table:table-cell>
              <table:table-cell office:value-type="float" office:value="-62.6681048601718">
                <text:p>-62.66810486017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">
                <text:p>49</text:p>
              </table:table-cell>
              <table:table-cell office:value-type="float" office:value="-62.4114238115701">
                <text:p>-62.41142381157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1">
                <text:p>49.1</text:p>
              </table:table-cell>
              <table:table-cell office:value-type="float" office:value="-62.1573095734544">
                <text:p>-62.15730957345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2">
                <text:p>49.2</text:p>
              </table:table-cell>
              <table:table-cell office:value-type="float" office:value="-61.9057364777199">
                <text:p>-61.90573647771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3">
                <text:p>49.3</text:p>
              </table:table-cell>
              <table:table-cell office:value-type="float" office:value="-61.6566791129427">
                <text:p>-61.65667911294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4">
                <text:p>49.4</text:p>
              </table:table-cell>
              <table:table-cell office:value-type="float" office:value="-61.4101123218132">
                <text:p>-61.41011232181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5">
                <text:p>49.5</text:p>
              </table:table-cell>
              <table:table-cell office:value-type="float" office:value="-61.1660111985951">
                <text:p>-61.166011198595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6">
                <text:p>49.6</text:p>
              </table:table-cell>
              <table:table-cell office:value-type="float" office:value="-60.9243510866092">
                <text:p>-60.92435108660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7">
                <text:p>49.7</text:p>
              </table:table-cell>
              <table:table-cell office:value-type="float" office:value="-60.6851075757431">
                <text:p>-60.685107575743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8">
                <text:p>49.8</text:p>
              </table:table-cell>
              <table:table-cell office:value-type="float" office:value="-60.4482564999856">
                <text:p>-60.44825649998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.9">
                <text:p>49.9</text:p>
              </table:table-cell>
              <table:table-cell office:value-type="float" office:value="-60.2137739349858">
                <text:p>-60.213773934985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">
                <text:p>50</text:p>
              </table:table-cell>
              <table:table-cell office:value-type="float" office:value="-59.9816361956359">
                <text:p>-59.981636195635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.1">
                <text:p>50.1</text:p>
              </table:table-cell>
              <table:table-cell office:value-type="float" office:value="-59.7518198336796">
                <text:p>-59.75181983367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2">
                <text:p>50.2</text:p>
              </table:table-cell>
              <table:table-cell office:value-type="float" office:value="-59.5243016353428">
                <text:p>-59.524301635342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">
                <text:p>50.3</text:p>
              </table:table-cell>
              <table:table-cell office:value-type="float" office:value="-59.2990586189893">
                <text:p>-59.29905861898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4">
                <text:p>50.4</text:p>
              </table:table-cell>
              <table:table-cell office:value-type="float" office:value="-59.0760680327995">
                <text:p>-59.07606803279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.5">
                <text:p>50.5</text:p>
              </table:table-cell>
              <table:table-cell office:value-type="float" office:value="-58.8553073524715">
                <text:p>-58.85530735247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6">
                <text:p>50.6</text:p>
              </table:table-cell>
              <table:table-cell office:value-type="float" office:value="-58.6367542789467">
                <text:p>-58.63675427894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7">
                <text:p>50.7</text:p>
              </table:table-cell>
              <table:table-cell office:value-type="float" office:value="-58.4203867361573">
                <text:p>-58.420386736157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">
                <text:p>50.8</text:p>
              </table:table-cell>
              <table:table-cell office:value-type="float" office:value="-58.2061828687957">
                <text:p>-58.20618286879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.9">
                <text:p>50.9</text:p>
              </table:table-cell>
              <table:table-cell office:value-type="float" office:value="-57.9941210401077">
                <text:p>-57.994121040107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">
                <text:p>51</text:p>
              </table:table-cell>
              <table:table-cell office:value-type="float" office:value="-57.7841798297067">
                <text:p>-57.784179829706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.1">
                <text:p>51.1</text:p>
              </table:table-cell>
              <table:table-cell office:value-type="float" office:value="-57.5763380314096">
                <text:p>-57.57633803140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.2">
                <text:p>51.2</text:p>
              </table:table-cell>
              <table:table-cell office:value-type="float" office:value="-57.3705746510955">
                <text:p>-57.37057465109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.3">
                <text:p>51.3</text:p>
              </table:table-cell>
              <table:table-cell office:value-type="float" office:value="-57.1668689045845">
                <text:p>-57.16686890458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.4">
                <text:p>51.4</text:p>
              </table:table-cell>
              <table:table-cell office:value-type="float" office:value="-56.9652002155387">
                <text:p>-56.96520021553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.5">
                <text:p>51.5</text:p>
              </table:table-cell>
              <table:table-cell office:value-type="float" office:value="-56.7655482133833">
                <text:p>-56.76554821338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.6">
                <text:p>51.6</text:p>
              </table:table-cell>
              <table:table-cell office:value-type="float" office:value="-56.5678927312495">
                <text:p>-56.56789273124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.7">
                <text:p>51.7</text:p>
              </table:table-cell>
              <table:table-cell office:value-type="float" office:value="-56.372213803937">
                <text:p>-56.37221380393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.8">
                <text:p>51.8</text:p>
              </table:table-cell>
              <table:table-cell office:value-type="float" office:value="-56.1784916658976">
                <text:p>-56.17849166589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.9">
                <text:p>51.9</text:p>
              </table:table-cell>
              <table:table-cell office:value-type="float" office:value="-55.9867067492386">
                <text:p>-55.98670674923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">
                <text:p>52</text:p>
              </table:table-cell>
              <table:table-cell office:value-type="float" office:value="-55.7968396817463">
                <text:p>-55.79683968174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.1">
                <text:p>52.1</text:p>
              </table:table-cell>
              <table:table-cell office:value-type="float" office:value="-55.6088712849288">
                <text:p>-55.60887128492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2">
                <text:p>52.2</text:p>
              </table:table-cell>
              <table:table-cell office:value-type="float" office:value="-55.4227825720795">
                <text:p>-55.42278257207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.3">
                <text:p>52.3</text:p>
              </table:table-cell>
              <table:table-cell office:value-type="float" office:value="-55.2385547463587">
                <text:p>-55.238554746358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.4">
                <text:p>52.4</text:p>
              </table:table-cell>
              <table:table-cell office:value-type="float" office:value="-55.0561691988951">
                <text:p>-55.056169198895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.5">
                <text:p>52.5</text:p>
              </table:table-cell>
              <table:table-cell office:value-type="float" office:value="-54.8756075069062">
                <text:p>-54.87560750690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.6">
                <text:p>52.6</text:p>
              </table:table-cell>
              <table:table-cell office:value-type="float" office:value="-54.6968514318371">
                <text:p>-54.696851431837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.7">
                <text:p>52.7</text:p>
              </table:table-cell>
              <table:table-cell office:value-type="float" office:value="-54.5198829175187">
                <text:p>-54.519882917518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.8">
                <text:p>52.8</text:p>
              </table:table-cell>
              <table:table-cell office:value-type="float" office:value="-54.3446840883435">
                <text:p>-54.34468408834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.9">
                <text:p>52.9</text:p>
              </table:table-cell>
              <table:table-cell office:value-type="float" office:value="-54.1712372474601">
                <text:p>-54.171237247460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">
                <text:p>53</text:p>
              </table:table-cell>
              <table:table-cell office:value-type="float" office:value="-53.9995248749855">
                <text:p>-53.99952487498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.1">
                <text:p>53.1</text:p>
              </table:table-cell>
              <table:table-cell office:value-type="float" office:value="-53.8295296262357">
                <text:p>-53.82952962623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.2">
                <text:p>53.2</text:p>
              </table:table-cell>
              <table:table-cell office:value-type="float" office:value="-53.6612343299733">
                <text:p>-53.66123432997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.3">
                <text:p>53.3</text:p>
              </table:table-cell>
              <table:table-cell office:value-type="float" office:value="-53.4946219866736">
                <text:p>-53.494621986673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.4">
                <text:p>53.4</text:p>
              </table:table-cell>
              <table:table-cell office:value-type="float" office:value="-53.3296757668068">
                <text:p>-53.32967576680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.5">
                <text:p>53.5</text:p>
              </table:table-cell>
              <table:table-cell office:value-type="float" office:value="-53.1663790091388">
                <text:p>-53.166379009138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.6">
                <text:p>53.6</text:p>
              </table:table-cell>
              <table:table-cell office:value-type="float" office:value="-53.0047152190474">
                <text:p>-53.00471521904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.7">
                <text:p>53.7</text:p>
              </table:table-cell>
              <table:table-cell office:value-type="float" office:value="-52.8446680668569">
                <text:p>-52.84466806685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.8">
                <text:p>53.8</text:p>
              </table:table-cell>
              <table:table-cell office:value-type="float" office:value="-52.6862213861883">
                <text:p>-52.68622138618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.9">
                <text:p>53.9</text:p>
              </table:table-cell>
              <table:table-cell office:value-type="float" office:value="-52.5293591723264">
                <text:p>-52.529359172326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">
                <text:p>54</text:p>
              </table:table-cell>
              <table:table-cell office:value-type="float" office:value="-52.3740655806032">
                <text:p>-52.37406558060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.1">
                <text:p>54.1</text:p>
              </table:table-cell>
              <table:table-cell office:value-type="float" office:value="-52.2203249247971">
                <text:p>-52.220324924797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.2">
                <text:p>54.2</text:p>
              </table:table-cell>
              <table:table-cell office:value-type="float" office:value="-52.0681216755492">
                <text:p>-52.06812167554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.3">
                <text:p>54.3</text:p>
              </table:table-cell>
              <table:table-cell office:value-type="float" office:value="-51.9174404587937">
                <text:p>-51.91744045879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.4">
                <text:p>54.4</text:p>
              </table:table-cell>
              <table:table-cell office:value-type="float" office:value="-51.7682660542057">
                <text:p>-51.76826605420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.5">
                <text:p>54.5</text:p>
              </table:table-cell>
              <table:table-cell office:value-type="float" office:value="-51.6205833936637">
                <text:p>-51.62058339366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.6">
                <text:p>54.6</text:p>
              </table:table-cell>
              <table:table-cell office:value-type="float" office:value="-51.4743775597271">
                <text:p>-51.47437755972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.7">
                <text:p>54.7</text:p>
              </table:table-cell>
              <table:table-cell office:value-type="float" office:value="-51.3296337841298">
                <text:p>-51.32963378412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.8">
                <text:p>54.8</text:p>
              </table:table-cell>
              <table:table-cell office:value-type="float" office:value="-51.1863374462885">
                <text:p>-51.186337446288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.9">
                <text:p>54.9</text:p>
              </table:table-cell>
              <table:table-cell office:value-type="float" office:value="-51.0444740718256">
                <text:p>-51.04447407182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">
                <text:p>55</text:p>
              </table:table-cell>
              <table:table-cell office:value-type="float" office:value="-50.9040293311073">
                <text:p>-50.904029331107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.1">
                <text:p>55.1</text:p>
              </table:table-cell>
              <table:table-cell office:value-type="float" office:value="-50.7649890377963">
                <text:p>-50.76498903779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.2">
                <text:p>55.2</text:p>
              </table:table-cell>
              <table:table-cell office:value-type="float" office:value="-50.6273391474183">
                <text:p>-50.627339147418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.3">
                <text:p>55.3</text:p>
              </table:table-cell>
              <table:table-cell office:value-type="float" office:value="-50.4910657559441">
                <text:p>-50.49106575594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.4">
                <text:p>55.4</text:p>
              </table:table-cell>
              <table:table-cell office:value-type="float" office:value="-50.3561550983847">
                <text:p>-50.356155098384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.5">
                <text:p>55.5</text:p>
              </table:table-cell>
              <table:table-cell office:value-type="float" office:value="-50.2225935474008">
                <text:p>-50.22259354740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.6">
                <text:p>55.6</text:p>
              </table:table-cell>
              <table:table-cell office:value-type="float" office:value="-50.0903676119268">
                <text:p>-50.090367611926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.7">
                <text:p>55.7</text:p>
              </table:table-cell>
              <table:table-cell office:value-type="float" office:value="-49.9594639358075">
                <text:p>-49.95946393580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.8">
                <text:p>55.8</text:p>
              </table:table-cell>
              <table:table-cell office:value-type="float" office:value="-49.8298692964495">
                <text:p>-49.829869296449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.9">
                <text:p>55.9</text:p>
              </table:table-cell>
              <table:table-cell office:value-type="float" office:value="-49.701570603485">
                <text:p>-49.70157060348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">
                <text:p>56</text:p>
              </table:table-cell>
              <table:table-cell office:value-type="float" office:value="-49.5745548974501">
                <text:p>-49.57455489745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.1">
                <text:p>56.1</text:p>
              </table:table-cell>
              <table:table-cell office:value-type="float" office:value="-49.4488093484756">
                <text:p>-49.448809348475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.2">
                <text:p>56.2</text:p>
              </table:table-cell>
              <table:table-cell office:value-type="float" office:value="-49.3243212549909">
                <text:p>-49.324321254990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.3">
                <text:p>56.3</text:p>
              </table:table-cell>
              <table:table-cell office:value-type="float" office:value="-49.201078042441">
                <text:p>-49.20107804244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.4">
                <text:p>56.4</text:p>
              </table:table-cell>
              <table:table-cell office:value-type="float" office:value="-49.0790672620166">
                <text:p>-49.07906726201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.5">
                <text:p>56.5</text:p>
              </table:table-cell>
              <table:table-cell office:value-type="float" office:value="-48.9582765893964">
                <text:p>-48.95827658939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.6">
                <text:p>56.6</text:p>
              </table:table-cell>
              <table:table-cell office:value-type="float" office:value="-48.8386938235024">
                <text:p>-48.83869382350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.7">
                <text:p>56.7</text:p>
              </table:table-cell>
              <table:table-cell office:value-type="float" office:value="-48.7203068852674">
                <text:p>-48.720306885267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.8">
                <text:p>56.8</text:p>
              </table:table-cell>
              <table:table-cell office:value-type="float" office:value="-48.6031038164147">
                <text:p>-48.60310381641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.9">
                <text:p>56.9</text:p>
              </table:table-cell>
              <table:table-cell office:value-type="float" office:value="-48.4870727782506">
                <text:p>-48.48707277825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">
                <text:p>57</text:p>
              </table:table-cell>
              <table:table-cell office:value-type="float" office:value="-48.3722020504681">
                <text:p>-48.37220205046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.1">
                <text:p>57.1</text:p>
              </table:table-cell>
              <table:table-cell office:value-type="float" office:value="-48.2584800299634">
                <text:p>-48.25848002996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.2">
                <text:p>57.2</text:p>
              </table:table-cell>
              <table:table-cell office:value-type="float" office:value="-48.1458952296638">
                <text:p>-48.145895229663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.3">
                <text:p>57.3</text:p>
              </table:table-cell>
              <table:table-cell office:value-type="float" office:value="-48.0344362773671">
                <text:p>-48.034436277367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.4">
                <text:p>57.4</text:p>
              </table:table-cell>
              <table:table-cell office:value-type="float" office:value="-47.9240919145934">
                <text:p>-47.924091914593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.5">
                <text:p>57.5</text:p>
              </table:table-cell>
              <table:table-cell office:value-type="float" office:value="-47.8148509954475">
                <text:p>-47.81485099544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.6">
                <text:p>57.6</text:p>
              </table:table-cell>
              <table:table-cell office:value-type="float" office:value="-47.706702485493">
                <text:p>-47.70670248549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.7">
                <text:p>57.7</text:p>
              </table:table-cell>
              <table:table-cell office:value-type="float" office:value="-47.5996354606381">
                <text:p>-47.599635460638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.8">
                <text:p>57.8</text:p>
              </table:table-cell>
              <table:table-cell office:value-type="float" office:value="-47.4936391060317">
                <text:p>-47.49363910603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.9">
                <text:p>57.9</text:p>
              </table:table-cell>
              <table:table-cell office:value-type="float" office:value="-47.3887027149714">
                <text:p>-47.388702714971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">
                <text:p>58</text:p>
              </table:table-cell>
              <table:table-cell office:value-type="float" office:value="-47.2848156878217">
                <text:p>-47.28481568782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.1">
                <text:p>58.1</text:p>
              </table:table-cell>
              <table:table-cell office:value-type="float" office:value="-47.1819675309435">
                <text:p>-47.181967530943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.2">
                <text:p>58.2</text:p>
              </table:table-cell>
              <table:table-cell office:value-type="float" office:value="-47.080147855634">
                <text:p>-47.0801478556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.3">
                <text:p>58.3</text:p>
              </table:table-cell>
              <table:table-cell office:value-type="float" office:value="-46.9793463770777">
                <text:p>-46.979346377077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.4">
                <text:p>58.4</text:p>
              </table:table-cell>
              <table:table-cell office:value-type="float" office:value="-46.8795529133069">
                <text:p>-46.879552913306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.5">
                <text:p>58.5</text:p>
              </table:table-cell>
              <table:table-cell office:value-type="float" office:value="-46.7807573841739">
                <text:p>-46.780757384173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.6">
                <text:p>58.6</text:p>
              </table:table-cell>
              <table:table-cell office:value-type="float" office:value="-46.6829498103321">
                <text:p>-46.68294981033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.7">
                <text:p>58.7</text:p>
              </table:table-cell>
              <table:table-cell office:value-type="float" office:value="-46.5861203122288">
                <text:p>-46.58612031222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.8">
                <text:p>58.8</text:p>
              </table:table-cell>
              <table:table-cell office:value-type="float" office:value="-46.4902591091065">
                <text:p>-46.490259109106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.9">
                <text:p>58.9</text:p>
              </table:table-cell>
              <table:table-cell office:value-type="float" office:value="-46.3953565180154">
                <text:p>-46.395356518015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">
                <text:p>59</text:p>
              </table:table-cell>
              <table:table-cell office:value-type="float" office:value="-46.3014029528353">
                <text:p>-46.30140295283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.1">
                <text:p>59.1</text:p>
              </table:table-cell>
              <table:table-cell office:value-type="float" office:value="-46.2083889233069">
                <text:p>-46.20838892330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.2">
                <text:p>59.2</text:p>
              </table:table-cell>
              <table:table-cell office:value-type="float" office:value="-46.1163050340739">
                <text:p>-46.116305034073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.3">
                <text:p>59.3</text:p>
              </table:table-cell>
              <table:table-cell office:value-type="float" office:value="-46.0251419837331">
                <text:p>-46.02514198373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.4">
                <text:p>59.4</text:p>
              </table:table-cell>
              <table:table-cell office:value-type="float" office:value="-45.9348905638958">
                <text:p>-45.934890563895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">
                <text:p>59.5</text:p>
              </table:table-cell>
              <table:table-cell office:value-type="float" office:value="-45.8455416582568">
                <text:p>-45.84554165825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.6">
                <text:p>59.6</text:p>
              </table:table-cell>
              <table:table-cell office:value-type="float" office:value="-45.7570862416743">
                <text:p>-45.757086241674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.7">
                <text:p>59.7</text:p>
              </table:table-cell>
              <table:table-cell office:value-type="float" office:value="-45.6695153792575">
                <text:p>-45.66951537925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.8">
                <text:p>59.8</text:p>
              </table:table-cell>
              <table:table-cell office:value-type="float" office:value="-45.5828202254649">
                <text:p>-45.582820225464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.9">
                <text:p>59.9</text:p>
              </table:table-cell>
              <table:table-cell office:value-type="float" office:value="-45.4969920232103">
                <text:p>-45.496992023210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">
                <text:p>60</text:p>
              </table:table-cell>
              <table:table-cell office:value-type="float" office:value="-45.4120221029782">
                <text:p>-45.412022102978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1">
                <text:p>60.1</text:p>
              </table:table-cell>
              <table:table-cell office:value-type="float" office:value="-45.3279018819484">
                <text:p>-45.32790188194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2">
                <text:p>60.2</text:p>
              </table:table-cell>
              <table:table-cell office:value-type="float" office:value="-45.2446228631289">
                <text:p>-45.24462286312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3">
                <text:p>60.3</text:p>
              </table:table-cell>
              <table:table-cell office:value-type="float" office:value="-45.1621766344976">
                <text:p>-45.16217663449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.4">
                <text:p>60.4</text:p>
              </table:table-cell>
              <table:table-cell office:value-type="float" office:value="-45.0805548681527">
                <text:p>-45.080554868152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.5">
                <text:p>60.5</text:p>
              </table:table-cell>
              <table:table-cell office:value-type="float" office:value="-44.9997493194711">
                <text:p>-44.99974931947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.6">
                <text:p>60.6</text:p>
              </table:table-cell>
              <table:table-cell office:value-type="float" office:value="-44.9197518262764">
                <text:p>-44.91975182627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.7">
                <text:p>60.7</text:p>
              </table:table-cell>
              <table:table-cell office:value-type="float" office:value="-44.8405543080137">
                <text:p>-44.840554308013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.8">
                <text:p>60.8</text:p>
              </table:table-cell>
              <table:table-cell office:value-type="float" office:value="-44.7621487649335">
                <text:p>-44.762148764933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.9">
                <text:p>60.9</text:p>
              </table:table-cell>
              <table:table-cell office:value-type="float" office:value="-44.6845272772842">
                <text:p>-44.68452727728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">
                <text:p>61</text:p>
              </table:table-cell>
              <table:table-cell office:value-type="float" office:value="-44.6076820045113">
                <text:p>-44.60768200451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1">
                <text:p>61.1</text:p>
              </table:table-cell>
              <table:table-cell office:value-type="float" office:value="-44.5316051844662">
                <text:p>-44.53160518446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2">
                <text:p>61.2</text:p>
              </table:table-cell>
              <table:table-cell office:value-type="float" office:value="-44.4562891326216">
                <text:p>-44.45628913262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3">
                <text:p>61.3</text:p>
              </table:table-cell>
              <table:table-cell office:value-type="float" office:value="-44.3817262412953">
                <text:p>-44.381726241295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4">
                <text:p>61.4</text:p>
              </table:table-cell>
              <table:table-cell office:value-type="float" office:value="-44.3079089788824">
                <text:p>-44.30790897888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5">
                <text:p>61.5</text:p>
              </table:table-cell>
              <table:table-cell office:value-type="float" office:value="-44.2348298890936">
                <text:p>-44.234829889093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6">
                <text:p>61.6</text:p>
              </table:table-cell>
              <table:table-cell office:value-type="float" office:value="-44.1624815902026">
                <text:p>-44.162481590202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7">
                <text:p>61.7</text:p>
              </table:table-cell>
              <table:table-cell office:value-type="float" office:value="-44.0908567743006">
                <text:p>-44.090856774300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.8">
                <text:p>61.8</text:p>
              </table:table-cell>
              <table:table-cell office:value-type="float" office:value="-44.0199482065576">
                <text:p>-44.01994820655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.9">
                <text:p>61.9</text:p>
              </table:table-cell>
              <table:table-cell office:value-type="float" office:value="-43.949748724492">
                <text:p>-43.9497487244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">
                <text:p>62</text:p>
              </table:table-cell>
              <table:table-cell office:value-type="float" office:value="-43.8802512372471">
                <text:p>-43.880251237247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.1">
                <text:p>62.1</text:p>
              </table:table-cell>
              <table:table-cell office:value-type="float" office:value="-43.8114487248746">
                <text:p>-43.811448724874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.2">
                <text:p>62.2</text:p>
              </table:table-cell>
              <table:table-cell office:value-type="float" office:value="-43.7433342376259">
                <text:p>-43.743334237625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.3">
                <text:p>62.3</text:p>
              </table:table-cell>
              <table:table-cell office:value-type="float" office:value="-43.6759008952496">
                <text:p>-43.675900895249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.4">
                <text:p>62.4</text:p>
              </table:table-cell>
              <table:table-cell office:value-type="float" office:value="-43.6091418862971">
                <text:p>-43.609141886297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.5">
                <text:p>62.5</text:p>
              </table:table-cell>
              <table:table-cell office:value-type="float" office:value="-43.5430504674341">
                <text:p>-43.543050467434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.6">
                <text:p>62.6</text:p>
              </table:table-cell>
              <table:table-cell office:value-type="float" office:value="-43.4776199627598">
                <text:p>-43.477619962759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.7">
                <text:p>62.7</text:p>
              </table:table-cell>
              <table:table-cell office:value-type="float" office:value="-43.4128437631322">
                <text:p>-43.412843763132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.8">
                <text:p>62.8</text:p>
              </table:table-cell>
              <table:table-cell office:value-type="float" office:value="-43.3487153255009">
                <text:p>-43.348715325500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.9">
                <text:p>62.9</text:p>
              </table:table-cell>
              <table:table-cell office:value-type="float" office:value="-43.2852281722459">
                <text:p>-43.285228172245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">
                <text:p>63</text:p>
              </table:table-cell>
              <table:table-cell office:value-type="float" office:value="-43.2223758905234">
                <text:p>-43.222375890523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.1">
                <text:p>63.1</text:p>
              </table:table-cell>
              <table:table-cell office:value-type="float" office:value="-43.1601521316182">
                <text:p>-43.160152131618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.2">
                <text:p>63.2</text:p>
              </table:table-cell>
              <table:table-cell office:value-type="float" office:value="-43.098550610302">
                <text:p>-43.0985506103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3">
                <text:p>63.3</text:p>
              </table:table-cell>
              <table:table-cell office:value-type="float" office:value="-43.037565104199">
                <text:p>-43.03756510419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.4">
                <text:p>63.4</text:p>
              </table:table-cell>
              <table:table-cell office:value-type="float" office:value="-42.977189453157">
                <text:p>-42.97718945315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.5">
                <text:p>63.5</text:p>
              </table:table-cell>
              <table:table-cell office:value-type="float" office:value="-42.9174175586254">
                <text:p>-42.917417558625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.6">
                <text:p>63.6</text:p>
              </table:table-cell>
              <table:table-cell office:value-type="float" office:value="-42.8582433830392">
                <text:p>-42.858243383039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.7">
                <text:p>63.7</text:p>
              </table:table-cell>
              <table:table-cell office:value-type="float" office:value="-42.7996609492088">
                <text:p>-42.799660949208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.8">
                <text:p>63.8</text:p>
              </table:table-cell>
              <table:table-cell office:value-type="float" office:value="-42.7416643397167">
                <text:p>-42.741664339716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.9">
                <text:p>63.9</text:p>
              </table:table-cell>
              <table:table-cell office:value-type="float" office:value="-42.6842476963195">
                <text:p>-42.68424769631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">
                <text:p>64</text:p>
              </table:table-cell>
              <table:table-cell office:value-type="float" office:value="-42.6274052193563">
                <text:p>-42.62740521935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.1">
                <text:p>64.1</text:p>
              </table:table-cell>
              <table:table-cell office:value-type="float" office:value="-42.5711311671628">
                <text:p>-42.57113116716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.2">
                <text:p>64.2</text:p>
              </table:table-cell>
              <table:table-cell office:value-type="float" office:value="-42.5154198554911">
                <text:p>-42.51541985549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.3">
                <text:p>64.3</text:p>
              </table:table-cell>
              <table:table-cell office:value-type="float" office:value="-42.4602656569362">
                <text:p>-42.460265656936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.4">
                <text:p>64.4</text:p>
              </table:table-cell>
              <table:table-cell office:value-type="float" office:value="-42.4056630003668">
                <text:p>-42.40566300036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.5">
                <text:p>64.5</text:p>
              </table:table-cell>
              <table:table-cell office:value-type="float" office:value="-42.3516063703632">
                <text:p>-42.35160637036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.6">
                <text:p>64.6</text:p>
              </table:table-cell>
              <table:table-cell office:value-type="float" office:value="-42.2980903066595">
                <text:p>-42.298090306659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.7">
                <text:p>64.7</text:p>
              </table:table-cell>
              <table:table-cell office:value-type="float" office:value="-42.245109403593">
                <text:p>-42.24510940359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.8">
                <text:p>64.8</text:p>
              </table:table-cell>
              <table:table-cell office:value-type="float" office:value="-42.192658309557">
                <text:p>-42.19265830955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.9">
                <text:p>64.9</text:p>
              </table:table-cell>
              <table:table-cell office:value-type="float" office:value="-42.1407317264614">
                <text:p>-42.14073172646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">
                <text:p>65</text:p>
              </table:table-cell>
              <table:table-cell office:value-type="float" office:value="-42.0893244091968">
                <text:p>-42.089324409196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.1">
                <text:p>65.1</text:p>
              </table:table-cell>
              <table:table-cell office:value-type="float" office:value="-42.0384311651049">
                <text:p>-42.03843116510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.2">
                <text:p>65.2</text:p>
              </table:table-cell>
              <table:table-cell office:value-type="float" office:value="-41.9880468534538">
                <text:p>-41.988046853453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.3">
                <text:p>65.3</text:p>
              </table:table-cell>
              <table:table-cell office:value-type="float" office:value="-41.9381663849193">
                <text:p>-41.938166384919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.4">
                <text:p>65.4</text:p>
              </table:table-cell>
              <table:table-cell office:value-type="float" office:value="-41.8887847210701">
                <text:p>-41.888784721070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.5">
                <text:p>65.5</text:p>
              </table:table-cell>
              <table:table-cell office:value-type="float" office:value="-41.8398968738594">
                <text:p>-41.839896873859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.6">
                <text:p>65.6</text:p>
              </table:table-cell>
              <table:table-cell office:value-type="float" office:value="-41.7914979051208">
                <text:p>-41.79149790512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7">
                <text:p>65.7</text:p>
              </table:table-cell>
              <table:table-cell office:value-type="float" office:value="-41.7435829260696">
                <text:p>-41.743582926069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.8">
                <text:p>65.8</text:p>
              </table:table-cell>
              <table:table-cell office:value-type="float" office:value="-41.6961470968089">
                <text:p>-41.696147096808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.9">
                <text:p>65.9</text:p>
              </table:table-cell>
              <table:table-cell office:value-type="float" office:value="-41.6491856258408">
                <text:p>-41.649185625840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">
                <text:p>66</text:p>
              </table:table-cell>
              <table:table-cell office:value-type="float" office:value="-41.6026937695824">
                <text:p>-41.602693769582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1">
                <text:p>66.1</text:p>
              </table:table-cell>
              <table:table-cell office:value-type="float" office:value="-41.5566668318866">
                <text:p>-41.556666831886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.2">
                <text:p>66.2</text:p>
              </table:table-cell>
              <table:table-cell office:value-type="float" office:value="-41.5111001635677">
                <text:p>-41.511100163567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.3">
                <text:p>66.3</text:p>
              </table:table-cell>
              <table:table-cell office:value-type="float" office:value="-41.465989161932">
                <text:p>-41.4659891619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.4">
                <text:p>66.4</text:p>
              </table:table-cell>
              <table:table-cell office:value-type="float" office:value="-41.4213292703127">
                <text:p>-41.42132927031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.5">
                <text:p>66.5</text:p>
              </table:table-cell>
              <table:table-cell office:value-type="float" office:value="-41.3771159776096">
                <text:p>-41.377115977609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.6">
                <text:p>66.6</text:p>
              </table:table-cell>
              <table:table-cell office:value-type="float" office:value="-41.3333448178335">
                <text:p>-41.33334481783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.7">
                <text:p>66.7</text:p>
              </table:table-cell>
              <table:table-cell office:value-type="float" office:value="-41.2900113696552">
                <text:p>-41.29001136965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.8">
                <text:p>66.8</text:p>
              </table:table-cell>
              <table:table-cell office:value-type="float" office:value="-41.2471112559586">
                <text:p>-41.247111255958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.9">
                <text:p>66.9</text:p>
              </table:table-cell>
              <table:table-cell office:value-type="float" office:value="-41.204640143399">
                <text:p>-41.2046401433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">
                <text:p>67</text:p>
              </table:table-cell>
              <table:table-cell office:value-type="float" office:value="-41.162593741965">
                <text:p>-41.1625937419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.1">
                <text:p>67.1</text:p>
              </table:table-cell>
              <table:table-cell office:value-type="float" office:value="-41.1209678045454">
                <text:p>-41.120967804545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.2">
                <text:p>67.2</text:p>
              </table:table-cell>
              <table:table-cell office:value-type="float" office:value="-41.0797581264999">
                <text:p>-41.079758126499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.3">
                <text:p>67.3</text:p>
              </table:table-cell>
              <table:table-cell office:value-type="float" office:value="-41.0389605452349">
                <text:p>-41.03896054523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.4">
                <text:p>67.4</text:p>
              </table:table-cell>
              <table:table-cell office:value-type="float" office:value="-40.9985709397826">
                <text:p>-40.998570939782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.5">
                <text:p>67.5</text:p>
              </table:table-cell>
              <table:table-cell office:value-type="float" office:value="-40.9585852303847">
                <text:p>-40.958585230384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.6">
                <text:p>67.6</text:p>
              </table:table-cell>
              <table:table-cell office:value-type="float" office:value="-40.9189993780809">
                <text:p>-40.918999378080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.7">
                <text:p>67.7</text:p>
              </table:table-cell>
              <table:table-cell office:value-type="float" office:value="-40.8798093843001">
                <text:p>-40.879809384300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.8">
                <text:p>67.8</text:p>
              </table:table-cell>
              <table:table-cell office:value-type="float" office:value="-40.8410112904571">
                <text:p>-40.84101129045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.9">
                <text:p>67.9</text:p>
              </table:table-cell>
              <table:table-cell office:value-type="float" office:value="-40.8026011775525">
                <text:p>-40.80260117755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">
                <text:p>68</text:p>
              </table:table-cell>
              <table:table-cell office:value-type="float" office:value="-40.764575165777">
                <text:p>-40.7645751657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.1">
                <text:p>68.1</text:p>
              </table:table-cell>
              <table:table-cell office:value-type="float" office:value="-40.7269294141192">
                <text:p>-40.726929414119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.2">
                <text:p>68.2</text:p>
              </table:table-cell>
              <table:table-cell office:value-type="float" office:value="-40.689660119978">
                <text:p>-40.68966011997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.3">
                <text:p>68.3</text:p>
              </table:table-cell>
              <table:table-cell office:value-type="float" office:value="-40.6527635187783">
                <text:p>-40.65276351877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.4">
                <text:p>68.4</text:p>
              </table:table-cell>
              <table:table-cell office:value-type="float" office:value="-40.6162358835905">
                <text:p>-40.61623588359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.5">
                <text:p>68.5</text:p>
              </table:table-cell>
              <table:table-cell office:value-type="float" office:value="-40.5800735247546">
                <text:p>-40.580073524754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.6">
                <text:p>68.6</text:p>
              </table:table-cell>
              <table:table-cell office:value-type="float" office:value="-40.544272789507">
                <text:p>-40.5442727895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.7">
                <text:p>68.7</text:p>
              </table:table-cell>
              <table:table-cell office:value-type="float" office:value="-40.508830061612">
                <text:p>-40.5088300616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.8">
                <text:p>68.8</text:p>
              </table:table-cell>
              <table:table-cell office:value-type="float" office:value="-40.4737417609958">
                <text:p>-40.47374176099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.9">
                <text:p>68.9</text:p>
              </table:table-cell>
              <table:table-cell office:value-type="float" office:value="-40.4390043433859">
                <text:p>-40.43900434338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">
                <text:p>69</text:p>
              </table:table-cell>
              <table:table-cell office:value-type="float" office:value="-40.404614299952">
                <text:p>-40.40461429995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.1">
                <text:p>69.1</text:p>
              </table:table-cell>
              <table:table-cell office:value-type="float" office:value="-40.3705681569525">
                <text:p>-40.37056815695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.2">
                <text:p>69.2</text:p>
              </table:table-cell>
              <table:table-cell office:value-type="float" office:value="-40.336862475383">
                <text:p>-40.33686247538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.3">
                <text:p>69.3</text:p>
              </table:table-cell>
              <table:table-cell office:value-type="float" office:value="-40.3034938506291">
                <text:p>-40.30349385062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.4">
                <text:p>69.4</text:p>
              </table:table-cell>
              <table:table-cell office:value-type="float" office:value="-40.2704589121228">
                <text:p>-40.270458912122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.5">
                <text:p>69.5</text:p>
              </table:table-cell>
              <table:table-cell office:value-type="float" office:value="-40.2377543230016">
                <text:p>-40.23775432300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.6">
                <text:p>69.6</text:p>
              </table:table-cell>
              <table:table-cell office:value-type="float" office:value="-40.2053767797716">
                <text:p>-40.20537677977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.7">
                <text:p>69.7</text:p>
              </table:table-cell>
              <table:table-cell office:value-type="float" office:value="-40.1733230119739">
                <text:p>-40.173323011973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.8">
                <text:p>69.8</text:p>
              </table:table-cell>
              <table:table-cell office:value-type="float" office:value="-40.1415897818541">
                <text:p>-40.141589781854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.9">
                <text:p>69.9</text:p>
              </table:table-cell>
              <table:table-cell office:value-type="float" office:value="-40.1101738840356">
                <text:p>-40.110173884035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">
                <text:p>70</text:p>
              </table:table-cell>
              <table:table-cell office:value-type="float" office:value="-40.0790721451953">
                <text:p>-40.079072145195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1">
                <text:p>70.1</text:p>
              </table:table-cell>
              <table:table-cell office:value-type="float" office:value="-40.0482814237433">
                <text:p>-40.04828142374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2">
                <text:p>70.2</text:p>
              </table:table-cell>
              <table:table-cell office:value-type="float" office:value="-40.0177986095059">
                <text:p>-40.017798609505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.3">
                <text:p>7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.4">
                <text:p>70.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.5">
                <text:p>70.5</text:p>
              </table:table-cell>
              <table:table-cell office:value-type="float" office:value="-69.67">
                <text:p>-69.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.6">
                <text:p>70.6</text:p>
              </table:table-cell>
              <table:table-cell office:value-type="float" office:value="-69.3433">
                <text:p>-69.343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7">
                <text:p>70.7</text:p>
              </table:table-cell>
              <table:table-cell office:value-type="float" office:value="-69.019867">
                <text:p>-69.0198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8">
                <text:p>70.8</text:p>
              </table:table-cell>
              <table:table-cell office:value-type="float" office:value="-68.69966833">
                <text:p>-68.6996683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.9">
                <text:p>70.9</text:p>
              </table:table-cell>
              <table:table-cell office:value-type="float" office:value="-68.3826716467">
                <text:p>-68.382671646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">
                <text:p>71</text:p>
              </table:table-cell>
              <table:table-cell office:value-type="float" office:value="-68.068844930233">
                <text:p>-68.06884493023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1">
                <text:p>71.1</text:p>
              </table:table-cell>
              <table:table-cell office:value-type="float" office:value="-67.7581564809307">
                <text:p>-67.758156480930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2">
                <text:p>71.2</text:p>
              </table:table-cell>
              <table:table-cell office:value-type="float" office:value="-67.4505749161214">
                <text:p>-67.45057491612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3">
                <text:p>71.3</text:p>
              </table:table-cell>
              <table:table-cell office:value-type="float" office:value="-67.1460691669602">
                <text:p>-67.146069166960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4">
                <text:p>71.4</text:p>
              </table:table-cell>
              <table:table-cell office:value-type="float" office:value="-66.8446084752905">
                <text:p>-66.84460847529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5">
                <text:p>71.5</text:p>
              </table:table-cell>
              <table:table-cell office:value-type="float" office:value="-66.5461623905376">
                <text:p>-66.546162390537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6">
                <text:p>71.6</text:p>
              </table:table-cell>
              <table:table-cell office:value-type="float" office:value="-66.2507007666323">
                <text:p>-66.25070076663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7">
                <text:p>71.7</text:p>
              </table:table-cell>
              <table:table-cell office:value-type="float" office:value="-65.9581937589659">
                <text:p>-65.958193758965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8">
                <text:p>71.8</text:p>
              </table:table-cell>
              <table:table-cell office:value-type="float" office:value="-65.6686118213763">
                <text:p>-65.668611821376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.9">
                <text:p>71.9</text:p>
              </table:table-cell>
              <table:table-cell office:value-type="float" office:value="-65.3819257031625">
                <text:p>-65.38192570316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">
                <text:p>72</text:p>
              </table:table-cell>
              <table:table-cell office:value-type="float" office:value="-65.0981064461309">
                <text:p>-65.098106446130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1">
                <text:p>72.1</text:p>
              </table:table-cell>
              <table:table-cell office:value-type="float" office:value="-64.8171253816696">
                <text:p>-64.81712538166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2">
                <text:p>72.2</text:p>
              </table:table-cell>
              <table:table-cell office:value-type="float" office:value="-64.5389541278529">
                <text:p>-64.538954127852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3">
                <text:p>72.3</text:p>
              </table:table-cell>
              <table:table-cell office:value-type="float" office:value="-64.2635645865744">
                <text:p>-64.263564586574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4">
                <text:p>72.4</text:p>
              </table:table-cell>
              <table:table-cell office:value-type="float" office:value="-63.9909289407086">
                <text:p>-63.990928940708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.5">
                <text:p>72.5</text:p>
              </table:table-cell>
              <table:table-cell office:value-type="float" office:value="-63.7210196513015">
                <text:p>-63.72101965130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.6">
                <text:p>72.6</text:p>
              </table:table-cell>
              <table:table-cell office:value-type="float" office:value="-63.4538094547885">
                <text:p>-63.45380945478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.7">
                <text:p>72.7</text:p>
              </table:table-cell>
              <table:table-cell office:value-type="float" office:value="-63.1892713602406">
                <text:p>-63.189271360240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.8">
                <text:p>72.8</text:p>
              </table:table-cell>
              <table:table-cell office:value-type="float" office:value="-62.9273786466382">
                <text:p>-62.927378646638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.9">
                <text:p>72.9</text:p>
              </table:table-cell>
              <table:table-cell office:value-type="float" office:value="-62.6681048601718">
                <text:p>-62.66810486017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">
                <text:p>73</text:p>
              </table:table-cell>
              <table:table-cell office:value-type="float" office:value="-62.4114238115701">
                <text:p>-62.411423811570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1">
                <text:p>73.1</text:p>
              </table:table-cell>
              <table:table-cell office:value-type="float" office:value="-62.1573095734544">
                <text:p>-62.15730957345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.2">
                <text:p>73.2</text:p>
              </table:table-cell>
              <table:table-cell office:value-type="float" office:value="-61.9057364777199">
                <text:p>-61.905736477719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.3">
                <text:p>73.3</text:p>
              </table:table-cell>
              <table:table-cell office:value-type="float" office:value="-61.6566791129427">
                <text:p>-61.656679112942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.4">
                <text:p>73.4</text:p>
              </table:table-cell>
              <table:table-cell office:value-type="float" office:value="-61.4101123218132">
                <text:p>-61.410112321813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.5">
                <text:p>73.5</text:p>
              </table:table-cell>
              <table:table-cell office:value-type="float" office:value="-61.1660111985951">
                <text:p>-61.166011198595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.6">
                <text:p>73.6</text:p>
              </table:table-cell>
              <table:table-cell office:value-type="float" office:value="-60.9243510866092">
                <text:p>-60.924351086609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.7">
                <text:p>73.7</text:p>
              </table:table-cell>
              <table:table-cell office:value-type="float" office:value="-60.6851075757431">
                <text:p>-60.685107575743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.8">
                <text:p>73.8</text:p>
              </table:table-cell>
              <table:table-cell office:value-type="float" office:value="-60.4482564999856">
                <text:p>-60.44825649998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.9">
                <text:p>73.9</text:p>
              </table:table-cell>
              <table:table-cell office:value-type="float" office:value="-60.2137739349858">
                <text:p>-60.213773934985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">
                <text:p>74</text:p>
              </table:table-cell>
              <table:table-cell office:value-type="float" office:value="-59.9816361956359">
                <text:p>-59.981636195635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.1">
                <text:p>74.1</text:p>
              </table:table-cell>
              <table:table-cell office:value-type="float" office:value="-59.7518198336796">
                <text:p>-59.751819833679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.2">
                <text:p>74.2</text:p>
              </table:table-cell>
              <table:table-cell office:value-type="float" office:value="-59.5243016353428">
                <text:p>-59.524301635342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.3">
                <text:p>74.3</text:p>
              </table:table-cell>
              <table:table-cell office:value-type="float" office:value="-59.2990586189893">
                <text:p>-59.29905861898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.4">
                <text:p>74.4</text:p>
              </table:table-cell>
              <table:table-cell office:value-type="float" office:value="-59.0760680327995">
                <text:p>-59.07606803279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.5">
                <text:p>74.5</text:p>
              </table:table-cell>
              <table:table-cell office:value-type="float" office:value="-58.8553073524715">
                <text:p>-58.85530735247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.6">
                <text:p>74.6</text:p>
              </table:table-cell>
              <table:table-cell office:value-type="float" office:value="-58.6367542789467">
                <text:p>-58.636754278946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.7">
                <text:p>74.7</text:p>
              </table:table-cell>
              <table:table-cell office:value-type="float" office:value="-58.4203867361573">
                <text:p>-58.420386736157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.8">
                <text:p>74.8</text:p>
              </table:table-cell>
              <table:table-cell office:value-type="float" office:value="-58.2061828687957">
                <text:p>-58.206182868795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.9">
                <text:p>74.9</text:p>
              </table:table-cell>
              <table:table-cell office:value-type="float" office:value="-57.9941210401077">
                <text:p>-57.994121040107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">
                <text:p>75</text:p>
              </table:table-cell>
              <table:table-cell office:value-type="float" office:value="-57.7841798297067">
                <text:p>-57.784179829706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.1">
                <text:p>75.1</text:p>
              </table:table-cell>
              <table:table-cell office:value-type="float" office:value="-57.5763380314096">
                <text:p>-57.576338031409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.2">
                <text:p>75.2</text:p>
              </table:table-cell>
              <table:table-cell office:value-type="float" office:value="-57.3705746510955">
                <text:p>-57.37057465109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3">
                <text:p>75.3</text:p>
              </table:table-cell>
              <table:table-cell office:value-type="float" office:value="-57.1668689045845">
                <text:p>-57.166868904584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.4">
                <text:p>75.4</text:p>
              </table:table-cell>
              <table:table-cell office:value-type="float" office:value="-56.9652002155387">
                <text:p>-56.965200215538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.5">
                <text:p>75.5</text:p>
              </table:table-cell>
              <table:table-cell office:value-type="float" office:value="-56.7655482133833">
                <text:p>-56.76554821338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.6">
                <text:p>75.6</text:p>
              </table:table-cell>
              <table:table-cell office:value-type="float" office:value="-56.5678927312495">
                <text:p>-56.56789273124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.7">
                <text:p>75.7</text:p>
              </table:table-cell>
              <table:table-cell office:value-type="float" office:value="-56.372213803937">
                <text:p>-56.37221380393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.8">
                <text:p>75.8</text:p>
              </table:table-cell>
              <table:table-cell office:value-type="float" office:value="-56.1784916658976">
                <text:p>-56.178491665897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.9">
                <text:p>75.9</text:p>
              </table:table-cell>
              <table:table-cell office:value-type="float" office:value="-55.9867067492386">
                <text:p>-55.986706749238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">
                <text:p>76</text:p>
              </table:table-cell>
              <table:table-cell office:value-type="float" office:value="-55.7968396817463">
                <text:p>-55.79683968174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.1">
                <text:p>76.1</text:p>
              </table:table-cell>
              <table:table-cell office:value-type="float" office:value="-55.6088712849288">
                <text:p>-55.608871284928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.2">
                <text:p>76.2</text:p>
              </table:table-cell>
              <table:table-cell office:value-type="float" office:value="-55.4227825720795">
                <text:p>-55.422782572079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.3">
                <text:p>76.3</text:p>
              </table:table-cell>
              <table:table-cell office:value-type="float" office:value="-55.2385547463587">
                <text:p>-55.238554746358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.4">
                <text:p>76.4</text:p>
              </table:table-cell>
              <table:table-cell office:value-type="float" office:value="-55.0561691988951">
                <text:p>-55.056169198895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.5">
                <text:p>76.5</text:p>
              </table:table-cell>
              <table:table-cell office:value-type="float" office:value="-54.8756075069062">
                <text:p>-54.875607506906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.6">
                <text:p>76.6</text:p>
              </table:table-cell>
              <table:table-cell office:value-type="float" office:value="-54.6968514318371">
                <text:p>-54.696851431837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.7">
                <text:p>76.7</text:p>
              </table:table-cell>
              <table:table-cell office:value-type="float" office:value="-54.5198829175187">
                <text:p>-54.519882917518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.8">
                <text:p>76.8</text:p>
              </table:table-cell>
              <table:table-cell office:value-type="float" office:value="-54.3446840883435">
                <text:p>-54.344684088343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.9">
                <text:p>76.9</text:p>
              </table:table-cell>
              <table:table-cell office:value-type="float" office:value="-54.1712372474601">
                <text:p>-54.171237247460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">
                <text:p>77</text:p>
              </table:table-cell>
              <table:table-cell office:value-type="float" office:value="-53.9995248749855">
                <text:p>-53.99952487498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.1">
                <text:p>77.1</text:p>
              </table:table-cell>
              <table:table-cell office:value-type="float" office:value="-53.8295296262357">
                <text:p>-53.829529626235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.2">
                <text:p>77.2</text:p>
              </table:table-cell>
              <table:table-cell office:value-type="float" office:value="-53.6612343299733">
                <text:p>-53.66123432997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.3">
                <text:p>77.3</text:p>
              </table:table-cell>
              <table:table-cell office:value-type="float" office:value="-53.4946219866736">
                <text:p>-53.49462198667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.4">
                <text:p>77.4</text:p>
              </table:table-cell>
              <table:table-cell office:value-type="float" office:value="-53.3296757668068">
                <text:p>-53.329675766806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.5">
                <text:p>77.5</text:p>
              </table:table-cell>
              <table:table-cell office:value-type="float" office:value="-53.1663790091388">
                <text:p>-53.166379009138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.6">
                <text:p>77.6</text:p>
              </table:table-cell>
              <table:table-cell office:value-type="float" office:value="-53.0047152190474">
                <text:p>-53.004715219047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.7">
                <text:p>77.7</text:p>
              </table:table-cell>
              <table:table-cell office:value-type="float" office:value="-52.8446680668569">
                <text:p>-52.844668066856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.8">
                <text:p>77.8</text:p>
              </table:table-cell>
              <table:table-cell office:value-type="float" office:value="-52.6862213861883">
                <text:p>-52.686221386188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.9">
                <text:p>77.9</text:p>
              </table:table-cell>
              <table:table-cell office:value-type="float" office:value="-52.5293591723264">
                <text:p>-52.529359172326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">
                <text:p>78</text:p>
              </table:table-cell>
              <table:table-cell office:value-type="float" office:value="-52.3740655806032">
                <text:p>-52.374065580603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.1">
                <text:p>78.1</text:p>
              </table:table-cell>
              <table:table-cell office:value-type="float" office:value="-52.2203249247971">
                <text:p>-52.22032492479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.2">
                <text:p>78.2</text:p>
              </table:table-cell>
              <table:table-cell office:value-type="float" office:value="-52.0681216755492">
                <text:p>-52.068121675549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.3">
                <text:p>78.3</text:p>
              </table:table-cell>
              <table:table-cell office:value-type="float" office:value="-51.9174404587937">
                <text:p>-51.91744045879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.4">
                <text:p>78.4</text:p>
              </table:table-cell>
              <table:table-cell office:value-type="float" office:value="-51.7682660542057">
                <text:p>-51.768266054205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.5">
                <text:p>78.5</text:p>
              </table:table-cell>
              <table:table-cell office:value-type="float" office:value="-51.6205833936637">
                <text:p>-51.620583393663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.6">
                <text:p>78.6</text:p>
              </table:table-cell>
              <table:table-cell office:value-type="float" office:value="-51.4743775597271">
                <text:p>-51.474377559727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.7">
                <text:p>78.7</text:p>
              </table:table-cell>
              <table:table-cell office:value-type="float" office:value="-51.3296337841298">
                <text:p>-51.329633784129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.8">
                <text:p>78.8</text:p>
              </table:table-cell>
              <table:table-cell office:value-type="float" office:value="-51.1863374462885">
                <text:p>-51.186337446288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.9">
                <text:p>78.9</text:p>
              </table:table-cell>
              <table:table-cell office:value-type="float" office:value="-51.0444740718256">
                <text:p>-51.044474071825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">
                <text:p>79</text:p>
              </table:table-cell>
              <table:table-cell office:value-type="float" office:value="-50.9040293311073">
                <text:p>-50.904029331107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.1">
                <text:p>79.1</text:p>
              </table:table-cell>
              <table:table-cell office:value-type="float" office:value="-50.7649890377963">
                <text:p>-50.764989037796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.2">
                <text:p>79.2</text:p>
              </table:table-cell>
              <table:table-cell office:value-type="float" office:value="-50.6273391474183">
                <text:p>-50.627339147418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.3">
                <text:p>79.3</text:p>
              </table:table-cell>
              <table:table-cell office:value-type="float" office:value="-50.4910657559441">
                <text:p>-50.491065755944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.4">
                <text:p>79.4</text:p>
              </table:table-cell>
              <table:table-cell office:value-type="float" office:value="-50.3561550983847">
                <text:p>-50.356155098384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.5">
                <text:p>79.5</text:p>
              </table:table-cell>
              <table:table-cell office:value-type="float" office:value="-50.2225935474008">
                <text:p>-50.222593547400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.6">
                <text:p>79.6</text:p>
              </table:table-cell>
              <table:table-cell office:value-type="float" office:value="-50.0903676119268">
                <text:p>-50.090367611926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.7">
                <text:p>79.7</text:p>
              </table:table-cell>
              <table:table-cell office:value-type="float" office:value="-49.9594639358075">
                <text:p>-49.95946393580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.8">
                <text:p>79.8</text:p>
              </table:table-cell>
              <table:table-cell office:value-type="float" office:value="-49.8298692964495">
                <text:p>-49.829869296449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.9">
                <text:p>79.9</text:p>
              </table:table-cell>
              <table:table-cell office:value-type="float" office:value="-49.701570603485">
                <text:p>-49.70157060348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">
                <text:p>80</text:p>
              </table:table-cell>
              <table:table-cell office:value-type="float" office:value="-49.5745548974501">
                <text:p>-49.57455489745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.1">
                <text:p>80.1</text:p>
              </table:table-cell>
              <table:table-cell office:value-type="float" office:value="-49.4488093484756">
                <text:p>-49.448809348475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.2">
                <text:p>80.2</text:p>
              </table:table-cell>
              <table:table-cell office:value-type="float" office:value="-49.3243212549909">
                <text:p>-49.324321254990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.3">
                <text:p>80.3</text:p>
              </table:table-cell>
              <table:table-cell office:value-type="float" office:value="-49.201078042441">
                <text:p>-49.20107804244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.4">
                <text:p>80.4</text:p>
              </table:table-cell>
              <table:table-cell office:value-type="float" office:value="-49.0790672620166">
                <text:p>-49.079067262016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.5">
                <text:p>80.5</text:p>
              </table:table-cell>
              <table:table-cell office:value-type="float" office:value="-48.9582765893964">
                <text:p>-48.958276589396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.6">
                <text:p>80.6</text:p>
              </table:table-cell>
              <table:table-cell office:value-type="float" office:value="-48.8386938235024">
                <text:p>-48.838693823502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.7">
                <text:p>80.7</text:p>
              </table:table-cell>
              <table:table-cell office:value-type="float" office:value="-48.7203068852674">
                <text:p>-48.720306885267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.8">
                <text:p>80.8</text:p>
              </table:table-cell>
              <table:table-cell office:value-type="float" office:value="-48.6031038164147">
                <text:p>-48.603103816414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.9">
                <text:p>80.9</text:p>
              </table:table-cell>
              <table:table-cell office:value-type="float" office:value="-48.4870727782506">
                <text:p>-48.48707277825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">
                <text:p>81</text:p>
              </table:table-cell>
              <table:table-cell office:value-type="float" office:value="-48.3722020504681">
                <text:p>-48.372202050468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.1">
                <text:p>81.1</text:p>
              </table:table-cell>
              <table:table-cell office:value-type="float" office:value="-48.2584800299634">
                <text:p>-48.258480029963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.2">
                <text:p>81.2</text:p>
              </table:table-cell>
              <table:table-cell office:value-type="float" office:value="-48.1458952296638">
                <text:p>-48.145895229663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.3">
                <text:p>81.3</text:p>
              </table:table-cell>
              <table:table-cell office:value-type="float" office:value="-48.0344362773671">
                <text:p>-48.034436277367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.4">
                <text:p>81.4</text:p>
              </table:table-cell>
              <table:table-cell office:value-type="float" office:value="-47.9240919145934">
                <text:p>-47.92409191459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.5">
                <text:p>81.5</text:p>
              </table:table-cell>
              <table:table-cell office:value-type="float" office:value="-47.8148509954475">
                <text:p>-47.81485099544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.6">
                <text:p>81.6</text:p>
              </table:table-cell>
              <table:table-cell office:value-type="float" office:value="-47.706702485493">
                <text:p>-47.70670248549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.7">
                <text:p>81.7</text:p>
              </table:table-cell>
              <table:table-cell office:value-type="float" office:value="-47.5996354606381">
                <text:p>-47.599635460638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.8">
                <text:p>81.8</text:p>
              </table:table-cell>
              <table:table-cell office:value-type="float" office:value="-47.4936391060317">
                <text:p>-47.493639106031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.9">
                <text:p>81.9</text:p>
              </table:table-cell>
              <table:table-cell office:value-type="float" office:value="-47.3887027149714">
                <text:p>-47.388702714971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">
                <text:p>82</text:p>
              </table:table-cell>
              <table:table-cell office:value-type="float" office:value="-47.2848156878217">
                <text:p>-47.284815687821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.1">
                <text:p>82.1</text:p>
              </table:table-cell>
              <table:table-cell office:value-type="float" office:value="-47.1819675309435">
                <text:p>-47.18196753094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.2">
                <text:p>82.2</text:p>
              </table:table-cell>
              <table:table-cell office:value-type="float" office:value="-47.080147855634">
                <text:p>-47.08014785563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.3">
                <text:p>82.3</text:p>
              </table:table-cell>
              <table:table-cell office:value-type="float" office:value="-46.9793463770777">
                <text:p>-46.979346377077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.4">
                <text:p>82.4</text:p>
              </table:table-cell>
              <table:table-cell office:value-type="float" office:value="-46.8795529133069">
                <text:p>-46.879552913306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.5">
                <text:p>82.5</text:p>
              </table:table-cell>
              <table:table-cell office:value-type="float" office:value="-46.7807573841739">
                <text:p>-46.780757384173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.6">
                <text:p>82.6</text:p>
              </table:table-cell>
              <table:table-cell office:value-type="float" office:value="-46.6829498103321">
                <text:p>-46.68294981033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.7">
                <text:p>82.7</text:p>
              </table:table-cell>
              <table:table-cell office:value-type="float" office:value="-46.5861203122288">
                <text:p>-46.586120312228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.8">
                <text:p>82.8</text:p>
              </table:table-cell>
              <table:table-cell office:value-type="float" office:value="-46.4902591091065">
                <text:p>-46.490259109106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.9">
                <text:p>82.9</text:p>
              </table:table-cell>
              <table:table-cell office:value-type="float" office:value="-46.3953565180154">
                <text:p>-46.395356518015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">
                <text:p>83</text:p>
              </table:table-cell>
              <table:table-cell office:value-type="float" office:value="-46.3014029528353">
                <text:p>-46.301402952835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.1">
                <text:p>83.1</text:p>
              </table:table-cell>
              <table:table-cell office:value-type="float" office:value="-46.2083889233069">
                <text:p>-46.208388923306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.2">
                <text:p>83.2</text:p>
              </table:table-cell>
              <table:table-cell office:value-type="float" office:value="-46.1163050340739">
                <text:p>-46.116305034073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3">
                <text:p>83.3</text:p>
              </table:table-cell>
              <table:table-cell office:value-type="float" office:value="-46.0251419837331">
                <text:p>-46.025141983733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4">
                <text:p>83.4</text:p>
              </table:table-cell>
              <table:table-cell office:value-type="float" office:value="-45.9348905638958">
                <text:p>-45.934890563895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.5">
                <text:p>83.5</text:p>
              </table:table-cell>
              <table:table-cell office:value-type="float" office:value="-45.8455416582568">
                <text:p>-45.845541658256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.6">
                <text:p>83.6</text:p>
              </table:table-cell>
              <table:table-cell office:value-type="float" office:value="-45.7570862416743">
                <text:p>-45.757086241674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.7">
                <text:p>83.7</text:p>
              </table:table-cell>
              <table:table-cell office:value-type="float" office:value="-45.6695153792575">
                <text:p>-45.66951537925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.8">
                <text:p>83.8</text:p>
              </table:table-cell>
              <table:table-cell office:value-type="float" office:value="-45.5828202254649">
                <text:p>-45.582820225464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.9">
                <text:p>83.9</text:p>
              </table:table-cell>
              <table:table-cell office:value-type="float" office:value="-45.4969920232103">
                <text:p>-45.496992023210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">
                <text:p>84</text:p>
              </table:table-cell>
              <table:table-cell office:value-type="float" office:value="-45.4120221029782">
                <text:p>-45.412022102978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.1">
                <text:p>84.1</text:p>
              </table:table-cell>
              <table:table-cell office:value-type="float" office:value="-45.3279018819484">
                <text:p>-45.327901881948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.2">
                <text:p>84.2</text:p>
              </table:table-cell>
              <table:table-cell office:value-type="float" office:value="-45.2446228631289">
                <text:p>-45.244622863128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.3">
                <text:p>84.3</text:p>
              </table:table-cell>
              <table:table-cell office:value-type="float" office:value="-45.1621766344976">
                <text:p>-45.162176634497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.4">
                <text:p>84.4</text:p>
              </table:table-cell>
              <table:table-cell office:value-type="float" office:value="-45.0805548681527">
                <text:p>-45.080554868152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.5">
                <text:p>84.5</text:p>
              </table:table-cell>
              <table:table-cell office:value-type="float" office:value="-44.9997493194711">
                <text:p>-44.999749319471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.6">
                <text:p>84.6</text:p>
              </table:table-cell>
              <table:table-cell office:value-type="float" office:value="-44.9197518262764">
                <text:p>-44.919751826276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.7">
                <text:p>84.7</text:p>
              </table:table-cell>
              <table:table-cell office:value-type="float" office:value="-44.8405543080137">
                <text:p>-44.840554308013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.8">
                <text:p>84.8</text:p>
              </table:table-cell>
              <table:table-cell office:value-type="float" office:value="-44.7621487649335">
                <text:p>-44.762148764933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.9">
                <text:p>84.9</text:p>
              </table:table-cell>
              <table:table-cell office:value-type="float" office:value="-44.6845272772842">
                <text:p>-44.68452727728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">
                <text:p>85</text:p>
              </table:table-cell>
              <table:table-cell office:value-type="float" office:value="-44.6076820045113">
                <text:p>-44.60768200451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.1">
                <text:p>85.1</text:p>
              </table:table-cell>
              <table:table-cell office:value-type="float" office:value="-44.5316051844662">
                <text:p>-44.531605184466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2">
                <text:p>85.2</text:p>
              </table:table-cell>
              <table:table-cell office:value-type="float" office:value="-44.4562891326216">
                <text:p>-44.45628913262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.3">
                <text:p>85.3</text:p>
              </table:table-cell>
              <table:table-cell office:value-type="float" office:value="-44.3817262412953">
                <text:p>-44.381726241295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.4">
                <text:p>85.4</text:p>
              </table:table-cell>
              <table:table-cell office:value-type="float" office:value="-44.3079089788824">
                <text:p>-44.307908978882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.5">
                <text:p>85.5</text:p>
              </table:table-cell>
              <table:table-cell office:value-type="float" office:value="-44.2348298890936">
                <text:p>-44.234829889093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.6">
                <text:p>85.6</text:p>
              </table:table-cell>
              <table:table-cell office:value-type="float" office:value="-44.1624815902026">
                <text:p>-44.162481590202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.7">
                <text:p>85.7</text:p>
              </table:table-cell>
              <table:table-cell office:value-type="float" office:value="-44.0908567743006">
                <text:p>-44.090856774300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.8">
                <text:p>85.8</text:p>
              </table:table-cell>
              <table:table-cell office:value-type="float" office:value="-44.0199482065576">
                <text:p>-44.019948206557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.9">
                <text:p>85.9</text:p>
              </table:table-cell>
              <table:table-cell office:value-type="float" office:value="-43.949748724492">
                <text:p>-43.9497487244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">
                <text:p>86</text:p>
              </table:table-cell>
              <table:table-cell office:value-type="float" office:value="-43.8802512372471">
                <text:p>-43.880251237247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.1">
                <text:p>86.1</text:p>
              </table:table-cell>
              <table:table-cell office:value-type="float" office:value="-43.8114487248746">
                <text:p>-43.811448724874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.2">
                <text:p>86.2</text:p>
              </table:table-cell>
              <table:table-cell office:value-type="float" office:value="-43.7433342376259">
                <text:p>-43.743334237625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.3">
                <text:p>86.3</text:p>
              </table:table-cell>
              <table:table-cell office:value-type="float" office:value="-43.6759008952496">
                <text:p>-43.675900895249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.4">
                <text:p>86.4</text:p>
              </table:table-cell>
              <table:table-cell office:value-type="float" office:value="-43.6091418862971">
                <text:p>-43.609141886297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.5">
                <text:p>86.5</text:p>
              </table:table-cell>
              <table:table-cell office:value-type="float" office:value="-43.5430504674341">
                <text:p>-43.543050467434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.6">
                <text:p>86.6</text:p>
              </table:table-cell>
              <table:table-cell office:value-type="float" office:value="-43.4776199627598">
                <text:p>-43.47761996275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.7">
                <text:p>86.7</text:p>
              </table:table-cell>
              <table:table-cell office:value-type="float" office:value="-43.4128437631322">
                <text:p>-43.412843763132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.8">
                <text:p>86.8</text:p>
              </table:table-cell>
              <table:table-cell office:value-type="float" office:value="-43.3487153255009">
                <text:p>-43.348715325500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.9">
                <text:p>86.9</text:p>
              </table:table-cell>
              <table:table-cell office:value-type="float" office:value="-43.2852281722459">
                <text:p>-43.285228172245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">
                <text:p>87</text:p>
              </table:table-cell>
              <table:table-cell office:value-type="float" office:value="-43.2223758905234">
                <text:p>-43.222375890523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.1">
                <text:p>87.1</text:p>
              </table:table-cell>
              <table:table-cell office:value-type="float" office:value="-43.1601521316182">
                <text:p>-43.160152131618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.2">
                <text:p>87.2</text:p>
              </table:table-cell>
              <table:table-cell office:value-type="float" office:value="-43.098550610302">
                <text:p>-43.09855061030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.3">
                <text:p>87.3</text:p>
              </table:table-cell>
              <table:table-cell office:value-type="float" office:value="-43.037565104199">
                <text:p>-43.03756510419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.4">
                <text:p>87.4</text:p>
              </table:table-cell>
              <table:table-cell office:value-type="float" office:value="-42.977189453157">
                <text:p>-42.97718945315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.5">
                <text:p>87.5</text:p>
              </table:table-cell>
              <table:table-cell office:value-type="float" office:value="-42.9174175586254">
                <text:p>-42.91741755862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.6">
                <text:p>87.6</text:p>
              </table:table-cell>
              <table:table-cell office:value-type="float" office:value="-42.8582433830392">
                <text:p>-42.858243383039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.7">
                <text:p>87.7</text:p>
              </table:table-cell>
              <table:table-cell office:value-type="float" office:value="-42.7996609492088">
                <text:p>-42.799660949208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.8">
                <text:p>87.8</text:p>
              </table:table-cell>
              <table:table-cell office:value-type="float" office:value="-42.7416643397167">
                <text:p>-42.741664339716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.9">
                <text:p>87.9</text:p>
              </table:table-cell>
              <table:table-cell office:value-type="float" office:value="-42.6842476963195">
                <text:p>-42.684247696319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">
                <text:p>88</text:p>
              </table:table-cell>
              <table:table-cell office:value-type="float" office:value="-42.6274052193563">
                <text:p>-42.627405219356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.1">
                <text:p>88.1</text:p>
              </table:table-cell>
              <table:table-cell office:value-type="float" office:value="-42.5711311671628">
                <text:p>-42.571131167162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.2">
                <text:p>88.2</text:p>
              </table:table-cell>
              <table:table-cell office:value-type="float" office:value="-42.5154198554911">
                <text:p>-42.515419855491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.3">
                <text:p>88.3</text:p>
              </table:table-cell>
              <table:table-cell office:value-type="float" office:value="-42.4602656569362">
                <text:p>-42.460265656936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.4">
                <text:p>88.4</text:p>
              </table:table-cell>
              <table:table-cell office:value-type="float" office:value="-42.4056630003668">
                <text:p>-42.405663000366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.5">
                <text:p>88.5</text:p>
              </table:table-cell>
              <table:table-cell office:value-type="float" office:value="-42.3516063703632">
                <text:p>-42.351606370363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.6">
                <text:p>88.6</text:p>
              </table:table-cell>
              <table:table-cell office:value-type="float" office:value="-42.2980903066595">
                <text:p>-42.298090306659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.7">
                <text:p>88.7</text:p>
              </table:table-cell>
              <table:table-cell office:value-type="float" office:value="-42.245109403593">
                <text:p>-42.24510940359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.8">
                <text:p>88.8</text:p>
              </table:table-cell>
              <table:table-cell office:value-type="float" office:value="-42.192658309557">
                <text:p>-42.19265830955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.9">
                <text:p>88.9</text:p>
              </table:table-cell>
              <table:table-cell office:value-type="float" office:value="-42.1407317264614">
                <text:p>-42.14073172646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">
                <text:p>89</text:p>
              </table:table-cell>
              <table:table-cell office:value-type="float" office:value="-42.0893244091968">
                <text:p>-42.089324409196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.1">
                <text:p>89.1</text:p>
              </table:table-cell>
              <table:table-cell office:value-type="float" office:value="-42.0384311651049">
                <text:p>-42.038431165104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.2">
                <text:p>89.2</text:p>
              </table:table-cell>
              <table:table-cell office:value-type="float" office:value="-41.9880468534538">
                <text:p>-41.98804685345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.3">
                <text:p>89.3</text:p>
              </table:table-cell>
              <table:table-cell office:value-type="float" office:value="-41.9381663849193">
                <text:p>-41.938166384919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.4">
                <text:p>89.4</text:p>
              </table:table-cell>
              <table:table-cell office:value-type="float" office:value="-41.8887847210701">
                <text:p>-41.888784721070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.5">
                <text:p>89.5</text:p>
              </table:table-cell>
              <table:table-cell office:value-type="float" office:value="-41.8398968738594">
                <text:p>-41.839896873859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.6">
                <text:p>89.6</text:p>
              </table:table-cell>
              <table:table-cell office:value-type="float" office:value="-41.7914979051208">
                <text:p>-41.791497905120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.7">
                <text:p>89.7</text:p>
              </table:table-cell>
              <table:table-cell office:value-type="float" office:value="-41.7435829260696">
                <text:p>-41.74358292606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.8">
                <text:p>89.8</text:p>
              </table:table-cell>
              <table:table-cell office:value-type="float" office:value="-41.6961470968089">
                <text:p>-41.696147096808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.9">
                <text:p>89.9</text:p>
              </table:table-cell>
              <table:table-cell office:value-type="float" office:value="-41.6491856258408">
                <text:p>-41.649185625840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">
                <text:p>90</text:p>
              </table:table-cell>
              <table:table-cell office:value-type="float" office:value="-41.6026937695824">
                <text:p>-41.60269376958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.1">
                <text:p>90.1</text:p>
              </table:table-cell>
              <table:table-cell office:value-type="float" office:value="-41.5566668318866">
                <text:p>-41.556666831886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.2">
                <text:p>90.2</text:p>
              </table:table-cell>
              <table:table-cell office:value-type="float" office:value="-41.5111001635677">
                <text:p>-41.511100163567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.3">
                <text:p>90.3</text:p>
              </table:table-cell>
              <table:table-cell office:value-type="float" office:value="-41.465989161932">
                <text:p>-41.46598916193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.4">
                <text:p>90.4</text:p>
              </table:table-cell>
              <table:table-cell office:value-type="float" office:value="-41.4213292703127">
                <text:p>-41.421329270312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.5">
                <text:p>90.5</text:p>
              </table:table-cell>
              <table:table-cell office:value-type="float" office:value="-41.3771159776096">
                <text:p>-41.377115977609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.6">
                <text:p>90.6</text:p>
              </table:table-cell>
              <table:table-cell office:value-type="float" office:value="-41.3333448178335">
                <text:p>-41.333344817833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.7">
                <text:p>90.7</text:p>
              </table:table-cell>
              <table:table-cell office:value-type="float" office:value="-41.2900113696552">
                <text:p>-41.290011369655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.8">
                <text:p>90.8</text:p>
              </table:table-cell>
              <table:table-cell office:value-type="float" office:value="-41.2471112559586">
                <text:p>-41.247111255958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.9">
                <text:p>90.9</text:p>
              </table:table-cell>
              <table:table-cell office:value-type="float" office:value="-41.204640143399">
                <text:p>-41.20464014339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">
                <text:p>91</text:p>
              </table:table-cell>
              <table:table-cell office:value-type="float" office:value="-41.162593741965">
                <text:p>-41.16259374196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.1">
                <text:p>91.1</text:p>
              </table:table-cell>
              <table:table-cell office:value-type="float" office:value="-41.1209678045454">
                <text:p>-41.120967804545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.2">
                <text:p>91.2</text:p>
              </table:table-cell>
              <table:table-cell office:value-type="float" office:value="-41.0797581264999">
                <text:p>-41.079758126499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.3">
                <text:p>91.3</text:p>
              </table:table-cell>
              <table:table-cell office:value-type="float" office:value="-41.0389605452349">
                <text:p>-41.038960545234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.4">
                <text:p>91.4</text:p>
              </table:table-cell>
              <table:table-cell office:value-type="float" office:value="-40.9985709397826">
                <text:p>-40.998570939782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.5">
                <text:p>91.5</text:p>
              </table:table-cell>
              <table:table-cell office:value-type="float" office:value="-40.9585852303847">
                <text:p>-40.958585230384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.6">
                <text:p>91.6</text:p>
              </table:table-cell>
              <table:table-cell office:value-type="float" office:value="-40.9189993780809">
                <text:p>-40.918999378080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.7">
                <text:p>91.7</text:p>
              </table:table-cell>
              <table:table-cell office:value-type="float" office:value="-40.8798093843001">
                <text:p>-40.879809384300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.8">
                <text:p>91.8</text:p>
              </table:table-cell>
              <table:table-cell office:value-type="float" office:value="-40.8410112904571">
                <text:p>-40.841011290457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.9">
                <text:p>91.9</text:p>
              </table:table-cell>
              <table:table-cell office:value-type="float" office:value="-40.8026011775525">
                <text:p>-40.802601177552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">
                <text:p>92</text:p>
              </table:table-cell>
              <table:table-cell office:value-type="float" office:value="-40.764575165777">
                <text:p>-40.76457516577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.1">
                <text:p>92.1</text:p>
              </table:table-cell>
              <table:table-cell office:value-type="float" office:value="-40.7269294141192">
                <text:p>-40.726929414119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.2">
                <text:p>92.2</text:p>
              </table:table-cell>
              <table:table-cell office:value-type="float" office:value="-40.689660119978">
                <text:p>-40.68966011997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.3">
                <text:p>92.3</text:p>
              </table:table-cell>
              <table:table-cell office:value-type="float" office:value="-40.6527635187783">
                <text:p>-40.652763518778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.4">
                <text:p>92.4</text:p>
              </table:table-cell>
              <table:table-cell office:value-type="float" office:value="-40.6162358835905">
                <text:p>-40.61623588359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.5">
                <text:p>92.5</text:p>
              </table:table-cell>
              <table:table-cell office:value-type="float" office:value="-40.5800735247546">
                <text:p>-40.580073524754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.6">
                <text:p>92.6</text:p>
              </table:table-cell>
              <table:table-cell office:value-type="float" office:value="-40.544272789507">
                <text:p>-40.54427278950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.7">
                <text:p>92.7</text:p>
              </table:table-cell>
              <table:table-cell office:value-type="float" office:value="-40.508830061612">
                <text:p>-40.50883006161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.8">
                <text:p>92.8</text:p>
              </table:table-cell>
              <table:table-cell office:value-type="float" office:value="-40.4737417609958">
                <text:p>-40.473741760995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.9">
                <text:p>92.9</text:p>
              </table:table-cell>
              <table:table-cell office:value-type="float" office:value="-40.4390043433859">
                <text:p>-40.439004343385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">
                <text:p>93</text:p>
              </table:table-cell>
              <table:table-cell office:value-type="float" office:value="-40.404614299952">
                <text:p>-40.40461429995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.1">
                <text:p>93.1</text:p>
              </table:table-cell>
              <table:table-cell office:value-type="float" office:value="-40.3705681569525">
                <text:p>-40.37056815695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.2">
                <text:p>93.2</text:p>
              </table:table-cell>
              <table:table-cell office:value-type="float" office:value="-40.336862475383">
                <text:p>-40.33686247538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.3">
                <text:p>93.3</text:p>
              </table:table-cell>
              <table:table-cell office:value-type="float" office:value="-40.3034938506291">
                <text:p>-40.303493850629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.4">
                <text:p>93.4</text:p>
              </table:table-cell>
              <table:table-cell office:value-type="float" office:value="-40.2704589121228">
                <text:p>-40.27045891212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.5">
                <text:p>93.5</text:p>
              </table:table-cell>
              <table:table-cell office:value-type="float" office:value="-40.2377543230016">
                <text:p>-40.237754323001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.6">
                <text:p>93.6</text:p>
              </table:table-cell>
              <table:table-cell office:value-type="float" office:value="-40.2053767797716">
                <text:p>-40.205376779771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.7">
                <text:p>93.7</text:p>
              </table:table-cell>
              <table:table-cell office:value-type="float" office:value="-40.1733230119739">
                <text:p>-40.173323011973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.8">
                <text:p>93.8</text:p>
              </table:table-cell>
              <table:table-cell office:value-type="float" office:value="-40.1415897818541">
                <text:p>-40.141589781854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.9">
                <text:p>93.9</text:p>
              </table:table-cell>
              <table:table-cell office:value-type="float" office:value="-40.1101738840356">
                <text:p>-40.110173884035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">
                <text:p>94</text:p>
              </table:table-cell>
              <table:table-cell office:value-type="float" office:value="-40.0790721451953">
                <text:p>-40.079072145195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.1">
                <text:p>94.1</text:p>
              </table:table-cell>
              <table:table-cell office:value-type="float" office:value="-40.0482814237433">
                <text:p>-40.048281423743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.2">
                <text:p>94.2</text:p>
              </table:table-cell>
              <table:table-cell office:value-type="float" office:value="-40.0177986095059">
                <text:p>-40.017798609505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.3">
                <text:p>94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.4">
                <text:p>94.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.5">
                <text:p>94.5</text:p>
              </table:table-cell>
              <table:table-cell office:value-type="float" office:value="-69.67">
                <text:p>-69.6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.6">
                <text:p>94.6</text:p>
              </table:table-cell>
              <table:table-cell office:value-type="float" office:value="-69.3433">
                <text:p>-69.343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.7">
                <text:p>94.7</text:p>
              </table:table-cell>
              <table:table-cell office:value-type="float" office:value="-69.019867">
                <text:p>-69.01986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.8">
                <text:p>94.8</text:p>
              </table:table-cell>
              <table:table-cell office:value-type="float" office:value="-68.69966833">
                <text:p>-68.6996683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.9">
                <text:p>94.9</text:p>
              </table:table-cell>
              <table:table-cell office:value-type="float" office:value="-68.3826716467">
                <text:p>-68.382671646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">
                <text:p>95</text:p>
              </table:table-cell>
              <table:table-cell office:value-type="float" office:value="-68.068844930233">
                <text:p>-68.06884493023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.1">
                <text:p>95.1</text:p>
              </table:table-cell>
              <table:table-cell office:value-type="float" office:value="-67.7581564809307">
                <text:p>-67.758156480930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.2">
                <text:p>95.2</text:p>
              </table:table-cell>
              <table:table-cell office:value-type="float" office:value="-67.4505749161214">
                <text:p>-67.450574916121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.3">
                <text:p>95.3</text:p>
              </table:table-cell>
              <table:table-cell office:value-type="float" office:value="-67.1460691669602">
                <text:p>-67.146069166960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.4">
                <text:p>95.4</text:p>
              </table:table-cell>
              <table:table-cell office:value-type="float" office:value="-66.8446084752905">
                <text:p>-66.844608475290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.5">
                <text:p>95.5</text:p>
              </table:table-cell>
              <table:table-cell office:value-type="float" office:value="-66.5461623905376">
                <text:p>-66.54616239053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.6">
                <text:p>95.6</text:p>
              </table:table-cell>
              <table:table-cell office:value-type="float" office:value="-66.2507007666323">
                <text:p>-66.250700766632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.7">
                <text:p>95.7</text:p>
              </table:table-cell>
              <table:table-cell office:value-type="float" office:value="-65.9581937589659">
                <text:p>-65.958193758965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.8">
                <text:p>95.8</text:p>
              </table:table-cell>
              <table:table-cell office:value-type="float" office:value="-65.6686118213763">
                <text:p>-65.668611821376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.9">
                <text:p>95.9</text:p>
              </table:table-cell>
              <table:table-cell office:value-type="float" office:value="-65.3819257031625">
                <text:p>-65.38192570316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">
                <text:p>96</text:p>
              </table:table-cell>
              <table:table-cell office:value-type="float" office:value="-65.0981064461309">
                <text:p>-65.098106446130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.1">
                <text:p>96.1</text:p>
              </table:table-cell>
              <table:table-cell office:value-type="float" office:value="-64.8171253816696">
                <text:p>-64.817125381669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.2">
                <text:p>96.2</text:p>
              </table:table-cell>
              <table:table-cell office:value-type="float" office:value="-64.5389541278529">
                <text:p>-64.538954127852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.3">
                <text:p>96.3</text:p>
              </table:table-cell>
              <table:table-cell office:value-type="float" office:value="-64.2635645865744">
                <text:p>-64.263564586574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.4">
                <text:p>96.4</text:p>
              </table:table-cell>
              <table:table-cell office:value-type="float" office:value="-63.9909289407086">
                <text:p>-63.990928940708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.5">
                <text:p>96.5</text:p>
              </table:table-cell>
              <table:table-cell office:value-type="float" office:value="-63.7210196513015">
                <text:p>-63.72101965130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.6">
                <text:p>96.6</text:p>
              </table:table-cell>
              <table:table-cell office:value-type="float" office:value="-63.4538094547885">
                <text:p>-63.453809454788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.7">
                <text:p>96.7</text:p>
              </table:table-cell>
              <table:table-cell office:value-type="float" office:value="-63.1892713602406">
                <text:p>-63.18927136024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.8">
                <text:p>96.8</text:p>
              </table:table-cell>
              <table:table-cell office:value-type="float" office:value="-62.9273786466382">
                <text:p>-62.927378646638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.9">
                <text:p>96.9</text:p>
              </table:table-cell>
              <table:table-cell office:value-type="float" office:value="-62.6681048601718">
                <text:p>-62.668104860171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">
                <text:p>97</text:p>
              </table:table-cell>
              <table:table-cell office:value-type="float" office:value="-62.4114238115701">
                <text:p>-62.411423811570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.1">
                <text:p>97.1</text:p>
              </table:table-cell>
              <table:table-cell office:value-type="float" office:value="-62.1573095734544">
                <text:p>-62.157309573454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.2">
                <text:p>97.2</text:p>
              </table:table-cell>
              <table:table-cell office:value-type="float" office:value="-61.9057364777199">
                <text:p>-61.905736477719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.3">
                <text:p>97.3</text:p>
              </table:table-cell>
              <table:table-cell office:value-type="float" office:value="-61.6566791129427">
                <text:p>-61.656679112942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.4">
                <text:p>97.4</text:p>
              </table:table-cell>
              <table:table-cell office:value-type="float" office:value="-61.4101123218132">
                <text:p>-61.410112321813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.5">
                <text:p>97.5</text:p>
              </table:table-cell>
              <table:table-cell office:value-type="float" office:value="-61.1660111985951">
                <text:p>-61.166011198595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.6">
                <text:p>97.6</text:p>
              </table:table-cell>
              <table:table-cell office:value-type="float" office:value="-60.9243510866092">
                <text:p>-60.924351086609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.7">
                <text:p>97.7</text:p>
              </table:table-cell>
              <table:table-cell office:value-type="float" office:value="-60.6851075757431">
                <text:p>-60.685107575743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.8">
                <text:p>97.8</text:p>
              </table:table-cell>
              <table:table-cell office:value-type="float" office:value="-60.4482564999856">
                <text:p>-60.448256499985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.9">
                <text:p>97.9</text:p>
              </table:table-cell>
              <table:table-cell office:value-type="float" office:value="-60.2137739349858">
                <text:p>-60.213773934985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">
                <text:p>98</text:p>
              </table:table-cell>
              <table:table-cell office:value-type="float" office:value="-59.9816361956359">
                <text:p>-59.981636195635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.1">
                <text:p>98.1</text:p>
              </table:table-cell>
              <table:table-cell office:value-type="float" office:value="-59.7518198336796">
                <text:p>-59.751819833679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.2">
                <text:p>98.2</text:p>
              </table:table-cell>
              <table:table-cell office:value-type="float" office:value="-59.5243016353428">
                <text:p>-59.524301635342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.3">
                <text:p>98.3</text:p>
              </table:table-cell>
              <table:table-cell office:value-type="float" office:value="-59.2990586189893">
                <text:p>-59.299058618989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.4">
                <text:p>98.4</text:p>
              </table:table-cell>
              <table:table-cell office:value-type="float" office:value="-59.0760680327995">
                <text:p>-59.076068032799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.5">
                <text:p>98.5</text:p>
              </table:table-cell>
              <table:table-cell office:value-type="float" office:value="-58.8553073524715">
                <text:p>-58.85530735247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.6">
                <text:p>98.6</text:p>
              </table:table-cell>
              <table:table-cell office:value-type="float" office:value="-58.6367542789467">
                <text:p>-58.636754278946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.7">
                <text:p>98.7</text:p>
              </table:table-cell>
              <table:table-cell office:value-type="float" office:value="-58.4203867361573">
                <text:p>-58.420386736157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.8">
                <text:p>98.8</text:p>
              </table:table-cell>
              <table:table-cell office:value-type="float" office:value="-58.2061828687957">
                <text:p>-58.206182868795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.9">
                <text:p>98.9</text:p>
              </table:table-cell>
              <table:table-cell office:value-type="float" office:value="-57.9941210401077">
                <text:p>-57.994121040107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">
                <text:p>99</text:p>
              </table:table-cell>
              <table:table-cell office:value-type="float" office:value="-57.7841798297067">
                <text:p>-57.784179829706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1">
                <text:p>99.1</text:p>
              </table:table-cell>
              <table:table-cell office:value-type="float" office:value="-57.5763380314096">
                <text:p>-57.576338031409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2">
                <text:p>99.2</text:p>
              </table:table-cell>
              <table:table-cell office:value-type="float" office:value="-57.3705746510955">
                <text:p>-57.370574651095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3">
                <text:p>99.3</text:p>
              </table:table-cell>
              <table:table-cell office:value-type="float" office:value="-57.1668689045845">
                <text:p>-57.166868904584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4">
                <text:p>99.4</text:p>
              </table:table-cell>
              <table:table-cell office:value-type="float" office:value="-56.9652002155387">
                <text:p>-56.965200215538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5">
                <text:p>99.5</text:p>
              </table:table-cell>
              <table:table-cell office:value-type="float" office:value="-56.7655482133833">
                <text:p>-56.765548213383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6">
                <text:p>99.6</text:p>
              </table:table-cell>
              <table:table-cell office:value-type="float" office:value="-56.5678927312495">
                <text:p>-56.567892731249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7">
                <text:p>99.7</text:p>
              </table:table-cell>
              <table:table-cell office:value-type="float" office:value="-56.372213803937">
                <text:p>-56.37221380393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8">
                <text:p>99.8</text:p>
              </table:table-cell>
              <table:table-cell office:value-type="float" office:value="-56.1784916658976">
                <text:p>-56.17849166589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.9">
                <text:p>99.9</text:p>
              </table:table-cell>
              <table:table-cell office:value-type="float" office:value="-55.9867067492386">
                <text:p>-55.986706749238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">
                <text:p>100</text:p>
              </table:table-cell>
              <table:table-cell office:value-type="float" office:value="-55.7968396817463">
                <text:p>-55.7968396817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